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Verdana" svg:font-family="Verdana"/>
    <style:font-face style:name="Sitka Small" svg:font-family="'Sitka Small'"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4819*"/>
    </style:style>
    <style:style style:name="Tableau1.A1" style:family="table-cell">
      <style:table-cell-properties fo:background-color="#e6e6e6">
        <style:background-image/>
      </style:table-cell-properties>
    </style:style>
    <style:style style:name="Tableau1.42" style:family="table-row">
      <style:table-row-properties style:min-row-height="0.619cm"/>
    </style:style>
    <style:style style:name="P1" style:family="paragraph" style:parent-style-name="Header">
      <style:text-properties fo:language="en" fo:country="GB"/>
    </style:style>
    <style:style style:name="P2" style:family="paragraph" style:parent-style-name="Footer_20_left">
      <style:text-properties fo:language="en" fo:country="GB"/>
    </style:style>
    <style:style style:name="P3" style:family="paragraph" style:parent-style-name="Footer_20_right">
      <style:text-properties fo:language="en" fo:country="GB"/>
    </style:style>
    <style:style style:name="P4" style:family="paragraph" style:parent-style-name="Text_20_body">
      <style:text-properties fo:language="en" fo:country="GB" officeooo:rsid="00023c89" officeooo:paragraph-rsid="00023c89"/>
    </style:style>
    <style:style style:name="P5" style:family="paragraph" style:parent-style-name="Text_20_body">
      <style:text-properties fo:font-variant="normal" fo:text-transform="none" fo:color="#000000" style:font-name="Verdana" fo:font-size="9.64999961853027pt" fo:letter-spacing="normal" fo:font-style="normal" fo:font-weight="normal" officeooo:rsid="02d673a1" officeooo:paragraph-rsid="02d7c815"/>
    </style:style>
    <style:style style:name="P6" style:family="paragraph" style:parent-style-name="Text_20_body">
      <style:text-properties fo:font-variant="normal" fo:text-transform="none" fo:color="#000000" style:font-name="Verdana" fo:font-size="9.64999961853027pt" fo:letter-spacing="normal" fo:language="en" fo:country="GB" fo:font-style="normal" fo:font-weight="normal" officeooo:rsid="02d673a1" officeooo:paragraph-rsid="02d7c815"/>
    </style:style>
    <style:style style:name="P7" style:family="paragraph" style:parent-style-name="Text_20_body">
      <style:text-properties fo:font-variant="normal" fo:text-transform="none" fo:color="#000000" style:font-name="Verdana" fo:font-size="9.64999961853027pt" fo:letter-spacing="normal" fo:language="en" fo:country="GB" fo:font-style="normal" fo:font-weight="normal" officeooo:rsid="02d7c815" officeooo:paragraph-rsid="02d7c815"/>
    </style:style>
    <style:style style:name="P8" style:family="paragraph" style:parent-style-name="Anglais">
      <style:text-properties officeooo:paragraph-rsid="001d4bc0"/>
    </style:style>
    <style:style style:name="P9" style:family="paragraph" style:parent-style-name="Anglais">
      <style:text-properties officeooo:paragraph-rsid="00200986"/>
    </style:style>
    <style:style style:name="P10" style:family="paragraph" style:parent-style-name="Anglais">
      <style:text-properties officeooo:paragraph-rsid="0037c10a"/>
    </style:style>
    <style:style style:name="P11" style:family="paragraph" style:parent-style-name="Anglais">
      <style:text-properties officeooo:paragraph-rsid="003a07ec"/>
    </style:style>
    <style:style style:name="P12" style:family="paragraph" style:parent-style-name="Anglais">
      <style:text-properties officeooo:paragraph-rsid="003ad143"/>
    </style:style>
    <style:style style:name="P13" style:family="paragraph" style:parent-style-name="Anglais">
      <style:text-properties officeooo:paragraph-rsid="004f4e61"/>
    </style:style>
    <style:style style:name="P14" style:family="paragraph" style:parent-style-name="Anglais">
      <style:text-properties fo:language="en" fo:country="GB"/>
    </style:style>
    <style:style style:name="P15" style:family="paragraph" style:parent-style-name="Anglais">
      <style:text-properties fo:language="en" fo:country="GB" officeooo:rsid="00c1c057" officeooo:paragraph-rsid="00c1c057"/>
    </style:style>
    <style:style style:name="P16" style:family="paragraph" style:parent-style-name="Anglais">
      <style:text-properties fo:language="en" fo:country="GB" officeooo:rsid="001ce406" officeooo:paragraph-rsid="001ce406"/>
    </style:style>
    <style:style style:name="P17" style:family="paragraph" style:parent-style-name="Anglais">
      <style:text-properties fo:language="en" fo:country="GB" officeooo:rsid="001d4bc0" officeooo:paragraph-rsid="001d4bc0"/>
    </style:style>
    <style:style style:name="P18" style:family="paragraph" style:parent-style-name="Anglais">
      <style:text-properties fo:language="en" fo:country="GB" officeooo:rsid="00200986" officeooo:paragraph-rsid="00200986"/>
    </style:style>
    <style:style style:name="P19" style:family="paragraph" style:parent-style-name="Anglais">
      <style:text-properties fo:language="en" fo:country="GB" officeooo:rsid="0037c10a" officeooo:paragraph-rsid="0037c10a"/>
    </style:style>
    <style:style style:name="P20" style:family="paragraph" style:parent-style-name="Anglais">
      <style:text-properties fo:language="en" fo:country="GB" officeooo:rsid="003a07ec" officeooo:paragraph-rsid="003a07ec"/>
    </style:style>
    <style:style style:name="P21" style:family="paragraph" style:parent-style-name="Anglais">
      <style:text-properties fo:language="en" fo:country="GB" officeooo:rsid="003ad143" officeooo:paragraph-rsid="003ad143"/>
    </style:style>
    <style:style style:name="P22" style:family="paragraph" style:parent-style-name="Anglais">
      <style:text-properties fo:language="en" fo:country="GB" officeooo:rsid="004d4f84" officeooo:paragraph-rsid="004d4f84"/>
    </style:style>
    <style:style style:name="P23" style:family="paragraph" style:parent-style-name="Anglais">
      <style:text-properties fo:language="en" fo:country="GB" officeooo:rsid="004f4e61" officeooo:paragraph-rsid="004f4e61"/>
    </style:style>
    <style:style style:name="P24" style:family="paragraph" style:parent-style-name="Anglais">
      <style:text-properties fo:language="en" fo:country="GB" officeooo:rsid="0050ef30" officeooo:paragraph-rsid="0050ef30"/>
    </style:style>
    <style:style style:name="P25" style:family="paragraph" style:parent-style-name="Anglais">
      <style:text-properties fo:language="en" fo:country="GB" officeooo:rsid="005172eb" officeooo:paragraph-rsid="005172eb"/>
    </style:style>
    <style:style style:name="P26" style:family="paragraph" style:parent-style-name="Anglais">
      <style:text-properties fo:language="en" fo:country="GB" officeooo:rsid="005181a8" officeooo:paragraph-rsid="005181a8"/>
    </style:style>
    <style:style style:name="P27" style:family="paragraph" style:parent-style-name="Anglais">
      <style:text-properties fo:language="en" fo:country="GB" officeooo:rsid="00542560" officeooo:paragraph-rsid="00542560"/>
    </style:style>
    <style:style style:name="P28" style:family="paragraph" style:parent-style-name="Anglais">
      <style:text-properties fo:language="en" fo:country="GB" officeooo:rsid="00547197" officeooo:paragraph-rsid="00547197"/>
    </style:style>
    <style:style style:name="P29" style:family="paragraph" style:parent-style-name="Anglais">
      <style:text-properties fo:language="en" fo:country="GB" officeooo:rsid="005a755f" officeooo:paragraph-rsid="005a755f"/>
    </style:style>
    <style:style style:name="P30" style:family="paragraph" style:parent-style-name="Anglais">
      <style:text-properties fo:language="en" fo:country="GB" officeooo:rsid="005bbe64" officeooo:paragraph-rsid="005bbe64"/>
    </style:style>
    <style:style style:name="P31" style:family="paragraph" style:parent-style-name="Anglais">
      <style:text-properties fo:language="en" fo:country="GB" officeooo:rsid="005cf59d" officeooo:paragraph-rsid="005cf59d"/>
    </style:style>
    <style:style style:name="P32" style:family="paragraph" style:parent-style-name="Anglais">
      <style:text-properties fo:language="en" fo:country="GB" officeooo:rsid="005d3c7b" officeooo:paragraph-rsid="005d3c7b"/>
    </style:style>
    <style:style style:name="P33" style:family="paragraph" style:parent-style-name="Anglais">
      <style:text-properties fo:language="en" fo:country="GB" officeooo:rsid="005fdfbc" officeooo:paragraph-rsid="005fdfbc"/>
    </style:style>
    <style:style style:name="P34" style:family="paragraph" style:parent-style-name="Anglais">
      <style:text-properties fo:language="en" fo:country="GB" officeooo:rsid="0060c709" officeooo:paragraph-rsid="0060c709"/>
    </style:style>
    <style:style style:name="P35" style:family="paragraph" style:parent-style-name="Anglais">
      <style:text-properties fo:language="en" fo:country="GB" officeooo:rsid="00616276" officeooo:paragraph-rsid="00616276"/>
    </style:style>
    <style:style style:name="P36" style:family="paragraph" style:parent-style-name="Anglais">
      <style:text-properties fo:language="en" fo:country="GB" officeooo:rsid="0061d2c6" officeooo:paragraph-rsid="0061d2c6"/>
    </style:style>
    <style:style style:name="P37" style:family="paragraph" style:parent-style-name="Anglais">
      <style:text-properties fo:language="en" fo:country="GB" officeooo:rsid="0062e86e" officeooo:paragraph-rsid="0061d2c6"/>
    </style:style>
    <style:style style:name="P38" style:family="paragraph" style:parent-style-name="Anglais">
      <style:text-properties fo:language="en" fo:country="GB" officeooo:rsid="0062e86e" officeooo:paragraph-rsid="0061d2c6" fo:background-color="transparent"/>
    </style:style>
    <style:style style:name="P39" style:family="paragraph" style:parent-style-name="Anglais">
      <style:text-properties fo:language="en" fo:country="GB" officeooo:rsid="0067953b" officeooo:paragraph-rsid="0067953b" fo:background-color="transparent"/>
    </style:style>
    <style:style style:name="P40" style:family="paragraph" style:parent-style-name="Anglais">
      <style:text-properties fo:language="en" fo:country="GB" officeooo:rsid="00686a2b" officeooo:paragraph-rsid="00686a2b" fo:background-color="transparent"/>
    </style:style>
    <style:style style:name="P41" style:family="paragraph" style:parent-style-name="Anglais">
      <style:text-properties fo:language="en" fo:country="GB" officeooo:rsid="0068ee8b" officeooo:paragraph-rsid="0068ee8b" fo:background-color="transparent"/>
    </style:style>
    <style:style style:name="P42" style:family="paragraph" style:parent-style-name="Anglais">
      <style:text-properties fo:language="en" fo:country="GB" officeooo:rsid="00696f97" officeooo:paragraph-rsid="00696f97" fo:background-color="transparent"/>
    </style:style>
    <style:style style:name="P43" style:family="paragraph" style:parent-style-name="Anglais">
      <style:text-properties fo:language="en" fo:country="GB" officeooo:rsid="00ba6144" officeooo:paragraph-rsid="00ba6144"/>
    </style:style>
    <style:style style:name="P44" style:family="paragraph" style:parent-style-name="Anglais">
      <style:text-properties fo:language="en" fo:country="GB" officeooo:rsid="00bb6cc8" officeooo:paragraph-rsid="00bb6cc8"/>
    </style:style>
    <style:style style:name="P45" style:family="paragraph" style:parent-style-name="Anglais">
      <style:text-properties fo:language="en" fo:country="GB" officeooo:rsid="00bc5aec" officeooo:paragraph-rsid="00bc5aec"/>
    </style:style>
    <style:style style:name="P46" style:family="paragraph" style:parent-style-name="Anglais">
      <style:text-properties fo:language="en" fo:country="GB" officeooo:rsid="00c0d9fe" officeooo:paragraph-rsid="00c0d9fe"/>
    </style:style>
    <style:style style:name="P47" style:family="paragraph" style:parent-style-name="Anglais">
      <style:text-properties fo:language="en" fo:country="GB" officeooo:rsid="00c87c05" officeooo:paragraph-rsid="00c87c05"/>
    </style:style>
    <style:style style:name="P48" style:family="paragraph" style:parent-style-name="Anglais">
      <style:text-properties fo:language="en" fo:country="GB" officeooo:rsid="00cb15f9" officeooo:paragraph-rsid="00cb15f9"/>
    </style:style>
    <style:style style:name="P49" style:family="paragraph" style:parent-style-name="Anglais">
      <style:text-properties fo:language="en" fo:country="GB" officeooo:rsid="00ca45d4" officeooo:paragraph-rsid="00c87c05" style:font-size-asian="10.5pt"/>
    </style:style>
    <style:style style:name="P50" style:family="paragraph" style:parent-style-name="Anglais">
      <style:text-properties fo:language="en" fo:country="GB" officeooo:rsid="00cb15f9" officeooo:paragraph-rsid="00c87c05" style:font-size-asian="10.5pt"/>
    </style:style>
    <style:style style:name="P51" style:family="paragraph" style:parent-style-name="Anglais">
      <style:text-properties fo:language="en" fo:country="GB" officeooo:rsid="00cb15f9" officeooo:paragraph-rsid="00cb15f9" style:font-size-asian="10.5pt"/>
    </style:style>
    <style:style style:name="P52" style:family="paragraph" style:parent-style-name="Anglais">
      <style:text-properties fo:language="en" fo:country="GB" officeooo:rsid="00bfed56" officeooo:paragraph-rsid="01642e1d"/>
    </style:style>
    <style:style style:name="P53" style:family="paragraph" style:parent-style-name="Anglais">
      <style:text-properties fo:language="en" fo:country="GB" officeooo:rsid="00cf05fe" officeooo:paragraph-rsid="00cf05fe"/>
    </style:style>
    <style:style style:name="P54" style:family="paragraph" style:parent-style-name="Anglais">
      <style:text-properties fo:language="en" fo:country="GB" officeooo:rsid="00d14411" officeooo:paragraph-rsid="00d14411"/>
    </style:style>
    <style:style style:name="P55" style:family="paragraph" style:parent-style-name="Anglais">
      <style:text-properties fo:language="en" fo:country="GB" fo:font-style="normal" officeooo:rsid="00d14411" officeooo:paragraph-rsid="00d14411" style:font-style-asian="normal" style:font-style-complex="normal"/>
    </style:style>
    <style:style style:name="P56" style:family="paragraph" style:parent-style-name="Anglais">
      <style:text-properties fo:language="en" fo:country="GB" fo:font-style="normal" officeooo:rsid="00d43e14" officeooo:paragraph-rsid="00d43e14" style:font-style-asian="normal" style:font-style-complex="normal"/>
    </style:style>
    <style:style style:name="P57" style:family="paragraph" style:parent-style-name="Anglais">
      <style:text-properties fo:language="en" fo:country="GB" fo:font-style="normal" officeooo:rsid="00d5c439" officeooo:paragraph-rsid="00d5c439" style:font-style-asian="normal" style:font-style-complex="normal"/>
    </style:style>
    <style:style style:name="P58" style:family="paragraph" style:parent-style-name="Anglais">
      <style:text-properties fo:language="en" fo:country="GB" fo:font-style="normal" officeooo:rsid="00d691ec" officeooo:paragraph-rsid="00d691ec" style:font-style-asian="normal" style:font-style-complex="normal"/>
    </style:style>
    <style:style style:name="P59" style:family="paragraph" style:parent-style-name="Anglais">
      <style:text-properties fo:language="en" fo:country="GB" fo:font-style="normal" officeooo:rsid="00d6e0c1" officeooo:paragraph-rsid="00d6e0c1" style:font-style-asian="normal" style:font-style-complex="normal"/>
    </style:style>
    <style:style style:name="P60" style:family="paragraph" style:parent-style-name="Anglais">
      <style:text-properties fo:language="en" fo:country="GB" fo:font-style="normal" officeooo:rsid="00d80ddf" officeooo:paragraph-rsid="00d6e0c1" style:font-style-asian="normal" style:font-style-complex="normal"/>
    </style:style>
    <style:style style:name="P61" style:family="paragraph" style:parent-style-name="Anglais">
      <style:text-properties fo:language="en" fo:country="GB" fo:font-style="normal" officeooo:rsid="00d80ddf" officeooo:paragraph-rsid="00d80ddf" style:font-style-asian="normal" style:font-style-complex="normal"/>
    </style:style>
    <style:style style:name="P62" style:family="paragraph" style:parent-style-name="Anglais">
      <style:text-properties fo:language="en" fo:country="GB" fo:font-style="normal" officeooo:rsid="00d89e45" officeooo:paragraph-rsid="00d89e45" style:font-style-asian="normal" style:font-style-complex="normal"/>
    </style:style>
    <style:style style:name="P63" style:family="paragraph" style:parent-style-name="Anglais">
      <style:text-properties fo:language="en" fo:country="GB" fo:font-style="normal" officeooo:rsid="00d8d552" officeooo:paragraph-rsid="00d89e45" style:font-style-asian="normal" style:font-style-complex="normal"/>
    </style:style>
    <style:style style:name="P64" style:family="paragraph" style:parent-style-name="Anglais">
      <style:text-properties fo:language="en" fo:country="GB" fo:font-style="normal" officeooo:rsid="00d8d552" officeooo:paragraph-rsid="00d8d552" style:font-style-asian="normal" style:font-style-complex="normal"/>
    </style:style>
    <style:style style:name="P65" style:family="paragraph" style:parent-style-name="Anglais">
      <style:text-properties fo:language="en" fo:country="GB" fo:font-style="normal" officeooo:rsid="00d9a8fc" officeooo:paragraph-rsid="00d9a8fc" style:font-style-asian="normal" style:font-style-complex="normal"/>
    </style:style>
    <style:style style:name="P66" style:family="paragraph" style:parent-style-name="Anglais">
      <style:text-properties fo:language="en" fo:country="GB" fo:font-style="normal" officeooo:rsid="00d9aafe" officeooo:paragraph-rsid="00d9a8fc" style:font-style-asian="normal" style:font-style-complex="normal"/>
    </style:style>
    <style:style style:name="P67" style:family="paragraph" style:parent-style-name="Anglais">
      <style:text-properties fo:language="en" fo:country="GB" fo:font-style="normal" officeooo:rsid="00d9aafe" officeooo:paragraph-rsid="00d9aafe" style:font-style-asian="normal" style:font-style-complex="normal"/>
    </style:style>
    <style:style style:name="P68" style:family="paragraph" style:parent-style-name="Anglais">
      <style:text-properties fo:language="en" fo:country="GB" fo:font-style="normal" officeooo:rsid="01267715" officeooo:paragraph-rsid="01267715" style:font-style-asian="normal" style:font-style-complex="normal"/>
    </style:style>
    <style:style style:name="P69" style:family="paragraph" style:parent-style-name="Anglais">
      <style:text-properties fo:language="en" fo:country="GB" fo:font-style="normal" officeooo:rsid="012bd588" officeooo:paragraph-rsid="012bd588" style:font-style-asian="normal" style:font-style-complex="normal"/>
    </style:style>
    <style:style style:name="P70" style:family="paragraph" style:parent-style-name="Anglais">
      <style:text-properties fo:language="en" fo:country="GB" fo:font-style="normal" officeooo:rsid="012c026b" officeooo:paragraph-rsid="012c026b" style:font-style-asian="normal" style:font-style-complex="normal"/>
    </style:style>
    <style:style style:name="P71" style:family="paragraph" style:parent-style-name="Anglais">
      <style:text-properties fo:language="en" fo:country="GB" fo:font-style="normal" officeooo:rsid="012cf857" officeooo:paragraph-rsid="012cf857" style:font-style-asian="normal" style:font-style-complex="normal"/>
    </style:style>
    <style:style style:name="P72" style:family="paragraph" style:parent-style-name="Anglais">
      <style:text-properties fo:language="en" fo:country="GB" fo:font-style="normal" officeooo:rsid="01545e79" officeooo:paragraph-rsid="01545e79" style:font-style-asian="normal" style:font-style-complex="normal"/>
    </style:style>
    <style:style style:name="P73" style:family="paragraph" style:parent-style-name="Anglais">
      <style:text-properties fo:language="en" fo:country="GB" fo:font-style="normal" officeooo:rsid="0155faae" officeooo:paragraph-rsid="01545e79" style:font-style-asian="normal" style:font-style-complex="normal"/>
    </style:style>
    <style:style style:name="P74" style:family="paragraph" style:parent-style-name="Anglais">
      <style:text-properties fo:language="en" fo:country="GB" fo:font-style="normal" officeooo:rsid="015664b6" officeooo:paragraph-rsid="015664b6" style:font-style-asian="normal" style:font-style-complex="normal"/>
    </style:style>
    <style:style style:name="P75" style:family="paragraph" style:parent-style-name="Anglais">
      <style:text-properties fo:language="en" fo:country="GB" fo:font-style="normal" officeooo:rsid="01592a14" officeooo:paragraph-rsid="0157581a" style:font-style-asian="normal" style:font-style-complex="normal"/>
    </style:style>
    <style:style style:name="P76" style:family="paragraph" style:parent-style-name="Anglais">
      <style:text-properties fo:language="en" fo:country="GB" fo:font-style="normal" officeooo:rsid="01592a14" officeooo:paragraph-rsid="01592a14" style:font-style-asian="normal" style:font-style-complex="normal"/>
    </style:style>
    <style:style style:name="P77" style:family="paragraph" style:parent-style-name="Anglais">
      <style:text-properties fo:language="en" fo:country="GB" fo:font-style="normal" officeooo:rsid="01f90109" officeooo:paragraph-rsid="01f70cb1" style:font-style-asian="normal" style:font-style-complex="normal"/>
    </style:style>
    <style:style style:name="P78" style:family="paragraph" style:parent-style-name="Anglais">
      <style:text-properties fo:language="en" fo:country="GB" fo:font-style="normal" officeooo:rsid="01f90109" officeooo:paragraph-rsid="01f90109" style:font-style-asian="normal" style:font-style-complex="normal"/>
    </style:style>
    <style:style style:name="P79" style:family="paragraph" style:parent-style-name="Anglais">
      <style:text-properties fo:language="en" fo:country="GB" fo:font-style="normal" officeooo:rsid="01f9cd27" officeooo:paragraph-rsid="01f90c22" style:font-style-asian="normal" style:font-style-complex="normal"/>
    </style:style>
    <style:style style:name="P80" style:family="paragraph" style:parent-style-name="Anglais">
      <style:text-properties fo:language="en" fo:country="GB" fo:font-style="normal" officeooo:rsid="01f9cd27" officeooo:paragraph-rsid="01f9cd27" style:font-style-asian="normal" style:font-style-complex="normal"/>
    </style:style>
    <style:style style:name="P81" style:family="paragraph" style:parent-style-name="Anglais">
      <style:text-properties fo:language="en" fo:country="GB" fo:font-style="normal" officeooo:rsid="01fabf78" officeooo:paragraph-rsid="01f9cd27" style:font-style-asian="normal" style:font-style-complex="normal"/>
    </style:style>
    <style:style style:name="P82" style:family="paragraph" style:parent-style-name="Anglais">
      <style:text-properties fo:language="en" fo:country="GB" fo:font-style="normal" officeooo:rsid="01fabf78" officeooo:paragraph-rsid="01fabf78" style:font-style-asian="normal" style:font-style-complex="normal"/>
    </style:style>
    <style:style style:name="P83" style:family="paragraph" style:parent-style-name="Anglais">
      <style:text-properties fo:language="en" fo:country="GB" fo:font-style="normal" officeooo:rsid="01fd6b40" officeooo:paragraph-rsid="01fd6b40" style:font-style-asian="normal" style:font-style-complex="normal"/>
    </style:style>
    <style:style style:name="P84" style:family="paragraph" style:parent-style-name="Anglais">
      <style:text-properties fo:language="en" fo:country="GB" fo:font-style="normal" officeooo:rsid="01ff3302" officeooo:paragraph-rsid="01fd6b40" style:font-style-asian="normal" style:font-style-complex="normal"/>
    </style:style>
    <style:style style:name="P85" style:family="paragraph" style:parent-style-name="Anglais">
      <style:text-properties fo:language="en" fo:country="GB" fo:font-style="normal" officeooo:rsid="020025bf" officeooo:paragraph-rsid="020025bf" style:font-style-asian="normal" style:font-style-complex="normal"/>
    </style:style>
    <style:style style:name="P86" style:family="paragraph" style:parent-style-name="Anglais">
      <style:text-properties fo:language="en" fo:country="GB" fo:font-style="normal" officeooo:rsid="02016841" officeooo:paragraph-rsid="020025bf" style:font-style-asian="normal" style:font-style-complex="normal"/>
    </style:style>
    <style:style style:name="P87" style:family="paragraph" style:parent-style-name="Anglais">
      <style:text-properties fo:language="en" fo:country="GB" fo:font-style="normal" officeooo:rsid="02016841" officeooo:paragraph-rsid="02016841" style:font-style-asian="normal" style:font-style-complex="normal"/>
    </style:style>
    <style:style style:name="P88" style:family="paragraph" style:parent-style-name="Anglais">
      <style:text-properties fo:language="en" fo:country="GB" fo:font-style="normal" officeooo:rsid="0203389b" officeooo:paragraph-rsid="02016841" style:font-style-asian="normal" style:font-style-complex="normal"/>
    </style:style>
    <style:style style:name="P89" style:family="paragraph" style:parent-style-name="Anglais">
      <style:text-properties fo:language="en" fo:country="GB" fo:font-style="normal" officeooo:rsid="02047591" officeooo:paragraph-rsid="02016841" style:font-style-asian="normal" style:font-style-complex="normal"/>
    </style:style>
    <style:style style:name="P90" style:family="paragraph" style:parent-style-name="Anglais">
      <style:text-properties fo:language="en" fo:country="GB" fo:font-style="normal" officeooo:rsid="02047591" officeooo:paragraph-rsid="02047591" style:font-style-asian="normal" style:font-style-complex="normal"/>
    </style:style>
    <style:style style:name="P91" style:family="paragraph" style:parent-style-name="Anglais">
      <style:text-properties fo:language="en" fo:country="GB" fo:font-style="normal" officeooo:rsid="02070e87" officeooo:paragraph-rsid="02047591" style:font-style-asian="normal" style:font-style-complex="normal"/>
    </style:style>
    <style:style style:name="P92" style:family="paragraph" style:parent-style-name="Anglais">
      <style:text-properties fo:language="en" fo:country="GB" fo:font-style="normal" officeooo:rsid="02070e87" officeooo:paragraph-rsid="02070e87" style:font-style-asian="normal" style:font-style-complex="normal"/>
    </style:style>
    <style:style style:name="P93" style:family="paragraph" style:parent-style-name="Anglais">
      <style:text-properties fo:language="en" fo:country="GB" fo:font-style="normal" officeooo:rsid="02086846" officeooo:paragraph-rsid="02070e87" style:font-style-asian="normal" style:font-style-complex="normal"/>
    </style:style>
    <style:style style:name="P94" style:family="paragraph" style:parent-style-name="Anglais">
      <style:text-properties fo:language="en" fo:country="GB" fo:font-style="normal" officeooo:rsid="0208d5bf" officeooo:paragraph-rsid="02070e87" style:font-style-asian="normal" style:font-style-complex="normal"/>
    </style:style>
    <style:style style:name="P95" style:family="paragraph" style:parent-style-name="Anglais">
      <style:text-properties fo:language="en" fo:country="GB" fo:font-style="normal" officeooo:rsid="0208d5bf" officeooo:paragraph-rsid="0208d5bf" style:font-style-asian="normal" style:font-style-complex="normal"/>
    </style:style>
    <style:style style:name="P96" style:family="paragraph" style:parent-style-name="Anglais">
      <style:text-properties fo:language="en" fo:country="GB" fo:font-style="normal" style:text-underline-style="none" officeooo:rsid="00ff2877" officeooo:paragraph-rsid="00ff2877" style:font-style-asian="normal" style:font-style-complex="normal"/>
    </style:style>
    <style:style style:name="P97" style:family="paragraph" style:parent-style-name="Anglais">
      <style:text-properties fo:language="en" fo:country="GB" fo:font-style="normal" style:text-underline-style="none" officeooo:rsid="0100b0b1" officeooo:paragraph-rsid="0100b0b1" style:font-style-asian="normal" style:font-style-complex="normal"/>
    </style:style>
    <style:style style:name="P98" style:family="paragraph" style:parent-style-name="Anglais">
      <style:text-properties fo:language="en" fo:country="GB" fo:font-style="normal" style:text-underline-style="none" officeooo:rsid="01012d9b" officeooo:paragraph-rsid="01012d9b" style:font-style-asian="normal" style:font-style-complex="normal"/>
    </style:style>
    <style:style style:name="P99" style:family="paragraph" style:parent-style-name="Anglais">
      <style:text-properties fo:language="en" fo:country="GB" fo:font-style="normal" style:text-underline-style="none" officeooo:rsid="0104666d" officeooo:paragraph-rsid="0104666d" style:font-style-asian="normal" style:font-style-complex="normal"/>
    </style:style>
    <style:style style:name="P100" style:family="paragraph" style:parent-style-name="Anglais">
      <style:text-properties fo:language="en" fo:country="GB" fo:font-style="normal" style:text-underline-style="none" officeooo:rsid="0104cc7f" officeooo:paragraph-rsid="0104cc7f" style:font-style-asian="normal" style:font-style-complex="normal"/>
    </style:style>
    <style:style style:name="P101" style:family="paragraph" style:parent-style-name="Anglais">
      <style:text-properties fo:language="en" fo:country="GB" fo:font-style="normal" style:text-underline-style="none" officeooo:rsid="010508ba" officeooo:paragraph-rsid="010508ba" style:font-style-asian="normal" style:font-style-complex="normal"/>
    </style:style>
    <style:style style:name="P102" style:family="paragraph" style:parent-style-name="Anglais">
      <style:text-properties fo:language="en" fo:country="GB" fo:font-style="normal" style:text-underline-style="none" officeooo:rsid="01051989" officeooo:paragraph-rsid="01051989" style:font-style-asian="normal" style:font-style-complex="normal"/>
    </style:style>
    <style:style style:name="P103" style:family="paragraph" style:parent-style-name="Anglais">
      <style:text-properties fo:language="en" fo:country="GB" fo:font-style="normal" style:text-underline-style="none" officeooo:rsid="010a7cf0" officeooo:paragraph-rsid="010a7cf0" style:font-style-asian="normal" style:font-style-complex="normal"/>
    </style:style>
    <style:style style:name="P104" style:family="paragraph" style:parent-style-name="Anglais">
      <style:text-properties fo:language="en" fo:country="GB" fo:font-style="normal" style:text-underline-style="none" officeooo:rsid="010d0454" officeooo:paragraph-rsid="010d0454" style:font-style-asian="normal" style:font-style-complex="normal"/>
    </style:style>
    <style:style style:name="P105" style:family="paragraph" style:parent-style-name="Anglais">
      <style:text-properties fo:language="en" fo:country="GB" fo:font-style="normal" style:text-underline-style="none" officeooo:rsid="010d9ce9" officeooo:paragraph-rsid="010d9ce9" style:font-style-asian="normal" style:font-style-complex="normal"/>
    </style:style>
    <style:style style:name="P106" style:family="paragraph" style:parent-style-name="Anglais">
      <style:text-properties fo:language="en" fo:country="GB" fo:font-style="normal" style:text-underline-style="none" officeooo:rsid="010db1a0" officeooo:paragraph-rsid="010db1a0" style:font-style-asian="normal" style:font-style-complex="normal"/>
    </style:style>
    <style:style style:name="P107" style:family="paragraph" style:parent-style-name="Anglais">
      <style:text-properties fo:language="en" fo:country="GB" fo:font-style="normal" style:text-underline-style="none" officeooo:rsid="010f0c48" officeooo:paragraph-rsid="010f0c48" style:font-style-asian="normal" style:font-style-complex="normal"/>
    </style:style>
    <style:style style:name="P108" style:family="paragraph" style:parent-style-name="Anglais">
      <style:text-properties fo:language="en" fo:country="GB" fo:font-style="normal" style:text-underline-style="none" officeooo:rsid="01105797" officeooo:paragraph-rsid="01105797" style:font-style-asian="normal" style:font-style-complex="normal"/>
    </style:style>
    <style:style style:name="P109" style:family="paragraph" style:parent-style-name="Anglais">
      <style:text-properties fo:language="en" fo:country="GB" fo:font-style="normal" style:text-underline-style="none" officeooo:rsid="011170e8" officeooo:paragraph-rsid="011170e8" style:font-style-asian="normal" style:font-style-complex="normal"/>
    </style:style>
    <style:style style:name="P110" style:family="paragraph" style:parent-style-name="Anglais">
      <style:text-properties fo:language="en" fo:country="GB" fo:font-style="normal" style:text-underline-style="none" officeooo:rsid="01137a57" officeooo:paragraph-rsid="01137a57" style:font-style-asian="normal" style:font-style-complex="normal"/>
    </style:style>
    <style:style style:name="P111" style:family="paragraph" style:parent-style-name="Anglais">
      <style:text-properties fo:language="en" fo:country="GB" fo:font-style="normal" style:text-underline-style="none" officeooo:rsid="0113910a" officeooo:paragraph-rsid="0113910a" style:font-style-asian="normal" style:font-style-complex="normal"/>
    </style:style>
    <style:style style:name="P112" style:family="paragraph" style:parent-style-name="Anglais">
      <style:text-properties fo:language="en" fo:country="GB" fo:font-style="normal" fo:font-weight="normal" officeooo:rsid="0199d72c" officeooo:paragraph-rsid="0199d72c" style:font-style-asian="normal" style:font-weight-asian="normal" style:font-style-complex="normal" style:font-weight-complex="normal"/>
    </style:style>
    <style:style style:name="P113" style:family="paragraph" style:parent-style-name="Anglais">
      <style:text-properties fo:language="en" fo:country="GB" fo:font-style="normal" fo:font-weight="normal" officeooo:rsid="019b9f2c" officeooo:paragraph-rsid="019b5e81" style:font-style-asian="normal" style:font-weight-asian="normal" style:font-style-complex="normal" style:font-weight-complex="normal"/>
    </style:style>
    <style:style style:name="P114" style:family="paragraph" style:parent-style-name="Anglais">
      <style:text-properties fo:language="en" fo:country="GB" fo:font-style="normal" fo:font-weight="normal" officeooo:rsid="019cdf41" officeooo:paragraph-rsid="019cdf41" style:font-style-asian="normal" style:font-weight-asian="normal" style:font-style-complex="normal" style:font-weight-complex="normal"/>
    </style:style>
    <style:style style:name="P115" style:family="paragraph" style:parent-style-name="Anglais">
      <style:text-properties fo:language="en" fo:country="GB" fo:font-style="normal" fo:font-weight="normal" officeooo:rsid="019d5ab7" officeooo:paragraph-rsid="019cdf41" style:font-style-asian="normal" style:font-weight-asian="normal" style:font-style-complex="normal" style:font-weight-complex="normal"/>
    </style:style>
    <style:style style:name="P116" style:family="paragraph" style:parent-style-name="Anglais">
      <style:text-properties fo:language="en" fo:country="GB" fo:font-style="normal" fo:font-weight="normal" officeooo:rsid="019d5ab7" officeooo:paragraph-rsid="019d5ab7" style:font-style-asian="normal" style:font-weight-asian="normal" style:font-style-complex="normal" style:font-weight-complex="normal"/>
    </style:style>
    <style:style style:name="P117" style:family="paragraph" style:parent-style-name="Anglais">
      <style:text-properties fo:language="en" fo:country="GB" fo:font-style="normal" fo:font-weight="normal" officeooo:rsid="019f4e4a" officeooo:paragraph-rsid="019f4e4a" style:font-style-asian="normal" style:font-weight-asian="normal" style:font-style-complex="normal" style:font-weight-complex="normal"/>
    </style:style>
    <style:style style:name="P118" style:family="paragraph" style:parent-style-name="Anglais">
      <style:text-properties fo:language="en" fo:country="GB" fo:font-style="normal" fo:font-weight="normal" officeooo:rsid="01a040c5" officeooo:paragraph-rsid="019f4e4a" style:font-style-asian="normal" style:font-weight-asian="normal" style:font-style-complex="normal" style:font-weight-complex="normal"/>
    </style:style>
    <style:style style:name="P119" style:family="paragraph" style:parent-style-name="Anglais">
      <style:text-properties fo:language="en" fo:country="GB" fo:font-style="normal" fo:font-weight="normal" officeooo:rsid="01a040c5" officeooo:paragraph-rsid="01a040c5" style:font-style-asian="normal" style:font-weight-asian="normal" style:font-style-complex="normal" style:font-weight-complex="normal"/>
    </style:style>
    <style:style style:name="P120" style:family="paragraph" style:parent-style-name="Anglais">
      <style:text-properties fo:language="en" fo:country="GB" fo:font-style="normal" fo:font-weight="normal" officeooo:rsid="01a0ff37" officeooo:paragraph-rsid="01a0ff37" style:font-style-asian="normal" style:font-weight-asian="normal" style:font-style-complex="normal" style:font-weight-complex="normal"/>
    </style:style>
    <style:style style:name="P121" style:family="paragraph" style:parent-style-name="Anglais">
      <style:text-properties fo:language="en" fo:country="GB" fo:font-style="normal" fo:font-weight="normal" officeooo:rsid="01a3b297" officeooo:paragraph-rsid="01a3b297" style:font-style-asian="normal" style:font-weight-asian="normal" style:font-style-complex="normal" style:font-weight-complex="normal"/>
    </style:style>
    <style:style style:name="P122" style:family="paragraph" style:parent-style-name="Anglais">
      <style:text-properties fo:language="en" fo:country="GB" fo:font-style="normal" fo:font-weight="normal" officeooo:rsid="01a54aa2" officeooo:paragraph-rsid="01a54aa2" style:font-style-asian="normal" style:font-weight-asian="normal" style:font-style-complex="normal" style:font-weight-complex="normal"/>
    </style:style>
    <style:style style:name="P123" style:family="paragraph" style:parent-style-name="Anglais">
      <style:text-properties fo:language="en" fo:country="GB" officeooo:rsid="00d43e14" officeooo:paragraph-rsid="00d43e14"/>
    </style:style>
    <style:style style:name="P124" style:family="paragraph" style:parent-style-name="Anglais">
      <style:text-properties fo:language="en" fo:country="GB" officeooo:rsid="00d5c439" officeooo:paragraph-rsid="00d5c439"/>
    </style:style>
    <style:style style:name="P125" style:family="paragraph" style:parent-style-name="Anglais">
      <style:text-properties fo:language="en" fo:country="GB" officeooo:rsid="00d6e0c1" officeooo:paragraph-rsid="00d6e0c1"/>
    </style:style>
    <style:style style:name="P126" style:family="paragraph" style:parent-style-name="Anglais">
      <style:text-properties fo:language="en" fo:country="GB" officeooo:rsid="00d80ddf" officeooo:paragraph-rsid="00d80ddf"/>
    </style:style>
    <style:style style:name="P127" style:family="paragraph" style:parent-style-name="Anglais">
      <style:text-properties fo:language="en" fo:country="GB" officeooo:rsid="00d89e45" officeooo:paragraph-rsid="00d89e45"/>
    </style:style>
    <style:style style:name="P128" style:family="paragraph" style:parent-style-name="Anglais">
      <style:text-properties fo:language="en" fo:country="GB" officeooo:rsid="00d8d552" officeooo:paragraph-rsid="00d8d552"/>
    </style:style>
    <style:style style:name="P129" style:family="paragraph" style:parent-style-name="Anglais">
      <style:text-properties fo:language="en" fo:country="GB" officeooo:rsid="00d9a8fc" officeooo:paragraph-rsid="00d9a8fc"/>
    </style:style>
    <style:style style:name="P130" style:family="paragraph" style:parent-style-name="Anglais">
      <style:text-properties fo:language="en" fo:country="GB" officeooo:rsid="00da4cf4" officeooo:paragraph-rsid="00da4cf4"/>
    </style:style>
    <style:style style:name="P131" style:family="paragraph" style:parent-style-name="Anglais">
      <style:text-properties fo:language="en" fo:country="GB" officeooo:paragraph-rsid="00da4cf4"/>
    </style:style>
    <style:style style:name="P132" style:family="paragraph" style:parent-style-name="Anglais">
      <style:text-properties fo:language="en" fo:country="GB" officeooo:rsid="00dab7bf" officeooo:paragraph-rsid="00dab7bf"/>
    </style:style>
    <style:style style:name="P133" style:family="paragraph" style:parent-style-name="Anglais">
      <style:text-properties fo:language="en" fo:country="GB" officeooo:rsid="00dc5a15" officeooo:paragraph-rsid="00dc5a15"/>
    </style:style>
    <style:style style:name="P134" style:family="paragraph" style:parent-style-name="Anglais">
      <style:text-properties fo:language="en" fo:country="GB" officeooo:rsid="00fd15dc" officeooo:paragraph-rsid="00fd15dc"/>
    </style:style>
    <style:style style:name="P135" style:family="paragraph" style:parent-style-name="Anglais">
      <style:text-properties fo:language="en" fo:country="GB" officeooo:rsid="00fe9302" officeooo:paragraph-rsid="00fe9302"/>
    </style:style>
    <style:style style:name="P136" style:family="paragraph" style:parent-style-name="Anglais">
      <style:text-properties fo:language="en" fo:country="GB" officeooo:rsid="00ff2877" officeooo:paragraph-rsid="00ff2877"/>
    </style:style>
    <style:style style:name="P137" style:family="paragraph" style:parent-style-name="Anglais">
      <style:text-properties fo:language="en" fo:country="GB" officeooo:paragraph-rsid="0113910a"/>
    </style:style>
    <style:style style:name="P138" style:family="paragraph" style:parent-style-name="Anglais">
      <style:text-properties fo:language="en" fo:country="GB" officeooo:rsid="0113910a" officeooo:paragraph-rsid="0113910a"/>
    </style:style>
    <style:style style:name="P139" style:family="paragraph" style:parent-style-name="Anglais">
      <style:text-properties fo:language="en" fo:country="GB" officeooo:rsid="0114f6e3" officeooo:paragraph-rsid="0114f6e3"/>
    </style:style>
    <style:style style:name="P140" style:family="paragraph" style:parent-style-name="Anglais">
      <style:text-properties fo:language="en" fo:country="GB" officeooo:rsid="011b1d5e" officeooo:paragraph-rsid="011b1d5e"/>
    </style:style>
    <style:style style:name="P141" style:family="paragraph" style:parent-style-name="Anglais">
      <style:text-properties fo:language="en" fo:country="GB" officeooo:rsid="011bc4ca" officeooo:paragraph-rsid="011bc4ca"/>
    </style:style>
    <style:style style:name="P142" style:family="paragraph" style:parent-style-name="Anglais">
      <style:text-properties fo:language="en" fo:country="GB" officeooo:rsid="011f25c5" officeooo:paragraph-rsid="011f25c5"/>
    </style:style>
    <style:style style:name="P143" style:family="paragraph" style:parent-style-name="Anglais">
      <style:text-properties fo:language="en" fo:country="GB" officeooo:rsid="0121e52c" officeooo:paragraph-rsid="0121e52c"/>
    </style:style>
    <style:style style:name="P144" style:family="paragraph" style:parent-style-name="Anglais">
      <style:text-properties fo:language="en" fo:country="GB" officeooo:rsid="0123947d" officeooo:paragraph-rsid="0123947d"/>
    </style:style>
    <style:style style:name="P145" style:family="paragraph" style:parent-style-name="Anglais">
      <style:text-properties fo:language="en" fo:country="GB" officeooo:rsid="0123d911" officeooo:paragraph-rsid="0123d911"/>
    </style:style>
    <style:style style:name="P146" style:family="paragraph" style:parent-style-name="Anglais">
      <style:text-properties fo:language="en" fo:country="GB" officeooo:rsid="015368ea" officeooo:paragraph-rsid="015368ea"/>
    </style:style>
    <style:style style:name="P147" style:family="paragraph" style:parent-style-name="Anglais">
      <style:text-properties fo:language="en" fo:country="GB" officeooo:rsid="015368ea" officeooo:paragraph-rsid="01545e79"/>
    </style:style>
    <style:style style:name="P148" style:family="paragraph" style:parent-style-name="Anglais">
      <style:text-properties fo:language="en" fo:country="GB" officeooo:rsid="015664b6" officeooo:paragraph-rsid="015664b6"/>
    </style:style>
    <style:style style:name="P149" style:family="paragraph" style:parent-style-name="Anglais">
      <style:text-properties fo:language="en" fo:country="GB" officeooo:rsid="0157581a" officeooo:paragraph-rsid="0157581a"/>
    </style:style>
    <style:style style:name="P150" style:family="paragraph" style:parent-style-name="Anglais">
      <style:text-properties fo:language="en" fo:country="GB" officeooo:rsid="01592a14" officeooo:paragraph-rsid="01592a14"/>
    </style:style>
    <style:style style:name="P151" style:family="paragraph" style:parent-style-name="Anglais">
      <style:text-properties fo:language="en" fo:country="GB" officeooo:rsid="015b64bd" officeooo:paragraph-rsid="015b64bd"/>
    </style:style>
    <style:style style:name="P152" style:family="paragraph" style:parent-style-name="Anglais">
      <style:text-properties fo:language="en" fo:country="GB" officeooo:rsid="018ce5b0" officeooo:paragraph-rsid="018ce5b0"/>
    </style:style>
    <style:style style:name="P153" style:family="paragraph" style:parent-style-name="Anglais">
      <style:text-properties fo:language="en" fo:country="GB" officeooo:rsid="018e795c" officeooo:paragraph-rsid="018e795c"/>
    </style:style>
    <style:style style:name="P154" style:family="paragraph" style:parent-style-name="Anglais">
      <style:text-properties fo:language="en" fo:country="GB" fo:font-weight="normal" officeooo:rsid="018e795c" officeooo:paragraph-rsid="018e795c" style:font-weight-asian="normal" style:font-weight-complex="normal"/>
    </style:style>
    <style:style style:name="P155" style:family="paragraph" style:parent-style-name="Anglais">
      <style:text-properties fo:language="en" fo:country="GB" fo:font-weight="normal" officeooo:rsid="0190b623" officeooo:paragraph-rsid="018e795c" style:font-weight-asian="normal" style:font-weight-complex="normal"/>
    </style:style>
    <style:style style:name="P156" style:family="paragraph" style:parent-style-name="Anglais">
      <style:text-properties fo:language="en" fo:country="GB" fo:font-weight="normal" officeooo:rsid="0190b623" officeooo:paragraph-rsid="0190b623" style:font-weight-asian="normal" style:font-weight-complex="normal"/>
    </style:style>
    <style:style style:name="P157" style:family="paragraph" style:parent-style-name="Anglais">
      <style:text-properties fo:language="en" fo:country="GB" fo:font-weight="normal" officeooo:rsid="01931e4f" officeooo:paragraph-rsid="01931e4f" style:font-weight-asian="normal" style:font-weight-complex="normal"/>
    </style:style>
    <style:style style:name="P158" style:family="paragraph" style:parent-style-name="Anglais">
      <style:text-properties fo:language="en" fo:country="GB" fo:font-weight="normal" officeooo:rsid="0193c24c" officeooo:paragraph-rsid="0193c24c" style:font-weight-asian="normal" style:font-weight-complex="normal"/>
    </style:style>
    <style:style style:name="P159" style:family="paragraph" style:parent-style-name="Anglais">
      <style:text-properties fo:language="en" fo:country="GB" fo:font-weight="normal" officeooo:rsid="0193f67d" officeooo:paragraph-rsid="0193f67d" style:font-weight-asian="normal" style:font-weight-complex="normal"/>
    </style:style>
    <style:style style:name="P160" style:family="paragraph" style:parent-style-name="Anglais">
      <style:text-properties fo:language="en" fo:country="GB" fo:font-weight="normal" officeooo:rsid="0194bfa5" officeooo:paragraph-rsid="0194bfa5" style:font-weight-asian="normal" style:font-weight-complex="normal"/>
    </style:style>
    <style:style style:name="P161" style:family="paragraph" style:parent-style-name="Anglais">
      <style:text-properties fo:language="en" fo:country="GB" fo:font-weight="normal" officeooo:rsid="01951832" officeooo:paragraph-rsid="0194bfa5" style:font-weight-asian="normal" style:font-weight-complex="normal"/>
    </style:style>
    <style:style style:name="P162" style:family="paragraph" style:parent-style-name="Anglais">
      <style:text-properties fo:language="en" fo:country="GB" fo:font-weight="normal" officeooo:rsid="01951832" officeooo:paragraph-rsid="01951832" style:font-weight-asian="normal" style:font-weight-complex="normal"/>
    </style:style>
    <style:style style:name="P163" style:family="paragraph" style:parent-style-name="Anglais">
      <style:text-properties fo:language="en" fo:country="GB" fo:font-weight="normal" officeooo:rsid="0196ec47" officeooo:paragraph-rsid="01951832" style:font-weight-asian="normal" style:font-weight-complex="normal"/>
    </style:style>
    <style:style style:name="P164" style:family="paragraph" style:parent-style-name="Anglais">
      <style:text-properties fo:language="en" fo:country="GB" fo:font-weight="normal" officeooo:rsid="01c3387d" officeooo:paragraph-rsid="01c3387d" style:font-weight-asian="normal" style:font-weight-complex="normal"/>
    </style:style>
    <style:style style:name="P165" style:family="paragraph" style:parent-style-name="Anglais">
      <style:text-properties fo:language="en" fo:country="GB" fo:font-weight="normal" officeooo:rsid="01c44f3f" officeooo:paragraph-rsid="01c3387d" style:font-weight-asian="normal" style:font-weight-complex="normal"/>
    </style:style>
    <style:style style:name="P166" style:family="paragraph" style:parent-style-name="Anglais">
      <style:text-properties fo:language="en" fo:country="GB" fo:font-weight="normal" officeooo:rsid="01c896b4" officeooo:paragraph-rsid="01c44f3f" style:font-weight-asian="normal" style:font-weight-complex="normal"/>
    </style:style>
    <style:style style:name="P167" style:family="paragraph" style:parent-style-name="Anglais">
      <style:text-properties fo:language="en" fo:country="GB" fo:font-weight="normal" officeooo:rsid="01c896b4" officeooo:paragraph-rsid="01c896b4" style:font-weight-asian="normal" style:font-weight-complex="normal"/>
    </style:style>
    <style:style style:name="P168" style:family="paragraph" style:parent-style-name="Anglais">
      <style:text-properties fo:language="en" fo:country="GB" fo:font-weight="normal" officeooo:rsid="01c96ece" officeooo:paragraph-rsid="01c896b4" style:font-weight-asian="normal" style:font-weight-complex="normal"/>
    </style:style>
    <style:style style:name="P169" style:family="paragraph" style:parent-style-name="Anglais">
      <style:text-properties fo:language="en" fo:country="GB" fo:font-weight="normal" officeooo:rsid="01c96ece" officeooo:paragraph-rsid="01c96ece" style:font-weight-asian="normal" style:font-weight-complex="normal"/>
    </style:style>
    <style:style style:name="P170" style:family="paragraph" style:parent-style-name="Anglais">
      <style:text-properties fo:language="en" fo:country="GB" officeooo:rsid="0190b623" officeooo:paragraph-rsid="0190b623"/>
    </style:style>
    <style:style style:name="P171" style:family="paragraph" style:parent-style-name="Anglais">
      <style:text-properties fo:language="en" fo:country="GB" officeooo:rsid="01931e4f" officeooo:paragraph-rsid="01934de4"/>
    </style:style>
    <style:style style:name="P172" style:family="paragraph" style:parent-style-name="Anglais">
      <style:text-properties fo:language="en" fo:country="GB" officeooo:rsid="01934de4" officeooo:paragraph-rsid="01934de4"/>
    </style:style>
    <style:style style:name="P173" style:family="paragraph" style:parent-style-name="Anglais">
      <style:text-properties fo:language="en" fo:country="GB" officeooo:rsid="0193c24c" officeooo:paragraph-rsid="0193c24c"/>
    </style:style>
    <style:style style:name="P174" style:family="paragraph" style:parent-style-name="Anglais">
      <style:text-properties fo:language="en" fo:country="GB" officeooo:rsid="0193f67d" officeooo:paragraph-rsid="0193f67d"/>
    </style:style>
    <style:style style:name="P175" style:family="paragraph" style:parent-style-name="Anglais">
      <style:text-properties fo:language="en" fo:country="GB" officeooo:rsid="0194bfa5" officeooo:paragraph-rsid="0194bfa5"/>
    </style:style>
    <style:style style:name="P176" style:family="paragraph" style:parent-style-name="Anglais">
      <style:text-properties fo:language="en" fo:country="GB" officeooo:rsid="01951832" officeooo:paragraph-rsid="01951832"/>
    </style:style>
    <style:style style:name="P177" style:family="paragraph" style:parent-style-name="Anglais">
      <style:text-properties fo:language="en" fo:country="GB" officeooo:rsid="0196ec47" officeooo:paragraph-rsid="0196ec47"/>
    </style:style>
    <style:style style:name="P178" style:family="paragraph" style:parent-style-name="Anglais">
      <style:text-properties fo:language="en" fo:country="GB" officeooo:rsid="0199d72c" officeooo:paragraph-rsid="0199d72c"/>
    </style:style>
    <style:style style:name="P179" style:family="paragraph" style:parent-style-name="Anglais">
      <style:text-properties fo:language="en" fo:country="GB" officeooo:rsid="019b5e81" officeooo:paragraph-rsid="019b5e81"/>
    </style:style>
    <style:style style:name="P180" style:family="paragraph" style:parent-style-name="Anglais">
      <style:text-properties fo:language="en" fo:country="GB" officeooo:rsid="019cdf41" officeooo:paragraph-rsid="019cdf41"/>
    </style:style>
    <style:style style:name="P181" style:family="paragraph" style:parent-style-name="Anglais">
      <style:text-properties fo:language="en" fo:country="GB" officeooo:rsid="019d5ab7" officeooo:paragraph-rsid="019d5ab7"/>
    </style:style>
    <style:style style:name="P182" style:family="paragraph" style:parent-style-name="Anglais">
      <style:text-properties fo:language="en" fo:country="GB" officeooo:rsid="019f4e4a" officeooo:paragraph-rsid="019f4e4a"/>
    </style:style>
    <style:style style:name="P183" style:family="paragraph" style:parent-style-name="Anglais">
      <style:text-properties fo:language="en" fo:country="GB" officeooo:rsid="01a0ff37" officeooo:paragraph-rsid="01a0ff37"/>
    </style:style>
    <style:style style:name="P184" style:family="paragraph" style:parent-style-name="Anglais">
      <style:text-properties fo:language="en" fo:country="GB" officeooo:rsid="01a2da3b" officeooo:paragraph-rsid="01a2da3b"/>
    </style:style>
    <style:style style:name="P185" style:family="paragraph" style:parent-style-name="Anglais">
      <style:text-properties fo:language="en" fo:country="GB" officeooo:rsid="01a3b297" officeooo:paragraph-rsid="01a3b297"/>
    </style:style>
    <style:style style:name="P186" style:family="paragraph" style:parent-style-name="Anglais">
      <style:text-properties fo:language="en" fo:country="GB" officeooo:rsid="01a54aa2" officeooo:paragraph-rsid="01a54aa2"/>
    </style:style>
    <style:style style:name="P187" style:family="paragraph" style:parent-style-name="Anglais">
      <style:text-properties fo:language="en" fo:country="GB" officeooo:rsid="01bd6c79" officeooo:paragraph-rsid="01bec270"/>
    </style:style>
    <style:style style:name="P188" style:family="paragraph" style:parent-style-name="Anglais">
      <style:text-properties fo:language="en" fo:country="GB" officeooo:rsid="01bd6c79" officeooo:paragraph-rsid="01bd6c79"/>
    </style:style>
    <style:style style:name="P189" style:family="paragraph" style:parent-style-name="Anglais">
      <style:text-properties fo:language="en" fo:country="GB" officeooo:rsid="01bec270" officeooo:paragraph-rsid="01bec270"/>
    </style:style>
    <style:style style:name="P190" style:family="paragraph" style:parent-style-name="Anglais">
      <style:text-properties fo:language="en" fo:country="GB" officeooo:rsid="01bf967c" officeooo:paragraph-rsid="01bf967c"/>
    </style:style>
    <style:style style:name="P191" style:family="paragraph" style:parent-style-name="Anglais">
      <style:text-properties fo:language="en" fo:country="GB" officeooo:rsid="01c1943d" officeooo:paragraph-rsid="01c1943d"/>
    </style:style>
    <style:style style:name="P192" style:family="paragraph" style:parent-style-name="Anglais">
      <style:text-properties fo:language="en" fo:country="GB" officeooo:rsid="01c2170d" officeooo:paragraph-rsid="01c2170d"/>
    </style:style>
    <style:style style:name="P193" style:family="paragraph" style:parent-style-name="Anglais">
      <style:text-properties fo:language="en" fo:country="GB" officeooo:rsid="01c3387d" officeooo:paragraph-rsid="01c3387d"/>
    </style:style>
    <style:style style:name="P194" style:family="paragraph" style:parent-style-name="Anglais">
      <style:text-properties fo:language="en" fo:country="GB" officeooo:rsid="01c44f3f" officeooo:paragraph-rsid="01c44f3f"/>
    </style:style>
    <style:style style:name="P195" style:family="paragraph" style:parent-style-name="Anglais">
      <style:text-properties fo:language="en" fo:country="GB" officeooo:rsid="01c896b4" officeooo:paragraph-rsid="01c896b4"/>
    </style:style>
    <style:style style:name="P196" style:family="paragraph" style:parent-style-name="Anglais">
      <style:text-properties fo:language="en" fo:country="GB" officeooo:rsid="01e8dddb" officeooo:paragraph-rsid="01e8dddb"/>
    </style:style>
    <style:style style:name="P197" style:family="paragraph" style:parent-style-name="Anglais">
      <style:text-properties fo:language="en" fo:country="GB" officeooo:rsid="01eb250b" officeooo:paragraph-rsid="01eb250b"/>
    </style:style>
    <style:style style:name="P198" style:family="paragraph" style:parent-style-name="Anglais">
      <style:text-properties fo:language="en" fo:country="GB" officeooo:rsid="01ed758b" officeooo:paragraph-rsid="01ed758b"/>
    </style:style>
    <style:style style:name="P199" style:family="paragraph" style:parent-style-name="Anglais">
      <style:text-properties fo:language="en" fo:country="GB" officeooo:rsid="01efa9cc" officeooo:paragraph-rsid="01efa9cc"/>
    </style:style>
    <style:style style:name="P200" style:family="paragraph" style:parent-style-name="Anglais">
      <style:text-properties fo:language="en" fo:country="GB" officeooo:rsid="01f103d4" officeooo:paragraph-rsid="01f103d4"/>
    </style:style>
    <style:style style:name="P201" style:family="paragraph" style:parent-style-name="Anglais">
      <style:text-properties fo:language="en" fo:country="GB" officeooo:rsid="01f3031f" officeooo:paragraph-rsid="01f3031f"/>
    </style:style>
    <style:style style:name="P202" style:family="paragraph" style:parent-style-name="Anglais">
      <style:text-properties fo:language="en" fo:country="GB" officeooo:rsid="01f3c2ce" officeooo:paragraph-rsid="01f3c2ce"/>
    </style:style>
    <style:style style:name="P203" style:family="paragraph" style:parent-style-name="Anglais">
      <style:text-properties fo:language="en" fo:country="GB" officeooo:rsid="01f3c2ce" officeooo:paragraph-rsid="01f59986"/>
    </style:style>
    <style:style style:name="P204" style:family="paragraph" style:parent-style-name="Anglais">
      <style:text-properties fo:language="en" fo:country="GB" officeooo:rsid="01f59986" officeooo:paragraph-rsid="01f59986"/>
    </style:style>
    <style:style style:name="P205" style:family="paragraph" style:parent-style-name="Anglais">
      <style:text-properties fo:language="en" fo:country="GB" officeooo:rsid="01f70cb1" officeooo:paragraph-rsid="01f70cb1"/>
    </style:style>
    <style:style style:name="P206" style:family="paragraph" style:parent-style-name="Anglais">
      <style:text-properties fo:language="en" fo:country="GB" officeooo:rsid="01f90109" officeooo:paragraph-rsid="01f90109"/>
    </style:style>
    <style:style style:name="P207" style:family="paragraph" style:parent-style-name="Anglais">
      <style:text-properties fo:language="en" fo:country="GB" officeooo:rsid="01f90c22" officeooo:paragraph-rsid="01f90c22"/>
    </style:style>
    <style:style style:name="P208" style:family="paragraph" style:parent-style-name="Anglais">
      <style:text-properties fo:language="en" fo:country="GB" officeooo:rsid="01f9cd27" officeooo:paragraph-rsid="01f9cd27"/>
    </style:style>
    <style:style style:name="P209" style:family="paragraph" style:parent-style-name="Anglais">
      <style:text-properties fo:language="en" fo:country="GB" officeooo:rsid="01fabf78" officeooo:paragraph-rsid="01fabf78"/>
    </style:style>
    <style:style style:name="P210" style:family="paragraph" style:parent-style-name="Anglais">
      <style:text-properties fo:language="en" fo:country="GB" officeooo:rsid="01fd6b40" officeooo:paragraph-rsid="01fd6b40"/>
    </style:style>
    <style:style style:name="P211" style:family="paragraph" style:parent-style-name="Anglais">
      <style:text-properties fo:language="en" fo:country="GB" officeooo:rsid="01ff3302" officeooo:paragraph-rsid="01ff3302"/>
    </style:style>
    <style:style style:name="P212" style:family="paragraph" style:parent-style-name="Anglais">
      <style:text-properties fo:language="en" fo:country="GB" officeooo:rsid="020025bf" officeooo:paragraph-rsid="020025bf"/>
    </style:style>
    <style:style style:name="P213" style:family="paragraph" style:parent-style-name="Anglais">
      <style:text-properties fo:language="en" fo:country="GB" officeooo:rsid="02016841" officeooo:paragraph-rsid="02016841"/>
    </style:style>
    <style:style style:name="P214" style:family="paragraph" style:parent-style-name="Anglais">
      <style:text-properties fo:language="en" fo:country="GB" officeooo:rsid="02047591" officeooo:paragraph-rsid="02047591"/>
    </style:style>
    <style:style style:name="P215" style:family="paragraph" style:parent-style-name="Anglais">
      <style:text-properties fo:language="en" fo:country="GB" officeooo:rsid="02070e87" officeooo:paragraph-rsid="02070e87"/>
    </style:style>
    <style:style style:name="P216" style:family="paragraph" style:parent-style-name="Anglais">
      <style:text-properties fo:language="en" fo:country="GB" officeooo:rsid="0208d5bf" officeooo:paragraph-rsid="0208d5bf"/>
    </style:style>
    <style:style style:name="P217" style:family="paragraph" style:parent-style-name="Anglais">
      <style:text-properties fo:language="en" fo:country="GB" officeooo:rsid="021f3f24" officeooo:paragraph-rsid="021f3f24"/>
    </style:style>
    <style:style style:name="P218" style:family="paragraph" style:parent-style-name="Anglais">
      <style:text-properties fo:language="en" fo:country="GB" officeooo:rsid="02213790" officeooo:paragraph-rsid="02213790"/>
    </style:style>
    <style:style style:name="P219" style:family="paragraph" style:parent-style-name="Anglais">
      <style:text-properties fo:language="en" fo:country="GB" officeooo:rsid="0223aa5b" officeooo:paragraph-rsid="0223aa5b"/>
    </style:style>
    <style:style style:name="P220" style:family="paragraph" style:parent-style-name="Anglais">
      <style:text-properties fo:language="en" fo:country="GB" officeooo:rsid="02243402" officeooo:paragraph-rsid="02243402"/>
    </style:style>
    <style:style style:name="P221" style:family="paragraph" style:parent-style-name="Anglais">
      <style:text-properties fo:language="en" fo:country="GB" officeooo:rsid="02268986" officeooo:paragraph-rsid="02268986"/>
    </style:style>
    <style:style style:name="P222" style:family="paragraph" style:parent-style-name="Anglais">
      <style:text-properties fo:language="en" fo:country="GB" officeooo:rsid="0228638d" officeooo:paragraph-rsid="0228638d"/>
    </style:style>
    <style:style style:name="P223" style:family="paragraph" style:parent-style-name="Anglais">
      <style:text-properties fo:language="en" fo:country="GB" officeooo:rsid="0274d9d3" officeooo:paragraph-rsid="0274d9d3"/>
    </style:style>
    <style:style style:name="P224" style:family="paragraph" style:parent-style-name="Anglais">
      <style:text-properties fo:language="en" fo:country="GB" officeooo:rsid="0275da8a" officeooo:paragraph-rsid="0275da8a"/>
    </style:style>
    <style:style style:name="P225" style:family="paragraph" style:parent-style-name="Anglais">
      <style:text-properties fo:language="en" fo:country="GB" officeooo:rsid="027781fd" officeooo:paragraph-rsid="027781fd"/>
    </style:style>
    <style:style style:name="P226" style:family="paragraph" style:parent-style-name="Anglais">
      <style:text-properties fo:language="en" fo:country="GB" officeooo:rsid="027782d0" officeooo:paragraph-rsid="027782d0"/>
    </style:style>
    <style:style style:name="P227" style:family="paragraph" style:parent-style-name="Anglais">
      <style:text-properties fo:language="en" fo:country="GB" officeooo:rsid="02907d7e" officeooo:paragraph-rsid="02907d7e"/>
    </style:style>
    <style:style style:name="P228" style:family="paragraph" style:parent-style-name="Anglais">
      <style:text-properties officeooo:paragraph-rsid="00da4cf4"/>
    </style:style>
    <style:style style:name="P229" style:family="paragraph" style:parent-style-name="Anglais">
      <style:text-properties officeooo:paragraph-rsid="0208d5bf"/>
    </style:style>
    <style:style style:name="P230" style:family="paragraph" style:parent-style-name="Anglais">
      <style:text-properties officeooo:paragraph-rsid="02091570"/>
    </style:style>
    <style:style style:name="P231" style:family="paragraph" style:parent-style-name="Anglais">
      <style:text-properties officeooo:paragraph-rsid="020e61c2"/>
    </style:style>
    <style:style style:name="P232" style:family="paragraph" style:parent-style-name="Anglais">
      <style:text-properties officeooo:paragraph-rsid="02116043"/>
    </style:style>
    <style:style style:name="P233" style:family="paragraph" style:parent-style-name="Anglais">
      <style:text-properties officeooo:paragraph-rsid="02143bac"/>
    </style:style>
    <style:style style:name="P234" style:family="paragraph" style:parent-style-name="Anglais">
      <style:text-properties officeooo:paragraph-rsid="0218187e"/>
    </style:style>
    <style:style style:name="P235" style:family="paragraph" style:parent-style-name="Anglais">
      <style:text-properties officeooo:paragraph-rsid="02185c8e"/>
    </style:style>
    <style:style style:name="P236" style:family="paragraph" style:parent-style-name="Anglais">
      <style:text-properties officeooo:paragraph-rsid="0218c954"/>
    </style:style>
    <style:style style:name="P237" style:family="paragraph" style:parent-style-name="Anglais">
      <style:text-properties officeooo:rsid="02d673a1" officeooo:paragraph-rsid="02d673a1"/>
    </style:style>
    <style:style style:name="P238" style:family="paragraph" style:parent-style-name="Passé">
      <style:text-properties fo:language="en" fo:country="GB"/>
    </style:style>
    <style:style style:name="P239" style:family="paragraph" style:parent-style-name="Passé">
      <style:text-properties fo:language="en" fo:country="GB" officeooo:rsid="006c254e" officeooo:paragraph-rsid="006c254e"/>
    </style:style>
    <style:style style:name="P240" style:family="paragraph" style:parent-style-name="Passé">
      <style:text-properties fo:language="en" fo:country="GB" officeooo:rsid="006ce129" officeooo:paragraph-rsid="006ce129"/>
    </style:style>
    <style:style style:name="P241" style:family="paragraph" style:parent-style-name="Passé">
      <style:text-properties fo:language="en" fo:country="GB" officeooo:rsid="006ee779" officeooo:paragraph-rsid="006ee779"/>
    </style:style>
    <style:style style:name="P242" style:family="paragraph" style:parent-style-name="Passé">
      <style:text-properties fo:language="en" fo:country="GB" officeooo:rsid="00709f49" officeooo:paragraph-rsid="00709f49"/>
    </style:style>
    <style:style style:name="P243" style:family="paragraph" style:parent-style-name="Passé">
      <style:text-properties fo:language="en" fo:country="GB" officeooo:rsid="00844a37" officeooo:paragraph-rsid="00844a37"/>
    </style:style>
    <style:style style:name="P244" style:family="paragraph" style:parent-style-name="Passé">
      <style:text-properties fo:language="en" fo:country="GB" officeooo:rsid="008618e6" officeooo:paragraph-rsid="008618e6"/>
    </style:style>
    <style:style style:name="P245" style:family="paragraph" style:parent-style-name="Passé">
      <style:text-properties fo:language="en" fo:country="GB" officeooo:rsid="00873bef" officeooo:paragraph-rsid="00873bef"/>
    </style:style>
    <style:style style:name="P246" style:family="paragraph" style:parent-style-name="Passé">
      <style:text-properties fo:language="en" fo:country="GB" officeooo:rsid="00b2d423" officeooo:paragraph-rsid="00b2d423"/>
    </style:style>
    <style:style style:name="P247" style:family="paragraph" style:parent-style-name="Passé">
      <style:text-properties fo:language="en" fo:country="GB" officeooo:rsid="00b36ed2" officeooo:paragraph-rsid="00b36ed2"/>
    </style:style>
    <style:style style:name="P248" style:family="paragraph" style:parent-style-name="Passé">
      <style:text-properties fo:language="en" fo:country="GB" officeooo:rsid="00cbf831" officeooo:paragraph-rsid="00cbf831"/>
    </style:style>
    <style:style style:name="P249" style:family="paragraph" style:parent-style-name="Passé">
      <style:text-properties fo:language="en" fo:country="GB" fo:font-style="italic" officeooo:rsid="00cd063b" officeooo:paragraph-rsid="00cbf831" style:font-style-asian="italic" style:font-style-complex="italic"/>
    </style:style>
    <style:style style:name="P250" style:family="paragraph" style:parent-style-name="Passé">
      <style:text-properties fo:language="en" fo:country="GB" fo:font-style="italic" officeooo:rsid="00cdf80e" officeooo:paragraph-rsid="00cd063b" style:font-style-asian="italic" style:font-style-complex="italic"/>
    </style:style>
    <style:style style:name="P251" style:family="paragraph" style:parent-style-name="Passé">
      <style:text-properties fo:language="en" fo:country="GB" fo:font-style="italic" officeooo:rsid="00cdf80e" officeooo:paragraph-rsid="00cdf80e" style:font-style-asian="italic" style:font-style-complex="italic"/>
    </style:style>
    <style:style style:name="P252" style:family="paragraph" style:parent-style-name="Passé">
      <style:text-properties fo:language="en" fo:country="GB" fo:font-style="italic" officeooo:rsid="00cea7c6" officeooo:paragraph-rsid="00cdf80e" style:font-style-asian="italic" style:font-style-complex="italic"/>
    </style:style>
    <style:style style:name="P253" style:family="paragraph" style:parent-style-name="Passé">
      <style:text-properties fo:language="en" fo:country="GB" fo:font-style="italic" officeooo:rsid="00cea7c6" officeooo:paragraph-rsid="00cea7c6" style:font-style-asian="italic" style:font-style-complex="italic"/>
    </style:style>
    <style:style style:name="P254" style:family="paragraph" style:parent-style-name="Passé">
      <style:text-properties fo:language="en" fo:country="GB" fo:font-style="italic" officeooo:rsid="00cf05fe" officeooo:paragraph-rsid="00cf05fe" style:font-style-asian="italic" style:font-style-complex="italic"/>
    </style:style>
    <style:style style:name="P255" style:family="paragraph" style:parent-style-name="Passé">
      <style:text-properties fo:language="en" fo:country="GB" officeooo:rsid="00cd063b" officeooo:paragraph-rsid="00cd063b"/>
    </style:style>
    <style:style style:name="P256" style:family="paragraph" style:parent-style-name="Passé">
      <style:text-properties fo:language="en" fo:country="GB" officeooo:rsid="00cdf80e" officeooo:paragraph-rsid="00cdf80e"/>
    </style:style>
    <style:style style:name="P257" style:family="paragraph" style:parent-style-name="Passé">
      <style:text-properties fo:language="en" fo:country="GB" officeooo:rsid="00cea7c6" officeooo:paragraph-rsid="00cea7c6"/>
    </style:style>
    <style:style style:name="P258" style:family="paragraph" style:parent-style-name="Passé">
      <style:text-properties fo:language="en" fo:country="GB" officeooo:rsid="00fcc834" officeooo:paragraph-rsid="00fcc834"/>
    </style:style>
    <style:style style:name="P259" style:family="paragraph" style:parent-style-name="Passé">
      <style:text-properties fo:language="en" fo:country="GB" officeooo:rsid="00fd15dc" officeooo:paragraph-rsid="00fd15dc"/>
    </style:style>
    <style:style style:name="P260" style:family="paragraph" style:parent-style-name="Passé">
      <style:text-properties fo:language="en" fo:country="GB" fo:font-style="normal" officeooo:rsid="015bddc2" officeooo:paragraph-rsid="015bddc2" style:font-style-asian="normal" style:font-style-complex="normal"/>
    </style:style>
    <style:style style:name="P261" style:family="paragraph" style:parent-style-name="Passé">
      <style:text-properties fo:language="en" fo:country="GB" officeooo:rsid="01c96ece" officeooo:paragraph-rsid="01c96ece"/>
    </style:style>
    <style:style style:name="P262" style:family="paragraph" style:parent-style-name="Passé">
      <style:text-properties fo:language="en" fo:country="GB" officeooo:rsid="01c9fc3c" officeooo:paragraph-rsid="01c9fc3c"/>
    </style:style>
    <style:style style:name="P263" style:family="paragraph" style:parent-style-name="Passé">
      <style:text-properties fo:language="en" fo:country="GB" officeooo:rsid="01cbb5c5" officeooo:paragraph-rsid="01c9fc3c"/>
    </style:style>
    <style:style style:name="P264" style:family="paragraph" style:parent-style-name="Passé">
      <style:text-properties fo:language="en" fo:country="GB" officeooo:rsid="01cbb5c5" officeooo:paragraph-rsid="01cbb5c5"/>
    </style:style>
    <style:style style:name="P265" style:family="paragraph" style:parent-style-name="Passé">
      <style:text-properties fo:language="en" fo:country="GB" officeooo:rsid="01cd56f9" officeooo:paragraph-rsid="01cd56f9"/>
    </style:style>
    <style:style style:name="P266" style:family="paragraph" style:parent-style-name="Passé">
      <style:text-properties fo:language="en" fo:country="GB" officeooo:rsid="01d8eb25" officeooo:paragraph-rsid="01d8eb25"/>
    </style:style>
    <style:style style:name="P267" style:family="paragraph" style:parent-style-name="Passé">
      <style:text-properties fo:language="en" fo:country="GB" officeooo:rsid="01d92d5f" officeooo:paragraph-rsid="01d92d5f"/>
    </style:style>
    <style:style style:name="P268" style:family="paragraph" style:parent-style-name="Passé">
      <style:text-properties fo:language="en" fo:country="GB" officeooo:rsid="02950e47" officeooo:paragraph-rsid="02950e47"/>
    </style:style>
    <style:style style:name="P269" style:family="paragraph" style:parent-style-name="Passé">
      <style:text-properties fo:language="en" fo:country="GB" officeooo:rsid="02989f5c" officeooo:paragraph-rsid="02989f5c"/>
    </style:style>
    <style:style style:name="P270" style:family="paragraph" style:parent-style-name="Passé">
      <style:text-properties fo:language="en" fo:country="GB" officeooo:rsid="029e2581" officeooo:paragraph-rsid="029e2581"/>
    </style:style>
    <style:style style:name="P271" style:family="paragraph" style:parent-style-name="Passé">
      <style:text-properties fo:language="en" fo:country="GB" officeooo:rsid="02a08dcd" officeooo:paragraph-rsid="02a08dcd"/>
    </style:style>
    <style:style style:name="P272" style:family="paragraph" style:parent-style-name="Passé">
      <style:text-properties fo:language="en" fo:country="GB" officeooo:rsid="02a16e83" officeooo:paragraph-rsid="02a16e83"/>
    </style:style>
    <style:style style:name="P273" style:family="paragraph" style:parent-style-name="Passé">
      <style:text-properties fo:language="en" fo:country="GB" officeooo:rsid="02a1e6f6" officeooo:paragraph-rsid="02a1e6f6"/>
    </style:style>
    <style:style style:name="P274" style:family="paragraph" style:parent-style-name="Vlad_20_Kemenov">
      <style:text-properties fo:language="en" fo:country="GB"/>
    </style:style>
    <style:style style:name="P275" style:family="paragraph" style:parent-style-name="Vlad_20_Kemenov">
      <style:text-properties fo:language="en" fo:country="GB" officeooo:rsid="0071ccaa" officeooo:paragraph-rsid="0071ccaa"/>
    </style:style>
    <style:style style:name="P276" style:family="paragraph" style:parent-style-name="Vlad_20_Kemenov">
      <style:text-properties fo:language="en" fo:country="GB" officeooo:rsid="00739d08" officeooo:paragraph-rsid="00739d08"/>
    </style:style>
    <style:style style:name="P277" style:family="paragraph" style:parent-style-name="Vlad_20_Kemenov">
      <style:text-properties fo:language="en" fo:country="GB" officeooo:rsid="0074b6f5" officeooo:paragraph-rsid="0074b6f5"/>
    </style:style>
    <style:style style:name="P278" style:family="paragraph" style:parent-style-name="Vlad_20_Kemenov">
      <style:text-properties fo:language="en" fo:country="GB" officeooo:rsid="00791599" officeooo:paragraph-rsid="00791599"/>
    </style:style>
    <style:style style:name="P279" style:family="paragraph" style:parent-style-name="Vlad_20_Kemenov">
      <style:text-properties fo:language="en" fo:country="GB" officeooo:rsid="007a031b" officeooo:paragraph-rsid="007a031b"/>
    </style:style>
    <style:style style:name="P280" style:family="paragraph" style:parent-style-name="Vlad_20_Kemenov">
      <style:text-properties fo:language="en" fo:country="GB" officeooo:rsid="007b8b15" officeooo:paragraph-rsid="007b8b15"/>
    </style:style>
    <style:style style:name="P281" style:family="paragraph" style:parent-style-name="Vlad_20_Kemenov">
      <style:text-properties fo:language="en" fo:country="GB" officeooo:rsid="007cd132" officeooo:paragraph-rsid="007cd132"/>
    </style:style>
    <style:style style:name="P282" style:family="paragraph" style:parent-style-name="Vlad_20_Kemenov">
      <style:text-properties fo:language="en" fo:country="GB" officeooo:rsid="007fa64c" officeooo:paragraph-rsid="007fa64c"/>
    </style:style>
    <style:style style:name="P283" style:family="paragraph" style:parent-style-name="Vlad_20_Kemenov">
      <style:text-properties fo:language="en" fo:country="GB" officeooo:rsid="00808d5f" officeooo:paragraph-rsid="00808d5f"/>
    </style:style>
    <style:style style:name="P284" style:family="paragraph" style:parent-style-name="Vlad_20_Kemenov">
      <style:text-properties fo:language="en" fo:country="GB" officeooo:rsid="0087c879" officeooo:paragraph-rsid="0087c879"/>
    </style:style>
    <style:style style:name="P285" style:family="paragraph" style:parent-style-name="Vlad_20_Kemenov">
      <style:text-properties fo:language="en" fo:country="GB" officeooo:rsid="008b6541" officeooo:paragraph-rsid="008b6541"/>
    </style:style>
    <style:style style:name="P286" style:family="paragraph" style:parent-style-name="Vlad_20_Kemenov">
      <style:text-properties fo:language="en" fo:country="GB" officeooo:rsid="008cd9c9" officeooo:paragraph-rsid="008cd9c9"/>
    </style:style>
    <style:style style:name="P287" style:family="paragraph" style:parent-style-name="Vlad_20_Kemenov">
      <style:text-properties fo:language="en" fo:country="GB" officeooo:rsid="008eb079" officeooo:paragraph-rsid="008eb079"/>
    </style:style>
    <style:style style:name="P288" style:family="paragraph" style:parent-style-name="Vlad_20_Kemenov">
      <style:text-properties fo:language="en" fo:country="GB" officeooo:rsid="008fdfa1" officeooo:paragraph-rsid="008eb079"/>
    </style:style>
    <style:style style:name="P289" style:family="paragraph" style:parent-style-name="Vlad_20_Kemenov">
      <style:text-properties fo:language="en" fo:country="GB" officeooo:rsid="009210ef" officeooo:paragraph-rsid="009210ef"/>
    </style:style>
    <style:style style:name="P290" style:family="paragraph" style:parent-style-name="Vlad_20_Kemenov">
      <style:text-properties fo:language="en" fo:country="GB" officeooo:rsid="0093c702" officeooo:paragraph-rsid="0093c702"/>
    </style:style>
    <style:style style:name="P291" style:family="paragraph" style:parent-style-name="Vlad_20_Kemenov">
      <style:text-properties fo:language="en" fo:country="GB" officeooo:rsid="0095ab68" officeooo:paragraph-rsid="0095ab68"/>
    </style:style>
    <style:style style:name="P292" style:family="paragraph" style:parent-style-name="Vlad_20_Kemenov">
      <style:text-properties fo:language="en" fo:country="GB" officeooo:rsid="0096fd0d" officeooo:paragraph-rsid="0096fd0d"/>
    </style:style>
    <style:style style:name="P293" style:family="paragraph" style:parent-style-name="Vlad_20_Kemenov">
      <style:text-properties fo:language="en" fo:country="GB" officeooo:rsid="00981c97" officeooo:paragraph-rsid="00981c97"/>
    </style:style>
    <style:style style:name="P294" style:family="paragraph" style:parent-style-name="Vlad_20_Kemenov">
      <style:text-properties fo:language="en" fo:country="GB" officeooo:rsid="00992743" officeooo:paragraph-rsid="00992743"/>
    </style:style>
    <style:style style:name="P295" style:family="paragraph" style:parent-style-name="Vlad_20_Kemenov">
      <style:text-properties fo:language="en" fo:country="GB" fo:font-style="normal" officeooo:rsid="00992743" officeooo:paragraph-rsid="00992743" style:font-style-asian="normal" style:font-style-complex="normal"/>
    </style:style>
    <style:style style:name="P296" style:family="paragraph" style:parent-style-name="Vlad_20_Kemenov">
      <style:text-properties fo:language="en" fo:country="GB" fo:font-style="normal" officeooo:rsid="009cadf9" officeooo:paragraph-rsid="009cadf9" style:font-style-asian="normal" style:font-style-complex="normal"/>
    </style:style>
    <style:style style:name="P297" style:family="paragraph" style:parent-style-name="Vlad_20_Kemenov">
      <style:text-properties fo:language="en" fo:country="GB" fo:font-style="normal" officeooo:rsid="013cc61e" officeooo:paragraph-rsid="013b5e29" style:font-style-asian="normal" style:font-style-complex="normal"/>
    </style:style>
    <style:style style:name="P298" style:family="paragraph" style:parent-style-name="Vlad_20_Kemenov">
      <style:text-properties fo:language="en" fo:country="GB" fo:font-style="normal" officeooo:rsid="013cc61e" officeooo:paragraph-rsid="013cc61e" style:font-style-asian="normal" style:font-style-complex="normal"/>
    </style:style>
    <style:style style:name="P299" style:family="paragraph" style:parent-style-name="Vlad_20_Kemenov">
      <style:text-properties fo:language="en" fo:country="GB" fo:font-style="normal" officeooo:rsid="013e6617" officeooo:paragraph-rsid="013e6617" style:font-style-asian="normal" style:font-style-complex="normal"/>
    </style:style>
    <style:style style:name="P300" style:family="paragraph" style:parent-style-name="Vlad_20_Kemenov">
      <style:text-properties fo:language="en" fo:country="GB" fo:font-style="normal" officeooo:rsid="013fbb1e" officeooo:paragraph-rsid="013e6617" style:font-style-asian="normal" style:font-style-complex="normal"/>
    </style:style>
    <style:style style:name="P301" style:family="paragraph" style:parent-style-name="Vlad_20_Kemenov">
      <style:text-properties fo:language="en" fo:country="GB" fo:font-style="normal" officeooo:rsid="013fbb1e" officeooo:paragraph-rsid="013fbb1e" style:font-style-asian="normal" style:font-style-complex="normal"/>
    </style:style>
    <style:style style:name="P302" style:family="paragraph" style:parent-style-name="Vlad_20_Kemenov">
      <style:text-properties fo:language="en" fo:country="GB" fo:font-style="normal" officeooo:rsid="01407915" officeooo:paragraph-rsid="01407915" style:font-style-asian="normal" style:font-style-complex="normal"/>
    </style:style>
    <style:style style:name="P303" style:family="paragraph" style:parent-style-name="Vlad_20_Kemenov">
      <style:text-properties fo:language="en" fo:country="GB" fo:font-style="normal" officeooo:rsid="014142eb" officeooo:paragraph-rsid="01407915" style:font-style-asian="normal" style:font-style-complex="normal"/>
    </style:style>
    <style:style style:name="P304" style:family="paragraph" style:parent-style-name="Vlad_20_Kemenov">
      <style:text-properties fo:language="en" fo:country="GB" fo:font-style="normal" officeooo:rsid="014142eb" officeooo:paragraph-rsid="014142eb" style:font-style-asian="normal" style:font-style-complex="normal"/>
    </style:style>
    <style:style style:name="P305" style:family="paragraph" style:parent-style-name="Vlad_20_Kemenov">
      <style:text-properties fo:language="en" fo:country="GB" fo:font-style="normal" officeooo:rsid="0142178d" officeooo:paragraph-rsid="0142178d" style:font-style-asian="normal" style:font-style-complex="normal"/>
    </style:style>
    <style:style style:name="P306" style:family="paragraph" style:parent-style-name="Vlad_20_Kemenov">
      <style:text-properties fo:language="en" fo:country="GB" fo:font-style="normal" officeooo:rsid="0143685c" officeooo:paragraph-rsid="0143685c" style:font-style-asian="normal" style:font-style-complex="normal"/>
    </style:style>
    <style:style style:name="P307" style:family="paragraph" style:parent-style-name="Vlad_20_Kemenov">
      <style:text-properties fo:language="en" fo:country="GB" fo:font-style="normal" officeooo:rsid="0144e556" officeooo:paragraph-rsid="0144e556" style:font-style-asian="normal" style:font-style-complex="normal"/>
    </style:style>
    <style:style style:name="P308" style:family="paragraph" style:parent-style-name="Vlad_20_Kemenov">
      <style:text-properties fo:language="en" fo:country="GB" fo:font-style="normal" officeooo:rsid="0145d804" officeooo:paragraph-rsid="0145d804" style:font-style-asian="normal" style:font-style-complex="normal"/>
    </style:style>
    <style:style style:name="P309" style:family="paragraph" style:parent-style-name="Vlad_20_Kemenov">
      <style:text-properties fo:language="en" fo:country="GB" fo:font-style="normal" officeooo:rsid="01475146" officeooo:paragraph-rsid="01475146" style:font-style-asian="normal" style:font-style-complex="normal"/>
    </style:style>
    <style:style style:name="P310" style:family="paragraph" style:parent-style-name="Vlad_20_Kemenov">
      <style:text-properties fo:language="en" fo:country="GB" fo:font-style="normal" officeooo:rsid="01490bad" officeooo:paragraph-rsid="01490bad" style:font-style-asian="normal" style:font-style-complex="normal"/>
    </style:style>
    <style:style style:name="P311" style:family="paragraph" style:parent-style-name="Vlad_20_Kemenov">
      <style:text-properties fo:language="en" fo:country="GB" fo:font-style="normal" officeooo:rsid="01495169" officeooo:paragraph-rsid="01495169" style:font-style-asian="normal" style:font-style-complex="normal"/>
    </style:style>
    <style:style style:name="P312" style:family="paragraph" style:parent-style-name="Vlad_20_Kemenov">
      <style:text-properties fo:language="en" fo:country="GB" fo:font-style="normal" officeooo:rsid="014a7a72" officeooo:paragraph-rsid="014a7a72" style:font-style-asian="normal" style:font-style-complex="normal"/>
    </style:style>
    <style:style style:name="P313" style:family="paragraph" style:parent-style-name="Vlad_20_Kemenov">
      <style:text-properties fo:language="en" fo:country="GB" fo:font-style="normal" officeooo:rsid="014c4f5f" officeooo:paragraph-rsid="014c4f5f" style:font-style-asian="normal" style:font-style-complex="normal"/>
    </style:style>
    <style:style style:name="P314" style:family="paragraph" style:parent-style-name="Vlad_20_Kemenov">
      <style:text-properties fo:language="en" fo:country="GB" fo:font-style="normal" officeooo:rsid="014ddafc" officeooo:paragraph-rsid="014ddafc" style:font-style-asian="normal" style:font-style-complex="normal"/>
    </style:style>
    <style:style style:name="P315" style:family="paragraph" style:parent-style-name="Vlad_20_Kemenov">
      <style:text-properties fo:language="en" fo:country="GB" fo:font-style="normal" officeooo:rsid="014f730d" officeooo:paragraph-rsid="014f730d" style:font-style-asian="normal" style:font-style-complex="normal"/>
    </style:style>
    <style:style style:name="P316" style:family="paragraph" style:parent-style-name="Vlad_20_Kemenov">
      <style:text-properties fo:language="en" fo:country="GB" fo:font-style="normal" officeooo:rsid="014ffabe" officeooo:paragraph-rsid="014ffabe" style:font-style-asian="normal" style:font-style-complex="normal"/>
    </style:style>
    <style:style style:name="P317" style:family="paragraph" style:parent-style-name="Vlad_20_Kemenov">
      <style:text-properties fo:language="en" fo:country="GB" fo:font-style="normal" officeooo:rsid="01513cad" officeooo:paragraph-rsid="01513cad" style:font-style-asian="normal" style:font-style-complex="normal"/>
    </style:style>
    <style:style style:name="P318" style:family="paragraph" style:parent-style-name="Vlad_20_Kemenov">
      <style:text-properties fo:language="en" fo:country="GB" fo:font-style="normal" officeooo:rsid="015bddc2" officeooo:paragraph-rsid="015bddc2" style:font-style-asian="normal" style:font-style-complex="normal"/>
    </style:style>
    <style:style style:name="P319" style:family="paragraph" style:parent-style-name="Vlad_20_Kemenov">
      <style:text-properties fo:language="en" fo:country="GB" fo:font-style="normal" officeooo:rsid="015ea867" officeooo:paragraph-rsid="015ea867" style:font-style-asian="normal" style:font-style-complex="normal"/>
    </style:style>
    <style:style style:name="P320" style:family="paragraph" style:parent-style-name="Vlad_20_Kemenov">
      <style:text-properties fo:language="en" fo:country="GB" fo:font-style="normal" officeooo:rsid="01608f25" officeooo:paragraph-rsid="01608f25" style:font-style-asian="normal" style:font-style-complex="normal"/>
    </style:style>
    <style:style style:name="P321" style:family="paragraph" style:parent-style-name="Vlad_20_Kemenov">
      <style:text-properties fo:language="en" fo:country="GB" fo:font-style="normal" officeooo:rsid="01625fd5" officeooo:paragraph-rsid="0161ce4c" style:font-style-asian="normal" style:font-style-complex="normal"/>
    </style:style>
    <style:style style:name="P322" style:family="paragraph" style:parent-style-name="Vlad_20_Kemenov">
      <style:text-properties fo:language="en" fo:country="GB" fo:font-style="normal" officeooo:rsid="016388e7" officeooo:paragraph-rsid="016388e7" style:font-style-asian="normal" style:font-style-complex="normal"/>
    </style:style>
    <style:style style:name="P323" style:family="paragraph" style:parent-style-name="Vlad_20_Kemenov">
      <style:text-properties fo:language="en" fo:country="GB" fo:font-style="normal" officeooo:rsid="01642e1d" officeooo:paragraph-rsid="01642e1d" style:font-style-asian="normal" style:font-style-complex="normal"/>
    </style:style>
    <style:style style:name="P324" style:family="paragraph" style:parent-style-name="Vlad_20_Kemenov">
      <style:text-properties fo:language="en" fo:country="GB" fo:font-style="normal" officeooo:rsid="0165cf70" officeooo:paragraph-rsid="01642e1d" style:font-style-asian="normal" style:font-style-complex="normal"/>
    </style:style>
    <style:style style:name="P325" style:family="paragraph" style:parent-style-name="Vlad_20_Kemenov">
      <style:text-properties fo:language="en" fo:country="GB" fo:font-style="normal" officeooo:rsid="0165cf70" officeooo:paragraph-rsid="0165cf70" style:font-style-asian="normal" style:font-style-complex="normal"/>
    </style:style>
    <style:style style:name="P326" style:family="paragraph" style:parent-style-name="Vlad_20_Kemenov">
      <style:text-properties fo:language="en" fo:country="GB" fo:font-style="normal" officeooo:rsid="0167c056" officeooo:paragraph-rsid="0165cf70" style:font-style-asian="normal" style:font-style-complex="normal"/>
    </style:style>
    <style:style style:name="P327" style:family="paragraph" style:parent-style-name="Vlad_20_Kemenov">
      <style:text-properties fo:language="en" fo:country="GB" fo:font-style="normal" officeooo:rsid="0167c056" officeooo:paragraph-rsid="0167c056" style:font-style-asian="normal" style:font-style-complex="normal"/>
    </style:style>
    <style:style style:name="P328" style:family="paragraph" style:parent-style-name="Vlad_20_Kemenov">
      <style:text-properties fo:language="en" fo:country="GB" fo:font-style="normal" officeooo:rsid="01695460" officeooo:paragraph-rsid="0167c056" style:font-style-asian="normal" style:font-style-complex="normal"/>
    </style:style>
    <style:style style:name="P329" style:family="paragraph" style:parent-style-name="Vlad_20_Kemenov">
      <style:text-properties fo:language="en" fo:country="GB" fo:font-style="normal" officeooo:rsid="016abdb4" officeooo:paragraph-rsid="0167c056" style:font-style-asian="normal" style:font-style-complex="normal"/>
    </style:style>
    <style:style style:name="P330" style:family="paragraph" style:parent-style-name="Vlad_20_Kemenov">
      <style:text-properties fo:language="en" fo:country="GB" fo:font-style="normal" officeooo:rsid="016abdb4" officeooo:paragraph-rsid="016abdb4" style:font-style-asian="normal" style:font-style-complex="normal"/>
    </style:style>
    <style:style style:name="P331" style:family="paragraph" style:parent-style-name="Vlad_20_Kemenov">
      <style:text-properties fo:language="en" fo:country="GB" fo:font-style="normal" officeooo:rsid="016be30f" officeooo:paragraph-rsid="016abdb4" style:font-style-asian="normal" style:font-style-complex="normal"/>
    </style:style>
    <style:style style:name="P332" style:family="paragraph" style:parent-style-name="Vlad_20_Kemenov">
      <style:text-properties fo:language="en" fo:country="GB" fo:font-style="normal" officeooo:rsid="016be30f" officeooo:paragraph-rsid="016be30f" style:font-style-asian="normal" style:font-style-complex="normal"/>
    </style:style>
    <style:style style:name="P333" style:family="paragraph" style:parent-style-name="Vlad_20_Kemenov">
      <style:text-properties fo:language="en" fo:country="GB" fo:font-style="normal" officeooo:rsid="01b928b6" officeooo:paragraph-rsid="01b67b1b" style:font-style-asian="normal" style:font-style-complex="normal"/>
    </style:style>
    <style:style style:name="P334" style:family="paragraph" style:parent-style-name="Vlad_20_Kemenov">
      <style:text-properties fo:language="en" fo:country="GB" fo:font-style="normal" officeooo:rsid="01b928b6" officeooo:paragraph-rsid="01b928b6" style:font-style-asian="normal" style:font-style-complex="normal"/>
    </style:style>
    <style:style style:name="P335" style:family="paragraph" style:parent-style-name="Vlad_20_Kemenov">
      <style:text-properties fo:language="en" fo:country="GB" fo:font-style="normal" officeooo:rsid="01b93758" officeooo:paragraph-rsid="01b928b6" style:font-style-asian="normal" style:font-style-complex="normal"/>
    </style:style>
    <style:style style:name="P336" style:family="paragraph" style:parent-style-name="Vlad_20_Kemenov">
      <style:text-properties fo:language="en" fo:country="GB" fo:font-style="normal" officeooo:rsid="01b93758" officeooo:paragraph-rsid="01b93758" style:font-style-asian="normal" style:font-style-complex="normal"/>
    </style:style>
    <style:style style:name="P337" style:family="paragraph" style:parent-style-name="Vlad_20_Kemenov">
      <style:text-properties fo:language="en" fo:country="GB" fo:font-style="normal" officeooo:rsid="01ba01a7" officeooo:paragraph-rsid="01ba01a7" style:font-style-asian="normal" style:font-style-complex="normal"/>
    </style:style>
    <style:style style:name="P338" style:family="paragraph" style:parent-style-name="Vlad_20_Kemenov">
      <style:text-properties fo:language="en" fo:country="GB" fo:font-style="normal" officeooo:rsid="01bb37bc" officeooo:paragraph-rsid="01bb37bc" style:font-style-asian="normal" style:font-style-complex="normal"/>
    </style:style>
    <style:style style:name="P339" style:family="paragraph" style:parent-style-name="Vlad_20_Kemenov">
      <style:text-properties fo:language="en" fo:country="GB" fo:font-style="normal" officeooo:rsid="01bc34e4" officeooo:paragraph-rsid="01bc34e4" style:font-style-asian="normal" style:font-style-complex="normal"/>
    </style:style>
    <style:style style:name="P340" style:family="paragraph" style:parent-style-name="Vlad_20_Kemenov">
      <style:text-properties fo:language="en" fo:country="GB" fo:font-style="normal" officeooo:rsid="027f81b9" officeooo:paragraph-rsid="027e774a" style:font-style-asian="normal" style:font-style-complex="normal"/>
    </style:style>
    <style:style style:name="P341" style:family="paragraph" style:parent-style-name="Vlad_20_Kemenov">
      <style:text-properties fo:language="en" fo:country="GB" fo:font-style="normal" officeooo:rsid="027fc406" officeooo:paragraph-rsid="027e774a" style:font-style-asian="normal" style:font-style-complex="normal"/>
    </style:style>
    <style:style style:name="P342" style:family="paragraph" style:parent-style-name="Vlad_20_Kemenov">
      <style:text-properties fo:language="en" fo:country="GB" fo:font-style="normal" officeooo:rsid="027fcb82" officeooo:paragraph-rsid="027e774a" style:font-style-asian="normal" style:font-style-complex="normal"/>
    </style:style>
    <style:style style:name="P343" style:family="paragraph" style:parent-style-name="Vlad_20_Kemenov">
      <style:text-properties fo:language="en" fo:country="GB" fo:font-style="normal" officeooo:rsid="027fcb82" officeooo:paragraph-rsid="027fcb82" style:font-style-asian="normal" style:font-style-complex="normal"/>
    </style:style>
    <style:style style:name="P344" style:family="paragraph" style:parent-style-name="Vlad_20_Kemenov">
      <style:text-properties fo:language="en" fo:country="GB" fo:font-style="normal" officeooo:rsid="02832685" officeooo:paragraph-rsid="0280af10" style:font-style-asian="normal" style:font-style-complex="normal"/>
    </style:style>
    <style:style style:name="P345" style:family="paragraph" style:parent-style-name="Vlad_20_Kemenov">
      <style:text-properties fo:language="en" fo:country="GB" fo:font-style="normal" officeooo:rsid="02844d09" officeooo:paragraph-rsid="02832685" style:font-style-asian="normal" style:font-style-complex="normal"/>
    </style:style>
    <style:style style:name="P346" style:family="paragraph" style:parent-style-name="Vlad_20_Kemenov">
      <style:text-properties fo:language="en" fo:country="GB" fo:font-style="normal" officeooo:rsid="02844d09" officeooo:paragraph-rsid="02844d09" style:font-style-asian="normal" style:font-style-complex="normal"/>
    </style:style>
    <style:style style:name="P347" style:family="paragraph" style:parent-style-name="Vlad_20_Kemenov">
      <style:text-properties fo:language="en" fo:country="GB" fo:font-style="normal" officeooo:rsid="02859da2" officeooo:paragraph-rsid="02844d09" style:font-style-asian="normal" style:font-style-complex="normal"/>
    </style:style>
    <style:style style:name="P348" style:family="paragraph" style:parent-style-name="Vlad_20_Kemenov">
      <style:text-properties fo:language="en" fo:country="GB" fo:font-style="normal" officeooo:rsid="02859da2" officeooo:paragraph-rsid="02859da2" style:font-style-asian="normal" style:font-style-complex="normal"/>
    </style:style>
    <style:style style:name="P349" style:family="paragraph" style:parent-style-name="Vlad_20_Kemenov">
      <style:text-properties fo:language="en" fo:country="GB" fo:font-style="normal" officeooo:rsid="028715b2" officeooo:paragraph-rsid="02859da2" style:font-style-asian="normal" style:font-style-complex="normal"/>
    </style:style>
    <style:style style:name="P350" style:family="paragraph" style:parent-style-name="Vlad_20_Kemenov">
      <style:text-properties fo:language="en" fo:country="GB" fo:font-style="normal" officeooo:rsid="028715b2" officeooo:paragraph-rsid="028715b2" style:font-style-asian="normal" style:font-style-complex="normal"/>
    </style:style>
    <style:style style:name="P351" style:family="paragraph" style:parent-style-name="Vlad_20_Kemenov">
      <style:text-properties fo:language="en" fo:country="GB" fo:font-style="normal" officeooo:rsid="028849d3" officeooo:paragraph-rsid="028715b2" style:font-style-asian="normal" style:font-style-complex="normal"/>
    </style:style>
    <style:style style:name="P352" style:family="paragraph" style:parent-style-name="Vlad_20_Kemenov">
      <style:text-properties fo:language="en" fo:country="GB" fo:font-style="normal" officeooo:rsid="028849d3" officeooo:paragraph-rsid="028849d3" style:font-style-asian="normal" style:font-style-complex="normal"/>
    </style:style>
    <style:style style:name="P353" style:family="paragraph" style:parent-style-name="Vlad_20_Kemenov">
      <style:text-properties fo:language="en" fo:country="GB" fo:font-style="normal" officeooo:rsid="028a0807" officeooo:paragraph-rsid="028849d3" style:font-style-asian="normal" style:font-style-complex="normal"/>
    </style:style>
    <style:style style:name="P354" style:family="paragraph" style:parent-style-name="Vlad_20_Kemenov">
      <style:text-properties fo:language="en" fo:country="GB" fo:font-style="normal" officeooo:rsid="028a0807" officeooo:paragraph-rsid="028a0807" style:font-style-asian="normal" style:font-style-complex="normal"/>
    </style:style>
    <style:style style:name="P355" style:family="paragraph" style:parent-style-name="Vlad_20_Kemenov">
      <style:text-properties fo:language="en" fo:country="GB" fo:font-style="normal" officeooo:rsid="028cce19" officeooo:paragraph-rsid="028cce19" style:font-style-asian="normal" style:font-style-complex="normal"/>
    </style:style>
    <style:style style:name="P356" style:family="paragraph" style:parent-style-name="Vlad_20_Kemenov">
      <style:text-properties fo:language="en" fo:country="GB" fo:font-style="normal" officeooo:rsid="028ddd3c" officeooo:paragraph-rsid="028cce19" style:font-style-asian="normal" style:font-style-complex="normal"/>
    </style:style>
    <style:style style:name="P357" style:family="paragraph" style:parent-style-name="Vlad_20_Kemenov">
      <style:text-properties fo:language="en" fo:country="GB" fo:font-style="normal" officeooo:rsid="028ddd3c" officeooo:paragraph-rsid="028ddd3c" style:font-style-asian="normal" style:font-style-complex="normal"/>
    </style:style>
    <style:style style:name="P358" style:family="paragraph" style:parent-style-name="Vlad_20_Kemenov">
      <style:text-properties fo:language="en" fo:country="GB" fo:font-style="normal" officeooo:rsid="028f1ea5" officeooo:paragraph-rsid="028ddd3c" style:font-style-asian="normal" style:font-style-complex="normal"/>
    </style:style>
    <style:style style:name="P359" style:family="paragraph" style:parent-style-name="Vlad_20_Kemenov">
      <style:text-properties fo:language="en" fo:country="GB" fo:font-style="normal" officeooo:rsid="028f1ea5" officeooo:paragraph-rsid="028f1ea5" style:font-style-asian="normal" style:font-style-complex="normal"/>
    </style:style>
    <style:style style:name="P360" style:family="paragraph" style:parent-style-name="Vlad_20_Kemenov">
      <style:text-properties fo:language="en" fo:country="GB" fo:font-style="normal" officeooo:rsid="028fde0c" officeooo:paragraph-rsid="028f1ea5" style:font-style-asian="normal" style:font-style-complex="normal"/>
    </style:style>
    <style:style style:name="P361" style:family="paragraph" style:parent-style-name="Vlad_20_Kemenov">
      <style:text-properties fo:language="en" fo:country="GB" fo:font-style="normal" officeooo:rsid="02a76f6b" officeooo:paragraph-rsid="02a6c3ab" style:font-style-asian="normal" style:font-style-complex="normal"/>
    </style:style>
    <style:style style:name="P362" style:family="paragraph" style:parent-style-name="Vlad_20_Kemenov">
      <style:text-properties fo:language="en" fo:country="GB" fo:font-style="normal" officeooo:rsid="02a8da70" officeooo:paragraph-rsid="02a8da70" style:font-style-asian="normal" style:font-style-complex="normal"/>
    </style:style>
    <style:style style:name="P363" style:family="paragraph" style:parent-style-name="Vlad_20_Kemenov">
      <style:text-properties fo:language="en" fo:country="GB" fo:font-style="normal" officeooo:rsid="02a9b021" officeooo:paragraph-rsid="02a8da70" style:font-style-asian="normal" style:font-style-complex="normal"/>
    </style:style>
    <style:style style:name="P364" style:family="paragraph" style:parent-style-name="Vlad_20_Kemenov">
      <style:text-properties fo:language="en" fo:country="GB" fo:font-style="normal" officeooo:rsid="02a9b021" officeooo:paragraph-rsid="02a9b021" style:font-style-asian="normal" style:font-style-complex="normal"/>
    </style:style>
    <style:style style:name="P365" style:family="paragraph" style:parent-style-name="Vlad_20_Kemenov">
      <style:text-properties fo:language="en" fo:country="GB" fo:font-style="normal" fo:font-weight="normal" officeooo:rsid="016ec191" officeooo:paragraph-rsid="016be30f" style:font-style-asian="normal" style:font-weight-asian="normal" style:font-style-complex="normal" style:font-weight-complex="normal"/>
    </style:style>
    <style:style style:name="P366" style:family="paragraph" style:parent-style-name="Vlad_20_Kemenov">
      <style:text-properties fo:language="en" fo:country="GB" fo:font-style="normal" fo:font-weight="normal" officeooo:rsid="016ec191" officeooo:paragraph-rsid="016ec191" style:font-style-asian="normal" style:font-weight-asian="normal" style:font-style-complex="normal" style:font-weight-complex="normal"/>
    </style:style>
    <style:style style:name="P367" style:family="paragraph" style:parent-style-name="Vlad_20_Kemenov">
      <style:text-properties fo:language="en" fo:country="GB" fo:font-style="normal" fo:font-weight="normal" officeooo:rsid="0171f41c" officeooo:paragraph-rsid="016ec191" style:font-style-asian="normal" style:font-weight-asian="normal" style:font-style-complex="normal" style:font-weight-complex="normal"/>
    </style:style>
    <style:style style:name="P368" style:family="paragraph" style:parent-style-name="Vlad_20_Kemenov">
      <style:text-properties fo:language="en" fo:country="GB" fo:font-style="normal" fo:font-weight="normal" officeooo:rsid="017491eb" officeooo:paragraph-rsid="017392a1" style:font-style-asian="normal" style:font-weight-asian="normal" style:font-style-complex="normal" style:font-weight-complex="normal"/>
    </style:style>
    <style:style style:name="P369" style:family="paragraph" style:parent-style-name="Vlad_20_Kemenov">
      <style:text-properties fo:language="en" fo:country="GB" fo:font-style="normal" fo:font-weight="normal" officeooo:rsid="0176d2d7" officeooo:paragraph-rsid="0176c4dc" style:font-style-asian="normal" style:font-weight-asian="normal" style:font-style-complex="normal" style:font-weight-complex="normal"/>
    </style:style>
    <style:style style:name="P370" style:family="paragraph" style:parent-style-name="Vlad_20_Kemenov">
      <style:text-properties fo:language="en" fo:country="GB" fo:font-style="normal" fo:font-weight="normal" officeooo:rsid="01773fbb" officeooo:paragraph-rsid="01773fbb" style:font-style-asian="normal" style:font-weight-asian="normal" style:font-style-complex="normal" style:font-weight-complex="normal"/>
    </style:style>
    <style:style style:name="P371" style:family="paragraph" style:parent-style-name="Vlad_20_Kemenov">
      <style:text-properties fo:language="en" fo:country="GB" fo:font-style="normal" fo:font-weight="normal" officeooo:rsid="01773fbb" officeooo:paragraph-rsid="02bb6ac9" style:font-style-asian="normal" style:font-weight-asian="normal" style:font-style-complex="normal" style:font-weight-complex="normal"/>
    </style:style>
    <style:style style:name="P372" style:family="paragraph" style:parent-style-name="Vlad_20_Kemenov">
      <style:text-properties fo:language="en" fo:country="GB" fo:font-style="normal" fo:font-weight="normal" officeooo:rsid="0178cbb8" officeooo:paragraph-rsid="0178cbb8" style:font-style-asian="normal" style:font-weight-asian="normal" style:font-style-complex="normal" style:font-weight-complex="normal"/>
    </style:style>
    <style:style style:name="P373" style:family="paragraph" style:parent-style-name="Vlad_20_Kemenov">
      <style:text-properties fo:language="en" fo:country="GB" fo:font-style="normal" fo:font-weight="normal" officeooo:rsid="017bbb9d" officeooo:paragraph-rsid="017bbb9d" style:font-style-asian="normal" style:font-weight-asian="normal" style:font-style-complex="normal" style:font-weight-complex="normal"/>
    </style:style>
    <style:style style:name="P374" style:family="paragraph" style:parent-style-name="Vlad_20_Kemenov">
      <style:text-properties fo:language="en" fo:country="GB" fo:font-style="normal" fo:font-weight="normal" officeooo:rsid="017d2c5e" officeooo:paragraph-rsid="017bbb9d" style:font-style-asian="normal" style:font-weight-asian="normal" style:font-style-complex="normal" style:font-weight-complex="normal"/>
    </style:style>
    <style:style style:name="P375" style:family="paragraph" style:parent-style-name="Vlad_20_Kemenov">
      <style:text-properties fo:language="en" fo:country="GB" fo:font-style="normal" fo:font-weight="normal" officeooo:rsid="017e005a" officeooo:paragraph-rsid="017e005a" style:font-style-asian="normal" style:font-weight-asian="normal" style:font-style-complex="normal" style:font-weight-complex="normal"/>
    </style:style>
    <style:style style:name="P376" style:family="paragraph" style:parent-style-name="Vlad_20_Kemenov">
      <style:text-properties fo:language="en" fo:country="GB" fo:font-style="normal" fo:font-weight="normal" officeooo:rsid="017ef321" officeooo:paragraph-rsid="017ef321" style:font-style-asian="normal" style:font-weight-asian="normal" style:font-style-complex="normal" style:font-weight-complex="normal"/>
    </style:style>
    <style:style style:name="P377" style:family="paragraph" style:parent-style-name="Vlad_20_Kemenov">
      <style:text-properties fo:language="en" fo:country="GB" fo:font-style="normal" fo:font-weight="normal" officeooo:rsid="0180e847" officeooo:paragraph-rsid="0180e847" style:font-style-asian="normal" style:font-weight-asian="normal" style:font-style-complex="normal" style:font-weight-complex="normal"/>
    </style:style>
    <style:style style:name="P378" style:family="paragraph" style:parent-style-name="Vlad_20_Kemenov">
      <style:text-properties fo:language="en" fo:country="GB" fo:font-style="normal" fo:font-weight="normal" officeooo:rsid="018105f7" officeooo:paragraph-rsid="018105f7" style:font-style-asian="normal" style:font-weight-asian="normal" style:font-style-complex="normal" style:font-weight-complex="normal"/>
    </style:style>
    <style:style style:name="P379" style:family="paragraph" style:parent-style-name="Vlad_20_Kemenov">
      <style:text-properties fo:language="en" fo:country="GB" fo:font-style="normal" fo:font-weight="normal" officeooo:rsid="0182c617" officeooo:paragraph-rsid="0182c617" style:font-style-asian="normal" style:font-weight-asian="normal" style:font-style-complex="normal" style:font-weight-complex="normal"/>
    </style:style>
    <style:style style:name="P380" style:family="paragraph" style:parent-style-name="Vlad_20_Kemenov">
      <style:text-properties fo:language="en" fo:country="GB" fo:font-style="normal" fo:font-weight="normal" officeooo:rsid="018a9af5" officeooo:paragraph-rsid="0182c617" style:font-style-asian="normal" style:font-weight-asian="normal" style:font-style-complex="normal" style:font-weight-complex="normal"/>
    </style:style>
    <style:style style:name="P381" style:family="paragraph" style:parent-style-name="Vlad_20_Kemenov">
      <style:text-properties fo:language="en" fo:country="GB" fo:font-style="normal" fo:font-weight="normal" officeooo:rsid="018a9af5" officeooo:paragraph-rsid="018a9af5" style:font-style-asian="normal" style:font-weight-asian="normal" style:font-style-complex="normal" style:font-weight-complex="normal"/>
    </style:style>
    <style:style style:name="P382" style:family="paragraph" style:parent-style-name="Vlad_20_Kemenov">
      <style:text-properties fo:language="en" fo:country="GB" fo:font-style="normal" fo:font-weight="normal" officeooo:rsid="018ae168" officeooo:paragraph-rsid="018ae168" style:font-style-asian="normal" style:font-weight-asian="normal" style:font-style-complex="normal" style:font-weight-complex="normal"/>
    </style:style>
    <style:style style:name="P383" style:family="paragraph" style:parent-style-name="Vlad_20_Kemenov">
      <style:text-properties fo:language="en" fo:country="GB" fo:font-style="normal" fo:font-weight="normal" officeooo:rsid="018bc251" officeooo:paragraph-rsid="018bc251" style:font-style-asian="normal" style:font-weight-asian="normal" style:font-style-complex="normal" style:font-weight-complex="normal"/>
    </style:style>
    <style:style style:name="P384" style:family="paragraph" style:parent-style-name="Vlad_20_Kemenov">
      <style:text-properties fo:language="en" fo:country="GB" fo:font-style="normal" fo:font-weight="normal" officeooo:rsid="01bd6c79" officeooo:paragraph-rsid="01bd6c79" style:font-style-asian="normal" style:font-weight-asian="normal" style:font-style-complex="normal" style:font-weight-complex="normal"/>
    </style:style>
    <style:style style:name="P385" style:family="paragraph" style:parent-style-name="Vlad_20_Kemenov">
      <style:text-properties fo:language="en" fo:country="GB" fo:font-style="normal" fo:font-weight="normal" officeooo:rsid="01e688f2" officeooo:paragraph-rsid="01e51a5e" style:font-style-asian="normal" style:font-weight-asian="normal" style:font-style-complex="normal" style:font-weight-complex="normal"/>
    </style:style>
    <style:style style:name="P386" style:family="paragraph" style:parent-style-name="Vlad_20_Kemenov">
      <style:text-properties fo:language="en" fo:country="GB" fo:font-style="normal" fo:font-weight="normal" officeooo:rsid="01e7acc1" officeooo:paragraph-rsid="01e688f2" style:font-style-asian="normal" style:font-weight-asian="normal" style:font-style-complex="normal" style:font-weight-complex="normal"/>
    </style:style>
    <style:style style:name="P387" style:family="paragraph" style:parent-style-name="Vlad_20_Kemenov">
      <style:text-properties fo:language="en" fo:country="GB" fo:font-style="normal" fo:font-weight="normal" officeooo:rsid="01e7acc1" officeooo:paragraph-rsid="01e7acc1" style:font-style-asian="normal" style:font-weight-asian="normal" style:font-style-complex="normal" style:font-weight-complex="normal"/>
    </style:style>
    <style:style style:name="P388" style:family="paragraph" style:parent-style-name="Vlad_20_Kemenov">
      <style:text-properties fo:language="en" fo:country="GB" fo:font-style="normal" fo:font-weight="normal" officeooo:rsid="02aa60e4" officeooo:paragraph-rsid="02aa60e4" style:font-style-asian="normal" style:font-weight-asian="normal" style:font-style-complex="normal" style:font-weight-complex="normal"/>
    </style:style>
    <style:style style:name="P389" style:family="paragraph" style:parent-style-name="Vlad_20_Kemenov">
      <style:text-properties fo:language="en" fo:country="GB" fo:font-style="normal" fo:font-weight="normal" officeooo:rsid="02abf3d9" officeooo:paragraph-rsid="02abf3d9" style:font-style-asian="normal" style:font-weight-asian="normal" style:font-style-complex="normal" style:font-weight-complex="normal"/>
    </style:style>
    <style:style style:name="P390" style:family="paragraph" style:parent-style-name="Vlad_20_Kemenov">
      <style:text-properties fo:language="en" fo:country="GB" fo:font-style="normal" fo:font-weight="normal" officeooo:rsid="02ac49c6" officeooo:paragraph-rsid="02ac49c6" style:font-style-asian="normal" style:font-weight-asian="normal" style:font-style-complex="normal" style:font-weight-complex="normal"/>
    </style:style>
    <style:style style:name="P391" style:family="paragraph" style:parent-style-name="Vlad_20_Kemenov">
      <style:text-properties fo:language="en" fo:country="GB" officeooo:rsid="0099a5cc" officeooo:paragraph-rsid="0099a5cc"/>
    </style:style>
    <style:style style:name="P392" style:family="paragraph" style:parent-style-name="Vlad_20_Kemenov">
      <style:text-properties fo:language="en" fo:country="GB" officeooo:paragraph-rsid="009efe53"/>
    </style:style>
    <style:style style:name="P393" style:family="paragraph" style:parent-style-name="Vlad_20_Kemenov">
      <style:text-properties fo:language="en" fo:country="GB" officeooo:rsid="00a29e8d" officeooo:paragraph-rsid="00a29e8d"/>
    </style:style>
    <style:style style:name="P394" style:family="paragraph" style:parent-style-name="Vlad_20_Kemenov">
      <style:text-properties fo:language="en" fo:country="GB" officeooo:rsid="00b5811f" officeooo:paragraph-rsid="00b5811f"/>
    </style:style>
    <style:style style:name="P395" style:family="paragraph" style:parent-style-name="Vlad_20_Kemenov">
      <style:text-properties fo:language="en" fo:country="GB" officeooo:rsid="00b7d829" officeooo:paragraph-rsid="00b7d829"/>
    </style:style>
    <style:style style:name="P396" style:family="paragraph" style:parent-style-name="Vlad_20_Kemenov">
      <style:text-properties fo:language="en" fo:country="GB" officeooo:rsid="00b80775" officeooo:paragraph-rsid="00b80775"/>
    </style:style>
    <style:style style:name="P397" style:family="paragraph" style:parent-style-name="Vlad_20_Kemenov">
      <style:text-properties fo:language="en" fo:country="GB" officeooo:rsid="00b98aeb" officeooo:paragraph-rsid="00b98aeb"/>
    </style:style>
    <style:style style:name="P398" style:family="paragraph" style:parent-style-name="Vlad_20_Kemenov">
      <style:text-properties fo:language="en" fo:country="GB" officeooo:rsid="00b9d56f" officeooo:paragraph-rsid="00b9d56f"/>
    </style:style>
    <style:style style:name="P399" style:family="paragraph" style:parent-style-name="Vlad_20_Kemenov">
      <style:text-properties fo:language="en" fo:country="GB" officeooo:rsid="012cf857" officeooo:paragraph-rsid="012cf857"/>
    </style:style>
    <style:style style:name="P400" style:family="paragraph" style:parent-style-name="Vlad_20_Kemenov">
      <style:text-properties fo:language="en" fo:country="GB" officeooo:rsid="012ede04" officeooo:paragraph-rsid="012ede04"/>
    </style:style>
    <style:style style:name="P401" style:family="paragraph" style:parent-style-name="Vlad_20_Kemenov">
      <style:text-properties fo:language="en" fo:country="GB" officeooo:rsid="0130823f" officeooo:paragraph-rsid="0130823f"/>
    </style:style>
    <style:style style:name="P402" style:family="paragraph" style:parent-style-name="Vlad_20_Kemenov">
      <style:text-properties fo:language="en" fo:country="GB" officeooo:rsid="013a0622" officeooo:paragraph-rsid="013a0622"/>
    </style:style>
    <style:style style:name="P403" style:family="paragraph" style:parent-style-name="Vlad_20_Kemenov">
      <style:text-properties fo:language="en" fo:country="GB" officeooo:rsid="013b46b8" officeooo:paragraph-rsid="013b46b8"/>
    </style:style>
    <style:style style:name="P404" style:family="paragraph" style:parent-style-name="Vlad_20_Kemenov">
      <style:text-properties fo:language="en" fo:country="GB" officeooo:rsid="013b5e29" officeooo:paragraph-rsid="013b5e29"/>
    </style:style>
    <style:style style:name="P405" style:family="paragraph" style:parent-style-name="Vlad_20_Kemenov">
      <style:text-properties fo:language="en" fo:country="GB" officeooo:rsid="013cc61e" officeooo:paragraph-rsid="013cc61e"/>
    </style:style>
    <style:style style:name="P406" style:family="paragraph" style:parent-style-name="Vlad_20_Kemenov">
      <style:text-properties fo:language="en" fo:country="GB" officeooo:rsid="013e6617" officeooo:paragraph-rsid="013e6617"/>
    </style:style>
    <style:style style:name="P407" style:family="paragraph" style:parent-style-name="Vlad_20_Kemenov">
      <style:text-properties fo:language="en" fo:country="GB" officeooo:rsid="013fbb1e" officeooo:paragraph-rsid="013fbb1e"/>
    </style:style>
    <style:style style:name="P408" style:family="paragraph" style:parent-style-name="Vlad_20_Kemenov">
      <style:text-properties fo:language="en" fo:country="GB" officeooo:rsid="01407915" officeooo:paragraph-rsid="01407915"/>
    </style:style>
    <style:style style:name="P409" style:family="paragraph" style:parent-style-name="Vlad_20_Kemenov">
      <style:text-properties fo:language="en" fo:country="GB" officeooo:rsid="015bddc2" officeooo:paragraph-rsid="015bddc2"/>
    </style:style>
    <style:style style:name="P410" style:family="paragraph" style:parent-style-name="Vlad_20_Kemenov">
      <style:text-properties fo:language="en" fo:country="GB" officeooo:rsid="015ea867" officeooo:paragraph-rsid="015ea867"/>
    </style:style>
    <style:style style:name="P411" style:family="paragraph" style:parent-style-name="Vlad_20_Kemenov">
      <style:text-properties fo:language="en" fo:country="GB" officeooo:rsid="0161ce4c" officeooo:paragraph-rsid="0161ce4c"/>
    </style:style>
    <style:style style:name="P412" style:family="paragraph" style:parent-style-name="Vlad_20_Kemenov">
      <style:text-properties fo:language="en" fo:country="GB" officeooo:rsid="01625fd5" officeooo:paragraph-rsid="01625fd5"/>
    </style:style>
    <style:style style:name="P413" style:family="paragraph" style:parent-style-name="Vlad_20_Kemenov">
      <style:text-properties fo:language="en" fo:country="GB" officeooo:rsid="016388e7" officeooo:paragraph-rsid="016388e7"/>
    </style:style>
    <style:style style:name="P414" style:family="paragraph" style:parent-style-name="Vlad_20_Kemenov">
      <style:text-properties fo:language="en" fo:country="GB" officeooo:rsid="01642e1d" officeooo:paragraph-rsid="01642e1d"/>
    </style:style>
    <style:style style:name="P415" style:family="paragraph" style:parent-style-name="Vlad_20_Kemenov">
      <style:text-properties fo:language="en" fo:country="GB" officeooo:rsid="0165cf70" officeooo:paragraph-rsid="0165cf70"/>
    </style:style>
    <style:style style:name="P416" style:family="paragraph" style:parent-style-name="Vlad_20_Kemenov">
      <style:text-properties fo:language="en" fo:country="GB" officeooo:rsid="0167c056" officeooo:paragraph-rsid="0167c056"/>
    </style:style>
    <style:style style:name="P417" style:family="paragraph" style:parent-style-name="Vlad_20_Kemenov">
      <style:text-properties fo:language="en" fo:country="GB" officeooo:rsid="016abdb4" officeooo:paragraph-rsid="016abdb4"/>
    </style:style>
    <style:style style:name="P418" style:family="paragraph" style:parent-style-name="Vlad_20_Kemenov">
      <style:text-properties fo:language="en" fo:country="GB" officeooo:rsid="016be30f" officeooo:paragraph-rsid="016be30f"/>
    </style:style>
    <style:style style:name="P419" style:family="paragraph" style:parent-style-name="Vlad_20_Kemenov">
      <style:text-properties fo:language="en" fo:country="GB" officeooo:rsid="016ec191" officeooo:paragraph-rsid="016ec191"/>
    </style:style>
    <style:style style:name="P420" style:family="paragraph" style:parent-style-name="Vlad_20_Kemenov">
      <style:text-properties fo:language="en" fo:country="GB" officeooo:rsid="017392a1" officeooo:paragraph-rsid="017392a1"/>
    </style:style>
    <style:style style:name="P421" style:family="paragraph" style:parent-style-name="Vlad_20_Kemenov">
      <style:text-properties fo:language="en" fo:country="GB" officeooo:rsid="0176c4dc" officeooo:paragraph-rsid="0176c4dc"/>
    </style:style>
    <style:style style:name="P422" style:family="paragraph" style:parent-style-name="Vlad_20_Kemenov">
      <style:text-properties fo:language="en" fo:country="GB" officeooo:rsid="01773fbb" officeooo:paragraph-rsid="01773fbb"/>
    </style:style>
    <style:style style:name="P423" style:family="paragraph" style:parent-style-name="Vlad_20_Kemenov">
      <style:text-properties fo:language="en" fo:country="GB" officeooo:rsid="0178cbb8" officeooo:paragraph-rsid="0178cbb8"/>
    </style:style>
    <style:style style:name="P424" style:family="paragraph" style:parent-style-name="Vlad_20_Kemenov">
      <style:text-properties fo:language="en" fo:country="GB" officeooo:rsid="0178f115" officeooo:paragraph-rsid="0178f115"/>
    </style:style>
    <style:style style:name="P425" style:family="paragraph" style:parent-style-name="Vlad_20_Kemenov">
      <style:text-properties fo:language="en" fo:country="GB" officeooo:rsid="017a8030" officeooo:paragraph-rsid="017a8030"/>
    </style:style>
    <style:style style:name="P426" style:family="paragraph" style:parent-style-name="Vlad_20_Kemenov">
      <style:text-properties fo:language="en" fo:country="GB" officeooo:rsid="017bbb9d" officeooo:paragraph-rsid="017bbb9d"/>
    </style:style>
    <style:style style:name="P427" style:family="paragraph" style:parent-style-name="Vlad_20_Kemenov">
      <style:text-properties fo:language="en" fo:country="GB" officeooo:rsid="01a7d5d5"/>
    </style:style>
    <style:style style:name="P428" style:family="paragraph" style:parent-style-name="Vlad_20_Kemenov">
      <style:text-properties fo:language="en" fo:country="GB" officeooo:rsid="01a7d5d5" officeooo:paragraph-rsid="01a7d5d5"/>
    </style:style>
    <style:style style:name="P429" style:family="paragraph" style:parent-style-name="Vlad_20_Kemenov">
      <style:text-properties fo:language="en" fo:country="GB" officeooo:rsid="01a7e5b3" officeooo:paragraph-rsid="01a7e5b3"/>
    </style:style>
    <style:style style:name="P430" style:family="paragraph" style:parent-style-name="Vlad_20_Kemenov">
      <style:text-properties fo:language="en" fo:country="GB" officeooo:rsid="01a998cb" officeooo:paragraph-rsid="01a998cb"/>
    </style:style>
    <style:style style:name="P431" style:family="paragraph" style:parent-style-name="Vlad_20_Kemenov">
      <style:text-properties fo:language="en" fo:country="GB" officeooo:rsid="01adf979" officeooo:paragraph-rsid="01adf979"/>
    </style:style>
    <style:style style:name="P432" style:family="paragraph" style:parent-style-name="Vlad_20_Kemenov">
      <style:text-properties fo:language="en" fo:country="GB" officeooo:rsid="01af005c" officeooo:paragraph-rsid="01af005c"/>
    </style:style>
    <style:style style:name="P433" style:family="paragraph" style:parent-style-name="Vlad_20_Kemenov">
      <style:text-properties fo:language="en" fo:country="GB" officeooo:rsid="01afdae3" officeooo:paragraph-rsid="01afdae3"/>
    </style:style>
    <style:style style:name="P434" style:family="paragraph" style:parent-style-name="Vlad_20_Kemenov">
      <style:text-properties fo:language="en" fo:country="GB" officeooo:rsid="01b19b79" officeooo:paragraph-rsid="01b19b79"/>
    </style:style>
    <style:style style:name="P435" style:family="paragraph" style:parent-style-name="Vlad_20_Kemenov">
      <style:text-properties fo:language="en" fo:country="GB" officeooo:rsid="01b30c18" officeooo:paragraph-rsid="01b30c18"/>
    </style:style>
    <style:style style:name="P436" style:family="paragraph" style:parent-style-name="Vlad_20_Kemenov">
      <style:text-properties fo:language="en" fo:country="GB" officeooo:rsid="01b39453" officeooo:paragraph-rsid="01b39453"/>
    </style:style>
    <style:style style:name="P437" style:family="paragraph" style:parent-style-name="Vlad_20_Kemenov">
      <style:text-properties fo:language="en" fo:country="GB" officeooo:rsid="01b4cdc1" officeooo:paragraph-rsid="01b4cdc1"/>
    </style:style>
    <style:style style:name="P438" style:family="paragraph" style:parent-style-name="Vlad_20_Kemenov">
      <style:text-properties fo:language="en" fo:country="GB" officeooo:rsid="01b67b1b" officeooo:paragraph-rsid="01b67b1b"/>
    </style:style>
    <style:style style:name="P439" style:family="paragraph" style:parent-style-name="Vlad_20_Kemenov">
      <style:text-properties fo:language="en" fo:country="GB" officeooo:rsid="01b928b6" officeooo:paragraph-rsid="01b928b6"/>
    </style:style>
    <style:style style:name="P440" style:family="paragraph" style:parent-style-name="Vlad_20_Kemenov">
      <style:text-properties fo:language="en" fo:country="GB" officeooo:rsid="01b93758" officeooo:paragraph-rsid="01b93758"/>
    </style:style>
    <style:style style:name="P441" style:family="paragraph" style:parent-style-name="Vlad_20_Kemenov">
      <style:text-properties fo:language="en" fo:country="GB" officeooo:rsid="01ba01a7" officeooo:paragraph-rsid="01ba01a7"/>
    </style:style>
    <style:style style:name="P442" style:family="paragraph" style:parent-style-name="Vlad_20_Kemenov">
      <style:text-properties fo:language="en" fo:country="GB" officeooo:rsid="01bc34e4" officeooo:paragraph-rsid="01bc34e4"/>
    </style:style>
    <style:style style:name="P443" style:family="paragraph" style:parent-style-name="Vlad_20_Kemenov">
      <style:text-properties fo:language="en" fo:country="GB" officeooo:rsid="01bd06f5" officeooo:paragraph-rsid="01bd06f5"/>
    </style:style>
    <style:style style:name="P444" style:family="paragraph" style:parent-style-name="Vlad_20_Kemenov">
      <style:text-properties fo:language="en" fo:country="GB" officeooo:rsid="01db7388" officeooo:paragraph-rsid="01db7388"/>
    </style:style>
    <style:style style:name="P445" style:family="paragraph" style:parent-style-name="Vlad_20_Kemenov">
      <style:text-properties fo:language="en" fo:country="GB" officeooo:rsid="01df9c3f" officeooo:paragraph-rsid="01df9c3f"/>
    </style:style>
    <style:style style:name="P446" style:family="paragraph" style:parent-style-name="Vlad_20_Kemenov">
      <style:text-properties fo:language="en" fo:country="GB" officeooo:rsid="01e0ee3e" officeooo:paragraph-rsid="01e0ee3e"/>
    </style:style>
    <style:style style:name="P447" style:family="paragraph" style:parent-style-name="Vlad_20_Kemenov">
      <style:text-properties fo:language="en" fo:country="GB" officeooo:rsid="01e10bce" officeooo:paragraph-rsid="01e10bce"/>
    </style:style>
    <style:style style:name="P448" style:family="paragraph" style:parent-style-name="Vlad_20_Kemenov">
      <style:text-properties fo:language="en" fo:country="GB" officeooo:rsid="01e175ff" officeooo:paragraph-rsid="01e175ff"/>
    </style:style>
    <style:style style:name="P449" style:family="paragraph" style:parent-style-name="Vlad_20_Kemenov">
      <style:text-properties fo:language="en" fo:country="GB" officeooo:rsid="01e3201d" officeooo:paragraph-rsid="01e3201d"/>
    </style:style>
    <style:style style:name="P450" style:family="paragraph" style:parent-style-name="Vlad_20_Kemenov">
      <style:text-properties fo:language="en" fo:country="GB" officeooo:rsid="01e51a5e" officeooo:paragraph-rsid="01e51a5e"/>
    </style:style>
    <style:style style:name="P451" style:family="paragraph" style:parent-style-name="Vlad_20_Kemenov">
      <style:text-properties fo:language="en" fo:country="GB" officeooo:rsid="01e688f2" officeooo:paragraph-rsid="01e688f2"/>
    </style:style>
    <style:style style:name="P452" style:family="paragraph" style:parent-style-name="Vlad_20_Kemenov">
      <style:text-properties fo:language="en" fo:country="GB" officeooo:rsid="0267de28" officeooo:paragraph-rsid="0267de28"/>
    </style:style>
    <style:style style:name="P453" style:family="paragraph" style:parent-style-name="Vlad_20_Kemenov">
      <style:text-properties fo:language="en" fo:country="GB" officeooo:rsid="026a149f" officeooo:paragraph-rsid="026a149f"/>
    </style:style>
    <style:style style:name="P454" style:family="paragraph" style:parent-style-name="Vlad_20_Kemenov">
      <style:text-properties fo:language="en" fo:country="GB" officeooo:rsid="026b2a8e" officeooo:paragraph-rsid="026b2a8e"/>
    </style:style>
    <style:style style:name="P455" style:family="paragraph" style:parent-style-name="Vlad_20_Kemenov">
      <style:text-properties fo:language="en" fo:country="GB" officeooo:rsid="026caee5" officeooo:paragraph-rsid="026caee5"/>
    </style:style>
    <style:style style:name="P456" style:family="paragraph" style:parent-style-name="Vlad_20_Kemenov">
      <style:text-properties fo:language="en" fo:country="GB" officeooo:rsid="026f5650" officeooo:paragraph-rsid="026f5650"/>
    </style:style>
    <style:style style:name="P457" style:family="paragraph" style:parent-style-name="Vlad_20_Kemenov">
      <style:text-properties fo:language="en" fo:country="GB" fo:font-weight="normal" officeooo:rsid="026fc96f" officeooo:paragraph-rsid="026fc96f" style:font-weight-asian="normal" style:font-weight-complex="normal"/>
    </style:style>
    <style:style style:name="P458" style:family="paragraph" style:parent-style-name="Vlad_20_Kemenov">
      <style:text-properties fo:language="en" fo:country="GB" officeooo:rsid="026fc96f" officeooo:paragraph-rsid="026fc96f"/>
    </style:style>
    <style:style style:name="P459" style:family="paragraph" style:parent-style-name="Vlad_20_Kemenov">
      <style:text-properties fo:language="en" fo:country="GB" officeooo:paragraph-rsid="0271d279"/>
    </style:style>
    <style:style style:name="P460" style:family="paragraph" style:parent-style-name="Vlad_20_Kemenov">
      <style:text-properties fo:language="en" fo:country="GB" officeooo:rsid="027c2daa" officeooo:paragraph-rsid="027c2daa"/>
    </style:style>
    <style:style style:name="P461" style:family="paragraph" style:parent-style-name="Vlad_20_Kemenov">
      <style:text-properties fo:language="en" fo:country="GB" officeooo:rsid="027e774a" officeooo:paragraph-rsid="027e774a"/>
    </style:style>
    <style:style style:name="P462" style:family="paragraph" style:parent-style-name="Vlad_20_Kemenov">
      <style:text-properties fo:language="en" fo:country="GB" officeooo:rsid="027fcb82" officeooo:paragraph-rsid="027fcb82"/>
    </style:style>
    <style:style style:name="P463" style:family="paragraph" style:parent-style-name="Vlad_20_Kemenov">
      <style:text-properties fo:language="en" fo:country="GB" officeooo:rsid="0280af10" officeooo:paragraph-rsid="0280af10"/>
    </style:style>
    <style:style style:name="P464" style:family="paragraph" style:parent-style-name="Vlad_20_Kemenov">
      <style:text-properties fo:language="en" fo:country="GB" officeooo:rsid="02832685" officeooo:paragraph-rsid="02832685"/>
    </style:style>
    <style:style style:name="P465" style:family="paragraph" style:parent-style-name="Vlad_20_Kemenov">
      <style:text-properties fo:language="en" fo:country="GB" officeooo:rsid="02844d09" officeooo:paragraph-rsid="02844d09"/>
    </style:style>
    <style:style style:name="P466" style:family="paragraph" style:parent-style-name="Vlad_20_Kemenov">
      <style:text-properties fo:language="en" fo:country="GB" officeooo:rsid="02859da2" officeooo:paragraph-rsid="02859da2"/>
    </style:style>
    <style:style style:name="P467" style:family="paragraph" style:parent-style-name="Vlad_20_Kemenov">
      <style:text-properties fo:language="en" fo:country="GB" officeooo:rsid="028715b2" officeooo:paragraph-rsid="028715b2"/>
    </style:style>
    <style:style style:name="P468" style:family="paragraph" style:parent-style-name="Vlad_20_Kemenov">
      <style:text-properties fo:language="en" fo:country="GB" officeooo:rsid="028849d3" officeooo:paragraph-rsid="028849d3"/>
    </style:style>
    <style:style style:name="P469" style:family="paragraph" style:parent-style-name="Vlad_20_Kemenov">
      <style:text-properties fo:language="en" fo:country="GB" officeooo:rsid="028a0807" officeooo:paragraph-rsid="028a0807"/>
    </style:style>
    <style:style style:name="P470" style:family="paragraph" style:parent-style-name="Vlad_20_Kemenov">
      <style:text-properties fo:language="en" fo:country="GB" officeooo:rsid="028cce19" officeooo:paragraph-rsid="028cce19"/>
    </style:style>
    <style:style style:name="P471" style:family="paragraph" style:parent-style-name="Vlad_20_Kemenov">
      <style:text-properties fo:language="en" fo:country="GB" officeooo:rsid="028ddd3c" officeooo:paragraph-rsid="028ddd3c"/>
    </style:style>
    <style:style style:name="P472" style:family="paragraph" style:parent-style-name="Vlad_20_Kemenov">
      <style:text-properties fo:language="en" fo:country="GB" officeooo:rsid="028f1ea5" officeooo:paragraph-rsid="028f1ea5"/>
    </style:style>
    <style:style style:name="P473" style:family="paragraph" style:parent-style-name="Vlad_20_Kemenov">
      <style:text-properties fo:language="en" fo:country="GB" officeooo:rsid="0299612c" officeooo:paragraph-rsid="0299612c"/>
    </style:style>
    <style:style style:name="P474" style:family="paragraph" style:parent-style-name="Vlad_20_Kemenov">
      <style:text-properties fo:language="en" fo:country="GB" officeooo:rsid="029abd17" officeooo:paragraph-rsid="029abd17"/>
    </style:style>
    <style:style style:name="P475" style:family="paragraph" style:parent-style-name="Vlad_20_Kemenov">
      <style:text-properties fo:language="en" fo:country="GB" officeooo:rsid="029b797d" officeooo:paragraph-rsid="029b797d"/>
    </style:style>
    <style:style style:name="P476" style:family="paragraph" style:parent-style-name="Vlad_20_Kemenov">
      <style:text-properties fo:language="en" fo:country="GB" officeooo:rsid="029d42a8" officeooo:paragraph-rsid="029d42a8"/>
    </style:style>
    <style:style style:name="P477" style:family="paragraph" style:parent-style-name="Vlad_20_Kemenov">
      <style:text-properties fo:language="en" fo:country="GB" officeooo:rsid="029dc13e" officeooo:paragraph-rsid="029dc13e"/>
    </style:style>
    <style:style style:name="P478" style:family="paragraph" style:parent-style-name="Vlad_20_Kemenov">
      <style:text-properties fo:language="en" fo:country="GB" officeooo:rsid="02a4659f"/>
    </style:style>
    <style:style style:name="P479" style:family="paragraph" style:parent-style-name="Vlad_20_Kemenov">
      <style:text-properties fo:language="en" fo:country="GB" officeooo:rsid="02a4659f" officeooo:paragraph-rsid="02a4659f"/>
    </style:style>
    <style:style style:name="P480" style:family="paragraph" style:parent-style-name="Vlad_20_Kemenov">
      <style:text-properties fo:language="en" fo:country="GB" officeooo:rsid="02a565b0" officeooo:paragraph-rsid="02a565b0"/>
    </style:style>
    <style:style style:name="P481" style:family="paragraph" style:parent-style-name="Vlad_20_Kemenov">
      <style:text-properties fo:language="en" fo:country="GB" officeooo:rsid="02a6acff" officeooo:paragraph-rsid="02a6acff"/>
    </style:style>
    <style:style style:name="P482" style:family="paragraph" style:parent-style-name="Vlad_20_Kemenov">
      <style:text-properties fo:language="en" fo:country="GB" officeooo:rsid="02a6c3ab" officeooo:paragraph-rsid="02a6c3ab"/>
    </style:style>
    <style:style style:name="P483" style:family="paragraph" style:parent-style-name="Vlad_20_Kemenov">
      <style:text-properties fo:language="en" fo:country="GB" officeooo:rsid="02a8da70" officeooo:paragraph-rsid="02a8da70"/>
    </style:style>
    <style:style style:name="P484" style:family="paragraph" style:parent-style-name="Vlad_20_Kemenov">
      <style:text-properties fo:language="en" fo:country="GB" officeooo:rsid="02a9b021" officeooo:paragraph-rsid="02a9b021"/>
    </style:style>
    <style:style style:name="P485" style:family="paragraph" style:parent-style-name="Vlad_20_Kemenov">
      <style:text-properties fo:language="en" fo:country="GB" officeooo:rsid="02aa60e4" officeooo:paragraph-rsid="02aa60e4"/>
    </style:style>
    <style:style style:name="P486" style:family="paragraph" style:parent-style-name="Vlad_20_Kemenov">
      <style:text-properties fo:language="en" fo:country="GB" officeooo:rsid="02ac49c6" officeooo:paragraph-rsid="02ac49c6"/>
    </style:style>
    <style:style style:name="P487" style:family="paragraph" style:parent-style-name="Vlad_20_Kemenov">
      <style:text-properties fo:language="en" fo:country="GB" officeooo:rsid="02acc73a" officeooo:paragraph-rsid="02acc73a"/>
    </style:style>
    <style:style style:name="P488" style:family="paragraph" style:parent-style-name="Vlad_20_Kemenov">
      <style:text-properties fo:language="en" fo:country="GB" officeooo:rsid="02ad4ed4" officeooo:paragraph-rsid="02ad4ed4"/>
    </style:style>
    <style:style style:name="P489" style:family="paragraph" style:parent-style-name="Vlad_20_Kemenov">
      <style:text-properties fo:language="en" fo:country="GB" officeooo:rsid="02aeb646" officeooo:paragraph-rsid="02aeb646"/>
    </style:style>
    <style:style style:name="P490" style:family="paragraph" style:parent-style-name="Vlad_20_Kemenov">
      <style:text-properties fo:language="en" fo:country="GB" officeooo:rsid="02aff092" officeooo:paragraph-rsid="02aff092"/>
    </style:style>
    <style:style style:name="P491" style:family="paragraph" style:parent-style-name="Vlad_20_Kemenov">
      <style:text-properties fo:language="en" fo:country="GB" officeooo:rsid="02b11c6a" officeooo:paragraph-rsid="02b11c6a"/>
    </style:style>
    <style:style style:name="P492" style:family="paragraph" style:parent-style-name="Vlad_20_Kemenov">
      <style:text-properties fo:language="en" fo:country="GB" officeooo:rsid="02b19799" officeooo:paragraph-rsid="02b19799"/>
    </style:style>
    <style:style style:name="P493" style:family="paragraph" style:parent-style-name="Vlad_20_Kemenov">
      <style:text-properties fo:language="en" fo:country="GB" officeooo:rsid="02b22731" officeooo:paragraph-rsid="02b19799"/>
    </style:style>
    <style:style style:name="P494" style:family="paragraph" style:parent-style-name="Vlad_20_Kemenov">
      <style:text-properties fo:language="en" fo:country="GB" officeooo:rsid="02b22731" officeooo:paragraph-rsid="02b22731"/>
    </style:style>
    <style:style style:name="P495" style:family="paragraph" style:parent-style-name="Vlad_20_Kemenov">
      <style:text-properties fo:language="en" fo:country="GB" officeooo:rsid="02b41abb" officeooo:paragraph-rsid="02b41abb"/>
    </style:style>
    <style:style style:name="P496" style:family="paragraph" style:parent-style-name="Vlad_20_Kemenov">
      <style:text-properties fo:language="en" fo:country="GB" officeooo:rsid="02b4f2c6" officeooo:paragraph-rsid="02b4f2c6"/>
    </style:style>
    <style:style style:name="P497" style:family="paragraph" style:parent-style-name="Vlad_20_Kemenov">
      <style:text-properties fo:language="en" fo:country="GB" officeooo:rsid="02b736ce" officeooo:paragraph-rsid="02b6f46b"/>
    </style:style>
    <style:style style:name="P498" style:family="paragraph" style:parent-style-name="Vlad_20_Kemenov">
      <style:text-properties fo:language="en" fo:country="GB" officeooo:rsid="02b736ce" officeooo:paragraph-rsid="02b736ce"/>
    </style:style>
    <style:style style:name="P499" style:family="paragraph" style:parent-style-name="Vlad_20_Kemenov">
      <style:text-properties fo:language="en" fo:country="GB" officeooo:rsid="02b85ecb" officeooo:paragraph-rsid="02b85ecb"/>
    </style:style>
    <style:style style:name="P500" style:family="paragraph" style:parent-style-name="Vlad_20_Kemenov">
      <style:text-properties fo:language="en" fo:country="GB" officeooo:rsid="02b9c333" officeooo:paragraph-rsid="02b9c333"/>
    </style:style>
    <style:style style:name="P501" style:family="paragraph" style:parent-style-name="Vlad_20_Kemenov">
      <style:text-properties fo:language="en" fo:country="GB" officeooo:rsid="02bd580e" officeooo:paragraph-rsid="02bd580e"/>
    </style:style>
    <style:style style:name="P502" style:family="paragraph" style:parent-style-name="Vlad_20_Kemenov">
      <style:text-properties style:font-name="Liberation Serif" fo:font-size="12pt" fo:language="en" fo:country="GB" fo:font-style="normal" officeooo:rsid="009efe53" officeooo:paragraph-rsid="009efe53" style:font-size-asian="12pt" style:font-style-asian="normal" style:font-size-complex="12pt" style:font-style-complex="normal"/>
    </style:style>
    <style:style style:name="P503" style:family="paragraph" style:parent-style-name="Vlad_20_Kemenov">
      <style:text-properties style:font-name="Liberation Serif" fo:font-size="12pt" fo:language="en" fo:country="GB" fo:font-style="normal" officeooo:rsid="00a27ee5" officeooo:paragraph-rsid="009efe53" style:font-size-asian="12pt" style:font-style-asian="normal" style:font-size-complex="12pt" style:font-style-complex="normal"/>
    </style:style>
    <style:style style:name="P504" style:family="paragraph" style:parent-style-name="Vlad_20_Kemenov">
      <style:text-properties style:font-name="Liberation Serif" fo:font-size="12pt" fo:language="en" fo:country="GB" fo:font-style="normal" officeooo:rsid="00a46873" officeooo:paragraph-rsid="00a29e8d" style:font-size-asian="12pt" style:font-style-asian="normal" style:font-size-complex="12pt" style:font-style-complex="normal"/>
    </style:style>
    <style:style style:name="P505" style:family="paragraph" style:parent-style-name="Vlad_20_Kemenov">
      <style:text-properties style:font-name="Liberation Serif" fo:font-size="12pt" fo:language="en" fo:country="GB" fo:font-style="normal" officeooo:rsid="00a88edd" officeooo:paragraph-rsid="00a88edd" style:font-size-asian="12pt" style:font-style-asian="normal" style:font-size-complex="12pt" style:font-style-complex="normal"/>
    </style:style>
    <style:style style:name="P506" style:family="paragraph" style:parent-style-name="Vlad_20_Kemenov">
      <style:text-properties style:font-name="Liberation Serif" fo:font-size="12pt" fo:language="en" fo:country="GB" fo:font-style="normal" officeooo:rsid="00aa4a16" officeooo:paragraph-rsid="00aa4a16" style:font-size-asian="12pt" style:font-style-asian="normal" style:font-size-complex="12pt" style:font-style-complex="normal"/>
    </style:style>
    <style:style style:name="P507" style:family="paragraph" style:parent-style-name="Vlad_20_Kemenov">
      <style:text-properties style:font-name="Liberation Serif" fo:font-size="12pt" fo:language="en" fo:country="GB" fo:font-style="normal" officeooo:rsid="00adb805" officeooo:paragraph-rsid="00adb805" style:font-size-asian="12pt" style:font-style-asian="normal" style:font-size-complex="12pt" style:font-style-complex="normal"/>
    </style:style>
    <style:style style:name="P508" style:family="paragraph" style:parent-style-name="Vlad_20_Kemenov">
      <style:text-properties style:font-name="Liberation Serif" fo:font-size="12pt" fo:language="en" fo:country="GB" fo:font-style="normal" officeooo:rsid="00adf7b4" officeooo:paragraph-rsid="00adf7b4" style:font-size-asian="12pt" style:font-style-asian="normal" style:font-size-complex="12pt" style:font-style-complex="normal"/>
    </style:style>
    <style:style style:name="P509" style:family="paragraph" style:parent-style-name="Vlad_20_Kemenov">
      <style:text-properties style:font-name="Liberation Serif" fo:font-size="12pt" fo:language="en" fo:country="GB" fo:font-style="normal" officeooo:rsid="00ae7567" officeooo:paragraph-rsid="00ae7567" style:font-size-asian="12pt" style:font-style-asian="normal" style:font-size-complex="12pt" style:font-style-complex="normal"/>
    </style:style>
    <style:style style:name="P510" style:family="paragraph" style:parent-style-name="Vlad_20_Kemenov">
      <style:text-properties style:font-name="Liberation Serif" fo:font-size="12pt" fo:language="en" fo:country="GB" fo:font-style="normal" officeooo:rsid="00b2d36e" officeooo:paragraph-rsid="00b2d36e" style:font-size-asian="12pt" style:font-style-asian="normal" style:font-size-complex="12pt" style:font-style-complex="normal"/>
    </style:style>
    <style:style style:name="P511" style:family="paragraph" style:parent-style-name="Vlad_20_Kemenov">
      <style:text-properties style:font-name="Liberation Serif" fo:font-size="12pt" fo:language="en" fo:country="GB" fo:font-weight="normal" officeooo:rsid="02bd580e" officeooo:paragraph-rsid="02bd580e" style:font-size-asian="12pt" style:font-weight-asian="normal" style:font-size-complex="12pt" style:font-weight-complex="normal"/>
    </style:style>
    <style:style style:name="P512" style:family="paragraph" style:parent-style-name="Vlad_20_Kemenov">
      <style:text-properties officeooo:paragraph-rsid="0229c9e2"/>
    </style:style>
    <style:style style:name="P513" style:family="paragraph" style:parent-style-name="Vlad_20_Kemenov">
      <style:text-properties officeooo:paragraph-rsid="022a3e27"/>
    </style:style>
    <style:style style:name="P514" style:family="paragraph" style:parent-style-name="Vlad_20_Kemenov">
      <style:text-properties officeooo:paragraph-rsid="022da99e"/>
    </style:style>
    <style:style style:name="P515" style:family="paragraph" style:parent-style-name="Vlad_20_Kemenov">
      <style:text-properties officeooo:paragraph-rsid="022e1bd3"/>
    </style:style>
    <style:style style:name="P516" style:family="paragraph" style:parent-style-name="Vlad_20_Kemenov">
      <style:text-properties officeooo:paragraph-rsid="0230109e"/>
    </style:style>
    <style:style style:name="P517" style:family="paragraph" style:parent-style-name="Vlad_20_Kemenov">
      <style:text-properties officeooo:paragraph-rsid="02330ea5"/>
    </style:style>
    <style:style style:name="P518" style:family="paragraph" style:parent-style-name="Vlad_20_Kemenov">
      <style:text-properties officeooo:paragraph-rsid="0235efaa"/>
    </style:style>
    <style:style style:name="P519" style:family="paragraph" style:parent-style-name="Vlad_20_Kemenov">
      <style:text-properties officeooo:paragraph-rsid="0237acf7"/>
    </style:style>
    <style:style style:name="P520" style:family="paragraph" style:parent-style-name="Vlad_20_Kemenov">
      <style:text-properties officeooo:paragraph-rsid="023d483b"/>
    </style:style>
    <style:style style:name="P521" style:family="paragraph" style:parent-style-name="Vlad_20_Kemenov">
      <style:text-properties officeooo:paragraph-rsid="023f3522"/>
    </style:style>
    <style:style style:name="P522" style:family="paragraph" style:parent-style-name="Vlad_20_Kemenov">
      <style:text-properties officeooo:paragraph-rsid="023fb5d9"/>
    </style:style>
    <style:style style:name="P523" style:family="paragraph" style:parent-style-name="Vlad_20_Kemenov">
      <style:text-properties officeooo:paragraph-rsid="024140c1"/>
    </style:style>
    <style:style style:name="P524" style:family="paragraph" style:parent-style-name="Vlad_20_Kemenov">
      <style:text-properties officeooo:paragraph-rsid="0242f1c1"/>
    </style:style>
    <style:style style:name="P525" style:family="paragraph" style:parent-style-name="Vlad_20_Kemenov">
      <style:text-properties officeooo:paragraph-rsid="0244517a"/>
    </style:style>
    <style:style style:name="P526" style:family="paragraph" style:parent-style-name="Vlad_20_Kemenov">
      <style:text-properties officeooo:paragraph-rsid="0246e886"/>
    </style:style>
    <style:style style:name="P527" style:family="paragraph" style:parent-style-name="Vlad_20_Kemenov">
      <style:text-properties officeooo:paragraph-rsid="02483b09"/>
    </style:style>
    <style:style style:name="P528" style:family="paragraph" style:parent-style-name="Vlad_20_Kemenov">
      <style:text-properties officeooo:paragraph-rsid="0249f31b"/>
    </style:style>
    <style:style style:name="P529" style:family="paragraph" style:parent-style-name="Lieux">
      <style:text-properties fo:language="en" fo:country="GB"/>
    </style:style>
    <style:style style:name="P530" style:family="paragraph" style:parent-style-name="Lieux">
      <style:text-properties fo:language="en" fo:country="GB" officeooo:rsid="001d1130" officeooo:paragraph-rsid="001d1130"/>
    </style:style>
    <style:style style:name="P531" style:family="paragraph" style:parent-style-name="Lieux">
      <style:text-properties fo:language="en" fo:country="GB" officeooo:rsid="005358e3" officeooo:paragraph-rsid="005358e3"/>
    </style:style>
    <style:style style:name="P532" style:family="paragraph" style:parent-style-name="Lieux">
      <style:text-properties fo:language="en" fo:country="GB" officeooo:rsid="006ae992" officeooo:paragraph-rsid="006ae992"/>
    </style:style>
    <style:style style:name="P533" style:family="paragraph" style:parent-style-name="Lieux">
      <style:text-properties fo:language="en" fo:country="GB" officeooo:rsid="00826383" officeooo:paragraph-rsid="00826383"/>
    </style:style>
    <style:style style:name="P534" style:family="paragraph" style:parent-style-name="Lieux">
      <style:text-properties fo:language="en" fo:country="GB" officeooo:rsid="00ba6144" officeooo:paragraph-rsid="00ba6144"/>
    </style:style>
    <style:style style:name="P535" style:family="paragraph" style:parent-style-name="Lieux">
      <style:text-properties fo:language="en" fo:country="GB" officeooo:rsid="0113910a" officeooo:paragraph-rsid="0113910a"/>
    </style:style>
    <style:style style:name="P536" style:family="paragraph" style:parent-style-name="Lieux">
      <style:text-properties fo:language="en" fo:country="GB" officeooo:rsid="01513cad" officeooo:paragraph-rsid="01513cad"/>
    </style:style>
    <style:style style:name="P537" style:family="paragraph" style:parent-style-name="Lieux">
      <style:text-properties fo:language="en" fo:country="GB" officeooo:rsid="018ce5b0" officeooo:paragraph-rsid="018ce5b0"/>
    </style:style>
    <style:style style:name="P538" style:family="paragraph" style:parent-style-name="Lieux">
      <style:text-properties fo:language="en" fo:country="GB" officeooo:rsid="01bd6c79" officeooo:paragraph-rsid="01bd6c79"/>
    </style:style>
    <style:style style:name="P539" style:family="paragraph" style:parent-style-name="Lieux">
      <style:text-properties fo:language="en" fo:country="GB" officeooo:rsid="01e7acc1" officeooo:paragraph-rsid="01e7acc1"/>
    </style:style>
    <style:style style:name="P540" style:family="paragraph" style:parent-style-name="Lieux">
      <style:text-properties fo:language="en" fo:country="GB" officeooo:rsid="02907d7e" officeooo:paragraph-rsid="02907d7e"/>
    </style:style>
    <style:style style:name="P541" style:family="paragraph" style:parent-style-name="Lieux">
      <style:text-properties officeooo:paragraph-rsid="021f1643"/>
    </style:style>
    <style:style style:name="P542" style:family="paragraph" style:parent-style-name="Citation_20_-_20_Titre">
      <style:text-properties fo:language="en" fo:country="GB"/>
    </style:style>
    <style:style style:name="P543" style:family="paragraph" style:parent-style-name="Citation_20_-_20_Titre">
      <style:text-properties fo:language="en" fo:country="GB" officeooo:rsid="0019deec" officeooo:paragraph-rsid="0019deec"/>
    </style:style>
    <style:style style:name="P544" style:family="paragraph" style:parent-style-name="Titre_20_Chapitre">
      <style:paragraph-properties fo:break-before="page"/>
    </style:style>
    <style:style style:name="P545" style:family="paragraph" style:parent-style-name="Titre_20_Chapitre">
      <style:paragraph-properties fo:break-before="page"/>
      <style:text-properties fo:language="en" fo:country="GB"/>
    </style:style>
    <style:style style:name="P546" style:family="paragraph" style:parent-style-name="Titre_20_Chapitre">
      <style:paragraph-properties fo:break-before="page"/>
      <style:text-properties fo:language="en" fo:country="GB" officeooo:rsid="005358e3" officeooo:paragraph-rsid="005358e3"/>
    </style:style>
    <style:style style:name="P547" style:family="paragraph" style:parent-style-name="Titre_20_Chapitre">
      <style:paragraph-properties fo:break-before="page"/>
      <style:text-properties fo:language="en" fo:country="GB" officeooo:rsid="00826383" officeooo:paragraph-rsid="00826383"/>
    </style:style>
    <style:style style:name="P548" style:family="paragraph" style:parent-style-name="Titre_20_Chapitre">
      <style:paragraph-properties fo:break-before="page"/>
      <style:text-properties fo:language="en" fo:country="GB" officeooo:rsid="0113910a" officeooo:paragraph-rsid="0113910a"/>
    </style:style>
    <style:style style:name="P549" style:family="paragraph" style:parent-style-name="Titre_20_Chapitre">
      <style:paragraph-properties fo:break-before="page"/>
      <style:text-properties fo:language="en" fo:country="GB" officeooo:rsid="01513cad" officeooo:paragraph-rsid="01513cad"/>
    </style:style>
    <style:style style:name="P550" style:family="paragraph" style:parent-style-name="Titre_20_Chapitre">
      <style:paragraph-properties fo:break-before="page"/>
      <style:text-properties fo:language="en" fo:country="GB" officeooo:rsid="018ce5b0" officeooo:paragraph-rsid="018ce5b0"/>
    </style:style>
    <style:style style:name="P551" style:family="paragraph" style:parent-style-name="Titre_20_Chapitre">
      <style:paragraph-properties fo:break-before="page"/>
      <style:text-properties fo:language="en" fo:country="GB" officeooo:rsid="01bd6c79" officeooo:paragraph-rsid="01bd6c79"/>
    </style:style>
    <style:style style:name="P552" style:family="paragraph" style:parent-style-name="Titre_20_Chapitre">
      <style:paragraph-properties fo:break-before="page"/>
      <style:text-properties fo:language="en" fo:country="GB" officeooo:rsid="01e7acc1" officeooo:paragraph-rsid="01e7acc1"/>
    </style:style>
    <style:style style:name="P553" style:family="paragraph" style:parent-style-name="Titre_20_Chapitre">
      <style:paragraph-properties fo:break-before="page"/>
      <style:text-properties fo:language="en" fo:country="GB" officeooo:rsid="02907d7e" officeooo:paragraph-rsid="02907d7e"/>
    </style:style>
    <style:style style:name="P554" style:family="paragraph" style:parent-style-name="Titre_20_Chapitre">
      <style:paragraph-properties fo:break-before="page"/>
      <style:text-properties officeooo:paragraph-rsid="021f1643"/>
    </style:style>
    <style:style style:name="P555" style:family="paragraph" style:parent-style-name="Titre_20_Chapitre">
      <style:paragraph-properties fo:break-before="page"/>
      <style:text-properties officeooo:rsid="02d673a1" officeooo:paragraph-rsid="02d673a1"/>
    </style:style>
    <style:style style:name="P556" style:family="paragraph" style:parent-style-name="Contents_20_Heading">
      <style:paragraph-properties fo:break-before="page"/>
    </style:style>
    <style:style style:name="P557" style:family="paragraph" style:parent-style-name="Titre_20_Chapitre">
      <style:text-properties fo:language="en" fo:country="GB" officeooo:rsid="006ae992" officeooo:paragraph-rsid="006ae992"/>
    </style:style>
    <style:style style:name="P558" style:family="paragraph" style:parent-style-name="Citation_20_-_20_Texte">
      <style:text-properties fo:language="en" fo:country="GB"/>
    </style:style>
    <style:style style:name="P559" style:family="paragraph" style:parent-style-name="Citation_20_-_20_Texte">
      <style:text-properties fo:language="en" fo:country="GB" officeooo:rsid="0019deec" officeooo:paragraph-rsid="0019deec"/>
    </style:style>
    <style:style style:name="P560" style:family="paragraph" style:parent-style-name="Citation_20_-_20_Texte">
      <style:text-properties fo:language="en" fo:country="GB" officeooo:rsid="001bc8cd" officeooo:paragraph-rsid="001bc8cd"/>
    </style:style>
    <style:style style:name="P561" style:family="paragraph" style:parent-style-name="Citation_20_-_20_Texte">
      <style:text-properties fo:language="en" fo:country="GB" fo:font-style="normal" officeooo:rsid="001ce406" officeooo:paragraph-rsid="001ce406" style:font-style-asian="normal" style:font-style-complex="normal"/>
    </style:style>
    <style:style style:name="P562" style:family="paragraph" style:parent-style-name="Citation_20_-_20_Texte">
      <style:text-properties fo:language="en" fo:country="GB" officeooo:rsid="01a5d6f9" officeooo:paragraph-rsid="01a5d6f9"/>
    </style:style>
    <style:style style:name="P563" style:family="paragraph" style:parent-style-name="Séparation_20_temporelle">
      <style:text-properties fo:language="en" fo:country="GB"/>
    </style:style>
    <style:style style:name="P564" style:family="paragraph" style:parent-style-name="Citation_20_-_20_Liens">
      <style:text-properties fo:language="en" fo:country="GB"/>
    </style:style>
    <style:style style:name="P565" style:family="paragraph" style:parent-style-name="Citation_20_-_20_Liens">
      <style:text-properties fo:language="en" fo:country="GB" fo:font-style="italic" officeooo:rsid="01cf196f" officeooo:paragraph-rsid="01cf196f" style:font-style-asian="italic" style:font-style-complex="italic"/>
    </style:style>
    <style:style style:name="P566" style:family="paragraph" style:parent-style-name="Anglais">
      <style:paragraph-properties fo:margin-left="7.504cm" fo:margin-right="0cm" fo:text-indent="0cm" style:auto-text-indent="false"/>
      <style:text-properties officeooo:paragraph-rsid="0218c954"/>
    </style:style>
    <style:style style:name="P567" style:family="paragraph" style:parent-style-name="Anglais">
      <style:paragraph-properties fo:margin-left="0cm" fo:margin-right="0cm" fo:text-indent="0cm" style:auto-text-indent="false"/>
      <style:text-properties officeooo:paragraph-rsid="02199a5d"/>
    </style:style>
    <style:style style:name="P568" style:family="paragraph" style:parent-style-name="Anglais">
      <style:paragraph-properties fo:margin-left="0cm" fo:margin-right="0cm" fo:text-indent="0cm" style:auto-text-indent="false"/>
      <style:text-properties officeooo:paragraph-rsid="021a5d6d"/>
    </style:style>
    <style:style style:name="P569" style:family="paragraph" style:parent-style-name="Anglais">
      <style:paragraph-properties fo:margin-left="0cm" fo:margin-right="0cm" fo:text-indent="0cm" style:auto-text-indent="false"/>
      <style:text-properties officeooo:paragraph-rsid="021c2971"/>
    </style:style>
    <style:style style:name="P570" style:family="paragraph" style:parent-style-name="Anglais">
      <style:paragraph-properties fo:margin-left="0cm" fo:margin-right="0cm" fo:text-indent="0cm" style:auto-text-indent="false"/>
      <style:text-properties officeooo:paragraph-rsid="021da42a"/>
    </style:style>
    <style:style style:name="P571" style:family="paragraph" style:parent-style-name="Anglais">
      <style:paragraph-properties fo:margin-left="0cm" fo:margin-right="0cm" fo:text-indent="0cm" style:auto-text-indent="false"/>
      <style:text-properties officeooo:paragraph-rsid="021e1773"/>
    </style:style>
    <style:style style:name="P57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style:style>
    <style:style style:name="P57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paragraph-rsid="02d7c815"/>
    </style:style>
    <style:style style:name="P57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d7c815" officeooo:paragraph-rsid="02d7c815"/>
    </style:style>
    <style:style style:name="P57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d947b9" officeooo:paragraph-rsid="02d947b9"/>
    </style:style>
    <style:style style:name="P57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dad78a" officeooo:paragraph-rsid="02dad78a"/>
    </style:style>
    <style:style style:name="P57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db807b" officeooo:paragraph-rsid="02db807b"/>
    </style:style>
    <style:style style:name="P57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dc8696" officeooo:paragraph-rsid="02dc8696"/>
    </style:style>
    <style:style style:name="P57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df4f39" officeooo:paragraph-rsid="02d7c815"/>
    </style:style>
    <style:style style:name="P58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df4f39" officeooo:paragraph-rsid="02df4f39"/>
    </style:style>
    <style:style style:name="P58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df5ee8" officeooo:paragraph-rsid="02df5ee8"/>
    </style:style>
    <style:style style:name="P58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df67bc" officeooo:paragraph-rsid="02df67bc"/>
    </style:style>
    <style:style style:name="P58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dfa378" officeooo:paragraph-rsid="02dfa378"/>
    </style:style>
    <style:style style:name="P58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e141e4" officeooo:paragraph-rsid="02e141e4"/>
    </style:style>
    <style:style style:name="P58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e24bbd" officeooo:paragraph-rsid="02e24bbd"/>
    </style:style>
    <style:style style:name="P58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e6305a" officeooo:paragraph-rsid="02e6305a"/>
    </style:style>
    <style:style style:name="P58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e7158c" officeooo:paragraph-rsid="02e7158c"/>
    </style:style>
    <style:style style:name="P58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e772c2" officeooo:paragraph-rsid="02e772c2"/>
    </style:style>
    <style:style style:name="P58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e7b918" officeooo:paragraph-rsid="02e7b918"/>
    </style:style>
    <style:style style:name="P59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eba04e" officeooo:paragraph-rsid="02eba04e"/>
    </style:style>
    <style:style style:name="P59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ebeb3f" officeooo:paragraph-rsid="02ebeb3f"/>
    </style:style>
    <style:style style:name="P59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ec3112" officeooo:paragraph-rsid="02ec3112"/>
    </style:style>
    <style:style style:name="P59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ed6a4a" officeooo:paragraph-rsid="02ec3112"/>
    </style:style>
    <style:style style:name="P59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ed6a4a" officeooo:paragraph-rsid="02ed6a4a"/>
    </style:style>
    <style:style style:name="P59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ed9a1b" officeooo:paragraph-rsid="02ed9a1b"/>
    </style:style>
    <style:style style:name="P59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ee19a1" officeooo:paragraph-rsid="02ee19a1"/>
    </style:style>
    <style:style style:name="P59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efc26f" officeooo:paragraph-rsid="02efc26f"/>
    </style:style>
    <style:style style:name="P59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f1023c" officeooo:paragraph-rsid="02f1023c"/>
    </style:style>
    <style:style style:name="P59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f30067" officeooo:paragraph-rsid="02f30067"/>
    </style:style>
    <style:style style:name="P60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font-style="normal" fo:font-weight="normal"/>
    </style:style>
    <style:style style:name="P60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font-style="normal" fo:font-weight="normal" officeooo:paragraph-rsid="02d7c815"/>
    </style:style>
    <style:style style:name="P60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en" fo:country="GB" fo:font-style="normal" fo:font-weight="normal" officeooo:rsid="02bd580e" style:font-size-asian="12pt" style:font-weight-asian="normal" style:font-size-complex="12pt" style:font-weight-complex="normal"/>
    </style:style>
    <style:style style:name="P60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en" fo:country="GB" fo:font-style="normal" fo:font-weight="normal" officeooo:rsid="02bd580e" officeooo:paragraph-rsid="02c6ed9b" style:font-size-asian="12pt" style:font-weight-asian="normal" style:font-size-complex="12pt" style:font-weight-complex="normal"/>
    </style:style>
    <style:style style:name="P60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en" fo:country="GB" fo:font-style="normal" fo:font-weight="normal" officeooo:rsid="02bd580e" officeooo:paragraph-rsid="02c8d44e" style:font-size-asian="12pt" style:font-weight-asian="normal" style:font-size-complex="12pt" style:font-weight-complex="normal"/>
    </style:style>
    <style:style style:name="P605"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en" fo:country="GB" fo:font-style="normal" fo:font-weight="normal" officeooo:rsid="02bd580e" officeooo:paragraph-rsid="02c9b66d" style:font-size-asian="12pt" style:font-weight-asian="normal" style:font-size-complex="12pt" style:font-weight-complex="normal"/>
    </style:style>
    <style:style style:name="P60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en" fo:country="GB" fo:font-style="normal" fo:font-weight="normal" officeooo:rsid="02bd580e" officeooo:paragraph-rsid="02cb5c37" style:font-size-asian="12pt" style:font-weight-asian="normal" style:font-size-complex="12pt" style:font-weight-complex="normal"/>
    </style:style>
    <style:style style:name="P60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en" fo:country="GB" fo:font-style="normal" fo:font-weight="normal" officeooo:rsid="02bd580e" officeooo:paragraph-rsid="02cca8a6" style:font-size-asian="12pt" style:font-weight-asian="normal" style:font-size-complex="12pt" style:font-weight-complex="normal"/>
    </style:style>
    <style:style style:name="P608"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en" fo:country="GB" fo:font-style="normal" fo:font-weight="normal" officeooo:rsid="02bd580e" officeooo:paragraph-rsid="02ce8f22" style:font-size-asian="12pt" style:font-weight-asian="normal" style:font-size-complex="12pt" style:font-weight-complex="normal"/>
    </style:style>
    <style:style style:name="P60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en" fo:country="GB" fo:font-style="normal" fo:font-weight="normal" officeooo:rsid="02bd580e" officeooo:paragraph-rsid="02cec34b" style:font-size-asian="12pt" style:font-weight-asian="normal" style:font-size-complex="12pt" style:font-weight-complex="normal"/>
    </style:style>
    <style:style style:name="P61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en" fo:country="GB" fo:font-style="normal" fo:font-weight="normal" officeooo:rsid="02bd580e" officeooo:paragraph-rsid="02d00b5f" style:font-size-asian="12pt" style:font-weight-asian="normal" style:font-size-complex="12pt" style:font-weight-complex="normal"/>
    </style:style>
    <style:style style:name="P611"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en" fo:country="GB" fo:font-style="normal" fo:font-weight="normal" officeooo:rsid="02bd580e" officeooo:paragraph-rsid="02d11d1e" style:font-size-asian="12pt" style:font-weight-asian="normal" style:font-size-complex="12pt" style:font-weight-complex="normal"/>
    </style:style>
    <style:style style:name="P61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en" fo:country="GB" fo:font-style="normal" fo:font-weight="normal" officeooo:rsid="02bd580e" officeooo:paragraph-rsid="02d4e9ab" style:font-size-asian="12pt" style:font-weight-asian="normal" style:font-size-complex="12pt" style:font-weight-complex="normal"/>
    </style:style>
    <style:style style:name="P61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en" fo:country="GB" fo:font-style="normal" fo:font-weight="normal" officeooo:rsid="02bd580e" officeooo:paragraph-rsid="02d512ad" style:font-size-asian="12pt" style:font-weight-asian="normal" style:font-size-complex="12pt" style:font-weight-complex="normal"/>
    </style:style>
    <style:style style:name="P61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en" fo:country="GB" fo:font-style="normal" fo:font-weight="normal" officeooo:rsid="02bd580e" officeooo:paragraph-rsid="02d673a1" style:font-size-asian="12pt" style:font-weight-asian="normal" style:font-size-complex="12pt" style:font-weight-complex="normal"/>
    </style:style>
    <style:style style:name="P615" style:family="paragraph" style:parent-style-name="Text_20_body">
      <style:paragraph-properties fo:margin-left="0cm" fo:margin-right="0cm" fo:text-align="start" style:justify-single-word="false" fo:orphans="2" fo:widows="2" fo:text-indent="0cm" style:auto-text-indent="false"/>
      <style:text-properties fo:language="en" fo:country="GB"/>
    </style:style>
    <style:style style:name="P616" style:family="paragraph" style:parent-style-name="Text_20_body">
      <style:paragraph-properties fo:margin-left="0cm" fo:margin-right="0cm" fo:text-align="start" style:justify-single-word="false" fo:orphans="2" fo:widows="2" fo:text-indent="0cm" style:auto-text-indent="false"/>
      <style:text-properties fo:language="en" fo:country="GB" officeooo:paragraph-rsid="02d7c815"/>
    </style:style>
    <style:style style:name="P617" style:family="paragraph" style:parent-style-name="Text_20_body">
      <style:paragraph-properties fo:margin-left="0cm" fo:margin-right="0cm" fo:text-align="start" style:justify-single-word="false" fo:orphans="2" fo:widows="2" fo:text-indent="0cm" style:auto-text-indent="false"/>
      <style:text-properties fo:language="en" fo:country="GB" fo:font-style="italic" officeooo:rsid="02db807b" officeooo:paragraph-rsid="02db807b" style:font-style-asian="italic" style:font-style-complex="italic"/>
    </style:style>
    <style:style style:name="P618" style:family="paragraph" style:parent-style-name="Text_20_body">
      <style:paragraph-properties fo:margin-left="0cm" fo:margin-right="0cm" fo:text-align="start" style:justify-single-word="false" fo:orphans="2" fo:widows="2" fo:text-indent="0cm" style:auto-text-indent="false"/>
      <style:text-properties fo:language="en" fo:country="GB" officeooo:rsid="02db807b" officeooo:paragraph-rsid="02db807b"/>
    </style:style>
    <style:style style:name="P619" style:family="paragraph" style:parent-style-name="Text_20_body">
      <style:paragraph-properties fo:margin-left="0cm" fo:margin-right="0cm" fo:text-align="start" style:justify-single-word="false" fo:orphans="2" fo:widows="2" fo:text-indent="0cm" style:auto-text-indent="false"/>
      <style:text-properties fo:language="en" fo:country="GB" officeooo:rsid="02ebeb3f" officeooo:paragraph-rsid="02ebeb3f"/>
    </style:style>
    <style:style style:name="P620" style:family="paragraph" style:parent-style-name="Text_20_body">
      <style:paragraph-properties fo:margin-left="0cm" fo:margin-right="0cm" fo:text-align="start" style:justify-single-word="false" fo:orphans="2" fo:widows="2" fo:text-indent="0cm" style:auto-text-indent="false"/>
      <style:text-properties fo:language="en" fo:country="GB" fo:font-weight="bold" officeooo:rsid="02ed6a4a" officeooo:paragraph-rsid="02ed6a4a" style:font-weight-asian="bold" style:font-weight-complex="bold"/>
    </style:style>
    <style:style style:name="P621" style:family="paragraph" style:parent-style-name="Text_20_body">
      <style:paragraph-properties fo:margin-left="0cm" fo:margin-right="0cm" fo:text-align="start" style:justify-single-word="false" fo:orphans="2" fo:widows="2" fo:text-indent="0cm" style:auto-text-indent="false"/>
      <style:text-properties fo:language="en" fo:country="GB" fo:font-weight="bold" officeooo:rsid="02ed9a1b" officeooo:paragraph-rsid="02ed9a1b" style:font-weight-asian="bold" style:font-weight-complex="bold"/>
    </style:style>
    <style:style style:name="P622" style:family="paragraph" style:parent-style-name="Text_20_body">
      <style:paragraph-properties fo:margin-left="0cm" fo:margin-right="0cm" fo:text-align="start" style:justify-single-word="false" fo:orphans="2" fo:widows="2" fo:text-indent="0cm" style:auto-text-indent="false"/>
      <style:text-properties fo:language="en" fo:country="GB" officeooo:rsid="02f1023c" officeooo:paragraph-rsid="02f1023c"/>
    </style:style>
    <style:style style:name="P623" style:family="paragraph" style:parent-style-name="Text_20_body">
      <style:paragraph-properties fo:margin-left="0cm" fo:margin-right="0cm" fo:text-align="start" style:justify-single-word="false" fo:orphans="2" fo:widows="2" fo:text-indent="0cm" style:auto-text-indent="false"/>
    </style:style>
    <style:style style:name="P624" style:family="paragraph" style:parent-style-name="Text_20_body">
      <style:paragraph-properties fo:margin-left="0cm" fo:margin-right="0cm" fo:text-align="start" style:justify-single-word="false" fo:orphans="2" fo:widows="2" fo:text-indent="0cm" style:auto-text-indent="false"/>
      <style:text-properties officeooo:paragraph-rsid="02d7c815"/>
    </style:style>
    <style:style style:name="P625" style:family="paragraph" style:parent-style-name="Text_20_body">
      <style:paragraph-properties fo:margin-left="0cm" fo:margin-right="0cm" fo:orphans="2" fo:widows="2" fo:text-indent="0cm" style:auto-text-indent="false"/>
      <style:text-properties style:font-name="Liberation Serif" fo:font-size="12pt" fo:language="en" fo:country="GB" fo:font-weight="normal" officeooo:rsid="02bd580e" officeooo:paragraph-rsid="02c9b66d" style:font-size-asian="12pt" style:font-weight-asian="normal" style:font-size-complex="12pt" style:font-weight-complex="normal"/>
    </style:style>
    <style:style style:name="P626" style:family="paragraph" style:parent-style-name="Anglais" style:master-page-name="">
      <style:paragraph-properties fo:margin-top="0cm" fo:margin-bottom="0.247cm" loext:contextual-spacing="false" fo:line-height="120%" style:page-number="auto" style:shadow="none" style:writing-mode="page">
        <style:tab-stops/>
      </style:paragraph-properties>
      <style:text-properties style:font-name="Liberation Serif" fo:language="en" fo:country="GB" style:font-size-asian="10.5pt"/>
    </style:style>
    <style:style style:name="P627" style:family="paragraph" style:parent-style-name="Vlad_20_Kemenov" style:master-page-name="">
      <style:paragraph-properties fo:margin-top="0cm" fo:margin-bottom="0.247cm" loext:contextual-spacing="false" fo:line-height="120%" style:page-number="auto" style:writing-mode="page">
        <style:tab-stops/>
      </style:paragraph-properties>
      <style:text-properties style:font-name="Liberation Serif" fo:language="en" fo:country="GB" officeooo:rsid="0249f31b" officeooo:paragraph-rsid="0249f31b" style:font-size-asian="10.5pt"/>
    </style:style>
    <style:style style:name="P628"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officeooo:rsid="0249f31b" officeooo:paragraph-rsid="0249f31b" style:font-size-asian="10.5pt"/>
    </style:style>
    <style:style style:name="P629"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officeooo:rsid="024b77a2" officeooo:paragraph-rsid="024b77a2" style:font-size-asian="10.5pt"/>
    </style:style>
    <style:style style:name="P630"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officeooo:rsid="024cb741" officeooo:paragraph-rsid="024cb741" style:font-size-asian="10.5pt"/>
    </style:style>
    <style:style style:name="P631"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officeooo:rsid="024e9400" officeooo:paragraph-rsid="024e9400" style:font-size-asian="10.5pt"/>
    </style:style>
    <style:style style:name="P632"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officeooo:rsid="02510eb4" officeooo:paragraph-rsid="02510eb4" style:font-size-asian="10.5pt"/>
    </style:style>
    <style:style style:name="P633"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officeooo:rsid="02513c1f" officeooo:paragraph-rsid="02513c1f" style:font-size-asian="10.5pt"/>
    </style:style>
    <style:style style:name="P634"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officeooo:rsid="0254771e" officeooo:paragraph-rsid="0254771e" style:font-size-asian="10.5pt"/>
    </style:style>
    <style:style style:name="P635"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officeooo:rsid="0256f2f0" officeooo:paragraph-rsid="0256f2f0" style:font-size-asian="10.5pt"/>
    </style:style>
    <style:style style:name="P636"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fo:font-weight="normal" officeooo:rsid="024b77a2" officeooo:paragraph-rsid="024b77a2" style:font-size-asian="10.5pt" style:font-weight-asian="normal" style:font-weight-complex="normal"/>
    </style:style>
    <style:style style:name="P637"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fo:font-weight="normal" officeooo:rsid="024cb741" officeooo:paragraph-rsid="024cb741" style:font-size-asian="10.5pt" style:font-weight-asian="normal" style:font-weight-complex="normal"/>
    </style:style>
    <style:style style:name="P638" style:family="paragraph" style:parent-style-name="Vlad_20_Kemenov">
      <style:paragraph-properties fo:margin-top="0cm" fo:margin-bottom="0.247cm" loext:contextual-spacing="false" fo:line-height="120%" style:writing-mode="page">
        <style:tab-stops/>
      </style:paragraph-properties>
      <style:text-properties style:font-name="Liberation Serif" fo:language="en" fo:country="GB" fo:font-weight="normal" officeooo:rsid="024e9400" officeooo:paragraph-rsid="024e9400" style:font-size-asian="10.5pt" style:font-weight-asian="normal" style:font-weight-complex="normal"/>
    </style:style>
    <style:style style:name="P639"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510eb4" officeooo:paragraph-rsid="02510eb4" style:font-size-asian="10.5pt" style:font-style-asian="normal" style:font-weight-asian="normal" style:font-style-complex="normal" style:font-weight-complex="normal"/>
    </style:style>
    <style:style style:name="P640"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513c1f" officeooo:paragraph-rsid="02513c1f" style:font-size-asian="10.5pt" style:font-style-asian="normal" style:font-weight-asian="normal" style:font-style-complex="normal" style:font-weight-complex="normal"/>
    </style:style>
    <style:style style:name="P641"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56f2f0" officeooo:paragraph-rsid="0254771e" style:font-size-asian="10.5pt" style:font-style-asian="normal" style:font-weight-asian="normal" style:font-style-complex="normal" style:font-weight-complex="normal"/>
    </style:style>
    <style:style style:name="P642"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5c869a" officeooo:paragraph-rsid="0256f2f0" style:font-size-asian="10.5pt" style:font-style-asian="normal" style:font-weight-asian="normal" style:font-style-complex="normal" style:font-weight-complex="normal"/>
    </style:style>
    <style:style style:name="P643"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5d9a51" officeooo:paragraph-rsid="0256f2f0" style:font-size-asian="10.5pt" style:font-style-asian="normal" style:font-weight-asian="normal" style:font-style-complex="normal" style:font-weight-complex="normal"/>
    </style:style>
    <style:style style:name="P644"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5d9a51" officeooo:paragraph-rsid="025d9a51" style:font-size-asian="10.5pt" style:font-style-asian="normal" style:font-weight-asian="normal" style:font-style-complex="normal" style:font-weight-complex="normal"/>
    </style:style>
    <style:style style:name="P645"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6163b5" officeooo:paragraph-rsid="026163b5" style:font-size-asian="10.5pt" style:font-style-asian="normal" style:font-weight-asian="normal" style:font-style-complex="normal" style:font-weight-complex="normal"/>
    </style:style>
    <style:style style:name="P646"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63417b" officeooo:paragraph-rsid="0263417b" style:font-size-asian="10.5pt" style:font-style-asian="normal" style:font-weight-asian="normal" style:font-style-complex="normal" style:font-weight-complex="normal"/>
    </style:style>
    <style:style style:name="P647"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645d91" officeooo:paragraph-rsid="02645d91" style:font-size-asian="10.5pt" style:font-style-asian="normal" style:font-weight-asian="normal" style:font-style-complex="normal" style:font-weight-complex="normal"/>
    </style:style>
    <style:style style:name="P648"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6545de" officeooo:paragraph-rsid="026545de" style:font-size-asian="10.5pt" style:font-style-asian="normal" style:font-weight-asian="normal" style:font-style-complex="normal" style:font-weight-complex="normal"/>
    </style:style>
    <style:style style:name="P649"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673476" officeooo:paragraph-rsid="02673476" style:font-size-asian="10.5pt" style:font-style-asian="normal" style:font-weight-asian="normal" style:font-style-complex="normal" style:font-weight-complex="normal"/>
    </style:style>
    <style:style style:name="P650" style:family="paragraph" style:parent-style-name="Vlad_20_Kemenov">
      <style:paragraph-properties fo:margin-top="0cm" fo:margin-bottom="0.247cm" loext:contextual-spacing="false" fo:line-height="120%" style:writing-mode="page">
        <style:tab-stops/>
      </style:paragraph-properties>
      <style:text-properties style:text-position="0% 100%" style:font-name="Liberation Serif" fo:language="en" fo:country="GB" fo:font-style="normal" fo:font-weight="normal" officeooo:rsid="0267de28" officeooo:paragraph-rsid="0267de28" style:font-size-asian="10.5pt" style:font-style-asian="normal" style:font-weight-asian="normal" style:font-style-complex="normal" style:font-weight-complex="normal"/>
    </style:style>
    <style:style style:name="P651" style:family="paragraph" style:parent-style-name="Contents_20_1">
      <style:paragraph-properties>
        <style:tab-stops>
          <style:tab-stop style:position="17cm" style:type="right" style:leader-style="dotted" style:leader-text="."/>
        </style:tab-stops>
      </style:paragraph-properties>
    </style:style>
    <style:style style:name="P652" style:family="paragraph" style:parent-style-name="Contents_20_3">
      <style:paragraph-properties>
        <style:tab-stops>
          <style:tab-stop style:position="16.002cm" style:type="right" style:leader-style="dotted" style:leader-text="."/>
        </style:tab-stops>
      </style:paragraph-properties>
    </style:style>
    <style:style style:name="P653" style:family="paragraph" style:parent-style-name="Title" style:master-page-name="First_20_Page">
      <style:paragraph-properties style:page-number="auto"/>
      <style:text-properties fo:language="en" fo:country="GB" officeooo:rsid="00023c89" officeooo:paragraph-rsid="00023c89"/>
    </style:style>
    <style:style style:name="P654" style:family="paragraph" style:parent-style-name="Titre_20_Chapitre" style:master-page-name="Right_20_Page">
      <style:paragraph-properties style:page-number="1"/>
      <style:text-properties fo:language="en" fo:country="GB"/>
    </style:style>
    <style:style style:name="P655" style:family="paragraph" style:parent-style-name="Heading_20_1" style:list-style-name="">
      <style:text-properties fo:language="en" fo:country="GB" officeooo:rsid="00023c89" officeooo:paragraph-rsid="00023c89"/>
    </style:style>
    <style:style style:name="P65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f8cbee" officeooo:paragraph-rsid="02f8cbee"/>
    </style:style>
    <style:style style:name="P65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paragraph-rsid="02d7c815"/>
    </style:style>
    <style:style style:name="P65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f9dc94" officeooo:paragraph-rsid="02f9dc94"/>
    </style:style>
    <style:style style:name="P65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9.64999961853027pt" fo:letter-spacing="normal" fo:language="en" fo:country="GB" fo:font-style="normal" fo:font-weight="normal" officeooo:rsid="02fb705b" officeooo:paragraph-rsid="02fb705b"/>
    </style:style>
    <style:style style:name="P660" style:family="paragraph" style:parent-style-name="Text_20_body">
      <style:paragraph-properties fo:margin-left="0cm" fo:margin-right="0cm" fo:text-align="start" style:justify-single-word="false" fo:orphans="2" fo:widows="2" fo:text-indent="0cm" style:auto-text-indent="false"/>
      <style:text-properties fo:language="en" fo:country="GB" officeooo:rsid="02f9dc94" officeooo:paragraph-rsid="02f9dc94"/>
    </style:style>
    <style:style style:name="T1" style:family="text">
      <style:text-properties officeooo:rsid="00037086"/>
    </style:style>
    <style:style style:name="T2" style:family="text">
      <style:text-properties officeooo:rsid="0007877a"/>
    </style:style>
    <style:style style:name="T3" style:family="text">
      <style:text-properties officeooo:rsid="0008d849"/>
    </style:style>
    <style:style style:name="T4" style:family="text">
      <style:text-properties officeooo:rsid="000e7276"/>
    </style:style>
    <style:style style:name="T5" style:family="text">
      <style:text-properties fo:font-style="italic" style:font-style-asian="italic" style:font-style-complex="italic"/>
    </style:style>
    <style:style style:name="T6" style:family="text">
      <style:text-properties fo:font-style="italic" officeooo:rsid="0099a5cc" style:font-style-asian="italic" style:font-style-complex="italic"/>
    </style:style>
    <style:style style:name="T7" style:family="text">
      <style:text-properties fo:font-style="italic" officeooo:rsid="00a7ff1c" style:font-style-asian="italic" style:font-style-complex="italic"/>
    </style:style>
    <style:style style:name="T8" style:family="text">
      <style:text-properties fo:font-style="italic" officeooo:rsid="00cd063b" style:font-style-asian="italic" style:font-style-complex="italic"/>
    </style:style>
    <style:style style:name="T9" style:family="text">
      <style:text-properties fo:font-style="italic" officeooo:rsid="00cdf80e" style:font-style-asian="italic" style:font-style-complex="italic"/>
    </style:style>
    <style:style style:name="T10" style:family="text">
      <style:text-properties fo:font-style="italic" officeooo:rsid="00cea7c6" style:font-style-asian="italic" style:font-style-complex="italic"/>
    </style:style>
    <style:style style:name="T11" style:family="text">
      <style:text-properties fo:font-style="italic" officeooo:rsid="00cf05fe" style:font-style-asian="italic" style:font-style-complex="italic"/>
    </style:style>
    <style:style style:name="T12" style:family="text">
      <style:text-properties fo:font-style="italic" officeooo:rsid="00dd79e8" style:font-style-asian="italic" style:font-style-complex="italic"/>
    </style:style>
    <style:style style:name="T13" style:family="text">
      <style:text-properties fo:font-style="italic" officeooo:rsid="01545e79" style:font-style-asian="italic" style:font-style-complex="italic"/>
    </style:style>
    <style:style style:name="T14" style:family="text">
      <style:text-properties fo:font-style="italic" officeooo:rsid="0167c056" style:font-style-asian="italic" style:font-style-complex="italic"/>
    </style:style>
    <style:style style:name="T15" style:family="text">
      <style:text-properties fo:font-style="italic" officeooo:rsid="01695460" style:font-style-asian="italic" style:font-style-complex="italic"/>
    </style:style>
    <style:style style:name="T16" style:family="text">
      <style:text-properties fo:font-style="italic" officeooo:rsid="01b6be0b" style:font-style-asian="italic" style:font-style-complex="italic"/>
    </style:style>
    <style:style style:name="T17" style:family="text">
      <style:text-properties fo:font-style="italic" officeooo:rsid="01b928b6" style:font-style-asian="italic" style:font-style-complex="italic"/>
    </style:style>
    <style:style style:name="T18" style:family="text">
      <style:text-properties fo:font-style="italic" officeooo:rsid="01cf196f" style:font-style-asian="italic" style:font-style-complex="italic"/>
    </style:style>
    <style:style style:name="T19" style:family="text">
      <style:text-properties fo:font-style="italic" officeooo:rsid="01cfefad" style:font-style-asian="italic" style:font-style-complex="italic"/>
    </style:style>
    <style:style style:name="T20" style:family="text">
      <style:text-properties fo:font-style="italic" officeooo:rsid="01d1e1e2" style:font-style-asian="italic" style:font-style-complex="italic"/>
    </style:style>
    <style:style style:name="T21" style:family="text">
      <style:text-properties fo:font-style="italic" officeooo:rsid="01d2ebee" style:font-style-asian="italic" style:font-style-complex="italic"/>
    </style:style>
    <style:style style:name="T22" style:family="text">
      <style:text-properties fo:font-style="italic" officeooo:rsid="01d4f6f0" style:font-style-asian="italic" style:font-style-complex="italic"/>
    </style:style>
    <style:style style:name="T23" style:family="text">
      <style:text-properties fo:font-style="italic" officeooo:rsid="01d6af4c" style:font-style-asian="italic" style:font-style-complex="italic"/>
    </style:style>
    <style:style style:name="T24" style:family="text">
      <style:text-properties fo:font-style="italic" officeooo:rsid="01f79bb5" style:font-style-asian="italic" style:font-style-complex="italic"/>
    </style:style>
    <style:style style:name="T25" style:family="text">
      <style:text-properties fo:font-style="italic" officeooo:rsid="02086846" style:font-style-asian="italic" style:font-style-complex="italic"/>
    </style:style>
    <style:style style:name="T26" style:family="text">
      <style:text-properties fo:font-style="italic" officeooo:rsid="02a76f6b" style:font-style-asian="italic" style:font-style-complex="italic"/>
    </style:style>
    <style:style style:name="T27" style:family="text">
      <style:text-properties fo:font-style="italic" officeooo:rsid="02fc7a3a" style:font-style-asian="italic" style:font-style-complex="italic"/>
    </style:style>
    <style:style style:name="T28" style:family="text">
      <style:text-properties fo:font-style="italic" officeooo:rsid="00cbf831" style:font-size-asian="10.5pt"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196ec47" style:font-style-asian="italic" style:font-weight-asian="normal" style:font-style-complex="italic" style:font-weight-complex="normal"/>
    </style:style>
    <style:style style:name="T31" style:family="text">
      <style:text-properties fo:font-style="italic" fo:font-weight="normal" officeooo:rsid="024fb738" style:font-style-asian="italic" style:font-weight-asian="normal" style:font-style-complex="italic" style:font-weight-complex="normal"/>
    </style:style>
    <style:style style:name="T32" style:family="text">
      <style:text-properties fo:font-style="italic" fo:font-weight="normal" officeooo:rsid="02510eb4"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officeooo:rsid="000e8fc3" style:font-style-asian="normal" style:font-style-complex="normal"/>
    </style:style>
    <style:style style:name="T35" style:family="text">
      <style:text-properties fo:font-style="normal" officeooo:rsid="0010aac4" style:font-style-asian="normal" style:font-style-complex="normal"/>
    </style:style>
    <style:style style:name="T36" style:family="text">
      <style:text-properties fo:font-style="normal" officeooo:rsid="001ce406" style:font-style-asian="normal" style:font-style-complex="normal"/>
    </style:style>
    <style:style style:name="T37" style:family="text">
      <style:text-properties fo:font-style="normal" officeooo:rsid="0099a5cc" style:font-style-asian="normal" style:font-style-complex="normal"/>
    </style:style>
    <style:style style:name="T38" style:family="text">
      <style:text-properties fo:font-style="normal" officeooo:rsid="009aae7c" style:font-style-asian="normal" style:font-style-complex="normal"/>
    </style:style>
    <style:style style:name="T39" style:family="text">
      <style:text-properties fo:font-style="normal" officeooo:rsid="009cadf9" style:font-style-asian="normal" style:font-style-complex="normal"/>
    </style:style>
    <style:style style:name="T40" style:family="text">
      <style:text-properties fo:font-style="normal" officeooo:rsid="00cd063b" style:font-style-asian="normal" style:font-style-complex="normal"/>
    </style:style>
    <style:style style:name="T41" style:family="text">
      <style:text-properties fo:font-style="normal" officeooo:rsid="00d43e14" style:font-style-asian="normal" style:font-style-complex="normal"/>
    </style:style>
    <style:style style:name="T42" style:family="text">
      <style:text-properties fo:font-style="normal" officeooo:rsid="00d5c439" style:font-style-asian="normal" style:font-style-complex="normal"/>
    </style:style>
    <style:style style:name="T43" style:family="text">
      <style:text-properties fo:font-style="normal" officeooo:rsid="00d691ec" style:font-style-asian="normal" style:font-style-complex="normal"/>
    </style:style>
    <style:style style:name="T44" style:family="text">
      <style:text-properties fo:font-style="normal" officeooo:rsid="00d80ddf" style:font-style-asian="normal" style:font-style-complex="normal"/>
    </style:style>
    <style:style style:name="T45" style:family="text">
      <style:text-properties fo:font-style="normal" officeooo:rsid="00d89e45" style:font-style-asian="normal" style:font-style-complex="normal"/>
    </style:style>
    <style:style style:name="T46" style:family="text">
      <style:text-properties fo:font-style="normal" officeooo:rsid="00d8d552" style:font-style-asian="normal" style:font-style-complex="normal"/>
    </style:style>
    <style:style style:name="T47" style:family="text">
      <style:text-properties fo:font-style="normal" officeooo:rsid="00d9a8fc" style:font-style-asian="normal" style:font-style-complex="normal"/>
    </style:style>
    <style:style style:name="T48" style:family="text">
      <style:text-properties fo:font-style="normal" officeooo:rsid="00d9aafe" style:font-style-asian="normal" style:font-style-complex="normal"/>
    </style:style>
    <style:style style:name="T49" style:family="text">
      <style:text-properties fo:font-style="normal" officeooo:rsid="00dab7bf" style:font-style-asian="normal" style:font-style-complex="normal"/>
    </style:style>
    <style:style style:name="T50" style:family="text">
      <style:text-properties fo:font-style="normal" officeooo:rsid="00f9fd3e" style:font-style-asian="normal" style:font-style-complex="normal"/>
    </style:style>
    <style:style style:name="T51" style:family="text">
      <style:text-properties fo:font-style="normal" officeooo:rsid="00fbcbda" style:font-style-asian="normal" style:font-style-complex="normal"/>
    </style:style>
    <style:style style:name="T52" style:family="text">
      <style:text-properties fo:font-style="normal" officeooo:rsid="00fbfcbd" style:font-style-asian="normal" style:font-style-complex="normal"/>
    </style:style>
    <style:style style:name="T53" style:family="text">
      <style:text-properties fo:font-style="normal" officeooo:rsid="0124b375" style:font-style-asian="normal" style:font-style-complex="normal"/>
    </style:style>
    <style:style style:name="T54" style:family="text">
      <style:text-properties fo:font-style="normal" officeooo:rsid="01267715" style:font-style-asian="normal" style:font-style-complex="normal"/>
    </style:style>
    <style:style style:name="T55" style:family="text">
      <style:text-properties fo:font-style="normal" officeooo:rsid="013cc61e" style:font-style-asian="normal" style:font-style-complex="normal"/>
    </style:style>
    <style:style style:name="T56" style:family="text">
      <style:text-properties fo:font-style="normal" officeooo:rsid="013e6617" style:font-style-asian="normal" style:font-style-complex="normal"/>
    </style:style>
    <style:style style:name="T57" style:family="text">
      <style:text-properties fo:font-style="normal" officeooo:rsid="013ead44" style:font-style-asian="normal" style:font-style-complex="normal"/>
    </style:style>
    <style:style style:name="T58" style:family="text">
      <style:text-properties fo:font-style="normal" officeooo:rsid="013fbb1e" style:font-style-asian="normal" style:font-style-complex="normal"/>
    </style:style>
    <style:style style:name="T59" style:family="text">
      <style:text-properties fo:font-style="normal" officeooo:rsid="014142eb" style:font-style-asian="normal" style:font-style-complex="normal"/>
    </style:style>
    <style:style style:name="T60" style:family="text">
      <style:text-properties fo:font-style="normal" officeooo:rsid="01545e79" style:font-style-asian="normal" style:font-style-complex="normal"/>
    </style:style>
    <style:style style:name="T61" style:family="text">
      <style:text-properties fo:font-style="normal" officeooo:rsid="0155faae" style:font-style-asian="normal" style:font-style-complex="normal"/>
    </style:style>
    <style:style style:name="T62" style:family="text">
      <style:text-properties fo:font-style="normal" officeooo:rsid="0157581a" style:font-style-asian="normal" style:font-style-complex="normal"/>
    </style:style>
    <style:style style:name="T63" style:family="text">
      <style:text-properties fo:font-style="normal" officeooo:rsid="01592a14" style:font-style-asian="normal" style:font-style-complex="normal"/>
    </style:style>
    <style:style style:name="T64" style:family="text">
      <style:text-properties fo:font-style="normal" officeooo:rsid="015a9fde" style:font-style-asian="normal" style:font-style-complex="normal"/>
    </style:style>
    <style:style style:name="T65" style:family="text">
      <style:text-properties fo:font-style="normal" officeooo:rsid="015b64bd" style:font-style-asian="normal" style:font-style-complex="normal"/>
    </style:style>
    <style:style style:name="T66" style:family="text">
      <style:text-properties fo:font-style="normal" officeooo:rsid="015bddc2" style:font-style-asian="normal" style:font-style-complex="normal"/>
    </style:style>
    <style:style style:name="T67" style:family="text">
      <style:text-properties fo:font-style="normal" officeooo:rsid="015d0f65" style:font-style-asian="normal" style:font-style-complex="normal"/>
    </style:style>
    <style:style style:name="T68" style:family="text">
      <style:text-properties fo:font-style="normal" officeooo:rsid="01608f25" style:font-style-asian="normal" style:font-style-complex="normal"/>
    </style:style>
    <style:style style:name="T69" style:family="text">
      <style:text-properties fo:font-style="normal" officeooo:rsid="01625fd5" style:font-style-asian="normal" style:font-style-complex="normal"/>
    </style:style>
    <style:style style:name="T70" style:family="text">
      <style:text-properties fo:font-style="normal" officeooo:rsid="016388e7" style:font-style-asian="normal" style:font-style-complex="normal"/>
    </style:style>
    <style:style style:name="T71" style:family="text">
      <style:text-properties fo:font-style="normal" officeooo:rsid="01642e1d" style:font-style-asian="normal" style:font-style-complex="normal"/>
    </style:style>
    <style:style style:name="T72" style:family="text">
      <style:text-properties fo:font-style="normal" officeooo:rsid="0165cf70" style:font-style-asian="normal" style:font-style-complex="normal"/>
    </style:style>
    <style:style style:name="T73" style:family="text">
      <style:text-properties fo:font-style="normal" officeooo:rsid="0167c056" style:font-style-asian="normal" style:font-style-complex="normal"/>
    </style:style>
    <style:style style:name="T74" style:family="text">
      <style:text-properties fo:font-style="normal" officeooo:rsid="01695460" style:font-style-asian="normal" style:font-style-complex="normal"/>
    </style:style>
    <style:style style:name="T75" style:family="text">
      <style:text-properties fo:font-style="normal" officeooo:rsid="016abdb4" style:font-style-asian="normal" style:font-style-complex="normal"/>
    </style:style>
    <style:style style:name="T76" style:family="text">
      <style:text-properties fo:font-style="normal" officeooo:rsid="016be30f" style:font-style-asian="normal" style:font-style-complex="normal"/>
    </style:style>
    <style:style style:name="T77" style:family="text">
      <style:text-properties fo:font-style="normal" officeooo:rsid="017491eb" style:font-style-asian="normal" style:font-style-complex="normal"/>
    </style:style>
    <style:style style:name="T78" style:family="text">
      <style:text-properties fo:font-style="normal" officeooo:rsid="01b928b6" style:font-style-asian="normal" style:font-style-complex="normal"/>
    </style:style>
    <style:style style:name="T79" style:family="text">
      <style:text-properties fo:font-style="normal" officeooo:rsid="01b93758" style:font-style-asian="normal" style:font-style-complex="normal"/>
    </style:style>
    <style:style style:name="T80" style:family="text">
      <style:text-properties fo:font-style="normal" officeooo:rsid="01ba01a7" style:font-style-asian="normal" style:font-style-complex="normal"/>
    </style:style>
    <style:style style:name="T81" style:family="text">
      <style:text-properties fo:font-style="normal" officeooo:rsid="01bb37bc" style:font-style-asian="normal" style:font-style-complex="normal"/>
    </style:style>
    <style:style style:name="T82" style:family="text">
      <style:text-properties fo:font-style="normal" officeooo:rsid="01f79bb5" style:font-style-asian="normal" style:font-style-complex="normal"/>
    </style:style>
    <style:style style:name="T83" style:family="text">
      <style:text-properties fo:font-style="normal" officeooo:rsid="01f90109" style:font-style-asian="normal" style:font-style-complex="normal"/>
    </style:style>
    <style:style style:name="T84" style:family="text">
      <style:text-properties fo:font-style="normal" officeooo:rsid="01f90c22" style:font-style-asian="normal" style:font-style-complex="normal"/>
    </style:style>
    <style:style style:name="T85" style:family="text">
      <style:text-properties fo:font-style="normal" officeooo:rsid="01f9cd27" style:font-style-asian="normal" style:font-style-complex="normal"/>
    </style:style>
    <style:style style:name="T86" style:family="text">
      <style:text-properties fo:font-style="normal" officeooo:rsid="01fabf78" style:font-style-asian="normal" style:font-style-complex="normal"/>
    </style:style>
    <style:style style:name="T87" style:family="text">
      <style:text-properties fo:font-style="normal" officeooo:rsid="01fbd97d" style:font-style-asian="normal" style:font-style-complex="normal"/>
    </style:style>
    <style:style style:name="T88" style:family="text">
      <style:text-properties fo:font-style="normal" officeooo:rsid="01fd6b40" style:font-style-asian="normal" style:font-style-complex="normal"/>
    </style:style>
    <style:style style:name="T89" style:family="text">
      <style:text-properties fo:font-style="normal" officeooo:rsid="01ff3302" style:font-style-asian="normal" style:font-style-complex="normal"/>
    </style:style>
    <style:style style:name="T90" style:family="text">
      <style:text-properties fo:font-style="normal" officeooo:rsid="020025bf" style:font-style-asian="normal" style:font-style-complex="normal"/>
    </style:style>
    <style:style style:name="T91" style:family="text">
      <style:text-properties fo:font-style="normal" officeooo:rsid="02016841" style:font-style-asian="normal" style:font-style-complex="normal"/>
    </style:style>
    <style:style style:name="T92" style:family="text">
      <style:text-properties fo:font-style="normal" officeooo:rsid="0203389b" style:font-style-asian="normal" style:font-style-complex="normal"/>
    </style:style>
    <style:style style:name="T93" style:family="text">
      <style:text-properties fo:font-style="normal" officeooo:rsid="02047591" style:font-style-asian="normal" style:font-style-complex="normal"/>
    </style:style>
    <style:style style:name="T94" style:family="text">
      <style:text-properties fo:font-style="normal" officeooo:rsid="020544d4" style:font-style-asian="normal" style:font-style-complex="normal"/>
    </style:style>
    <style:style style:name="T95" style:family="text">
      <style:text-properties fo:font-style="normal" officeooo:rsid="02070e87" style:font-style-asian="normal" style:font-style-complex="normal"/>
    </style:style>
    <style:style style:name="T96" style:family="text">
      <style:text-properties fo:font-style="normal" officeooo:rsid="02086846" style:font-style-asian="normal" style:font-style-complex="normal"/>
    </style:style>
    <style:style style:name="T97" style:family="text">
      <style:text-properties fo:font-style="normal" officeooo:rsid="0208d5bf" style:font-style-asian="normal" style:font-style-complex="normal"/>
    </style:style>
    <style:style style:name="T98" style:family="text">
      <style:text-properties fo:font-style="normal" officeooo:rsid="02091570" style:font-style-asian="normal" style:font-style-complex="normal"/>
    </style:style>
    <style:style style:name="T99" style:family="text">
      <style:text-properties fo:font-style="normal" officeooo:rsid="027e774a" style:font-style-asian="normal" style:font-style-complex="normal"/>
    </style:style>
    <style:style style:name="T100" style:family="text">
      <style:text-properties fo:font-style="normal" officeooo:rsid="027f81b9" style:font-style-asian="normal" style:font-style-complex="normal"/>
    </style:style>
    <style:style style:name="T101" style:family="text">
      <style:text-properties fo:font-style="normal" officeooo:rsid="027fc406" style:font-style-asian="normal" style:font-style-complex="normal"/>
    </style:style>
    <style:style style:name="T102" style:family="text">
      <style:text-properties fo:font-style="normal" officeooo:rsid="027fcb82" style:font-style-asian="normal" style:font-style-complex="normal"/>
    </style:style>
    <style:style style:name="T103" style:family="text">
      <style:text-properties fo:font-style="normal" officeooo:rsid="0280af10" style:font-style-asian="normal" style:font-style-complex="normal"/>
    </style:style>
    <style:style style:name="T104" style:family="text">
      <style:text-properties fo:font-style="normal" officeooo:rsid="0281374b" style:font-style-asian="normal" style:font-style-complex="normal"/>
    </style:style>
    <style:style style:name="T105" style:family="text">
      <style:text-properties fo:font-style="normal" officeooo:rsid="02832685" style:font-style-asian="normal" style:font-style-complex="normal"/>
    </style:style>
    <style:style style:name="T106" style:family="text">
      <style:text-properties fo:font-style="normal" officeooo:rsid="02844d09" style:font-style-asian="normal" style:font-style-complex="normal"/>
    </style:style>
    <style:style style:name="T107" style:family="text">
      <style:text-properties fo:font-style="normal" officeooo:rsid="02859da2" style:font-style-asian="normal" style:font-style-complex="normal"/>
    </style:style>
    <style:style style:name="T108" style:family="text">
      <style:text-properties fo:font-style="normal" officeooo:rsid="028715b2" style:font-style-asian="normal" style:font-style-complex="normal"/>
    </style:style>
    <style:style style:name="T109" style:family="text">
      <style:text-properties fo:font-style="normal" officeooo:rsid="028849d3" style:font-style-asian="normal" style:font-style-complex="normal"/>
    </style:style>
    <style:style style:name="T110" style:family="text">
      <style:text-properties fo:font-style="normal" officeooo:rsid="028a0807" style:font-style-asian="normal" style:font-style-complex="normal"/>
    </style:style>
    <style:style style:name="T111" style:family="text">
      <style:text-properties fo:font-style="normal" officeooo:rsid="028b2b8a" style:font-style-asian="normal" style:font-style-complex="normal"/>
    </style:style>
    <style:style style:name="T112" style:family="text">
      <style:text-properties fo:font-style="normal" officeooo:rsid="028cce19" style:font-style-asian="normal" style:font-style-complex="normal"/>
    </style:style>
    <style:style style:name="T113" style:family="text">
      <style:text-properties fo:font-style="normal" officeooo:rsid="028ddd3c" style:font-style-asian="normal" style:font-style-complex="normal"/>
    </style:style>
    <style:style style:name="T114" style:family="text">
      <style:text-properties fo:font-style="normal" officeooo:rsid="028e5813" style:font-style-asian="normal" style:font-style-complex="normal"/>
    </style:style>
    <style:style style:name="T115" style:family="text">
      <style:text-properties fo:font-style="normal" officeooo:rsid="028f1ea5" style:font-style-asian="normal" style:font-style-complex="normal"/>
    </style:style>
    <style:style style:name="T116" style:family="text">
      <style:text-properties fo:font-style="normal" officeooo:rsid="028fde0c" style:font-style-asian="normal" style:font-style-complex="normal"/>
    </style:style>
    <style:style style:name="T117" style:family="text">
      <style:text-properties fo:font-style="normal" officeooo:rsid="02a76f6b" style:font-style-asian="normal" style:font-style-complex="normal"/>
    </style:style>
    <style:style style:name="T118" style:family="text">
      <style:text-properties fo:font-style="normal" officeooo:rsid="02a9b021" style:font-style-asian="normal" style:font-style-complex="normal"/>
    </style:style>
    <style:style style:name="T119" style:family="text">
      <style:text-properties fo:font-style="normal" officeooo:rsid="02fc7a3a" style:font-style-asian="normal" style:font-style-complex="normal"/>
    </style:style>
    <style:style style:name="T120" style:family="text">
      <style:text-properties fo:font-style="normal" officeooo:rsid="00cbf831" style:font-size-asian="10.5pt" style:font-style-asian="normal" style:font-style-complex="normal"/>
    </style:style>
    <style:style style:name="T121" style:family="text">
      <style:text-properties fo:font-style="normal" fo:background-color="transparent" loext:char-shading-value="0" style:font-style-asian="normal" style:font-style-complex="normal"/>
    </style:style>
    <style:style style:name="T122" style:family="text">
      <style:text-properties fo:font-style="normal" officeooo:rsid="00d9a8fc" fo:background-color="transparent" loext:char-shading-value="0" style:font-style-asian="normal" style:font-style-complex="normal"/>
    </style:style>
    <style:style style:name="T123" style:family="text">
      <style:text-properties fo:font-style="normal" style:text-underline-style="none" style:font-style-asian="normal" style:font-style-complex="normal"/>
    </style:style>
    <style:style style:name="T124" style:family="text">
      <style:text-properties fo:font-style="normal" style:text-underline-style="none" officeooo:rsid="01137a57" style:font-style-asian="normal" style:font-style-complex="normal"/>
    </style:style>
    <style:style style:name="T125" style:family="text">
      <style:text-properties fo:font-style="normal" style:text-underline-style="none" officeooo:rsid="0113910a" style:font-style-asian="normal" style:font-style-complex="normal"/>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fo:font-weight="bold" officeooo:rsid="016ec191" style:font-style-asian="normal" style:font-weight-asian="bold" style:font-style-complex="normal" style:font-weight-complex="bold"/>
    </style:style>
    <style:style style:name="T128" style:family="text">
      <style:text-properties fo:font-style="normal" fo:font-weight="bold" officeooo:rsid="0178f115" style:font-style-asian="normal" style:font-weight-asian="bold" style:font-style-complex="normal" style:font-weight-complex="bold"/>
    </style:style>
    <style:style style:name="T129" style:family="text">
      <style:text-properties fo:font-style="normal" fo:font-weight="bold" officeooo:rsid="0198646e" style:font-style-asian="normal" style:font-weight-asian="bold" style:font-style-complex="normal" style:font-weight-complex="bold"/>
    </style:style>
    <style:style style:name="T130" style:family="text">
      <style:text-properties fo:font-style="normal" fo:font-weight="bold" officeooo:rsid="019f4e4a" style:font-style-asian="normal" style:font-weight-asian="bold" style:font-style-complex="normal" style:font-weight-complex="bold"/>
    </style:style>
    <style:style style:name="T131" style:family="text">
      <style:text-properties fo:font-style="normal" fo:font-weight="bold" officeooo:rsid="01e51a5e" style:font-style-asian="normal" style:font-weight-asian="bold" style:font-style-complex="normal" style:font-weight-complex="bold"/>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16d6431" style:font-style-asian="normal" style:font-weight-asian="normal" style:font-style-complex="normal" style:font-weight-complex="normal"/>
    </style:style>
    <style:style style:name="T134" style:family="text">
      <style:text-properties fo:font-style="normal" fo:font-weight="normal" officeooo:rsid="016dadda" style:font-style-asian="normal" style:font-weight-asian="normal" style:font-style-complex="normal" style:font-weight-complex="normal"/>
    </style:style>
    <style:style style:name="T135" style:family="text">
      <style:text-properties fo:font-style="normal" fo:font-weight="normal" officeooo:rsid="016ec191" style:font-style-asian="normal" style:font-weight-asian="normal" style:font-style-complex="normal" style:font-weight-complex="normal"/>
    </style:style>
    <style:style style:name="T136" style:family="text">
      <style:text-properties fo:font-style="normal" fo:font-weight="normal" officeooo:rsid="0170b326" style:font-style-asian="normal" style:font-weight-asian="normal" style:font-style-complex="normal" style:font-weight-complex="normal"/>
    </style:style>
    <style:style style:name="T137" style:family="text">
      <style:text-properties fo:font-style="normal" fo:font-weight="normal" officeooo:rsid="0171f41c" style:font-style-asian="normal" style:font-weight-asian="normal" style:font-style-complex="normal" style:font-weight-complex="normal"/>
    </style:style>
    <style:style style:name="T138" style:family="text">
      <style:text-properties fo:font-style="normal" fo:font-weight="normal" officeooo:rsid="017491eb" style:font-style-asian="normal" style:font-weight-asian="normal" style:font-style-complex="normal" style:font-weight-complex="normal"/>
    </style:style>
    <style:style style:name="T139" style:family="text">
      <style:text-properties fo:font-style="normal" fo:font-weight="normal" officeooo:rsid="017556b0" style:font-style-asian="normal" style:font-weight-asian="normal" style:font-style-complex="normal" style:font-weight-complex="normal"/>
    </style:style>
    <style:style style:name="T140" style:family="text">
      <style:text-properties fo:font-style="normal" fo:font-weight="normal" officeooo:rsid="0176c4dc" style:font-style-asian="normal" style:font-weight-asian="normal" style:font-style-complex="normal" style:font-weight-complex="normal"/>
    </style:style>
    <style:style style:name="T141" style:family="text">
      <style:text-properties fo:font-style="normal" fo:font-weight="normal" officeooo:rsid="0176d2d7" style:font-style-asian="normal" style:font-weight-asian="normal" style:font-style-complex="normal" style:font-weight-complex="normal"/>
    </style:style>
    <style:style style:name="T142" style:family="text">
      <style:text-properties fo:font-style="normal" fo:font-weight="normal" officeooo:rsid="01773fbb" style:font-style-asian="normal" style:font-weight-asian="normal" style:font-style-complex="normal" style:font-weight-complex="normal"/>
    </style:style>
    <style:style style:name="T143" style:family="text">
      <style:text-properties fo:font-style="normal" fo:font-weight="normal" officeooo:rsid="01774cb2" style:font-style-asian="normal" style:font-weight-asian="normal" style:font-style-complex="normal" style:font-weight-complex="normal"/>
    </style:style>
    <style:style style:name="T144" style:family="text">
      <style:text-properties fo:font-style="normal" fo:font-weight="normal" officeooo:rsid="0178cbb8" style:font-style-asian="normal" style:font-weight-asian="normal" style:font-style-complex="normal" style:font-weight-complex="normal"/>
    </style:style>
    <style:style style:name="T145" style:family="text">
      <style:text-properties fo:font-style="normal" fo:font-weight="normal" officeooo:rsid="0178f115" style:font-style-asian="normal" style:font-weight-asian="normal" style:font-style-complex="normal" style:font-weight-complex="normal"/>
    </style:style>
    <style:style style:name="T146" style:family="text">
      <style:text-properties fo:font-style="normal" fo:font-weight="normal" officeooo:rsid="0179215c" style:font-style-asian="normal" style:font-weight-asian="normal" style:font-style-complex="normal" style:font-weight-complex="normal"/>
    </style:style>
    <style:style style:name="T147" style:family="text">
      <style:text-properties fo:font-style="normal" fo:font-weight="normal" officeooo:rsid="017a8030" style:font-style-asian="normal" style:font-weight-asian="normal" style:font-style-complex="normal" style:font-weight-complex="normal"/>
    </style:style>
    <style:style style:name="T148" style:family="text">
      <style:text-properties fo:font-style="normal" fo:font-weight="normal" officeooo:rsid="017bbb9d" style:font-style-asian="normal" style:font-weight-asian="normal" style:font-style-complex="normal" style:font-weight-complex="normal"/>
    </style:style>
    <style:style style:name="T149" style:family="text">
      <style:text-properties fo:font-style="normal" fo:font-weight="normal" officeooo:rsid="017d2c5e" style:font-style-asian="normal" style:font-weight-asian="normal" style:font-style-complex="normal" style:font-weight-complex="normal"/>
    </style:style>
    <style:style style:name="T150" style:family="text">
      <style:text-properties fo:font-style="normal" fo:font-weight="normal" officeooo:rsid="0196ec47" style:font-style-asian="normal" style:font-weight-asian="normal" style:font-style-complex="normal" style:font-weight-complex="normal"/>
    </style:style>
    <style:style style:name="T151" style:family="text">
      <style:text-properties fo:font-style="normal" fo:font-weight="normal" officeooo:rsid="0198646e" style:font-style-asian="normal" style:font-weight-asian="normal" style:font-style-complex="normal" style:font-weight-complex="normal"/>
    </style:style>
    <style:style style:name="T152" style:family="text">
      <style:text-properties fo:font-style="normal" fo:font-weight="normal" officeooo:rsid="0199d72c" style:font-style-asian="normal" style:font-weight-asian="normal" style:font-style-complex="normal" style:font-weight-complex="normal"/>
    </style:style>
    <style:style style:name="T153" style:family="text">
      <style:text-properties fo:font-style="normal" fo:font-weight="normal" officeooo:rsid="019b5e81" style:font-style-asian="normal" style:font-weight-asian="normal" style:font-style-complex="normal" style:font-weight-complex="normal"/>
    </style:style>
    <style:style style:name="T154" style:family="text">
      <style:text-properties fo:font-style="normal" fo:font-weight="normal" officeooo:rsid="019b9f2c" style:font-style-asian="normal" style:font-weight-asian="normal" style:font-style-complex="normal" style:font-weight-complex="normal"/>
    </style:style>
    <style:style style:name="T155" style:family="text">
      <style:text-properties fo:font-style="normal" fo:font-weight="normal" officeooo:rsid="019cdf41" style:font-style-asian="normal" style:font-weight-asian="normal" style:font-style-complex="normal" style:font-weight-complex="normal"/>
    </style:style>
    <style:style style:name="T156" style:family="text">
      <style:text-properties fo:font-style="normal" fo:font-weight="normal" officeooo:rsid="019d5ab7" style:font-style-asian="normal" style:font-weight-asian="normal" style:font-style-complex="normal" style:font-weight-complex="normal"/>
    </style:style>
    <style:style style:name="T157" style:family="text">
      <style:text-properties fo:font-style="normal" fo:font-weight="normal" officeooo:rsid="019f4e4a" style:font-style-asian="normal" style:font-weight-asian="normal" style:font-style-complex="normal" style:font-weight-complex="normal"/>
    </style:style>
    <style:style style:name="T158" style:family="text">
      <style:text-properties fo:font-style="normal" fo:font-weight="normal" officeooo:rsid="01a040c5" style:font-style-asian="normal" style:font-weight-asian="normal" style:font-style-complex="normal" style:font-weight-complex="normal"/>
    </style:style>
    <style:style style:name="T159" style:family="text">
      <style:text-properties fo:font-style="normal" fo:font-weight="normal" officeooo:rsid="01a2da3b" style:font-style-asian="normal" style:font-weight-asian="normal" style:font-style-complex="normal" style:font-weight-complex="normal"/>
    </style:style>
    <style:style style:name="T160" style:family="text">
      <style:text-properties fo:font-style="normal" fo:font-weight="normal" officeooo:rsid="01a3b297" style:font-style-asian="normal" style:font-weight-asian="normal" style:font-style-complex="normal" style:font-weight-complex="normal"/>
    </style:style>
    <style:style style:name="T161" style:family="text">
      <style:text-properties fo:font-style="normal" fo:font-weight="normal" officeooo:rsid="01a54aa2" style:font-style-asian="normal" style:font-weight-asian="normal" style:font-style-complex="normal" style:font-weight-complex="normal"/>
    </style:style>
    <style:style style:name="T162" style:family="text">
      <style:text-properties fo:font-style="normal" fo:font-weight="normal" officeooo:rsid="01a5d6f9" style:font-style-asian="normal" style:font-weight-asian="normal" style:font-style-complex="normal" style:font-weight-complex="normal"/>
    </style:style>
    <style:style style:name="T163" style:family="text">
      <style:text-properties fo:font-style="normal" fo:font-weight="normal" officeooo:rsid="01bd6c79" style:font-style-asian="normal" style:font-weight-asian="normal" style:font-style-complex="normal" style:font-weight-complex="normal"/>
    </style:style>
    <style:style style:name="T164" style:family="text">
      <style:text-properties fo:font-style="normal" fo:font-weight="normal" officeooo:rsid="01e51a5e" style:font-style-asian="normal" style:font-weight-asian="normal" style:font-style-complex="normal" style:font-weight-complex="normal"/>
    </style:style>
    <style:style style:name="T165" style:family="text">
      <style:text-properties fo:font-style="normal" fo:font-weight="normal" officeooo:rsid="01e688f2" style:font-style-asian="normal" style:font-weight-asian="normal" style:font-style-complex="normal" style:font-weight-complex="normal"/>
    </style:style>
    <style:style style:name="T166" style:family="text">
      <style:text-properties fo:font-style="normal" fo:font-weight="normal" officeooo:rsid="01e7acc1" style:font-style-asian="normal" style:font-weight-asian="normal" style:font-style-complex="normal" style:font-weight-complex="normal"/>
    </style:style>
    <style:style style:name="T167" style:family="text">
      <style:text-properties fo:font-style="normal" fo:font-weight="normal" officeooo:rsid="024fb738" style:font-style-asian="normal" style:font-weight-asian="normal" style:font-style-complex="normal" style:font-weight-complex="normal"/>
    </style:style>
    <style:style style:name="T168" style:family="text">
      <style:text-properties fo:font-style="normal" fo:font-weight="normal" officeooo:rsid="02510eb4" style:font-style-asian="normal" style:font-weight-asian="normal" style:font-style-complex="normal" style:font-weight-complex="normal"/>
    </style:style>
    <style:style style:name="T169" style:family="text">
      <style:text-properties fo:font-style="normal" fo:font-weight="normal" officeooo:rsid="026ff096" style:font-style-asian="normal" style:font-weight-asian="normal" style:font-style-complex="normal" style:font-weight-complex="normal"/>
    </style:style>
    <style:style style:name="T170" style:family="text">
      <style:text-properties fo:font-style="normal" fo:font-weight="normal" officeooo:rsid="026fc96f" style:font-style-asian="normal" style:font-weight-asian="normal" style:font-style-complex="normal" style:font-weight-complex="normal"/>
    </style:style>
    <style:style style:name="T171" style:family="text">
      <style:text-properties fo:font-style="normal" fo:font-weight="normal" officeooo:rsid="02aa60e4" style:font-style-asian="normal" style:font-weight-asian="normal" style:font-style-complex="normal" style:font-weight-complex="normal"/>
    </style:style>
    <style:style style:name="T172" style:family="text">
      <style:text-properties fo:font-style="normal" fo:font-weight="normal" officeooo:rsid="02abf3d9" style:font-style-asian="normal" style:font-weight-asian="normal" style:font-style-complex="normal" style:font-weight-complex="normal"/>
    </style:style>
    <style:style style:name="T173" style:family="text">
      <style:text-properties officeooo:rsid="000e8fc3"/>
    </style:style>
    <style:style style:name="T174" style:family="text">
      <style:text-properties officeooo:rsid="000f6bda"/>
    </style:style>
    <style:style style:name="T175" style:family="text">
      <style:text-properties officeooo:rsid="000fc082"/>
    </style:style>
    <style:style style:name="T176" style:family="text">
      <style:text-properties officeooo:rsid="00120d9c"/>
    </style:style>
    <style:style style:name="T177" style:family="text">
      <style:text-properties officeooo:rsid="0016c6a9"/>
    </style:style>
    <style:style style:name="T178" style:family="text">
      <style:text-properties officeooo:rsid="0018dd2d"/>
    </style:style>
    <style:style style:name="T179" style:family="text">
      <style:text-properties officeooo:rsid="001bc8cd"/>
    </style:style>
    <style:style style:name="T180" style:family="text">
      <style:text-properties officeooo:rsid="00200986"/>
    </style:style>
    <style:style style:name="T181" style:family="text">
      <style:text-properties officeooo:rsid="00241a79"/>
    </style:style>
    <style:style style:name="T182" style:family="text">
      <style:text-properties officeooo:rsid="003a07ec"/>
    </style:style>
    <style:style style:name="T183" style:family="text">
      <style:text-properties officeooo:rsid="003b3a51"/>
    </style:style>
    <style:style style:name="T184" style:family="text">
      <style:text-properties officeooo:rsid="004f4e61"/>
    </style:style>
    <style:style style:name="T185" style:family="text">
      <style:text-properties officeooo:rsid="0050ef30"/>
    </style:style>
    <style:style style:name="T186" style:family="text">
      <style:text-properties officeooo:rsid="005172eb"/>
    </style:style>
    <style:style style:name="T187" style:family="text">
      <style:text-properties officeooo:rsid="005181a8"/>
    </style:style>
    <style:style style:name="T188" style:family="text">
      <style:text-properties officeooo:rsid="00547197"/>
    </style:style>
    <style:style style:name="T189" style:family="text">
      <style:text-properties officeooo:rsid="0055e5e2"/>
    </style:style>
    <style:style style:name="T190" style:family="text">
      <style:text-properties officeooo:rsid="005bbe64"/>
    </style:style>
    <style:style style:name="T191" style:family="text">
      <style:text-properties officeooo:rsid="005cf59d"/>
    </style:style>
    <style:style style:name="T192" style:family="text">
      <style:text-properties officeooo:rsid="005d3c7b"/>
    </style:style>
    <style:style style:name="T193" style:family="text">
      <style:text-properties officeooo:rsid="005fdfbc"/>
    </style:style>
    <style:style style:name="T194" style:family="text">
      <style:text-properties officeooo:rsid="0060c709"/>
    </style:style>
    <style:style style:name="T195" style:family="text">
      <style:text-properties officeooo:rsid="00611c1d"/>
    </style:style>
    <style:style style:name="T196" style:family="text">
      <style:text-properties officeooo:rsid="0061d2c6"/>
    </style:style>
    <style:style style:name="T197" style:family="text">
      <style:text-properties officeooo:rsid="006249c9"/>
    </style:style>
    <style:style style:name="T198" style:family="text">
      <style:text-properties officeooo:rsid="00649bb2"/>
    </style:style>
    <style:style style:name="T199" style:family="text">
      <style:text-properties officeooo:rsid="0065f876"/>
    </style:style>
    <style:style style:name="T200" style:family="text">
      <style:text-properties fo:background-color="transparent" loext:char-shading-value="0"/>
    </style:style>
    <style:style style:name="T201" style:family="text">
      <style:text-properties officeooo:rsid="00649bb2" fo:background-color="transparent" loext:char-shading-value="0"/>
    </style:style>
    <style:style style:name="T202" style:family="text">
      <style:text-properties officeooo:rsid="0067953b" fo:background-color="transparent" loext:char-shading-value="0"/>
    </style:style>
    <style:style style:name="T203" style:family="text">
      <style:text-properties officeooo:rsid="00f28b6a" fo:background-color="transparent" loext:char-shading-value="0"/>
    </style:style>
    <style:style style:name="T204" style:family="text">
      <style:text-properties officeooo:rsid="00e2d8b9" fo:background-color="transparent" loext:char-shading-value="0"/>
    </style:style>
    <style:style style:name="T205" style:family="text">
      <style:text-properties officeooo:rsid="01051989" fo:background-color="transparent" loext:char-shading-value="0"/>
    </style:style>
    <style:style style:name="T206" style:family="text">
      <style:text-properties officeooo:rsid="00686a2b"/>
    </style:style>
    <style:style style:name="T207" style:family="text">
      <style:text-properties officeooo:rsid="0068ee8b"/>
    </style:style>
    <style:style style:name="T208" style:family="text">
      <style:text-properties officeooo:rsid="00696f97"/>
    </style:style>
    <style:style style:name="T209" style:family="text">
      <style:text-properties officeooo:rsid="006c254e"/>
    </style:style>
    <style:style style:name="T210" style:family="text">
      <style:text-properties officeooo:rsid="006d4506"/>
    </style:style>
    <style:style style:name="T211" style:family="text">
      <style:text-properties officeooo:rsid="00709f49"/>
    </style:style>
    <style:style style:name="T212" style:family="text">
      <style:text-properties officeooo:rsid="0071ccaa"/>
    </style:style>
    <style:style style:name="T213" style:family="text">
      <style:text-properties officeooo:rsid="00739d08"/>
    </style:style>
    <style:style style:name="T214" style:family="text">
      <style:text-properties officeooo:rsid="00772b51"/>
    </style:style>
    <style:style style:name="T215" style:family="text">
      <style:text-properties officeooo:rsid="0077ce64"/>
    </style:style>
    <style:style style:name="T216" style:family="text">
      <style:text-properties officeooo:rsid="007a031b"/>
    </style:style>
    <style:style style:name="T217" style:family="text">
      <style:text-properties officeooo:rsid="007b8b15"/>
    </style:style>
    <style:style style:name="T218" style:family="text">
      <style:text-properties officeooo:rsid="007cd132"/>
    </style:style>
    <style:style style:name="T219" style:family="text">
      <style:text-properties officeooo:rsid="007e3448"/>
    </style:style>
    <style:style style:name="T220" style:family="text">
      <style:text-properties officeooo:rsid="00808d5f"/>
    </style:style>
    <style:style style:name="T221" style:family="text">
      <style:text-properties officeooo:rsid="00852c84"/>
    </style:style>
    <style:style style:name="T222" style:family="text">
      <style:text-properties officeooo:rsid="008618e6"/>
    </style:style>
    <style:style style:name="T223" style:family="text">
      <style:text-properties officeooo:rsid="00873bef"/>
    </style:style>
    <style:style style:name="T224" style:family="text">
      <style:text-properties officeooo:rsid="0087c879"/>
    </style:style>
    <style:style style:name="T225" style:family="text">
      <style:text-properties officeooo:rsid="0089a87a"/>
    </style:style>
    <style:style style:name="T226" style:family="text">
      <style:text-properties officeooo:rsid="008cd9c9"/>
    </style:style>
    <style:style style:name="T227" style:family="text">
      <style:text-properties officeooo:rsid="008e374f"/>
    </style:style>
    <style:style style:name="T228" style:family="text">
      <style:text-properties officeooo:rsid="008fdfa1"/>
    </style:style>
    <style:style style:name="T229" style:family="text">
      <style:text-properties officeooo:rsid="0090770c"/>
    </style:style>
    <style:style style:name="T230" style:family="text">
      <style:text-properties officeooo:rsid="0093c0ab"/>
    </style:style>
    <style:style style:name="T231" style:family="text">
      <style:text-properties officeooo:rsid="0096fd0d"/>
    </style:style>
    <style:style style:name="T232" style:family="text">
      <style:text-properties officeooo:rsid="00981c97"/>
    </style:style>
    <style:style style:name="T233" style:family="text">
      <style:text-properties officeooo:rsid="00992743"/>
    </style:style>
    <style:style style:name="T234" style:family="text">
      <style:text-properties officeooo:rsid="009af90f"/>
    </style:style>
    <style:style style:name="T235" style:family="text">
      <style:text-properties fo:font-variant="normal" fo:text-transform="none" style:font-name="Liberation Serif" fo:font-size="12pt" fo:letter-spacing="normal" fo:font-style="normal" fo:font-weight="normal" officeooo:rsid="009cadf9" style:font-size-asian="12pt" style:font-style-asian="normal" style:font-size-complex="12pt" style:font-style-complex="normal"/>
    </style:style>
    <style:style style:name="T236" style:family="text">
      <style:text-properties fo:font-variant="normal" fo:text-transform="none" fo:color="#000000" style:font-name="Verdana" fo:font-size="9.64999961853027pt" fo:letter-spacing="normal" fo:font-style="normal" fo:font-weight="normal"/>
    </style:style>
    <style:style style:name="T237" style:family="text">
      <style:text-properties fo:font-variant="normal" fo:text-transform="none" fo:color="#000000" style:font-name="Verdana" fo:font-size="9.64999961853027pt" fo:letter-spacing="normal" fo:font-style="normal" fo:font-weight="bold"/>
    </style:style>
    <style:style style:name="T238" style:family="text">
      <style:text-properties fo:font-variant="normal" fo:text-transform="none" fo:color="#000000" style:font-name="Verdana" fo:font-size="9.64999961853027pt" fo:letter-spacing="normal" fo:font-style="italic" fo:font-weight="normal"/>
    </style:style>
    <style:style style:name="T239" style:family="text">
      <style:text-properties fo:font-variant="normal" fo:text-transform="none" fo:color="#000000" style:font-name="Verdana" fo:font-size="9.64999961853027pt" fo:letter-spacing="normal" fo:language="en" fo:country="GB" fo:font-style="normal" fo:font-weight="normal"/>
    </style:style>
    <style:style style:name="T240" style:family="text">
      <style:text-properties fo:font-variant="normal" fo:text-transform="none" fo:color="#000000" style:font-name="Verdana" fo:font-size="9.64999961853027pt" fo:letter-spacing="normal" fo:language="en" fo:country="GB" fo:font-style="normal" fo:font-weight="normal" officeooo:rsid="02efc26f"/>
    </style:style>
    <style:style style:name="T241" style:family="text">
      <style:text-properties fo:font-variant="normal" fo:text-transform="none" fo:color="#000000" style:font-name="Verdana" fo:font-size="9.64999961853027pt" fo:letter-spacing="normal" fo:language="en" fo:country="GB" fo:font-style="normal" fo:font-weight="normal" officeooo:rsid="02f30067"/>
    </style:style>
    <style:style style:name="T242" style:family="text">
      <style:text-properties style:font-name="Liberation Serif" fo:font-size="12pt" fo:font-style="normal" style:font-size-asian="12pt" style:font-style-asian="normal" style:font-size-complex="12pt" style:font-style-complex="normal"/>
    </style:style>
    <style:style style:name="T243" style:family="text">
      <style:text-properties style:font-name="Liberation Serif" fo:font-size="12pt" fo:font-style="normal" officeooo:rsid="009cadf9" style:font-size-asian="12pt" style:font-style-asian="normal" style:font-size-complex="12pt" style:font-style-complex="normal"/>
    </style:style>
    <style:style style:name="T244" style:family="text">
      <style:text-properties style:font-name="Liberation Serif" fo:font-size="12pt" fo:font-style="normal" officeooo:rsid="009efe53" style:font-size-asian="12pt" style:font-style-asian="normal" style:font-size-complex="12pt" style:font-style-complex="normal"/>
    </style:style>
    <style:style style:name="T245" style:family="text">
      <style:text-properties style:font-name="Liberation Serif" fo:font-size="12pt" fo:font-style="normal" officeooo:rsid="00a0b824" style:font-size-asian="12pt" style:font-style-asian="normal" style:font-size-complex="12pt" style:font-style-complex="normal"/>
    </style:style>
    <style:style style:name="T246" style:family="text">
      <style:text-properties style:font-name="Liberation Serif" fo:font-size="12pt" fo:font-style="normal" officeooo:rsid="00a27ee5" style:font-size-asian="12pt" style:font-style-asian="normal" style:font-size-complex="12pt" style:font-style-complex="normal"/>
    </style:style>
    <style:style style:name="T247" style:family="text">
      <style:text-properties style:font-name="Liberation Serif" fo:font-size="12pt" fo:font-style="normal" officeooo:rsid="00a46873" style:font-size-asian="12pt" style:font-style-asian="normal" style:font-size-complex="12pt" style:font-style-complex="normal"/>
    </style:style>
    <style:style style:name="T248" style:family="text">
      <style:text-properties officeooo:rsid="00a7ff1c"/>
    </style:style>
    <style:style style:name="T249" style:family="text">
      <style:text-properties officeooo:rsid="00aa4a16"/>
    </style:style>
    <style:style style:name="T250" style:family="text">
      <style:text-properties officeooo:rsid="00abd95a"/>
    </style:style>
    <style:style style:name="T251" style:family="text">
      <style:text-properties officeooo:rsid="00adf7b4"/>
    </style:style>
    <style:style style:name="T252" style:family="text">
      <style:text-properties officeooo:rsid="00ae7567"/>
    </style:style>
    <style:style style:name="T253" style:family="text">
      <style:text-properties officeooo:rsid="00af1117"/>
    </style:style>
    <style:style style:name="T254" style:family="text">
      <style:text-properties officeooo:rsid="00b0e446"/>
    </style:style>
    <style:style style:name="T255" style:family="text">
      <style:text-properties officeooo:rsid="00b2d423"/>
    </style:style>
    <style:style style:name="T256" style:family="text">
      <style:text-properties officeooo:rsid="00b36ed2"/>
    </style:style>
    <style:style style:name="T257" style:family="text">
      <style:text-properties officeooo:rsid="00b80775"/>
    </style:style>
    <style:style style:name="T258" style:family="text">
      <style:text-properties officeooo:rsid="00b81221"/>
    </style:style>
    <style:style style:name="T259" style:family="text">
      <style:text-properties officeooo:rsid="00b9d56f"/>
    </style:style>
    <style:style style:name="T260" style:family="text">
      <style:text-properties officeooo:rsid="00bb6cc8"/>
    </style:style>
    <style:style style:name="T261" style:family="text">
      <style:text-properties officeooo:rsid="00bc5aec"/>
    </style:style>
    <style:style style:name="T262" style:family="text">
      <style:text-properties officeooo:rsid="00bdff72"/>
    </style:style>
    <style:style style:name="T263" style:family="text">
      <style:text-properties officeooo:rsid="00bfed56"/>
    </style:style>
    <style:style style:name="T264" style:family="text">
      <style:text-properties officeooo:rsid="00c08c27"/>
    </style:style>
    <style:style style:name="T265" style:family="text">
      <style:text-properties officeooo:rsid="00c210b0"/>
    </style:style>
    <style:style style:name="T266" style:family="text">
      <style:text-properties fo:language="en" fo:country="GB"/>
    </style:style>
    <style:style style:name="T267" style:family="text">
      <style:text-properties fo:language="en" fo:country="GB" officeooo:rsid="001d4bc0"/>
    </style:style>
    <style:style style:name="T268" style:family="text">
      <style:text-properties fo:language="en" fo:country="GB" officeooo:rsid="00200986"/>
    </style:style>
    <style:style style:name="T269" style:family="text">
      <style:text-properties fo:language="en" fo:country="GB" officeooo:rsid="002655ac"/>
    </style:style>
    <style:style style:name="T270" style:family="text">
      <style:text-properties fo:language="en" fo:country="GB" officeooo:rsid="0037c10a"/>
    </style:style>
    <style:style style:name="T271" style:family="text">
      <style:text-properties fo:language="en" fo:country="GB" officeooo:rsid="003a07ec"/>
    </style:style>
    <style:style style:name="T272" style:family="text">
      <style:text-properties fo:language="en" fo:country="GB" officeooo:rsid="003ad143"/>
    </style:style>
    <style:style style:name="T273" style:family="text">
      <style:text-properties fo:language="en" fo:country="GB" officeooo:rsid="004d4f84"/>
    </style:style>
    <style:style style:name="T274" style:family="text">
      <style:text-properties fo:language="en" fo:country="GB" officeooo:rsid="004f4e61"/>
    </style:style>
    <style:style style:name="T275" style:family="text">
      <style:text-properties fo:language="en" fo:country="GB" officeooo:rsid="0095ab68"/>
    </style:style>
    <style:style style:name="T276" style:family="text">
      <style:text-properties fo:language="en" fo:country="GB" fo:font-style="normal" style:font-style-asian="normal" style:font-style-complex="normal"/>
    </style:style>
    <style:style style:name="T277" style:family="text">
      <style:text-properties fo:language="en" fo:country="GB" fo:font-style="normal" officeooo:rsid="00dab7bf" style:font-style-asian="normal" style:font-style-complex="normal"/>
    </style:style>
    <style:style style:name="T278" style:family="text">
      <style:text-properties fo:language="en" fo:country="GB" fo:font-style="normal" officeooo:rsid="02091570" style:font-style-asian="normal" style:font-style-complex="normal"/>
    </style:style>
    <style:style style:name="T279" style:family="text">
      <style:text-properties fo:language="en" fo:country="GB" fo:font-style="normal" officeooo:rsid="020a3dd6" style:font-style-asian="normal" style:font-style-complex="normal"/>
    </style:style>
    <style:style style:name="T280" style:family="text">
      <style:text-properties fo:language="en" fo:country="GB" fo:font-style="normal" officeooo:rsid="020b5faa" style:font-style-asian="normal" style:font-style-complex="normal"/>
    </style:style>
    <style:style style:name="T281" style:family="text">
      <style:text-properties fo:language="en" fo:country="GB" fo:font-style="normal" officeooo:rsid="020e61c2" style:font-style-asian="normal" style:font-style-complex="normal"/>
    </style:style>
    <style:style style:name="T282" style:family="text">
      <style:text-properties fo:language="en" fo:country="GB" fo:font-style="normal" officeooo:rsid="0210bd91" style:font-style-asian="normal" style:font-style-complex="normal"/>
    </style:style>
    <style:style style:name="T283" style:family="text">
      <style:text-properties fo:language="en" fo:country="GB" fo:font-style="normal" officeooo:rsid="02116043" style:font-style-asian="normal" style:font-style-complex="normal"/>
    </style:style>
    <style:style style:name="T284" style:family="text">
      <style:text-properties fo:language="en" fo:country="GB" fo:font-style="normal" officeooo:rsid="0211d4ee" style:font-style-asian="normal" style:font-style-complex="normal"/>
    </style:style>
    <style:style style:name="T285" style:family="text">
      <style:text-properties fo:language="en" fo:country="GB" fo:font-style="normal" officeooo:rsid="02125c8e" style:font-style-asian="normal" style:font-style-complex="normal"/>
    </style:style>
    <style:style style:name="T286" style:family="text">
      <style:text-properties fo:language="en" fo:country="GB" fo:font-style="normal" officeooo:rsid="02127ef5" style:font-style-asian="normal" style:font-style-complex="normal"/>
    </style:style>
    <style:style style:name="T287" style:family="text">
      <style:text-properties fo:language="en" fo:country="GB" fo:font-style="normal" officeooo:rsid="0212dab0" style:font-style-asian="normal" style:font-style-complex="normal"/>
    </style:style>
    <style:style style:name="T288" style:family="text">
      <style:text-properties fo:language="en" fo:country="GB" fo:font-style="normal" officeooo:rsid="02143bac" style:font-style-asian="normal" style:font-style-complex="normal"/>
    </style:style>
    <style:style style:name="T289" style:family="text">
      <style:text-properties fo:language="en" fo:country="GB" fo:font-style="normal" officeooo:rsid="0215cb0a" style:font-style-asian="normal" style:font-style-complex="normal"/>
    </style:style>
    <style:style style:name="T290" style:family="text">
      <style:text-properties fo:language="en" fo:country="GB" fo:font-style="normal" officeooo:rsid="02172a76" style:font-style-asian="normal" style:font-style-complex="normal"/>
    </style:style>
    <style:style style:name="T291" style:family="text">
      <style:text-properties fo:language="en" fo:country="GB" fo:font-style="normal" officeooo:rsid="0218187e" style:font-style-asian="normal" style:font-style-complex="normal"/>
    </style:style>
    <style:style style:name="T292" style:family="text">
      <style:text-properties fo:language="en" fo:country="GB" fo:font-style="normal" officeooo:rsid="02185c8e" style:font-style-asian="normal" style:font-style-complex="normal"/>
    </style:style>
    <style:style style:name="T293" style:family="text">
      <style:text-properties fo:language="en" fo:country="GB" fo:font-style="normal" officeooo:rsid="0218c954" style:font-style-asian="normal" style:font-style-complex="normal"/>
    </style:style>
    <style:style style:name="T294" style:family="text">
      <style:text-properties fo:language="en" fo:country="GB" fo:font-style="normal" officeooo:rsid="02199a5d" style:font-style-asian="normal" style:font-style-complex="normal"/>
    </style:style>
    <style:style style:name="T295" style:family="text">
      <style:text-properties fo:language="en" fo:country="GB" fo:font-style="normal" officeooo:rsid="021da42a" style:font-style-asian="normal" style:font-style-complex="normal"/>
    </style:style>
    <style:style style:name="T296" style:family="text">
      <style:text-properties fo:language="en" fo:country="GB" fo:font-style="normal" officeooo:rsid="021a5d6d" style:font-style-asian="normal" style:font-style-complex="normal"/>
    </style:style>
    <style:style style:name="T297" style:family="text">
      <style:text-properties fo:language="en" fo:country="GB" fo:font-style="normal" officeooo:rsid="021c2971" style:font-style-asian="normal" style:font-style-complex="normal"/>
    </style:style>
    <style:style style:name="T298" style:family="text">
      <style:text-properties fo:language="en" fo:country="GB" fo:font-style="normal" officeooo:rsid="021ca430" style:font-style-asian="normal" style:font-style-complex="normal"/>
    </style:style>
    <style:style style:name="T299" style:family="text">
      <style:text-properties fo:language="en" fo:country="GB" fo:font-style="normal" officeooo:rsid="021e1773" style:font-style-asian="normal" style:font-style-complex="normal"/>
    </style:style>
    <style:style style:name="T300" style:family="text">
      <style:text-properties fo:language="en" fo:country="GB" fo:font-style="normal" officeooo:rsid="021e957a" style:font-style-asian="normal" style:font-style-complex="normal"/>
    </style:style>
    <style:style style:name="T301" style:family="text">
      <style:text-properties fo:language="en" fo:country="GB" fo:font-style="normal" officeooo:rsid="0229c9e2" style:font-style-asian="normal" style:font-style-complex="normal"/>
    </style:style>
    <style:style style:name="T302" style:family="text">
      <style:text-properties fo:language="en" fo:country="GB" fo:font-style="normal" officeooo:rsid="022a3e27" style:font-style-asian="normal" style:font-style-complex="normal"/>
    </style:style>
    <style:style style:name="T303" style:family="text">
      <style:text-properties fo:language="en" fo:country="GB" fo:font-style="normal" officeooo:rsid="022bae79" style:font-style-asian="normal" style:font-style-complex="normal"/>
    </style:style>
    <style:style style:name="T304" style:family="text">
      <style:text-properties fo:language="en" fo:country="GB" fo:font-style="normal" officeooo:rsid="022da99e" style:font-style-asian="normal" style:font-style-complex="normal"/>
    </style:style>
    <style:style style:name="T305" style:family="text">
      <style:text-properties fo:language="en" fo:country="GB" fo:font-style="normal" officeooo:rsid="022e1bd3" style:font-style-asian="normal" style:font-style-complex="normal"/>
    </style:style>
    <style:style style:name="T306" style:family="text">
      <style:text-properties fo:language="en" fo:country="GB" fo:font-style="normal" officeooo:rsid="022fe604" style:font-style-asian="normal" style:font-style-complex="normal"/>
    </style:style>
    <style:style style:name="T307" style:family="text">
      <style:text-properties fo:language="en" fo:country="GB" fo:font-style="normal" officeooo:rsid="0230109e" style:font-style-asian="normal" style:font-style-complex="normal"/>
    </style:style>
    <style:style style:name="T308" style:family="text">
      <style:text-properties fo:language="en" fo:country="GB" fo:font-style="normal" officeooo:rsid="0232d641" style:font-style-asian="normal" style:font-style-complex="normal"/>
    </style:style>
    <style:style style:name="T309" style:family="text">
      <style:text-properties fo:language="en" fo:country="GB" fo:font-style="normal" officeooo:rsid="02330ea5" style:font-style-asian="normal" style:font-style-complex="normal"/>
    </style:style>
    <style:style style:name="T310" style:family="text">
      <style:text-properties fo:language="en" fo:country="GB" fo:font-style="normal" officeooo:rsid="0233c853" style:font-style-asian="normal" style:font-style-complex="normal"/>
    </style:style>
    <style:style style:name="T311" style:family="text">
      <style:text-properties fo:language="en" fo:country="GB" fo:font-style="normal" officeooo:rsid="0235efaa" style:font-style-asian="normal" style:font-style-complex="normal"/>
    </style:style>
    <style:style style:name="T312" style:family="text">
      <style:text-properties fo:language="en" fo:country="GB" fo:font-style="normal" officeooo:rsid="0237acf7" style:font-style-asian="normal" style:font-style-complex="normal"/>
    </style:style>
    <style:style style:name="T313" style:family="text">
      <style:text-properties fo:language="en" fo:country="GB" fo:font-style="normal" officeooo:rsid="023b58c6" style:font-style-asian="normal" style:font-style-complex="normal"/>
    </style:style>
    <style:style style:name="T314" style:family="text">
      <style:text-properties fo:language="en" fo:country="GB" fo:font-style="normal" officeooo:rsid="023d483b" style:font-style-asian="normal" style:font-style-complex="normal"/>
    </style:style>
    <style:style style:name="T315" style:family="text">
      <style:text-properties fo:language="en" fo:country="GB" fo:font-style="normal" officeooo:rsid="023f3522" style:font-style-asian="normal" style:font-style-complex="normal"/>
    </style:style>
    <style:style style:name="T316" style:family="text">
      <style:text-properties fo:language="en" fo:country="GB" fo:font-style="normal" officeooo:rsid="023fb5d9" style:font-style-asian="normal" style:font-style-complex="normal"/>
    </style:style>
    <style:style style:name="T317" style:family="text">
      <style:text-properties fo:language="en" fo:country="GB" fo:font-style="normal" officeooo:rsid="024140c1" style:font-style-asian="normal" style:font-style-complex="normal"/>
    </style:style>
    <style:style style:name="T318" style:family="text">
      <style:text-properties fo:language="en" fo:country="GB" fo:font-style="normal" officeooo:rsid="0242f1c1" style:font-style-asian="normal" style:font-style-complex="normal"/>
    </style:style>
    <style:style style:name="T319" style:family="text">
      <style:text-properties fo:language="en" fo:country="GB" fo:font-style="normal" officeooo:rsid="0244517a" style:font-style-asian="normal" style:font-style-complex="normal"/>
    </style:style>
    <style:style style:name="T320" style:family="text">
      <style:text-properties fo:language="en" fo:country="GB" fo:font-style="normal" officeooo:rsid="024634bd" style:font-style-asian="normal" style:font-style-complex="normal"/>
    </style:style>
    <style:style style:name="T321" style:family="text">
      <style:text-properties fo:language="en" fo:country="GB" fo:font-style="normal" officeooo:rsid="0246e886" style:font-style-asian="normal" style:font-style-complex="normal"/>
    </style:style>
    <style:style style:name="T322" style:family="text">
      <style:text-properties fo:language="en" fo:country="GB" fo:font-style="normal" officeooo:rsid="02483b09" style:font-style-asian="normal" style:font-style-complex="normal"/>
    </style:style>
    <style:style style:name="T323" style:family="text">
      <style:text-properties fo:language="en" fo:country="GB" fo:font-style="normal" officeooo:rsid="02490862" style:font-style-asian="normal" style:font-style-complex="normal"/>
    </style:style>
    <style:style style:name="T324" style:family="text">
      <style:text-properties fo:language="en" fo:country="GB" fo:font-style="normal" officeooo:rsid="0249f31b" style:font-style-asian="normal" style:font-style-complex="normal"/>
    </style:style>
    <style:style style:name="T325" style:family="text">
      <style:text-properties fo:language="en" fo:country="GB" fo:font-style="normal" fo:font-weight="normal" officeooo:rsid="0249f31b" style:font-style-asian="normal" style:font-weight-asian="normal" style:font-style-complex="normal" style:font-weight-complex="normal"/>
    </style:style>
    <style:style style:name="T326" style:family="text">
      <style:text-properties fo:language="en" fo:country="GB" officeooo:rsid="00dab7bf" style:font-style-asian="normal" style:font-style-complex="normal"/>
    </style:style>
    <style:style style:name="T327" style:family="text">
      <style:text-properties fo:language="en" fo:country="GB" officeooo:rsid="00dab7bf"/>
    </style:style>
    <style:style style:name="T328" style:family="text">
      <style:text-properties fo:language="en" fo:country="GB" fo:font-style="italic" officeooo:rsid="02091570" style:font-style-asian="italic" style:font-style-complex="italic"/>
    </style:style>
    <style:style style:name="T329" style:family="text">
      <style:text-properties fo:language="en" fo:country="GB" fo:font-style="italic" officeooo:rsid="0230109e" style:font-style-asian="italic" style:font-style-complex="italic"/>
    </style:style>
    <style:style style:name="T330" style:family="text">
      <style:text-properties fo:language="en" fo:country="GB" fo:font-style="italic" officeooo:rsid="0235efaa" style:font-style-asian="italic" style:font-style-complex="italic"/>
    </style:style>
    <style:style style:name="T331" style:family="text">
      <style:text-properties fo:language="en" fo:country="GB" fo:font-style="italic" officeooo:rsid="0244517a" style:font-style-asian="italic" style:font-style-complex="italic"/>
    </style:style>
    <style:style style:name="T332" style:family="text">
      <style:text-properties fo:language="en" fo:country="GB" officeooo:rsid="02091570"/>
    </style:style>
    <style:style style:name="T333" style:family="text">
      <style:text-properties fo:language="en" fo:country="GB" officeooo:rsid="021f1643"/>
    </style:style>
    <style:style style:name="T334" style:family="text">
      <style:text-properties fo:language="en" fo:country="GB" officeooo:rsid="024cb741"/>
    </style:style>
    <style:style style:name="T335" style:family="text">
      <style:text-properties fo:language="en" fo:country="GB" fo:font-weight="bold" officeooo:rsid="02ed9a1b" style:font-weight-asian="bold" style:font-weight-complex="bold"/>
    </style:style>
    <style:style style:name="T336" style:family="text">
      <style:text-properties style:font-size-asian="10.5pt"/>
    </style:style>
    <style:style style:name="T337" style:family="text">
      <style:text-properties officeooo:rsid="00c210b0" style:font-size-asian="10.5pt"/>
    </style:style>
    <style:style style:name="T338" style:family="text">
      <style:text-properties officeooo:rsid="00c24edc" style:font-size-asian="10.5pt"/>
    </style:style>
    <style:style style:name="T339" style:family="text">
      <style:text-properties officeooo:rsid="00c2f547" style:font-size-asian="10.5pt"/>
    </style:style>
    <style:style style:name="T340" style:family="text">
      <style:text-properties officeooo:rsid="00c4b521" style:font-size-asian="10.5pt"/>
    </style:style>
    <style:style style:name="T341" style:family="text">
      <style:text-properties officeooo:rsid="00c969e6" style:font-size-asian="10.5pt"/>
    </style:style>
    <style:style style:name="T342" style:family="text">
      <style:text-properties officeooo:rsid="00ca45d4" style:font-size-asian="10.5pt"/>
    </style:style>
    <style:style style:name="T343" style:family="text">
      <style:text-properties officeooo:rsid="00cb15f9" style:font-size-asian="10.5pt"/>
    </style:style>
    <style:style style:name="T344" style:family="text">
      <style:text-properties officeooo:rsid="00cbf831" style:font-size-asian="10.5pt"/>
    </style:style>
    <style:style style:name="T345" style:family="text">
      <style:text-properties officeooo:rsid="00cd063b"/>
    </style:style>
    <style:style style:name="T346" style:family="text">
      <style:text-properties officeooo:rsid="00cf05fe"/>
    </style:style>
    <style:style style:name="T347" style:family="text">
      <style:text-properties officeooo:rsid="00d14411"/>
    </style:style>
    <style:style style:name="T348" style:family="text">
      <style:text-properties officeooo:rsid="00dab7bf"/>
    </style:style>
    <style:style style:name="T349" style:family="text">
      <style:text-properties officeooo:rsid="00dc5a15"/>
    </style:style>
    <style:style style:name="T350" style:family="text">
      <style:text-properties officeooo:rsid="00e07bed"/>
    </style:style>
    <style:style style:name="T351" style:family="text">
      <style:text-properties officeooo:rsid="00e2d8b9"/>
    </style:style>
    <style:style style:name="T352" style:family="text">
      <style:text-properties officeooo:rsid="00e3abc1"/>
    </style:style>
    <style:style style:name="T353" style:family="text">
      <style:text-properties officeooo:rsid="00e570fc"/>
    </style:style>
    <style:style style:name="T354" style:family="text">
      <style:text-properties officeooo:rsid="00e5ac8e"/>
    </style:style>
    <style:style style:name="T355" style:family="text">
      <style:text-properties officeooo:rsid="00e6a1bd"/>
    </style:style>
    <style:style style:name="T356" style:family="text">
      <style:text-properties officeooo:rsid="00e89d73"/>
    </style:style>
    <style:style style:name="T357" style:family="text">
      <style:text-properties officeooo:rsid="00ee66f0"/>
    </style:style>
    <style:style style:name="T358" style:family="text">
      <style:text-properties officeooo:rsid="00ef3981"/>
    </style:style>
    <style:style style:name="T359" style:family="text">
      <style:text-properties officeooo:rsid="00f2e787"/>
    </style:style>
    <style:style style:name="T360" style:family="text">
      <style:text-properties officeooo:rsid="00f432a2"/>
    </style:style>
    <style:style style:name="T361" style:family="text">
      <style:text-properties officeooo:rsid="00f56155"/>
    </style:style>
    <style:style style:name="T362" style:family="text">
      <style:text-properties officeooo:rsid="00f5fbd5"/>
    </style:style>
    <style:style style:name="T363" style:family="text">
      <style:text-properties officeooo:rsid="00f9a4ab"/>
    </style:style>
    <style:style style:name="T364" style:family="text">
      <style:text-properties officeooo:rsid="00fe9302"/>
    </style:style>
    <style:style style:name="T365" style:family="text">
      <style:text-properties officeooo:rsid="00ff2877"/>
    </style:style>
    <style:style style:name="T366" style:family="text">
      <style:text-properties officeooo:rsid="01001656"/>
    </style:style>
    <style:style style:name="T367" style:family="text">
      <style:text-properties officeooo:rsid="0100b0b1"/>
    </style:style>
    <style:style style:name="T368" style:family="text">
      <style:text-properties officeooo:rsid="01012d9b"/>
    </style:style>
    <style:style style:name="T369" style:family="text">
      <style:text-properties officeooo:rsid="01028bd4"/>
    </style:style>
    <style:style style:name="T370" style:family="text">
      <style:text-properties officeooo:rsid="0104666d"/>
    </style:style>
    <style:style style:name="T371" style:family="text">
      <style:text-properties officeooo:rsid="0104cc7f"/>
    </style:style>
    <style:style style:name="T372" style:family="text">
      <style:text-properties officeooo:rsid="010508ba"/>
    </style:style>
    <style:style style:name="T373" style:family="text">
      <style:text-properties officeooo:rsid="01051989"/>
    </style:style>
    <style:style style:name="T374" style:family="text">
      <style:text-properties officeooo:rsid="0106c3f4"/>
    </style:style>
    <style:style style:name="T375" style:family="text">
      <style:text-properties officeooo:rsid="010a0052"/>
    </style:style>
    <style:style style:name="T376" style:family="text">
      <style:text-properties officeooo:rsid="010a7cf0"/>
    </style:style>
    <style:style style:name="T377" style:family="text">
      <style:text-properties officeooo:rsid="010b04b2"/>
    </style:style>
    <style:style style:name="T378" style:family="text">
      <style:text-properties officeooo:rsid="010d9ce9"/>
    </style:style>
    <style:style style:name="T379" style:family="text">
      <style:text-properties officeooo:rsid="010db1a0"/>
    </style:style>
    <style:style style:name="T380" style:family="text">
      <style:text-properties officeooo:rsid="010f0c48"/>
    </style:style>
    <style:style style:name="T381" style:family="text">
      <style:text-properties officeooo:rsid="010ffde0"/>
    </style:style>
    <style:style style:name="T382" style:family="text">
      <style:text-properties officeooo:rsid="01105797"/>
    </style:style>
    <style:style style:name="T383" style:family="text">
      <style:text-properties officeooo:rsid="011170e8"/>
    </style:style>
    <style:style style:name="T384" style:family="text">
      <style:text-properties officeooo:rsid="01128e56"/>
    </style:style>
    <style:style style:name="T385" style:family="text">
      <style:text-properties officeooo:rsid="0114f6e3"/>
    </style:style>
    <style:style style:name="T386" style:family="text">
      <style:text-properties officeooo:rsid="01179014"/>
    </style:style>
    <style:style style:name="T387" style:family="text">
      <style:text-properties officeooo:rsid="01197563"/>
    </style:style>
    <style:style style:name="T388" style:family="text">
      <style:text-properties officeooo:rsid="0119b7e5"/>
    </style:style>
    <style:style style:name="T389" style:family="text">
      <style:text-properties officeooo:rsid="011bc4ca"/>
    </style:style>
    <style:style style:name="T390" style:family="text">
      <style:text-properties officeooo:rsid="011dc167"/>
    </style:style>
    <style:style style:name="T391" style:family="text">
      <style:text-properties officeooo:rsid="011f25c5"/>
    </style:style>
    <style:style style:name="T392" style:family="text">
      <style:text-properties officeooo:rsid="0120b381"/>
    </style:style>
    <style:style style:name="T393" style:family="text">
      <style:text-properties officeooo:rsid="0121e52c"/>
    </style:style>
    <style:style style:name="T394" style:family="text">
      <style:text-properties officeooo:rsid="0123947d"/>
    </style:style>
    <style:style style:name="T395" style:family="text">
      <style:text-properties officeooo:rsid="0123d911"/>
    </style:style>
    <style:style style:name="T396" style:family="text">
      <style:text-properties officeooo:rsid="012bd588"/>
    </style:style>
    <style:style style:name="T397" style:family="text">
      <style:text-properties officeooo:rsid="012c026b"/>
    </style:style>
    <style:style style:name="T398" style:family="text">
      <style:text-properties officeooo:rsid="012cf857"/>
    </style:style>
    <style:style style:name="T399" style:family="text">
      <style:text-properties officeooo:rsid="012ede04"/>
    </style:style>
    <style:style style:name="T400" style:family="text">
      <style:text-properties officeooo:rsid="0130823f"/>
    </style:style>
    <style:style style:name="T401" style:family="text">
      <style:text-properties officeooo:rsid="0132391e"/>
    </style:style>
    <style:style style:name="T402" style:family="text">
      <style:text-properties officeooo:rsid="013b46b8"/>
    </style:style>
    <style:style style:name="T403" style:family="text">
      <style:text-properties officeooo:rsid="013b5e29"/>
    </style:style>
    <style:style style:name="T404" style:family="text">
      <style:text-properties officeooo:rsid="0142178d"/>
    </style:style>
    <style:style style:name="T405" style:family="text">
      <style:text-properties officeooo:rsid="0144e556"/>
    </style:style>
    <style:style style:name="T406" style:family="text">
      <style:text-properties officeooo:rsid="0145d804"/>
    </style:style>
    <style:style style:name="T407" style:family="text">
      <style:text-properties officeooo:rsid="01475146"/>
    </style:style>
    <style:style style:name="T408" style:family="text">
      <style:text-properties officeooo:rsid="01490bad"/>
    </style:style>
    <style:style style:name="T409" style:family="text">
      <style:text-properties officeooo:rsid="014a7a72"/>
    </style:style>
    <style:style style:name="T410" style:family="text">
      <style:text-properties officeooo:rsid="014c4f5f"/>
    </style:style>
    <style:style style:name="T411" style:family="text">
      <style:text-properties officeooo:rsid="014ddafc"/>
    </style:style>
    <style:style style:name="T412" style:family="text">
      <style:text-properties officeooo:rsid="014f730d"/>
    </style:style>
    <style:style style:name="T413" style:family="text">
      <style:text-properties officeooo:rsid="014ffabe"/>
    </style:style>
    <style:style style:name="T414" style:family="text">
      <style:text-properties officeooo:rsid="01513cad"/>
    </style:style>
    <style:style style:name="T415" style:family="text">
      <style:text-properties officeooo:rsid="01528718"/>
    </style:style>
    <style:style style:name="T416" style:family="text">
      <style:text-properties officeooo:rsid="01545e79"/>
    </style:style>
    <style:style style:name="T417" style:family="text">
      <style:text-properties officeooo:rsid="017e005a"/>
    </style:style>
    <style:style style:name="T418" style:family="text">
      <style:text-properties officeooo:rsid="017ef321"/>
    </style:style>
    <style:style style:name="T419" style:family="text">
      <style:text-properties fo:font-weight="bold" style:font-weight-asian="bold" style:font-weight-complex="bold"/>
    </style:style>
    <style:style style:name="T420" style:family="text">
      <style:text-properties fo:font-weight="bold" officeooo:rsid="017ef321" style:font-weight-asian="bold" style:font-weight-complex="bold"/>
    </style:style>
    <style:style style:name="T421" style:family="text">
      <style:text-properties fo:font-weight="bold" officeooo:rsid="01c3387d" style:font-weight-asian="bold" style:font-weight-complex="bold"/>
    </style:style>
    <style:style style:name="T422" style:family="text">
      <style:text-properties fo:font-weight="bold" officeooo:rsid="01e51a5e" style:font-weight-asian="bold" style:font-weight-complex="bold"/>
    </style:style>
    <style:style style:name="T423" style:family="text">
      <style:text-properties fo:font-weight="bold" officeooo:rsid="024cb741" style:font-weight-asian="bold" style:font-weight-complex="bold"/>
    </style:style>
    <style:style style:name="T424" style:family="text">
      <style:text-properties fo:font-weight="bold" officeooo:rsid="026fc96f" style:font-weight-asian="bold" style:font-weight-complex="bold"/>
    </style:style>
    <style:style style:name="T425" style:family="text">
      <style:text-properties fo:font-weight="bold" officeooo:rsid="02eba04e" style:font-weight-asian="bold" style:font-weight-complex="bold"/>
    </style:style>
    <style:style style:name="T426" style:family="text">
      <style:text-properties fo:font-weight="bold" officeooo:rsid="02ebeb3f" style:font-weight-asian="bold" style:font-weight-complex="bold"/>
    </style:style>
    <style:style style:name="T427" style:family="text">
      <style:text-properties fo:font-weight="bold" officeooo:rsid="02ed6a4a" style:font-weight-asian="bold" style:font-weight-complex="bold"/>
    </style:style>
    <style:style style:name="T428" style:family="text">
      <style:text-properties fo:font-weight="bold" officeooo:rsid="02ed9a1b" style:font-weight-asian="bold" style:font-weight-complex="bold"/>
    </style:style>
    <style:style style:name="T429" style:family="text">
      <style:text-properties fo:font-weight="bold" officeooo:rsid="02efc26f" style:font-weight-asian="bold" style:font-weight-complex="bold"/>
    </style:style>
    <style:style style:name="T430" style:family="text">
      <style:text-properties officeooo:rsid="017fa409"/>
    </style:style>
    <style:style style:name="T431" style:family="text">
      <style:text-properties officeooo:rsid="0180e847"/>
    </style:style>
    <style:style style:name="T432" style:family="text">
      <style:text-properties officeooo:rsid="018105f7"/>
    </style:style>
    <style:style style:name="T433" style:family="text">
      <style:text-properties officeooo:rsid="0182c617"/>
    </style:style>
    <style:style style:name="T434" style:family="text">
      <style:text-properties officeooo:rsid="01840b91"/>
    </style:style>
    <style:style style:name="T435" style:family="text">
      <style:text-properties officeooo:rsid="018ae168"/>
    </style:style>
    <style:style style:name="T436" style:family="text">
      <style:text-properties officeooo:rsid="018bc251"/>
    </style:style>
    <style:style style:name="T437" style:family="text">
      <style:text-properties officeooo:rsid="018e795c"/>
    </style:style>
    <style:style style:name="T438" style:family="text">
      <style:text-properties fo:font-weight="normal" style:font-weight-asian="normal" style:font-weight-complex="normal"/>
    </style:style>
    <style:style style:name="T439" style:family="text">
      <style:text-properties fo:font-weight="normal" officeooo:rsid="01901302" style:font-weight-asian="normal" style:font-weight-complex="normal"/>
    </style:style>
    <style:style style:name="T440" style:family="text">
      <style:text-properties fo:font-weight="normal" officeooo:rsid="0190b623" style:font-weight-asian="normal" style:font-weight-complex="normal"/>
    </style:style>
    <style:style style:name="T441" style:family="text">
      <style:text-properties fo:font-weight="normal" officeooo:rsid="019199d3" style:font-weight-asian="normal" style:font-weight-complex="normal"/>
    </style:style>
    <style:style style:name="T442" style:family="text">
      <style:text-properties fo:font-weight="normal" officeooo:rsid="01925e46" style:font-weight-asian="normal" style:font-weight-complex="normal"/>
    </style:style>
    <style:style style:name="T443" style:family="text">
      <style:text-properties fo:font-weight="normal" officeooo:rsid="01931e4f" style:font-weight-asian="normal" style:font-weight-complex="normal"/>
    </style:style>
    <style:style style:name="T444" style:family="text">
      <style:text-properties fo:font-weight="normal" officeooo:rsid="01934de4" style:font-weight-asian="normal" style:font-weight-complex="normal"/>
    </style:style>
    <style:style style:name="T445" style:family="text">
      <style:text-properties fo:font-weight="normal" officeooo:rsid="0193c24c" style:font-weight-asian="normal" style:font-weight-complex="normal"/>
    </style:style>
    <style:style style:name="T446" style:family="text">
      <style:text-properties fo:font-weight="normal" officeooo:rsid="0193f67d" style:font-weight-asian="normal" style:font-weight-complex="normal"/>
    </style:style>
    <style:style style:name="T447" style:family="text">
      <style:text-properties fo:font-weight="normal" officeooo:rsid="0194bfa5" style:font-weight-asian="normal" style:font-weight-complex="normal"/>
    </style:style>
    <style:style style:name="T448" style:family="text">
      <style:text-properties fo:font-weight="normal" officeooo:rsid="01951832" style:font-weight-asian="normal" style:font-weight-complex="normal"/>
    </style:style>
    <style:style style:name="T449" style:family="text">
      <style:text-properties fo:font-weight="normal" officeooo:rsid="0196ec47" style:font-weight-asian="normal" style:font-weight-complex="normal"/>
    </style:style>
    <style:style style:name="T450" style:family="text">
      <style:text-properties fo:font-weight="normal" officeooo:rsid="01c3387d" style:font-weight-asian="normal" style:font-weight-complex="normal"/>
    </style:style>
    <style:style style:name="T451" style:family="text">
      <style:text-properties fo:font-weight="normal" officeooo:rsid="01c44f3f" style:font-weight-asian="normal" style:font-weight-complex="normal"/>
    </style:style>
    <style:style style:name="T452" style:family="text">
      <style:text-properties fo:font-weight="normal" officeooo:rsid="01c78701" style:font-weight-asian="normal" style:font-weight-complex="normal"/>
    </style:style>
    <style:style style:name="T453" style:family="text">
      <style:text-properties fo:font-weight="normal" officeooo:rsid="01c86721" style:font-weight-asian="normal" style:font-weight-complex="normal"/>
    </style:style>
    <style:style style:name="T454" style:family="text">
      <style:text-properties fo:font-weight="normal" officeooo:rsid="01c896b4" style:font-weight-asian="normal" style:font-weight-complex="normal"/>
    </style:style>
    <style:style style:name="T455" style:family="text">
      <style:text-properties fo:font-weight="normal" officeooo:rsid="01c96ece" style:font-weight-asian="normal" style:font-weight-complex="normal"/>
    </style:style>
    <style:style style:name="T456" style:family="text">
      <style:text-properties fo:font-weight="normal" officeooo:rsid="01e51a5e" style:font-weight-asian="normal" style:font-weight-complex="normal"/>
    </style:style>
    <style:style style:name="T457" style:family="text">
      <style:text-properties fo:font-weight="normal" officeooo:rsid="024b77a2" style:font-weight-asian="normal" style:font-weight-complex="normal"/>
    </style:style>
    <style:style style:name="T458" style:family="text">
      <style:text-properties fo:font-weight="normal" officeooo:rsid="024cb741" style:font-weight-asian="normal" style:font-weight-complex="normal"/>
    </style:style>
    <style:style style:name="T459" style:family="text">
      <style:text-properties fo:font-weight="normal" officeooo:rsid="024e9400" style:font-weight-asian="normal" style:font-weight-complex="normal"/>
    </style:style>
    <style:style style:name="T460" style:family="text">
      <style:text-properties fo:font-weight="normal" officeooo:rsid="024fb738" style:font-weight-asian="normal" style:font-weight-complex="normal"/>
    </style:style>
    <style:style style:name="T461" style:family="text">
      <style:text-properties fo:font-weight="normal" officeooo:rsid="0256f2f0" style:font-weight-asian="normal" style:font-weight-complex="normal"/>
    </style:style>
    <style:style style:name="T462" style:family="text">
      <style:text-properties fo:font-weight="normal" officeooo:rsid="026fc96f" style:font-weight-asian="normal" style:font-weight-complex="normal"/>
    </style:style>
    <style:style style:name="T463" style:family="text">
      <style:text-properties fo:font-weight="normal" officeooo:rsid="02eba04e" style:font-weight-asian="normal" style:font-weight-complex="normal"/>
    </style:style>
    <style:style style:name="T464" style:family="text">
      <style:text-properties fo:font-weight="normal" officeooo:rsid="02ebeb3f" style:font-weight-asian="normal" style:font-weight-complex="normal"/>
    </style:style>
    <style:style style:name="T465" style:family="text">
      <style:text-properties fo:font-weight="normal" officeooo:rsid="02ed6a4a" style:font-weight-asian="normal" style:font-weight-complex="normal"/>
    </style:style>
    <style:style style:name="T466" style:family="text">
      <style:text-properties fo:font-weight="normal" officeooo:rsid="02ed9a1b" style:font-weight-asian="normal" style:font-weight-complex="normal"/>
    </style:style>
    <style:style style:name="T467" style:family="text">
      <style:text-properties officeooo:rsid="01a7e5b3"/>
    </style:style>
    <style:style style:name="T468" style:family="text">
      <style:text-properties officeooo:rsid="01a998cb"/>
    </style:style>
    <style:style style:name="T469" style:family="text">
      <style:text-properties officeooo:rsid="01abefef"/>
    </style:style>
    <style:style style:name="T470" style:family="text">
      <style:text-properties officeooo:rsid="01adf979"/>
    </style:style>
    <style:style style:name="T471" style:family="text">
      <style:text-properties officeooo:rsid="01afdae3"/>
    </style:style>
    <style:style style:name="T472" style:family="text">
      <style:text-properties officeooo:rsid="01b19b79"/>
    </style:style>
    <style:style style:name="T473" style:family="text">
      <style:text-properties officeooo:rsid="01b238b5"/>
    </style:style>
    <style:style style:name="T474" style:family="text">
      <style:text-properties officeooo:rsid="01b30c18"/>
    </style:style>
    <style:style style:name="T475" style:family="text">
      <style:text-properties officeooo:rsid="01b67b1b"/>
    </style:style>
    <style:style style:name="T476" style:family="text">
      <style:text-properties officeooo:rsid="01b6be0b"/>
    </style:style>
    <style:style style:name="T477" style:family="text">
      <style:text-properties officeooo:rsid="01b928b6"/>
    </style:style>
    <style:style style:name="T478" style:family="text">
      <style:text-properties officeooo:rsid="01bdf14a"/>
    </style:style>
    <style:style style:name="T479" style:family="text">
      <style:text-properties officeooo:rsid="01bec270"/>
    </style:style>
    <style:style style:name="T480" style:family="text">
      <style:text-properties officeooo:rsid="01bf967c"/>
    </style:style>
    <style:style style:name="T481" style:family="text">
      <style:text-properties officeooo:rsid="01c1943d"/>
    </style:style>
    <style:style style:name="T482" style:family="text">
      <style:text-properties officeooo:rsid="01c21451"/>
    </style:style>
    <style:style style:name="T483" style:family="text">
      <style:text-properties officeooo:rsid="01c3387d"/>
    </style:style>
    <style:style style:name="T484" style:family="text">
      <style:text-properties officeooo:rsid="01c9fc3c"/>
    </style:style>
    <style:style style:name="T485" style:family="text">
      <style:text-properties officeooo:rsid="01cbb5c5"/>
    </style:style>
    <style:style style:name="T486" style:family="text">
      <style:text-properties officeooo:rsid="01ccdcc0"/>
    </style:style>
    <style:style style:name="T487" style:family="text">
      <style:text-properties style:text-position="super 58%"/>
    </style:style>
    <style:style style:name="T488" style:family="text">
      <style:text-properties style:text-position="super 58%" officeooo:rsid="0228638d"/>
    </style:style>
    <style:style style:name="T489" style:family="text">
      <style:text-properties style:text-position="super 58%" officeooo:rsid="02287f50"/>
    </style:style>
    <style:style style:name="T490" style:family="text">
      <style:text-properties style:text-position="super 58%" fo:font-style="normal" fo:font-weight="normal" officeooo:rsid="02510eb4" style:font-style-asian="normal" style:font-weight-asian="normal" style:font-style-complex="normal" style:font-weight-complex="normal"/>
    </style:style>
    <style:style style:name="T491" style:family="text">
      <style:text-properties style:text-position="super 58%" fo:font-style="normal" officeooo:rsid="02a76f6b" style:font-style-asian="normal" style:font-style-complex="normal"/>
    </style:style>
    <style:style style:name="T492" style:family="text">
      <style:text-properties style:text-position="super 58%" officeooo:rsid="02eba04e"/>
    </style:style>
    <style:style style:name="T493" style:family="text">
      <style:text-properties officeooo:rsid="01cefee8"/>
    </style:style>
    <style:style style:name="T494" style:family="text">
      <style:text-properties officeooo:rsid="01d2ebee"/>
    </style:style>
    <style:style style:name="T495" style:family="text">
      <style:text-properties officeooo:rsid="01d31c4e"/>
    </style:style>
    <style:style style:name="T496" style:family="text">
      <style:text-properties officeooo:rsid="01d6af4c"/>
    </style:style>
    <style:style style:name="T497" style:family="text">
      <style:text-properties officeooo:rsid="01d92d5f"/>
    </style:style>
    <style:style style:name="T498" style:family="text">
      <style:text-properties officeooo:rsid="01db133c"/>
    </style:style>
    <style:style style:name="T499" style:family="text">
      <style:text-properties officeooo:rsid="01dbcc96"/>
    </style:style>
    <style:style style:name="T500" style:family="text">
      <style:text-properties officeooo:rsid="01df9c3f"/>
    </style:style>
    <style:style style:name="T501" style:family="text">
      <style:text-properties officeooo:rsid="01e0ee3e"/>
    </style:style>
    <style:style style:name="T502" style:family="text">
      <style:text-properties officeooo:rsid="01e10bce"/>
    </style:style>
    <style:style style:name="T503" style:family="text">
      <style:text-properties officeooo:rsid="01e175ff"/>
    </style:style>
    <style:style style:name="T504" style:family="text">
      <style:text-properties officeooo:rsid="01e3201d"/>
    </style:style>
    <style:style style:name="T505" style:family="text">
      <style:text-properties officeooo:rsid="01e51a5e"/>
    </style:style>
    <style:style style:name="T506" style:family="text">
      <style:text-properties officeooo:rsid="01eb250b"/>
    </style:style>
    <style:style style:name="T507" style:family="text">
      <style:text-properties officeooo:rsid="01ed758b"/>
    </style:style>
    <style:style style:name="T508" style:family="text">
      <style:text-properties officeooo:rsid="01ee51c9"/>
    </style:style>
    <style:style style:name="T509" style:family="text">
      <style:text-properties officeooo:rsid="01ef27bf"/>
    </style:style>
    <style:style style:name="T510" style:family="text">
      <style:text-properties officeooo:rsid="01f02922"/>
    </style:style>
    <style:style style:name="T511" style:family="text">
      <style:text-properties officeooo:rsid="01f3031f"/>
    </style:style>
    <style:style style:name="T512" style:family="text">
      <style:text-properties officeooo:rsid="01f3c2ce"/>
    </style:style>
    <style:style style:name="T513" style:family="text">
      <style:text-properties officeooo:rsid="01f59986"/>
    </style:style>
    <style:style style:name="T514" style:family="text">
      <style:text-properties officeooo:rsid="01f70cb1"/>
    </style:style>
    <style:style style:name="T515" style:family="text">
      <style:text-properties officeooo:rsid="01f79bb5"/>
    </style:style>
    <style:style style:name="T516" style:family="text">
      <style:text-properties officeooo:rsid="01f90c22"/>
    </style:style>
    <style:style style:name="T517" style:family="text">
      <style:text-properties officeooo:rsid="021f1643"/>
    </style:style>
    <style:style style:name="T518" style:family="text">
      <style:text-properties officeooo:rsid="021f3f24"/>
    </style:style>
    <style:style style:name="T519" style:family="text">
      <style:text-properties officeooo:rsid="02213790"/>
    </style:style>
    <style:style style:name="T520" style:family="text">
      <style:text-properties officeooo:rsid="0222f637"/>
    </style:style>
    <style:style style:name="T521" style:family="text">
      <style:text-properties officeooo:rsid="0223aa5b"/>
    </style:style>
    <style:style style:name="T522" style:family="text">
      <style:text-properties officeooo:rsid="02243402"/>
    </style:style>
    <style:style style:name="T523" style:family="text">
      <style:text-properties officeooo:rsid="0225fb0d"/>
    </style:style>
    <style:style style:name="T524" style:family="text">
      <style:text-properties officeooo:rsid="0228638d"/>
    </style:style>
    <style:style style:name="T525" style:family="text">
      <style:text-properties officeooo:rsid="02287f50"/>
    </style:style>
    <style:style style:name="T526" style:family="text">
      <style:text-properties officeooo:rsid="023d483b"/>
    </style:style>
    <style:style style:name="T527" style:family="text">
      <style:text-properties officeooo:rsid="024cb741"/>
    </style:style>
    <style:style style:name="T528" style:family="text">
      <style:text-properties style:text-position="0% 100%" fo:font-style="normal" fo:font-weight="normal" style:font-style-asian="normal" style:font-weight-asian="normal" style:font-style-complex="normal" style:font-weight-complex="normal"/>
    </style:style>
    <style:style style:name="T529" style:family="text">
      <style:text-properties style:text-position="0% 100%" fo:font-style="normal" fo:font-weight="normal" officeooo:rsid="02510eb4" style:font-style-asian="normal" style:font-weight-asian="normal" style:font-style-complex="normal" style:font-weight-complex="normal"/>
    </style:style>
    <style:style style:name="T530" style:family="text">
      <style:text-properties style:text-position="0% 100%" fo:font-style="normal" fo:font-weight="normal" officeooo:rsid="02513c1f" style:font-style-asian="normal" style:font-weight-asian="normal" style:font-style-complex="normal" style:font-weight-complex="normal"/>
    </style:style>
    <style:style style:name="T531" style:family="text">
      <style:text-properties style:text-position="0% 100%" fo:font-style="normal" fo:font-weight="normal" officeooo:rsid="02531064" style:font-style-asian="normal" style:font-weight-asian="normal" style:font-style-complex="normal" style:font-weight-complex="normal"/>
    </style:style>
    <style:style style:name="T532" style:family="text">
      <style:text-properties style:text-position="0% 100%" fo:font-style="normal" fo:font-weight="normal" officeooo:rsid="0254771e" style:font-style-asian="normal" style:font-weight-asian="normal" style:font-style-complex="normal" style:font-weight-complex="normal"/>
    </style:style>
    <style:style style:name="T533" style:family="text">
      <style:text-properties style:text-position="0% 100%" fo:font-style="normal" fo:font-weight="normal" officeooo:rsid="0255396e" style:font-style-asian="normal" style:font-weight-asian="normal" style:font-style-complex="normal" style:font-weight-complex="normal"/>
    </style:style>
    <style:style style:name="T534" style:family="text">
      <style:text-properties style:text-position="0% 100%" fo:font-style="normal" fo:font-weight="normal" officeooo:rsid="02569dbc" style:font-style-asian="normal" style:font-weight-asian="normal" style:font-style-complex="normal" style:font-weight-complex="normal"/>
    </style:style>
    <style:style style:name="T535" style:family="text">
      <style:text-properties style:text-position="0% 100%" fo:font-style="normal" fo:font-weight="normal" officeooo:rsid="0256f2f0" style:font-style-asian="normal" style:font-weight-asian="normal" style:font-style-complex="normal" style:font-weight-complex="normal"/>
    </style:style>
    <style:style style:name="T536" style:family="text">
      <style:text-properties style:text-position="0% 100%" fo:font-style="normal" fo:font-weight="normal" officeooo:rsid="02582ead" style:font-style-asian="normal" style:font-weight-asian="normal" style:font-style-complex="normal" style:font-weight-complex="normal"/>
    </style:style>
    <style:style style:name="T537" style:family="text">
      <style:text-properties style:text-position="0% 100%" fo:font-style="normal" fo:font-weight="normal" officeooo:rsid="025c3433" style:font-style-asian="normal" style:font-weight-asian="normal" style:font-style-complex="normal" style:font-weight-complex="normal"/>
    </style:style>
    <style:style style:name="T538" style:family="text">
      <style:text-properties style:text-position="0% 100%" fo:font-style="normal" fo:font-weight="normal" officeooo:rsid="025c869a" style:font-style-asian="normal" style:font-weight-asian="normal" style:font-style-complex="normal" style:font-weight-complex="normal"/>
    </style:style>
    <style:style style:name="T539" style:family="text">
      <style:text-properties style:text-position="0% 100%" fo:font-style="normal" fo:font-weight="normal" officeooo:rsid="025d9a51" style:font-style-asian="normal" style:font-weight-asian="normal" style:font-style-complex="normal" style:font-weight-complex="normal"/>
    </style:style>
    <style:style style:name="T540" style:family="text">
      <style:text-properties officeooo:rsid="026163b5"/>
    </style:style>
    <style:style style:name="T541" style:family="text">
      <style:text-properties officeooo:rsid="02645d91"/>
    </style:style>
    <style:style style:name="T542" style:family="text">
      <style:text-properties officeooo:rsid="026545de"/>
    </style:style>
    <style:style style:name="T543" style:family="text">
      <style:text-properties officeooo:rsid="026617c7"/>
    </style:style>
    <style:style style:name="T544" style:family="text">
      <style:text-properties officeooo:rsid="0267de28"/>
    </style:style>
    <style:style style:name="T545" style:family="text">
      <style:text-properties officeooo:rsid="02684482"/>
    </style:style>
    <style:style style:name="T546" style:family="text">
      <style:text-properties officeooo:rsid="026b2a8e"/>
    </style:style>
    <style:style style:name="T547" style:family="text">
      <style:text-properties officeooo:rsid="026caee5"/>
    </style:style>
    <style:style style:name="T548" style:family="text">
      <style:text-properties officeooo:rsid="026e6a41"/>
    </style:style>
    <style:style style:name="T549" style:family="text">
      <style:text-properties officeooo:rsid="0273bf77"/>
    </style:style>
    <style:style style:name="T550" style:family="text">
      <style:text-properties officeooo:rsid="0274d9d3"/>
    </style:style>
    <style:style style:name="T551" style:family="text">
      <style:text-properties officeooo:rsid="0275da8a"/>
    </style:style>
    <style:style style:name="T552" style:family="text">
      <style:text-properties officeooo:rsid="027781fd"/>
    </style:style>
    <style:style style:name="T553" style:family="text">
      <style:text-properties officeooo:rsid="027782d0"/>
    </style:style>
    <style:style style:name="T554" style:family="text">
      <style:text-properties officeooo:rsid="0279758d"/>
    </style:style>
    <style:style style:name="T555" style:family="text">
      <style:text-properties officeooo:rsid="027b702d"/>
    </style:style>
    <style:style style:name="T556" style:family="text">
      <style:text-properties officeooo:rsid="02913ad4"/>
    </style:style>
    <style:style style:name="T557" style:family="text">
      <style:text-properties officeooo:rsid="0295cb74"/>
    </style:style>
    <style:style style:name="T558" style:family="text">
      <style:text-properties officeooo:rsid="0296c534"/>
    </style:style>
    <style:style style:name="T559" style:family="text">
      <style:text-properties officeooo:rsid="0299612c"/>
    </style:style>
    <style:style style:name="T560" style:family="text">
      <style:text-properties officeooo:rsid="029abd17"/>
    </style:style>
    <style:style style:name="T561" style:family="text">
      <style:text-properties officeooo:rsid="029b797d"/>
    </style:style>
    <style:style style:name="T562" style:family="text">
      <style:text-properties officeooo:rsid="029d42a8"/>
    </style:style>
    <style:style style:name="T563" style:family="text">
      <style:text-properties officeooo:rsid="029dc13e"/>
    </style:style>
    <style:style style:name="T564" style:family="text">
      <style:text-properties officeooo:rsid="02a08dcd"/>
    </style:style>
    <style:style style:name="T565" style:family="text">
      <style:text-properties officeooo:rsid="02a16e83"/>
    </style:style>
    <style:style style:name="T566" style:family="text">
      <style:text-properties officeooo:rsid="02a565b0"/>
    </style:style>
    <style:style style:name="T567" style:family="text">
      <style:text-properties officeooo:rsid="02a6acff"/>
    </style:style>
    <style:style style:name="T568" style:family="text">
      <style:text-properties officeooo:rsid="02a6c3ab"/>
    </style:style>
    <style:style style:name="T569" style:family="text">
      <style:text-properties officeooo:rsid="02a76f6b"/>
    </style:style>
    <style:style style:name="T570" style:family="text">
      <style:text-properties officeooo:rsid="02ac49c6"/>
    </style:style>
    <style:style style:name="T571" style:family="text">
      <style:text-properties officeooo:rsid="02acc73a"/>
    </style:style>
    <style:style style:name="T572" style:family="text">
      <style:text-properties officeooo:rsid="02ad4ed4"/>
    </style:style>
    <style:style style:name="T573" style:family="text">
      <style:text-properties officeooo:rsid="02aeb646"/>
    </style:style>
    <style:style style:name="T574" style:family="text">
      <style:text-properties officeooo:rsid="02aff092"/>
    </style:style>
    <style:style style:name="T575" style:family="text">
      <style:text-properties officeooo:rsid="02b11c6a"/>
    </style:style>
    <style:style style:name="T576" style:family="text">
      <style:text-properties officeooo:rsid="02b19799"/>
    </style:style>
    <style:style style:name="T577" style:family="text">
      <style:text-properties officeooo:rsid="02b22731"/>
    </style:style>
    <style:style style:name="T578" style:family="text">
      <style:text-properties officeooo:rsid="02b41abb"/>
    </style:style>
    <style:style style:name="T579" style:family="text">
      <style:text-properties officeooo:rsid="02b4f2c6"/>
    </style:style>
    <style:style style:name="T580" style:family="text">
      <style:text-properties officeooo:rsid="02b6f46b"/>
    </style:style>
    <style:style style:name="T581" style:family="text">
      <style:text-properties officeooo:rsid="02b85ecb"/>
    </style:style>
    <style:style style:name="T582" style:family="text">
      <style:text-properties officeooo:rsid="02bd580e"/>
    </style:style>
    <style:style style:name="T583" style:family="text">
      <style:text-properties officeooo:rsid="02d673a1"/>
    </style:style>
    <style:style style:name="T584" style:family="text">
      <style:text-properties officeooo:rsid="02d947b9"/>
    </style:style>
    <style:style style:name="T585" style:family="text">
      <style:text-properties officeooo:rsid="02db807b"/>
    </style:style>
    <style:style style:name="T586" style:family="text">
      <style:text-properties officeooo:rsid="02df5ee8"/>
    </style:style>
    <style:style style:name="T587" style:family="text">
      <style:text-properties officeooo:rsid="02df67bc"/>
    </style:style>
    <style:style style:name="T588" style:family="text">
      <style:text-properties officeooo:rsid="02dfa378"/>
    </style:style>
    <style:style style:name="T589" style:family="text">
      <style:text-properties style:font-style-asian="normal" style:font-style-complex="normal"/>
    </style:style>
    <style:style style:name="T590" style:family="text">
      <style:text-properties officeooo:rsid="02e24bbd"/>
    </style:style>
    <style:style style:name="T591" style:family="text">
      <style:text-properties officeooo:rsid="02e43cc0"/>
    </style:style>
    <style:style style:name="T592" style:family="text">
      <style:text-properties officeooo:rsid="02e7b918"/>
    </style:style>
    <style:style style:name="T593" style:family="text">
      <style:text-properties officeooo:rsid="02eba04e"/>
    </style:style>
    <style:style style:name="T594" style:family="text">
      <style:text-properties officeooo:rsid="02ed9a1b"/>
    </style:style>
    <style:style style:name="T595" style:family="text">
      <style:text-properties officeooo:rsid="02ee19a1"/>
    </style:style>
    <style:style style:name="T596" style:family="text">
      <style:text-properties officeooo:rsid="02efc26f"/>
    </style:style>
    <style:style style:name="T597" style:family="text">
      <style:text-properties officeooo:rsid="02f1023c"/>
    </style:style>
    <style:style style:name="T598" style:family="text">
      <style:text-properties officeooo:rsid="02f30067"/>
    </style:style>
    <style:style style:name="T599" style:family="text">
      <style:text-properties officeooo:rsid="02f4eb73"/>
    </style:style>
    <style:style style:name="T600" style:family="text">
      <style:text-properties officeooo:rsid="02f53634"/>
    </style:style>
    <style:style style:name="T601" style:family="text">
      <style:text-properties officeooo:rsid="02f8cbee"/>
    </style:style>
    <style:style style:name="T602" style:family="text">
      <style:text-properties officeooo:rsid="02f9dc94"/>
    </style:style>
    <style:style style:name="T603" style:family="text">
      <style:text-properties officeooo:rsid="02fb705b"/>
    </style:style>
    <style:style style:name="T604" style:family="text">
      <style:text-properties officeooo:rsid="02fc5ff5"/>
    </style:style>
    <style:style style:name="T605" style:family="text">
      <style:text-properties officeooo:rsid="02fc7a3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3">Vlad Kemenov, or the <text:span text:style-name="T2">vengeance</text:span> of the Potters</text:p>
      <text:p text:style-name="P4"/>
      <text:table-of-content text:style-name="Sect1" text:protected="true" text:name="Table des matières1">
        <text:table-of-content-source text:outline-level="10">
          <text:index-title-template text:style-name="Contents_20_Heading">Table of chapter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56">Table of chapters</text:p>
          </text:index-title>
          <text:p text:style-name="P651"><text:a xlink:type="simple" xlink:href="#__RefHeading___Toc105_3186245484" text:style-name="Index_20_Link" text:visited-style-name="Index_20_Link">Chapter 1: The Last Time<text:tab/>1</text:a></text:p>
          <text:p text:style-name="P652"><text:a xlink:type="simple" xlink:href="#__RefHeading___Toc38_3026259937" text:style-name="Index_20_Link" text:visited-style-name="Index_20_Link">Godric Hollow—October 1981<text:tab/>1</text:a></text:p>
          <text:p text:style-name="P651"><text:a xlink:type="simple" xlink:href="#__RefHeading___Toc40_3026259937" text:style-name="Index_20_Link" text:visited-style-name="Index_20_Link">Chapter 2: The Kemenovs<text:tab/>2</text:a></text:p>
          <text:p text:style-name="P652"><text:a xlink:type="simple" xlink:href="#__RefHeading___Toc42_3026259937" text:style-name="Index_20_Link" text:visited-style-name="Index_20_Link">Somewhere in Bulgaria—July 1991<text:tab/>2</text:a></text:p>
          <text:p text:style-name="P652"><text:a xlink:type="simple" xlink:href="#__RefHeading___Toc44_3026259937" text:style-name="Index_20_Link" text:visited-style-name="Index_20_Link">Hogwarts—some days later<text:tab/>3</text:a></text:p>
          <text:p text:style-name="P651"><text:a xlink:type="simple" xlink:href="#__RefHeading___Toc358_3026259937" text:style-name="Index_20_Link" text:visited-style-name="Index_20_Link">Chapter 3: The Hogwarts Express<text:tab/>6</text:a></text:p>
          <text:p text:style-name="P652"><text:a xlink:type="simple" xlink:href="#__RefHeading___Toc360_3026259937" text:style-name="Index_20_Link" text:visited-style-name="Index_20_Link">King’s Cross—September 1991<text:tab/>6</text:a></text:p>
          <text:p text:style-name="P651"><text:a xlink:type="simple" xlink:href="#__RefHeading___Toc562_640724020" text:style-name="Index_20_Link" text:visited-style-name="Index_20_Link">Chapter 4: The Sorting Ceremony<text:tab/>9</text:a></text:p>
          <text:p text:style-name="P652"><text:a xlink:type="simple" xlink:href="#__RefHeading___Toc560_640724020" text:style-name="Index_20_Link" text:visited-style-name="Index_20_Link">Hogwarts—September 1991<text:tab/>9</text:a></text:p>
          <text:p text:style-name="P651"><text:a xlink:type="simple" xlink:href="#__RefHeading___Toc943_2427744601" text:style-name="Index_20_Link" text:visited-style-name="Index_20_Link">Chapter 5: The Sorting Ceremony, Part 2<text:tab/>12</text:a></text:p>
          <text:p text:style-name="P652"><text:a xlink:type="simple" xlink:href="#__RefHeading___Toc945_2427744601" text:style-name="Index_20_Link" text:visited-style-name="Index_20_Link">Hogwarts — September 1991<text:tab/>12</text:a></text:p>
          <text:p text:style-name="P651"><text:a xlink:type="simple" xlink:href="#__RefHeading___Toc1030_572803531" text:style-name="Index_20_Link" text:visited-style-name="Index_20_Link">Chapter 6: First Day<text:tab/>16</text:a></text:p>
          <text:p text:style-name="P652"><text:a xlink:type="simple" xlink:href="#__RefHeading___Toc1032_572803531" text:style-name="Index_20_Link" text:visited-style-name="Index_20_Link">Hogwarts—September 1991<text:tab/>16</text:a></text:p>
          <text:p text:style-name="P651"><text:a xlink:type="simple" xlink:href="#__RefHeading___Toc1873_908377080" text:style-name="Index_20_Link" text:visited-style-name="Index_20_Link">Chapter 7: Interviews<text:tab/>24</text:a></text:p>
          <text:p text:style-name="P651"><text:a xlink:type="simple" xlink:href="#__RefHeading___Toc1758_2802346983" text:style-name="Index_20_Link" text:visited-style-name="Index_20_Link">Chapter 8: Hatred and mutual aid<text:tab/>33</text:a></text:p>
          <text:p text:style-name="P651"><text:a xlink:type="simple" xlink:href="#__RefHeading___Toc2280_1399633663" text:style-name="Index_20_Link" text:visited-style-name="Index_20_Link">Chapter 9: New friendships<text:tab/>44</text:a></text:p>
          <text:p text:style-name="P651"><text:a xlink:type="simple" xlink:href="#__RefHeading___Toc2915_112217222" text:style-name="Index_20_Link" text:visited-style-name="Index_20_Link">Chapter 10: The last straws<text:tab/>58</text:a></text:p>
          <text:p text:style-name="P651"><text:a xlink:type="simple" xlink:href="#__RefHeading___Toc4002_3678125765" text:style-name="Index_20_Link" text:visited-style-name="Index_20_Link">Chapter 11: The day of the dead<text:tab/>70</text:a></text:p>
          <text:p text:style-name="P651"><text:a xlink:type="simple" xlink:href="#__RefHeading___Toc4340_3909141022" text:style-name="Index_20_Link" text:visited-style-name="Index_20_Link">Chapter 12: An unveiled will<text:tab/>81</text:a></text:p>
          <text:p text:style-name="P651"><text:a xlink:type="simple" xlink:href="#__RefHeading___Toc4626_3493234952" text:style-name="Index_20_Link" text:visited-style-name="Index_20_Link">Chapter 13: Some wizarding sports<text:tab/>90</text:a></text:p>
          <text:p text:style-name="P651"><text:a xlink:type="simple" xlink:href="#__RefHeading___Toc5713_2350602553" text:style-name="Index_20_Link" text:visited-style-name="Index_20_Link">Chapter 14: Some agitated holidays<text:tab/>102</text:a></text:p>
          <text:p text:style-name="P651"><text:a xlink:type="simple" xlink:href="#__RefHeading___Toc6827_646737081" text:style-name="Index_20_Link" text:visited-style-name="Index_20_Link"><text:span text:style-name="T33">Chapter 15: Revelations</text:span></text:a><text:a xlink:type="simple" xlink:href="#__RefHeading___Toc6827_646737081" text:style-name="Index_20_Link" text:visited-style-name="Index_20_Link"><text:tab/>115</text:a></text:p>
          <text:p text:style-name="P651"><text:a xlink:type="simple" xlink:href="#__RefHeading___Toc7423_2183765130" text:style-name="Index_20_Link" text:visited-style-name="Index_20_Link">Chapter 16: Detention<text:tab/>128</text:a></text:p>
          <text:p text:style-name="P651"><text:a xlink:type="simple" xlink:href="#__RefHeading___Toc14519_2627338464" text:style-name="Index_20_Link" text:visited-style-name="Index_20_Link">Chapter 17: The Philosopher’s Stone<text:tab/>142</text:a></text:p>
        </text:index-body>
      </text:table-of-content>
      <text:p text:style-name="P4"/>
      <text:h text:style-name="P655" text:outline-level="1"/>
      <text:h text:style-name="P654" text:outline-level="1"><text:bookmark-start text:name="__RefHeading___Toc105_3186245484"/><text:span text:style-name="T181">Chapter 1: </text:span>The Last Time<text:bookmark-end text:name="__RefHeading___Toc105_3186245484"/></text:h>
      <text:h text:style-name="P529" text:outline-level="3"><text:bookmark-start text:name="__RefHeading___Toc38_3026259937"/>Godric Hollow<text:span text:style-name="T176">—</text:span>October 1981<text:bookmark-end text:name="__RefHeading___Toc38_3026259937"/></text:h>
      <text:p text:style-name="P14">The emerald green eyes of the young boy were fixated on the body on the floor. Around him, the dust was slowly settling after the walls <text:span text:style-name="T1">partially collapsed. Wooden shards went everywhere when the furniture had exploded. Everywhere except on the child’s bed and the woman on the floor.</text:span></text:p>
      <text:p text:style-name="P14">Despite the late time and the ruins, strange glowing energy bubbles floated in the room, lighting the lying woman’s ginger hair. <text:span text:style-name="T3">Her pale face torn by fear contrasted with the fire of her hair.</text:span></text:p>
      <text:p text:style-name="P14">“Ma…”</text:p>
      <text:p text:style-name="P14">The child’ babbling echoed in the funereal silence. He reached out for the bars with his chubby little hands and hung onto them, eyes still fixed on the lifeless body of his mother.</text:p>
      <text:p text:style-name="P14">“<text:span text:style-name="T4">Ma!”</text:span></text:p>
      <text:p text:style-name="P14">He called her once again, straightening up after a fashion, and then another time, and another, his voice sounding increasingly distressed…</text:p>
      <text:p text:style-name="P14">“Mama…”</text:p>
      <text:p text:style-name="P14">The weak voice of the boy ended in little tremolos as tears appeared in his eyes. He rubbed his nose, sniffing and implored his mother once more, before his little child’s mind understood. She was too fast asleep to hear him, and she never would ever again. As what happened to his <text:span text:style-name="T5">granma</text:span><text:span text:style-name="T33">, she was gone elsewhere.</text:span></text:p>
      <text:p text:style-name="P14">Sitting alone in his crib, he cried silently, the emerald green eyes never looking off the fire—which now seemed extinguished—of her hair.</text:p>
      <text:p text:style-name="P14"><text:span text:style-name="T33">Slowly, the energy sparks vanished, plunging the room into a frightening</text:span><text:span text:style-name="T34">—but appropriate—</text:span><text:span text:style-name="T33">darkness. Death </text:span><text:span text:style-name="T34">had gone for a family.</text:span></text:p>
      <text:p text:style-name="P14">The child did not utter a sound that night, only cried in silence. Never made a noise, even when a roar resounded in the street and a dark-haired man cried out his pain before leaving again, seeking vengeance… Not even when a giant knocked the door down, followed by an old white man… He felt being lifted up, and closed his eyes, exhausted by his tears.</text:p>
      <text:p text:style-name="P14">That was the last time Harry James <text:span text:style-name="T234">P</text:span>otter cried.</text:p>
      <text:h text:style-name="P545" text:outline-level="1"><text:bookmark-start text:name="__RefHeading___Toc40_3026259937"/><text:span text:style-name="T181">Chapter 2: </text:span>The Kemenovs<text:bookmark-end text:name="__RefHeading___Toc40_3026259937"/></text:h>
      <text:h text:style-name="P529" text:outline-level="3"><text:bookmark-start text:name="__RefHeading___Toc42_3026259937"/>Somewhere in Bulgaria—July 1991<text:bookmark-end text:name="__RefHeading___Toc42_3026259937"/></text:h>
      <text:p text:style-name="P14">“<text:span text:style-name="T173">No, please, I have nothing to do with it, it’s Yuri, it’s Yuri that…”</text:span></text:p>
      <text:p text:style-name="P14">“<text:span text:style-name="T173">Shut up!”</text:span></text:p>
      <text:p text:style-name="P14">The cold voice <text:span text:style-name="T174">snapped and the kneeling man trembled even more. The man—very large, a perfect blend of fat and muscles—mechanically reached down for his pocket and gasped hen he found out it was empty.</text:span></text:p>
      <text:p text:style-name="P14">“<text:span text:style-name="T174">Is that what you are looking for, Gregorovitch?”</text:span></text:p>
      <text:p text:style-name="P14">The voice—young—made the shaking man turn his head to look at a small figure—a child—move into the flickering light of a candle. Gregorovitch gulped when he <text:span text:style-name="T175">caught</text:span> the hypnotic green eyes of the boy. His face was void of any emotion, cold like the Arctic, as terrifying as the disdain he had in his eyes. He was flippantly swirling a slim pale wand in his hands.</text:p>
      <text:p text:style-name="P14">“You know, I received a letter from Hogwarts this morning. I should have bought my wand in your shop, but Katya chose to burn it down.”</text:p>
      <text:p text:style-name="P14">An astonished hiccup gushed out of Gregorovitch’s throat, followed by harrowing sobs when he realised what the cruel words of the child meant. Years of <text:span text:style-name="T5">his</text:span><text:span text:style-name="T33"> work had just vanished in mere hours.</text:span></text:p>
      <text:p text:style-name="P14">“You couldn’t do that, you did not have any right to!” he wailed, his Slavic accent now much clearer.</text:p>
      <text:p text:style-name="P14">“No right to? You owed the Mirage Court millions of galleons. Your shop belonged to us, as did your work. Now, for the last time: shut up!”</text:p>
      <text:p text:style-name="P14"><text:span text:style-name="T33">A spell hit him, and the man was silenced, </text:span><text:span text:style-name="T35">no sound crossing his lips. He rolled panicked eyes for a few seconds, and then seemed to understand that he could not fight.</text:span></text:p>
      <text:p text:style-name="P14">“As I said before being interrupted most impolitely,” the child continued, “I should have bought my wand in your shop. You are said to be and excellent wandmaker, but I have chose to go to Ollivander’s. Your best enemy seems to be more gifted for business than you are…”</text:p>
      <text:p text:style-name="P14"><text:span text:style-name="T35">T</text:span><text:span text:style-name="T33">he wandmaker gesticulated.</text:span></text:p>
      <text:p text:style-name="P14">“I think he wants to talk…”</text:p>
      <text:p text:style-name="P14">Another spell gushed from the darkness cloaking one of the attackers, and he could speak once more.</text:p>
      <text:p text:style-name="P14">“Who… Who are you?”</text:p>
      <text:p text:style-name="P14"><text:soft-page-break/>“Oh… Haven’t we been introduced?” the voice in the shadow mused. “I’m terribly sorry for our lack of courtesy.”</text:p>
      <text:p text:style-name="P14">The unknown person slowly moved into the flickering light, revealing a young thirty-year-old woman, with short, uncombed hair, and hazel eyes.</text:p>
      <text:p text:style-name="P14">“I am Katya Kemenov, one of the leaders of the Mirage Court of Eastern Europe, and this is my nephew Vlad.”</text:p>
      <text:p text:style-name="P14">Igor Gregorovitch looked closely at both his torturers. Their faces seemed terribly familiar even though he had never met them. The family resemblance was blatant. Despite his long hair, the boy looked frighteningly like his aunt, physically, as well as in his attitude. Then his gaze turned to one of the scars of the boy. There, right in the middle of the forehead, a lightning bolt was standing out.</text:p>
      <text:h text:style-name="P529" text:outline-level="3"><text:bookmark-start text:name="__RefHeading___Toc44_3026259937"/>Hogwarts—some days later<text:bookmark-end text:name="__RefHeading___Toc44_3026259937"/></text:h>
      <text:p text:style-name="P14">Albus Dumbledore, director of one of the most prestigious schools of Witchcraft and Wizardry in Europe, seemed to want to dig a trench in his office, in the humble opinion of his friend and colleague, <text:span text:style-name="T177">P</text:span>rofessor Severus Snape.</text:p>
      <text:p text:style-name="P14">Since last night, the famous man was panicked. He realised that the letters—plentiful according to Minerva—addressed to Harry Potter had never been responded to. Hagrid had to look for the family of the little snot Potter. Severus Snape grumbles, thinking the boy seemed of the same tribe as his father. Despicable.</text:p>
      <text:p text:style-name="P14">Since then, they waited the return of the gamekeeper.</text:p>
      <text:p text:style-name="P14">The Potion Master took his copy of the <text:span text:style-name="T5">Daily Prophet</text:span><text:span text:style-name="T33">, looking first at the author of the article before reading it, ignoring anything written by Rita Skeeter or Alan Gorgonay. He turned a few pages before reading the international section and quaked at the title.</text:span></text:p>
      <text:p text:style-name="P542">The famous Bulgarian wandmaker found dead!</text:p>
      <text:p text:style-name="P558">Igor Gregorovitch, main wand provider for Magical Eastern Europe has been found dead in the forecourt of the Gringott’s bank of Predka Street in Minsk in a grim staging, after his shop was burned down two days before.</text:p>
      <text:p text:style-name="P564">Victim of the Mirage Court! p.1</text:p>
      <text:p text:style-name="P564">A secret man, the story of Igor Gregorovitch. p.3</text:p>
      <text:p text:style-name="P564"><text:span text:style-name="T178">T</text:span>ribute to Igor Gregorovitch by Garrick Ollivander. p.7</text:p>
      <text:p text:style-name="P14">Professor Severus Snape frowned at the mention of the Mirage Court. Gregorovitch was not that smart if he had business with the magical world’s mafia. For that matter, it had been years since the <text:soft-page-break/>Mirage Court had not been in any article of the <text:span text:style-name="T5">Daily Prophet</text:span><text:span text:style-name="T33">. Although it was not surprising, given the rag it had become.</text:span></text:p>
      <text:p text:style-name="P14">He raised his head, observing a little while Albus, who was determined to dig his trench deeper, muttering without looking at him. Severus shrugged and resumed his reading.</text:p>
      <text:p text:style-name="P543">Victim of the Mirage Court!</text:p>
      <text:p text:style-name="P559">Last morning, the first shopkeepers squeezing I the Predka Street in Minsk could see a sinister display in front of Gringott’s. Hanged to the entrance of the bank, with bare chest, and wearing the infamous mark of the Court, carved directly on his skin, Igor Gregorovitch was found dead, mouth full of galleons, and his hands cut off.</text:p>
      <text:p text:style-name="P14">Severus looked at the photograph, strangely still, for once. It showed the hanged man, and he shivered when he recognised the symbol. A dagger crossing a wand. Underneath <text:span text:style-name="T179">the bloody tattoo, he saw another one, this time with ink, making him snort. Igor Gregorovitch once belonged to the Ukrainian branch of the magical mafia. He continued to read, fulminating against the thoughtless people.</text:span></text:p>
      <text:p text:style-name="P560">A highly symbolic death, as always when it comes to the Mirage Court. Igor Gregorovitch probably was a former member of the Mirazh, the Ukrainian Court, who seem to want to make and example for their partners and enemies. The sudden exile to Bulgaria in the 1950’s of the wandmaker now makes more sense.</text:p>
      <text:p text:style-name="P560">One has to note the meticulousness of the staging? Everything is linked and “<text:span text:style-name="T5">justifies”</text:span><text:span text:style-name="T33"> the execution by the Court. The money in the mouth and the place—Gringott’s</text:span><text:span text:style-name="T36">—</text:span><text:span text:style-name="T33">tell that this dark matter is about money debt. The </text:span><text:span text:style-name="T36">cut-off hands is an ancient punishment for thieves, as for the hanging, it is no less than the traditional sentence for treason. Gregorovitch would be for the mafia a traitor and a thief.</text:span></text:p>
      <text:p text:style-name="P561">Furthermore, it is important to note that Gregorovitch’s shop was burned down by arson, which destroyed everything (see our 30 July article) after the owner mysteriously vanished.</text:p>
      <text:p text:style-name="P561">The Bulgarian aurors, under the <text:span text:style-name="T254">leadership</text:span> of…</text:p>
      <text:p text:style-name="P16">Severus stopped reading when someone knocked at the door of the Director’s office. Albus hurried to let them in and the Potion Professor gritted his teeth when he saw the giant looked shattered as he entered the room.</text:p>
      <text:p text:style-name="P16">“Hagrid, reassure me, my friend,” said the Director with a friendly smile, a friendly old man mask stuck on his face</text:p>
      <text:p text:style-name="P16"><text:soft-page-break/>“I’m s’rry Sir, but the Dursleys deny having ever seen their nephew. I… took the freedom to check… Harry Potter nev’r liv’d in their house.”</text:p>
      <text:p text:style-name="P16">Albus Dumbledore’s mask shattered as he took his head in his hands, suddenly weary.</text:p>
      <text:p text:style-name="P16">Harry Potter had vanished.</text:p>
      <text:h text:style-name="P545" text:outline-level="1"><text:bookmark-start text:name="__RefHeading___Toc358_3026259937"/><text:span text:style-name="T181">Chapter 3: </text:span>The Hogwarts Express<text:bookmark-end text:name="__RefHeading___Toc358_3026259937"/></text:h>
      <text:h text:style-name="P530" text:outline-level="3"><text:bookmark-start text:name="__RefHeading___Toc360_3026259937"/>King’s Cross—September 1991<text:bookmark-end text:name="__RefHeading___Toc360_3026259937"/></text:h>
      <text:p text:style-name="P17">Vlad sighed while squeezing through the crowd, his aunt following closely. He could sense the presence of Sergei, remaining in his post of bodyguard, disappearing in the shadows, but ready to step in if nether Katya nor Vlad could overcome the threat.</text:p>
      <text:p text:style-name="P17">And the probabilities are low, thought Vlad ironically, before grumbling in Russian against a ginger girl who bumped into him. Platform 9 ¾ of King’s Cross station was packed, even if the Hogwarts Express was not scheduled to leave until one hour later.</text:p>
      <text:p text:style-name="P17">The little ginger girl blushed, but Vladmir ignored her, his public mask put into place, and continued to the back of the train. There was a lot less people, to his relief. He turned to his aunt, and allowed himself to remove the hood of his <text:span text:style-name="T180">wizard</text:span> <text:span text:style-name="T180">robe, glaring at the loud crowd of parents and children.</text:span></text:p>
      <text:p text:style-name="P8"><text:span text:style-name="T267">“</text:span><text:span text:style-name="Russe"><text:span text:style-name="T268">I’d rather have gone to Durmstrang,</text:span></text:span><text:span text:style-name="T266">” </text:span><text:span text:style-name="T268">he protested on principle to his aunt.</text:span></text:p>
      <text:p text:style-name="P18">She raised an eyebrow, only sign of <text:span text:style-name="T181">her </text:span>amusement, and <text:span text:style-name="T181">passed her hand through her hair, ruffling her shock of hair. They had had this conversation dozens of times, the same arguments repeated indefinitely. She knew Vlad didn’t want the celebrity he would have at Hogwarts, preferring the gloomier atmosphere of Durmstrang.</text:span></text:p>
      <text:p text:style-name="P9"><text:span text:style-name="T268">“</text:span><text:span text:style-name="Russe"><text:span text:style-name="T269">You know perfectly well that Igor is a compete moron, as well as a coward, and that the magic studied there is ridicule.</text:span></text:span><text:span text:style-name="T266">”</text:span></text:p>
      <text:p text:style-name="P9"><text:span text:style-name="T266">“</text:span><text:span text:style-name="Russe"><text:span text:style-name="T269">I know Katya, but at least there are lessons on dark magic.</text:span></text:span><text:span text:style-name="T266">”</text:span></text:p>
      <text:p text:style-name="P9"><text:span text:style-name="T266">“</text:span><text:span text:style-name="Russe"><text:span text:style-name="T269">You wouldn’t have learned anything you didn’t know, kitty</text:span></text:span><text:span text:style-name="Russe"><text:span text:style-name="T266">,</text:span></text:span><text:span text:style-name="T266">” </text:span><text:span text:style-name="T270">Katya smiled, “</text:span><text:span text:style-name="Russe"><text:span text:style-name="T270">and your parents studied in Hogwarts.</text:span></text:span><text:span text:style-name="T270">”</text:span></text:p>
      <text:p text:style-name="P19">Vlad sighed and <text:span text:style-name="T182">grumbled some more vainly, as Sergei’s laughter rang behind him.</text:span></text:p>
      <text:p text:style-name="P10"><text:span text:style-name="T270">“</text:span><text:span text:style-name="Russe"><text:span text:style-name="T271">Come on kitty, you know what to do in Hogwarts, and you will be able to make connexions and broaden your knowledge, after all…</text:span></text:span><text:span text:style-name="T271">”</text:span></text:p>
      <text:p text:style-name="P10"><text:span text:style-name="T266">“</text:span><text:span text:style-name="Russe"><text:span text:style-name="T271">Knowledge is power</text:span></text:span><text:span text:style-name="T266">”, </text:span><text:span text:style-name="T271">finished Vlad, smiling and looking at the man that appeared suddenly.</text:span></text:p>
      <text:p text:style-name="P20">He was tall, pale, and his eyes were of a hypnotic red, he was fascinating, but his aura was scary. Upon realising several pupils stared at them, intrigued by their eastern accent, he gave a faint scowl, show two long sharp canines. The youngest turned pale and some wizard parents discreetly took their want out.</text:p>
      <text:p text:style-name="P11"><text:span text:style-name="T271">“</text:span><text:span text:style-name="Russe"><text:span text:style-name="T271">Sergei, stop frightening everyone, bloody vampire</text:span></text:span><text:span text:style-name="T266">”, </text:span><text:span text:style-name="T271">Katya smiled.</text:span></text:p>
      <text:p text:style-name="P11"><text:soft-page-break/><text:span text:style-name="T266">“</text:span><text:span text:style-name="Russe"><text:span text:style-name="T271">Yes, your majesty</text:span></text:span><text:span text:style-name="T266">”, </text:span><text:span text:style-name="T271">laughed the vampire, flippantly turning his back on the menacing humans. “</text:span><text:span text:style-name="Russe"><text:span text:style-name="T271">Go ahead kitty, you will be able to manipulate everyone. I would love to see their face when they realise you are they Survivor-who-vanished Harry Potter.</text:span></text:span><text:span text:style-name="T266">”</text:span></text:p>
      <text:p text:style-name="P11"><text:span text:style-name="T266">“</text:span><text:span text:style-name="Russe"><text:span text:style-name="T272">Yeah, but you can’t, nobody’s perfect,</text:span></text:span><text:span text:style-name="T266">” </text:span><text:span text:style-name="T272">Katya laughed at him. “</text:span><text:span text:style-name="Russe"><text:span text:style-name="T272">More seriously Vlad, if someone tries to hurt you, remind them you are…</text:span></text:span><text:span text:style-name="T266">”</text:span></text:p>
      <text:p text:style-name="P11"><text:span text:style-name="T266">“</text:span><text:span text:style-name="Russe"><text:span text:style-name="T272">I know, I am Vladmir Vassilievitch Kemenov, Lord Potter and crown prince of Kzerna,</text:span></text:span><text:span text:style-name="T266">” </text:span><text:span text:style-name="T272">said Vlad, with a lopsided grin.</text:span></text:p>
      <text:p text:style-name="P11"><text:span text:style-name="T266">“</text:span><text:span text:style-name="Russe"><text:span text:style-name="T272">Exactly Kitty. So don’t let anyone get in your way, and send me Hedwig at worst.</text:span></text:span><text:span text:style-name="T266">”</text:span></text:p>
      <text:p text:style-name="P21">A signal rang in the station and the train whistled. The vampire cursed and rapidly took a small packet out, before pointing his wand on the object, which took the form of a heavy trunk. With another gesture, he made an owl cage appear, where a snowy owl hooted <text:span text:style-name="T183">in protest against the shake-up.</text:span></text:p>
      <text:p text:style-name="P12"><text:span text:style-name="T272">“</text:span><text:span text:style-name="Russe"><text:span text:style-name="T273">Come on little prince, be brave! Make the most of your student life and above all, don’t kill anybody… unless you are sure yo won’t get caught!</text:span></text:span><text:span text:style-name="T266">”</text:span></text:p>
      <text:p text:style-name="P22">On that last piece of advice, Katya kissed her nephew on the forehead. She moved aside an unruly lock that poke out of his ponytail and straightened his glasses up gently. Vlad sighed of this sentimentalism and hugged her before saying Sergei goodbye. He climbed in the carriage right when the train started and waved his family one last time. Then, he watched them apparate <text:span text:style-name="T184">away, while other parents waved their children, some crying like this large ginger woman, whose daughter bumped into him.</text:span></text:p>
      <text:p text:style-name="P23">His face expressionless once again, he looked off the window and cast a spell on his suitcase. After all, the Hogwarts Express was a part of the school, some magic was allowed! Vlad then hunted for an empty compartment. He found one at the far end of the carriage, levitated his case, and dropped onto the seat.</text:p>
      <text:p text:style-name="P13"><text:span text:style-name="T274">“</text:span><text:span text:style-name="Fourchelangue"><text:span text:style-name="T274">Sasha, you can get out,</text:span></text:span><text:span text:style-name="T266">” </text:span><text:span text:style-name="T274">he murmured, getting a hand in his pocket.</text:span></text:p>
      <text:p text:style-name="P23">A relieved whistling responded and a small silvery snake got out.</text:p>
      <text:p text:style-name="P13"><text:span text:style-name="T274">“</text:span><text:span text:style-name="Fourchelangue"><text:span text:style-name="T274">At last! I was chocking n here! Next time, I take my rightful place!</text:span></text:span><text:span text:style-name="T266">”</text:span></text:p>
      <text:p text:style-name="P23">Vlad scratched gently the ice viper, who <text:span text:style-name="T185">sighed out of bliss. He remembered how he had discovered his gift: he had found Sasha fatally injured by a muggle farmer’s pitchfork blow. The small snake was agonising and had begged him to kill it. Instead, and despite his surprise of understanding the snake, he brought it to her aunt, running as fast as his five-year-old legs could bear him. He saved Sasha and discovered the name of his gift. He was a Parselmouth.</text:span></text:p>
      <text:p text:style-name="P24">He would need to be careful in Hogwarts, and Sasha knew she needed to hide, if she wanted to accompany him. After all, only cats, rats, toads and owls were allowed…</text:p>
      <text:p text:style-name="P24"><text:soft-page-break/>Sasha suddenly whistled and curled around his wrist, transforming into a silver snake-shaped bracelet. He door opened on a young girl with dishevelled hair, and a chubby, panicking boy.</text:p>
      <text:p text:style-name="P24">“Sorry to bother you nut haven’t you seen a toad? Neville lost his….”</text:p>
      <text:p text:style-name="P24">“No,” said Vlad briskly, expressionless.</text:p>
      <text:p text:style-name="P24">“Never mind!” sighed the girl, disappointed. “We have just <text:span text:style-name="T186">went through the whole train….”</text:span></text:p>
      <text:p text:style-name="P25">Vlad did not answer, only raising a mocking eyebrow, staring at them. A Muggle-born, judging by her surprised look for his wizard outfit.</text:p>
      <text:p text:style-name="P25">“You should change…”</text:p>
      <text:p text:style-name="P25">“The train arrives in several hours, but you can stay if you want to enjoy the show,” V<text:span text:style-name="T189">la</text:span>d sneered.</text:p>
      <text:p text:style-name="P25">The girl suddenly blushed and rushed out of the compartment, while Neville stared at his forehead.</text:p>
      <text:p text:style-name="P25">My, my. That’s interesting, Vlad thought. He did not seem panicked now. Just rightly managed interest. Pure-blood, that’s for sure, and he plays an excellent role, apparently.</text:p>
      <text:p text:style-name="P25">“Neville Frank Longbottom, heir of the Very Noble Longbottom Family”, <text:span text:style-name="T187">he declared, extending his hand to Vlad, his face unblinking.</text:span></text:p>
      <text:p text:style-name="P25">“<text:span text:style-name="T187">Vladmir Vassilievitch Kemenov, Lord Potter,” answered Vlad, shaking his hand.</text:span></text:p>
      <text:p text:style-name="P25">“<text:span text:style-name="T187">So, you are alive. How do I call the Potter heir?”</text:span></text:p>
      <text:p text:style-name="P25">“<text:span text:style-name="T187">My life name will be enough. And you keep your card close to your chest, lord Longbottom.”</text:span></text:p>
      <text:p text:style-name="P25">“<text:span text:style-name="T187">As any self-respecting Heir,” he smiled. “I am Neville.”</text:span></text:p>
      <text:p text:style-name="P25">“<text:span text:style-name="T187">Vlad.”</text:span></text:p>
      <text:p text:style-name="P26">The boys shacked their hands once more, and Neville got out of the compartment, an anxious look on his face once more. The young wizard gave a faint, cold smile, looking at the door.</text:p>
      <text:p text:style-name="P26">His mother was right. Politics started at school, and he had made his first contact. The die is cast. Vlad Kemenov was turning up at Hogwarts.</text:p>
      <text:h text:style-name="P546" text:outline-level="1"><text:bookmark-start text:name="__RefHeading___Toc562_640724020"/>Chapter 4: The Sorting Ceremony<text:bookmark-end text:name="__RefHeading___Toc562_640724020"/></text:h>
      <text:h text:style-name="P531" text:outline-level="3"><text:bookmark-start text:name="__RefHeading___Toc560_640724020"/>Hogwarts—September 1991<text:bookmark-end text:name="__RefHeading___Toc560_640724020"/></text:h>
      <text:p text:style-name="P27">A few minutes before the Hogwarts Express arrived in Hogsmeade, Vladmir dressed in his robes, observing the Scottish landscape out the window. Mechanically, he straightened his uniform and his tie, so far void of any colour. He was wondering. Vlad knew what <text:span text:style-name="T188">was going to happen for his sorting, and it was stressing as well as amusing him. Stress because, despite all his efforts, he wasn’t sure what is House would be, and amusement because all his close relations had placed bets on that, everyone with solid arguments.</text:span></text:p>
      <text:p text:style-name="P28">According to Largo—the manager for their Court’s games section—large amounts of money were in the pot. Vlad smile widened. Whatever the result, he would win half the benefits, the other half would obviously be for <text:span text:style-name="T366">L</text:span>argo.</text:p>
      <text:p text:style-name="P28">The train stopped and he waited for the desperately loud crowd to get out before doing it himself, his case shrunk down with Hedwig’s cage. Hedwig who hooted, opening a sleepy eye before disappearing in the fabric, as she was used to this strange mode of transport.</text:p>
      <text:p text:style-name="P28">“First years, ev’ry one here? C’mon, follow me. And careful where ye set yer f<text:span text:style-name="T366">oots</text:span>. Let’s go!”</text:p>
      <text:p text:style-name="P28">Vlad sw<text:span text:style-name="T189">ore</text:span> <text:span text:style-name="T189">in Russian when he saw a half-giant leading his future schoolmates while he was not even on the platform and—without running, Katya raised him better than that—he increased his stride. He rapidly caught up with the crowd trudging on a stone path. He gave a faint smile when he gazed at Neville, who was sniffing pathetically. By the way, he seemed to feel that, be cause he winked furtively at Vlad; a wink that clashed with his anxious appearance. What a remarkable actor…</text:span></text:p>
      <text:p text:style-name="P29">After a long walk in what Vlad guessed was a forest, they reached a small beach near a lake, and you could hear delighted exclamations.</text:p>
      <text:p text:style-name="P29">The Russian raised his head. He had to admit the sight was spectacular. Hogwarts stood out against <text:span text:style-name="T190">the night sky, dazzling, imposing, fit for a king, the reflection shimmering in the black lake water. He looked at the dozens of small barques, firmly attached to the pontoon. After the walk, the swimming… O joy!</text:span></text:p>
      <text:p text:style-name="P29">“<text:span text:style-name="T190">N’more than four per boat!” he giant exclaimed, encouraging the first years to climb on board.</text:span></text:p>
      <text:p text:style-name="P30">Vlad was the on the same boat as the Longbottom heir, the Muggle-born girl in the Hogwarts Express, and a ginger boy wearing second-hand robes that strangely reminded him of someone.</text:p>
      <text:p text:style-name="P30">“<text:span text:style-name="T191">Oh! I haven’t introduced myself on the train. Hermione Granger” she cried out, holding her hand out, “I’ve just discovered the magical world, and I’m eager to have our first lessons. I hope I’ll be sorted into Gryffindor or Ravenclaw, and to adapt well.”</text:span></text:p>
      <text:p text:style-name="P30"><text:soft-page-break/>“<text:span text:style-name="T191">Statistically, half of Muggle-borns get out of the magical world a few years after getting the diploma because of social discrimination. You can adapt well, but you risk having integration problems, let’s qualify the facts. Vlad Kemenov,” he introduced himself, shaking her hand.</text:span></text:p>
      <text:p text:style-name="P31">Vlad expressionless face and his grim analysis made her shiver, and she turned pale when she understood the real implications of the young noble’s <text:span text:style-name="T192">words.</text:span></text:p>
      <text:p text:style-name="P31">“<text:span text:style-name="T192">Don’t listen to this evil Death-Eater,” grumbled the ginger boy, “Muggle-borns are well accepted.”</text:span></text:p>
      <text:p text:style-name="P31">“<text:span text:style-name="T192">I am not a Death-Eater, and for you guidance, my mother was Muggle-born, so I don’t have a prejudice. I have just stated a fact.”</text:span></text:p>
      <text:p text:style-name="P32">The ginger boy fell silent, he was obviously hesitating between continuing a pointless debate and showing some common sense. To Vlad’s relief, he chose the second alternative and introduced himself as Ronald Weasley, although mistrust was clear in his stare.</text:p>
      <text:p text:style-name="P32">Weasley… Weasley… The young Kemenov had heard that name, not far from his home, in the east-countries.</text:p>
      <text:p text:style-name="P32">“Weasley, as in Charles Weasley, form Romania?” he asked calmly, the information coming back.</text:p>
      <text:p text:style-name="P32">“<text:span text:style-name="T193">So you know my brother?” exclaimed Ron, his suspicion replaced by a wide smile on his lips, making him look gullible, especially with the stain on his nose.</text:span></text:p>
      <text:p text:style-name="P32">“<text:span text:style-name="T193">Only by name”, Vladmir answered tersely.</text:span></text:p>
      <text:p text:style-name="P33">Well, he wouldn’t tell him that he knew Charlie since he arrived in the Umbrire, the Romanian Court. He was an excellent smuggler <text:span text:style-name="T194">for everything about his area of expertise.</text:span></text:p>
      <text:p text:style-name="P34">Vlad’s comment left them in a heavy silence, the four children lost in their contemplation of the school that was getting closer quickly.</text:p>
      <text:p text:style-name="P34">Very quickly… <text:span text:style-name="T195">Before one could say “Quidditch”, Vlad was at the bottom of a vast staircase, waiting to be allowed in the Great Hall of Hogwarts. Slipping in the shadows, he had the leisure to observe his fellow students, and immediately noticed a young blond boy, with a jutting chin and an arrogant face.</text:span></text:p>
      <text:p text:style-name="P35">Undeniably a Malfoy, surrounded by his courtiers.</text:p>
      <text:p text:style-name="P35">His aunt hadn’t given him many names, choosing to let him discover England’s politics by himself, politics that <text:span text:style-name="T196">was reflected in the prestigious school of Witchcraft and Wizardry. But he was told about the Malfoys. And not for the better… However, she was hesitant about the clan’s heir. Vlad therefore had to make his own mind on the son of one of the dark wizards of England.</text:span></text:p>
      <text:p text:style-name="P36">Vladmir watched him observe as carefully as him the other students, noticing his despising spout to the muggle-born students—who could easily identified by their amazed faces—his visible disgust for Ronald Weasley and Neville Longbottom.</text:p>
      <text:p text:style-name="P36"><text:soft-page-break/>And then, the emerald-green eyes met the stormy-grey ones. Eyes that were slowly rising, staring at Vlad's scar as the pupils <text:span text:style-name="T197">swelled, only visible sign of his surprise. Then his gaze was conniving and he approached.</text:span></text:p>
      <text:p text:style-name="P36">“<text:span text:style-name="T197">So it was true, I was told Harry Potter was on the train. I am…”</text:span></text:p>
      <text:p text:style-name="P36">“<text:span text:style-name="T197">Draco Lucius Malfoy,” Vlad concluded with a slight smile, straightening up from the wall that he was leaning on, to shake the hand. “However, you are mistaken about my identity, Heir. I am Vladmir Vassilievitch Kemenov.”</text:span></text:p>
      <text:p text:style-name="P37">The blond’s still chubby face became tense, nut a spark of understanding rose up in his eyes. Malfoy seemed relatively intelligent, <text:span text:style-name="T198">and aware of some dated magical laws.</text:span></text:p>
      <text:p text:style-name="P37">“<text:span text:style-name="T198">Call me Draco, Heir of the Noble Potter Family.”</text:span></text:p>
      <text:p text:style-name="P37">“<text:span text:style-name="T198">Only if you call me Vladmir”</text:span></text:p>
      <text:p text:style-name="P37">“<text:span text:style-name="T198">I heard Longbottom and a Mudblud talk about you in the train. </text:span><text:span text:style-name="T201">You don’t want to </text:span><text:span text:style-name="T202">go</text:span><text:span text:style-name="T201"> mak</text:span><text:span text:style-name="T202">ing</text:span><text:span text:style-name="T201"> friends with the wrong sort. I can help you there, Vladmir.”</text:span></text:p>
      <text:p text:style-name="P38">“<text:span text:style-name="T199">I think I can tell who the wrong sort are for myself, thanks, Malfoy,” Vlad said coolly, “And if you want our relationship to stay cordial, do not use Mudblud ever again, I am proud of my ancestry.”</text:span></text:p>
      <text:p text:style-name="P39">The Pure-blood immediately realised his mistake, but it <text:span text:style-name="T206">allowed his vis-à-vis to establish his first opinion. Attentive, intelligent, but already full of prejudice. A little Gryffindory, judging by the way he talked without thinking. All the books published on him highlighted the muggle heritage from his mother.</text:span></text:p>
      <text:p text:style-name="P40">After some convoluted apologies — bloody noble not willing to belittle himself to apologise — he accepted, a professor made a quick presentation of the school before leading <text:span text:style-name="T207">them in the Great Hall.</text:span></text:p>
      <text:p text:style-name="P41">He heard from afar the commentary of Granger on the magical ceiling but he was more interested in the array of professors in front of him, especially one…</text:p>
      <text:p text:style-name="P41">Albus Dumbledore seemed weary and particularly old, that evening, and his mood was reverberated in his colleagues’. With a neutral face, Vladmir memorised the aura of the Director, although inside him, his thirst for revenge rose up. He breathed deeply, pushing back feelings he didn’t want to feel for now and took the time to observe his surroundings and the sorting of the other students, until…</text:p>
      <text:p text:style-name="P41">“Kemenov, Vladmir.”</text:p>
      <text:p text:style-name="P41">The young Russian moved forward to the stall, his face devoid of all expression, his deportment absolutely perfect. He noted with satisfaction the <text:span text:style-name="T208">astonishment on Dumbledore’s face who half straitened up in his imperious seat, the sudden hate in the eyes of the dark-haired man, and the interest in those of the one with the strange turban.</text:span></text:p>
      <text:p text:style-name="P42">He sat himself on the wobbly while the Sorting Hat was put down on his head. A sardonic smile stretched his lips. The bets were over.</text:p>
      <text:h text:style-name="P557" text:outline-level="1"><text:bookmark-start text:name="__RefHeading___Toc943_2427744601"/><text:soft-page-break/>Chapter 5: The Sorting Ceremony, Part 2<text:bookmark-end text:name="__RefHeading___Toc943_2427744601"/></text:h>
      <text:h text:style-name="P532" text:outline-level="3"><text:bookmark-start text:name="__RefHeading___Toc945_2427744601"/>Hogwarts — September 1991<text:bookmark-end text:name="__RefHeading___Toc945_2427744601"/></text:h>
      <text:p text:style-name="P238"/>
      <text:p text:style-name="P238">“<text:span text:style-name="T209">You shouldn’t worry about that, Kitty,” sighed Katya, sitting on the edge of the bed to run her hand through her nephew’s long hair.</text:span></text:p>
      <text:p text:style-name="P238">“<text:span text:style-name="T209">I know Katya, but I can’t. According to Ju-jie, I am as crafty as a snake and she tells me I’m going to be a Slytherin, Sergei thinks my courage will get me into Gryffindor, Olga is certain I am loyal and patient as a Hufflepuff, and Nikolaï harasses me with Ravenclaw!”</text:span></text:p>
      <text:p text:style-name="P239">Head on his pillow, Vlad didn’t see the soft but amused smile of his aunt. After all, her kitten was still a child in many ways.</text:p>
      <text:p text:style-name="P240">Katya <text:span text:style-name="T210">settle against</text:span> the <text:span text:style-name="T210">headboard, and nearly immediately, a dark-haired young wizard’s head nestled on her lap. She laughed and she resumed stroking his hair.</text:span></text:p>
      <text:p text:style-name="P240"/>
      <text:p text:style-name="P240">“<text:span text:style-name="T210">Hogwarts chose to organize as many houses as there were founders, to gather the children according to the capabilities and personalities. I don’t say it is the best solution, but it is not a bad one. It allows the development of coherent study groups, and, in theory, a healthy competition. Durmstrang chose a scholar level ranking organization, geniuses vs. dunces, if you like. It encourages students to try and change classes, according to their level. You know, their best students all started in the “bad” classes, before getting in the “good” classes when they stopped school. However, some get discouraged because, despite all their best effort, they stay in the “bad classes”. Now, for the last famous school of Europe. The French school decided to separate girls, in Beauxbatons, and boys in Rochefroide. If the girls’ boarding school is famous, the boys’ one is not, and their only valid teaching is their advanced duelling option. The French wizards are excellent duellists, magical or muggle styles.”</text:span></text:p>
      <text:p text:style-name="P240"/>
      <text:p text:style-name="P241">Katya took a break, and Vlad looked at her, more surprised than worried, contrary to the moment when she entered the room.</text:p>
      <text:p text:style-name="P241">“Why are you telling me that about the great European schools?”</text:p>
      <text:p text:style-name="P241">“Because they all have their pros and cons, as with the four Houses of Hogwarts. And yet, every student is proud to belong to theirs, even if it wasn’t their original choice. A griffin as courage and some king of nobility, trying to protect the weak and defenceless, but they are also reckless and easily offended. A badger will be loyal in all situations and their friend can count on them. <text:span text:style-name="T211">It’s not luck that their house is the most steady, both in results, and in friendships. However, they stay indecisive and rarely take a decision on their own. It is a solid group, but many of them, if taken </text:span><text:soft-page-break/><text:span text:style-name="T211">individually, seem weak and cowardly. The eagles have a remarkable intelligence and devote themselves to their studies. They are the little scholars of Hogwarts, and their HQ is the library, but they rarely think about something other than their books and are sometimes a bit… out of sync with the school’s realities. As for the snakes… I think it is the most complex House… Ambitious, cunning, they are also the greatest strategists. Nothing is thoughtless in their actions, but they thus seem sly and arrogant.”</text:span></text:p>
      <text:p text:style-name="P241">“I…<text:span text:style-name="T211">”</text:span></text:p>
      <text:p text:style-name="P241">“<text:span text:style-name="T211">All of this just to say that, whichever your House is, Vladmir Vassilievitch,” she murmured, leaning against him, “I will be proud of you.”</text:span></text:p>
      <text:p text:style-name="P242">Vlad felt his anxiety vanish, and he sighed <text:span text:style-name="T212">in relief as he cuddled up to his aunt. Unconsciously, he had been afraid of the opinion of his only family.</text:span></text:p>
      <text:p text:style-name="P274">“<text:span text:style-name="T212">Harry Potter, the Boy Who Lived…” laughed a little voice, “or rather Vladmir Kemenov. Thank you, young heir, it had been a long time since I hadn’t had this much fun!”</text:span></text:p>
      <text:p text:style-name="P274">“<text:span text:style-name="T212">What do you mean?”</text:span></text:p>
      <text:p text:style-name="P274">“<text:span text:style-name="T212">I love how the old Dumby panicked when he discovered you had disappeared! It halts his gallop when he can’t control everything.”</text:span></text:p>
      <text:p text:style-name="P274">“<text:span text:style-name="T212">There are several surprises still left for him to discover,” jeered Vlad, “you can still have a bit of fun.”</text:span></text:p>
      <text:p text:style-name="P274">“<text:span text:style-name="T212">Perfect, I will go see you when he finds out, then! By the way, I am André…”</text:span></text:p>
      <text:p text:style-name="P275">Vlad would nearly see the radiant smile of the magical entity on his head as it was starting to rummage around in his mind with an unconcealed enthusiasm.</text:p>
      <text:p text:style-name="P275">“Blimey, it has been centuries since I’ve seen someone with such an organized mind,” whistled the Sorting Hat, going through the huge library-like mind of the young Russian. “Let’s see here… Courageous and powerful… <text:span text:style-name="T213">Intelligent and thoughtful, cunning and ambitious, loyal and hard-working! That is very bothersome…”</text:span></text:p>
      <text:p text:style-name="P276">Vlad felt the Sorting Hat go back to the entrance of his mind, thoughtful. Curious, he materialized in front of the entity which looked like a small ball of light.</text:p>
      <text:p text:style-name="P276">“You seem puzzled, Sorting Hat.”</text:p>
      <text:p text:style-name="P276">“André,” immediately corrected the Sorting Hat. “You can be sorted into any of the Houses, they are all fit for you. Any preference?”</text:p>
      <text:p text:style-name="P276">Vlad immobilised, surprised, and thought a little, books appearing and disappearing in front of the amused entity. It was always fascinating to watch an <text:span text:style-name="T214">O</text:span>cclumens’ mind working.</text:p>
      <text:p text:style-name="P277"><text:soft-page-break/>The young boy, lost in his thoughts, dematerialized, but his presence became stronger. André the Sorting Hat saw new books <text:span text:style-name="T215">being created as Vlad’s thinking intensified. Fascinated, he saw a new book appear and slide into the Magical Entities and Objects. Then lines of a smooth writing were being drawn, forming words, sentences, then a full page, and another one. His mind was so trained that thought sorting was nearly spontaneous… And André only ever heard of one wizard capable of such a feat, a Russian wizard with an international reputation… Grigori Rasputin.</text:span></text:p>
      <text:p text:style-name="P278">Vlad ignored the prying mind watching him, concentrating on the Houses. Slytherin? No… Even if it was suitable, he didn’t want to raise suspicion. But, with Dumbledore watching over him… And it wasn’t the best House to make numerous contacts, as two Houses would probably not want to have anything to do with him. Gryffindor… neither. Vlad didn’t want to alienate the snakes. Too many potentially influential were there. Hufflepuff was an interesting House, but a bit too… passive for him, except if he made a little revolution. Not the best solution if you wanted to stay inn the shadows. There was only Ravenclaw left… And knowledge was power after all, wasn’t it?</text:p>
      <text:p text:style-name="P278">“<text:span text:style-name="T216">Self-serving reasoning, Vladmir Vassilievitch, you will thus go to…</text:span></text:p>
      <text:p text:style-name="P278">“<text:span text:style-name="T216">RAVENCLAW!”</text:span></text:p>
      <text:p text:style-name="P279">He straightened up, taking off the magic hat and they smiled at each other.</text:p>
      <text:p text:style-name="P279">“See you later friend,” sniggered the Sorting Hat. “Dumby seems like he’s about to have a heart attack.”</text:p>
      <text:p text:style-name="P279">Vlad’s smile became predatory as he looked at the Head Table, but immediately disappeared <text:span text:style-name="T217">when his face became neutral once again. The bronze and azure table was applauding him, but he took the time to salute Albus Dumbledore, who really didn’t seem to be in tip-top condition, with a discrete nod.</text:span></text:p>
      <text:p text:style-name="P280">Vlad turned away from the Head Table and walked to a free seat at the end of a row. He greeted his new housemates and observed the end of the Sorting Ceremony. Draco got into Slytherin, which was not surprising, but <text:span text:style-name="T218">Neville, who got into Gryffindor, and Vlad exchanged a knowing smile.</text:span></text:p>
      <text:p text:style-name="P281">Strange, very strange. The Longbottom heir either brilliantly manipulated the Sorting Hat, or he got the same opportunity as he had to choose his House.</text:p>
      <text:p text:style-name="P281">Neville Longbottom was a fascinating enigma he would love to solve.</text:p>
      <text:p text:style-name="P281">Vlad looked once more at the Head Table, scanning the professors. The guy with greasy hair was still staring at him with a menacing glare, <text:span text:style-name="T219">which left him completely indifferent, while distractingly listening to the man with a turban. Vlad imperceptibly frowned when he felt the sharp pain in his scar. Well, well, well… Truly, this year would not exactly be a walk in the park, he thought while mechanically rubbing the little thunderbolt.</text:span></text:p>
      <text:p text:style-name="P282">Meanwhile, Dumby’s tedious and completely crazy speech was over. He liked this little nickname. It made him think of a muggle garden gnome. You know, these ridiculous figurines with long <text:soft-page-break/>beards. Yes, a garden gnome! How ironic for <text:span text:style-name="T220">the greatest wizard in Britain. Anyway, the speech and this ridiculous song were finally over, even if he had appreciated the Gryffindor twins’ Funeral March.</text:span></text:p>
      <text:p text:style-name="P283">Vlad stared at the suddenly full platters in front of him as his schoolmates were starting to fill their plates. Several thing were coming to his mind, forming a list of unanswered questions and strange observations. However, he would think about that when he was away from the ambiance of the first evening in Hogwarts.</text:p>
      <text:p text:style-name="P283">For now… Grub’s up!</text:p>
      <text:h text:style-name="P547" text:outline-level="1"><text:bookmark-start text:name="__RefHeading___Toc1030_572803531"/>Chapter 6: First Day<text:bookmark-end text:name="__RefHeading___Toc1030_572803531"/></text:h>
      <text:h text:style-name="P533" text:outline-level="3"><text:bookmark-start text:name="__RefHeading___Toc1032_572803531"/>Hogwarts—September 1991<text:bookmark-end text:name="__RefHeading___Toc1032_572803531"/></text:h>
      <text:p text:style-name="P243">Hello, my favourite auntie!</text:p>
      <text:p text:style-name="P243">Just out of sheer curiosity, how are the bets? A little birdie told me the stack of galleons in my vault is going to grow.</text:p>
      <text:p text:style-name="P243">In the meantime, Hogwarts is enjoyable, but there are some possible problems I see. What do you know of Neville Longbottom, Severus Snape and Qurinus Quirell? The first is a first-year student and the other two are professors, in Potions and <text:span text:style-name="T221">Defence</text:span> Against the Dark Arts respectively. Neville is the best comedian I have ever seen, <text:span text:style-name="T222">Snape seems to hate me and seems to touch Dark Magic—even though as he’s a Slytherin, I can’t say it surprises me—and Quirell has an aura so dark it competes with Rasputin’s itself!</text:span></text:p>
      <text:p text:style-name="P244">The Sorting Ceremony went smoothly. I made a strange ally in Hogwarts: André the Sorting Hat. I sent you the memory of our conversation in the vial. I would like your opinion on that.</text:p>
      <text:p text:style-name="P244">Dumby asked to <text:span text:style-name="T223">see me tomorrow after the first lessons. I don’t need you, but I will give you news on that issue. However, he has said something intriguing during the feast. To say that a corridor is forbidden, with death threats usually makes people more inclined to check themselves, doesn’t it? I suspect something is hidden. And I overheard a strange conversation. Hagrid (the grounds Keeper) would have brought something from Gringott’s and it might be linked to that. I contacted Erkpric, but could you see with your informers if you please?</text:span></text:p>
      <text:p text:style-name="P245">Take care,</text:p>
      <text:p text:style-name="P245">Vlad.</text:p>
      <text:p text:style-name="P245">PS: Rave<text:span text:style-name="T224">n</text:span>claw, my dear Aunt, House of Intelligence. And you said I was a little genius!</text:p>
      <text:p text:style-name="P245">PPS: <text:span text:style-name="T224">My made-in-ectoplasm-Voldy scar burned me. I have a hard time understanding why it reacts when the snake-face isn’t here… It usually only indicates me Dark Magic users.</text:span></text:p>
      <text:p text:style-name="P284">Katya sighed <text:span text:style-name="T225">in worry</text:span> while reading the letter… She put down the text, which <text:span text:style-name="T225">blurred as soon as she stopped touching it and quickly became unreadable. Her nephew had forgotten Snape’s legendary hatred for the Marauders. A very understandable hatred, but it could get Vlad into trouble. As for his scar, she was not the best one to answer him.</text:span></text:p>
      <text:p text:style-name="P285">She looked at the time, then Hedwig who was sleeping on her seat’s back after the long journey. If she answered quickly enough, her kitten would be able to read her message first thing in the morning.</text:p>
      <text:p text:style-name="P563">.oOo.</text:p>
      <text:p text:style-name="P285"><text:soft-page-break/>Vlad opened his eyes early, as usual. He briefly looked at his muggle alarm clock. 5:30. Too early to <text:span text:style-name="T226">get up, but too late to get back to sleep. He opened the curtains of his four-poster bed and observed his new room-mate, Kevin Entwhistle. He hadn’t closed his curtains and some light snoring could be heard.</text:span></text:p>
      <text:p text:style-name="P286">The young Russian had ap<text:span text:style-name="T227">p</text:span>reciated <text:span text:style-name="T227">the freshness of that young brunet with hazel eyes filled with an endless curiosity and with a touching naiveness. Kevin didn’t try to ferret around Vlad’s belongings, even though ha had felt his gaze on his back several times when they were settling, contrary to Michael Corner and Terry Boot. Vlad’s teeth gritted at the memory of his other housemates looking over his shoulder while he was writing the letter to his aunt. Happily, both little prats didn’t know Russian.</text:span></text:p>
      <text:p text:style-name="P287">Vlad was still lying down, thinking about last night. Ravenclaw House was as <text:span text:style-name="T228">pleasant as Kevin was, be it the common room or the bedrooms. When they went through the portrait guarding the eagles’ nest, Vladmir fell under his new House’s spell.</text:span></text:p>
      <text:p text:style-name="P288">Everything there reminded him of home. The common room, warm and industrious, was split into two distinct spaces, like its students were. The study half, comprised of a huge <text:span text:style-name="T229">mezzanine with huge bookcases, was a place with a muted atmosphere. An impressive number spell books and parchment rolls covered half the walls. The Head Boy told them that these books were property of Ravenclaw, could not get out of the common room and ought to remain a secret. They were an heirloom, coming from a tradition as old as Hogwarts and that only concerned their House. Every single Ravenclaw student would give a book they would place in the House library during their last day in school. The oldest ones were written by Rowena Ravenclaw herself! As for the relaxation part of the common rooms, with its warn tones, it opened onto a large patio leading to the roofs. Another secret that the eagles guarded jealously.</text:span></text:p>
      <text:p text:style-name="P289">There were the rooms, placed opposite the study room, split up into two floors. The ground floor was boys’ floor. The walkway <text:span text:style-name="T230">to the rooms was a series of archways directly opening on the common room. The top floor, the girls’ one, was built in the same way, but the passageway was a balcony overhanging the common room at the same height as the study room. The Head Boy smiled when he announced that the boy could only get up if a girl wants them to with a knowing wink that made some first years blush.</text:span></text:p>
      <text:p text:style-name="P290">As for the dormitory themselves—if you could talk about a dormitory for two students—they were small, but comfortable, with bathroom common to two bedrooms. Vlad really appreciated Ravenclaw House and, at least for now, he would not regret this choice.</text:p>
      <text:p text:style-name="P291">Another glance at his alarm clock and he saw it was now 5:45. He slipped his hand under the pillow and got his wand out with a supple movement, and he waved it lightly.</text:p>
      <text:p text:style-name="Vlad_20_Kemenov"><text:span text:style-name="T266">“</text:span><text:span text:style-name="Russe"><text:span text:style-name="T266">Flame</text:span></text:span><text:span text:style-name="T266">,” </text:span><text:span text:style-name="T275">he whispered.</text:span></text:p>
      <text:p text:style-name="P291"><text:soft-page-break/>A small spark appeared on the tip of his wand. He liked Eastern magic more than Western one… lest subtle, but undeniably more efficient. One spell, several options… <text:span text:style-name="T231">Then it was all about willpower… Why would Europeans make their life so much harder by having fifteen different related spells? The last time he used that spell, he had started the chimney in her aunt’s drawing room… Thoughtful, Vlad took the spark in his hand and grabbed his clothes and disappeared in the bathroom.</text:span></text:p>
      <text:p text:style-name="P292">A few minutes afterwards, he slipped out of the common rooms after having greeted some higher years students already buried in some arcane homework. The walk to the Great Hall was not very long as the prefects took the freedom to tell them about a not-so-secret passageway between Ravenclaw Tower and the <text:span text:style-name="T232">Entrance Hall.</text:span></text:p>
      <text:p text:style-name="P293">To his surprise, even though he would not let it be seen, a blond figure was casually leaning against the half-opened huge door.</text:p>
      <text:p text:style-name="P293">“Draco,” he greeted him with a nod.</text:p>
      <text:p text:style-name="P293">“Vladmir,” answered Draco, straightening elegantly to follow him into the Great Hall.</text:p>
      <text:p text:style-name="P293">“None of your devoted lambs this morning?”</text:p>
      <text:p text:style-name="P293">“None, and when I’ll meet you, it will always be that way.”</text:p>
      <text:p text:style-name="P293">“So you want a discreet alliance, don’t you?” Vlad summarised, amused.</text:p>
      <text:p text:style-name="P293">“Exactly. A Malfoy can’t reasonably be friends with a Potter, too many questions would be asked,” softly whispered the blond heir.</text:p>
      <text:p text:style-name="P293">“I admit it,” Vlad sneered, “but alliance also means necessity and quid pro quo, contrary <text:span text:style-name="T233">to a friendship… Why would I need you?”</text:span></text:p>
      <text:p text:style-name="P294">The blond boy seemed offended, while the Russian gave a faint smile. What would the Malfoy heir answer?</text:p>
      <text:p text:style-name="P294">“An introduction into British nobility.”</text:p>
      <text:p text:style-name="P294">Clear, concise. Exactly what Vlad wanted. Except…</text:p>
      <text:p text:style-name="P294">“And how would you do that if our alliance is secret?”</text:p>
      <text:p text:style-name="P294">“<text:span text:style-name="T5">Discreet</text:span><text:span text:style-name="T33">, not secret. We would display a cold but cordial relationship. Ravenclaws and Slytherins regularly work together, so it would not shock anyone, especially if we meet in the library. But what do you have to offer me?” answered Draco with a haughty pout which got on Vlad’s nerves.</text:span></text:p>
      <text:p text:style-name="P295">He stared at Draco Malfoy for a long time, who stared at him in return, emerald green eyes versus stormy grey eyes, than Vlad smiled darkly as he slipped his hand into his pockets.</text:p>
      <text:p text:style-name="P295">“Information…”</text:p>
      <text:p text:style-name="P295"><text:soft-page-break/>“Information?”</text:p>
      <text:p text:style-name="P295">“It’s an excellent bartering system. But that is something will say when he will answer to your letter on my adoptive family, probably this morning, by the way.</text:p>
      <text:p text:style-name="P294"><text:span text:style-name="T33">Vlad mentally crossed his fingers. This letter was a bluff. It was make or break. And apparently, he touched a point, given Draco’s reaction. He was slightly paler and his lips were slightly </text:span><text:span text:style-name="T37">more pinched together. He </text:span><text:span text:style-name="T6">had</text:span><text:span text:style-name="T37"> asked his father about him. They had </text:span><text:span text:style-name="T38">had</text:span><text:span text:style-name="T37"> the same reaction…</text:span></text:p>
      <text:p text:style-name="P391"><text:span text:style-name="T33">Vlad </text:span><text:span text:style-name="T39">tilted his head, amused, as Draco regained his neutral face. A manipulable Slytherin… surprising. Or, he relied too much on his name… so much more probable.</text:span></text:p>
      <text:p text:style-name="P296">Then, finally, Draco nodded, declared that the exchange was valid, and turned his back on him to join the Slytherin table with his characteristic haughty nobility. Vlad turned to his table and sat next to the only other Ravenclaw, who was reading a book. He was the prefect that guided him the night before. As he saw him, he smiled and closed the thick Advanced Transfiguration volume.</text:p>
      <text:p text:style-name="P296">“It’s rare to see a first year already up at this time of day for the first lessons.”</text:p>
      <text:p text:style-name="P392"><text:span text:style-name="T39">“I don’t sleep that much,” Vlad smiled. </text:span><text:span text:style-name="T243">“</text:span><text:span text:style-name="T235">The early bird catches the worm</text:span><text:span text:style-name="T243">.”</text:span></text:p>
      <text:p text:style-name="P392"><text:span text:style-name="T243">“</text:span><text:span text:style-name="T244">Exactly! I’m William Bradley, Head Boy, but you already know that,” smiled the young man.</text:span></text:p>
      <text:p text:style-name="P502">“Vladmir Kemenov. Pleased to meet you.”</text:p>
      <text:p text:style-name="P502">“So am I. You have a very strong accent, but a perfect English… Why aren’t you in Durmstrang?”</text:p>
      <text:p text:style-name="P502">“I am born English and my parents went to Hogwarts. My aunt thought it was more logical to study here.”</text:p>
      <text:p text:style-name="P392"><text:span text:style-name="T244">“All schools have pros and cons, you’ll find things in Hogwarts you wouldn’t in Durmstrang, and vice versa,” said Bradley. “May </text:span><text:span text:style-name="T245">I ask you a tactless question?”</text:span></text:p>
      <text:p text:style-name="P392"><text:span text:style-name="T245">“You may,” </text:span><text:span text:style-name="T246">Vlad</text:span><text:span text:style-name="T245"> </text:span><text:span text:style-name="T246">answered</text:span><text:span text:style-name="T245">, intrigued </text:span><text:span text:style-name="T246">by the suddenly embarrassed look of the Head Boy.</text:span></text:p>
      <text:p text:style-name="P503">“Why don’t you bear your birth name?”</text:p>
      <text:p text:style-name="P393"><text:span text:style-name="T246">A </text:span><text:span text:style-name="T242">sincere smil</text:span><text:span text:style-name="T247">e stretched his lips. Oh yes! He definitely liked Ravenclaw.</text:span></text:p>
      <text:p text:style-name="P504">“The whole House knows, don’t they?”</text:p>
      <text:p text:style-name="P504">“<text:span text:style-name="T248">Nearly, and so should the snakes, as observant as they are. But Hufflepuffs… They don’t really care about other houses and Gryffindors are a little too… narrow-minded to care. However, it’s true the pictures of you in the books are far from the truth.”</text:span></text:p>
      <text:p text:style-name="P504">“<text:span text:style-name="T248">I would have chosen some other term for Gryffindors, but you are right: I am not called Harry Potter thus I am </text:span><text:span text:style-name="T7">not</text:span><text:span text:style-name="T248"> Harry Potter. To say the truth, my aunt took me in after my parents died and adopted me, thus the name and official nationality. As for these pseudo-biographers… I don’t wear glasses thanks to a myopia potion. I don’t have my father’s tuft because I have long hair. I have my </text:span><text:soft-page-break/><text:span text:style-name="T248">mother’s eyes, but green is not that uncommon, so they haven’t caught attention. As for my scar, not observant people generally see this one…” Vladmir said while caressing the fine whitish swollen scar on his left cheekbone.</text:span></text:p>
      <text:p text:style-name="P505">The Head Boy agreed without wanting to know more. He was indeed not the carbon copy of his father the magical British world expected to see, but the resemblance was striking for who knew his parents. But even more importantly… By the evening, everyone would know. Yes, he was Harry Potter. By the eagles’ policy was, apparently, to let him be. The Slytherins… he would see, but with Malfoy on his side, they wouldn’t annoy him. Hufflepuffs being… well, Hufflepuffs, they wouldn’t either. On the other hand, Gryffindors… Something told him some of them wouldn’t let him have peace.</text:p>
      <text:p text:style-name="P505">“Mr Potter, the Headmaster would like to remind you of your interview with him tonight.”</text:p>
      <text:p text:style-name="P505">Talking about Gryffindor… Vlad sighed, without turning and served himself a pumpkin juice <text:span text:style-name="T249">before getting some scrambled eggs, observing the wide-opened eyes of Bradley as he ignored the professor behind him.</text:span></text:p>
      <text:p text:style-name="P505">“<text:span text:style-name="T249">Mr Potter!” the dry voice behind him fulminate.</text:span></text:p>
      <text:p text:style-name="P505">“<text:span text:style-name="T249">Come on Minerva,” a thin voice exclaimed, “this young man bears the name Kemenov.”</text:span></text:p>
      <text:p text:style-name="P506">Well! Professor Flitwick arrived just in time, Vlad thought when he cared to turn to face the two adults. He smiled at the small professor before looking glacially at the Head of House Gryffindor.</text:p>
      <text:p text:style-name="P506">“I am indeed called Vladmir Kemenov, madam, and not Harry Potter.”</text:p>
      <text:p text:style-name="P506">“Your parents…”</text:p>
      <text:p text:style-name="P506">“My parents, madam, are dead, and even if I have the utmost respect for them, my aunt raised me and I bear her name with pride. I would beg you to respect that name.”</text:p>
      <text:p text:style-name="P506">Minerva McGonagall’s eyes blazed in anger, but Professor Flitwick put an appeasing hand on her arm and looked at his student.</text:p>
      <text:p text:style-name="P506">“Mr Kemenov, don’t forget to see professor Dumbledore after the lessons. I will wait for you there to allow you entrance to the office. Here is your timetable. You end the lessons at 4, so I will wait at around 4:30.”</text:p>
      <text:p text:style-name="P506">“Thank you professor,” <text:span text:style-name="T250">Vlad responded, looking at the paper while Bradley was gifted with a huge pile to distribute, muttering on the disadvantages of being a prefect. Bradley immediately put the impressive pile next to him and resumed his breakfast while waiting for the main bulk of Ravenclaws, which shouldn’t take long to arrive, according to him.</text:span></text:p>
      <text:p text:style-name="P507">McGonagall glared at Vlad a last time and turned around with pinched lips. Flitwick smiled at him with a sorry look before following her, crossing the path of Neville Longbottom and Ron Weasley.</text:p>
      <text:p text:style-name="P507"><text:soft-page-break/>“Hey Vlad,” the read-headed boy apologised and gently tapped his shoulder, “I’m sorry for last night, I often speak too fast. And you’re a Ravenclaw, thus not a Death-Eater!”</text:p>
      <text:p text:style-name="P507">An eyebrow raised, Vlad watched him <text:span text:style-name="T251">go towards the Gryffindor table without waiting for an answer to sit next to two red-headed carbon copies, surely some other Weasleys. What drug did this griffin take? And what was this shitty stereotype? A Death-Eater had to be in Slytherin?</text:span></text:p>
      <text:p text:style-name="P507">“<text:span text:style-name="T251">He’s nice, even if he can be a little obtuse,” Neville timidly smiled, cutting him in his thoughts.</text:span></text:p>
      <text:p text:style-name="P507">“<text:span text:style-name="T251">Hello Nev. Had a good night?”</text:span></text:p>
      <text:p text:style-name="P507">“<text:span text:style-name="T251">Good, and you? How are the eagles, not too studious?”</text:span></text:p>
      <text:p text:style-name="P507">“<text:span text:style-name="T251">Some are,” Vlad laughed, pointing at some seven-year students who were head-deep in their books. “Tell me, I didn’t see you in Gryffindor, more like Hufflepuff.”</text:span></text:p>
      <text:p text:style-name="P508">Neville <text:span text:style-name="T252">gave a faint smile when he saw Vladmir’s gaze turn not to the badger’s table, but to the snakes’.</text:span></text:p>
      <text:p text:style-name="P508">“<text:span text:style-name="T252">The Sorting Hat hesitated,” he mumbled while shaking his head, “then, after some talking, he chose Gryffindor.”</text:span></text:p>
      <text:p text:style-name="P509">Yeah, right… The Sorting Hat chose, Vladmir silently laughed, pensively looking at the Gryffindor table. The tables had slowly filled up and the prefects were distributing the timetables.</text:p>
      <text:p text:style-name="P509">“I gotta go,” blushed Neville, pointing at Ron who was calling him out loud, papers in his hand and ignoring the exasperated looks of people around him.</text:p>
      <text:p text:style-name="P509">Vlad greeted him and looked up to see the fi<text:span text:style-name="T253">r</text:span>st <text:span text:style-name="T253">morning mail owls enter through the magical windows. He watched carefully the Slytherins, especially Draco Malfoy, as an eagle owl had dropped a letter and a small packet in front of him. The blond boy turned pale when he read, then raised his head to cross Vlad’s gaze. The Russian smiled and raised his pumpkin juice glass in an ironic salute.</text:span></text:p>
      <text:p text:style-name="P510">A few moments later, Vladmir laughed when he saw a snowy owl arrive late and land on his shoulder with a tired hooting. Vlad patted Hedwig, surprised she had done the journey to <text:span text:style-name="T255">Saint Petersburg and back in one night and gave her a bit of toast before grabbing his letter.</text:span></text:p>
      <text:p text:style-name="P246">My Kitten,</text:p>
      <text:p text:style-name="P246">I very much hope I’m your favourite aunt. After all, I’m the only one!</text:p>
      <text:p text:style-name="P246">“Dumby”? You nicknamed Albus Dumbledore “Dumby”? Sergei roared with laughter when he heard that and told me that with those eccentric outfit of his, his beard and this nickname, he was thinking about a garden gnome! When we talk about this old fool since yesterday, he’s laughing again… You both have a twisted mind.</text:p>
      <text:p text:style-name="P246"><text:soft-page-break/>As for serious things, I have to check on all these people. Only know that you know Severus Snape, but in your dad’s memories, he’s Snivellus… <text:span text:style-name="T256">He’s a brilliant Potions’ Master, but he might treat you like an enemy. If there’s a problem you know what to do.</text:span></text:p>
      <text:p text:style-name="P247">For your scar, directly ask Grigori or Praskovia. They are the bast placed to answer you.</text:p>
      <text:p text:style-name="P247">As for the Sorting Hat, I don’t know what to think. It’s a very powerful artefact created by the founders. The legend says it is Godric’s hat, but it always had an eccentric mind of its own. And André… This name doesn’t sound very English, more like French, and not from the founder’s time… You should see for yourself…</text:p>
      <text:p text:style-name="P247">Many kisses my boy,</text:p>
      <text:p text:style-name="P247">Your favourite aunt.</text:p>
      <text:p text:style-name="P247">PS: The odds against Slytherin were 4 to 1. Ravenclaw came second with 2.4 to 1. I transferred all your benefits to your student account. Next time the bets are open, I want to have my share!</text:p>
      <text:p text:style-name="P394">Vlad sighed and looked up to the Head table, crossing a dark and heinous gaze. He didn’t feel he would like that Potions’ professor.</text:p>
      <text:p text:style-name="P563">.oOo.</text:p>
      <text:p text:style-name="P395">Vlad was leaning against the wall, his first day tired him more than he had thought it could.</text:p>
      <text:p text:style-name="P395">By the Ancestors! The Professors knew nothing in that school! He had started with Defence Against the Dark Arts. His favourite subject… at least, at home. But Quirell was not comparable to Nikolaï and would have made him laugh. His lecture on vampires, in a room stinking of garlic, with a fearful and stammering professor… Upsetting and completely fictitious. Blimey, his magical defence tutor was a vampire and did not fear garlic, faith potions, and least of all muggle holy water! In short, this lesson would be a complete disaster.</text:p>
      <text:p text:style-name="P395">Then he had Transfiguration… Vlad thought he shouldn’t have antagonised her on the first day. She had looked daggers at him and took 5 points from Ravenclaw because he had been distracted by his classmate… The Gryffindor Head took a dislike at him and he had to be very careful to not have <text:span text:style-name="T257">a problem with her all year. Stubborn hung-up old woman!</text:span></text:p>
      <text:p text:style-name="P396">History of Magic was a Joke. A big Joke with a capital J! A ghost professor would be alright, it’s not because he is dead that he is boring. Binns however… A monotonous voice, an uninteresting descriptive monologue, and only one study theme all year: goblins… Vladmir wanted to bang his head on the walls. Goblin Wars were only a small part of the Magical History, but according to third years, it was nearly the only thing they learned in Hogwarts.</text:p>
      <text:p text:style-name="P396">The last lesson was the only interesting and constructive one: Herbology. Also the only lesson they shared with Gryffindors. Vlad had <text:span text:style-name="T258">met with Neville and Ronald again, and while he had been with </text:span><text:soft-page-break/><text:span text:style-name="T258">Kevin Entwhistle during the other lessons, he had abandoned his room-mate to be with the Longbottom heir. A good choice, especially with his advanced knowledge in Herbology.</text:span></text:p>
      <text:p text:style-name="P397">Vlad sighed. Some said the British wizards were hung-up and retrograde. Seeing the magical education they received, the prejudice could only have a base of truth. How can one be king to a goblin when a dead man taught you to fear them? Why trust a vampire when students were taught it was only a blood-thirsty monster?</text:p>
      <text:p text:style-name="P397">“Mr Kemenov, you are already there?”</text:p>
      <text:p text:style-name="P397">Vladmir jumped with surprise and looked at his Charms professor. He didn’t hear him coming… He gave a faint smile to the little goblin, refraining from telling him that the sooner the torture started, the sooner it would finish… But Flitwick felt his apprehension and patted his forearm—the only accessible part to his small height—as a sign of comfort and support.</text:p>
      <text:p text:style-name="P397">“Come on, my boy, the Headmaster doesn’t bite. Do you want me to come with you?”</text:p>
      <text:p text:style-name="P397">“Thank you Professor, but I doubt your presence will change anything to this interview.”</text:p>
      <text:p text:style-name="P397">“<text:span text:style-name="T259">As you wish, but don’t hesitate to see me afterwards. I think the prefects have told you I’m at my office up until dinner each day…”</text:span></text:p>
      <text:p text:style-name="P397">“<text:span text:style-name="T259">Thank you Professor,” Vlad responded.</text:span></text:p>
      <text:p text:style-name="P398">Flitwick looked at him with a sharp gaze, undeniably inherited from his goblin ancestry, which reminded Vlad of his last time in Gringott’s. Then, apparently judging his student was ready, Flitwick turned to the Gargoyle.</text:p>
      <text:p text:style-name="P398">“Sugar Quill.”</text:p>
      <text:p text:style-name="P398">The Gargoyle guarding the Headmaster’s Office’s entry slowly pivoted, revealing a spiral staircase. Vlad slowly inhaled and closed his eyes a fraction of a second, making up a glacial face before starting to walk up the stairs.</text:p>
      <text:p text:style-name="P398">He left behind a thoughtful and wary goblin. So the young Potter was wearing masks… Why, in the name of Merlin and all pagan gods, would Vladmir Kemenov wear his death mask for a simple interview with the Headmaster?</text:p>
      <text:p text:style-name="P398"/>
      <text:h text:style-name="P545" text:outline-level="1"><text:bookmark-start text:name="__RefHeading___Toc1873_908377080"/>Chapter 7: Interviews<text:bookmark-end text:name="__RefHeading___Toc1873_908377080"/></text:h>
      <text:h text:style-name="P534" text:outline-level="3"/>
      <text:p text:style-name="P43">Vlad had just entered a large warm office. Observing his surroundings, he immediately saw the phoenix on a wardrobe next to André. To say the truth, if Vlad weren’t in front of Hogwarts’ Headmaster, he would have burst out laughing seeing a bird and a hat winking at him. To see the antique relic wriggling to make a sign to him, helped by a ball of feathers was a rare and delicious scene. After all, it was neither a simple bird, nor a customary hat…</text:p>
      <text:p text:style-name="P43">The young Russian continued to look around the place. Large bookcases filled with probably incredibly valuable and rare spell-books. Dozens of motley magical artefacts, <text:span text:style-name="T260">including dark magic detectors, aura or enemy looking-glasses… A huge desk on a dais that took patina and was overfilled with various documents. Desk behind which a man lorded it. Albus Dumbledore.</text:span></text:p>
      <text:p text:style-name="P44">Hand crossed under his chin, the old mage was watching him with benevolence, his blue eyes sparkling with gentleness. A benevolence that could have convinced him if he had not felt a presence slither in his mind as soon as his eyes met the older one’s.</text:p>
      <text:p text:style-name="P44">Vlad mentally locked his mind-books and watched as one of them tried to bite a too ferrety Albus Dumbledore. The thick leather missed him by <text:span text:style-name="T261">an inch</text:span> and <text:span text:style-name="T261">got hanged to the venerable white beard, snatching a mental painful cry from the mage. Vlad heard an amused laugh and coo. He refrained from smiling, despite his own amusement. Two rowdy characters were certainly following the old man in his head…</text:span></text:p>
      <text:p text:style-name="P44">“<text:span text:style-name="T261">You asked to see me, Headmaster”, Vladmir simply said.</text:span></text:p>
      <text:p text:style-name="P44">“<text:span text:style-name="T261">Yes Harry, have a seat, dear.”</text:span></text:p>
      <text:p text:style-name="P45">Vlad let <text:span text:style-name="T262">out no amusement, but anger. Cold, and lightning fast. One that blew out all laughter. He straightened up some more and raised up his chin. His eyes went to a green like the Avada while he looked daggers at Dumbledore.</text:span></text:p>
      <text:p text:style-name="P45">“<text:span text:style-name="T263">First off, Mr Dumbledore, we barely know each other. Thus I would rather have you keep a respectable attitude towards me. And just who do you think you are? You are head of several magical institutions, but as far as I know, you have no power over name registration. I am called Vladmir Kemenov. KEMENOV. And last of all, no thank you, I’m fine standing there.”</text:span></text:p>
      <text:p text:style-name="P52">Albus Dumbledore,<text:span text:style-name="T264"> Supreme Mugwump of the International Confederation of Wizards, Chief Warlock of the Wizengamot and Headmaster of Hogwarts stayed a fraction of a second open-mouthed. He had been expecting a lost and fascinated little boy, before believing lost after Hagrid told him he had vanished. Then, he saw a confident child, raised in he wizarding world of Eastern European countries, famous for their ‘polar mages’ and bearer of an unknown name. He had entered in his office as a perfect representative of that community.</text:span></text:p>
      <text:p text:style-name="P46"><text:soft-page-break/>The cold and haughty face, the one who he thought as Harry Potter, James and Lily’s little newborn, was here, in front of him and put him back into his place with an eloquence that might have been form one of his enemies! A polar cold seemed to fill the office, but Dumbledore calmed himself down and only gently smiled at him, his eyes sparkling once more under his half-moon glasses. Too much was put forward to make him take a stand.</text:p>
      <text:p text:style-name="P46">“Well, I beg your pardon, Mr Kemenov. You look so much like your father I feel like I have known you for a long time… But you have your mother’s eyes.”</text:p>
      <text:p text:style-name="P15">Vlad didn’t answer him, his eyes having taken once again this metallic and inhuman <text:span text:style-name="T265">tint that intrigued and terrified Dumbledore. He </text:span><text:span text:style-name="T337">coul</text:span><text:span text:style-name="T338">dn’t </text:span><text:span text:style-name="T339">resist brushing against </text:span><text:span text:style-name="T340">his white beard, remembering the psychological pain of the aggression. A shiver spiked through his spine, but he made an effort to keep his grand-father-face. How many people had he moved and encouraged to confess with his particular gaze? He could not recall. Knowing the force of his eyes, Hogwarts’ Headmaster force himself to smile to the polar mage in front of him, pushing back his unease with his perfect mastery of Mind Arts.</text:span></text:p>
      <text:p text:style-name="P47"><text:span text:style-name="T340">I</text:span><text:span text:style-name="T336">n front of him, Vladmir was keeping his death face, trying his best to ignore the </text:span><text:span text:style-name="T341">two rowdy characters in </text:span><text:span text:style-name="T342">complete madness behind the famous mage. The venerable Sorting Hat and the noble phoenix were trying to catch his attention, André waving his cap while Fawkes was flapping his wings as silently as possible.</text:span></text:p>
      <text:p text:style-name="P49">‘Stop moving around you two’, silently prayed Vladmir while opening his mind to the Sorting Hat.</text:p>
      <text:p text:style-name="P49">“I have known you since you were a child, Mr Kemenov. Your parents loved you dearly. I am sure you…” Dumbledore started.</text:p>
      <text:p text:style-name="P49">‘Be careful Vlad, he has something…’</text:p>
      <text:p text:style-name="P49">“Would like to know them more. I can tell you about their school years if you want.”</text:p>
      <text:p text:style-name="P49">‘… up his sleeve if you resist!’ André exclaimed.</text:p>
      <text:p text:style-name="P47"><text:span text:style-name="T342">“I thank you Headmaster, but I </text:span><text:span text:style-name="T343">already know all I need to know on my parents. And you say you have known me since I was a child?”</text:span></text:p>
      <text:p text:style-name="P50">‘Thanks André, I fear the worst.’</text:p>
      <text:p text:style-name="P51">“Yes my boy. To say the truth, Mr Kemenov, I also am your magical guardian.”</text:p>
      <text:p text:style-name="P51">“…”</text:p>
      <text:p text:style-name="P51">“Mr Kemenov?”</text:p>
      <text:p text:style-name="P51">Albus Dumbledore immediately stopped being jubilant after his announcement, worried about the boy’s abnormal reaction. Anybody in this school should have been flattered to be the ward of a mage as renowned as he was. Then why by Merlin Harry Potter seemed so furious?</text:p>
      <text:p text:style-name="P48"><text:soft-page-break/><text:span text:style-name="T336">An overwhelming silence filled the office. If Vladmir’s face was still frozen, two things made him particularly frightening. His eyes literally glowed with </text:span><text:span text:style-name="T344">fury and his magic was freezing the air in the office. He was </text:span><text:span text:style-name="T28">not</text:span><text:span text:style-name="T120"> his guardian. He knew that. Since he was 4. Since his first time at Gringott’s.</text:span></text:p>
      <text:p text:style-name="P248">The goblin, sat at his desk, was frowning.</text:p>
      <text:p text:style-name="P248">“Why do you say that Albus Dumbledore is the magical guardian of my nephew?”</text:p>
      <text:p text:style-name="P248">If the wince of the magical creature was unnoticeable for all humans, the vampire negligibly leaning against the back wall saw it and his smile uncovered two pointy canines. Sergei had known the Kemenovs for a long time and protected Katya and Vlad when they went out of the Den. He was also their friends however, which was why he was in this office.</text:p>
      <text:p text:style-name="P248">“Don’t worry Forge Master, Lady Kemenov is not angry with you but with this Englishman, Dumbledore.”</text:p>
      <text:p text:style-name="P248">Vladmir, <text:span text:style-name="T345">from the top of his four years of age, was looking with fascination the being in front of him, lost in his contemplation of the two black well-like eyes of the goblin. Far from the preoccupations of Katya who had straightened up to pace up and down the office carpeting with fury.</text:span></text:p>
      <text:p text:style-name="P248">“<text:span text:style-name="T345">The Wizengamot declared the day after the death of James Charlus Potter and Lillian Rose Evans-Potter that Albus Percival Wulfric Brian Dumbledore was to be the magical guardian of Harry James Potter, also known now as Vladmir Vassilievitch Kemenov,” responded the goblin with an anxious voice, looking at the furious young woman.</text:span></text:p>
      <text:p text:style-name="P248">“<text:span text:style-name="T345">The day after?” Katya growled. “The day </text:span><text:span text:style-name="T40">after</text:span><text:span text:style-name="T8">? They didn’t even wait his parents were buried to</text:span><text:span text:style-name="T12">…</text:span><text:span text:style-name="T8">”</text:span></text:p>
      <text:p text:style-name="P249">“Auntie? Hey Auntie?”</text:p>
      <text:p text:style-name="P255"><text:span text:style-name="T5">Katya </text:span><text:span text:style-name="T9">lowered her eyes on her nephew that was grabbing her robe to catch her attention. She bent down to grab him in her arms and raise him to directly face him.</text:span></text:p>
      <text:p text:style-name="P250">“Yes kitty?”</text:p>
      <text:p text:style-name="P250">“Why does the kind little man says a man I don’t know is you?”</text:p>
      <text:p text:style-name="P251">A surprised hiccup from behind the desk made the vampire in the shadows smile. The goblin seemed paralysed by the ‘kind man’ designation.</text:p>
      <text:p text:style-name="P251">“Because a man said he was me to watch you.”</text:p>
      <text:p text:style-name="P251">“Why does he want to watch me?”</text:p>
      <text:p text:style-name="P251">Katya made a sad smile and caressed the lighting bolt on her nephew’s forehead.</text:p>
      <text:p text:style-name="P251">“Because of the bad man that made daddy and mummy go?”</text:p>
      <text:p text:style-name="P251"><text:soft-page-break/>The question, said with such a touching naiveness, made the goblin frown.</text:p>
      <text:p text:style-name="P251">“Excuse me Lady Kemenov, but did Lord Potter leave a will?”</text:p>
      <text:p text:style-name="P256"><text:span text:style-name="T5">Katya pivoted </text:span><text:span text:style-name="T10">to face the goblin, her eyes sparkling with anger. She was going to answer when Vlad squirmed to get down. She put him down before getting her attention back on the magical creature.</text:span></text:p>
      <text:p text:style-name="P252">“I am surprised you asked that, Master Gorkolk. James left his will one year before he died at Gringott’s England. Lily did the same.”</text:p>
      <text:p text:style-name="P252">“Sir, why did my daddy leave a widd?”</text:p>
      <text:p text:style-name="P253">The goblin smiled, uncovering row a pointy teeth that didn’t frighten the small boy standing up next to him. The young Russian tilted his head, curious.</text:p>
      <text:p text:style-name="P253">“A will my boy,” the goblin corrected him.</text:p>
      <text:p text:style-name="P253">“Wid… Wid… Will…”</text:p>
      <text:p text:style-name="P253">A strange glow went through the eyes of Gorkolk as he congratulated him with a nod.</text:p>
      <text:p text:style-name="P253">“Your daddy left a will to protect his family and wares and give his last wishes before going.”</text:p>
      <text:p text:style-name="P253">The young Vladmir nodded with seriousness.</text:p>
      <text:p text:style-name="P253">“Then why didn’t I have his last words?”</text:p>
      <text:p text:style-name="P253">The goblin frowned once more and his face became as cold as an ice statue as he raised himself to have his face at the same level as the child’s</text:p>
      <text:p text:style-name="P257"><text:span text:style-name="T5">“As </text:span><text:span text:style-name="T11">Director of Gringott’s Russia, I can assure you on my honour that nobody ever had the will of James Potter or Lily Evans-Potter in their hands.”</text:span></text:p>
      <text:p text:style-name="P254">Vladmir nodded with seriousness, knowing even with his young age that something important had happened, even if he didn’t understand what. Gorkolk turned to face Katya and Sergei.</text:p>
      <text:p text:style-name="P254">“I have to contact the English goblin <text:span text:style-name="T430">Seigneur</text:span>. If this will actually exists, there has been a huge irregularity in the succession of the Potter vaults.”</text:p>
      <text:p text:style-name="P14">“<text:span text:style-name="T346">You are not my magical guardian,” growled Vladmir, getting out of his memories, a strange noise coming from deep in his chest. “I have been adopted before the magical Russian laws. Katya Kemenov is my one and only guardian before the law and Merlin.”</text:span></text:p>
      <text:p text:style-name="P14">“<text:span text:style-name="T346">No my boy,” Dumbledore smiled with a satisfied glow in the gaze that rapidly disappeared. “She may be your legal guardian, but I am your magical guardian. I reassure you, Mr Kemenov, I only want you good, your greater good.”</text:span></text:p>
      <text:p text:style-name="P53">Vladmir kept back the rage that inhabited him when he heard him <text:span text:style-name="T347">butcher once more his parents’ last wishes. Because the goblins had finally found James Potter’s will. Not opened. Hidden by a </text:span><text:soft-page-break/><text:span text:style-name="T347">man. Hidden by Albus Dumbledore. And his magical guardian, by the will of his parents, was Katya.</text:span></text:p>
      <text:p text:style-name="P54">Glacial, he only slowly nodded and slightly straightened up.</text:p>
      <text:p text:style-name="P54">“Is that all, Headmaster?” he asked with a lifeless voice.</text:p>
      <text:p text:style-name="P54">“Yes my boy, but I think we will have to meet regularly. I have to teach you several things regarding your inheritance… Have a good night.”</text:p>
      <text:p text:style-name="P54">“I am not your boy…”</text:p>
      <text:p text:style-name="P54">“I beg your pardon?”</text:p>
      <text:p text:style-name="P54">“I am <text:span text:style-name="T5">not</text:span><text:span text:style-name="T33"> your boy…”</text:span></text:p>
      <text:p text:style-name="P55">The satisfied glow in Albus Dumbledore’s eyes became stronger as they sparkled with joy.</text:p>
      <text:p text:style-name="P55">“My dear Vladmir, we will meet regularly, and I think that as a guardian, I have the right to address you with familiarity…”</text:p>
      <text:p text:style-name="P55">Vladmir didn’t answer and only looked at him. His eyes were suddenly void of any light, only shinning with this metallic green as his face was still frozen and white as snow. Slowly, he looked away from the Headmaster and went out of the office, as silent as death.</text:p>
      <text:p text:style-name="P54"><text:span text:style-name="T33">He ignored Dumbledore, pale behind his desk, </text:span><text:span text:style-name="T41">watching hi go silently before serving himself a glass of Fire Whiskey, which he gulped in one go.</text:span></text:p>
      <text:p text:style-name="P56">He ignored the students he passed by to return to his common room, muttering behind him, afraid.</text:p>
      <text:p text:style-name="P56">He ignored Kevin’s call as he entered through the portrait guarding the Ravenclaw entry to go to his room.</text:p>
      <text:p text:style-name="P56">“Mr Kemenov…”</text:p>
      <text:p text:style-name="P56">Vlad stopped his walk at the sound of the thin but firm voice before pivoting to face his Head of House.</text:p>
      <text:p text:style-name="P56">Head of House who kept an impassive expression despite the absence of life in the face of his new student. The interview visibly hadn’t been good… Flitwick watched the wide-open pupils and the metallic green and tilted his head, taking a risky bet.</text:p>
      <text:p text:style-name="P56">§I hope you haven’t killed the Headmaster, Mr Kemenov.§</text:p>
      <text:p text:style-name="P56">Vladmir tilted his head and his eyes slowly took their natural colour. The goblin gave a satisfied smile. Surprising… very surprising.</text:p>
      <text:p text:style-name="P56">§No, Forge Master.§</text:p>
      <text:p text:style-name="P56">“Follow me…”</text:p>
      <text:p text:style-name="P123"><text:soft-page-break/><text:span text:style-name="T33">In the silence of the common room, Vladmir followed the goblin who went to his office door. On a sign of his Head of House, I sat down and looked at the little man messing around him, successively pointing his wand at the </text:span><text:span text:style-name="T42">paintings, walls and windows. The portraits froze and became matter while the stones briefly glowed. Then Flitwick sat down in a seat with thick, colourful cushions that allowed him to be as high as the other one was.</text:span></text:p>
      <text:p text:style-name="P57">They kept silent a few minutes, Vladmir keeping his eyes on the Charms professor. Flitwick knew that few were the students that could sustain his gaze. He had inherited the completely black eyes of the goblins, but the young Russian didn’t seem to be bothered about that.</text:p>
      <text:p text:style-name="P57">“I have just cast silencing spells to keep Albus from listening this conversation,” the little man started. “And I swear that nothing that nothing said or done here tonight will be revealed by me.”</text:p>
      <text:p text:style-name="P124"><text:span text:style-name="T33">Vladmir’s face relaxed completely with the magical oath and he sighed while </text:span><text:span text:style-name="T43">snuggling up in the deep seat he was sitting in. The attitude of a child that reminded that the young by was only 11, despite his usual attitude.</text:span></text:p>
      <text:p text:style-name="P58">“Few wizards know Gobbeldegook, Mr Kemenov,” Flitwick started. “But do you also know the Three Faces?”</text:p>
      <text:p text:style-name="P58">“A life face for your family you will have<text:line-break/>A perfect face for society you will display<text:line-break/>A death face for enemies you will wear.<text:line-break/>Three Faces you will be and ours you will protect.”</text:p>
      <text:p text:style-name="P58">“Mr Kemenov, who initiated you?” Flitwick asked.</text:p>
      <text:p text:style-name="P59">Goblins talked about initiation to define the teaching of morals and customs of the magical world as globally as possible to children. Only an initiated human could know the Three Faces poem.</text:p>
      <text:p text:style-name="P59">“The Siberian <text:span text:style-name="T430">Seigneur</text:span> Gorkolk.”</text:p>
      <text:p text:style-name="P125"><text:span text:style-name="T33">“A prestigious </text:span><text:span text:style-name="T44">name for an as prestigious initiated.”</text:span></text:p>
      <text:p text:style-name="P60">“As is yours Forge Master.”</text:p>
      <text:p text:style-name="P60">“Let us stop with the traditional politeness my boy. Are you linked to Katya Kemenov?”</text:p>
      <text:p text:style-name="P60">“She’s my aunt.”</text:p>
      <text:p text:style-name="P126"><text:span text:style-name="T33">A sincere smile appeared on the goblin’s face as he </text:span><text:span text:style-name="T47">settled</text:span><text:span text:style-name="T33"> in</text:span><text:span text:style-name="T47">to</text:span><text:span text:style-name="T33"> his cushions.</text:span></text:p>
      <text:p text:style-name="P61">“Welcome to Hogwarts, Prince of the Mirage Court.”</text:p>
      <text:p text:style-name="P126"><text:span text:style-name="T33">Vladmir rose himself up a little, frowning, before remembering the magical oath. Nothing would get out of this office. But ho</text:span><text:span text:style-name="T47">w</text:span><text:span text:style-name="T33"> did he know?</text:span></text:p>
      <text:p text:style-name="P61"><text:soft-page-break/>“I am Niresca’s nephew and I belonged to the English Court before it was disbanded after the last war”, Flitwick answered his silent question. “Katya Annapovna Kemenov was just starting to make a name for herself in Russia when the English Court disappeared.”</text:p>
      <text:p text:style-name="P126"><text:span text:style-name="T33">Vladmir smiled. </text:span><text:span text:style-name="T45">Niresca was a famous goblin in Russia, thanks to her talents as money launderer. Wherever the galleons came from, she always managed to make them disappear before reintroducing them in the market perfectly legally. An excellent visiting card, as was the stylistic tattoo his professor had just showed him as the base of his nape.</text:span></text:p>
      <text:p text:style-name="P62">The green eyes met the black gaze of the goblin, who crossed his hands gravely.</text:p>
      <text:p text:style-name="P62">“Mr Kemenov. What happened with the Headmaster?”</text:p>
      <text:p text:style-name="P127"><text:span text:style-name="T33">Flitwick didn’t know if Vladmir would tell him, despite all the precautions he had taken and proofs of good faith he had showed. The problem between the Headmaster and the young Russian seemed far further than what would have been usual professor-student relations. To his great surprise, Vladmir smiled sardonically, </text:span><text:span text:style-name="T46">even though his eyes kept their furious look.</text:span></text:p>
      <text:p text:style-name="P63">“He says he is my magical guardian,” he spit out.</text:p>
      <text:p text:style-name="P63">“I doubt your parents have put Albus Dumbledore as magical guardian. Even if I didn’t really know them, I knew they didn’t trust him as much…” Flitwick tempered.</text:p>
      <text:p text:style-name="P63">“You are right. A man named Sirius Black was my godfather and guardian. As he is in prison, his rights are void, thanks Merlin. Katya was the second one called on my parents’ will.”</text:p>
      <text:p text:style-name="P63">“Then how can the Headmaster…”</text:p>
      <text:p text:style-name="P64">Vladmir’s smile became glacial.</text:p>
      <text:p text:style-name="P64">“By blocking the wills’ readings. He then asked for my magical guardianship and gave the legal guardianship to my muggle aunt.”</text:p>
      <text:p text:style-name="P64">“I don’t understand. Why didn’t he notice you disappeared?”</text:p>
      <text:p text:style-name="P128"><text:span text:style-name="T33">“I have never been at Petunia Evans’ and she never knew he had abandoned me on her steps. And a Muggle saying that says ‘</text:span><text:span text:style-name="T121">No news </text:span><text:span text:style-name="T122">is</text:span><text:span text:style-name="T121"> good news</text:span><text:span text:style-name="T33">’. According to Katya, </text:span><text:span text:style-name="T47">she hates magic. So she wouldn’t have kept any contact with the magical world, and even less so with Dumbledore. That’s why he never worried.”</text:span></text:p>
      <text:p text:style-name="P65">Flitwick kept an impassive face, but he was raging inside of himself. He admired Albus Dumbledore, whom he considered a great man and an excellent Headmaster. But this interference in the life of young Harry Potter—or rather Vlad Kemenov—was unacceptable. Then his goblin mind suddenly noticed an… important detail.</text:p>
      <text:p text:style-name="P65">“A magical guardian has access to the vaults, not receiving your account balances should have planted an idea into his head.”</text:p>
      <text:p text:style-name="P129"><text:soft-page-break/><text:span text:style-name="T33">“Exactly. Except that, with Gringott’s accord, he still receives my account balances and acts with my </text:span><text:span text:style-name="T48">authorisation on them. The only regular withdrawal he does is made in the name of Vernon Dursley.”</text:span></text:p>
      <text:p text:style-name="P66">“A pension?”</text:p>
      <text:p text:style-name="P66">“Probably. Officially, it is sent. In reality, the money lands into my student account, not linked to the Potter vaults.”</text:p>
      <text:p text:style-name="P67">Professor Flitwick was slowly nodding, understanding the anger of Clan Kemenov. Their rancour to the Headmaster was justified. Legally, a will went before the wishes of any moral institutions or person like Albus Dumbledore. The Potter family’s fundamental rights had been violated in the worst way possible. But Katya and Vladmir Kemenov had admirably trapped the Headmaster in his own game. Dumbledore thought he was all-powerful. He had no weight in the balance in reality.</text:p>
      <text:p text:style-name="P130"><text:span text:style-name="T33">After a few minutes, Vladmir took his leave and went back to his room. Exhausted, he let himself fall on his bed and a small silvery snake slipped under his shirt, comforting him with little tickles on his </text:span><text:span text:style-name="T49">ribs.</text:span></text:p>
      <text:p text:style-name="P228"><text:span text:style-name="T277">“</text:span><text:span text:style-name="Fourchelangue"><text:span text:style-name="T326">Sasha… have you been quiet?</text:span></text:span><text:span text:style-name="T266">”</text:span></text:p>
      <text:p text:style-name="P228"><text:span text:style-name="T266">“</text:span><text:span text:style-name="Fourchelangue"><text:span text:style-name="T327">As always</text:span></text:span><text:span text:style-name="T266">,” </text:span><text:span text:style-name="T327">the snake answered, getting out of the neck of his shirt to curl around his throat. “</text:span><text:span text:style-name="Fourchelangue"><text:span text:style-name="T327">You’re angry.</text:span></text:span><text:span text:style-name="T327">”</text:span></text:p>
      <text:p text:style-name="P228"><text:span text:style-name="T266">“</text:span><text:span text:style-name="Fourchelangue"><text:span text:style-name="T266">Dumbl</text:span></text:span><text:span text:style-name="Fourchelangue"><text:span text:style-name="T327">e</text:span></text:span><text:span text:style-name="Fourchelangue"><text:span text:style-name="T266">dore…</text:span></text:span><text:span text:style-name="T327">” Vladmir only said.</text:span></text:p>
      <text:p text:style-name="P228"><text:span text:style-name="T266">“</text:span><text:span text:style-name="Fourchelangue"><text:span text:style-name="T327">If you let me bite him, that would make it easier for you.</text:span></text:span><text:span text:style-name="T327">”</text:span></text:p>
      <text:p text:style-name="P228"><text:span text:style-name="T266">“</text:span><text:span text:style-name="Fourchelangue"><text:span text:style-name="T327">I’ll think about it,</text:span></text:span><text:span text:style-name="T327">” he smiled.</text:span></text:p>
      <text:p text:style-name="P131">“<text:span text:style-name="T348">Blimey!”</text:span></text:p>
      <text:p text:style-name="P132">Vladmir quickly turned his head, meeting the wide-open eyes of Kevin by his small ice viper.</text:p>
      <text:p text:style-name="P132">“<text:span text:style-name="T350">By</text:span> Merlin’s underpants, you are a Parsletongue!”</text:p>
      <text:p text:style-name="P132">Vladmir rose up, weary, his wand ready near his hand if his room-mate made any sign of trying to gather Ravenclaws. After all, didn’t the English wizards and witches associate Parsletongue with Dark Mages?</text:p>
      <text:p text:style-name="P132">Kevin’s hazel eyes sparkled as he jumped in Vlad’s bed <text:span text:style-name="T349">to look at him with hope and curiosity.</text:span></text:p>
      <text:p text:style-name="P132">“<text:span text:style-name="T349">Can you teach me?”</text:span></text:p>
      <text:p text:style-name="P133">Vladmir relaxed and laughed out loud, followed by Sasha. He <text:span text:style-name="T5">loved</text:span><text:span text:style-name="T33"> his House.</text:span></text:p>
      <text:h text:style-name="P545" text:outline-level="1"><text:bookmark-start text:name="__RefHeading___Toc1758_2802346983"/>Chapter 8: Hatred and mutual aid<text:bookmark-end text:name="__RefHeading___Toc1758_2802346983"/></text:h>
      <text:h text:style-name="P529" text:outline-level="3"/>
      <text:p text:style-name="P14">Kevin was grumbling. Since breakfast. Under the sympathetic looks of the other years. Why? Four hours of Potions to start on Wednesday morning. The echoes of the lessons given by Severus Snape had rapidly gone through the whole school since Monday at lunch, following the common Gryffindor and Slytherin lesson.</text:p>
      <text:p text:style-name="P14"><text:span text:style-name="T200">“</text:span><text:span text:style-name="T203">Bradley told me Snape is appalling</text:span><text:span text:style-name="T204">!”</text:span><text:span text:style-name="T351"> the small Ravenclaw wallowed in self-pity, head on the wooden table.</text:span></text:p>
      <text:p text:style-name="P14">Vladmir, amused, calmly drank his glass of <text:span text:style-name="T352">kompot. To his great joy, he had discovered that, if he asked, he could have what he wanted for breakfast. And he definitely didn’t like traditional English pumpkin juice, but rather the Russian sweet drink.</text:span></text:p>
      <text:p text:style-name="P14">“<text:span text:style-name="T352">Stop complaining,” Vlad smiled. “Apparently, he’s less bad with us eaglets”</text:span></text:p>
      <text:p text:style-name="P14">“<text:span text:style-name="T352">Not sure,” Michael Corner mumbled. “With you in our class, he’s gonna have a field day.”</text:span></text:p>
      <text:p text:style-name="P14">Vlad frowned, promising himself to work thoroughly to have good grades in Potions as Kevin continued lamenting. Beside them, Terry Boot grimaced, successively looking at the two boys. Happily, they kept cordial links, despite the letter incident on the first night.</text:p>
      <text:p text:style-name="P14">“Why do you worry? To my knowledge I have never met that man.”</text:p>
      <text:p text:style-name="P14">Michael looked at him sceptically, ignoring the less-than-discreet nudge from Terry.</text:p>
      <text:p text:style-name="P14">“The hatred between your father and Snape was legendary, and I swear some still talk about it. Rumours <text:span text:style-name="T353">say that he might transfer that hatred on you. Didn’t you know?”</text:span></text:p>
      <text:p text:style-name="P14">“<text:span text:style-name="T353">I did,” Vlad answered succinctly, before the surprised murmurs caught the attention of the four first-year students.</text:span></text:p>
      <text:p text:style-name="P14">“<text:span text:style-name="T354">Seriously, they made it?” Padma Patil exclaimed.</text:span></text:p>
      <text:p text:style-name="P14">“<text:span text:style-name="T354">Yeah, but the vault was empty,” the boy next to her, Roger Davies, sighed. He was a third-year student who was hitting on her shamelessly.</text:span></text:p>
      <text:p text:style-name="P14">“<text:span text:style-name="T354">What’s happening?” asked Kevin, raising his head, his obsessive curiosity overwhelming his self-pity. In just three days, his thirst for knowledge had become legendary between first-years and made everybody laugh.</text:span></text:p>
      <text:p text:style-name="P14">“<text:span text:style-name="T355">Gringott’s was broken into!” Lisa Turpin exclaimed, holding the Daily Prophet to him.</text:span></text:p>
      <text:p text:style-name="P14">Vlad watched with a disgusted pout the journal go from hand to hand. <text:span text:style-name="T356">This rag didn’t have any purpose, except to spread the propaganda of the English Ministry. Talking about Gringott’s… He </text:span><text:soft-page-break/><text:span text:style-name="T356">distractedly touched his pocket, making sure the letter he had received that morning was still there. Erkpric, one of his goblin friends working in the bank had rapidly responded to his request for information… Vladmir gave a discreet smile when he thought about the famous bank. Strangely, their sacrosanct privacy policy was very lax when the Mirage Court asked them for help. But that was something wizards and witches didn’t know. After all, they had remembered only two things about goblins: wars and money… while forgetting about their ancient alliances… like the Mirage Court. It didn’t turn their back to them…</text:span></text:p>
      <text:p text:style-name="P14">Vlad then transferred his attention to Dumbledore who was reading the Prophet attentively. A nervous twitch was shaking his eyebrow. The Headmaster seemed all the while relieved and worried, which intrigued Vlad immediately. He didn’t have time to think further because his house-mates rose to their feet. One of the rules of Ravenclaw was punctuality. Preferably very early…</text:p>
      <text:p text:style-name="P14">Pushing his plate back, he grabbed his school bag and traversed the hall next to Kevin, dodging the pupils who were late for breakfast.</text:p>
      <text:p text:style-name="P14">“Hey Vlad!”</text:p>
      <text:p text:style-name="P14">Vlad turned to see a blond with slicked back hair go near him, leaving behind with a brio that came out of habit the two built like a tank guys whose name Vlad didn’t try to memorise. As soon as he was in front of them that Vlad saw him stare contemptuously at Kevin.</text:p>
      <text:p text:style-name="P14">“Good morning Draco,” he greeted him with indifference. “Let me remind you of my warning about certain words within my earning range.”</text:p>
      <text:p text:style-name="P14">Draco rose a surprised eyebrow before nodding. He remembered the mistake he made at the start of the year.</text:p>
      <text:p text:style-name="P14">“I didn’t intend to be rude with your friends,” the Pure-blood retorted. “After class, we will work in the library. Would you join us?”</text:p>
      <text:p text:style-name="P14">“Us?” Vlad noted, giving a mocking look, to the two idiots that <text:span text:style-name="T357">were hurrying to join them.</text:span></text:p>
      <text:p text:style-name="P14">“<text:span text:style-name="T357">They wouldn’t even dare set foot in a library,” Draco sniggered in such a way that only Vlad could hear him. “To see so many books would already be too much for their poor brain. They would be sick.”</text:span></text:p>
      <text:p text:style-name="P14">“<text:span text:style-name="T357">Alright then, I will be there at around 5 pm,” Vlad smiled before greeting him with a nod.</text:span></text:p>
      <text:p text:style-name="P14">The two pudding-heads had finally joined them and Malfoy left, the two gorillas trotting behind them.</text:p>
      <text:p text:style-name="P14">“Who is this?” Kevin asked softly.</text:p>
      <text:p text:style-name="P14">“A Malfoy. He is the heir if a great Pure-blood family.”</text:p>
      <text:p text:style-name="P14">“I have a hard time getting used to this story of blood purity,” he grumbled before shrugging. “Anyway, he’s cute with his poker up his arse!”</text:p>
      <text:p text:style-name="P14"><text:soft-page-break/>“Malfoy? Cute?” Vladmir laughed out loud. “I think he wouldn’t believe it if he heard you.”</text:p>
      <text:p text:style-name="P14">“Why, it’s a compliment.”</text:p>
      <text:p text:style-name="P14">“Don’t worry,” Vlad reassured him while traversing the Entrance Hall to get to the stairs. “It’s just that he would probably tell you something along the lines of ‘A Malfoy is not cute, he has the beauty and grace necessary to his rank.’”</text:p>
      <text:p text:style-name="P14">“Isn’t that a bit… bombastic?”</text:p>
      <text:p text:style-name="P14">“See the Pure-bloods like the English nobility. Uptight and retrograde. As a matter of fact, Malfoy are a noble house and their Lord title is also valid in the Muggle world.”</text:p>
      <text:p text:style-name="P14">Kevin open his eyes wide under the surprise and dropped his bag in front of a dark door. They scanned the corridor. The place was gloomy, only lit up with torches. Not the tiniest sign of decoration, just dark and damp stones. There weren’t even portraits in this corridor.</text:p>
      <text:p text:style-name="P14">“And you are friend with one of these nobles?” Kevin finally asked, getting him out of his contemplation.</text:p>
      <text:p text:style-name="P14">“<text:span text:style-name="T358">If you didn’t already understand,” Terry smiled as he let himself fall to the ground, “our dear Vlad here is also part of the English nobility. It’s not surprising he made contact with Malfoy, even if I would not say they were friends.”</text:span></text:p>
      <text:p text:style-name="P14">As was planned, all Ravenclaws were arrived very early, but no Hufflepuff was there yet. Kevin looked at them all with big round eyes. He was the only Muggle-born amongst the first years in Ravenclaw and his <text:span text:style-name="T359">reactions filled with wonder were a source of amusement for everyone.</text:span></text:p>
      <text:p text:style-name="P14">“<text:span text:style-name="T359">Wonderful! So you have an etiquette and all that?”</text:span></text:p>
      <text:p text:style-name="P14">“<text:span text:style-name="T359">Yes,” Padma Patil smiled, “but don’t worry Kevin, there are books to learn about the principles of wizarding education. And we can all help you.”</text:span></text:p>
      <text:p text:style-name="P14">“<text:span text:style-name="T359">So the pure-bloods are, for the most part, nobles?” Kevin asked, thoughtful.</text:span></text:p>
      <text:p text:style-name="P14">“<text:span text:style-name="T359">No, not all of them. I am pure-blood but I have no title, and neither has Terry. And some Half-blood are nobles, as Vlad is.”</text:span></text:p>
      <text:p text:style-name="P14">Kevin opened his mouth to ask for more, but the door opened with a sinister creak. They all got up to enter silently.</text:p>
      <text:p text:style-name="P14">In the classroom, no teacher was waiting for them. Despite the barred basement windows, the light was pale and left the room with a vaulted ceiling in penumbra. Some dark tables for two with high stools <text:span text:style-name="T360">filled the centre while the walls were covered by dozens of shelves. Lots of flasks and pots with carefully labelled contents were aligned on them, many with an unappealing aspect. And in the sole ray of light in the room, a large wooden desk was placed on a small dais, accompanied by a blackboard on the wall.</text:span></text:p>
      <text:p text:style-name="P14"><text:soft-page-break/>Vladmir put down his bag on a table in the middle of the room and rose an eyebrow when he saw Kevin settle down near him.</text:p>
      <text:p text:style-name="P14">“Kev… for this lesson, you might want to leave me alone.”</text:p>
      <text:p text:style-name="P14">“Because of what Terry said at breakfast? <text:span text:style-name="T205">I cannot care less!</text:span><text:span text:style-name="T200">”</text:span></text:p>
      <text:p text:style-name="P14">All Ravenclaws looked at the stubborn little brunet who was sitting down next to Vladmir as the Hufflepuffs were finally arriving, precisely at the moment when the bell rang the start of the lessons. The door suddenly <text:span text:style-name="T361">slammed shut behind a man that seemed particularly menacing. He went through the room, his robes flying around him when he turned to face his pupils. The Ravenclaws had stood up when he arrived, quickly followed by the Hufflepuffs.</text:span></text:p>
      <text:p text:style-name="P14">Severus Snape took the time to observe his students, several of them shivering because of his dark gaze. Then, finally, he briefly stopped on Vladmir. <text:span text:style-name="T362">The young Russian felt the eyes of the Potions professor dwell on his scar on his cheek, then stare at the scar on his bare forehead.</text:span></text:p>
      <text:p text:style-name="P14">“<text:span text:style-name="T362">There will be no wand waving or silly incantations in this class,” he announced with a clear and cold voice. “Potions are a subtle art that necessitate a perfect knowledge of the ingredients, as such I doubt you will perceive all of its beauty and finesse. However, I expect some of you will get over the level of an impotent flobberworm that characterises the dunderheads that I have to teach.”</text:span></text:p>
      <text:p text:style-name="P14">Vlad noted that the <text:span text:style-name="T363">speech was different from the one he served the Gryffindors. However, he was relatively gifted for insults. Besides him, Kevin seemed literally terrified by the teacher and his speech.</text:span></text:p>
      <text:p text:style-name="P14">“<text:span text:style-name="T363">Mr Potter, our new celebrity… I would have thought you would be sorted into Gryffindor like your idiot of a father, but maybe your mother managed to gift you with some of her genes…”</text:span></text:p>
      <text:p text:style-name="P14">Vlad hesitated a few seconds and rose his hand to speak. He suddenly felt very weary…</text:p>
      <text:p text:style-name="P14">“Yes, Mr Potter?”</text:p>
      <text:p text:style-name="P14">He was spitting his name vehemently, and Vladmir guessed it would <text:span text:style-name="T5">not</text:span><text:span text:style-name="T33"> get better.</text:span></text:p>
      <text:p text:style-name="P14">“I am sorry sir, but I am not called Potter.”</text:p>
      <text:p text:style-name="P14">“You are the son of James Potter, so you are a Potter by right of blood!”</text:p>
      <text:p text:style-name="P14">Vladmir sighed and shook his head. The man was as stubborn as McGonagall, and he didn’t want to have that talk again.</text:p>
      <text:p text:style-name="P14">“With all due respect sir, I have to tell you that my name is Vladmir Kemenov. James Potter is indeed my father, but I was adopted.”</text:p>
      <text:p text:style-name="P14"><text:span text:style-name="T33">“Detention, Mr Potter, and 10 points will be taken from Ravenclaw f</text:span><text:span text:style-name="T50">or answering a teacher back!”</text:span></text:p>
      <text:p text:style-name="P14"><text:soft-page-break/>Vladmir fell silent and kept a neutral face as he looked at the heinous but satisfied face of Severus Snape. Behind him, the Ravenclaws stayed stoic while the Hufflepuffs were murmuring, incurring the wrath if the Potions Master.</text:p>
      <text:p text:style-name="P14">The rest of the fours hours of the lesson were a slaughter. Nothing he did satisfied his teacher and Kevin, besides him, was also suffering his wrath. As he was Muggle-born, he had never cut any ingredient and he was regularly snubbed because it affected his potion, even with Vald’s help.</text:p>
      <text:p text:style-name="P14"><text:span text:style-name="T33">The young Russian was </text:span><text:span text:style-name="T51">clenching his teeth, suffering the remarks. Snape was turning around him like a vulture, spying on his every gesture. He knew perfectly that the tiniest word or the tiniest mistake would make the kind of heinous bat that was his teacher attack him. Therefore, he kept as much as was possible a perfect attitude and potion.</text:span></text:p>
      <text:p text:style-name="P14">Anyhow, the lesson finished on 80 points from Ravenclaw and 30 points from Hufflepuff, with a very angry Vladmir, supported by his outraged schoolmates.</text:p>
      <text:p text:style-name="P14"><text:span text:style-name="T33">The arrival of the small group of first years in the Great Hall for lunch was duly expected by the other eagles. The blue hourglass had drastically </text:span><text:span text:style-name="T52">emptied itself, provoking a general protest in their House. Patiently, the new students told what happened in the Potions lesson in the slightest details.</text:span></text:p>
      <text:p text:style-name="P14">Reactions burst out. Until then, the Potions professor had spared their House, but everything had changed with the arrival of Vladmir. To the Russian’s surprise, he was not reproached anything. To the contrary, his House assured him its support in proposing a meeting in the evening, just before the Astronomy class. They would not let their eaglets—the kind nickname Ravenclaws gave to their first-years—be targetted by the bat in the Dungeons.</text:p>
      <text:p text:style-name="P14">It is this nicely surprised that Vlad ate rapidly before getting out to benefit from the last specks of heat of September and stay alone a bit. It is then that, sat on a bench in one of the exterior courtyards of the castle, he thought that this day would definitely be the worst of the week. After Potions, Transfiguration.</text:p>
      <text:p text:style-name="P14">Smiling, Vladmir got Erkprick’s letter out and opened Gringott’s seal.</text:p>
      <text:p text:style-name="P258">Lord Potter and Kemenov Heir,</text:p>
      <text:p text:style-name="P258">It is an honour to hear from a prince as powerful as you are. I also thank you for your offer, that was obviously accepted. It will be claimed in right time, as for all Goblin debts.</text:p>
      <text:p text:style-name="P258">I want to tell you that, even though you should know by the time you receive this letter, vault number 713 was broken into in the evening. It is the vault that was visited by Rubeus Hagrid on 31 July. I could not know what was in that vault, as it doesn’t appear in the Gringott’s Archives, in accordance with our privacy code. However, this vault belongs to Albus Dumbledore.</text:p>
      <text:p text:style-name="P259">Yours sincerely,</text:p>
      <text:p text:style-name="P259">Erkprick BlackClan, Gringott’s Contact Bureau.</text:p>
      <text:p text:style-name="P134"><text:soft-page-break/>Vlad close his eyes, thoughtful. He was certain that what had been in Gringott’s was now in Hogwarts, on the third floor. But what could it be for someone to risk their life and their family’s by getting the Goblins on their back?</text:p>
      <text:p text:style-name="P134">“Aren’t you cold?”</text:p>
      <text:p text:style-name="P134">“I’m from Northern Russian, Nev. It’s as hot as in summer for me,” Vlad smiled without opening his eyes.</text:p>
      <text:p text:style-name="P134">“Is it the Potions lesson that made you this angry?”</text:p>
      <text:p text:style-name="P134">Vlad opened his eyes to look at the Gryffindor, calmly leaning against the wall. He was calmly staring at the lake in the background. Very far from the <text:span text:style-name="T364">usual face of anguished boy he was reserving to the other inhabitants of the castle. He was also the only one to perceive his feelings despite his Life mask.</text:span></text:p>
      <text:p text:style-name="P134">“<text:span text:style-name="T364">Are you an empath?” Vlad sighed.</text:span></text:p>
      <text:p text:style-name="P135">Neville had an amused smile when the looked at the Russian and winked.</text:p>
      <text:p text:style-name="P135">“Oh shit!”</text:p>
      <text:p text:style-name="P135">Vladmir got a bust of laughter from his <text:span text:style-name="T365">commentary, so contagious that he could not refrain from laughing with Neville. They stayed silent a few minutes afterwards, both of them savouring the calm of the little courtyard and the sun.</text:span></text:p>
      <text:p text:style-name="P135">“<text:span text:style-name="T365">You know Vlad, Snape can’t be worse than with Gryffindors. But I have heard about your meeting this evening. Contrary to us, you will not let him do what he wants. I hope Flitwick will understand.”</text:span></text:p>
      <text:p text:style-name="P135">“<text:span text:style-name="T365">I think Snape will not be expecting this reaction,” Vlad agreed.</text:span></text:p>
      <text:p text:style-name="P135">“<text:span text:style-name="T365">It’s going to be time… Ready for hell?”</text:span></text:p>
      <text:p text:style-name="P136">Vlad sighed and slowly nodded before standing up. He did <text:span text:style-name="T5">not</text:span><text:span text:style-name="T123"> want to to to Transfiguration with McGonagall, but he had to…</text:span></text:p>
      <text:p text:style-name="P96">“By the way Vlad…”</text:p>
      <text:p text:style-name="P96">The Russian stopped and turned to face Neville, still leaning against the wall. <text:span text:style-name="T367">The dark green eyes of the Gryffindor met his friend’s.</text:span></text:p>
      <text:p text:style-name="P96">“<text:span text:style-name="T367">What do you think about Draco Malfoy?”</text:span></text:p>
      <text:p text:style-name="P96">“<text:span text:style-name="T367">He plays a role, like all of us. Racist but not an extremist. Clever, and a bit too spontaneous for his public character. But he most of all has to learn to think for himself and not through his father’s filters,” Vlad immediately answered.</text:span></text:p>
      <text:p text:style-name="P96">“<text:span text:style-name="T367">You’re right,” Neville murmured, eyes on the lake. “More than you’d think…”</text:span></text:p>
      <text:p text:style-name="P96"><text:soft-page-break/>“Nev…”</text:p>
      <text:p text:style-name="P97">Vladmir waited until the Longbottom Heir’s gaze was on him once more.</text:p>
      <text:p text:style-name="P97">“We’ll have to speak later.”</text:p>
      <text:p text:style-name="P97">Neville gaze a sincere smile and Vladmir turned away from him to rapidly go to the East Tower, where the Transfiguration lessons took place. Last of the Ravenclaws, he arrived at the same time as the first Slytherins and observed Malfoy and his court settle down, thoughtfully. Why did Neville have an interest in the blond?</text:p>
      <text:p text:style-name="P97">“Oi! Vlad! <text:span text:style-name="T368">Where were you gone?” Kevin asked with a smile.</text:span></text:p>
      <text:p text:style-name="P97">“<text:span text:style-name="T368">Relaxing a bit.”</text:span></text:p>
      <text:p text:style-name="P97">“<text:span text:style-name="T368">Well, there’s a surprise!” Lisa Turpin intervened, tying her long auburn hair. “Between Snapy this morning and McGo this afternoon, it’s not his day!”</text:span></text:p>
      <text:p text:style-name="P97">“<text:span text:style-name="T369">Snapy?” Terry asked, amused.</text:span></text:p>
      <text:p text:style-name="P97">“<text:span text:style-name="T368">What?” she asked back, surprised.</text:span></text:p>
      <text:p text:style-name="P98">The Ravenclaws smiled. In just three days, Lisa brought good mood and laughter by giving nicknames to everyone. Nothing mean. The classical ones where out of the question if possible and new one were found. Terry had got an adorable ‘Teddy’ – well, adorable for Lisa, which made the two other first-year girls laugh—and Michael had got an affectionate ‘Miky’ that got him to groan that he would have preferred ‘Mika’. Vladmir and Kevin had a bit more luck, keeping the usual ‘Vlad’ and ‘Kev’.</text:p>
      <text:p text:style-name="P98">“<text:span text:style-name="T369">Snap</text:span>y? <text:span text:style-name="T369">I</text:span>sn’t that a bit… doggy dog?” Mandy murmured with a timid voice, <text:span text:style-name="T369">starting the mocking laughs of her Housemates and the dark glances of the Slytherins who were listening to them discretely. They visibly didn’t like to hear their Head of House mocked.</text:span></text:p>
      <text:p text:style-name="P98">“<text:span text:style-name="T369">But that’s all like him, my lovely Dydy,” Lisa smiled, “barks a lot and bites a bit! We just have to adjust his leash tonight and it’s gonna be perfect!”</text:span></text:p>
      <text:p text:style-name="P98">“<text:span text:style-name="T370">Miss Turpin, 5 points from Ravenclaw because of your flagrant disrespect for a member of the teaching staff!”</text:span></text:p>
      <text:p text:style-name="P99">The young girl jumped and blushed when she heard the severe and visibly furious Head of Gryffindor.</text:p>
      <text:p text:style-name="P99">“Your attitude is unworthy of you House, rest assured your Head of House will be informed,” Professor McGonagall continued. “Now, enter silently!”</text:p>
      <text:p text:style-name="P99">The pupils obeyed and the lesson was like all the others. Vladmir, not very keen on Transfiguration, tried his best to change a twig into a knitting needle. As he only managed to transfigure the match from the previous lesson with the help of a second year… The day after… He definitely didn’t like <text:soft-page-break/>neither the subject nor the teacher who took a malicious pleasure in giving him extra homework when he didn’t manage to transfigure the twig at the end of the lesson.</text:p>
      <text:p text:style-name="P99">It is thus quite <text:span text:style-name="T371">irritated once again that he went to the library to find Draco. He stopped in front of the entrance to get a calm and neutral face before stepping into Hogwarts’ Inner Sanctum, greeting with a nod Mrs Pince.</text:span></text:p>
      <text:p text:style-name="P100">After a few seconds, he saw that Malfoy had not arrived yet and chose a table in view of the entrance. He had just got his things out when he saw blond hair come inside his filed of view. Draco Malfoy was looking for him, along with three people. A tall boy with dark skin and almond-shaped eyes, <text:span text:style-name="T372">a smiling young girl with blond hair and a small brunet with green eyes and a relaxed look. Their face was as expressive as Vlad’s at this very moment as they stared each other…</text:span></text:p>
      <text:p text:style-name="P101">With a gesture, Vladmir cleared out part of the table in a silent invitation that was rapidly accepted. He stood up to greet them.</text:p>
      <text:p text:style-name="P101">“Vladmir…”</text:p>
      <text:p text:style-name="P101">“Draco…”</text:p>
      <text:p text:style-name="P101">“I present to you: Daphne Greengrass, Blaise Zabini and Theodore Nott, all heir of their respective family,” Draco announced with a relatively solemn voice. My friends, let me present <text:span text:style-name="T373">to you Vladmir Kemenov, Lord Potter.”</text:span></text:p>
      <text:p text:style-name="P102">Vladmir gallantly kissed Daphn<text:span text:style-name="T374">e</text:span>’s hand before shaking the hands of the two Slytherins firmly. He knew Zabini’s mother whose reputation was <text:span text:style-name="T374">gossip-provoking and Nott’s name because it was very linked with the war with Voldemort. But Greengrass did not ring any bell.</text:span></text:p>
      <text:p text:style-name="P102">“<text:span text:style-name="T374">Won’t you present me to your charming fiancée?” Vladmir whispered mockingly as the four Slytherins were sitting down. Draco managed to choke while Daphne was hiding an amused giggle behind a small cough.</text:span></text:p>
      <text:p text:style-name="P102">“<text:span text:style-name="T375">Are you talking about Parkinson?”</text:span></text:p>
      <text:p text:style-name="P102">“<text:span text:style-name="T375">Who else?” Vladmir responded mockingly.</text:span></text:p>
      <text:p text:style-name="P102">“<text:span text:style-name="T375">I did not know your possible engagement,” Theodore Nott softly noted while giving Vladmir a sharp look.</text:span></text:p>
      <text:p text:style-name="P102">“<text:span text:style-name="T376">They are not,” Draco murmured while staring at Vladmir.</text:span></text:p>
      <text:p text:style-name="P103">Vladmir gave a sneering smile while getting his Potions book out. He skimmed it, searching for some data that might prove useful for his essay in the properties of <text:span text:style-name="T377">Barbossa pus. The Slytherins, after some time staring at him, did the same and focused on their homework.</text:span></text:p>
      <text:p text:style-name="P104">They stayed several hours in the library, installing the premisses of a friendly <text:span text:style-name="T378">understanding and exchanging their knowledge little but cleverly. Draco and Theodore were good in potions, Vladmir was outstanding in Defence Against Dark Arts, Blaise was keen on Transfiguration and Daphne </text:span><text:soft-page-break/><text:span text:style-name="T378">knew Charms perfectly well. And all five of them had already mastered the bases of political games, playing on subterfuges and ancestral links between their families.</text:span></text:p>
      <text:p text:style-name="P105">Dinner times came rapidly and they went down to the Great Hall rapidly. Their arrival didn’t go unnoticed to the eyes of the teachers and a few students. Vladmir could thus notice the scheming sparkle in Dumbledore’s eye and the anger inn McGonagall’s. Why? He didn’t know, but nothing he did seemed to please her, after all. He also saw Neville smile and Ronald Weasley’s grimace, next to him.</text:p>
      <text:p text:style-name="P105">After the Slytherins’ promise to see each other for Astronomy in the evening, he went back to his table where he was buttonholed by an overexcited Lisa.</text:p>
      <text:p text:style-name="P105">“<text:span text:style-name="T379">Vladydear! Where were you to help us in Defence?” she exclaimed dramatically. “We only had Mickydear and Tony to do that.”</text:span></text:p>
      <text:p text:style-name="P106">Mickydear who choked on his pumpkin juice over the new nickname, protesting out loud that he <text:span text:style-name="T382">preferred</text:span> the old one, the other boys laughing. Antony Goldstein gave a shy smile, as did Mandy.</text:p>
      <text:p text:style-name="P106">However, Kevin was deeply sighing, bent over a Potions for beginners book, eating distractedly. Thus, he didn’t see their Head Boy come behind him before seeing his book taken from him.</text:p>
      <text:p text:style-name="P106">“Blimey Entwhistle, no books while eating, third rule of Ravenclaws!” Bradley groaned while hitting Kevin’s head gently with said book.</text:p>
      <text:p text:style-name="P106">“But I don’t understand anything in Potions,” Kevin moaned.</text:p>
      <text:p text:style-name="P106">“We’ll bring this up tonight, but until then, I keep that.”</text:p>
      <text:p text:style-name="P106">The Head Boy <text:span text:style-name="T380">went back to the other end of the table while waving the book, and it’s in a good mood that Ravenclaws finished eating before going to their common room.</text:span></text:p>
      <text:p text:style-name="P107">The Prefects then took <text:span text:style-name="T381">things in hand. Ravenclaw welcomed around sixty students from all levels and all this number of people hardly fit in the common room. But magic helped a lot and with a few wand waves from the most gifted, the centre was cleared. All settled themselves on the ground or on the soft arm chairs as Professor Flitwick arrived at a lively pace.</text:span></text:p>
      <text:p text:style-name="P108">The laughs fades and the room became silent as their Head of House looked gravely at them, standing at the centre of the circle of students.</text:p>
      <text:p text:style-name="P108">“Your Prefects contacted me at noon. Ms Clearwater and Mr Bradley informed me of the meeting to bring up some things linked to the lessons with Professor Snape. Mr Bradley?”</text:p>
      <text:p text:style-name="P108">William rose up and came to the centre of the room.</text:p>
      <text:p text:style-name="P108">“The first Potions lesson of the eaglets was this morning. We have lost 80 points with it and noticed two things: the outright hatred of Professor Snape to Vladmir, and his total lack of teaching skills to teach Muggle-born<text:span text:style-name="T383">s</text:span>.”</text:p>
      <text:p text:style-name="P108"><text:soft-page-break/>“<text:span text:style-name="T383">We’ve already noticed that,” a young second-year Asian girl signalled. “He has no teaching skill at all!”</text:span></text:p>
      <text:p text:style-name="P108">“<text:span text:style-name="T383">Indeed Cho, and until now, we sorted it out with internal tutoring. It was not a problem, because Snape stayed decent.”</text:span></text:p>
      <text:p text:style-name="P108"/>
      <text:p text:style-name="P109">Silent assents punctuated the explanation.</text:p>
      <text:p text:style-name="P109">“We all agreed at noon to intervene before Professor Snape made a personal vendetta,” Penelope Clearwater declared.</text:p>
      <text:p text:style-name="P109">“It has already started, you just have to look at the points we’ve lost in four hours! It’s not against you,” Roger Davi<text:span text:style-name="T384">e</text:span>s added with an apologetic <text:span text:style-name="T384">smile to the first years sat on the rugs.</text:span></text:p>
      <text:p text:style-name="P109">“<text:span text:style-name="T384">Not only that, but he lashed out at Kevin for ridiculous reasons. Justin for Hufflepuff was doing worse and he didn’t have anything!” Padma exclaimed, supported by Lisa.</text:span></text:p>
      <text:p text:style-name="P109">“<text:span text:style-name="T384">And he decided to lash out at all years! Until now, he was relatively decent with us, but now, we have lost 40 points in 2 hours!” a third year rose up, rapidly supported by fifth years who had also been lynched in the end of the afternoon.</text:span></text:p>
      <text:p text:style-name="P109">“<text:span text:style-name="T384">Yes,” Davies agreed. “150 points lost between all years. We’re in the negatives, for the first time in 20 years!”</text:span></text:p>
      <text:p text:style-name="P109">“<text:span text:style-name="T384">And we’ve only had three days!” someone else added.</text:span></text:p>
      <text:p text:style-name="P110">Numerous whispers went through the group of students under the proud look of their head of House. His eagles had asked for a meeting to protect the House on their own initiative. Withdrawn from the discussion, the short professor listened the debate in accelerated Potions tutoring to make the first years excellent, because they were still the first to suffer. He gave his opinion when his students asked for it, but he stayed silent otherwise. However, Vladmir’s case worried him more. If Severus kept his stubborn attitude, he will risk deep trouble.</text:p>
      <text:p text:style-name="P110">After an hour of debate, through which some more general remarks were brought up, Flitwick stood up to conclude this extraordinary meeting.</text:p>
      <text:p text:style-name="P137"><text:span text:style-name="T124">“First and foremost, I am proud of you, my eagles. You knew to react as soon as the problems have arisen to defend our eaglets. You have proven us that you are a united House. I will talk to Professor Snape as soon as tomorrow about his attitude. If you have any more trouble, know that I support you. Mr Kemenov, I will also bring your case up and I hope he will be able to go beyond your </text:span><text:span text:style-name="T125">line of descent</text:span>.<text:span text:style-name="T124"> </text:span><text:span text:style-name="T125">Be generally exemplary. Don’t give professor Snape a reason to question your work or attitude. And it also applies to the other teacher, doesn’t it, Ms Turpin?”</text:span></text:p>
      <text:p text:style-name="P111">Lisa groaned a bit on irritable flea-infested cats before nodding under the laughs of the other Ravenclaws.</text:p>
      <text:p text:style-name="P111"><text:soft-page-break/>“With this, I wish you a good night. As for he eaglets, I think it is time for you to go to Astronomy. Professor Sinistra know you might be late, but don’t exaggerate.”</text:p>
      <text:p text:style-name="P111">The Ravenclaws smiled as they saw their cadets swear and rush out of the common room to try and arrive on time. They only had 5 minutes to go to the other side of the castle.</text:p>
      <text:h text:style-name="P548" text:outline-level="1"><text:bookmark-start text:name="__RefHeading___Toc2280_1399633663"/>Chapter 9: New friendships<text:bookmark-end text:name="__RefHeading___Toc2280_1399633663"/></text:h>
      <text:h text:style-name="P535" text:outline-level="3"/>
      <text:p text:style-name="P138">“<text:span text:style-name="T385">Vlad! What are you doing here?” Neville was astonished.</text:span></text:p>
      <text:p text:style-name="P139">The Hospital Wing, despite its white walls and sterilised smell, was welcoming and warm. The Gryffindor was however patiently waiting his permission to leave. <text:span text:style-name="T386">Lying on a bed with spotless sheets and wearing patterned pyjamas, he was reading Quidditch through the Ages, book that he closed as soon as his friend had arrived. Vladmir sat down at his bedside and put down a box of Chocolate Frogs on Neville’s lap.</text:span></text:p>
      <text:p text:style-name="P139">“<text:span text:style-name="T386">Well, I’ve learned that you hurt yourself during flying lessons and I’ve come to see if you’re well.”</text:span></text:p>
      <text:p text:style-name="P139">“<text:span text:style-name="T386">Apart from my dignity that took a hit to keep that clumsy image? I’m alright,” Neville sneered after he checked the severe nurse wasn’t listening to them. “But how do you know?”</text:span></text:p>
      <text:p text:style-name="P139">“<text:span text:style-name="T386">In a mere two hours, all the school knows,” Vladmir smiled as Neville was opening his chocolates somehow with only one hand. “Slytherins were satisfied and Gryffindors were furious. So Padma went to fish information out of her sister. Parvati is a real gossip-girl.</text:span></text:p>
      <text:p text:style-name="P139">“<text:span text:style-name="T387">Why?” Neville grimaced as he observed his banded wrist. “It’s not the first time a student fall in flying lessons…”</text:span></text:p>
      <text:p text:style-name="P139">“<text:span text:style-name="T387">Indeed, but after your fall, Malfoy tried to catch all the attention by doing his Mr Important with your Remembrall – you had lost it while falling—and used it like a Golden Snitch, which displeased Weasley. It ended up in an aerial attention-grabbing contest. Seriously…” Vladmir was rolling his eyes at the Gryffindor’s idiocy.</text:span></text:p>
      <text:p text:style-name="P139">“<text:span text:style-name="T388">Come on Vlad, Ron is a bit… spontaneous, but he’s a good friend. My Remembrall?”</text:span></text:p>
      <text:p text:style-name="P139">“<text:span text:style-name="T388">Shattered. And the good friend has accepted a duel to avenge you at midnight tonight. Him and Finnegan against Malfoy and Crabbe.”</text:span></text:p>
      <text:p text:style-name="P139">“<text:span text:style-name="T388">By Merlin, the bloody idiot!” Neville exclaimed as he rose up, grabbing the attention of the dragon in the Wing.</text:span></text:p>
      <text:p text:style-name="P139">“<text:span text:style-name="T388">Mr Longbottom, language please! And Mr Kemenov if you are here to disturb my patient, the exit is behind you!”</text:span></text:p>
      <text:p text:style-name="P140">Mrs Pomfrey, her cheekbones red from outrage, was standing in front of her, hand firmly on her <text:span text:style-name="T392">hips,</text:span> and her wand held in her closed fist. Neville and Vladmir exchanged a look and lowered their heads.</text:p>
      <text:p text:style-name="P140">“Sorry Madam,” they both whispered in unison.</text:p>
      <text:p text:style-name="P140">“I let it fly for this time, but I don’t want to hear any more high voice, you are not alone!”</text:p>
      <text:p text:style-name="P140"><text:soft-page-break/>Indeed they saw a Hufflepuff girl sleeping in a bed apart from the rest. The two boys promised they would stay calm and Neville reported his attention on Vlad.</text:p>
      <text:p text:style-name="P140">“Explain!” he grumbled, getting a smile out of Vladmir’s face.</text:p>
      <text:p text:style-name="P140">“It would seem that after the lesson, Ron took Malfoy apart. I do not know exactly what has been said and I think the accident was the last straw… After all, their families were in conflict for several generations and you are his friend. Anyway, duel tonight, in the Trophies Room.”</text:p>
      <text:p text:style-name="P140">“Malfoy won’t be there.”</text:p>
      <text:p text:style-name="P140">“I don’t doubt that,” Vladmir smiled. “He didn’t swear on his magic, so there is no official duel.”</text:p>
      <text:p text:style-name="P140">Neville looked at him with round eyes.</text:p>
      <text:p text:style-name="P140">“By Merlin’s underpants, how come you know everything that happens in this bloody castle.”</text:p>
      <text:p text:style-name="P140">“I have no merit on that,” Vlad said, shrugging. “Granger overheard them and as I was next to her when she was fulminating in the library, I only have to listen to her to know everything. She was furious about losing points if they get caught.”</text:p>
      <text:p text:style-name="P140">“She’s right about that, she fills our hourglass up. Ron and Seamus have a tendency to lose some, and let’s not talk about the Weasley twins.”</text:p>
      <text:p text:style-name="P140">Neville sighed while rubbing his wrist.</text:p>
      <text:p text:style-name="P140">“I’ll try to stop him tonight, but I’m afraid he won’t want to…”</text:p>
      <text:p text:style-name="P140">“If you want, I’ll wait for you in the Trophies Room.”</text:p>
      <text:p text:style-name="P140">Neville gave a smile and nodded… That is how Vlad got to wait for the Gryffindors, calmly seated in a glass shelf at five to midnight. He was negligibly <text:span text:style-name="T392">swinging</text:span> his legs, observing the trophies and medals in the penumbra-filled room, when he saw Ron and Seamus arrive, followed by Neville and Hermione.</text:p>
      <text:p text:style-name="P140">“Blimey Kemenov, what are you freaking doing here?” Seamus exclai<text:span text:style-name="T389">m</text:span>ed <text:span text:style-name="T389">while looking for Draco.</text:span></text:p>
      <text:p text:style-name="P140">“<text:span text:style-name="T389">Lower voice Irishman,” Vladmir sighed while jumping to land before them. “I’m here to tell you that Malfoy won’t come.”</text:span></text:p>
      <text:p text:style-name="P140">“<text:span text:style-name="T389">This daddy’s boy does not have any courage!” Ron spat.</text:span></text:p>
      <text:p text:style-name="P140">“<text:span text:style-name="T389">No, he’s just clever,” Vlad sighed again. “Neville should have told you, but you Gryffindors are a bit stubborn. By the way Granger, you’re not used to braking rules…” he added while turning to her.</text:span></text:p>
      <text:p text:style-name="P140">“<text:span text:style-name="T389">These two dumb-asses didn’t want to listen to me. I tried to prevent them from getting out, then we found Neville, who had forgotten the password, outside. He tried to dissuade them, but they’re as stubborn as mules! We’re now in this against our wishes!”</text:span></text:p>
      <text:p text:style-name="P141"><text:soft-page-break/>Vladmir was stunned by her speaking flow. She explained that without any pause, looking at the two culprits. If a look could kill, Ronald and Seamus would have died long before being able to leave the common room. Finally, her Sorting into Gryffindor House was more obvious now he saw her as vehement.</text:p>
      <text:p text:style-name="P141">“Fucking explain yourself Kemenov! Where is Malfoy?”</text:p>
      <text:p text:style-name="P141">Vladmir turned a cold face to the young warm-blooded boy.</text:p>
      <text:p text:style-name="P141">“Listen to me <text:span text:style-name="T390">Finnegan. If you continue being as loud as a surprised skrewt, Filch will get here faster than a Golden Snitch. So speak lower by Merlin! And Malfoy is clever. Without duelling promise, this combat is null and void. You should both know that!”</text:span></text:p>
      <text:p text:style-name="P141">“<text:span text:style-name="T390">Thus Malfoy does not have to come,” Neville whispered discretely. “He can also…”</text:span></text:p>
      <text:p text:style-name="P141">“<text:span text:style-name="T390">Fetch lassie, fetch…”</text:span></text:p>
      <text:p text:style-name="P141">“… <text:span text:style-name="T391">Tell on Filch,” finished Vlad in a whisper. He shacked the two duellists and made a sign for Hermione to get back to Earth before pointing the second door. Silently, they rushed out of the room, missing the caretaker by a bit. Filch had just entered by the opposite door, encouraging Ms Norris, his cat, to find the culprits.</text:span></text:p>
      <text:p text:style-name="P142">With a fast pace, the small group <text:span text:style-name="T393">went through a long corridor with a medieval appearance where dozens of armours turned their heads in their wake, silently following them with their heads.</text:span></text:p>
      <text:p text:style-name="P143">The feeling was terribly nerve-racking and Seamus <text:span text:style-name="T394">ended up screaming with fright when a shadow moved in front of him. Filch, immediately attracted by the noise, started chasing them through the castle and they split up by common consent. Neville went with Vlad and Hermione while the other two Gryffindors ran in the opposite direction.</text:span></text:p>
      <text:p text:style-name="P143">“<text:span text:style-name="T394">Idiots,” Neville sighed when he saw them run towards their common room. “That’s the first path Filch will check.”</text:span></text:p>
      <text:p text:style-name="P144">Hermione shook her head and took a map of the school out as they slipped in an alcove to avoid staying in sight of the corridor.</text:p>
      <text:p text:style-name="P144">A sinister prattle echoed in the corridors, followed by a nearby scream and mocking laughter.</text:p>
      <text:p text:style-name="P144">“That’s…”</text:p>
      <text:p text:style-name="P144">“Peeves,” Vlad whispered. “It seems like he found Ron and Seamus. We have to get out of here.”</text:p>
      <text:p text:style-name="P144">“The stairs,” Hermione whispered, pointing her wand on her map to display the fastest route. “If we’re lucky, it’ll get us to our common room’s floor. However, I don’t know where Ravenclaws’ is, Kemenov.”</text:p>
      <text:p text:style-name="P144">“Don’t worry Granger,” Vlad smiled, “I can handle myself.”</text:p>
      <text:p text:style-name="P144"><text:soft-page-break/>Getting to the stairs rapidly was not a problem… Nor was not getting caught… However, getting into a forbidden corridor thanks to the magical stairs <text:span text:style-name="T395">without knowing how was a bit more problematic. And the two Pure-bloods, used to magical alarms, tensed up. The vibrations in the air didn’t leave a doubt: they had set one off.</text:span></text:p>
      <text:p text:style-name="P144">“<text:span text:style-name="T395">We have to get out of here as soon as possible,” Neville whispered as Vladmir put out his wand to get them into darkness.</text:span></text:p>
      <text:p text:style-name="P144">“<text:span text:style-name="T395">What’s going on now?” Hermione wined. </text:span></text:p>
      <text:p text:style-name="P144">“<text:span text:style-name="T395">We’ve set off an alarm by going through that door. And this bloody stair doesn’t want to come back.”</text:span></text:p>
      <text:p text:style-name="P145">A fast pace resounded before them and the flickering light of a lantern appeared at the corner. Silently swearing, Hermione got her wand out and pointed it on the closest door.</text:p>
      <text:p text:style-name="P145">“Alohomora!”</text:p>
      <text:p text:style-name="P145">A light <text:span text:style-name="T5">click</text:span><text:span text:style-name="T33"> and they pushed the door before closing it just in time. </text:span><text:span text:style-name="T53">Up against the door, they heard someone passing by and cursing his bad luck, probably Filch. He had missed the Gryffindors thanks to the alarm and he was now losing </text:span><text:span text:style-name="T54">track</text:span><text:span text:style-name="T53"> of the intruders. After a few seconds, they turned to Hermione, who had been trying to catch their attention since they arrived in the room. And they froze.</text:span></text:p>
      <text:p text:style-name="P145"><text:span text:style-name="T53">“</text:span><text:span text:style-name="T54">A Cerberus,” Neville whined. “I have those dogs!”</text:span></text:p>
      <text:p text:style-name="P68">In the middle of the room, a huge three-headed dog looked at them, showing his more-than-impressive canines. The six eyes of the beast were fixated on them, glowing with hunger, and slobber was generously flowing from its mouths.</text:p>
      <text:p text:style-name="P68">“Vlad, do you know how to sing?” <text:span text:style-name="T396">Neville whispered.</text:span></text:p>
      <text:p text:style-name="P68">“<text:span text:style-name="T396">Like a siren out of the water,” the Russian whispered, not moving a bit.</text:span></text:p>
      <text:p text:style-name="P68">“<text:span text:style-name="T396">Mione?”</text:span></text:p>
      <text:p text:style-name="P68">“<text:span text:style-name="T396">I don’t know what sound a siren out of the water makes, but I’d say the same,” the young lioness shook, trying to be funny while a menacing growl came from the throats of the watchdog.</text:span></text:p>
      <text:p text:style-name="P68">“<text:span text:style-name="T396">What do you think of a strategical withdrawal?”</text:span></text:p>
      <text:p text:style-name="P68">“<text:span text:style-name="T396">Now!” Vladmir exclaimed, getting out of the way with Hermione to allow Neville to open the door. They fled as barks echoed in the corridor. After a new running through the castle, they reached a junction well known by Vladmir.</text:span></text:p>
      <text:p text:style-name="P68">“<text:span text:style-name="T396">Kemenov, thank you,” Hermione whispered.</text:span></text:p>
      <text:p text:style-name="P68">“<text:span text:style-name="T396">I didn’t do anything,” Vlad responded, surprised.</text:span></text:p>
      <text:p text:style-name="P68"><text:soft-page-break/>“<text:span text:style-name="T396">Yes you did.” She looked at Neville. “With you, Neville is more… self-confident, and it’s thanks to you that we didn’t get caught.”</text:span></text:p>
      <text:p text:style-name="P69">Neville gave a little smile that seemed shy, but he was refraining from laughing out loud. He would not allow himself that before reaching their common room.</text:p>
      <text:p text:style-name="P69">“By the way, wasn’t the only one that saw there was a trapdoor under the Cerberus?” He<text:span text:style-name="T397">r</text:span>mione asked.</text:p>
      <text:p text:style-name="P69">“No, I also saw it,” Vladmir sighed. “He is <text:span text:style-name="T397">guarding something…”</text:span></text:p>
      <text:p text:style-name="P70">And the glint in the lioness’ eyes amused him. A glint of curiosity, a thirst for knowledge… She was both lioness and eagle. Courage and intelligence. It was on this observation that they split up.</text:p>
      <text:p text:style-name="P563">.<text:span text:style-name="T398">oOo.</text:span></text:p>
      <text:p text:style-name="P71">In the end, apart from the discovery of the three-headed dog in the castle, the first month of lessons had gone relatively smoothly. Well, if Vlad forgot the behaviour of Severus Snape and the disdain of Minerva McGonagall. Fortunately, his Head of House had stepped in and Snape did not take points away left, right, and centre like he seemed to take great delight in doing with the lions. He also managed to make his obtuse Potions Master remember his name.</text:p>
      <text:p text:style-name="P563">.<text:span text:style-name="T398">oOo.</text:span></text:p>
      <text:p text:style-name="P399">“Don’t you have to meet with Longbottom in the greenhouses?” Kevin asked, sitting on his bed. It was a Saturday morning, and the castle was <text:span text:style-name="T399">as cool as a cucumber as the majority of the students lazed around to recover from a week of lectures.</text:span></text:p>
      <text:p text:style-name="P399">“<text:span text:style-name="T399">Yes I do, but only in half an hour.”</text:span></text:p>
      <text:p text:style-name="P400">His friendship for Neville had been reinforced following the aborted duel. He also liked Hermione, more discreet and really intelligent, but he was also wary <text:span text:style-name="T400">of her for this exact reason. They didn’t even mention the Cerberus, but he suspected that it was guarding what had disappeared in Gringott’s. They only had to know what it was and why someone wanted to get a hold on it.</text:span></text:p>
      <text:p text:style-name="P401">Getting out of his thoughts, Vlad watched with an amused smile Sasha who was hissing with rapture under the expert finger of the little brunet. She had been delighted with learning that Kevin was trying to learn Parseltongue, after promising Vlad he would keep his gift secret. The learning was laborious, but he now managed to distinguish the different hisses and to pronounce some clumsy words. Leaving his snake with his friend, Vladmir grabbed his bag.</text:p>
      <text:p text:style-name="P401">“Here I go, see you at the Great Hall tonight?” he asked.</text:p>
      <text:p text:style-name="P401">“Yup, see ya.”</text:p>
      <text:p text:style-name="P401">Since the Cerberus, Neville and Vladmir tried to have a serious discussion, but they had been interrupted every single time. The Russian hoped they could finish it today. He rapidly roamed the labyrinth of corridors in the castle before passing through the great door to go to the greenhouses. <text:soft-page-break/>He observed the spectacular glass domes of the kingdom of Pomona Sprout, Herbology professor, before going too the smallest one. Vlad swiftly came in, making Neville jump and blush a little before seeing who came in. the clumsy and shy little boy immediately changed, <text:span text:style-name="T401">straightening up and raising his head with confidence.</text:span></text:p>
      <text:p text:style-name="P401">“<text:span text:style-name="T401">Hello Vlad. Ready to trim Bleeding Rose Bushes?”</text:span></text:p>
      <text:p text:style-name="P401">“Err…<text:span text:style-name="T401"> No!” Vlad answered, looking at the ranks of rose bushed with sharp thorns and entirely purple.</text:span></text:p>
      <text:p text:style-name="P401">“<text:span text:style-name="T401">Come on, O Potter heir! Show courage in front of Mother Nature!” Neville sneered.</text:span></text:p>
      <text:p text:style-name="P401">“<text:span text:style-name="T401">I am only a poor Ravenclaw, more keen on observation and reflection than on impulsive actions like Gryffindors!” Vladmir exclaimed theatrically while holding him out secateurs. “The honour is yours, noble heir!”</text:span></text:p>
      <text:p text:style-name="P402">Neville rose an amused eyebrow before taking the tool with his gloved hands. They exchanged a knowing smile and Vladmir settled himself on one of the stools to watch his friend trim the rose bushes which flickered long <text:span text:style-name="T402">thorns in response.</text:span></text:p>
      <text:p text:style-name="P403">After a few minutes of silence, the Ravenclaw rose his hand and whispered some words with a rough consonance, slightly different from Russian. His accent, which was generally faint, could clearly be heard. Neville, without looking at him, froze fro a fraction of a second before getting back to what he was doing, seemingly relaxed. However, Vladmir, while putting his wand back into its holster, could see the sudden tension in his shoulders.</text:p>
      <text:p text:style-name="P403">“You use a forbidden magic,” Neville said with a neutral voice. “That’s risky.”</text:p>
      <text:p text:style-name="P403">“Dark Magic is completely legal in my country, and as I am a Russian national, I have the right to use it. Detectors thus stay silent. And Dark Arts are much more efficient for protections.”</text:p>
      <text:p text:style-name="P403">“They always need a payment.”</text:p>
      <text:p text:style-name="P403">“I know.”</text:p>
      <text:p text:style-name="P403">“What’s it use?” Neville asked after a long while.</text:p>
      <text:p text:style-name="P403">“Our discussion will stay secret. If someone listens to us, they will only hear a conversation on plants. I somebody sees us, they will only see you <text:span text:style-name="T403">trim the bushes.”</text:span></text:p>
      <text:p text:style-name="P403">“<text:span text:style-name="T403">The needed power…”</text:span></text:p>
      <text:p text:style-name="P403">“<text:span text:style-name="T403">Your gift is Herbology, Neville,” Vlad sighed, “mine is Dark Magic and combat, what you commonly call Defence Against the Dark Arts.”</text:span></text:p>
      <text:p text:style-name="P404">Neville suspended his gesture and turned his head to the young Russian. His eyes glowed with anger.</text:p>
      <text:p text:style-name="P404">“I don’t like Dark Magic, Kemenov.”</text:p>
      <text:p text:style-name="P404"><text:soft-page-break/>They looked daggers at each other a few minutes, then Vladmir got out of his ice mask, which he had unconsciously stepped in, and sighed while passing a hand through his hair.</text:p>
      <text:p text:style-name="P404">“I know Neville, but that category of Magic is not only used to harm.”</text:p>
      <text:p text:style-name="P404">“The <text:span text:style-name="T5">avada kedavra</text:span><text:span text:style-name="T33"> is a deadly spell. The </text:span><text:span text:style-name="T5">frigus instenseum</text:span><text:span text:style-name="T33">. The </text:span><text:span text:style-name="T5">mille acus</text:span><text:span text:style-name="T33">. The… The </text:span><text:span text:style-name="T5">doloris…</text:span><text:span text:style-name="T33">”</text:span></text:p>
      <text:p text:style-name="P404"><text:span text:style-name="T33">“The </text:span><text:span text:style-name="T5">avada</text:span><text:span text:style-name="T33"> is a spell made for killing, I have to agree on that. Some spells are also made to injure. But the </text:span><text:span text:style-name="T5">frigus intenseum</text:span><text:span text:style-name="T33"> is originally a household spell to indefinitely keep food fresh, form Scandinavia. The </text:span><text:span text:style-name="T5">mille acus</text:span><text:span text:style-name="T33"> is Chinese, made for traditional acupuncture. The </text:span><text:span text:style-name="T5">doloris…</text:span><text:span text:style-name="T33"> I know what you’ve lost because of it, Nev, but it was originally use to fight against cardiac arrest. It’s not the spell that is dark, it’s the will of the wizard.”</text:span></text:p>
      <text:p text:style-name="P404"><text:span text:style-name="T33">Neville turned to face him and Vladmir pretended he didn’t see the sudden sparkle in the blue eyes of his friend. Neville </text:span><text:span text:style-name="T55">lowered his secateurs.</text:span></text:p>
      <text:p text:style-name="P297">“How do you know?”</text:p>
      <text:p text:style-name="P297">“It’s one of the things we had to discuss…”</text:p>
      <text:p text:style-name="P298">Vladmir fell silent and looked at him sit down in front of him. They finally could get this conversation done.</text:p>
      <text:p text:style-name="P298">“We’ll do something,” Neville whispered, “I ask you and you answer, and then it’s your turn.”</text:p>
      <text:p text:style-name="P298">“With a right to refuse to answer,” Vladmir agreed.</text:p>
      <text:p text:style-name="P298">“How do you know?”</text:p>
      <text:p text:style-name="P298">“My aunt made inquiries on you and your story, despite the shadowy parts of your family. You intrigue me very much by playing this role perfectly, Neville. Why, by the way?”</text:p>
      <text:p text:style-name="P298">Neville looked at him, his hesitation visible. To answer would make him vulnerable. Not answering would break the new friendship between them.</text:p>
      <text:p text:style-name="P298">“My family has many secrets, as you said so yourself,” he finally answered. “This appearance is as much a protection as a tactic on the British political board. I see and hear many things because adults think I’m naive and clumsy. You know the drill. We’re young but we’ve lived in this world since we were born… Playing role is nearly a part of us. Who is your aunt?”</text:p>
      <text:p text:style-name="P405"><text:span text:style-name="T33">“Katya Annapovna Kemenov. She work in international journalism and has many contacts in most countries. </text:span><text:span text:style-name="T56">She’s not very known because she mainly finds information and interesting subjects in the shadow.”</text:span></text:p>
      <text:p text:style-name="P299">Neville frowned.</text:p>
      <text:p text:style-name="P299">“Don’t lie to me, Vlad.”</text:p>
      <text:p text:style-name="P299">“It’s not a lie.”</text:p>
      <text:p text:style-name="P406"><text:soft-page-break/><text:span text:style-name="T33">Neville looked at him, then sighed </text:span><text:span text:style-name="T57">and </text:span><text:span text:style-name="T58">apologized with a nod. He had asked to wrong way and he felt the young Russian had answered with the truth. It was not the answer he expected, though…</text:span></text:p>
      <text:p text:style-name="P300">“Do you know Draco Malfoy?”</text:p>
      <text:p text:style-name="P301">The heir of the Longbottoms fixated his look on Vladmir’s hands, which were negligibly playing in the pile of dirt between them. Draco Malfoy…</text:p>
      <text:p text:style-name="P407"><text:span text:style-name="T33">“A little. I’ve met him during the yearly Pure-blood balls and celebrations. But I know much more about his father, and I’m curious to see if Draco will follow his steps. It’s not a good way… What are your links with </text:span><text:span text:style-name="T5">this</text:span><text:span text:style-name="T33"> sign?”</text:span></text:p>
      <text:p text:style-name="P301">Neville was pointing at the delicate pattern the Russian was tracing in the dirt. Vladmir only slowly rose his shirt, showing two tattoos on his hip. A dagger crossing a wand on a circle, and right below, a stylistic snowflake topped by a crown.</text:p>
      <text:p text:style-name="P301"><text:s/>“I’m a prince of the Eastern Europe Court.”</text:p>
      <text:p text:style-name="P301">Neville smiled and rose up in turn, showing his shoulder. On his skin, shining with a dark shine, the same dagger and wand topped an oak leaf. Both boys had the same smile.</text:p>
      <text:p text:style-name="P301">“I thought the British Court was disbanded?” Vladmir finally whispered.</text:p>
      <text:p text:style-name="P301">“It’s complicated, but… Blimey, can’t we be alone for an hour in this castle?” Neville suddenly groaned as he looked outside.</text:p>
      <text:p text:style-name="P302">Vlad pivoted and swore when he saw Professor Snape behind a visibly frightened Kevin, who was knocking on the door. With one gesture, Neville put his shirt back into place and took his secateurs. He returned to his rose bushes while Vlad rapidly removed the sign in the dirt before waving his hand, whispering a few words.</text:p>
      <text:p text:style-name="P302">The door opened and Kevin ran inside, followed by a professor in a very bad move. He looked at Neville, who was once again in his role of terrified student, with a disgusted glare, then grimaced when facing the Ravenclaw.</text:p>
      <text:p text:style-name="P302">“Mr Kemenov, the Headmaster would like to see you about problems linked to your guardianship.”</text:p>
      <text:p text:style-name="P302">Vladmir nodded, face void of emotion.</text:p>
      <text:p text:style-name="P302">“Very well sir. I will go as soon as I have finished this Herbology homework.”</text:p>
      <text:p text:style-name="P408"><text:span text:style-name="T33">Snape made a clearly despising sound before getting out of the greenhouse in a </text:span><text:span text:style-name="T59">hail of dark cloaks without saying anything more. He had accomplished his mission and didn’t think it necessary to stay any longer than was strictly needed.</text:span></text:p>
      <text:p text:style-name="P303">“Well, he definitely likes theatre a bit too much,” Neville sighed as he put down his secateurs. “guardianship, Vlad? Please tell me Dumbledore is not your guardian.”</text:p>
      <text:p text:style-name="P303">“Unfortunately, he is. Magical…”</text:p>
      <text:p text:style-name="P304"><text:soft-page-break/>Neville gave a sorry smile, until Vlad sneered.</text:p>
      <text:p text:style-name="P304">“At least, officially.”</text:p>
      <text:p text:style-name="P304">“Err… what is this… magical guardianship… thing?”</text:p>
      <text:p text:style-name="P304">The two nobles turned to Kevin, who had listened to their little conversation. Vladmir rapidly explained to him. The legal guardianship was about day-to-day questions. The guardian was responsible for the education of the young wizard. Magical guardianship was only thinkable for noble families. The guardian, from a noble Half-blood or Pure-blood family, had the responsibility of fulfilling duties associated with the noble status.</text:p>
      <text:p text:style-name="P304">“In my case, my magical guardian has the charge of the Potter seat in the Wizengamot, as well as the Potter vaults in Gringott’s; I only have access to my student account.”</text:p>
      <text:p text:style-name="P304">Neville <text:span text:style-name="T404">grimaced again as Kevin looked at them with astonishment.</text:span></text:p>
      <text:p text:style-name="P304">“But…<text:span text:style-name="T404"> Why isn’t your aunt your magical guardian?”</text:span></text:p>
      <text:p text:style-name="P304">“<text:span text:style-name="T404">It’s complicated,” Vladmir sighed. “But in the end, the Headmaster is my magical guardian. I think he wants to see me to talk about something precise. He has to inform me of the major decisions he takes, even though I can’t have my say because of my age.”</text:span></text:p>
      <text:p text:style-name="P305">Neville discreetly rolled his eyes behind Kevin, frankly amused. The Gryffindor had perfectly understood that Vladmir had his say in the decisions on the Potter vaults and probably on his seat in the Wizengamot. He had the title of Lord, even though he was considered too young to intervene in the venerable magical institution. He could only occupy his seat when he turned 15.</text:p>
      <text:p text:style-name="P305">“By the way, Neville!” the young Ravenclaw exclaimed while turning to him, cutting his thoughts. “Why are you so different with Vlad and myself than you are with the others?”</text:p>
      <text:p text:style-name="P305">The Gryffindor stayed speechless against the unexpected and yet perfectly understandable question. But what to answer, except that Kevin was so spontaneous that he was unable to maintain his clumsy and shy boy when he was around?</text:p>
      <text:p text:style-name="P305">“He’s shy and only shows himself to good friends.”</text:p>
      <text:p text:style-name="P306">Neville thanked Vlad’s intervention with a nod as he closed the door of the greenhouse.</text:p>
      <text:p text:style-name="P306">“By the way, I’ve passed by Snapy while I was going to take tea with a friend, do you want to come with me?” the young Ravenclaw said, suddenly changing subject and leading them to the Forbidden Forest.</text:p>
      <text:p text:style-name="P306">“A friend?”</text:p>
      <text:p text:style-name="P306">“Yes, Hagrid, the gamekeeper! I didn’t know he was a giant!”</text:p>
      <text:p text:style-name="P306">“From his mother,” Neville laughed while they went up the paths in the park to get to the picturesque hut on the border of the Forbidden Forest. Vladmir had often looked at it from afar, <text:soft-page-break/>appreciating its rustic beauty contrasting with the impressive Gothic architecture of the school. Its simplicity reminded him of the farmer’s houses from home. The bearded giant was at the front door, playing with a hound that loudly barked as soon as he saw them, before running to Kevin and jumping all around him to play. The gamekeeper <text:span text:style-name="T405">caught his do to calm him down and amicably greeted them.</text:span></text:p>
      <text:p text:style-name="P306">“<text:span text:style-name="T405">Let me introduce you Neville and…”</text:span></text:p>
      <text:p text:style-name="P306">“<text:span text:style-name="T405">Harry!”</text:span></text:p>
      <text:p text:style-name="P307">Before he could understand what was happening, Vlad got himself stuck against a hairy torso with a dubious smell and half crushed by the giant’s hug. He tried to speak, but stuck as he were, no sound came out of his mouth.</text:p>
      <text:p text:style-name="P307">“Err, Hagrid? I think you’re choking him,” Neville noted.</text:p>
      <text:p text:style-name="P307">Vladmir was delicately released and took time to breathe before he reassured Hagrid, who was looking at him, visibly mortified and panicked by the mere idea of hurting him.</text:p>
      <text:p text:style-name="P307">“No problem, Sir. I’m still alive and in one piece,” Vlad said, smiling.</text:p>
      <text:p text:style-name="P307">“You <text:span text:style-name="T406">look so much like your father,” the giant sighed. “I have the impression of seeing James when he was your age. Even though he didn’t have long and disciplined hair like your, Harry,” he completed as he passed a huge affectionate hand through the raven-dark hair of the young Russian.</text:span></text:p>
      <text:p text:style-name="P308">Vlad cursed while he tied the leather bond that <text:span text:style-name="T407">held his ponytail and softly smiled to the giant.</text:span></text:p>
      <text:p text:style-name="P309">“Thank you Hagrid, but I have changed my name, so…”</text:p>
      <text:p text:style-name="P309">The giant apologised again and Vlad managed to understand that he had known him when he was a newborn, and he had a hard time calling him Vladmir when he saw him as a baby in Lily’s arms. The giant thus spent tea time telling them anecdotes from their parent’s time, to Neville’s and Vlad's great joy, but also great surprise.</text:p>
      <text:p text:style-name="P309">“You didn’t know?” Hagrid finally asked, surprised, after he told them that their respective parents were very good friends.</text:p>
      <text:p text:style-name="P309">“Know what?” Kevin asked. He was the only one to appreciate Hagrid’s biscuits, which he put in his tea for a few minutes before starting to eat them.</text:p>
      <text:p text:style-name="P309">“But… Alice was Vladmir’s godmother and Lily Neville’s!”</text:p>
      <text:p text:style-name="P309">Neville choked on his tea, while Vlad kept composure, even though this sentence kept looping in his mind.</text:p>
      <text:p text:style-name="P309">“That’s why I’m so happy to see you get along well. You would have be raised like brothers if your parents weren’t…”</text:p>
      <text:p text:style-name="P309">“How… How come nobody knows?”</text:p>
      <text:p text:style-name="P309"><text:soft-page-break/>“Well… I think that was linked to the war. The time was not very safe, and Lily and Alice decided to keep your links secret. A few <text:span text:style-name="T408">people knew in case they…” Hagrid could not finish his sentence, once again upset.</text:span></text:p>
      <text:p text:style-name="P309">“<text:span text:style-name="T408">Then why didn’t Vlad go to live with Neville when his parents died?”</text:span></text:p>
      <text:p text:style-name="P310">The question, that Kevin asked out of curiosity, left a heavy and painful silence. Neville’s eyes were gleaming, Vladmir watched the ceiling and sighed and Hagrid… Hagrid was this time crying his eyes out.</text:p>
      <text:p text:style-name="P310">“My parents are in Saint Mungo. They are brain dead because of the prolonged use of a torture spell on them,” Neville answered softly.</text:p>
      <text:p text:style-name="P310">This statement cast a cloud over the hut, and the visit and it rapidly ended with a promise to come back. On the way back, Vladmir remembered his notification with the Headmaster. It thus slowly that he went to Dumbledore’s office, leaving behind Neville and Kevin, who was sorry because of his blunder. He slowly came in front of the gargoyle, sighing when he realised that he didn’t know the password.</text:p>
      <text:p text:style-name="P310">“Could you signal the Headmaster that Vladmir Kemenov is here for his appointment?”</text:p>
      <text:p text:style-name="P311">The gargoyle imperceptibly nodded its head before taking back its frozen pose. A few seconds later, it pivoted and showed the famous spiral staircase. Vladmir sighed again when he reached the door. He closed his eyes, composing his death face and rose his hand to knock.</text:p>
      <text:p text:style-name="P311">“Come in, Vladmir,” he was answered before he could even knock on the door, which opened before him.</text:p>
      <text:p text:style-name="P311">The yound Russian entered, bringing with him the cold of his country and of his magic. The room, that had been warn, cooled by several degrees as he was sitting down in front of the Headmaster for a second interview. But this time, no Sorting Hat nor phoenix. Just a Headmaster and his pupil. A guardian with his ward. The blue eyes sparkled like ever as they stared at each other. Once again, Vlad felt his mind being brushed, but he rejected the intruder without any softness, giving him a brutal mental slap. Dumbledore jumped, his face losing its usual bonhomie to become a bit darker. Vladmir had already given its first warning, the second one <text:span text:style-name="T409">had just come.</text:span></text:p>
      <text:p text:style-name="P311">“<text:span text:style-name="T409">Next time, Headmaster, I won’t be so lenient,” he flatly said.</text:span></text:p>
      <text:p text:style-name="P312">Albus Dumbledore slowly crossed his hands in front of him, giving up on his nice grandfather face. His features became hard and his eyes kept sparkling, but with a different shine, more scheming.</text:p>
      <text:p text:style-name="P312">“I wanted you to come, Vladmir, because I took the time to look at the running of your accounts. I have to keep you informed of my decisions, even though you are a bit young to understand their necessity.”</text:p>
      <text:p text:style-name="P312">“I have an excellent advisor, Headmaster, that could inform me of the soundness of your actions.”</text:p>
      <text:p text:style-name="P312"><text:soft-page-break/>“Yes, the one Katya Kemenov,” Dumbledore agreed. ‘I would like to meet her to talk about your future.”</text:p>
      <text:p text:style-name="P312">“I don’t see why you would meet her, sir. You run different aspects.”</text:p>
      <text:p text:style-name="P312">“I have several reasons to meet your… aunt?”</text:p>
      <text:p text:style-name="P312">“Tell me and I will tell her,” Vladmir answered without confirming. “She’s free to accept or refuse to meet you later.”</text:p>
      <text:p text:style-name="P312">“Very well… First, I would like to understand how she could adopt you <text:span text:style-name="T410">as I have entrusted you to your maternal aunt.”</text:span></text:p>
      <text:p text:style-name="P313">Vladmir rose a mocking eyebrow, only sign of his amusement and anger. He didn’t think depositing a baby on a doorstep was an appropriate way of entrusting one with a baby. Especially if said aunt hated magic and all that was linked to it. He remembered all too well her reaction when she saw him with Katya. He had wanted to meet her—she was after all part of his family—and in a few minutes, he had received more insults that in all the rest of his young life. Yes, his aunt hated him…</text:p>
      <text:p text:style-name="P313">“I can answer that, Headmaster. You had entrusted me to my aunt, who immediately put me in an orphanage before forgetting me. I was adopted by Katya, who knew my parents well.”</text:p>
      <text:p text:style-name="P313">Dumbledore looked daggers at him, looking for the truth. After a few minutes, he considered this information was truthful. After all, Petunia had assured Hagrid she never had Harry under her keep. Vlad had a mental smil<text:span text:style-name="T411">e when he saw him take this half-lie. Katya had taken him through Sergei at the exact moment Dumbledore had abandoned him on Petunia’s doorstep.</text:span></text:p>
      <text:p text:style-name="P313">“<text:span text:style-name="T411">I would also like to meet her to talk about your wizarding education. You have to know about the world in which you like to be ready to manage your social obligations when you will be of age.”</text:span></text:p>
      <text:p text:style-name="P314">Vladmir didn’t answer, only stared at him silently. It was obvious he knew the wizarding world. The Headmaster seemed to get the conversation out of its initial purpose.</text:p>
      <text:p text:style-name="P314">“And to get back to my accounts, Headmaster,”</text:p>
      <text:p text:style-name="P314">Dumbledore discreetly grimaced as he put his hand down on a thick folder, probably his bank statements.</text:p>
      <text:p text:style-name="P314">“I have noted an irregularity in your accounts. I was giving a pension to your guardians, the Dursleys, which is cashed in every month…”</text:p>
      <text:p text:style-name="P314">“Yes, by my aunt. The wording of the transaction is ‘legal guardian’. It is Katya, so she receives the pension.”</text:p>
      <text:p text:style-name="P314">‘And it goes to my student account…’ Vlad mentally finished without telling the Headmaster. He didn’t like the way the conversation went, even if he was expecting it.</text:p>
      <text:p text:style-name="P314">“How come I didn’t know of it?”</text:p>
      <text:p text:style-name="P314"><text:soft-page-break/>“I don’t know,” <text:span text:style-name="T412">Vladmir lied shamelessly. “You will have to see with the goblins.”</text:span></text:p>
      <text:p text:style-name="P315">Once more, Dumbledore looked at him closely, looking for the slightest trace of lie.</text:p>
      <text:p text:style-name="P315">“Is that all, Sir?”</text:p>
      <text:p text:style-name="P315">“No, Vladmir. I will take a certain amount of money out of the Potter vault to refurbish on of your family’s manors.”</text:p>
      <text:p text:style-name="P315">“Why? My family’s House Elves are perfectly capable of doing that themselves,” Vladmir said, suspicious. “Furthermore, I have plenty of time before the end of school before living in England myself.”</text:p>
      <text:p text:style-name="P315">“Indeed, but this house will be there to welcome you if you want to stay during the holidays.”</text:p>
      <text:p text:style-name="P315">Vladmir didn’t answer, thoughtful. <text:span text:style-name="T413">He doubted the fact that this money would be for restoring one of his domains, or a small part of it. And why would he like to see him in England. He had to contact his aunt and Gringott’s.</text:span></text:p>
      <text:p text:style-name="P315">“<text:span text:style-name="T413">How much?”</text:span></text:p>
      <text:p text:style-name="P315">“<text:span text:style-name="T413">150,000 Galleons.”</text:span></text:p>
      <text:p text:style-name="P315">“<text:span text:style-name="T413">Are you kidding me?” Vladmir rose up. “I can by a manor in the magical London suburbs with that much money!”</text:span></text:p>
      <text:p text:style-name="P315">“<text:span text:style-name="T413">I have to tell you about the expenses and their reasons, but I don’t have to justify them to you!” Dumbledore told him briskly.</text:span></text:p>
      <text:p text:style-name="P315">“<text:span text:style-name="T413">Is that all, Sir?” Vladmir repeated, jaws squeezed together. The Headmaster was right, he didn’t have to justify his actions to him.</text:span></text:p>
      <text:p text:style-name="P315">“<text:span text:style-name="T413">Indeed Vladmir. Have a nice Saturday afternoon.”</text:span></text:p>
      <text:p text:style-name="P316">Vladmir refrained from telling himself that it would be definitely rubbish because of him. In both interviews they had had so far, he had came out of both of them furious. He rushed to his dormitories to write two letters. In a few words, he summarised the interview and joined his memories, before running to the <text:span text:style-name="T414">Owlery.</text:span></text:p>
      <text:p text:style-name="P316">“<text:span text:style-name="T414">You look worried.”</text:span></text:p>
      <text:p text:style-name="P317">Vladmir jumped and Hedwig, who was holding out her leg, hooted her discontent.</text:p>
      <text:p text:style-name="P317">“Blimey Neville, don’t make me jump like that,” Vladmir groaned, brushing the hand that his owl had just bitten.</text:p>
      <text:p text:style-name="P317">Neville leaned against the door, only place void of dirtiness and waited for Hedwig to take off.</text:p>
      <text:p text:style-name="P317">“So?”</text:p>
      <text:p text:style-name="P317"><text:soft-page-break/>“The Headmaster is scheming something with my accounts, so yes, I’m worried…” Vladmir sighed. “By the way, what do you do for Halloween?”</text:p>
      <text:h text:style-name="P549" text:outline-level="1"><text:bookmark-start text:name="__RefHeading___Toc2915_112217222"/><text:span text:style-name="T415">Chapter 10: </text:span>The last straws<text:bookmark-end text:name="__RefHeading___Toc2915_112217222"/></text:h>
      <text:h text:style-name="P536" text:outline-level="3"/>
      <text:p text:style-name="P146">Vladmir woke up, as usual, far too early, with a strange mass on his stomach. A pumpkin smell was in the air, a sign that Halloween was near, but it didn’t explain the presence on him. Opening a discreet eye, he noticed in the penumbra of his closed curtains an undetermined shape.</text:p>
      <text:p text:style-name="P146">“Blimey Vlad! I thought you’d never wake up!”</text:p>
      <text:p text:style-name="P146">The Russian suddenly sat up, reaching for his wand, and the mass fell down to his knees with a surprised squeal. An amused tremolo welcomed the fall of the thing, and Vladmir grumbled while creating a small fireball hovering over his head. He mainly hopped it was not the being he was thinking about. Alas, it was…</text:p>
      <text:p text:style-name="P146">On his knees, André was writhing to get upright, cursing, under the <text:span text:style-name="T416">amused look of his phoenix friend, calmly perched on the bed. Vladmir caught the cap and replace the Sorting Hat on his knees.</text:span></text:p>
      <text:p text:style-name="P147">“<text:span text:style-name="T416">I don’t know if you sleep, André, but I need to, and you wake me up at… 4 o’clock? I will make your tip burn,” Vladmir groaned as he turned his wand to the culprit.</text:span></text:p>
      <text:p text:style-name="P147">“<text:span text:style-name="T416">Oi! I’m here to tell you our good headmaster’s schemes!”</text:span></text:p>
      <text:p text:style-name="P147">“<text:span text:style-name="T416">I know them,” Vlad sighed. He wants to finance a HQ for an illegal organisation in one of my manors by giving it maximum protections and a </text:span><text:span text:style-name="T13">Fidelius</text:span><text:span text:style-name="T60">. Gringott’s blocked the transaction when I asked them, giving Katya time to collect evidence to throw him in front of the Wizengamot.”</text:span></text:p>
      <text:p text:style-name="P72">“I’m happy to know that you know,” André signed. “But that’s not the only thing…”</text:p>
      <text:p text:style-name="P147"><text:span text:style-name="T60">Vladmir groaned and adjusted his pillows. Fawkes immediately perched on his shoulder, asking for </text:span><text:span text:style-name="T61">caresses with a soft cheep.</text:span></text:p>
      <text:p text:style-name="P73">“Do you want to hear the funny news first, or the desperation-inducing ones?” the magical entity asked.</text:p>
      <text:p text:style-name="P73">“Start with the cool ones. I’m not sure I would value them otherwise.”</text:p>
      <text:p text:style-name="P73">“He looked for information about your aunt. Twice. He first sent a small swindler named Mundungus Fletcher. By the way, I didn’t know you were related to the tsars…”</text:p>
      <text:p text:style-name="P73">“The Kemenov family is a cousin branch of the Romanov’s. At the death of Nikolai II and of the entire imperial family, the Kemenovs became heirs of Imperial Russian by right of blood.”</text:p>
      <text:p text:style-name="P73">“So that’s why your status as heir of the Kemenovs is put forward each time? By the Founders, you are ‘only’ the Heir of the Russian Empire!”</text:p>
      <text:p text:style-name="P148"><text:span text:style-name="T61">V</text:span><text:span text:style-name="T33">ladmir gave a faint smile.</text:span></text:p>
      <text:p text:style-name="P74"><text:soft-page-break/>“Not really. Somebody else is better placed than me in a hypothetical rehabilitation of the Imperial Court, and that, despite my Blood Adoption.”</text:p>
      <text:p text:style-name="P74">The Sorting Hat stayed a few moments silent because of the huge nature of the revelation, his magical mind overheating. There was a difference between being part of an imperial family and being a direct heir. Vladmir Vassilievitch Kemenov was of a purer blood than all England’s wizards combined.</text:p>
      <text:p text:style-name="P74">“Did Dumbledore understand that fact?” Vladmir suddenly worried.</text:p>
      <text:p text:style-name="P74">The young Russian didn’t want to imagine what the headmaster would try if he learned what his real ancestry was.</text:p>
      <text:p text:style-name="P74">“No, he only knows the Kemenov are a noble wizarding family. However, he is furious because Mundungus had to search through your family’s home. He came back a few days later as pale as a ghost, with stories of vampires. One… Segei?”</text:p>
      <text:p text:style-name="P74">“Sergei is a bit like the chief guard of the Kemenov House.”</text:p>
      <text:p text:style-name="P74">“Sergei… Like in Sergei Dimitrovitch Pokhastovin, clan Chief of Saint-Petersburg?”</text:p>
      <text:p text:style-name="P74">“Well, you definitely know a lot for a hat stuck in Hogwarts,” Vlad said, surprised. “Yes, that’s him.”</text:p>
      <text:p text:style-name="P148"><text:span text:style-name="T33">“Come one Vlad! He’s cited in your Defence Against the Dark Arts book! </text:span><text:span text:style-name="T62">He</text:span><text:span text:style-name="T33">’s one of the oldest clan Chiefs in Russia </text:span><text:span text:style-name="T62">after all…”</text:span></text:p>
      <text:p text:style-name="P149"><text:span text:style-name="T33">Vladmir shrugged, remembering the part on ‘Bloody Sergei’. But it didn’t make him think of Sergei. The pictures were far from reality and he was depicted as a solitary vampire. Quite the opposite, actually. But in any case, the Defence Against Dark Arts that was taught in Hogwarts was just… </text:span><text:span text:style-name="T63">appalling.</text:span></text:p>
      <text:p text:style-name="P75">“Anyway, Dumby was not happy. So he sent mercenaries a short time after Mundungus. He has no news whatsoever since they arrived in Saint-Petersburg,” the venerable entity continued.</text:p>
      <text:p text:style-name="P75">“I doubt he will have any, Sergei doesn’t like mercenaries. They should have ended up as a snack and their bodies in the Neva. It’s going to freeze soon, they’ll only reappear in the spring.”</text:p>
      <text:p text:style-name="P76">The Sorting Hat shivered at the idea of floating corpses in the river, blue with cold, partially eaten by fish, but despite all that conserved by the freezing cold temperatures. The Kemenovs kept they secrets, and in the most radical way.</text:p>
      <text:p text:style-name="P76">“And for the bad news?” Vladmir whispered after a few minutes, a weary look on his still childish face, which made André sigh.</text:p>
      <text:p text:style-name="P76">“Dumbledore is going to ask for you legal guardianship in addition to your magical,” he whispered.</text:p>
      <text:p text:style-name="P150"><text:soft-page-break/><text:span text:style-name="T33">Vladmir stayed a few seconds frozen by surprise. Then his face became glacial and his green eyes took a scary metallic shine. He </text:span><text:span text:style-name="T64">clenched his teeth, his jaws whitening under the pressure and his fists creasing the sheets.</text:span></text:p>
      <text:p text:style-name="P150"><text:span text:style-name="T64">“</text:span><text:span text:style-name="T65">Fawkes, may I ask a favour of you?” he asked, tensed, without looking at the bird.</text:span></text:p>
      <text:p text:style-name="P151"><text:span text:style-name="T33">The phoenix agreed by rubbing his wing on the cheeks of the young Russian, who got up briskly to get to his desk like a thief in the night. Despite his fury, Kevin was sleeping like blessed man, his curtains open as always, and Vladmir didn't want to wake him up. He thus sat down silently and took an empty parchment and a quill. Quill which he broke after the first sentence because of his anger, and which he had to re-cut, </text:span><text:span text:style-name="T66">cursing soflty.</text:span></text:p>
      <text:p text:style-name="P260">We have a huge problem. It seems like Dumby becomes more confident in himself and wants to take my legal guardianship.</text:p>
      <text:p text:style-name="P260">Vlad.</text:p>
      <text:p text:style-name="P274"><text:span text:style-name="T33">“</text:span><text:span text:style-name="T66">Can you bring that to my aunt?” he whispered to Fawkes who had just landed on a corner of his desk. The phoenix only gently took the parchment in disappeared in a spray of fire.</text:span></text:p>
      <text:p text:style-name="P318">Vladmir, still tensed up, still sat down. Given the time difference, Katya should already be up. The answer did not take long to arrive. Fawkes reappeared silently few minutes after, holding the same parchment.</text:p>
      <text:p text:style-name="P260">We stop playing and never-mind if we don't find out his motives. I start the complaint against him. Be careful Kitty, and see you later.</text:p>
      <text:p text:style-name="P260">Katya</text:p>
      <text:p text:style-name="P318">Vladmir had an evil smile on his face. Dumbledore had tickled Katya and had woken up the dragon inside her. He was going to go through Hell, from then on. It is thus with his mind split between a tenacious rancour and a mean joy from the future suffering of the headmaster that he went to eat breakfast, after having revised until the waking up hour in the study room of Ravenclaw.</text:p>
      <text:p text:style-name="P409"><text:span text:style-name="T33">On that Halloween Friday, the spirit of the castle was far from the lessons. The breakfast was louder than usual, students </text:span><text:span text:style-name="T67">high-spirited in view of the feast. Albus Dumbledore's surprise announcement didn't calm them down, overjoyed of having a Hogsmead weekend trip. But the event of the day was created by the Hufflepuffs. They had made wonders by arriving together at breakfast… entirely disguised! This had brought up memorable fits of laughter throughout the castle and during their Defence Against Dark Arts.</text:span></text:p>
      <text:p text:style-name="P410"><text:span text:style-name="T67">H</text:span><text:span text:style-name="T33">annah Abbot had chosen a vampire costume, with scarlet eyes and disproportionate more authentic than the real thing; Justin Flint-Fletchley was looking like a furry werewolf, and so on. Demons were wandering through the corridors, accompanied but Muggle monsters like Frankenstein's Monster or the Hulk. In in between all them, Professor Quirrell was hugging the </text:span><text:soft-page-break/><text:span text:style-name="T33">walls, giving out a panicked aura in front of all these costumes. So being in front of a pseudo-vampire during the lesson made him lose his rare composure.</text:span></text:p>
      <text:p text:style-name="P319">“Tell me, will Tweety comeback?” Lisa asked as their courageous professor went out in the middle of a lesson, pale as death.</text:p>
      <text:p text:style-name="P410"><text:span text:style-name="T33">“Bet you he's going to the Hospital Wing,” Michael mocked. “And Hannah! </text:span><text:span text:style-name="T68">Did you do it on purpose?”</text:span></text:p>
      <text:p text:style-name="P320">The little Hufflepuff blushed, nodding.</text:p>
      <text:p text:style-name="P320">“I didn't think he would react like that!” she protested.</text:p>
      <text:p text:style-name="P320">The two Houses laughed wholeheartedly as Professor Flitwick got in, his black eyes sparkling with amusement. He crossed the room and stood in front of the them. They calmed down immediately, despite many smirks.</text:p>
      <text:p text:style-name="P320">“Your professor is unable to teach his courses for this morning…”</text:p>
      <text:p text:style-name="P411"><text:span text:style-name="T33">New giggling cut the small goblin, who waited for silence to come back </text:span><text:span text:style-name="T69">to continue.</text:span></text:p>
      <text:p text:style-name="P321">“You will thus come with me to start the Charms lesson.”</text:p>
      <text:p text:style-name="P412"><text:span text:style-name="T33">Groans, displeased now, rang out but the comments rapidly faded out in front of the general good mood of the castle. And the rest of the day went smoothly. They learned how to make feathers fly, and a miscast spell by Kevin allowed Professor Flitwick to discover the laws of weightlessness. Vladmir nearly got bit by a Four-o'clock in Botany, saved </text:span><text:span text:style-name="T5">in extremis</text:span><text:span text:style-name="T33"> by Neville, exhilarated to see the poor capacity of his friend in the subject. Even the Transfiguration lesson went smoothly, the severe Gryffindor Head of House even gave him 5 points when he managed to change his wat</text:span><text:span text:style-name="T70">er</text:span><text:span text:style-name="T33"> into wine! Achievement that happened to be a stroke of luck, but that </text:span><text:span text:style-name="T70">Vlad ignored, too amazed by the sudden miracle of a Minerva McGonagall giving him a pinched smile.</text:span></text:p>
      <text:p text:style-name="P322">It is thus satisfied that Vladmir, Neville and Kevin in front of the Great Hall to eat, arriving a bit late <text:s/>for the Halloween feast. They observed with surprise the decorated hall. Grimacing and moving pumpkins were hovering in the room, regularly laughing frighteningly. The banners of the Houses and of the school were greyish and in shambles, the hall was colder than usual, a little breeze going through the banners and making them puff sinistrally. Bats swirled in the room and, at first glance, the Weasley twins had acted up again, because a couple of them seemed very attached to Professor Snape. Furious, he stared at the two carbon-copies that openly laughed at the Gryffindor table.</text:p>
      <text:p text:style-name="P322">The decoration was simply wonderful, accompanied by a very funereal organ ambiance music.</text:p>
      <text:p text:style-name="P413"><text:span text:style-name="T33">The three boys were going to enter when someone briskly passed by them, jostling Kevin incidentally. Somebody with </text:span><text:span text:style-name="T71">a strong</text:span><text:span text:style-name="T33"> </text:span><text:span text:style-name="T71">garlic</text:span><text:span text:style-name="T33"> smell, a purple turban, and a dark aura.</text:span></text:p>
      <text:p text:style-name="P322">“Troll – in the dungeons – thought you ought to know”</text:p>
      <text:p text:style-name="P323"><text:soft-page-break/>Vlad and Neville exchanged a look before jeering when they saw their courageous Defence professor faint in the middle of the Great Hall as screams rose up. Kevin was standing back up while dusting himself, cursing against the lack of good manners.</text:p>
      <text:p text:style-name="P323">“Godric would eat his hat if he saw the courage of his griffins,” Vlad sneered, observing the table of the red-and-golds, who were panicking.</text:p>
      <text:p text:style-name="P414"><text:span text:style-name="T33">They slipped </text:span><text:span text:style-name="T72">in</text:span><text:span text:style-name="T33"> a corner of the entryway and observed the sudden stampede.</text:span></text:p>
      <text:p text:style-name="P323">“For sure. However, I think Salazar would be proud of his snakes…” Neville said, pointing to the table of the green-and-silvers who were calmly getting out of the Hall under the orders of their Prefects, passing by them and greeting them with a nod.</text:p>
      <text:p text:style-name="P414"><text:span text:style-name="T33">“Tell me… isn't Granger missing from the table?” Vladmir noted, </text:span><text:span text:style-name="T72">straightening.</text:span></text:p>
      <text:p text:style-name="P324">“I've heard that girls in her class made her cry,” Kevin sighed.</text:p>
      <text:p text:style-name="P324">“According to Pansy, the Mudbl… the Muggle-born has hidden herself in the girl's bathrooms on the second floor to lament.”</text:p>
      <text:p text:style-name="P324">“Well, hello Draco,” Kevin smiled to the snake who had stopped in front of them, hands in his pockets and relaxed in appearance, even though a sparkle of worry shone in his eyes. “Might be best to tell on a professor,” the small Ravenclaw continued.</text:p>
      <text:p text:style-name="P324">“You'll do that yourself,” the blond disdainfully sniffed. “I did my good deed for the day.”</text:p>
      <text:p text:style-name="P325">And he abandoned them there after greeting them with a hand gesture, going to his bodyguards and his bulldog-headed fiancée.</text:p>
      <text:p text:style-name="P325">“Tell me, what does a troll look like?” Kevin finally asked as he followed Neville. The Gryffindor seemed to want to look for his house mate himself instead of telling on the professors, who were visibly overwhelmed by the collective hysteria of the students.</text:p>
      <text:p text:style-name="P325">“An ugly greenish thing, 4 to 5 metres tall and that smells like out-of-order toilets. Generally, you smell them before seeing them.”</text:p>
      <text:p text:style-name="P325">“Like this horrible smell?” Kevin mumbled, putting his cloak up to his nose.</text:p>
      <text:p text:style-name="P325">“Exactly!” Vladmir joyfully exclaimed.</text:p>
      <text:p text:style-name="P415"><text:span text:style-name="T33">“It's going to the second floor,” </text:span><text:span text:style-name="T73">Neville noted while sniffing the air. “The smell is stronger that way.”</text:span></text:p>
      <text:p text:style-name="P415"><text:span text:style-name="T73">“I thought it was in the dungeons… A troll's not </text:span><text:span text:style-name="T14">that</text:span><text:span text:style-name="T73"> fast.”</text:span></text:p>
      <text:p text:style-name="P326">“A diversion?” Kevin asked with a small voice.</text:p>
      <text:p text:style-name="P327"><text:soft-page-break/>Neville and Vladmir exchanged a look, both thinking about the same thing. The third floor corridor. They were going to abandon the troll when a terrifying scream rang up. Kevin slipped behind the young Russian.</text:p>
      <text:p text:style-name="P416"><text:span text:style-name="T33">“Vlad… were you initiated?” Neville whispered, </text:span><text:span text:style-name="T74">rapidly approaching the toilets when sounds of broken tiling resounded.</text:span></text:p>
      <text:p text:style-name="P328">“Yeah, why?”</text:p>
      <text:p text:style-name="P328">“Because it means you've already killed,” Neville whispered. “I didn't.”</text:p>
      <text:p text:style-name="P328">“Well, you have to start somewhere,” the Russian retorted. “After all, a troll doesn't think.”</text:p>
      <text:p text:style-name="P416"><text:span text:style-name="T74">“Trolls </text:span><text:span text:style-name="T15">do</text:span><text:span text:style-name="T74"> think,” </text:span><text:span text:style-name="T75">the Gryffindor took offence.</text:span></text:p>
      <text:p text:style-name="P329">“As much as a three-headed dog thinks.”</text:p>
      <text:p text:style-name="P330">The screams began anew and Neville rushed in the room, rapidly followed by the two Ravenclaws. And the display in front of their eyes was impressive.</text:p>
      <text:p text:style-name="P330">The girls' bathrooms were in ruins. Water flowed everywhere and wooden and china pieces were blanketing the room. In the middle of all this, Hermione had probably lost her wand in the debris and was hiding as good as she could under the shattered washbasins.</text:p>
      <text:p text:style-name="P330">Neville groaned when he saw the troll raise its club while he got his wand out of his pocket.</text:p>
      <text:p text:style-name="P330">“Oi! Ugly! Look this way! Hey ho!”</text:p>
      <text:p text:style-name="P330">Kevin was jumping in the entrance, making great signs with his arms to catch the troll's attention.</text:p>
      <text:p text:style-name="P417"><text:span text:style-name="T33">“</text:span><text:span text:style-name="T5">Lumos</text:span><text:span text:style-name="T33">!” </text:span><text:span text:style-name="T76">Neville cried as the troll was looking at Kevin with a dazed face. He roared when he was blinded and shacked his club around.</text:span></text:p>
      <text:p text:style-name="P331">“Mione, step back! Kev, don't get too close!”</text:p>
      <text:p text:style-name="P332">The lioness rapidly obeyed and slipped behind Neville as Kevin was driving the troll up the wall, with help from Vladmir. Fast, they moved in all directions to catch its attention, allowing the Gryffindors to withdraw to the door. As soon as they were out of the troll's reach, Vlad got his wand out and rose it, focused.</text:p>
      <text:p text:style-name="P418"><text:span text:style-name="T33">“</text:span><text:span text:style-name="T5">Stupefix</text:span><text:span text:style-name="T33">,” he whispered before he cursed when the spell bounced back on the thick skin of the troll.</text:span></text:p>
      <text:p text:style-name="P332">“We have to get it down!” Kevin exclaimed. “The floor is slippery, we have to push it!”</text:p>
      <text:p text:style-name="P418"><text:span text:style-name="T33">“</text:span><text:span text:style-name="T5">Accio</text:span><text:span text:style-name="T33"> Hermione's wand!”</text:span></text:p>
      <text:p text:style-name="P332">Neville caught the wand that flew to him and threw it to his house mate.</text:p>
      <text:p text:style-name="P418"><text:span text:style-name="T33">“Do you know </text:span><text:span text:style-name="T77">D</text:span><text:span text:style-name="T5">epulso</text:span><text:span text:style-name="T33">?”</text:span></text:p>
      <text:p text:style-name="P332"><text:soft-page-break/>“In theory,” Hermione stammered.</text:p>
      <text:p text:style-name="P332">A cry of pain rang out and they saw Kevin clinging to the troll's head, his wand deeply stuck inside its nose. How the hell did he get up there?</text:p>
      <text:p text:style-name="P332">“The eye would have been better,” Neville cried out. “Jump!”</text:p>
      <text:p text:style-name="P418"><text:span text:style-name="T33">“</text:span><text:span text:style-name="T126">Freeze</text:span><text:span text:style-name="T132">,” Vladmir whispered, using Slavic magic to transform the water on the floor into a huge frozen surface. At the same time, Kevin jumped off the troll as it lost its balance.</text:span></text:p>
      <text:p text:style-name="P418"><text:span text:style-name="T132">“</text:span><text:span text:style-name="T29">Wingardium Leviosa</text:span><text:span text:style-name="T132">” Hermione yelled, slowing down the fall of the small Ravenclaw, who joined them immediately as the troll got back up tediously on the slippery floor. Vlad, Kevin, and Neville exchanged a look before raising their wands, followed by Hermione, more hesitant.</text:span></text:p>
      <text:p text:style-name="P418"><text:span text:style-name="T132">“</text:span><text:span text:style-name="T138">D</text:span><text:span text:style-name="T29">epulso</text:span><text:span text:style-name="T132">!” they all yelled. The troll caught all four spell with its torso and was thrown back with a tremendous speed against the wall. </text:span><text:span text:style-name="T133">A sinister </text:span><text:span text:style-name="T134">snap rose up as the entire castle seemed to tremble from the foundations up. Then, as in slow motion, the troll fell down in a thunder-like noise. Its head had taken a weird angle.</text:span></text:p>
      <text:p text:style-name="P418"><text:span text:style-name="T134">“Is…</text:span><text:span text:style-name="T135"> is it?” Hermione stuttered.</text:span></text:p>
      <text:p text:style-name="P418"><text:span text:style-name="T135">“</text:span><text:span text:style-name="T127">Melt</text:span><text:span text:style-name="T135">,” Vladmir sighed while waving his wand to the floor, where the iced immediately became water again to allow them to move safely. He then approached the troll and pulled Kevin's wand before wiping it on the troll's dirty loincloth.</text:span></text:p>
      <text:p text:style-name="P365">“Dead,” he assented, throwing the wand back to its owner.</text:p>
      <text:p text:style-name="P366">Heels cracked in the entrance and the tree boys pointed their wands to the entryway and exchanged a glance when they saw McGo's furious face. The sudden kindness of the afternoon had already seemed to vanish…</text:p>
      <text:p text:style-name="P366">“Dead,” Snape flatly announced, looking darkly at the four first-years. “Broken neck, it seems.”</text:p>
      <text:p text:style-name="P419"><text:span text:style-name="T132">Vladmir, keeping his contrite face of a </text:span><text:span text:style-name="T136">student caught red-handed, trying not to frown when he noted the severe limp of the Potions professor. He caught a glimpse of a wound at Snape's leg when he stood up, quickly hidden by a crease of his cloak. How the hell did he wound himself like that? Did he have anything to do with the troll diversion?</text:span></text:p>
      <text:p text:style-name="P419"><text:span text:style-name="T136">“What </text:span><text:span text:style-name="T137">took you?” the Lion Head suddenly burst. “You should by in your dormitories and by Merlin, you should consider yourselves lucky to be alive! Kemenov, you are always in the wrong place at the wrong moment, as if…”</text:span></text:p>
      <text:p text:style-name="P367">“It's my fault madam,” Hermione courageously cut her up as Snape and McGo looked daggers at Vladmir.</text:p>
      <text:p text:style-name="P367">“Wha… Miss Granger?” the Transfiguration professor asked, stunned.</text:p>
      <text:p text:style-name="P367">“I… I wasn't at the feast and they wanted to warn me…”</text:p>
      <text:p text:style-name="P367"><text:soft-page-break/>“The troll was supposed to be in the dungeons and you were overwhelmed,” Kevin added with aplomb.</text:p>
      <text:p text:style-name="P419"><text:span text:style-name="T137">“And without them, I would surely look like… that,” she completed, pointing a trembling finger at the dead troll on the floor. “They made a diversion to help me reach the exit and when the troll came our way, we cast a </text:span><text:span text:style-name="T138">banishing</text:span><text:span text:style-name="T137"> </text:span><text:span text:style-name="T138">charm</text:span><text:span text:style-name="T137">.”</text:span></text:p>
      <text:p text:style-name="P420"><text:span text:style-name="T137">N</text:span><text:span text:style-name="T132">eville gave a discreet smile as Vladmir thanked her with a nod. </text:span><text:span text:style-name="T138">Snape's look changed, from furious to strange. A kind of morbid curiosity.</text:span></text:p>
      <text:p text:style-name="P368">“A banishing charm,” he repeated with a drawling voice. “It's not in the first year curriculum.”</text:p>
      <text:p text:style-name="P368">“Er, no,” Neville answered, slightly trembling. “But my grand-mother taught me before I got into Hogwarts, to defend myself, and Hermione is very clever…”</text:p>
      <text:p text:style-name="P368">“An Kemenov and Entwhistle are Ravenclaws,” a small high and filled with proud voice intervened. “As with all my eaglets, they master the basis of second-year to fourth-year charms.”</text:p>
      <text:p text:style-name="P420"><text:span text:style-name="T138">“Messrs Kemenov, Longbottom and Entwhistle, your deplorable attitude will cost you 5 points each,” the Potions professor finally said with a </text:span><text:span text:style-name="T139">contemptuous smile,” for not having told the teachers about your departure and Miss Granger's absence, who also loses 5 points for being absent from the feast that was compulsory.”</text:span></text:p>
      <text:p text:style-name="P420"><text:span text:style-name="T139">“And you win 10 points for both your Houses for having beaten an adult troll,” Flitwick countered with a mocking smile, setting the hourglasses back. “Now go to your common ro</text:span><text:span text:style-name="T140">o</text:span><text:span text:style-name="T139">ms.”</text:span></text:p>
      <text:p text:style-name="P421"><text:span text:style-name="T139">T</text:span><text:span text:style-name="T132">he four students decided they would leave quickly in the corridors and stopped in the Entry Hall, void of any other presence.</text:span></text:p>
      <text:p text:style-name="P421"><text:span text:style-name="T132">“By the way Mione, according to Parkinson, you were… </text:span><text:span text:style-name="T141">upset,” Neville nicely formulated. “Is it because of Ron?”</text:span></text:p>
      <text:p text:style-name="P369">“Weasley? Well, with his legendary tactfulness and sensitivity,” Vlad sighed as Hermione nodded. “Don't listen to him Granger, that guy may be nice, but he's a true oaf, narrow-minded and idiotic.”</text:p>
      <text:p text:style-name="P421"><text:span text:style-name="T141">“His only quality is that he's </text:span><text:span text:style-name="T142">open-minded on certain subjects,” Neville agreed.</text:span></text:p>
      <text:p text:style-name="P370">“He reproaches me for displaying my knowledge and…”</text:p>
      <text:p text:style-name="P370">“You have knowledge and you cut Gryffindor in for it. Without you, we'd be the last House for the Cup.”</text:p>
      <text:p text:style-name="P370">“But…”</text:p>
      <text:p text:style-name="P370">“Hey, would you like to bet?” Vladmir exclaimed, smiling, cutting the lioness up.</text:p>
      <text:p text:style-name="P371">“What kind of bet?” Neville asked, wary.</text:p>
      <text:p text:style-name="P370"><text:soft-page-break/>“If Granger refrains herself from answering in class for a week, we must do a forfeit for you. One each,” Kevin smiled.</text:p>
      <text:p text:style-name="P370">“Within reason,” Vlad added, looking wearily at Neville.</text:p>
      <text:p text:style-name="P370">“But…” Hermione protested as the boy were shaking their hands to conclude the bet. Seeing the supplicating looks from Kevin and Neville, she smiled and agreed herself.</text:p>
      <text:p text:style-name="P422"><text:span text:style-name="T132">“</text:span><text:span text:style-name="T143">You'll see Granger, Weasley is going to beg you </text:span><text:span text:style-name="T144">to re-take your Know-it-all attitude,” Vlad sneered. “In the meantime, have a nice night and see you tomorrow.”</text:span></text:p>
      <text:p text:style-name="P372">He promptly went to his tower, lost in his thoughts far from the bet. A troll in Hogwarts… next time, what would it be? A dragon?</text:p>
      <text:p text:style-name="P563"><text:span text:style-name="T132">.</text:span><text:span text:style-name="T144">oOo.</text:span></text:p>
      <text:p text:style-name="P372">Katya observed attentively the metal gates of the vast manor in front of her. Built out of a dark stone, the imposing abode was still somehow delicate in the details of its architecture, typically Gothic. The letter from Vladmir which she had received two hours earlier had decided her to act. It was time to pull a few strings.</text:p>
      <text:p text:style-name="P423"><text:span text:style-name="T132">“</text:span><text:span text:style-name="T126">I prefer the Kemenov Palace</text:span><text:span text:style-name="T132">,” Sergei signed, looking at the alleyway in front of them, void of any weed or autumnal leaf, despite the fact that the centuries-old trees had colourful seasonal foliage. The lawns and hedges of flowerbeds in the French way near the entrance had the same immaculate look.</text:span></text:p>
      <text:p text:style-name="P423"><text:span text:style-name="T132">“</text:span><text:span text:style-name="T126">Life in the countryside has its merits</text:span><text:span text:style-name="T132">,” </text:span><text:span text:style-name="T145">the Russian Lady retorted, slipping a hand inside the wizarding robe with the coat of arms of her family, smoothing an imaginary crease on the immaculate midnight blue fabric. “</text:span><text:span text:style-name="T128">Far from the noisy city, without any visual or other sensory pollution, and other fun things you get when you live in a city</text:span><text:span text:style-name="T145">.”</text:span></text:p>
      <text:p text:style-name="P423"><text:span text:style-name="T145">“</text:span><text:span text:style-name="T128">You have the Summer Palace for that</text:span><text:span text:style-name="T145">,” the vampire sneered. “</text:span><text:span text:style-name="T128">Shall we announce ourselves</text:span><text:span text:style-name="T145">?”</text:span></text:p>
      <text:p text:style-name="P424"><text:span text:style-name="T132">Katya nodded, observing the sum timidly </text:span><text:span text:style-name="T146">piercing the morning mist. The vampire, </text:span><text:span text:style-name="T147">insensitive to the sun, approached the gate and brushed them, giving their names audibly. Immediately, the heavy metal gates with stylized coats of arms pivoted to let the visitors pass through.</text:span></text:p>
      <text:p text:style-name="P425"><text:span text:style-name="T132">The young woman moved forward, watched by Sergei who followed her, taking a formal distance of two steps to her </text:span><text:span text:style-name="T148">right. They slowly paced on the path of grey slabs, taking the time to admire the gardens, feeling the look of their hosts despite the distance. The protocol rules of the English nobility ruled the official meetings, especially the first ones. They thus had to respect them. They thus had to announce themselves again to a House Elf wearing the steward gown, that guided them in the meanders of the immense dwelling.</text:span></text:p>
      <text:p text:style-name="P373">A few minutes after, the two Russians were introduced into a small drawing room were a couple were expecting them. The man, about forty years old, was nonchalantly leaning on a silver cane and <text:soft-page-break/>was observing the gardens from a large luminous window. At his side, a slender woman with pure blond hair was standing nobly in the middle of the room and was displaying an appropriate face. Smiling, but false. She welcomed them with a delicate nod and waited for her husband to turn to them. He nearly immediately pivoted and looked at his guests with a striking and highly scheming stormy grey glance.</text:p>
      <text:p text:style-name="P426"><text:span text:style-name="T132">“Lady Kemenov, you are welcome in my humble abode,” he said, stepping forward to take the gloved hand of the young woman and kissing it delicately. “After I have so much heard </text:span><text:span text:style-name="T149">about your renowned family, I can only be delighted to finally meet a Kemenov. Your reputation goes far beyond Russia in certain milieus.”</text:span></text:p>
      <text:p text:style-name="P374">“You flatter me, Lord Malfoy.”</text:p>
      <text:p text:style-name="P374">“<text:span text:style-name="T417">I am also delighted to meet a Clan Chief as powerful as you are, Knyaz Pokhastovine,” using the Russian title while shaking the vampire’s cold hand. He bowed slightly in response, before giving Narcissa Malfoy a very toothy smile.</text:span></text:p>
      <text:p text:style-name="P374">“<text:span text:style-name="T417">Milady”, he smiled, taking a step toward her to gallantly bow before her. “Your legendary beauty is only the pale reflection of the truth.”</text:span></text:p>
      <text:p text:style-name="P374">“<text:span text:style-name="T417">Your compliment risks making me blush, Milord”, she answered with a tense smile.</text:span></text:p>
      <text:p text:style-name="P375">Sergei loved making <text:span text:style-name="T418">the people opposite feel uncomfortable, and the witch visibly did terribly so, giving out a frightened smell perfectly perceptible for his vampire senses. He plunged his bloody pupils in the woman’s pale blue eyes.</text:span></text:p>
      <text:p text:style-name="P375">“<text:span text:style-name="T420">I would love to see you blush, Milady</text:span><text:span text:style-name="T418">,” the Clan Chief whispered, voluntarily making his accent stand out while sensually giving her a hand-kissing. “</text:span><text:span text:style-name="T420">Your blood rushing to your face would be beautiful a sight to behold. Appetising.</text:span><text:span text:style-name="T418">”</text:span></text:p>
      <text:p text:style-name="P375">“<text:span text:style-name="T420">Sergei. Stop crushing this woman with your charm</text:span><text:span text:style-name="T418">,” Katya sighed. “</text:span><text:span text:style-name="T420">And you’re fortunate they don’t understand Russian or you’d have an honour duel to deal with.</text:span><text:span text:style-name="T418"> Please excuse him,” she said to the Malfoys,” but his compliments are typically vampiric and a bit… risqué.”</text:span></text:p>
      <text:p text:style-name="P376">And Sergei savoured the slight blush on Narcissa’s cheeks, who as rapidly sent off by her husband. Business stayed business and the wives didn’t have their place there in the traditional English high society.</text:p>
      <text:p text:style-name="P376">Lucius Malfoy smiled when he bowed slightly and held his arm out for Katya to place a light hand on it and be guided and to be guided to a small sofa. She sat down on it, spreading her dress <text:span text:style-name="T430">beside her in order not to make a ruck subtly. However, she knew that the English Lord spied her every gesture.</text:span></text:p>
      <text:p text:style-name="P376">“<text:span text:style-name="T430">Would you like a cup of tea?” Lord Malfoy asked after Sergei took his place beside Katya.</text:span></text:p>
      <text:p text:style-name="P376">“<text:span text:style-name="T430">With pleasure Milord”, Katya affably smiled as Sergei accepted a glass of Firewhiskey.</text:span></text:p>
      <text:p text:style-name="P376"><text:soft-page-break/>“<text:span text:style-name="T431">Calsa.”</text:span></text:p>
      <text:p text:style-name="P377">A discreet little pop rang out and Lucius Malfoy ordered the little House Elf, with a calm voice, to bring a cup of tea for his guest. A few seconds after, she came back with a china set with the coats of arms of the Malfoys and disappeared as fast as she came. Their host stood up and served the young woman some tea himself before pouring Sergei and himself two glasses of whiskey.</text:p>
      <text:p text:style-name="P377">“What can I do for you, Lady Kemenov?” the man asked after Katya had drunk her first mouthful of tea. Katya took the time to savour it and nodded with an appreciating smile before putting her cup down on the pedestal table beside her and observing herself her host taking a sip of the liqueur.</text:p>
      <text:p text:style-name="P377">“You will congratulate Mrs Malfoy for her choice of tea. It is delicious. A white tea, surely a bai hao yin zhen…”</text:p>
      <text:p text:style-name="P377">Lucius Malfoy slowly nodded, a smirk on his lips, that Katya gave him back under <text:span text:style-name="T432">the thoughtful gaze of the vampire, who noted with attention the Lord’s every gesture.</text:span></text:p>
      <text:p text:style-name="P377">“<text:span text:style-name="T432">Your appreciations are welcome. My wife was desperate to meet a contemporary learned in tea.”</text:span></text:p>
      <text:p text:style-name="P378">They took a new swallow of their drinks and the patriarch settled deep in his armchair as Katya adjusted her robes.</text:p>
      <text:p text:style-name="P378">“I think you have a seat in the Hogwarts Board of Governors, if I remember correctly.”</text:p>
      <text:p text:style-name="P378">“Indeed”</text:p>
      <text:p text:style-name="P378">“You are thus able to make a third party enter perfectly legally.”</text:p>
      <text:p text:style-name="P378">“Indeed,” Lucius said again.</text:p>
      <text:p text:style-name="P378">Katya smiled again, the exact same smile her host had, and took her cup of tea to drink a few more mouthfuls. She <text:span text:style-name="T433">absorbed herself in the contemplation of the warm small drawing room. The tones were neutral, with some pale beige enhanced by some royal blue.</text:span></text:p>
      <text:p text:style-name="P379">After a few minutes, which were only disturbed by the sound of the cup on its saucer and the swirl of the whiskey in the glasses of the two men, Lucius Malfoy gave a real smile.</text:p>
      <text:p text:style-name="P379">“Well, Milady, how can my position help you?”</text:p>
      <text:p text:style-name="P379">“It is not help, Lord Malfoy, a quid pro quo. I hear that you want a reason to interfere in Hogwarts’ internal <text:span text:style-name="T434">business.”</text:span></text:p>
      <text:p text:style-name="P379">“<text:span text:style-name="T434">Would you thus have information on what Albus Dumbledore is scheming?”</text:span></text:p>
      <text:p text:style-name="P379">“Maybe…”</text:p>
      <text:p text:style-name="P380">Katya drank a small mouthful of tea before being gallantly given a second cup by the householder. The same ritual took place, and after her first mouthful, Katya resumed.</text:p>
      <text:p text:style-name="P380">“What do you think about magical guardianship?”</text:p>
      <text:p text:style-name="P381"><text:soft-page-break/>The noble <text:span text:style-name="T435">seemed disconcerted for a moment by the sudden question and he observed Sergei savour his drink, completely detached from the conversation; at least apparently.</text:span></text:p>
      <text:p text:style-name="P381">“<text:span text:style-name="T435">It is ill-advised to entrust the management of property and nobiliary duties to someone appointed by the Ministry. Fortunately, no noble family left their heirs without several guardians designated by way of will.”</text:span></text:p>
      <text:p text:style-name="P381">“<text:span text:style-name="T435">What if I told you that Albus Dumbledore is Harry Potter’s magical guardian?”</text:span></text:p>
      <text:p text:style-name="P381">“<text:span text:style-name="T435">That can’t be! Despite my many disagreements with James Potter, I have to admit he was not stupid. He would never have trusted Albus Dumbledore with the management of his vaults and Lord seat. He didn’t trust him quite like the public opinion thought he did.”</text:span></text:p>
      <text:p text:style-name="P382">Katya smiled, seeing Lord Malfoy sure of himself and quite a bit offended by this idea. She waited playfully for him <text:span text:style-name="T436">to drink a mouthful of whiskey to recover from his sputter/</text:span></text:p>
      <text:p text:style-name="P382">“<text:span text:style-name="T436">Indeed. He didn’t. James would never have left the magical guardianship to this man. He seized it through a Wizengamot vote.”</text:span></text:p>
      <text:p text:style-name="P383">Lucius Malfoy choked on his glass and hid his coughing fit behind a surprised throat clearing; as Sergei was hiding is own amusement behind his glass.</text:p>
      <text:p text:style-name="P383">“I beg your pardon?”</text:p>
      <text:p text:style-name="P383">“Through a Wizengamot vote, he was appointed as magical guardian for Harry James Potter.”</text:p>
      <text:p text:style-name="P383">“Potter would never have left his only son and heir without any protection. I would put my title to the risk betting there <text:span text:style-name="T5">is </text:span>a will at Gringott’s! Furthermore, I would have been informed of such a vote!”</text:p>
      <text:p text:style-name="P383">Katya smiled again at his vehemence. Despite all their rancour and diverging opinions, James and Lucius always had a certain respect for each other, at the discreet manner of Pure<text:tab/>-blood society.</text:p>
      <text:p text:style-name="P383">“Not if you were struggling for your liberty after the sudden fall of Voldemort”, said Katya, amused at the shiver of the noble. “And I have proof that Albus Dumbledore his the presence of James Potter’ and Lily Evans-Potter’s will to seize the guardianship of their son.”</text:p>
      <text:p text:style-name="P383"/>
      <text:h text:style-name="P550" text:outline-level="1"><text:bookmark-start text:name="__RefHeading___Toc4002_3678125765"/>Chapter 11: The day of the dead<text:bookmark-end text:name="__RefHeading___Toc4002_3678125765"/></text:h>
      <text:h text:style-name="P537" text:outline-level="3"/>
      <text:p text:style-name="P152">Vladmir was taking his breakfast. For a Saturday morning, the room was surprisingly full of live. No doubt it was because on the day after Halloween, the professors gave a surprise Hogsmeade weekend out. The students, excited, had abandoned the classical uniform for wizarding robes, muggle outfits, or even surprising mix of both. Vladmir had chosen a traditional Russian outfit, with a large shirt embroidered with the colours of his family, and secured at the waist by a large belt. His loose pants <text:span text:style-name="T437">and his boots were also a change from the close-fitting English outfits. And to complete this all, Vlad had put on his shoulders a heavy fur-lined cloak.</text:span></text:p>
      <text:p text:style-name="P153">Many had commented on his way, but Vladmir didn’t care. Today, he was going to celebrate his dead, and he was duty-bound to wear a traditional outfit for the occasion. Lost in his thoughts and his cup of tea, he suddenly felt a freezing breeze in his neck.</text:p>
      <text:p text:style-name="P153">“<text:span text:style-name="T419">Let the party begin…</text:span><text:span text:style-name="T438">” a familiar voice whispered.</text:span></text:p>
      <text:p text:style-name="P153"><text:span text:style-name="T438">“</text:span><text:span text:style-name="T419">Sergei?</text:span><text:span text:style-name="T438">”</text:span></text:p>
      <text:p text:style-name="P154">A mocking laugh resounded in his ears, while in the doorway, three outlines appeared. After a few seconds—enough time for the first students to notice them—they slowly entered and Vladmir could recognise them. A large smile split his face and he turned his attention to the platform, staring at Snape and the other professors.</text:p>
      <text:p text:style-name="P153"><text:span text:style-name="T438">Oh yes, let the party begin… Albus Dumbledore was, in peace and quiet, eating something utterly disgusting: a treacle, </text:span><text:span text:style-name="T439">lemon ad bacon pie; while discussing with his deputy headmistress who savoured a tea. Pomona Sprout was debating intensely with Professor Sinistra, one of her colleagues. It was Quirell that noticed that guests were arriving their way while bringing a toast to his mouth. He froze in a grotesque position, which alerted Severus Snape, who was drinking a coffee and keeping an eye on him, his face frankly nasty. Turning his gaze to the visitors, he grunted and straightened up, but Dumbledore was already standing up, his eyes wide opened.</text:span></text:p>
      <text:p text:style-name="P153"><text:span text:style-name="T439">“James?” the venerable headmaster </text:span><text:span text:style-name="T440">stuttered, as cries of surprise rose up from the professors.</text:span></text:p>
      <text:p text:style-name="P155">“Potter”, Snape spit out, standing up. “That’s not possible. He is dead and buried!”</text:p>
      <text:p text:style-name="P156">This time, whispers spread across all four house tables, astounded by Dumbledore’s sudden paleness and the vehemence of their Potions Professor. The name ‘Potter’ began circulating and glances turned to Vladmir who was, peacefully leaning on his hand, observing with delight the spectacle happening before him.</text:p>
      <text:p text:style-name="P170"><text:span text:style-name="T438">At the centre of the trio, the one </text:span><text:span text:style-name="T441">called Potter had a sneering smile that made their hazel eyes sparkle. Wearing </text:span><text:span text:style-name="T442">loose, beautifully crafted pants, tucked into heavy, black leather boots, and a </text:span><text:soft-page-break/><text:span text:style-name="T442">matching wide cashmere </text:span><text:span text:style-name="T443">jumper</text:span><text:span text:style-name="T442"> </text:span><text:span text:style-name="T443">with a [right-shifted] collar; the newcomer wore dark-brow-lined combat robes, fur matching their eyes and short dishevelled hair.</text:span></text:p>
      <text:p text:style-name="P157">At their side, falsely leaning on a silver cane, beautifully pale with his long hair detached, Lucius Malfoy had the exact same contemptuous smile. The last man kept a fixed grin, which was showing two canines… Sergei was savouring the fear of the children around him, while scanning the hundreds of terrified children with his blood-injected eyes.</text:p>
      <text:p text:style-name="P171"><text:span text:style-name="T438">“Lucius,” the headmaster </text:span><text:span text:style-name="T444">resumed, signalling his professors to the ones that took their wands out when they saw the vampire to lower them. “To what do I owe this visit from you on this beautiful Saturday morning? A problem with the governors? And how dare you introduce a vampire in the school?”</text:span></text:p>
      <text:p text:style-name="P172"><text:span text:style-name="T438">The smile on the lord’s face widened, </text:span><text:span text:style-name="T445">making all the professors anxiously shiver. Until then, Hogwarts used to be independent, despite the numerous attempts of the Ministry and of the Board of Governors to meddle with the teaching in the school. Malfoy’s face made them fear the worst.</text:span></text:p>
      <text:p text:style-name="P158">To their great surprise, Lord Malfoy didn’t answer, but he let the perfect doppelgänger of the late James Potter pass before him. Well, perfect… They seemed more delicate and thin…</text:p>
      <text:p text:style-name="P173"><text:span text:style-name="T438">“Albus Dumbledore…” Katya purred, walking through the Great Hall with a feline grace. “May I know how a politician like you manages to </text:span><text:span text:style-name="T446">carry out so many positions without neglecting any of them? Oh well, excuse me! Apparently, making sure the students are safe is too much, according to yesterday evening’s rout.”</text:span></text:p>
      <text:p text:style-name="P159">Albus Dumbledore straightened up as much as he could as the unknown person was coming to the Professors’ table, squinting in worry, but also in anger. An enormous doubt had just parked in his mind about the identity of this James Potter doppelgänger. He looked down his nose at them, his half-moon-shaped glasses scanning the newcomer.</text:p>
      <text:p text:style-name="P159">“Who might you be, sir, to allow yourself to criticise me?”</text:p>
      <text:p text:style-name="P174"><text:span text:style-name="T438">“A regrettable </text:span><text:span text:style-name="T447">oversight on my part”, Lord Malfoy intervened, getting to the table himself. “Albus, allow me to introduce to Lady Katya Annapovna Kemenov, matriarch of the Potter family and aunt to Vladmir Kemenov. And the vampire escorting her is Knyaz Sergei Dimitrovitch Pokhastovine. As her chief of security, I have estimated that his presence was acceptable.”</text:span></text:p>
      <text:p text:style-name="P160">A cry of terror rang out as Quirell was trying to disappear in his seat. Obviously, the Defence Against Dark Arts professor had understood which vampire he was, as had all the Professors, seeing their wary glances directed at him.</text:p>
      <text:p text:style-name="P175"><text:span text:style-name="T438">“The students’ families are not allowed in the school’s enclosure”, Severus Snape sourly </text:span><text:span text:style-name="T448">pointed out.</text:span></text:p>
      <text:p text:style-name="P161">“They are if they are escorted by a governor to let the headmaster know about any legal procedure against Hogwarts or a Professor”, Lord Malfoy announced, his amusement sharply audible.</text:p>
      <text:p text:style-name="P161"><text:soft-page-break/>“What is your link with James Potter?” Minerva McGonagall suddenly asked in a toneless voice.</text:p>
      <text:p text:style-name="P162">Katya looked daggers at her, meticulously looking at the severe woman in front of her. To answer or not, that was the question.</text:p>
      <text:p text:style-name="P162">“It doesn’t concern you in the slightest, Minerva McGonagall… And I think a conversation with you is also needed,” she whispered.</text:p>
      <text:p text:style-name="P162">“What kind of complaint?” Albus Dumbledore asked with a low voice.</text:p>
      <text:p text:style-name="P162">He was feeling that something bad was going to happen. However, he couldn’t know exactly what. And the question Minerva asked was primordial. The resemblance was too much to assume she was not member of the Potter family by blood. But what was her link with James Potter? A cousin? A sister?</text:p>
      <text:p text:style-name="P176"><text:span text:style-name="T438">“I think you might not want to hear all her accusations in the middle of the Great Hall”, Lucius Malfoy said, </text:span><text:span text:style-name="T449">amused, observing the students around them, especially the Slytherins and Ravenclaws that were listening to the conversations at the professors’ table. “Nor the reasons of her reproach on you.”</text:span></text:p>
      <text:p text:style-name="P163">“I thought you were joking, Lucius… A compliant against Albus?” Snape spat, straightening up himself. “You are ridiculous, he his the best headmaster Hogwarts had in decades!”</text:p>
      <text:p text:style-name="P176"><text:span text:style-name="T449">“As greasy as my brother said he was… Stay put, Severus, your turn will come soon”, Katya growled menacingly. “My complaint is not on his status as Hogwarts’ Headmaster, </text:span><text:span text:style-name="T30">but</text:span><text:span text:style-name="T150"> I will change that fact soon with the troll incident!”</text:span></text:p>
      <text:p text:style-name="P177"><text:span text:style-name="T132">The Potions Professor kept a blank face even if his eyes overflew with rage, but Sergei, silent and attentive as always, </text:span><text:span text:style-name="T151">noticed the glance he gave Lord Malfoy with the corner of his eyes, and the Lord unnoticeably shook his head in response.</text:span></text:p>
      <text:p text:style-name="P177"><text:span text:style-name="T151">“</text:span><text:span text:style-name="T129">They know each other</text:span><text:span text:style-name="T151">”, the vampire observed calmly as Vladmir approached him. The young boy, openly amused by the scene before him, had decided to catch up to his friend.</text:span></text:p>
      <text:p text:style-name="P177"><text:span text:style-name="T151">“</text:span><text:span text:style-name="T129">The Potions Professor is the godfather to Malfoy’s son</text:span><text:span text:style-name="T151">”, Vladmir told him softly. “</text:span><text:span text:style-name="T129">I can understand his attachment to the headmaster, but to refuse to believe he can be filed a complaint…</text:span><text:span text:style-name="T151">”</text:span></text:p>
      <text:p text:style-name="P177"><text:span text:style-name="T151">“</text:span><text:span text:style-name="T129">This man nearly venerates and hates him at the same time. The sentiments he gives off are very weird</text:span><text:span text:style-name="T151">”, </text:span><text:span text:style-name="T152">Sergei responded, analysing the professors’ auras.</text:span></text:p>
      <text:p text:style-name="P112">They felt a curious look on them, and turned to meet a grey gaze. Vladmir gave him a low blow.</text:p>
      <text:p text:style-name="P112">“Lord Malfoy, I am honoured to meet you.”</text:p>
      <text:p text:style-name="P178"><text:span text:style-name="T132">“So am I, Lord Potter”, the aristocrat answered, bowing his head to the young boy, before refocussing on Albus Dumbledore. The Headmaster was looking like he was going to have a heart attack in the middle of the room, with his pale skin and his wide-open eyes. Apparently, Katya had </text:span><text:soft-page-break/><text:span text:style-name="T132">dropped her bomb during their little conversation: her complaint for abusive usage of the prerogatives of Chief Warlock of the Wizengamot. And Vladmir knew his aunt well. She would file another complaint for the incompetence of Dumbledore </text:span><text:span text:style-name="T153">as</text:span><text:span text:style-name="T132"> Headmaster of Hogwarts.</text:span></text:p>
      <text:p text:style-name="P179"><text:span text:style-name="T132">Vlad gazed around him. Judging by the number of whispers </text:span><text:span text:style-name="T154">around the tables, this story would go round Hogwarts in no time, and Great-Britain even faster when parents get involved. Some should already have taken offence at the troll incident in one of the seemingly most secure place in all of the United Kingdom and Ireland; and some might take advantage of the lawsuit to stave the headmaster in a little more.</text:span></text:p>
      <text:p text:style-name="P113">“Albus, Lady Kemenov would like to fix an appointment to discuss this calmly. Tonight, preferably.”</text:p>
      <text:p text:style-name="P179"><text:span text:style-name="T154">“Why tonight?” the headmaster asked, surprised, regaining his composure relatively rapidly after the announcement and thinking at full speed. ‘If she was indeed James Potter’s sister, she could only be a half-sister. Dorea Black-Potter only had a son. Yes, that was that. She must have been born outside of marriage on Charlus’s side, hence the resemblance. She was only a bastard because Charlus Potter never </text:span><text:span text:style-name="T155">acknowledged</text:span><text:span text:style-name="T154"> a daughter. </text:span><text:span text:style-name="T155">This Kemenov had in reality no legal right whatsoever on Vladmir.’</text:span></text:p>
      <text:p text:style-name="P114">The relief was only visible for a split second, but Katya noticed it and worried about it. What kind of weird idea could that old man’s mind have devised?</text:p>
      <text:p text:style-name="P180"><text:span text:style-name="T132">“Family business to settle,” Katya finally answered. “Heads of House McGonagall and Flitwick know. An exceptional out trip applicatio</text:span><text:span text:style-name="T156">n</text:span><text:span text:style-name="T132"> for both Neville Longbottom and Vladmir Kemenov has been filed and accepted.”</text:span></text:p>
      <text:p text:style-name="P114">“But…”</text:p>
      <text:p text:style-name="P180"><text:span text:style-name="T132">“Mrs Kemenov has filed this application nearly a month ago,” </text:span><text:span text:style-name="T156">Flitwick intervened, “I had told you about it and you accepted.”</text:span></text:p>
      <text:p text:style-name="P115">“You had also agreed to Augusta’s request,” McGonagall declared, looking like she had just swallowed a lemon whole. “Even if I didn’t know it was because of the same reason.”</text:p>
      <text:p text:style-name="P115">“Lady Longbottom has filed an out trip application for her grandson. The reason is none of your concern,” Lord Malfoy took offence, visibly crossed by the school interference in strictly familial concerns. He also noticed Albus’ calculation look on Katya and Vladmir was also worried about the old fool’s intentions.</text:p>
      <text:p text:style-name="P115">“To get back to this meeting, Headmaster, would tonight at 5 pm be acceptable?” Katya asked, raising an eyebrow.</text:p>
      <text:p text:style-name="P116">Albus Dumbledore only nodded, his eyes sparkling once more. He had a whole day to prove that Katya was not legally allowed to take care of Harry Potter, or any other name he might bear.</text:p>
      <text:p text:style-name="P116"><text:soft-page-break/>“Professor Flitwick, Lucius, can I also count on you?”</text:p>
      <text:p text:style-name="P181"><text:span text:style-name="T132">It didn’t take long for the two men to accept despite the menacing looks from the headmaster. Katya gave him a sneering smile, before getting to her nephew, still next to Sergei. It didn’t take the Ravenclaws sitting next to them long to </text:span><text:span text:style-name="T157">note that the discreet motifs on the clothes were identical, assuring they belonged to one specific clan. Red, black, silver and gold… Strong and powerful colours for a family that surely was as much.</text:span></text:p>
      <text:p text:style-name="P181"><text:span text:style-name="T157">“</text:span><text:span text:style-name="T130">Shall we go, Kitty?</text:span><text:span text:style-name="T157">”</text:span></text:p>
      <text:p text:style-name="P181"><text:span text:style-name="T157">“</text:span><text:span text:style-name="T130">I don’t need to take anything more with me, and Neville is ready.</text:span><text:span text:style-name="T157">”</text:span></text:p>
      <text:p text:style-name="P117">Indeed, the young Gryffindor had put on a classical well-made wizard’s robe, as was fit for his rank, and was waiting calmly at his table. He was clashing quite a bit with the rest of the Gryffindors, most of whom wore a simple jumper and trousers.</text:p>
      <text:p text:style-name="P117">Katya nodded and came to the lions’ table, ignoring the many gazes following her. Vlad and Sergei went to the exit. The Russian lady had just stopped in front of Neville, who had stood up awkwardly.</text:p>
      <text:p text:style-name="P117">“Lady Kemenov,” Neville timidly said with a smile, bowing.</text:p>
      <text:p text:style-name="P117">Katya had a little laughter that rang out in the Great Hall and stretched out to warmly kiss him on both cheeks, making him blush.</text:p>
      <text:p text:style-name="P182"><text:span text:style-name="T132">“Don’t </text:span><text:span text:style-name="T158">do that Neville; for you, it’s Katya or Tya. Ready?”</text:span></text:p>
      <text:p text:style-name="P118">“Yes Ma’… Katya.”</text:p>
      <text:p text:style-name="P118">“Then off we pop!”</text:p>
      <text:p text:style-name="P119">Katya smiled at Lucius Malfoy, who had probably joined with his son at the Slytherin table, then she joined with the Russians who were waiting for them in front of the door. They left the premises under numerous whispers of both students and professors, leaving a restless headmaster behind.</text:p>
      <text:p text:style-name="P119">Katya rapidly lead them outside, ignoring the caretaker that was following them vindictively. She gave him a sneering smile at the moment they crossed the gates and addressed a more than vulgar gesture that made Neville hiccup with surprise and Vladmir sigh.</text:p>
      <text:p text:style-name="P119">“Katya!”</text:p>
      <text:p text:style-name="P119">“What? He was sent to report all our comings, goings and saying to Dumbledore. I would love to have him get this delicate message that perfectly fits my state of mind about him.”</text:p>
      <text:p text:style-name="P119">“You should have me a bit more tactful,” Sergei sneered with a thick Russian accent.</text:p>
      <text:p text:style-name="P119">“I am tactful… when I need it!” the young woman took offence, slipping an old rusty key out of her pocket. “It’s a Portkey, Neville.”</text:p>
      <text:p text:style-name="P120"><text:soft-page-break/>The young Longbottom nodded, still shocked, and moved to Vlad’s right.</text:p>
      <text:p text:style-name="P120">“In three… two… one!”</text:p>
      <text:p text:style-name="P183"><text:span text:style-name="T132">They reached out to touch the object and felt a hook </text:span><text:span text:style-name="T159">grab them as everything turned around them. The landing went smoothly, showing their habit of travel by Portkey.</text:span></text:p>
      <text:p text:style-name="P184"><text:span text:style-name="T132">Neville, curious, gazed at his surroundings, noticing the autumn-coloured countryside and the small village behind the trees. Dozens of ancient and </text:span><text:span text:style-name="T160">convoluted cottage formed a hamlet around which more imposing houses stood. A tarmacked road seemed to serve the place and a Muggle school bus left the village. It was one of those which housed both wizards and Muggles in harmony.</text:span></text:p>
      <text:p text:style-name="P121">Behind them, a high wall made of light stones stood out, linked with the village by a small paved path and etched with old runes. Vladmir smiled at Neville before silently going the old rusty grid that marked the entrance.</text:p>
      <text:p text:style-name="P185"><text:span text:style-name="T132">“</text:span><text:span text:style-name="T161">Welcome to Godric’s Hollow,” Katya smiled.</text:span></text:p>
      <text:p text:style-name="P122">And they followed Vladmir, going through the porch. It was clear despite the cold that they started to feel. Well, cold… Used as they were to Siberian cold—where Katya had a secondary residence—this start of autumn was nearly hot to the Russians, especially with their fur-lined coats. Only Neville seemed to feel a little indisposed, but a nonverbal spell from Katya helped him and he thanked her with a smile.</text:p>
      <text:p text:style-name="P186"><text:span text:style-name="T132">Silently, both boys went to a discreet alley as Katya and Sergei stopped to talk a little and they reached the wizard part of Godric’s Hollow’s cemetery. The typical granites and marbles suddenly became clean, looked after by the eternal spells of elven magic on all the domain. Flowers grew; some magical and some completely and calmingly normal. Vlad stopped in front of a small headstone hidden in a corner and </text:span><text:span text:style-name="T162">knelt before it, brushing the few leaves covering the engraved words with his hand.</text:span></text:p>
      <text:p text:style-name="P562">James Charlus Potter and Liliane Rose Potter née Evans</text:p>
      <text:p text:style-name="P562">Loving family and loved parents</text:p>
      <text:p text:style-name="P562">May Magic welcome you inside her.</text:p>
      <text:p text:style-name="P427">Neville arrived and placed himself a few yards behind Vladmir. He felt a slight discomfort that made him grimace. He had accepted his friend’s invitation to accompany him to the celebration of the dead, not knowing the importance of this ritual visit. He was just honoured his one and only friend asked him something like that.</text:p>
      <text:p text:style-name="P428">His grand-mother, when signing the <text:span text:style-name="T467">application to allow him to leave Hogwarts, had taught him the reasons of this visit on this special day for the Russian wizards. Neville had thus learned that is was an immense honour and privilege for Russians to be invited to the funereal meal of a wizarding line, </text:span><text:soft-page-break/><text:span text:style-name="T467">at the heart of the commemoration. Even if the Potters were not from Eastern Europe, their son was by adoption and he respected those age-old traditions. Augusta had warned him that the magic working then would be particular. Nearly tribal.</text:span></text:p>
      <text:p text:style-name="P428">“<text:span text:style-name="T467">Hi Mum, hi Dad,” Vlad said with a smile, brushing lightly the stag and lily motifs engraved in the stone. “It’s been a while…”</text:span></text:p>
      <text:p text:style-name="P429">Neville observed the young Russian take two flowers out of his pocket: a bright yellow one, and a scarlet one, their stalks delicately intertwined.</text:p>
      <text:p text:style-name="P429">“As always, I bring you flowers. This year, I’ve chosen a <text:span text:style-name="T468">gerbera to tell you all my love. Despite time and a second family, you still have a special place in my heart. I know I have rarely said it to you, but I love you.”</text:span></text:p>
      <text:p text:style-name="P430">Vladmir paused for a while, to get his thoughts back on track. He didn’t really remember his parents without Katya’s memories. However, his childhood emotions were still there <text:span text:style-name="T469">and sometimes resurfaced. This tenderness that enveloped him when he was sad… The amusement also, accompanied by a grave but light laugh. As if they never left him.</text:span></text:p>
      <text:p text:style-name="P430">“<text:span text:style-name="T470">The second one is for you Mum. I saw this red lily before coming and your face just came into my mind.”</text:span></text:p>
      <text:p text:style-name="P431">He placed the two stems on the pictures and brushed his mother’s name with a sad smile.</text:p>
      <text:p text:style-name="P432">“However, I chose the colours for you Dad. I’d want you to forgive me, because I’m sure you would have loved to see me sorted into Gryffindor rather than Ravenclaw. But I like both my House and Hogwarts, even if the Headmaster infuriates me…”</text:p>
      <text:p text:style-name="P432">Neville jumped when he felt Katya join them, being so invested in Vlad’s story that he didn’t hear her arrive. Sergei was visibly gone, as his presence was not needed. Th young woman smiled at him while placing a <text:span text:style-name="T471">comforting</text:span> hand on Neville’s shoulders, then she looked at the tombs. Silently, they listened to Vlad’s continuing tale. The young Gryffindor was astounded to see how much emotion Vlad transmitted <text:span text:style-name="T471">through his speech, as well as all the love for his parents, whom he never really saw. He listened as Vlad told them his first months at school and their friendship, theirs laughs, their tears… The more Neville listened, the more his friendship grew, even if he thought it would not be possible.</text:span></text:p>
      <text:p text:style-name="P433">But Vlad’s tale made him made him think so much about his own situation! They were both orphans, living behind masks, really themselves with their family and their closest friends… And Vlad thought of him as family.</text:p>
      <text:p text:style-name="P433">“I also met someone very surprising. Mum, you actually know him: Neville, your godson! I felt a bit weird when I learned that his mother was my godmother and you were Neville’s. Katya told me that we were predestined to meet each other, like cousins.”</text:p>
      <text:p text:style-name="P433"><text:soft-page-break/>Vlad signalled him to come close, and Neville hesitantly kneeled next to him. He was not used to talking to the dead like he did to the living…</text:p>
      <text:p text:style-name="P433">“Er… Hi Lily, hi James,” he whispered. “I’m Neville, <text:span text:style-name="T472">a friend…”</text:span></text:p>
      <text:p text:style-name="P433">“<text:span text:style-name="T472">The best friend…”</text:span></text:p>
      <text:p text:style-name="P433">“<text:span text:style-name="T472">Well yeah, Vlad’s best friend”, he laughed. “I was sorted into Gryffindor and we met on the train. I would have liked to be sorted into his House, but I didn’t really have that choice…”</text:span></text:p>
      <text:p text:style-name="P434">And Neville, strangely, felt that talking to this headstone was comforting, with the firm conviction in his magic that he was heard. After long minutes had passed, Vlad and Neville turned to Katya, who waited behind them, silent and impassive.</text:p>
      <text:p text:style-name="P434">As she saw they had finished, she smiled and come closer to sit on the edge of the tomb, while Vladmir searched in his pockets. He got <text:span text:style-name="T473">out </text:span>a basket and three glasses <text:span text:style-name="T473">that</text:span> <text:span text:style-name="T473">he placed on the slab, before unwrapping the contents. He slowly split some cereal bread loaves, along with some meat and vegetables, Neville looking at him, intrigued. His grand-mother had refused to tell him about the specific rituals of the ceremony, only mumbling that he was a bit young but that he needed to learn some day or another. Katya took several bottles she placed in the middle, as well as four candles. A very large one, and three small ones.</text:span></text:p>
      <text:p text:style-name="P434">“<text:span text:style-name="T474">Neville, if you don’t follow the ritual, know that you must not force yourself, okay?” Katya said with a smile.</text:span></text:p>
      <text:p text:style-name="P435">Neville nodded, weary. First his grand-mother, and now Katya? What where they up to?</text:p>
      <text:p text:style-name="P435">“You first Kitty!”</text:p>
      <text:p text:style-name="P436">Vlad nodded while grabbing the smallest bottle, from which he spread a few drops solemnly on the grave. Grabbing the second bottle, filled with a dark liquid, he made the same gesture, before being imitated by Katya, then by a very hesitant Neville.</text:p>
      <text:p text:style-name="P436">The liquids, which seemed to be oil and wine, glowed for a fraction of a second before getting absorbed by the tomb, releasing a sudden burst of magic.</text:p>
      <text:p text:style-name="P436">The Gryffindor opened his eyes wide with surprise and stumbling back. Katya caught him to prevent him from falling back. It was not Vlad’s magic, nor Katya. It seemed to come from the ground… From the tomb!</text:p>
      <text:p text:style-name="P437">Vlad smiled, then took the last bottle to pour out three glasses of a translucent liquid, explaining the ceremony to his friend. The four candles were for the ancestors, <text:span text:style-name="T475">his mother, his father, and the living. If the gifts were accepted, all would be lit at the end of the ceremony.</text:span></text:p>
      <text:p text:style-name="P437">“<text:span text:style-name="T475">On this day of the dead and by this gesture, I honour the memory of my ancestors. Together, let us remember the past and prepare the future.”</text:span></text:p>
      <text:p text:style-name="P438"><text:soft-page-break/>Vlad <text:span text:style-name="T476">spread half of his glass on the grave at the same time as Neville and Katya, and they drank down the rest in one go. Neville spat it all out, coughing, under the bursts of laughter of both the Russians. Charitable, Katya patted his back, trying to somehow muffle her laughter.</text:span></text:p>
      <text:p text:style-name="P438">“By…<text:span text:style-name="T476"> </text:span><text:span text:style-name="T16">Cough cough</text:span><text:span text:style-name="T476">… By Merlin, what is that?”</text:span></text:p>
      <text:p text:style-name="P438">“<text:span text:style-name="T477">I thought Augusta would have told you beforehand”, the Russian lady responded, her eyes gleaming with tears of laughter she was trying to hold back.</text:span></text:p>
      <text:p text:style-name="P438">“<text:span text:style-name="T477">No. </text:span><text:span text:style-name="T17">Cough cough…</text:span><text:span text:style-name="T78"> She just said I would see…”</text:span></text:p>
      <text:p text:style-name="P333">“That you’d drink,” Vlad sneered. “It’s icevodka.”</text:p>
      <text:p text:style-name="P438"><text:span text:style-name="T78">“</text:span><text:span text:style-name="T17">Fire</text:span><text:span text:style-name="T78">vodka, you mean! That thing burns!”</text:span></text:p>
      <text:p text:style-name="P438"><text:span text:style-name="T78">“No, </text:span><text:span text:style-name="T17">your</text:span><text:span text:style-name="T78"> whisky is firewhisky! And, you know, cold definitely burns.”</text:span></text:p>
      <text:p text:style-name="P334">Neville looked at them, sceptical, his throat still hurting.</text:p>
      <text:p text:style-name="P334">“How strong is it?” he carefully asked, looking at his glass and the amount both Russians had drunk.</text:p>
      <text:p text:style-name="P334">“About 55°, a bit more than your alcohols. What are you thinking about?” Katya asked, slightly amused.</text:p>
      <text:p text:style-name="P334">“Just… We are only eleven. And Vlad seems to be used to it.”</text:p>
      <text:p text:style-name="P334">“What is the noble alcohol for the British Pure-bloods?”</text:p>
      <text:p text:style-name="P334">“Firewhisky.”</text:p>
      <text:p text:style-name="P439"><text:span text:style-name="T33">“</text:span><text:span text:style-name="T79">Have you ever drunk some?”</text:span></text:p>
      <text:p text:style-name="P335">“As all children born from a wizard family. It’s tradition to drink some on New Year Day.”</text:p>
      <text:p text:style-name="P335">“For us, drinking icevodka is a part of the commemoration of the dead ritual,” Katya said softly with a smile. “It’s one of our oldest traditions.”</text:p>
      <text:p text:style-name="P336">Neville nodded and watched Katya pour them a second glass wearily.</text:p>
      <text:p text:style-name="P440"><text:span text:style-name="T33">“On this day of the dead, I honour your memory, James, for everything you have done for your family,” Katya whispered while </text:span><text:span text:style-name="T80">pouring part of her glass out, followed by the boys.</text:span></text:p>
      <text:p text:style-name="P337">Neville forced himself to drink this burning liquid and coughed, before alarmingly seeing the ritual start again and, more importantly, both Russians turning to him.</text:p>
      <text:p text:style-name="P337">“Your turn, Nev. For my mother…” Vlad told him.</text:p>
      <text:p text:style-name="P337">“In… in this day of the de… dead,” said Neville stuttered, stunned, “I honour yo… your memory, Lily… Thanks you for bringing hope to the wizarding world.”</text:p>
      <text:p text:style-name="P337">And they drank their glass on last time.</text:p>
      <text:p text:style-name="P441"><text:soft-page-break/><text:span text:style-name="T33">All the alcohol poured out suddenly ignited, magic bursting out. In the flames, two faces seemed to overlap for a few seconds, one from a man with glasses, the other from a woman with green, smiling and te</text:span><text:span text:style-name="T81">n</text:span><text:span text:style-name="T33">der eyes. Then, </text:span><text:span text:style-name="T81">the flames went out, showing a granite without any trace of liquid or food, and on which four candles burned. Their offering had been accepted by the ancestors and the magic…</text:span></text:p>
      <text:p text:style-name="P338">Katya took a small vial of potion out of her pocket with a smile, which she gave to Neville, who was staring at the headstone, immobile.</text:p>
      <text:p text:style-name="P338">“Drink. It’s a potion against hangover.”</text:p>
      <text:p text:style-name="P338">He thanked her with a relief and he stood up after a few moments with the Kemenovs. They finally left the cemetery et Neville realised with quite a bit of surprise that the afternoon was well started, according to his watch. So that’s why he was so hungry…</text:p>
      <text:p text:style-name="P338">“Shall we go eat something before getting back to Hogwarts, boys?”</text:p>
      <text:p text:style-name="P338">“Yes Ma’am,” Vlad said, laughing, as Neville’s stomach grumbled with satisfaction. Katya held her hand out, and they clung onto it to have her Apparate on the Diagon Alley one after the other.</text:p>
      <text:p text:style-name="P338">On this start of a Saturday afternoon, many wizards and witches were hurrying, enjoying the sun and the still warm-for-the-season temperature to do some shopping, or simply stroll in the main shopping street of the magical London. Children were rare, however, as the majority were in Hogwarts. Only the youngest were there, accompanying their parents.</text:p>
      <text:p text:style-name="P338">Vlad laughed as he pulled Neville by the sleeve.</text:p>
      <text:p text:style-name="P338">“Come Nev, there’s a really good small restaurant in the Moons Alley, the food’s far better than the Leaky Cauldron’s!”</text:p>
      <text:p text:style-name="P339">Katya smiled as she saw Vladmir pull his hesitant friend to a small aperture between Ollivanders and Scribbulus, weaving in and out between the passers-by who looked at them, smiling with indulgence.</text:p>
      <text:p text:style-name="P442"><text:span text:style-name="T33">“</text:span><text:span text:style-name="T126">It’s quite rare to see him this childish</text:span><text:span text:style-name="T132">,” Sergei said with a smile, suddenly appearing at Katya’s side.</text:span></text:p>
      <text:p text:style-name="P442"><text:span text:style-name="T132">“</text:span><text:span text:style-name="T126">Indeed</text:span><text:span text:style-name="T132">.” Katya sighed while passing her hand through her hair; something she had taken from her brother and that never left her. “</text:span><text:span text:style-name="T126">I was often afraid that the world I brought him in had ruined his childhood. I am happy he is in Hogwarts. Despite Dumbledore’s presence, I know he has fun, he makes friends… He enjoys his youth</text:span><text:span text:style-name="T132">.”</text:span></text:p>
      <text:p text:style-name="P443"><text:span text:style-name="T132">Sergei observed her, lost in her thoughts as they followed the boys more slowly. He knew her worries and had helped her raise Vladmir when she had chosen to take car of him. The first months were horrible, for her and for the Kemenov clan. Should Vladmir be raised up as a child or as an heir to the clan? Should he be introduced in the Mirage Court in his childhood, or should he be </text:span><text:soft-page-break/><text:span text:style-name="T132">explained only in his teenage years and let him choose? Should he be revealed the </text:span><text:span text:style-name="T163">connections before of after Hogwarts? Should he know about the death of his parents?</text:span></text:p>
      <text:p text:style-name="P384">Katya had made choices, some very difficult, and some as complex. And they had paid up. Vladmir had become a perfect Prince to the Mirage Court, initiated at ten years old by Katya herself. He knew the whys and wherefores of the war with Voldemort… He knew the terrible secret of his survival on this fateful Halloween night…</text:p>
      <text:p text:style-name="P384">Sergei knew Katya’s dilemma and help her as much as he could to give him a happy childhood despite everything. The vampire also knew the goal they had both set for themselves: vengeance.</text:p>
      <text:p text:style-name="P384">Both wanted to avenge a beloved brother and sister, or a father and mother lost forever. Both wanted to avenge the name of the Potters.</text:p>
      <text:h text:style-name="P551" text:outline-level="1"><text:bookmark-start text:name="__RefHeading___Toc4340_3909141022"/>Chapter 12: An unveiled will<text:bookmark-end text:name="__RefHeading___Toc4340_3909141022"/></text:h>
      <text:h text:style-name="P538" text:outline-level="3"/>
      <text:p text:style-name="P187">Vladmir was standing up behind Katya with Sergei. A rare attitude for him, to stay behind his aunt. He generally was next to his aunt, as was the vampire; Vladmir as heir, <text:span text:style-name="T479">and</text:span> Sergei as right-hand-man. But today, they were n<text:span text:style-name="T479">either</text:span> clan chiefs nor prince of the Mirage Court. They were just Vladmir, Hogwarts student; and Sergei, bodyguard. They had to let the Kemenov matriarch, who was tranquilly sitting in a comfortable armchair, talk <text:span text:style-name="T479">hand handle the matter herself</text:span>.</text:p>
      <text:p text:style-name="P188">Instead of them, another man was at their usual place. As Katya, Lucius Malfoy was sitting straight in his armchair, <text:span text:style-name="T478">his face serene and his grey eyes attentive, eyes on which you could guess a spark of satisfaction. The Pure-blood was delighted in advance in the position of Albus Dumbledore who despite the surprising alliance before him, stayed as jolly as ever. His role of warm and nice old man would not stay on very long.</text:span></text:p>
      <text:p text:style-name="P189">The headmaster looked with his sparkling eyes the small united group before him. <text:span text:style-name="T480">But mentally, it was another story. If he had been told some day that the Potters would be allied to the Malfoys, he would have laughed wholeheartedly and said the one telling him he was crazy… even if this idea was not as absurd as it had seemed. He looked at Filius with the corner of his eye, who was perched on a high stall, a bit out of the way. Dumbledore thought that the short professor didn’t wish to decide who to support in the coming discussion, preferring to stay neutral.</text:span></text:p>
      <text:p text:style-name="P190">Holding back a worried sigh that would have clashed with his amicable smile, he observed the cold looks from Katya and Vladmir Kemenov, and the inexpressive face of the vampire?</text:p>
      <text:p text:style-name="P190">“Would you wish for a cup of tea?” he politely offered.</text:p>
      <text:p text:style-name="P190">“No thank you, Headmaster,” Katya declared. “We are here to discuss important matters involving you.”</text:p>
      <text:p text:style-name="P190">“A complaint, it would seem,” the old man said softly. “I find this totally absurd because I have nothing to be ashamed of, Mrs. Kemenov.”</text:p>
      <text:p text:style-name="P190">“Albus,” Lucius calmly intervened as Sergei let out a menacing growl, showing his canines. “I highly advise you <text:span text:style-name="T481">to correctly address Lady Kemenov, all the more since she addressed you according to your status.”</text:span></text:p>
      <text:p text:style-name="P191">All could see Albus Dumbledore frown at the remonstrance from the noble, but he complied and smiled warmly at Katya.</text:p>
      <text:p text:style-name="P191">“I was saying, Milady, that you must have made a mistake. I have nothing to be ashamed of as Chief Warlock of the Wizengamot. I grant that there was a problem in the defences of the castle that led to the unfortunate introduction of a troll in the school. We fortunately don’t have any injured. <text:soft-page-break/>However, I deny having abused my position in the magical justice, as your complaint seems to imply.”</text:p>
      <text:p text:style-name="P191">Katya only looked at him with a polar gaze. Slowly, she pulled a thick envelope she held out to Lucius. The document was closed with a scarlet leather stamp with an embossed design <text:span text:style-name="T482">of magical runes. The official seal of the Department of Magical Law Enforcement. The noble took it and opened the cover, before looking at the headmaster. Still confident, Dumbledore smiled again while brushing his long white beard with nonchalance.</text:span></text:p>
      <text:p text:style-name="P191">“<text:span text:style-name="T482">Complaint filing filed on 31 October 1991 by Katya Annapovna Kemenov to Amelia Bones, Head of the Department of Magical Law Enforcement against Albus Percival Wulfric Brian Dumbledore,” Malfoy read while looking at the venerable headmaster. He could notice that he had trouble gulping when he heard the official to which the filing was one. Amelia Bone personally led the inquiries to the most controversial cases.</text:span></text:p>
      <text:p text:style-name="P191">“<text:span text:style-name="T482">Subject of the complaint,” he continued, “abusive usage of his prerogatives as Chief Warlock of the Wizengamot. The reproached fact are: to have voluntarily dissimulated the will of James Charlus Potter and Lillian Evans-Potter, and to have imposed a vote to seize the magical guardianship of Harry James Potter, known today as Vladmir Vassilievitch Kemenov.”</text:span></text:p>
      <text:p text:style-name="P192">The noble rolled the parchment while looking closely at the headmaster, who was turning a beautiful angry red, contrasting with his white beard and his suspicious-green robe.</text:p>
      <text:p text:style-name="P192">“I did not know of any will written by James Potter! If I had asked for the Harry’s, or Vladmir’s if you prefer, it’s only for his own good and to insure his future!”</text:p>
      <text:p text:style-name="P192">“Insure his future? By entrusting him to Petunia Dursley in the Muggle world? By cutting him from the education necessary to an heir?” Katya asked calmly, raising a sarcastic eyebrow.</text:p>
      <text:p text:style-name="P192">“The management of the goods of a family as important as the Potters should not be left in the hands of the first bastard to come!” the old man swiftly responded, looking daggers at her.</text:p>
      <text:p text:style-name="P192">A muffled growl rang out again and Albus Dumbledore, Lucius Malfoy, and Filius Flitwick <text:span text:style-name="T483">turned to Sergei, whose carmine red eyes turned to the deepest dark out of anger.</text:span></text:p>
      <text:p text:style-name="P192">“<text:span text:style-name="T421">Leave it to me, Sergei</text:span><text:span text:style-name="T450">.”</text:span></text:p>
      <text:p text:style-name="P164">The vampire fell silent at her order, but he continued to defy the headmaster with his eyes, his pupils entirely black, shining form barely contained fury. The Malfoy patriarch was looking at the young Russian lady, surprised, as Vlad was clenching his fists with fury.</text:p>
      <text:p text:style-name="P164">“And since when does an as illustrious political character such as you takes the future of a family into his own hands, even a noble one?”</text:p>
      <text:p text:style-name="P164">Katya’s tone of voice had somehow cooled down even further and icicles seemed to coat her each and every word; as her relaxed attitude contrasted with the hardness of her face.</text:p>
      <text:p text:style-name="P164"><text:soft-page-break/>“Since James Potter asked me to take car of his son should there be a problem.”</text:p>
      <text:p text:style-name="P193"><text:span text:style-name="T438">“Strangely, your name </text:span><text:span text:style-name="T451">doesn’t appear in his will.”</text:span></text:p>
      <text:p text:style-name="P165">“I am telling you there is no will,” Albus Dumbledore retorted. “The goblin responsible for the Potter vaults would have informed the Wizengamot. Furthermore, who could he have given the legal and magical guardianships? To Sirius Black, who betrayed his trust? To an unknown child born of adultery coming from who knows where?”</text:p>
      <text:p text:style-name="P194"><text:span text:style-name="T438">This time, Katya looked daggers at him and she crossed the </text:span><text:span text:style-name="T452">mage's</text:span><text:span text:style-name="T438"> electrical blue gaze. She immediately felt him trying to infiltrate her mind. Furious, she brutally ejected him and the sudden paleness she saw on his face made her smile coldly. She stood up </text:span><text:span text:style-name="T453">and went to Professor Flitwick. The goblin had an impassive face and no emotion filtered through his mask as he listened to the </text:span><text:span text:style-name="T454">heated conversation. The Head of Ravenclaw House was wondering about his presence there, but he understood when he saw the second document that Katya Kemenov held out to him. The thin parchment wore a seal as official as the first one, and he frowned when he recognised the Gringott’s seal.</text:span></text:p>
      <text:p text:style-name="P166">“Can you read this, Master Goblin?” Katya asked slowly, emphasising the title.</text:p>
      <text:p text:style-name="P167">Flitwick nodded and unrolled the parchment, projecting his magic onto it, before clearing his throat, looking sorrily at Dumbledore.</text:p>
      <text:p text:style-name="P167">“Albus, I can assure you this document was written by goblins. Their magical signature is present…”</text:p>
      <text:p text:style-name="P195"><text:span text:style-name="T438">He seemed suddenly worried, and the headmaster encouraged him to read further, deciphering the dry and </text:span><text:span text:style-name="T455">narrow writing of the goblins.</text:span></text:p>
      <text:p text:style-name="P168">“This is my Last Will and Testament. I, James Charlus Potter, being sound of mind…”</text:p>
      <text:p text:style-name="P169">Vladmir closed his eyes for a fraction of a second, remembering perfectly well the first time he had heard this will, at the age of 6.</text:p>
      <text:p text:style-name="P261">The goblin amicably greeted Vladmir, who was tranquilly sitting on the rug playing with a kneazle. The child raised his head, smiling deeply to him. Despite a whole year had passed since they had first met, the young Russian remembered the small being that taught him the word “will”. This word that would change so many thing in the future. Vlad observed the small goblin, standing up in front of his desk to face his aunt. He seemed preoccupied. The Russian turned to the shadow, trying to see Sergei, who was hidden in the penumbra as always/ The vampire always explained it to him after making him think of all possible reasons. Not seeing him, he turned his attention back to the small kneazle purring in his arms.</text:p>
      <text:p text:style-name="P261">“Master Gorlock, I am happy to see you once again,” Katya declared.</text:p>
      <text:p text:style-name="P261"><text:soft-page-break/>“<text:span text:style-name="T484">So am I, Dame Kemenov. Let me introduce you to the English goblin Seigneur, Klorgin Folblang, as well as Arius Culligan, solicitor from the Culligan’s legal cabinet.”</text:span></text:p>
      <text:p text:style-name="P262">Vladmir raised his head to see the tallest goblin he had ever seen standing next to an old and severe man. He softly stood up, his kneazle in his arms, as his aunt greeted the newcomers. He approached and lightly pulled Klorgin’s silk tunic.</text:p>
      <text:p text:style-name="P262">“M’ster Folblang, why are you this tall if you are a goblin?”</text:p>
      <text:p text:style-name="P262">The tall goblin looked at him and did a thing that made the others jump. The tall creature kneeled before him to <text:span text:style-name="T485">get to the same height as Vladmir. He only learned later that this race of goblins never bowed to a human.</text:span></text:p>
      <text:p text:style-name="P263">“I am a hobgoblin,” Folblang said with a smile that unveiled a series of dangerous fangs, “one of the Seigneurs of my race. I am the director of Gringott’s England. And you are?”</text:p>
      <text:p text:style-name="P264">Vladmir lowered his eyes and blushed with shame. He had forgotten to tell him his name.</text:p>
      <text:p text:style-name="P264">“Vladmir Vassilievitch Kemenov, Sir.”</text:p>
      <text:p text:style-name="P264">“So it is you…” the goblin whispered while laying a thin hand on Vlad’s shoulder. “Don’t lower you head, little one, and don’t show your feelings. You can then face your enemies without them knowing your objectives. Because you have enemies… and powerful ones.”</text:p>
      <text:p text:style-name="P264">Vladmir nodded, if a little lost, and went to sit on Katya’s lap, <text:span text:style-name="T486">staring with fascination at the tall goblin’s neutral face. Since he went into the office, he had noticed the different tonalities in his voice, but his face was void of emotions. Vladmir was thus only distractedly listening to the conversation, trying hard to imitate Folblang’s fixed face. But he understood that the will was found in the secondary vault of a one Dimblefore, hidden by a traitor that had since been punished by his own.</text:span></text:p>
      <text:p text:style-name="P265">Katya, realising his distraction, apologised to the hobgoblin Seigneur in the centre of the attention of her nephew with, a smile and asked Vladmir to focus on what the little golin had to say.</text:p>
      <text:p text:style-name="P564">On the 30<text:span text:style-name="T487">th</text:span> of July, 1981, in Gringott’s, in presence of Lillian Rose Evans-Potter, Master Goprickt, and Mr Xanvier Culligan, <text:span text:style-name="T496">solicitor</text:span>.</text:p>
      <text:p text:style-name="P564">This is my Last Will and Testament</text:p>
      <text:p text:style-name="P564">I, James Charlus Potter, being sound of mind and body, <text:span text:style-name="T493">herby bequeath</text:span> all my possessions to my son and heir, Harry James Potter. I love you, my son.</text:p>
      <text:p text:style-name="P564">50,000 <text:span text:style-name="T495">Galleons</text:span> shall be <text:span text:style-name="T494">bequeathed</text:span> to Remus John <text:span text:style-name="T493">Lupin, as well as Saint Tronham manor, Derbyshire and its associated estate. May you finally find solace in this calm place, my friend.</text:span></text:p>
      <text:p text:style-name="P564">My father’s battle sword, <text:span text:style-name="T33">Arwan, </text:span><text:span text:style-name="T5">is to be </text:span><text:span text:style-name="T21">bequeathed</text:span><text:span text:style-name="T5"> to Sirius Orion Black. You have always admired it, my brother. It is now yours.</text:span></text:p>
      <text:p text:style-name="P564"><text:soft-page-break/><text:span text:style-name="T21">In accordance with the Magical Law</text:span><text:span text:style-name="T5">, and in my capacity as head of the noble Potter family, I herby recognise my half</text:span><text:span text:style-name="T20">-</text:span><text:span text:style-name="T5">sister, Katya Annapovna Kemenov, daughter of Charlus Andrian Potter and Anna Piotrovna Kemenov, as part of the family. Herewith the blood results by paternity potion, made </text:span><text:span text:style-name="T23">when she turned seventeen years old</text:span><text:span text:style-name="T5">. Little sister, may you finally bear the </text:span><text:span text:style-name="T18">name of our father. I love you, Katya Charlusievna Kemenov-Potter.</text:span></text:p>
      <text:p text:style-name="P564"><text:span text:style-name="T18">I</text:span><text:span text:style-name="T5">n case Lilian </text:span><text:span text:style-name="T18">Rose Evan</text:span><text:span text:style-name="T21">s</text:span><text:span text:style-name="T18">-Potter is deceased, I entrust </text:span><text:span text:style-name="T19">H</text:span><text:span text:style-name="T18">arry James Potter’s legal guardianship to my half-sister Katya Annapovna Kemenov and his magical guardianship to Sirius Orion Black. In case one of them cannot fulfi</text:span><text:span text:style-name="T23">l</text:span><text:span text:style-name="T18"> their task, the other one shall inherit both guardianships. If </text:span><text:span text:style-name="T23">case both of them not being in capacity to fulfil their tasks</text:span><text:span text:style-name="T18">, I declare Frank and Alice Longbottom his legal guardian</text:span><text:span text:style-name="T22">s</text:span><text:span text:style-name="T18">, and Anatole McMillan his magical guardian. My friends, I know you will all take good care of my son.</text:span></text:p>
      <text:p text:style-name="P565">James Charlus Potter</text:p>
      <text:p text:style-name="P266">Vladmir raised his head and touched his aunt’s cheek, surprised by the way it shined. It was wet.</text:p>
      <text:p text:style-name="P266">“Are you crying, auntie?”</text:p>
      <text:p text:style-name="P266">“It’s nothing, Kitty”, her aunt said with a painful smile. “I am pained for your father and all people who were wronged.”</text:p>
      <text:p text:style-name="P266">“Lady Kemenov. I have to issue an apology in the name of my cabinet,” the solicitor declared. “On the day your brother died, a fire started in our premises and we lost Xanvier Culligan, as well as a number of documents. We had asked Gringott’s and the Ministry to get some copies back, but some dossiers my father worried about had disappeared.”</text:p>
      <text:p text:style-name="P266">“Was <text:span text:style-name="T497">it arson?” Sergei asked with a low voice, getting out of the shadows and making the old man jump.</text:span></text:p>
      <text:p text:style-name="P266">“<text:span text:style-name="T497">The causes of the fire were never determined, and we concluded that it was an accident,” the solicitor admitted. “However, with the new elements brought up by the will of James Potter, I have some serious doubts.”</text:span></text:p>
      <text:p text:style-name="P266">“<text:span text:style-name="T497">I also have to ask for your forgiveness in the name of Gringott’s,” the hobgoblin intervened in turn, standing up from his seat. He slightly bowed to Katya and Vlad.</text:span></text:p>
      <text:p text:style-name="P266">“<text:span text:style-name="T497">The second witness of the will had been corrupted. He had hidden the will in a client’s vault”</text:span></text:p>
      <text:p text:style-name="P266">“<text:span text:style-name="T497">Why didn’t he destroy it?” Katya asked, perplexed. “It would never have been discovered then.”</text:span></text:p>
      <text:p text:style-name="P266">“<text:span text:style-name="T497">Magical wills kept in Gringott’s are protected by goblin magic. A simple banker cannot destroy this kind of document. According to his questioning, he nonetheless made his accomplice believe it was the case.”</text:span></text:p>
      <text:p text:style-name="P266">“<text:span text:style-name="T497">Is he dead?” Sergei asked.</text:span></text:p>
      <text:p text:style-name="P266"><text:soft-page-break/>“<text:span text:style-name="T497">No. He is alive, awaiting his judgement.”</text:span></text:p>
      <text:p text:style-name="P266">“<text:span text:style-name="T497">Has he given you his accomplice’s name?”</text:span></text:p>
      <text:p text:style-name="P266">“<text:span text:style-name="T497">Albus Dumbledore, whose vault the will was hidden in.”</text:span></text:p>
      <text:p text:style-name="P267">Katya rose up as she delicately put Vlad down on the ground and started walking back and forth <text:span text:style-name="T498">on the expensive office carpet, talking with Sergei too fast and low for Vladmir to understand. Several words stood up. Katya finally went back to the desk and leaned on it, watching intensely at the different people in front of them.</text:span></text:p>
      <text:p text:style-name="P267">“<text:span text:style-name="T498">I would like to know why this man wants to obtain Vladmir’s guardianship so much. And for this, I have to let him think that he still is his magical guardian.”</text:span></text:p>
      <text:p text:style-name="P267">“<text:span text:style-name="T498">Do you want to let him free?” the goblin Seigneur asked with astonishment.</text:span></text:p>
      <text:p text:style-name="P267">“<text:span text:style-name="T498">Absolutely not!” Katya declared with a grim smile. “I will take advantage of that delay to tranquilly gather evidence and piece together a file so solid that he will think a granite wall fell on him. In our country, one says that revenge is a dish best served as cold as the water of the Neva River. However, I need to know if you will support me…”</text:span></text:p>
      <text:p text:style-name="P444">Vladmir watched as Albus Dumbledore’s face became as white as his beard while realising that his power over the young boy <text:span text:style-name="T499">suddenly completely and utterly vanished. It only lasted for a fraction of a second before the old mage regained his calm very rapidly and smiled, but he seemed upset.</text:span></text:p>
      <text:p text:style-name="P444">“<text:span text:style-name="T500">I am relieved to see that James laid out measures for his family. However, it doesn’t explain why you filed a complaint, Milady.”</text:span></text:p>
      <text:p text:style-name="P444">“<text:span text:style-name="T500">I believe that before anything else you have to apologise to Lady Kemenov”, Lucius Malfoy cut him up with a glacial tone.</text:span></text:p>
      <text:p text:style-name="P445">The English noble had suspicions that Katya was a member of the Potter family; but to openly insult her by calling her a bastard, that was a huge gap that he would never have even tried to cross, especially in public. Despite all his defects, he had the strict rule of being courteous and polite with all women, as manners demanded. The Malfoy patriarch couldn’t simply tolerate the foul language of one of the supposedly <text:span text:style-name="T501">most powerful mages of the British Isles. And by seeing the menacing glares of the two Russians, if the headmaster didn’t apologise, he would end up neck-deep in troubles. Dumbledore’s blue eyes sparkled, but this time out of a contained anger before complying for the satisfaction of the two Kemenovs.</text:span></text:p>
      <text:p text:style-name="P445">“<text:span text:style-name="T501">To get back on the subject of my complaint, it is for your part in the dissimulation of this will.”</text:span></text:p>
      <text:p text:style-name="P446">Lucius Malfoy couldn’t believe it wasn’t his birthday or Christmas. Right in front of him, the most influential mage in the Wizengamot wilted, stuttered and trembled. He <text:span text:style-name="T502">watched in awe as the young Russian Lady graciously stood up and leaned over the desk to stop her now frightening face mere inches in front of the headmaster’s.</text:span></text:p>
      <text:p text:style-name="P446"><text:soft-page-break/>“<text:span text:style-name="T502">I will show you some mercy, Albus Dumbledore. I file this complaint with only a demand to have you removed from your titles of Chief Warlock of the Wizengamot and Supreme Mugwump of the International Confederation of Wizards, while I let you stay Headmaster of Hogwarts. In return, give me your reasons to obtain Vladmir’s guardianship at all costs.”</text:span></text:p>
      <text:p text:style-name="P447">“I have no other reason than his good and the greater good”, Dumbledore answered while straightening up, getting a bit of his courage back, amongst a lot of rage to see himself so clearly threatened.</text:p>
      <text:p text:style-name="P447">Dumbledore observed all the people in front of him. Filius seemed paralysed by the scale of the revelations, Katya Kemenov stared at him with a visible anger, the vampire had a sneering smile and Vladmir… Vladmir looked at him with a look void of emotions that made his blood curdle.</text:p>
      <text:p text:style-name="P447">“Is this your final word?” Katya asked softly.</text:p>
      <text:p text:style-name="P447">Albus Dumbledore only nodded sharply and pointed them to the door of his office.</text:p>
      <text:p text:style-name="P447">Vladmir was the first to turn away and get through the door, followed by Katya and Flitwick. Malfoy <text:span text:style-name="T503">nodded him goodbye before leaving with the vampire.</text:span></text:p>
      <text:p text:style-name="P447">“<text:span text:style-name="T503">By the way, old man…” Sergei stopped in the door frame and looked behind his shoulder. “Don’t wait for news from your mercenaries. And if you send some more in Russia, they will not feed the fish this time. You will receive them back piece by piece. Who knows, maybe even for breakfast.”</text:span></text:p>
      <text:p text:style-name="P448">And he finally left the office and joined with a smiling English Pure-blood. At the foot of the gargoyle, Filius Flitwick talked with the Kemenovs in a rough language that surprised Lucius.</text:p>
      <text:p text:style-name="P448">“Gobbledegook?” he asked, baffled.</text:p>
      <text:p text:style-name="P448">“Vladmir has many friends in the goblin nation. Powerful friends that taught him their language and culture. What if I said Klorgin Folblang?”</text:p>
      <text:p text:style-name="P448">“The hobgoblin Seigneur of the former Celtic provinces? By Merlin! He knows the mos<text:span text:style-name="T504">t </text:span>powerful goblin in the British Isles and France, doesn’t he?”</text:p>
      <text:p text:style-name="P449">Sergei only smiled in response. He was sure that these news would spread across the British smart set. With a little luck, it would even discourage some from supporting Hogwarts’ headmaster. But it was true that the young boy had managed to soften the hearts of several goblin Seigneurs from his young age with his spontaneity.</text:p>
      <text:p text:style-name="P449">§You have all my support, Lady Kemenov,§ Flitwick aid. §As goblin, and even wizard, I cannot support the acts Albus did. And as former member of the British Mirage Court, I wish to support you.§</text:p>
      <text:p text:style-name="P449">§Your support and help will be welcome, forge master, but we will not do much yet. I hope I will learn if his true objectives. However, I thank you for the support you gave to my nephew.§</text:p>
      <text:p text:style-name="P449">§It is my role and duty as Head of house, Lady Kemenov, and some seem to forget it…§</text:p>
      <text:p text:style-name="P449"><text:soft-page-break/>Katya gave him a slight smile, not raising to the <text:span text:style-name="T505">barb for his colleagues, and watched as he took his leave. Dinner time was getting close and he had to go to the Great Hall to supervise the meal. Katya turned to Vladmir and embraced him softly. Her nephew embraced her back and she tenderly kissed his forehead.</text:span></text:p>
      <text:p text:style-name="P449">“<text:span text:style-name="T422">Kitty, be careful. I have news about Quirell. A few months were missing from his background history and I now know why. He was in Albania,</text:span><text:span text:style-name="T456">” she whispered.</text:span></text:p>
      <text:p text:style-name="P449"><text:span text:style-name="T456">“</text:span><text:span text:style-name="T422">Albania? Isn’t that where the ectoplasm was hiding?</text:span><text:span text:style-name="T456">”</text:span></text:p>
      <text:p text:style-name="P449"><text:span text:style-name="T456">“</text:span><text:span text:style-name="T131">Yes. He is probably a Death-Eater. Take care of yourself and keep an eye on him.</text:span><text:span text:style-name="T164">”</text:span></text:p>
      <text:p text:style-name="P449"><text:span text:style-name="T164">“</text:span><text:span text:style-name="T131">Katya is right Kitty, be on your guard. And don’t let people walk all over you, I have taught you many little tricks for your enemies!</text:span><text:span text:style-name="T164">” the vampire winked at him.</text:span></text:p>
      <text:p text:style-name="P450"><text:span text:style-name="T132">Then he </text:span><text:span text:style-name="T165">passed a hand through the young boy’s raven-dark hair, untying his bow. Vladmir groaned, readjusted his hair, which made the blond Lord laugh, who was observing the scene with a certain tenderness. The three Russians looked at him, interrogative.</text:span></text:p>
      <text:p text:style-name="P385">“Pardon me young Kemenov, but my son has the exact same expressions as you when his mother messes his hair up.”</text:p>
      <text:p text:style-name="P451"><text:span text:style-name="T132">Vladmir nodded, making sure to remember this piece of information to be able to annoy Draco later if need be. Katya </text:span><text:span text:style-name="T166">beamed him a warm smile before pushing him in the corridor for him to go to the Great Hall; and the Russian let his family go after a last wave. The adults then calmly walked back out.</text:span></text:p>
      <text:p text:style-name="P386">“By the way my dear Katya, you did not tell me how you managed to mislead Albus for that long,” Lucius suddenly said.</text:p>
      <text:p text:style-name="P386">“I asked for fake bank statements to be sent to Dumbledore. He had never had tried any money transfer outside child support for the legal guardian. Gringott’s immediately contacted us.”</text:p>
      <text:p text:style-name="P386">“How much?”</text:p>
      <text:p text:style-name="P386">“Too much for an honest operation,” Katya responded evasively.</text:p>
      <text:p text:style-name="P387">Lucius Malfoy took the answer for what it was and stayed quiet, leaving all the questions turning in his mind for later. He was going to a gala dinner with Amelia Bones. The day was not over yet.</text:p>
      <text:h text:style-name="P552" text:outline-level="1"><text:bookmark-start text:name="__RefHeading___Toc4626_3493234952"/>Chapter 13: Some <text:span text:style-name="T506">w</text:span>izarding sports<text:bookmark-end text:name="__RefHeading___Toc4626_3493234952"/></text:h>
      <text:h text:style-name="P539" text:outline-level="3"/>
      <text:p text:style-name="P196">A long week had passed since Katya’s <text:span text:style-name="T506">and Sergei’s</text:span> <text:span text:style-name="T506">remarked entry in Hogwarts’ Great Hall. A week during which the most ludicrous rumours had spread about Dumbledore, the Kemenovs, the Potters…</text:span></text:p>
      <text:p text:style-name="P197">Vladmir, impervious to all this gossip, had let the words slip by without touching him, <text:span text:style-name="T507">only giving an innocent smile to the Gryffindors or enthusiastic Hufflepuffs that took him to task a bit too vigorously. The Slytherins were waiting to see where the wind would blow and the Ravenclaws did not meddle with this matter in public, while they gave all their support to their eaglet in the secret of their common room.</text:span></text:p>
      <text:p text:style-name="P198">His friends had not turned his back on him and stayed behind him, supporting him. Neville knew all the ins and outs of the complaint as for Kevin and Neville… as Muggle-borns, they didn’t understand all the subtleties and didn’t interfere because they knew that fact perfectly well.</text:p>
      <text:p text:style-name="P198">“Congratulations Vladmir.”</text:p>
      <text:p text:style-name="P198">The Russian rose his head from his potions book to raise an eyebrow at the small Slytherin group. The librarian gave them a suspicious glare from her observation post. When she noted that they weren’t going to shout in the library she disappeared between two sets of shelves. After all, with Hermione and Neville at his side and the difficult relationship between the two enemy Houses, Vlad thought she had the right to be wary.</text:p>
      <text:p text:style-name="P198">“My father has told me that Dumbledore was <text:span text:style-name="T508">convoked to the Wizengamot and that his status as Chief Warlock was suspended for the trial.”</text:span></text:p>
      <text:p text:style-name="P198">“<text:span text:style-name="T508">Your family is powerful and has a lawyer. Culligan’s cabinet has an infallible reputation,” Daphne whispered as she sat down next to Kevin.</text:span></text:p>
      <text:p text:style-name="P198">“<text:span text:style-name="T508">According to my mother, several seats in the Wizengamot have formed a coalition to support you,” Blaise added.</text:span></text:p>
      <text:p text:style-name="P198">“<text:span text:style-name="T509">It is not surprising,” Neville said softly. “Acting like this, Dumbledore has hit a nerve for the noble families.”</text:span></text:p>
      <text:p text:style-name="P198">“<text:span text:style-name="T509">It is true that you are in a similar situation Longbottom,” Theodore responded. “By the way, your grand-mother and Lord Malfoy are the heads of the coalition. The fact that Vladmir’s aunt managed to convince Mrs Bones also helps a lot.”</text:span></text:p>
      <text:p text:style-name="P198">“<text:span text:style-name="T509">You have a very crafty family,” Draco said with a smile. “My father has written to me about his admiration for your aunt. To announce a trail for Dumbledore in the middle of the Great Hall without causing a scandal, like it was the most natural thing in the world… All the wizarding </text:span><text:soft-page-break/><text:span text:style-name="T509">families knew the day after and the Daily Prophet made it its cover. It planted seeds of doubt and let rumours spread.”</text:span></text:p>
      <text:p text:style-name="P198">“<text:span text:style-name="T509">I know”, Vladmir simply said with a satisfied grin. “This morning, your national rag had said that Dumbledore had stolen three quarters of the Potter’s wealth, threatened distinguished members of the government and it suggested that he was linked to the death of my parents. Your Rita Skeeter has a wild imagination.”</text:span></text:p>
      <text:p text:style-name="P198">“<text:span text:style-name="T509">Nicely done!” Blaise said, laughing while taking his books out of his bag. “Theo, do you have your Transfiguration textbook?”</text:span></text:p>
      <text:p text:style-name="P199">Theodore shook his head, sitting between Hermione and Kevin.</text:p>
      <text:p text:style-name="P199">“Here”, the lioness told him with a smile while handing him her book, “I’ve finished my essay.”</text:p>
      <text:p text:style-name="P199">The Slytherin didn’t hesitate and took it, thanking her. The table, suddenly small for the number of students around it, fell silent and the a hard-working ardour fell on it, which seemed out of place for a Saturday morning.</text:p>
      <text:p text:style-name="P199">Kevin was thoughtfully chewing on his goose <text:span text:style-name="T516">quill</text:span>, distractingly browsing an obscure Defence Against the Dark Arts treaty that Vladmir had recommended him. Blaise and Hermione, side by side, had exactly the same position and the same focused face and their eyebrows were frowned in reflection. Theo, to h<text:span text:style-name="T510">is</text:span> right <text:span text:style-name="T510">was also working on Potions and pointed Neville to some notes on his parchment to help him progress. Daphne was gazing at the park through the window while Draco was helping Vladmir with his Transfiguration essay.</text:span></text:p>
      <text:p text:style-name="P200">The small heterogeneous group of first years was undeniably catching attention. Many whispers could be heard from seeing this table gathering three Hogwarts houses exchanging their knowledge around a bag of sweets for Vladmir’s pockets.</text:p>
      <text:p text:style-name="P200">After a long time, Draco <text:span text:style-name="T511">rose his head and thoughtfully gazed at the two lions.</text:span></text:p>
      <text:p text:style-name="P200">“<text:span text:style-name="T511">Are you sick Granger?” the Slytherin suddenly asked.</text:span></text:p>
      <text:p text:style-name="P201">Everyone rose their head from their essays to look at the blond boy interrogatively.</text:p>
      <text:p text:style-name="P201">“No, I’m not. Why?” Hermione answered, surprised that the Pure-blood talked to her neither insultingly nor scornfully.</text:p>
      <text:p text:style-name="P201">“Because since Monday, you never rose your hand even once in class, even when nobody answered,” Theodore, who had followed Draco’s train of thought, simply declared.</text:p>
      <text:p text:style-name="P201">A satisfied smile stretched her lips as she remembered Ronald Weasley coming to apologise on his knees in front of the whole house. Neville had spread the rumour that she was deeply affected by the insulting words from the ginger and the lions, furious they had lost their source of house points, had made him pay dearly. But she had won her bet and Vladmir and Kevin owed her a favour. Her smile widened in a non-gryffindor-y fashion, <text:span text:style-name="T512">which Daphne pointed out to the table.</text:span></text:p>
      <text:p text:style-name="P201"><text:soft-page-break/>“<text:span text:style-name="T512">Do we have a snake under this mane?” Blaise asked, amused.</text:span></text:p>
      <text:p text:style-name="P201">“<text:span text:style-name="T512">I wouldn’t have described Hermione this way, but it fits her too,” Kevin innocently commented, still looking at his essay.</text:span></text:p>
      <text:p text:style-name="P202">All the Slytherins looked at the small eagle, who was not aware of their gaze as Neville was choking on an Acid Pop. The Russian held back a laugh, which finally pulled Kevin out of his work. He opened his eyes wide when he saw that all the table was looking at him.</text:p>
      <text:p text:style-name="P202">“What?”</text:p>
      <text:p text:style-name="P202">“Which lion are you talking about?” Daphne asked innocently.</text:p>
      <text:p text:style-name="P202">“Nzizvflelf…”</text:p>
      <text:p text:style-name="P202">Vladmir had put his hand on his mouth, preventing him from saying the name.</text:p>
      <text:p text:style-name="P203">“Kevin, some things must be kept from the ears of those who have a vicious tongue”, the Russian told him with amusement. “No offense Daphne.”</text:p>
      <text:p text:style-name="P202">“I believe all our house fits this description,” <text:span text:style-name="T513">she smiled in response. “However, I too wonder why you are so retiring in class.”</text:span></text:p>
      <text:p text:style-name="P203">“<text:span text:style-name="T513">Not that we don’t like it, we win more points that way,” Draco added. “But it is curious. Usually, you are always jumping on your chair to answer the teacher.” </text:span></text:p>
      <text:p text:style-name="P204">Hermione, as well as the three other betters, had an amused smile; when a voice rang around the sets of shelves.</text:p>
      <text:p text:style-name="P204">“Mione? I know you are here! Please, let me explain to you!” a tearful voice exclaimed. “I spoke too fast and…”</text:p>
      <text:p text:style-name="P204">“Mr Weasley! Speak lower or leave! You are in a library, not on a Quidditch field.”</text:p>
      <text:p text:style-name="P204">“I think I can guess why,” Blaise said with a smile when he saw Ron Weasley and Seamus Finnigan.</text:p>
      <text:p text:style-name="P204">“<text:span text:style-name="T514">What do you want, Weaslaid?” Draco asked with a haughty look.</text:span></text:p>
      <text:p text:style-name="P205">The ginger boy became purple while Seamus slipped his hand inside his pocket. However, he didn’t dare take his wand out when he saw that Mrs Pince was standing a few feet away.</text:p>
      <text:p text:style-name="P205">“Mione, what are you doing with these… Budding Death-Eaters?” Ron grumbled.</text:p>
      <text:p text:style-name="P205">“Ronald, <text:span text:style-name="T515">as it happens, these ‘Death-Eaters” were more courteous and amicable to me than you were since the start of the year!” the young lioness retorted with contempt, standing up in front of the ginger boy. “</text:span><text:span text:style-name="T24">They</text:span><text:span text:style-name="T82"> understand what it means to work and be calm. They don’t sleep during class and then ask for my notes afterwards.”</text:span></text:p>
      <text:p text:style-name="P205"><text:span text:style-name="T82">“But they spend their time insulting you and </text:span><text:span text:style-name="T83">call you…”</text:span></text:p>
      <text:p text:style-name="P77"><text:soft-page-break/>“Don’t say any more Ronald Weasley! Don’t you think that ‘sarky intellectual’, ‘a real nightmare this girl’, and several other examples are love words?”</text:p>
      <text:p text:style-name="P77">“The terms were maybe not the most…”</text:p>
      <text:p text:style-name="P77">“Seamus, shut up, you are also to blame!” Hermione dryly cut him up. “You are both deplorably immature and egoistical, and…”</text:p>
      <text:p text:style-name="P78">The four Slytherins were watching the conversation deteriorate. The young lioness did not let anyone walk all over her and she probably had a strong character and more interesting than what she let out in class.</text:p>
      <text:p text:style-name="P78">“5 points from Gryffindor for excessive noise in the library, Mr Weasley!” an unpleasantly sweet voice grunted.</text:p>
      <text:p text:style-name="P78">Ron abruptly pivoted, turning pale as a shadow towered him.</text:p>
      <text:p text:style-name="P78">“But…”</text:p>
      <text:p text:style-name="P206"><text:span text:style-name="T33">“</text:span><text:span text:style-name="T84">You disagree</text:span><text:span text:style-name="T33">, Mr Finnigan? Should I take 5 more points from Gryffindor to teach you respect?”</text:span></text:p>
      <text:p text:style-name="P206"><text:span text:style-name="T33">Professor Snape looked daggers at them before pointing them out of the library. </text:span><text:span text:style-name="T84">With their head lowered but tense with anger, they reluctantly obeyed and left. The Potions Master then spent several minutes watching the table of first years. Hermione quickly hid behind Blaise, using his size as a shield from the professor, who raised an eyebrow at her reaction. The dark gaze slowly scanned the books and essays spread all over the table, dotted here and there by inkwells and quills, before gazing at each of the students’ face.</text:span></text:p>
      <text:p text:style-name="P207"><text:span text:style-name="T33">Then, while they were all expecting more or less unkind remarks, a strange thing happened and all of them were shaken. A small smile stretched Professor Snape’s </text:span><text:span text:style-name="T85">thin lips and he nodded to them before turning away, swirling his robes behind him.</text:span></text:p>
      <text:p text:style-name="P79">“I want perfect essays on my desk on Monday morning, youngsters!”</text:p>
      <text:p text:style-name="P80">The hoarse voice rose up as the professor was disappearing in the corner of the alley, leaving an astounded table behind him.</text:p>
      <text:p text:style-name="P80">“Can someone explain to me what just happened?” Vladmir finally asked.</text:p>
      <text:p text:style-name="P80">Nobody could. It is thus particularly bewildered that Vlad and Neville left the library, letting the two Muggle-borns in the middle of a group of supposedly intolerant Slytherins.</text:p>
      <text:p text:style-name="P208"><text:span text:style-name="T33">“I hope Kevin will not say anything,” Neville sighed, getting his Remembrall from his bag, nonchalantly playing with it. The small ball, initially created to change colours in case the owner forgot anything, had been tampered with by her his grand-mother. </text:span><text:span text:style-name="T86">The magical artefact had become a detector that warned the lion about the presence of undesirable people that could see or hear him. Neville had modified the spell to exclude Vladmir from the undesirable list thanks to a simple magical identification. For now, it contained a white smoke.</text:span></text:p>
      <text:p text:style-name="P81"><text:soft-page-break/>“It’s not his type. He is spontaneous, but if he has to keep quiet and he knows it, he will never talk…”</text:p>
      <text:p text:style-name="P82">Neville nodded and suddenly made an annoyed grimace as he stumbled, nearly dropping his Remembrall. The finely crafted sphere had turned scarlet.</text:p>
      <text:p text:style-name="P82">“Oh no!” he lamented. “I’ve forgotten something again!”</text:p>
      <text:p text:style-name="P209"><text:span text:style-name="T33">“The book you lent Kevin in the library </text:span><text:span text:style-name="T87">a while ago,” </text:span><text:span text:style-name="T88">the young Russian informed him with a sneering smile while discretely looking behind him.</text:span></text:p>
      <text:p text:style-name="P210"><text:span text:style-name="T33">He immediately saw the shape at the end of the corridor. On the other hand, how could one </text:span><text:span text:style-name="T5">not</text:span><text:span text:style-name="T33"> see that giant of the man 3 metres tall waving at them?</text:span></text:p>
      <text:p text:style-name="P83">“Vlad, Neville! H’ppy t’see ya ’gain,” Hagrid exclaimed.</text:p>
      <text:p text:style-name="P83">“Good morning Hagrid,” they chanted together. “How are you?”</text:p>
      <text:p text:style-name="P83">“Fine thanks; h’ve to do s’m’thing for the headm’ster right no’, but I hop’ you’ll c’me see me.”</text:p>
      <text:p text:style-name="P210"><text:span text:style-name="T33">“This afternoon, after the Quidditch match?” Neville asked, not considering Vlad’s </text:span><text:span text:style-name="T89">grimace.</text:span></text:p>
      <text:p text:style-name="P84">“With ple’sure, yer friends can c’me too! I’ll bake me speci’lty. E’ry time there’s n’thing left!”</text:p>
      <text:p text:style-name="P211"><text:span text:style-name="T33">This time, both students grimaced together while waving Hagrid goodbye. They had to come with Kevin. He was the only one to eat the rocks the giant called biscuits… </text:span><text:span text:style-name="T90">They walked back to the Gryffindor’s Common Room, and, after having heard Neville’s supplications for five long minutes, Vladmir let himself be dragged inside, stepping foot for the first time in the lions’ inner sanctum.</text:span></text:p>
      <text:p text:style-name="P85">Vlad observed his surroundings with curiosity, and discovered a large, circular warm room, decorated with the colours of Gryffindor. Because the sum was shining outside, the room was nearly empty and they could sit down on some red pouffes in a corner lit by a ray of sunlight.</text:p>
      <text:p text:style-name="P212"><text:span text:style-name="T33">A few seats away, Ronald Weasley and Seamus Finn</text:span><text:span text:style-name="T91">i</text:span><text:span text:style-name="T33">gan </text:span><text:span text:style-name="T91">were playing Wizard’s Chess, watched by another boy, whom Neville called Dean Thomas. Well, playing… Ron seemed to literally crush his friend, even though Seamus seemed not to be that bad at the game, according to what Vladmir could see. The ginger boy was nonetheless dominating the whole game without even being that focused on the game…</text:span></text:p>
      <text:p text:style-name="P86">“By the way Vlad, why did you make that face when I talked about Quidditch?”</text:p>
      <text:p text:style-name="P87">The Russian brought his attention back to Neville, grumbling about curious friends. He finally sighed when he saw that the other three Gryffindors seemed to await his response as well. Bloody curious lions!</text:p>
      <text:p text:style-name="P87">“I don’t like that sport.”</text:p>
      <text:p text:style-name="P87">“Don’t you practice it in Russia?” Weasley asked, surprised, moving his Queen and making his opponent swear in response.</text:p>
      <text:p text:style-name="P87"><text:soft-page-break/>“No, it’s too cold and we freeze in place,” Vladmir mocked. “Of course Quidditch exists, we’re not underdeveloped!”</text:p>
      <text:p text:style-name="P87">“Oi! I didn’t mean to insult you!”</text:p>
      <text:p text:style-name="P213"><text:span text:style-name="T33">“</text:span><text:span text:style-name="T92">Think before you talk, Ron,” Dean said, sighing and rolling his eyes. “I keep telling you that.”</text:span></text:p>
      <text:p text:style-name="P88">“We can’t all like the same sport,” Neville sighed, “but it’s the one the British wizards prefer.”</text:p>
      <text:p text:style-name="P88">“So, what sport do you like?” Dean asked. “Personally, I am a supporter of West Ham United, a football team.”</text:p>
      <text:p text:style-name="P213"><text:span text:style-name="T92">“</text:span><text:span text:style-name="T93">They </text:span><text:span text:style-name="T92">play in </text:span><text:span text:style-name="T93">First Division, don’t they?”</text:span></text:p>
      <text:p text:style-name="P89">“You follow football?” Dean responded, delighted.</text:p>
      <text:p text:style-name="P89">“A bit,” Vlad admitted. “A friend of mine is very passionate about football and watches every match he can… But he supports a French club.”</text:p>
      <text:p text:style-name="P90">Vladmir stood up to sit down closer and follow the chess match ongoing, followed by Neville.</text:p>
      <text:p text:style-name="P214"><text:span text:style-name="T33">“</text:span><text:span text:style-name="T94">You didn’t answer,” Seamus finally noticed, moving his king in </text:span><text:span text:style-name="T95">a last try to delay his defeat. Ron smiled and moved a pawn.</text:span></text:p>
      <text:p text:style-name="P91">“Checkmate!”</text:p>
      <text:p text:style-name="P92">The Irish boy grumbled before watching Vladmir. The Ravenclaw sighed as he watched Ron putting his pieces away.</text:p>
      <text:p text:style-name="P92">“I am a flightracer.”</text:p>
      <text:p text:style-name="P92">“Merlin’s balls,” Ron swore as he knocked the box over, making his pieces roar in outrage. “You are… what?”</text:p>
      <text:p text:style-name="P92">“Flightracer? What is that?”</text:p>
      <text:p text:style-name="P92">“A sport where you race on brooms in natural conditions,” Neville whispered, gobsmacked. “You’ve hidden that from me, Vlad…”</text:p>
      <text:p text:style-name="P215"><text:span text:style-name="T33">“Meh! I’m </text:span><text:span text:style-name="T96">not bad, but nothing more.”</text:span></text:p>
      <text:p text:style-name="P215"><text:span text:style-name="T96">“Not bad, but nothing more?” Ron chocked. “Blimey, if you really are a flightracer, you are a </text:span><text:span text:style-name="T25">god</text:span><text:span text:style-name="T96"> on your broom.”</text:span></text:p>
      <text:p text:style-name="P93">“Do you mean to say that I am lying, Weasley?” Vladmir asked sombrely. “I should have lied, by the way,” he added softly to Neville.</text:p>
      <text:p text:style-name="P93">“Wait, I don’t understand,” Dean said as Seamus looked at Vlad with a newfound admiration.</text:p>
      <text:p text:style-name="P93"><text:soft-page-break/>“Fligthracing is, as the name implies, races in flight. A track in a generally uneven terrain, and flying above 5 metres off the ground is forbidden. The obstacles vary according to the terrain. The goal is to finish the race alive and as fast as possible.”</text:p>
      <text:p text:style-name="P93">“Alive?” Dean was surprised.</text:p>
      <text:p text:style-name="P215"><text:span text:style-name="T96">“The annual death rate is 8%. It is lower in junior leagues as spells protect </text:span><text:span text:style-name="T97">the racers, but some deaths are reported every year. It is the deadliest wizarding sport, even more than dragoon racing or duels,” Neville told him. “It is mostly practised in Asia and Eastern Europe.”</text:span></text:p>
      <text:p text:style-name="P94">“Seriously? We need to get a broom from the Quidditch team!” Dean exclaimed. “I can’t wait to see that!”</text:p>
      <text:p text:style-name="P94">“No.”</text:p>
      <text:p text:style-name="P95">Vlad’s response froze the Gryffindor, who looked at him with puppy eyes.</text:p>
      <text:p text:style-name="P95">“Why?”</text:p>
      <text:p text:style-name="P95">“I have neither my protections nor my broom.”</text:p>
      <text:p text:style-name="P95">“He’s not wrong,” Ron sighed, disappointed as well.</text:p>
      <text:p text:style-name="P95">“But…”</text:p>
      <text:p text:style-name="P216"><text:span text:style-name="T33">“Dean, do you see Quidditch protections?” Well, a flightracer has the same type of equipment, except it is bedecked with protection and cushioning spells. And </text:span><text:span text:style-name="T98">last but not least, he only flies on a broom he knows like the back of his hand, a broom that costs an arm and a leg, like a Comet 201 or… what type of broom do you race on?”</text:span></text:p>
      <text:p text:style-name="P229"><text:span text:style-name="T278">“I have a </text:span><text:span text:style-name="T328">Stea </text:span><text:span text:style-name="Emphasis"><text:span text:style-name="T332">căzătoare</text:span></text:span><text:span text:style-name="Emphasis"><text:span text:style-name="T278">.”</text:span></text:span></text:p>
      <text:p text:style-name="P229"><text:span text:style-name="Emphasis"><text:span text:style-name="T278">“The very best of Eastern brooms,” Ron agreed. “My brother has one, it’s wonderful, but you can only find them in Romania.”</text:span></text:span></text:p>
      <text:p text:style-name="P230"><text:span text:style-name="Emphasis"><text:span text:style-name="T278">Vladmir had a lopsided smile. Charlie Weasley indeed had a </text:span></text:span><text:span text:style-name="Emphasis"><text:span text:style-name="T328">Stea</text:span></text:span><text:span text:style-name="Emphasis"><text:span text:style-name="T278"> and he was the incumbent Romanian Flightracing champion. However, he was convince he family knew nothing about that…</text:span></text:span></text:p>
      <text:p text:style-name="P230"><text:span text:style-name="Emphasis"><text:span text:style-name="T278">“Well, will you come see the match anyway?” Neville asked.</text:span></text:span></text:p>
      <text:p text:style-name="P230"><text:span text:style-name="Emphasis"><text:span text:style-name="T278">Vladmir half-heartedly </text:span></text:span><text:span text:style-name="Emphasis"><text:span text:style-name="T279">agreed before starting a chess game with Ron. His pieces, uncooperative at first, finally let him play and they started a very disputed match, which motivated the red-haired boy. Vlad lost in the end and resigned </text:span></text:span><text:span text:style-name="Emphasis"><text:span text:style-name="T280">before </text:span></text:span><text:span text:style-name="Emphasis"><text:span text:style-name="T281">Ron had the opportunity to play </text:span></text:span><text:span text:style-name="Emphasis"><text:span text:style-name="T280">the last moves.</text:span></text:span></text:p>
      <text:p text:style-name="P230"><text:span text:style-name="Emphasis"><text:span text:style-name="T280">“</text:span></text:span><text:span text:style-name="Emphasis"><text:span text:style-name="T281">Why do you resign?” Dean asked, analysing the game.</text:span></text:span></text:p>
      <text:p text:style-name="P230"><text:span text:style-name="Emphasis"><text:span text:style-name="T281">“Whatever he does, I checkmate him in at most three moves,” Ron explained, beaming. “Blimey Vlad, we have to play chess more often, you are an excellent player! I rarely have as good of an opponent as you in school!”</text:span></text:span></text:p>
      <text:p text:style-name="P231"><text:soft-page-break/><text:span text:style-name="Emphasis"><text:span text:style-name="T281">The ginger boy started putting his pieces into their box when he saw his brothers pass through the room briskly. They all looked at the clock and Ron swore.</text:span></text:span></text:p>
      <text:p text:style-name="P231"><text:span text:style-name="Emphasis"><text:span text:style-name="T281">“Shit! The match starts in fifteen minutes, there won’t be any room left!”</text:span></text:span></text:p>
      <text:p text:style-name="P231"><text:span text:style-name="Emphasis"><text:span text:style-name="T281">He slipped the chess box inside his pocket and nearly ran after the Weasley twins with his friends. Vladmir and Neville looked at each other, amused, and they left the Common Room more slowly to get to the Quidditch </text:span></text:span><text:span text:style-name="Emphasis"><text:span text:style-name="T282">pitch. They only had to follow the crowd hurrying to the park to be sure not to get lost.</text:span></text:span></text:p>
      <text:p text:style-name="P231"><text:span text:style-name="Emphasis"><text:span text:style-name="T282"><text:tab/><text:tab/><text:tab/><text:tab/><text:tab/><text:tab/><text:tab/>.oOo.</text:span></text:span></text:p>
      <text:p text:style-name="P232"><text:span text:style-name="Emphasis"><text:span text:style-name="T283">Once they arrived inside the stadium, Vladmir observed the grandstands attributed to each House. Nearly all students were wearing the colours of one of the two playing teams, forming a sea of red and green faces. The Russian let himself get dragged by Neville in the direction if the Gryffindor grandstand, where Hermione waved at them. They climbed the wooden stairs and rapidly reached the young lioness’ row, noticing with a big surprise that Ron was also present without the other two lions.</text:span></text:span></text:p>
      <text:p text:style-name="P232"><text:span text:style-name="Emphasis"><text:span text:style-name="T283">“Did you finally accept his apologies?” Vlad whispered in her direction, who shook her head and looked daggers at the ginger, who bent his, shamefaced. Ron had probably used the circumstances to try and talk to her. The Russian </text:span></text:span><text:span text:style-name="Emphasis"><text:span text:style-name="T284">boy held a smile back </text:span></text:span><text:span text:style-name="Emphasis"><text:span text:style-name="T285">while listening the lioness grumble on about the inanity of immature and too stubborn to acknowledge their wrongdoings for long minutes, making </text:span></text:span><text:span text:style-name="Emphasis"><text:span text:style-name="T286">the </text:span></text:span><text:span text:style-name="Emphasis"><text:span text:style-name="T287">person involved shrivel in his seat.</text:span></text:span></text:p>
      <text:p text:style-name="P232"><text:span text:style-name="Emphasis"><text:span text:style-name="T287">“</text:span></text:span><text:span text:style-name="Emphasis"><text:span text:style-name="T288">I hope you are not talking about m Granger!”</text:span></text:span></text:p>
      <text:p text:style-name="P232"><text:span text:style-name="Emphasis"><text:span text:style-name="T288">“Don’t you overexcite her, Malfoy! She has spent half an hour complaining about Ron!” Neville exclaimed, looking at the blond Pure-blood who had stopped by their side, making the other lions nearby annoyed and whispering.</text:span></text:span></text:p>
      <text:p text:style-name="P232"><text:span text:style-name="Emphasis"><text:span text:style-name="T288">“Ah! So it’s about Weaslaid again. Frankly Granger, this guy is not worth it.”</text:span></text:span></text:p>
      <text:p text:style-name="P232"><text:span text:style-name="Emphasis"><text:span text:style-name="T288">“Shut up you albino numbskull!” Ron roared. “And why are you here in the Gryffindors’ stand in the first place?”</text:span></text:span></text:p>
      <text:p text:style-name="P233"><text:span text:style-name="Emphasis"><text:span text:style-name="T288">Draco completely ignored the boy who had become as red as his hair, and told Vladmir he who have preferred to have seen him in the Slytherins’ stand.</text:span></text:span></text:p>
      <text:p text:style-name="P233"><text:span text:style-name="Emphasis"><text:span text:style-name="T288">“Sorry Draco. If it were up to me, I would not have come see the match at all, but I was sequestered.”</text:span></text:span></text:p>
      <text:p text:style-name="P233"><text:span text:style-name="Emphasis"><text:span text:style-name="T288">“Oh! So you would be a damsel in distress?” the Slytherin sneered. “Do I have to floor the dragon keeping you captive?”</text:span></text:span></text:p>
      <text:p text:style-name="P233"><text:span text:style-name="Emphasis"><text:span text:style-name="T288">“I think I can manage,” Vlad said with a smile. “But I’ll let you know if I need help!”</text:span></text:span></text:p>
      <text:p text:style-name="P233"><text:soft-page-break/><text:span text:style-name="Emphasis"><text:span text:style-name="T288">Draco </text:span></text:span><text:span text:style-name="Emphasis"><text:span text:style-name="T289">lightly laughed before leaving them and wished them luck, not without telling them that the Gryffindor team would lose. And the first few minutes of the match ruled in the Slytherin’s favour. Despite the inclusion of some good players, Gryffindor was playing an extremely solid and reactive team, playing at the edge of the law, but never crossing any line.</text:span></text:span></text:p>
      <text:p text:style-name="P233"><text:span text:style-name="Emphasis"><text:span text:style-name="T289">“Foul,” </text:span></text:span><text:span text:style-name="Emphasis"><text:span text:style-name="T290">the commentator yelled as Naomie Landburn, the young Seeker from Gryffindor, was blocked by the Slytherins’ captain.</text:span></text:span></text:p>
      <text:p text:style-name="P233"><text:span text:style-name="Emphasis"><text:span text:style-name="T290">“Good…” Vladmir whispered.</text:span></text:span></text:p>
      <text:p text:style-name="P233"><text:span text:style-name="Emphasis"><text:span text:style-name="T290">“Good?” Hermione asked, confused. “That was a serious foul!”</text:span></text:span></text:p>
      <text:p text:style-name="P233"><text:span text:style-name="Emphasis"><text:span text:style-name="T290">“Slytherins were completely disorganised and their Seeker was too far from the Snitch. If the penalty gets through, you win 10 points but the Slytherins still are 50 ahead. If your Landburn had caught the Snitch, they would have lost. That was strategic.”</text:span></text:span></text:p>
      <text:p text:style-name="P233"><text:span text:style-name="Emphasis"><text:span text:style-name="T290">“Like sacrificing a pawn for a queen…” Ron whispered.</text:span></text:span></text:p>
      <text:p text:style-name="P233"><text:span text:style-name="Emphasis"><text:span text:style-name="T290">“Contrary to the Gryffindors, who rely too much on their Keeper and neglect some position, however vital they may be, Slytherins try to focus on group cohesion. Flint, their captain, is very active, but he oversees the whole game despite the fact he is a Chaser, and they communicate excellently. He is a good captain.”</text:span></text:span></text:p>
      <text:p text:style-name="P233"><text:span text:style-name="Emphasis"><text:span text:style-name="T290">“Well, fortunately you don’t like Quidditch…” Ron whispered again.</text:span></text:span></text:p>
      <text:p text:style-name="P233"><text:span text:style-name="Emphasis"><text:span text:style-name="T290">“You are an excellent strategist, Weasley, one only has to </text:span></text:span><text:span text:style-name="Emphasis"><text:span text:style-name="T291">see you play chess to understand it. Use your analytical spirit outside a chessboard and you’ll do wonders.”</text:span></text:span></text:p>
      <text:p text:style-name="P234"><text:span text:style-name="Emphasis"><text:span text:style-name="T291">Vladmir then turned back to Neville, as disinterested in the game as he was, and they started whispering to one another, their conversation inaudible for their neighbours because of the noise the Gryffindors’ supporters made. The grandstand suddenly trembled and they both jumped to their feet, wand in their hand as cries of surprise rang out. Something foul was happening. </text:span></text:span></text:p>
      <text:p text:style-name="P234"><text:span text:style-name="Emphasis"><text:span text:style-name="T291">Vladmir felt the air slowly turn under them, </text:span></text:span><text:span text:style-name="Emphasis"><text:span text:style-name="T292">giving off an aura he knew too well. Dark Magic. And seeing Neville’s face, the Gryffindor had also understood the reason of this localised earthquake.</text:span></text:span></text:p>
      <text:p text:style-name="P235"><text:span text:style-name="Emphasis"><text:span text:style-name="T292">He looked out to the professors’ stand and caught the eye of two immobile and whispering men. Quirell’s face was as pale as it always was, while Snape seemed furious. He was convinced one of them tried to maintain the structure while the other tried to destroy it and harm them. But who was who?</text:span></text:span></text:p>
      <text:p text:style-name="P235"><text:span text:style-name="Emphasis"><text:span text:style-name="T292">“Nev, you’re an empath, right?”</text:span></text:span></text:p>
      <text:p text:style-name="P235"><text:span text:style-name="Emphasis"><text:span text:style-name="T292">“Yeah,” the young Longbottom groaned, trying to stay upright to find the ones at fault. They were the only ones standing in the upheaval that shook the stand, the other students were screaming while they tried to leave, adding more confusion in the small, panicked crowd.</text:span></text:span></text:p>
      <text:p text:style-name="P235"><text:span text:style-name="Emphasis"><text:span text:style-name="T292">“Use your empathy with Quirell and Snape!”</text:span></text:span></text:p>
      <text:p text:style-name="P235"><text:soft-page-break/><text:span text:style-name="Emphasis"><text:span text:style-name="T292">Neville briskly turned his head to the two professors, </text:span></text:span><text:span text:style-name="Emphasis"><text:span text:style-name="T293">his face dead serious, and caught Professor Snape’s eyes. The sight of the Gryffindor so focused and so different of the face he wore during his lessons seemed to unsettle him, because he widened his eyes and lost his concentration. In reaction, the grandstand started to dangerously tip over.</text:span></text:span></text:p>
      <text:p text:style-name="P235"><text:span text:style-name="Emphasis"><text:span text:style-name="T293">“It’s Quirell!”</text:span></text:span></text:p>
      <text:p text:style-name="P236"><text:span text:style-name="Emphasis"><text:span text:style-name="T293">Vladmir stared at the Defence Against Dark Arts Professor and stared murmuring rough words himself, while Neville tried hard to help Snape stabilise the stand. Fortunately, the Professors had realised something abnormal was happening and stood up. In the ensuing panic, Quirell was violently pushed aside and lost his eye contact with Vladmir.</text:span></text:span></text:p>
      <text:p text:style-name="P236"><text:span text:style-name="Emphasis"><text:span text:style-name="T293">The trembling instantly stopped, while a sudden ovation rang out from the Slytherin. They team had taken advantage of the confusion to catch the Snitch. Vladmir and Neville then caught Severus Snape’s eyes… A strange looked that foreshadowed serious complications.</text:span></text:span></text:p>
      <text:p text:style-name="P566"><text:span text:style-name="Emphasis"><text:span text:style-name="T293">.oOo.</text:span></text:span></text:p>
      <text:p text:style-name="P567"><text:span text:style-name="Emphasis"><text:span text:style-name="T294">“Snape definitely did it, he hates Gryffindors, you only had to see how he stared at us!”</text:span></text:span></text:p>
      <text:p text:style-name="P567"><text:span text:style-name="Emphasis"><text:span text:style-name="T294">Vladmir said nothing, simply drinking his spiced tea, as Kevin conscientiously dunked his </text:span></text:span><text:span text:style-name="Emphasis"><text:span text:style-name="T295">piece of</text:span></text:span><text:span text:style-name="Emphasis"><text:span text:style-name="T294"> cake in the nearly-boiling liquid. As soon as the match was over, Kevin had met with the young Russian, concerned, and they went to Hagrid’s shack with Ron and Neville. However, Vladmir was beginning to be fed up with it. The good humour from the start of the day had vanished and he thought about all the troubles he had since the start of the year. After a </text:span></text:span><text:span text:style-name="Emphasis"><text:span text:style-name="T296">Cerberus</text:span></text:span><text:span text:style-name="Emphasis"><text:span text:style-name="T294">, </text:span></text:span><text:span text:style-name="Emphasis"><text:span text:style-name="T296">and a troll, he had just been the target of an attempted murder. He looked at Neville and Kevin and noticed that they both had a sombre and thoughtful look on their face. They were also thinking about all these implications.</text:span></text:span></text:p>
      <text:p text:style-name="P567"><text:span text:style-name="Emphasis"><text:span text:style-name="T296">“C’me on Ron, that’s not possible!” the giant tempered.</text:span></text:span></text:p>
      <text:p text:style-name="P567"><text:span text:style-name="Emphasis"><text:span text:style-name="T296">“I saw him! He was casting a spell, murmuring magical incantations!”</text:span></text:span></text:p>
      <text:p text:style-name="P567"><text:span text:style-name="Emphasis"><text:span text:style-name="T296">“Why woul’ Pr’fessor Snape do that?” Hagrid asked, standing up to fetch the teapot and pour them another serving. “Na, he’s got nothin’ to do with’at.”</text:span></text:span></text:p>
      <text:p text:style-name="P568"><text:span text:style-name="Emphasis"><text:span text:style-name="T296">Neville rose his head, frowning. A discussion he had a while earlier with Vladmir and Kevin coming back to his mind. They had sought the reasons to sneak a troll in to create a diversion, and Vladmir had then spoken about Professor Snape’s wound. </text:span></text:span><text:span text:style-name="Emphasis"><text:span text:style-name="T297">Of</text:span></text:span><text:span text:style-name="Emphasis"><text:span text:style-name="T296"> that and the sudden presence of Professor Quirell out of the Hospital Wing,</text:span></text:span><text:span text:style-name="Emphasis"><text:span text:style-name="T297"> as he was supposed to stay there all evening following his fright caused by the Hufflepuffs’ costumes…</text:span></text:span></text:p>
      <text:p text:style-name="P568"><text:span text:style-name="Emphasis"><text:span text:style-name="T297">“However, he must have tried to pass the Cerberus on the third floor during Halloween… He may be looking for what the dog is guarding,” the young Longbottom softly said.</text:span></text:span></text:p>
      <text:p text:style-name="P568"><text:span text:style-name="Emphasis"><text:span text:style-name="T297">“Ye’ve seen Fluffy?”</text:span></text:span></text:p>
      <text:p text:style-name="P568"><text:soft-page-break/><text:span text:style-name="Emphasis"><text:span text:style-name="T297">“Fluffy? So this furball has a name?” Vlad asked, discreetly kicking Ron to let him know to shut up and let him talk.</text:span></text:span></text:p>
      <text:p text:style-name="P568"><text:span text:style-name="Emphasis"><text:span text:style-name="T297">“Yeah, he’s mine”, Hagrid proudly said. “I’ve let Dumbledore borrow ‘im t’ guard…”</text:span></text:span></text:p>
      <text:p text:style-name="P569"><text:span text:style-name="Emphasis"><text:span text:style-name="T297">Vladmir ignored the giant’s sudden hesitation and sighed.</text:span></text:span></text:p>
      <text:p text:style-name="P569"><text:span text:style-name="Emphasis"><text:span text:style-name="T297">“Too bad he’s </text:span></text:span><text:span text:style-name="Emphasis"><text:span text:style-name="T298">got to be locked up, these magical dogs only like wide-open spaces…”</text:span></text:span></text:p>
      <text:p text:style-name="P569"><text:span text:style-name="Emphasis"><text:span text:style-name="T298">“I know”, Hagrid sighed, “but he got to be in the cast’e.”</text:span></text:span></text:p>
      <text:p text:style-name="P569"><text:span text:style-name="Emphasis"><text:span text:style-name="T298">“He seems to have done his job well, Snape was bitten when he tried to get through!” Neville brought the subject back.</text:span></text:span></text:p>
      <text:p text:style-name="P569"><text:span text:style-name="Emphasis"><text:span text:style-name="T298">“I’ve traine’ him well… </text:span></text:span><text:span text:style-name="Emphasis"><text:span text:style-name="T295">Wait, I tol’ ya tha’ Snape has nothin’ to do with tha’! And he got no reason to pass through Fluffy, help’d with the prote’tions!”</text:span></text:span></text:p>
      <text:p text:style-name="P570"><text:span text:style-name="Emphasis"><text:span text:style-name="T295">This time, it was Kevin who kicked Ron under the table to silence him, before putting a piece of cake in his hands.</text:span></text:span></text:p>
      <text:p text:style-name="P570"><text:span text:style-name="Emphasis"><text:span text:style-name="T295">“Shut up and eat”, he whispered before turning to Hagrid. “Cerberuses, aren’t they the dogs guarding Hades? Are you keeping a demon in the castle ground?”</text:span></text:span></text:p>
      <text:p text:style-name="P570"><text:span text:style-name="Emphasis"><text:span text:style-name="T295">Ron chocked on his piece of cake, utterly shocked, while Neville and Vladmir held back an amused laughter, understanding the tactic the short Ravenclaw was using. Telling a lie to get at the truth was very sneaky indeed.</text:span></text:span></text:p>
      <text:p text:style-name="P570"><text:span text:style-name="Emphasis"><text:span text:style-name="T295">“No! A demon! Tha’s nonsense!”</text:span></text:span></text:p>
      <text:p text:style-name="P570"><text:span text:style-name="Emphasis"><text:span text:style-name="T295">“I know! You’ve discovered an immortality stone, and because it contains the souls of hundreds of dead people, you brought it under the protection of </text:span></text:span><text:span text:style-name="Emphasis"><text:span text:style-name="T299">one of Hades’ protectors! After all, it’s his job to guard souls, isn’t it? Even if it’s under the form of a stone!”</text:span></text:span></text:p>
      <text:p text:style-name="P571"><text:span text:style-name="Emphasis"><text:span text:style-name="T299">Only Ron didn’t see the giant had suddenly turned pale.</text:span></text:span></text:p>
      <text:p text:style-name="P571"><text:span text:style-name="Emphasis"><text:span text:style-name="T299">“</text:span></text:span><text:span text:style-name="Emphasis"><text:span text:style-name="T300">Stop with thos’ the’ries tha’ make no sense! What’s kept in the cas’le’s stri’tly between Nicolas Flamel and Dumbledore!”</text:span></text:span></text:p>
      <text:p text:style-name="P571"><text:span text:style-name="Emphasis"><text:span text:style-name="T300">“Flamel?” Kevin asked, with an innocent but satisfied smile. “Like Nicolas Flamel, the French alchemist? The one who created the Philosopher’s Stone?”</text:span></text:span></text:p>
      <text:h text:style-name="P554" text:outline-level="1"><text:bookmark-start text:name="__RefHeading___Toc5713_2350602553"/><text:span text:style-name="Emphasis"><text:span text:style-name="T333">Chapter 14: Some agitated holidays</text:span></text:span><text:bookmark-end text:name="__RefHeading___Toc5713_2350602553"/></text:h>
      <text:h text:style-name="P541" text:outline-level="3"><text:span text:style-name="Emphasis"><text:span text:style-name="T266"/></text:span></text:h>
      <text:p text:style-name="P512"><text:span text:style-name="Emphasis"><text:span text:style-name="T301">The holidays had come quickly, distracting the students, and blowing a wind of freedom all over. However, Vladmir knew they would bring trouble for him. On the one hand, he would spend a week at Neville’s. On the other, he would have to assist to a trail behind closed doors. O joy! Especially since Rita Skeeter, in the name of the Daily Prophet, was rummaging through his family’s affairs in Eastern Europe. She was having a field day writing slanderous articles. After having </text:span></text:span><text:span text:style-name="Emphasis"><text:span text:style-name="T302">sunk down Hogwarts’ Headmaster, the “journalist” now tried to do the same with the Kemenovs. She would have been perfect at her job in the society column, not in the British politics section.</text:span></text:span></text:p>
      <text:p text:style-name="P513"><text:span text:style-name="Emphasis"><text:span text:style-name="T302">Thus, a very unenthusiastic Vladmir dozed off against the window of the Hogwarts Express. In front of him, Neville was avidly reading an Herbology treaty, while Kevin had slouched over his bag and slept like a log. According to what Vlad had understood, as soon as he got off the train, Kevin would need to catch another one to the west coast to get back home late at night. His family, as they were exclusively Muggles, could not come pick him up in London. So Vlad and Neville let him sleep, making as little noise as possible.</text:span></text:span></text:p>
      <text:p text:style-name="P513"><text:span text:style-name="Emphasis"><text:span text:style-name="T302">Vlad watched the snowed over mountains fly past the window, feeling some nostalgia for his country. He missed the biting cold of the Russian winter. The snow mantle on the streets… The pale Sun on the colours houses of Saint Petersburg.</text:span></text:span></text:p>
      <text:p text:style-name="P513"><text:span text:style-name="Emphasis"><text:span text:style-name="T302">“Vlad… Vlad, we’re almost there,” Neville whispered.</text:span></text:span></text:p>
      <text:p text:style-name="P513"><text:span text:style-name="Emphasis"><text:span text:style-name="T302">Vladmir slowly opened his eyes, realising that he had actually slept against the train window. Indeed, the train was slowing down, and the first houses of London were appearing. The Russian </text:span></text:span><text:span text:style-name="Emphasis"><text:span text:style-name="T303">passed a hand through his hair, and made his usual ponytail. </text:span></text:span><text:span text:style-name="Emphasis"><text:span text:style-name="T304">He then straightened the thick fabric of his tunic and adjusted the collar of his robes, while Neville looked at him, smiling.</text:span></text:span></text:p>
      <text:p text:style-name="P513"><text:span text:style-name="Emphasis"><text:span text:style-name="T304">“You know, Vlad, my grand-mother isn’t going to bite you if your outfit is not perfect!”</text:span></text:span></text:p>
      <text:p text:style-name="P513"><text:span text:style-name="Emphasis"><text:span text:style-name="T304">“I have manners, dear,” the Russian boy retorted, falsely haughty. “And even an unofficial presentation to the matriarch of a family as prestigious as yours can’t happen in a dishevelled outfit.”</text:span></text:span></text:p>
      <text:p text:style-name="P513"><text:span text:style-name="Emphasis"><text:span text:style-name="T304">“Bummer then,” Kevin sleepy voice whispered.</text:span></text:span></text:p>
      <text:p text:style-name="P514"><text:span text:style-name="Emphasis"><text:span text:style-name="T304">The two noble boys turned their gaze to the other Ravenclaw. He was </text:span></text:span><text:span text:style-name="Emphasis"><text:span text:style-name="T305">sporting a pitiful look, looking at his creased clothes and his cow-lick because of his nap.</text:span></text:span></text:p>
      <text:p text:style-name="P514"><text:span text:style-name="Emphasis"><text:span text:style-name="T305">“Don’t you listen to this stupid Russian, you are perfect as you are,” Neville reassured him.</text:span></text:span></text:p>
      <text:p text:style-name="P515"><text:span text:style-name="Emphasis"><text:span text:style-name="T305">Kevin didn’t answer, but he sighed in relief. He didn’t want to leave a bad impression on his friends’ families… He then realised that both of them were kindly laughed at him, and he couldn’t </text:span></text:span><text:soft-page-break/><text:span text:style-name="Emphasis"><text:span text:style-name="T305">help but imitate them. They thus caught their things in good humour and stepped in the small corridor of the Hogwarts Express.</text:span></text:span></text:p>
      <text:p text:style-name="P515"><text:span text:style-name="Emphasis"><text:span text:style-name="T305">Said corridors were agitated, as very few students stayed at school, and one could feel the students getting impatient to celebrate the holidays. Some Muggle-born students proudly wore a red-fur-and-white-bobble Father Christmas hat, under the curious or sneering looks of unknowing Pure-bloods.</text:span></text:span></text:p>
      <text:p text:style-name="P515"><text:span text:style-name="Emphasis"><text:span text:style-name="T305">“Don’t wizards know Father Christmas?” Kevin asked, surprised to see their Slytherin friends point at the hats with mocking laughs. All the students were waiting for the train to completely stop before rushing down on the platform.</text:span></text:span></text:p>
      <text:p text:style-name="P515"><text:span text:style-name="Emphasis"><text:span text:style-name="T305">“No, it’s a Muggle tradition only a few centuries old. Wizards don’t believe in divine beings and Father Christmas is linked to the Christian tradition of Saint Nicholas,” Vlad told him as he watched King’s Cross station appear out the window.</text:span></text:span></text:p>
      <text:p text:style-name="P515"><text:span text:style-name="Emphasis"><text:span text:style-name="T305">“The wizarding tradition is to celebrate the winter solstice, which marks a peak in natural magical energy. Muggles brought us some novelties, like presents and tinsels…” Neville completed.</text:span></text:span></text:p>
      <text:p text:style-name="P515"><text:span text:style-name="Emphasis"><text:span text:style-name="T305">“And the fir trees? </text:span></text:span><text:span text:style-name="Emphasis"><text:span text:style-name="T306">I’ve seen Hagrid carry several…”</text:span></text:span></text:p>
      <text:p text:style-name="P515"><text:span text:style-name="Emphasis"><text:span text:style-name="T306">“Non, trees </text:span></text:span><text:span text:style-name="Emphasis"><text:span text:style-name="T307">symbolise</text:span></text:span><text:span text:style-name="Emphasis"><text:span text:style-name="T306"> life and rebirth. Fir trees, spruce</text:span></text:span><text:span text:style-name="Emphasis"><text:span text:style-name="T307"> trees</text:span></text:span><text:span text:style-name="Emphasis"><text:span text:style-name="T306">… </text:span></text:span><text:span text:style-name="Emphasis"><text:span text:style-name="T307">All conifers are used to represent longevity. It is common to place a fir tree in the entrance hall of wizarding homes for the new year.”</text:span></text:span></text:p>
      <text:p text:style-name="P516"><text:span text:style-name="Emphasis"><text:span text:style-name="T307">Kevin nodded, thoughtful, and followed the line of students bumping into each other in a happy mess out of the Hogwarts Express. On the platform, cries of joy accompanied family reunions, and Neville looked to see his grand-mother. He sighed and grimaced.</text:span></text:span></text:p>
      <text:p text:style-name="P516"><text:span text:style-name="Emphasis"><text:span text:style-name="T307">“Of course, she had to wear </text:span></text:span><text:span text:style-name="Emphasis"><text:span text:style-name="T329">this</text:span></text:span><text:span text:style-name="Emphasis"><text:span text:style-name="T307"> hat…” the young Longbottom mumbled, leading his friends to a severe-looking old woman. Kevin and Vladmir could see her wear a thick bright green hat, with a stuffed bird attached to it.</text:span></text:span></text:p>
      <text:p text:style-name="P516"><text:span text:style-name="Emphasis"><text:span text:style-name="T307">“The acme of fashion,” Vlad chuckled.</text:span></text:span></text:p>
      <text:p text:style-name="P516"><text:span text:style-name="Emphasis"><text:span text:style-name="T307">“Shut up, she loves that hat,” Neville growled. “It’s the last present my grand-father gave her.”</text:span></text:span></text:p>
      <text:p text:style-name="P516"><text:span text:style-name="Emphasis"><text:span text:style-name="T307">The Russian boy gave him a sorry smile, and they all arrived in front of the old woman.</text:span></text:span></text:p>
      <text:p text:style-name="P516"><text:span text:style-name="Emphasis"><text:span text:style-name="T307">“Neville! By Merlin, look at you! As clumsy as ever!”, the matriarch declared as she looked wearily at her grandson stumble in front of her. Good morning boys. I think I am not mistaken to assume you are Vladmir and Kevin.”</text:span></text:span></text:p>
      <text:p text:style-name="P516"><text:span text:style-name="Emphasis"><text:span text:style-name="T307">“You are not, madam,” Kevin responded with a shy smile, surprised by the welcoming. “I am Kevin Entwhistle, pleased to meet you.”</text:span></text:span></text:p>
      <text:p text:style-name="P516"><text:span text:style-name="Emphasis"><text:span text:style-name="T307">“Vladmir Vassilievitch Kemenov,” Vlad introduced himsel</text:span></text:span><text:span text:style-name="Emphasis"><text:span text:style-name="T308">f, </text:span></text:span><text:span text:style-name="Emphasis"><text:span text:style-name="T309">slightly bowing before her.</text:span></text:span></text:p>
      <text:p text:style-name="P516"><text:span text:style-name="Emphasis"><text:span text:style-name="T309">“Augusta Longbottom,” she said with a smile. “I am pleased to finally meet the friends of my good-for-nothing grandson! Right boys! I think we’ll go.”</text:span></text:span></text:p>
      <text:p text:style-name="P517"><text:soft-page-break/><text:span text:style-name="Emphasis"><text:span text:style-name="T309">With a supple gesture, she took her wand out of an enormous red bag and pointed it to the three boys’ suitcases.</text:span></text:span></text:p>
      <text:p text:style-name="P517"><text:span text:style-name="Emphasis"><text:span text:style-name="T309">“Err… Madam? I…” Kevin tried, uncertain, as their cases, shrunk down, disappeared in Mrs. Longbottom’s pockets.</text:span></text:span></text:p>
      <text:p text:style-name="P517"><text:span text:style-name="Emphasis"><text:span text:style-name="T309">“</text:span></text:span><text:span text:style-name="Emphasis"><text:span text:style-name="T310">No ‘buts’ my boy! I know you have a train to take to get back home, so we’ll go to the counter, cancel your ticket, and I’ll accompany you!” the old lady ordered.</text:span></text:span></text:p>
      <text:p text:style-name="P518"><text:span text:style-name="Emphasis"><text:span text:style-name="T311">Thus, pulling an astounded Kevin behind her, Augusta Longbottom guided them through the Muggle station without leaving the Ravenclaw enough time to protest. In a few minutes, she had everything done, advising him to call his family about his arrival before pointing to a public phone booth.</text:span></text:span></text:p>
      <text:p text:style-name="P518"><text:span text:style-name="Emphasis"><text:span text:style-name="T311">“Your grand-mother is frightening,” Vladmir said, seeing the matriarch do everything. The two boys observed Kevin in the telephone booth.</text:span></text:span></text:p>
      <text:p text:style-name="P518"><text:span text:style-name="Emphasis"><text:span text:style-name="T311">“When she has something in mind, nothing can stop her,” Neville sighed. “The thing is, we are quite out of character for Muggles…”</text:span></text:span></text:p>
      <text:p text:style-name="P518"><text:span text:style-name="Emphasis"><text:span text:style-name="T311">Indeed, as they had not thought they would cross to the Muggle side, the two boys and the old lady were catching the attention with their typically wizarding outfits and the stuffed bird. Only Kevin was not</text:span></text:span><text:span text:style-name="Emphasis"><text:span text:style-name="T330"> that </text:span></text:span><text:span text:style-name="Emphasis"><text:span text:style-name="T311">out-of-place. However, Augusta Longbottom was </text:span></text:span><text:span text:style-name="Emphasis"><text:span text:style-name="T312">keeping her eye on him, </text:span></text:span><text:span text:style-name="Emphasis"><text:span text:style-name="T313">brooding him</text:span></text:span><text:span text:style-name="Emphasis"><text:span text:style-name="T312"> like an eccentric grand-mother could do.</text:span></text:span></text:p>
      <text:p text:style-name="P519"><text:span text:style-name="Emphasis"><text:span text:style-name="T312">Then, as Kevin came back with a contrite smile, the old lady </text:span></text:span><text:span text:style-name="Emphasis"><text:span text:style-name="T313">led them to a dark corner of the station, taking an old mobile phone out of her holdall. The two boys gave the young Muggle-born an explanation on Portkeys and they left King’s Cross, landing in front an elegant house on a large street. The passers-by did not turn their heads after their sensational arrival.</text:span></text:span></text:p>
      <text:p text:style-name="P519"><text:span text:style-name="Emphasis"><text:span text:style-name="T313">“Welcome to Old Street!” Neville exclaimed.</text:span></text:span></text:p>
      <text:p text:style-name="P519"><text:span text:style-name="Emphasis"><text:span text:style-name="T313">“Is it a wizarding street?” Kevin asked, confused.</text:span></text:span></text:p>
      <text:p text:style-name="P519"><text:span text:style-name="Emphasis"><text:span text:style-name="T313">“Of course! London’s magical centre is not just Diagon Alley. It’s the shopping district, but there is a whole network of residential magical streets. Old Street is where most of the wizarding nobility have their London manors,” the matriarch explained as they climbed the stairs </text:span></text:span><text:span text:style-name="Emphasis"><text:span text:style-name="T314">to the door.</text:span></text:span></text:p>
      <text:p text:style-name="P520"><text:span text:style-name="Emphasis"><text:span text:style-name="T314">Kevin and Vlad observed the numerous houses with elegant, and sometimes strange façades, which the Muggle-born pointed out. Indeed, a Victorian manors had a medieval tower in its centre, and a Renaissance-style one with a floor bigger than its base without any pillar, giving it a wonky look…</text:span></text:span></text:p>
      <text:p text:style-name="P520"><text:span text:style-name="Emphasis"><text:span text:style-name="T314">“Architectural spells. Houses are bigger on the inside than what you can see, thus they seem wobbly,” Vlad said as they stepped in the entrance hall.</text:span></text:span></text:p>
      <text:p text:style-name="P520"><text:span text:style-name="Emphasis"><text:span text:style-name="T314">And the two Ravenclaws smiled </text:span></text:span><text:span text:style-name="Emphasis"><text:span text:style-name="T315">at what they saw in front of them. The masks had fallen as soon as the door was closed. Augusta Longbottom held her grandson tenderly.</text:span></text:span></text:p>
      <text:p text:style-name="P520"><text:soft-page-break/><text:span text:style-name="Emphasis"><text:span text:style-name="T315">“Welcome back home, sweetie.”</text:span></text:span></text:p>
      <text:p text:style-name="P520"><text:span text:style-name="Emphasis"><text:span text:style-name="T315">“Thanks gran,” the Gryffindor sighed, putting his head on his grand-mother’s chest.</text:span></text:span></text:p>
      <text:p text:style-name="P521"><text:span text:style-name="Emphasis"><text:span text:style-name="T315">Kevin then realised the real love that existed between the two Longbottoms and looked at Vladmir. He had warned him. He had told him about the subterfuges, that Pure-bloods were not what they seemed to be. </text:span></text:span><text:span text:style-name="Emphasis"><text:span text:style-name="T316">About the outward appearance they maintained in public. The small Ravenclaw had already seen the difference between the naive and clumsy Neville from Gryffindor, and the confident and cunning Neville who would have deserved to be in Slytherin. He had seen the difference between the amicable and smiling Vladmir in Ravenclaw, and the cold and dangerous Russian… Now, he was seeing an authoritarian and despising old lady becoming and warm and loving grand-mother. It was at this moment that Kevin fully realised he had stepped foot in a world completely different from his small Muggle village on England’s coast.</text:span></text:span></text:p>
      <text:p text:style-name="P521"><text:span text:style-name="Emphasis"><text:span text:style-name="T316">“Well boy, I gotta take you back to your house!”</text:span></text:span></text:p>
      <text:p text:style-name="P522"><text:span text:style-name="Emphasis"><text:span text:style-name="T316">Their first night </text:span></text:span><text:span text:style-name="Emphasis"><text:span text:style-name="T317">thus went by… Vladmir and Neville had watched Kevin disappear after promising to send him postal owls regularly. Augusta Longbottom, pleased to see her grandson finally making friends with boys his age, came back with tickets for a wizarding theatre. She had been brooding them the following days, always finding them something to do… Walking in the Muggle London, visiting the Ministry of Magic, discovering emblematic English magical sites… They hadn’t seen time fly by.</text:span></text:span></text:p>
      <text:p text:style-name="P523"><text:span text:style-name="Emphasis"><text:span text:style-name="T317">Three days after the start of the holidays, Vladmir and Neville were strolling in the wizarding streets of down-town London, which Vladmir didn’t know yet, taking advantage of the occasion to buy Christmas presents. They avoided Diagon Alley, favouring small, parallel shopping alleyways, being more interesting and less busy, because they were not known by Muggle-borns.</text:span></text:span></text:p>
      <text:p text:style-name="P523"><text:span text:style-name="Emphasis"><text:span text:style-name="T317">The boys had found a series of book on wizarding traditions and etiquette for Kevin. The old and perfectly kept edition was splendid. It was made out of 12 tomes, and was originally for the instruction of young wizards of noble families. The bookshop on Diagon Alley would not sell it… Too many prejudices on Muggle-borns could be found inside, but that part was also interesting and would captivate Kevin. </text:span></text:span><text:span text:style-name="Emphasis"><text:span text:style-name="T318">Nah, the only good bookshops were on Bowtruckle Alley, were the wizarding luxury shops were.</text:span></text:span></text:p>
      <text:p text:style-name="P524"><text:span text:style-name="Emphasis"><text:span text:style-name="T318">After some unsuccessful tries, they also found goblin jewellery in a sombre alleyway reserved to supernatural creatures. The small, finely crafted bracelet was filled to the brim with protection spells, and Neville had let the Russian handle the negotiations. Using Gobbledegook, Vladmir had demonstrated his perfect knowledge of goblin traditions and assured that after the death of the future owner, the small piece of jewellery would go back to the forger’s clan by right. Contented to see that his </text:span></text:span><text:span text:style-name="Emphasis"><text:span text:style-name="T319">work</text:span></text:span><text:span text:style-name="Emphasis"><text:span text:style-name="T318"> would not end up in the hands of a “wizard-thief” who would keep </text:span></text:span><text:span text:style-name="Emphasis"><text:span text:style-name="T319">it as heirloom, the short being gave them a goblin price, and Neville opened his eyes wide when he was told it would cost him 60 Galleons. A wizard would have paid thousands… Vladmir had to tell him that, actually, wizards rented the goblins their jewellery, and that each descendant would have to pay </text:span></text:span><text:soft-page-break/><text:span text:style-name="Emphasis"><text:span text:style-name="T319">rent, or give it back to the forger, neither of which they did. Thus, and with the high demand, made the price rise spectacularly.</text:span></text:span></text:p>
      <text:p text:style-name="P525"><text:span text:style-name="Emphasis"><text:span text:style-name="T319">After Hermione’s gift, the boys started to despair. They could not find anything to give their respective guardians, and Vladmir wished to find one for Augusta and Neville for Katya… They had been searching for hours…</text:span></text:span></text:p>
      <text:p text:style-name="P525"><text:span text:style-name="Emphasis"><text:span text:style-name="T319">They were looking attentively at the shelves of a magical jewellery shop when the entrance bell rang.</text:span></text:span></text:p>
      <text:p text:style-name="P525"><text:span text:style-name="Emphasis"><text:span text:style-name="T319">“Vladmir, Neville?”</text:span></text:span></text:p>
      <text:p text:style-name="P525"><text:span text:style-name="Emphasis"><text:span text:style-name="T319">The partners in crime turned to see two blond carbon-copies, if you excluded the age difference.</text:span></text:span></text:p>
      <text:p text:style-name="P525"><text:span text:style-name="Emphasis"><text:span text:style-name="T319">“Draco, Lord Malfoy,” Vladmir greeted them.</text:span></text:span></text:p>
      <text:p text:style-name="P525"><text:span text:style-name="Emphasis"><text:span text:style-name="T319">“Young Kemenov, </text:span></text:span><text:span text:style-name="Emphasis"><text:span text:style-name="T331">Heretem</text:span></text:span><text:span text:style-name="Emphasis"><text:span text:style-name="T319"> Longbottom… I am surprised to see you here.”</text:span></text:span></text:p>
      <text:p text:style-name="P525"><text:span text:style-name="Emphasis"><text:span text:style-name="T319">The said boys both grimaced at the same time, declaring they were looking for presents for their family, which made the Malfoy patriarch smile.</text:span></text:span></text:p>
      <text:p text:style-name="P525"><text:span text:style-name="Emphasis"><text:span text:style-name="T319">“I have to say, we are here for the same thing.”</text:span></text:span></text:p>
      <text:p text:style-name="P525"><text:span text:style-name="Emphasis"><text:span text:style-name="T319">“Mother adores jewellery, so it is easier to </text:span></text:span><text:span text:style-name="Emphasis"><text:span text:style-name="T320">find ideas to please here,” Draco nodded, stepping towards the display that had caught Vlad and Neville’s attention a few minutes before.</text:span></text:span></text:p>
      <text:p text:style-name="P525"><text:span text:style-name="Emphasis"><text:span text:style-name="T320">“I think I recall your grand-mother </text:span></text:span><text:span text:style-name="Emphasis"><text:span text:style-name="T321">greatly appreciating runic magic artefacts, when your father was a student,” Lucius Malfoys told Neville, who blushed and stuttered a discreet thanks. He preferred not to ask how the Lord managed to get this information, as he theoretically did not know his father outside aristocratic circles… and this type of information didn’t go through them…</text:span></text:span></text:p>
      <text:p text:style-name="P526"><text:span text:style-name="Emphasis"><text:span text:style-name="T321">Feeling they would find neither answers nor ideas, Neville and Vlad rapidly took their leave of the blonds and left the shop.</text:span></text:span></text:p>
      <text:p text:style-name="P526"><text:span text:style-name="Emphasis"><text:span text:style-name="T321">“The trial is tomorrow.”</text:span></text:span></text:p>
      <text:p text:style-name="P526"><text:span text:style-name="Emphasis"><text:span text:style-name="T321">Vladmir froze in the entrance, but didn’t look back, while Neville looked back to see Lucius Malfoy looking at them intensely.</text:span></text:span></text:p>
      <text:p text:style-name="P526"><text:span text:style-name="Emphasis"><text:span text:style-name="T321">“I know.”</text:span></text:span></text:p>
      <text:p text:style-name="P526"><text:span text:style-name="Emphasis"><text:span text:style-name="T321">“I will see you very soon then, young Kemenov.”</text:span></text:span></text:p>
      <text:p text:style-name="P526"><text:span text:style-name="Emphasis"><text:span text:style-name="T321">Vladmir got out groaning, his friend looking at him sorrily. He had voluntarily occulted the trial to be tranquil, but this freaking Malfoy had to remind him.</text:span></text:span></text:p>
      <text:p text:style-name="P526"><text:span text:style-name="Emphasis"><text:span text:style-name="T321">“That what you were talking about with Grand-mother,” Neville </text:span></text:span><text:span text:style-name="Emphasis"><text:span text:style-name="T322">observed, walking to a small shop nestled between two bookshops.</text:span></text:span></text:p>
      <text:p text:style-name="P526"><text:soft-page-break/><text:span text:style-name="Emphasis"><text:span text:style-name="T322">“Yes. It will start at 9 o’clock tomorrow morning, and we will try to make it end during the same day. I think it will be particularly intense.”</text:span></text:span></text:p>
      <text:p text:style-name="P526"><text:span text:style-name="Emphasis"><text:span text:style-name="T322">“In camera?”</text:span></text:span></text:p>
      <text:p text:style-name="P526"><text:span text:style-name="Emphasis"><text:span text:style-name="T322">“Of course. No journalist, no curtain-twitcher, anti-Animagi and anti-charms barriers…”</text:span></text:span></text:p>
      <text:p text:style-name="P526"><text:span text:style-name="Emphasis"><text:span text:style-name="T322">“Maximal protection?” Neville asked, surprised.</text:span></text:span></text:p>
      <text:p text:style-name="P526"><text:span text:style-name="Emphasis"><text:span text:style-name="T322">“It’s Dumbledore, not a petty thief. There will be representatives from the International Confederation of Wizards…”</text:span></text:span></text:p>
      <text:p text:style-name="P527"><text:span text:style-name="Emphasis"><text:span text:style-name="T322">On these words, Vladmir entered the shop, asking his friend not to talk about that any more. He would have enough to do the next day. Neville had seen his friend </text:span></text:span><text:span text:style-name="Emphasis"><text:span text:style-name="T323">write and receive an enormous amount of letters with his aunt and their lawyers to prepare the trial. He perfectly understood that he wanted to get a calm day before the storm.</text:span></text:span></text:p>
      <text:p text:style-name="Séparation_20_temporelle"><text:span text:style-name="Emphasis"><text:span text:style-name="T266">.</text:span></text:span><text:span text:style-name="Emphasis"><text:span text:style-name="T334">oOo.</text:span></text:span></text:p>
      <text:p text:style-name="P528"><text:span text:style-name="Emphasis"><text:span text:style-name="T324">The calm before the storm… Vladmir sighed when he remembered the previous day. They had gotten the remaining gifts and had avoided to mention the trial, finishing their shopping in good humour. But now, as he waited in front of audience room number 7 in the Department of Magical Law Enforcement, he was starting to feel stressed out. Katya was not yet arrived and he was alone in a pretty doleful corridor, with an accreditation badge to the secure level of the Department on his chest.</text:span></text:span></text:p>
      <text:p text:style-name="P528"><text:span text:style-name="Emphasis"><text:span text:style-name="T324">He had been taken his wand at the entry, and the whole audience room would be in the same situation. So the young Russian felt naked, vulnerable. He knew how to defend himself without his wand, but he always felt this characteristic empty space.</text:span></text:span></text:p>
      <text:p text:style-name="P528"><text:span text:style-name="Emphasis"><text:span text:style-name="T324">“</text:span></text:span><text:span text:style-name="Russe"><text:span text:style-name="T324">Ready, Kitty?</text:span></text:span><text:span text:style-name="Russe"><text:span text:style-name="T325">”</text:span></text:span></text:p>
      <text:p text:style-name="P627">“<text:span text:style-name="T419">No,</text:span><text:span text:style-name="T438">” the young Russian grumbled as he observed his aunt, who had suddenly appeared in front of him.</text:span></text:p>
      <text:p text:style-name="P628"><text:span text:style-name="T438">“</text:span><text:span text:style-name="T419">As grumpy as ever without his wand</text:span><text:span text:style-name="T438">,” Sergei’s low voice mused, before laughing </text:span><text:span text:style-name="T457">at the young boy’s vulgar response.</text:span></text:p>
      <text:p text:style-name="P636">Katya hit him on the head, advising him to check his words. She was going to add something when the door of the room opened silently to let a court bailiff out, wearing the official Wizengamot purple robes.</text:p>
      <text:p text:style-name="P629"><text:span text:style-name="T438">“Lady Katya Kemenov, Lord Vladmir Kemenov, Clan Chief Sergei Pokhastovin</text:span><text:span text:style-name="T458">e,” the bailiff called, looking at the three Russians in front of the door.</text:span></text:p>
      <text:p text:style-name="P629"><text:span text:style-name="T458">“</text:span><text:span text:style-name="T423">Well</text:span><text:span text:style-name="T458">,” Katya smiled like a particularly vicious shark… “</text:span><text:span text:style-name="T423">It’s time</text:span><text:span text:style-name="T458">…”</text:span></text:p>
      <text:p text:style-name="P637"><text:soft-page-break/>They entered the small audience room and immediately faced about thirty people aligned on a platform. Vladmir knew all the faces, associating every one to a great family’s name, like the current Minister of Magic, as well as some less-known Half-Bloods. They had been named while the official holders of the seats were not of age… It was the case for the Potter and Vongarden seats.</text:p>
      <text:p text:style-name="P637">The Wizengamot tribunal had fully assembled. Only one seat was empty: Albus Dumbledore’s. At the old mage’s place, a severe-looking woman was seated in the session president’s seat. Amelia Bones was looking intensely at the young Russian, who politely bowed his head before looking at the other people in the room.</text:p>
      <text:p text:style-name="P630"><text:span text:style-name="T438">One row under the official members’ platform, some people also waited to the start of the trial. Two court clerks, as well as the two layers and three witnesses. Sergei was sitting there and Vladmir noticed the presence of a Hobgoblin wearing Gringott’s coat of arms, as well as a young Mediwi</text:span><text:span text:style-name="T461">tch</text:span><text:span text:style-name="T438">. Finally, looking around, he saw the </text:span><text:span text:style-name="T459">main interested party, alone on the dock. Behind him, several Aurors were standing silently. Albus Dumbledore seemed annoyed to be there, but he was slightly and confidently smiling in a way that irritated Vladmir. The old mage seemed so sure of himself that he hadn’t called witnesses… Or he didn’t have any… This thought calmed the young Russian.</text:span></text:p>
      <text:p text:style-name="P638">After the official presentations, the two Kemenovs got to the seats on the left, the ones reserved for the plaintiffs, and Vladmir noticed the presence of four unknown people on the seats on the other side of the room, all wearing dark green robes embroidered with a silver circle.</text:p>
      <text:p text:style-name="P631"><text:span text:style-name="T438">“</text:span><text:span text:style-name="T419">Representatives from the ICW</text:span><text:span text:style-name="T438">,” Katya informed him. “</text:span><text:span text:style-name="T419">This is Sun-Li Zhao, from China, Abraão Jamèz, from Brazil, Aaish Bensatif, from Morocco, and Irmhild Vonhelmutten, from Germany</text:span><text:span text:style-name="T438">.”</text:span></text:p>
      <text:p text:style-name="P638">Indeed, Albus Dumbledore was so sure of himself, and yet the International Confederation of Wizards had sent four representatives at his trial… The attention of the whole room went to Amelia Bones, who was standing up.</text:p>
      <text:p text:style-name="P631"><text:span text:style-name="T438">“We are assembled today to handle the complaint from Katya Annapovna Kemenov against Albus Percival Wulfric Brian Dumbledore. The </text:span><text:span text:style-name="T460">full indictment is in the file that you have been given earlier. For the benefit of the witnesses, let me remind you that it is about dissimulation of a will and illegal appropriation of legal guardian of Harry James Potter. Mr Bulbragon, representing the plaintiff, may now speak.”</text:span></text:p>
      <text:p text:style-name="P631"><text:span text:style-name="T460">“Thank you Judge Bones,” the Kemenovs’ lawyer declared, standing up. “My Lords, let me tell you a short story. It starts with a well-known fact. On October 31 1981, an infamous Dark Mage murders Lord Potter, Auror, and his wife, Unspeakable. They leave their son. Harry James Potter, is, </text:span><text:span text:style-name="T31">de facto</text:span><text:span text:style-name="T167">, the heir of one of the most ancient families of our world, as well as one of the richest. On November 1, at 8 o’clock on the morning, at the opening of the offices of the Department of Magical Law Enforcement, Albus Dumbledore asks for an emergency session and, </text:span><text:span text:style-name="T168">amid the confusion, claims the legal guardianship of the Potter heir. It is given to him, giving him simultaneously the stranglehold on the family vaults and their seat in the Wizengamot. Did anyone </text:span><text:soft-page-break/><text:span text:style-name="T168">find it strange that a Lord as important as Lord Potter had no disposition for his one and only heir? No. Did anyone find it strange that Albus Dumbledore leave a noble family’s heir under the guardianship of Muggles? No. Did anyone find it strange that in </text:span><text:span text:style-name="T32">eleven years</text:span><text:span text:style-name="T168">, the same Albus Dumbledore never realised that his ward never even step foot inside the house of said Muggles? In fact, Lord Potter happened to have written a will. It was registered by the Culligan solicitors. However, their practice had been completely destroyed by a fire on the night of the 31</text:span><text:span text:style-name="T490">st</text:span><text:span text:style-name="T529">, killing the solicitor that was present at the time of the writing of the will.”</text:span></text:p>
      <text:p text:style-name="P639">The lawyer took some time to stop and breathe deeply, satisfied to see the whole audience room hanging onto his every word.</text:p>
      <text:p text:style-name="P632"><text:span text:style-name="T528">“This will was found by the goblins, and the evidence is damning. Albus bribed the goblin responsible with the will, and asked for its destruction. The three witnesses were silenced. Lily Potter is dead; Mr Xanvier Culligan is dead; the goblin Goprictk has betrayed his nation. As the three witnesses were not able to, justice could not be asked for. In the name of my clients, I ask for the complete destitution of any official functions Albus Dumbledore holds, as well as damages proportional to the </text:span><text:span text:style-name="T530">offence.”</text:span></text:p>
      <text:p text:style-name="P640">The lawyer fell silent, leaving a silence that was shaking with indignation. They had all heard the broad lines of the accusations, but the details were horrible. Albus Dumbledore had slightly paled because the prosecution implied that he also had killed to get the young Potter’s guardianship.</text:p>
      <text:p text:style-name="P640">“Mr Copfields, defence lawyer, you may now speak,” the Judged declared coldly.</text:p>
      <text:p text:style-name="P633"><text:span text:style-name="T528">“Judge Bones, My Lords, I am in front of you today as the lawyer of a person that is mortified to have wronged the Potter Clan this way. Albus Dumbledore, as you all know, is an upstanding mage. After the Death of James Potter and his wife, he went to the scene and found the young Harry, still alive. A few months earlier, he had promised his parents that he would protect their heir. They were threatened, living under Fidelius Charm and feared for their life. It is to uphold this promise that Mr Dumbledore, noticing that Gringott’s didn’t signal a will to the Department of Magical Law Enforcement, quickly asked for the guardianship of his ward. He had no other goal than the safety of the young Potter, knowing he had just destroyed the greatest Dark Mage of our generation, and that he would be a target for </text:span><text:span text:style-name="T531">Death-Eaters furious about the loss of their master. My client denies having known about any will until October 31 of the current year.”</text:span></text:p>
      <text:p text:style-name="P633"><text:span text:style-name="T531">“</text:span><text:span text:style-name="T532">Thank you Mr Copfields…” Amelia Bones concluded.</text:span></text:p>
      <text:p text:style-name="P634"><text:span text:style-name="T528">Murmurs ran through the honourable members’ ranks, as Vladmir and Katya looked daggers at Hogwarts’ Headmaster. Three </text:span><text:span text:style-name="T533">gavel knock silenced the audience room and the interim Chief Warlock asked for the testimonies, each more </text:span><text:span text:style-name="T534">deplorable than the last. After taking an oath to tell only the truth under the wand of one of the only armed people of the room, the hobgoblin denounced the betrayal of the goblin responsible for the Potter vaults and the discovery of the will in one of the vaults of the Dumbledore family. He finished his testimony with the content of the will. He brought forward memories as proof, memories which were shown to an assembly that was </text:span><text:soft-page-break/><text:span text:style-name="T534">increasingly revolted. Sergei did the same, in his role as the Kemenovs’ chief security officer. </text:span><text:span text:style-name="T535">His memories of the questioning of the mercenaries under Veritaserum came as a bombshell. Albus Dumbledore had sullied on the Kemenov family’s privacy. As for the Mediwitch, she was giving the results of the filiation potion in person, making Katya Kemenov officially part of the Potter family.</text:span></text:p>
      <text:p text:style-name="P641">“Mr Dumbledore,” a member of the Wizengamot that Vladmir recognised as Lucius Malfoy said. “The law on protection of magical children forbids putting a known wizard or witch under the care of a Muggle family in paragraph 7.4. Could we know the reason for your offence?”</text:p>
      <text:p text:style-name="P635"><text:span text:style-name="T528">Albus Dumbledore, called in the middle of the room, seemed more tired than ever. Despite his tallness and natural presence, he seemed </text:span><text:span text:style-name="T536">stooped because of the successive accusations. First, Augusta Longbottom, </text:span><text:span text:style-name="T537">who had furiously </text:span><text:span text:style-name="T538">challenged him on the reasons to take the young Potter away from the wizarding world that idolised him had not convinced the Wizengamot. Dumbledore didn’t want to tell the court his real motivation… not yet… and Lucius Malfoy’s question had just made things worse.</text:span></text:p>
      <text:p text:style-name="P642">“I sent Harry live with his aunt for the blood protection she could ensure. No ill-intended person could get through the barrier.”</text:p>
      <text:p text:style-name="P635"><text:span text:style-name="T538">“Ill-intended?” Cornelius Fudge contemptuously sniffed, delighted to see his personal enemy </text:span><text:span text:style-name="T539">weak.</text:span></text:p>
      <text:p text:style-name="P643">“Many Death-Eaters eager for revenge were still free!”</text:p>
      <text:p text:style-name="P643">“Blood protection is a strong barrier indeed,” Augusta Longbottom conceded. “However, it is even better on the paternal side! Lady Kemenov is better-suited to ensure it than this Muggle.”</text:p>
      <text:p text:style-name="P644">The Kemenov’s lawyer stood up and asked to speak, which the judge immediately agreed to.</text:p>
      <text:p text:style-name="P644">“Honorable members, several interesting questions were risen, but I wish to point out several blurry things. First, Mr Dumbledore, you certified you sent Mr Kemenov to his maternal aunt to protect him. Why haven’t you ever asked after him? You discovered at the start of the school year he never lived in their house, which, truth be told, is outrageous for a guardian. Second, what were the real reasons <text:span text:style-name="T540">that led you to demand my client’s guardianship? Do not tell me about your idea of ‘protection’, I don’t believe a word of it. The Goblins have here a demand for an unjustified transaction of several thousand Galleons. Why? Lastly, do you have anything to do with the fire at the Culligan’s study on the night of October 31, 1981?”</text:span></text:p>
      <text:p text:style-name="P645">Whispers started to grow from the ranks of the Wizengamot and several outraged voices demanded Albus Dumbledore justify his actions once more. The old mage turned to the two Kemenovs and a hatred sparked in his eyes. Vladmir watched him, openly showing his satisfaction, carelessly leaning on his forearms. As for Katya Kemenov, her smile was horrifying as she saw him fall.”</text:p>
      <text:p text:style-name="P645">“… Veritaserum!”</text:p>
      <text:p text:style-name="P646">Everyone turned to a tall, thin, and dark-skinned man who had risen up. The trial had been going on for hours, and everyone was irritated. Vladmir, surprised, recognised Constantus O’Silver, the man <text:soft-page-break/>that Albus Dumbledore placed in the Potter seat in the Wizengamot. It was an unexpected twist, and, judging by Dumbledore’s face, quite a disaster for him.</text:p>
      <text:p text:style-name="P646">“Albus, as close as we can be as friends, and despite everything I owe you, I cannot tolerated what I learned today about your plot. I wish, esteemed colleagues, to use Veritaserum! Albus Dumbledore is our Chief Warlock, is responsible for thousands of children, and his Supreme Mugwump of the greatest reunion of Wizards and Witches in the world,” the man said, pointing at the four representatives from the ICW. “And he refuses to tell us his reasons, even if everything is against him and he <text:span text:style-name="T541">broke</text:span> dozens of laws! An I have to add that he is suspected of the murder of a solicitor <text:span text:style-name="T541">to get to his objectives!”</text:span></text:p>
      <text:p text:style-name="P646">“<text:span text:style-name="T541">Objection!” the defence barrister exclaimed. “My client cannot be put under the effects of the Veritaserum. He is not sensitive to it since the war against Grindelwald.”</text:span></text:p>
      <text:p text:style-name="P646">“<text:span text:style-name="T541">How convenient!” Damocles Rowles, a Pure-Blood known to hate Dumbledore suddenly said ironically. “With that much against him, the only legal serum has no effect on him!”</text:span></text:p>
      <text:p text:style-name="P647">Amelia Bones hit her gavel several times to calm the Wizengamot down, and asked the members for a decision. They left to discuss and, from the deliberation room, one could hear several sputters in the suddenly empty trial room. <text:span text:style-name="T542">However, the case was quickly concluded because a quarter of an hour later, the members of the Wizengamot left the room and resumed their seats.</text:span></text:p>
      <text:p text:style-name="P648">Amelia Bones was still standing up, sombrely observing the wizard that worryingly straightened his long white beard, his blue eyes sparkling not with joy, but apprehension.</text:p>
      <text:p text:style-name="P648">“Albus Dumbledore, you are accused of having broken no less than 24 magical laws. Because of your numerous contributions to our magical society, you shall not be imprisoned in Azkaban. However, given your lack of cooperativeness, you are hereby dismissed from all your ministerial responsibilities, which <text:span text:style-name="T543">are</text:span> your status as Chief Warlock of the Wizengamot and <text:span text:style-name="T543">Grand Sorcerer of the national league. Your Order of Merlin, first class is revoked, as well as your Order of National Knight. Only our colleagues of the International Confederation of Warlocks are competent for your responsibilities of Supreme Mugwump, and we cannot intervene on your status of Hogwarts Headmaster. A negative notice will be sent to the ICW and the Hogwarts Board of Governors.”</text:span></text:p>
      <text:p text:style-name="P648">“<text:span text:style-name="T543">We ask for your attention, Judge Bones,” the Chinese wizard for the ICW, standing up with his colleagues.</text:span></text:p>
      <text:p text:style-name="P648">“<text:span text:style-name="T543">First of all, we thank you for allowing us to watch this trial unfold,” the German lady continued with a thick accent. “Secondly, we are authorised to decide on that matter.”</text:span></text:p>
      <text:p text:style-name="P648">“<text:span text:style-name="T543">In the name of the International Confederation of Warlock, we remove Albus Dumbledore from the status of Supreme Mugwunmp, and discontinue his eligibility to the title.”</text:span></text:p>
      <text:p text:style-name="P649">Katya and Vladmir watched with the same mean smile the Hogwarts Headmaster who, in a five-hour trial, had lost nearly all his titles and responsibilities, under Sergei’s amused gaze. To say that <text:soft-page-break/>the Kemenovs were not resentful was completely absurd. They liked to put their enemies on a long leash, making them think they were free, before suddenly pulling on it and strangling them.</text:p>
      <text:p text:style-name="P649">“<text:span text:style-name="T419">This was really perfect</text:span>”, Katya purred at the audience room door.</text:p>
      <text:p text:style-name="P649">Several members were still talking in the room as the three Russians waited for their lawyer to come out. However, it was not him who went through the door, but a stooped old man who had just lost everything.</text:p>
      <text:p text:style-name="P649">“You!” Albus Dumbledore <text:span text:style-name="T544">spat out when he crossed eyes with the three mocking Russians. “Because of you I…”</text:span></text:p>
      <text:p text:style-name="P650">Sergei did not let the headmaster talk and brutally punched him in the nose, cutting the old wizard’s breath as blood spilled and a sinister crack rang. Immediately, two Aurors surrounded him, pointing their wands at him, while the young Mediwitch who had witnessed ran to Dumbledore.</text:p>
      <text:p text:style-name="P650">“This, old man, is for the offences from the last time. I could not allow myself to do that, lest I get an aggression complaint against me. But the next time you insult Katya or Vladmir, your nose will be the least of your worries,” the vampire said, completely ignoring the Aurors.</text:p>
      <text:p text:style-name="P650">It was on the satisfying image of Albus Dumbledore in blood-covered mauve robes and with a broken nose that the Russians left the place and that Vladmir could get back to his holidays, finally in peace. They would not be bothered by the act, judging by the smirk of the Aurors.</text:p>
      <text:p text:style-name="P563">.<text:span text:style-name="T544">oOo.</text:span></text:p>
      <text:p text:style-name="P452">The rest of his London week was perfect with Neville. Vladmir really appreciated his friend’s grandmother and fully enjoyed his holidays. <text:span text:style-name="T545">The Christmas Eve dinner came, and the Russian was astounded to see not only his aunt and Sergei, but also Kevin, intimidated by the vampire, the ever-curious and fascinated Hermione Granger, and Draco Malfoy who was amused by the reactions of the Muggle-borns.</text:span></text:p>
      <text:p text:style-name="P452">“<text:span text:style-name="T545">Frankly, Neville, you should have told me you were inviting everyone!” Vladmir exclaimed, lying of the drawing room rug. In front of the fire, the five children were starting to digest the heavy meal under the gaze of the adults a little further.</text:span></text:p>
      <text:p text:style-name="P452">“<text:span text:style-name="T545">It would not be a surprise any more,” Draco retorted, sneering.</text:span></text:p>
      <text:p text:style-name="P452">“<text:span text:style-name="T545">Christmas is a family celebrating,” Hermione said with a sigh, “but it’s always more fun with friends.”</text:span></text:p>
      <text:p text:style-name="P452">“<text:span text:style-name="T545">Nah,” Kevin stopped her, eating a sugar liquorice stick. “It with family for Muggles, but wizards spend the solstice with close friends.”</text:span></text:p>
      <text:p text:style-name="P453">Draco and Hermione looked surprised when they turned to the small Ravenclaw who had said that like it was obvious. They were not in the Hogwarts express and had missed the conversation about the end of year wizarding traditions. The evening went on in good humour, and the five children fell <text:soft-page-break/>asleep all together on the rug. Lord Malfoy, who had come to get his son, actually let him stay with his friends, while Katya and Sergei went back to Russia, leaving all these children in the care of Augusta Longbottom.</text:p>
      <text:p text:style-name="P453">The old lady tenderly smiled when looking at them, and took a wizarding photograph of the sleeping mass of chidren, all nestled against each other. She then she then covered them with a thick blanket, slipped pillows under them to avoid muscle pain when they would wake up, and took a second picture. She finally left the room after waving her hand to send the gifts at the foot of the Christmas tree.</text:p>
      <text:p text:style-name="P454">The Christmas morning was full of laughs with the finding of the shining boxes. Kevin was ecstatic when he found his present, Draco was surprised to see a gift from everyone, and Hermione thought she would faint when Draco told him how much Vlad, Neville and Kevin’s gift cost. Then the time of departure came, and Augusta Longbottom took the time to accompany the children one after the other. This Christmas vigil had allowed the five of them to become fast friends, no matter the social and blood statuses, whatever the Malfoys say.</text:p>
      <text:p text:style-name="P563">.<text:span text:style-name="T546">oOo.</text:span></text:p>
      <text:p text:style-name="P454">Vladmir, lost in the memory of the Christmas vigil, smiled when he looked at the frozen water before him and deeply breathed in the freezing air. He had left London for Saint-Petersburg, and the temperature was around -20°C. Mrs Longbottom had left him in the hall of the <text:span text:style-name="T547">local office of the Russian Ministry of Magic, and he could walk a little before getting home. A thick layer of fresh snow covered the docks of his adoptive home city as he walked to his family’s house. Saint-Petersburg had put on its snow coat, and the only colours came from the extravagant facades of the palaces built next to the Neva.</text:span></text:p>
      <text:p text:style-name="P455">A timid sun darted its rays, and the Young Russian observed the high walls of a private palace, a few hundred metres from the jewel of Saint-Petersburg. If green dominated the impressive home of the tsars, more commonly known as the <text:span text:style-name="T548">Hermitage Museum., the Kemenov Palace nearly glowed with a warm orange ochre.</text:span></text:p>
      <text:p text:style-name="P456">Vladmir laughed a bit when he adjusted the small bag containing his possessions on his shoulders. He then climbed the steps of his home. For the Kemenov Palace, no Fidelius or Muggle-Repelling Charms. It belonged to the famous Saint-Petersburg docks, and had to be visible and admired. It has always been like this in Russia. Vlad thus entered his house the Muggle way, sliding a normal key in a normal keyhole. However, a spell scanned his magical aura, and a bell rang somewhere in the home, signalling his arrival and, as soon as he stepped in, a blonde child ran down the splendid marble stairs, sliding down the rail to jump into his arms.</text:p>
      <text:p text:style-name="P456">“<text:span text:style-name="T419">Vladmir Vassilievitch! Welcome back home!</text:span><text:span text:style-name="T438">”</text:span></text:p>
      <text:p text:style-name="P456"><text:span text:style-name="T438">The young boy laughed with a clear voice that rang in the huge entry hall, and </text:span><text:span text:style-name="T462">made the four-year-old girl spin in the air, her clear voice combining with his.</text:span></text:p>
      <text:p text:style-name="P456"><text:soft-page-break/><text:span text:style-name="T462">“</text:span><text:span text:style-name="T424">Natashka, let Vovka have some peace while he’s arriving!</text:span><text:span text:style-name="T462">”</text:span></text:p>
      <text:p text:style-name="P457">A small woman of indeterminate age but undeniably beautiful had just appeared from a small hidden door in the golden decor of the hall. Her Chinese and Russian traits were delicately underlined by some slight make-up.</text:p>
      <text:p text:style-name="P458"><text:span text:style-name="T438">“</text:span><text:span text:style-name="T126">I am delighted to see you, little mother,</text:span><text:span text:style-name="T132">” Vladmir said with a smile, putting the child down on the floor to kiss the newcomer on both cheeks. The small Natashka refused to let him go, however, and he laughed when he took her back into his arms.</text:span></text:p>
      <text:p text:style-name="P458"><text:span text:style-name="T132">“</text:span><text:span text:style-name="T126">You’re growing Tashka, I will soon not be able to hold you like that! Ju-ie, do you know where Katya is?</text:span><text:span text:style-name="T132">”</text:span></text:p>
      <text:p text:style-name="P458"><text:span text:style-name="T132">“</text:span><text:span text:style-name="T126">Lady Katya is meeting with the Opbka lords. You have to go meet her… Without Natashka</text:span><text:span text:style-name="T132">,” Ju-ie, amused to see the small blonde child firmly clamping on his neck.</text:span></text:p>
      <text:p text:style-name="P459"><text:span text:style-name="T170">She rose imploring blue eyes to him and Vladmir softly shook his head, promising her to get back to her as soon as he had seen everyone in the palace. He then put her down once again and walked up the stairs, leaving his bag to Ju-ie. She watched him disappear through a door, noticing his </text:span><text:span text:style-name="T169">suddenly straighter bearing and colder face. Their prince had returned.</text:span></text:p>
      <text:h text:style-name="P544" text:outline-level="1"><text:bookmark-start text:name="__RefHeading___Toc6827_646737081"/><text:span text:style-name="Emphasis"><text:span text:style-name="T276">Chapter 15: Revelations</text:span></text:span><text:bookmark-end text:name="__RefHeading___Toc6827_646737081"/></text:h>
      <text:h text:style-name="P541" text:outline-level="3"><text:span text:style-name="Emphasis"><text:span text:style-name="T266"/></text:span></text:h>
      <text:p text:style-name="P626">The Ravenclaws were having a heated conversation about their holidays while helping themselves to the meal. Good humour was present despite the fact that lessons would start again the day after. Actually, good except for Kevin. The young Entwhistle was looking for his friend and <text:span text:style-name="T526">room-mate.</text:span> He hadn't seen Vladmir in the Hogwarts Express, and he was not present at his house's table. After a few minutes, he turned his head to the Gryffindors, then the Slytherins, trying to catch a glimpse of the Russian's long dark hair. Judging by the looks Neville and Draco gave him, the didn't see him either and Kevin began to feel anxious.</text:p>
      <text:p text:style-name="P14">"Is Vlad sick?" Lisa asked, nudging him to catch his attention.</text:p>
      <text:p text:style-name="P14">"I don't know."</text:p>
      <text:p text:style-name="P14">"I've heard about a war in Russia. He was home, wasn't he?" Terry said.</text:p>
      <text:p text:style-name="P14">"A war?" Michael repeated.</text:p>
      <text:p text:style-name="P14">"It's not really like that," a fourth-year said with a sigh, catching their attention. "There is no 'proper' war, it is linked to Muggle politics. Have you heard about the Cold War? Well, the USSR dissolved during the holidays. Their Ministry of Magic thus has to adapt, as it still encompasses most of the newly <text:span text:style-name="T517">independent</text:span> countries like Ukraine, Belarus, or Kazakhstan. It must be quite the hassle..." he <text:span text:style-name="T517">c</text:span>ontinued, thoughtful.</text:p>
      <text:p text:style-name="P14">"Damn, I didn't think about it," Kevin mumbled. "Even though it was the headline of all the newspapers during the holidays."</text:p>
      <text:p text:style-name="P14">"We often forget that the magical and Muggle world, even though they are <text:span text:style-name="T521">separate</text:span>, are <text:span text:style-name="T517">interdependent</text:span>," the fourth-year said with a smile. "I think the Kemenov family has a say in the political discussions."</text:p>
      <text:p text:style-name="P14">The eaglets all nodded and restarted a heated discussion. Terry and Padma, both Pure-Bloods, hadn't followed the evolution of the Muggle world and had the <text:span text:style-name="T517">key</text:span> features of the world-wide <text:span text:style-name="T517">conflict</text:span> that had the most powerful nations face each other.</text:p>
      <text:p text:style-name="P14">"Is Vlad Russian? I mean, he wasn't a resident of the new republics?" Mandy asked as she finished he dessert.</text:p>
      <text:p text:style-name="P14">"Russian. His family is from Saint Petersburg, "Kevin responded.</text:p>
      <text:p text:style-name="P14">"I hope he'll be okay..." Terry said with a sigh as he stood up. "Well, gotta go copy my Transfiguration essay, see you!"</text:p>
      <text:p text:style-name="P14"><text:soft-page-break/>"It for next week, you have time!" Padma exclaimed, making the whole table look daggers at her. "Hey, don't look at me like that," she protested, "I'm kidding!"</text:p>
      <text:p text:style-name="P14">Kevin and Michael <text:span text:style-name="T521">looked</text:span> at each other, amused. Homework was sacred for the Ravenclaws, and those who started working on it at the last moment were not thought kindly of.</text:p>
      <text:p text:style-name="P14">"Er... Kevin, do you have any news from Vlad?" </text:p>
      <text:p text:style-name="P14">The two Ravenclaws turned to see Neville look at them timidly. Michael, who didn't like the passive attitude of the Gryffindor, left them. The two friends exchanged a knowing look and left the Great Hall.</text:p>
      <text:p text:style-name="P14">"He thinks you are a timid bungler..."</text:p>
      <text:p text:style-name="P14">"That's kind of the point," Neville <text:span text:style-name="T517">answered</text:span> while he straightened up as soon as they passed the door, finally alone. "You know that you are starting to develop a mask, too?" </text:p>
      <text:p text:style-name="P14">Kevin looked at him, confused, and Neville gave him a sneering smile.</text:p>
      <text:p text:style-name="P14">"With Vlad and me you are confident and somewhat crafty, while you look <text:span text:style-name="T517">incredibly</text:span> childish with your Ravenclaw friends. Just look at you!"</text:p>
      <text:p text:style-name="P14">Kevin observed his posture and Neville's. They were both leaning their back against the wall in a dark alcove, looking at the doors of the Great Hall. Neville had his arms crossed on his torso and Kevin had his hands in his pockets and a foot on the wall. Usually, he would have been sitting on the floor, or even lying with his bag as a pillow and Neville would be standing and unassuming. He wasn't wrong: he was changing thanks to the contact with his friends... And that change felt pretty good.</text:p>
      <text:p text:style-name="P14">"Getting back to Vlad, do you know anything?" Neville asked.</text:p>
      <text:p text:style-name="P14">"No, I've <text:span text:style-name="T518">received</text:span> a letter from him yesterday but there was nothing specific. He was looking forward to getting back to Hogwarts, and, most importantly, had a lot of things to tell us about our research. It seems that her aunt has very good contacts."</text:p>
      <text:p text:style-name="P14">"It's not very surprising, Russia is the fiefdom of Dark Magic, and I have to admit that these mages have a very extended network. I think that it's actually the country that has the most dark families per capita and they form a proper web."</text:p>
      <text:p text:style-name="P14">"Dark family?"</text:p>
      <text:p text:style-name="P14">"Families that directly or indirectly meddle with Dark magic," a laconic voice told him. "Malfoys are part of that network while the Longbottoms are considered a white family."</text:p>
      <text:p text:style-name="P14">"Hello Draco, had a nice holidays?" the Ravenclaw mused as he saw the Slytherin stand before them. The Malfoy heir raised an eyebrow.</text:p>
      <text:p text:style-name="P14">"You look like Snape with this face," Neville noted with a scared face.</text:p>
      <text:p text:style-name="P14"><text:soft-page-break/>"That's quite normal, Snape's his godfather."</text:p>
      <text:p text:style-name="P14">Neville's jaw fell off as Draco utterly lost his perfectly mastered mask to stare at the small Ravenclaw tranquilly leaning on the wall.</text:p>
      <text:p text:style-name="P14">"H... How?" the blond boy stuttered.</text:p>
      <text:p text:style-name="P14">"Usually, it's Neville who has problems talking," Kevin said, laughing. "You called him 'godfather' the day I was in detention. He had forgotten I was there and you didn't see me, so I heard some quite interesting things..."</text:p>
      <text:p text:style-name="P14">Draco, perplexed, tried to remember this private discussion with his godfather and blushed under the knowing look on Kevin's face.</text:p>
      <text:p text:style-name="P14">"You had to hear this conversation," the Pure-Blood groaned with a grimace.</text:p>
      <text:p text:style-name="P14">"Only Vlad knows," Kevin reassured him. "I had questions about arranged marriages and he asked me where that sudden interest came from."</text:p>
      <text:p text:style-name="P14">"I hate you, Entwhislte," the blond boy retorted. "But where is Vlad?"</text:p>
      <text:p text:style-name="P14">Nobody could tell him, and on the next day, professor Flitwick told his eaglets that Vladmir would be absent for an indeterminate duration.</text:p>
      <text:p text:style-name="P14"><text:tab/><text:tab/><text:tab/><text:tab/><text:tab/><text:tab/>.oOo.</text:p>
      <text:p text:style-name="P14">The young Russian came back two weeks afterwards. They were two particularly heavy weeks for Kevin and the other eaglets. Because even though Vladmir was absent, Albus Dumbledore was not, whose condemnation had made a lot of noise in the British magical world, starting from the day after the trial. Protests had broken out and there were many wizards who had threatened the Kemenov family for having laid into a wizard as important as was the old man.</text:p>
      <text:p text:style-name="P14">On the <text:span text:style-name="T518">Monday</text:span> of the third week, as the students were having breakfast, Vladmir finally appeared. Whispers rang out as he passed by the Gryffindors' table, then the Hufflepuffs', catching the attention of the whole Great Hall. The Russian, who kept a pale and inexpressive face, was limping. His left leg was stiff, forcing him to walk slowly and a bandage was covering his left hand from the wrist down.</text:p>
      <text:p text:style-name="P14">Ignoring the conversations he knew he was at the <text:span text:style-name="T518">centre</text:span> of, Vladmir sat down next to Kevin.</text:p>
      <text:p text:style-name="P14">"By Merlin," Terry s<text:span text:style-name="T518">wore</text:span>. "What happened to you?" </text:p>
      <text:p text:style-name="P14">"Accident," Vladmir whispered, looking daggers at him. The Ravenclaws didn't push him further, understanding that they should not talk about the end of the holidays. The Russian, even if he was usually calm, could be dreadful when he was angry, and even if the excuse was not very convincing, they understood that some things didn't concern them. However Vlad sighed as he saw Kevin's curious look and Neville's sombre face. He would have to suffer quite the <text:span text:style-name="T518">questioning.</text:span>..</text:p>
      <text:p text:style-name="P14"><text:soft-page-break/><text:tab/><text:tab/><text:tab/><text:tab/><text:tab/><text:tab/>.oOo.</text:p>
      <text:p text:style-name="P14">He managed to <text:span text:style-name="T518">skilfully</text:span> avoid Kevin's questions and had avoided his friends from Gryffindor and Slytherin for the whole day, thanking Magia that he had nearly no lesson with them. The only drawback was the sadistic look on the Transfiguration professor gave him when he came into the room limping. Minerva McGonagall was visibly thrilled he was hurt. Everyone kne<text:span text:style-name="T518">w</text:span> that she <text:span text:style-name="T518">liked</text:span> the headmaster, maybe even further than friendship though no proof existed. She seemed to be thinking that destiny had <text:span text:style-name="T518">avenged</text:span> her dear Headmaster.</text:p>
      <text:p text:style-name="P14">Vladmir hated that woman and the subject she taught.</text:p>
      <text:p text:style-name="P14"><text:tab/><text:tab/><text:tab/><text:tab/><text:tab/><text:tab/>.<text:span text:style-name="T527">oOo.</text:span></text:p>
      <text:p text:style-name="P14">Finally, after the Herbology class, the last one on Mondays and unfortunately one they had in common with Gryffindors, Neville, Kevin and Hermione took him by the arm and dragged him to a small classroom. To his surprise, Draco was <text:span text:style-name="T518">waiting</text:span> inside and as soon as the door was closed Hermione cast a silencing spell on it and Neville took out his modified Remembrall and put it in the centre of the room.</text:p>
      <text:p text:style-name="P14">Vladmir sighed, then sat down, resigned and prepared to suffer all his friends' questions. It was true that he had left them the day after Christmas healthy and promised them he would be back for the restart of the lessons, and he had not given news afterwards.</text:p>
      <text:p text:style-name="P14">They observed each other gravely. Closely, it was obvious that Vladmir had suffered. Apart from his hand and leg, he wore <text:span text:style-name="T518">a thin</text:span> but undeniable scar on his throat that they had never seen before, as if a knife had slashed his neck.</text:p>
      <text:p text:style-name="P14">"I thought that magic could heal all injuries," Hermione whispered.</text:p>
      <text:p text:style-name="P14">"Not all Dark Magic spells," Vladmir grimaced.</text:p>
      <text:p text:style-name="P14">"What happened?" Draco slowly asked, dead serious. "Because i would bet that this is from a Severing Charm, high level and very <text:span text:style-name="T518">dark</text:span> if you still have a scar."</text:p>
      <text:p text:style-name="P14">"Clan war."</text:p>
      <text:p text:style-name="P14">The two Pure-Bloods sw<text:span text:style-name="T518">ore</text:span> and asked for more details. Clan wars were sort of <text:span text:style-name="T518">vendettas</text:span> between two sorcerers' Houses. They had been banned for centuries in most countries, although some wizarding societies with a very high concentration of Dark mages were still fighting them.</text:p>
      <text:p text:style-name="P14">"But it's..." He<text:span text:style-name="T518">r</text:span>mione exclaimed, horrified that such a <text:span text:style-name="T518">practice</text:span> still existed.</text:p>
      <text:p text:style-name="P14">"Barbaric? Violent? Dangerous?" Vladmir <text:span text:style-name="T518">sombrely</text:span> sneered. "It's like duels to death, but to the scale of a family and there are no rules but survival."</text:p>
      <text:p text:style-name="P14">"Even if it is allowed, it is rare," Neville whispered. "What are the reasons?"</text:p>
      <text:p text:style-name="P14"><text:soft-page-break/>"The USSR blew up. Normally the repercussions are small for wizards. Except in a few cases. End of story," Vladmir groaned, clenching his fists. He didn't want to talk about it, not even remember it.</text:p>
      <text:p text:style-name="P14">"Vlad, is that linked to the influence of your family in relation to your circle of acquaintances?" Neville slowly asked, his mind t<text:span text:style-name="T518">icking quickly, trying to learn why an attack this scale happened. He could only see an internal conflict in the Mirage Court to trigger such a large clan war. And, truth be told, it was logical that political changes in the Muggle world would influence the internal organisation of the magical mafia.</text:span></text:p>
      <text:p text:style-name="P217">Vladmir slowly nodded, silently thanking him for not openly mentioning the Mirage Court.</text:p>
      <text:p text:style-name="P217">“Vlad… your aunt… How…?”</text:p>
      <text:p text:style-name="P217">“Katya is fine,” the Russian <text:span text:style-name="T519">whispered, feeling a lump in his throat. “Sergei’s fine too… But there were many…”</text:span></text:p>
      <text:p text:style-name="P218">He closed his eyes and forced his tears back. He would not think about Natashka’s blond hair inside a pool of blood… nor about Ju-ie’s blank gaze after having endured too many torture spells… nor Katya’s bloody form, listless and crying after the attack. He remembered each and every one of the 15 fallen people from his clan… He clenched his fists.</text:p>
      <text:p text:style-name="P218">“Is Dumbledore linked to the attack?” Draco asked thoughtfully, as Neville slightly grimaced under the rage that his friend emitted. Being an empath didn’t solely have advantages.</text:p>
      <text:p text:style-name="P218">“No… But the Lergerine family is… was a so-called white family. And some of them were enjoying torturing in their name. Fucking…”</text:p>
      <text:p text:style-name="P218">He suddenly fell silent when two soft arms were wrapped around his torso. He smelled a soft, light, and flowery odour: lily of the valley… He closed his eyes a<text:span text:style-name="T520">s he lent back against Hermione. Draco rose an eyebrow, surprised, before sighing in relief. He strongly doubted the two Muggle-borns had felt the violent wave of Dark magic Vladmir emitted, but he had seen Neville pale, and he guessed he looked the same.</text:span></text:p>
      <text:p text:style-name="P218">“<text:span text:style-name="T521">You said you had news about the philosopher’s stone?” Kevin softly said, trying to change the subject. Many people probably died and, even if it made him sad, he understood Vlad might not want to talk about it.</text:span></text:p>
      <text:p text:style-name="P219">Vladmir sighed and softly pulled out of Hermione’s embrace, thanking her with a slight smile.</text:p>
      <text:p text:style-name="P219">“A friend who knew Nicholas Flamel well contacted him. According to him, Dumbledore put the stone away for safekeeping, to make sure it didn’t fall in Voldemort’s hands.”</text:p>
      <text:p text:style-name="P219">A <text:span text:style-name="T522">heavy silence welcomed the young Russian’s declaration.</text:span></text:p>
      <text:p text:style-name="P219">“<text:span text:style-name="T522">Did you really say what I think I heard?”, the Malfoy heir slowly asked.</text:span></text:p>
      <text:p text:style-name="P219">“<text:span text:style-name="T522">He’s dead!” Neville said sombrely.</text:span></text:p>
      <text:p text:style-name="P219"><text:soft-page-break/>“<text:span text:style-name="T522">No, he is not,” Vladmir whispered. “He is currently reduced to a spectral form, but his soul is alive, and his magic is still very much alive. He just needs a body to come back to life…”</text:span></text:p>
      <text:p text:style-name="P219">“<text:span text:style-name="T522">The philosopher’s stone would help him? I thought it granted immortality?” Hermione asked, surprised. “And where is… Oh… The Cerberus.”</text:span></text:p>
      <text:p text:style-name="P220">Vladmir smiled when he saw the lioness shiver, thinking about the three-headed dog. Draco looked at them with curiosity and the three people involved <text:span text:style-name="T523">looked at each other. While Kevin had been informed of their midnight adventure, their other friend knew nothing about it. Thus they succinctly explained the events to their Slytherin friend and, most importantly, everything strange that had happened since the beginning of the year.</text:span></text:p>
      <text:p text:style-name="P221">The discovery of a guard Cerberus… Draco paled up. Quirell’s strange attack and the unexpected help from Snape… He smiled proudly. Snape was his godfather after all. The hidden treasure was no more than the philosopher’s stone… The grey eyes sparkled with envy.</text:p>
      <text:p text:style-name="P221">“All of that to say that Flamel’s philosopher’s stone is in Hogwarts and Dark Mage in the form of an ectoplasm is after it, and Quirell is… a Dark Mage?”</text:p>
      <text:p text:style-name="P221">Draco Malfoy contemptuously sniffed.</text:p>
      <text:p text:style-name="P221">“This afraid-of-everything straw man, a Dark Mage?” he sneered.</text:p>
      <text:p text:style-name="P221">“According to the Students Registry, Quirinus <text:span text:style-name="T524">Quirell is a top-of-the-class Ravenclaw. He was also captain of his house’s duel team when the club was still active,” Hermione declared. “It doesn’t fit his current profile.”</text:span></text:p>
      <text:p text:style-name="P221">“<text:span text:style-name="T524">Tell me Hermione, where and when could you get information like this?” Neville asked with an [admirative] spark in his eyes.</text:span></text:p>
      <text:p text:style-name="P221">“<text:span text:style-name="T524">Library, Hogwarts section, Students Registry, available for reading to everyone in the castle,” Kevin said in a flat voice. “You still need to think about it…”</text:span></text:p>
      <text:p text:style-name="P221">“<text:span text:style-name="T524">And which shelf?” Draco gently teased him.</text:span></text:p>
      <text:p text:style-name="P221">“<text:span text:style-name="T524">Aisle 7, shelf 6, 68</text:span><text:span text:style-name="T488">th</text:span><text:span text:style-name="T524"> book from the left, call number HW706-68, why?”</text:span></text:p>
      <text:p text:style-name="P222">Draco stared at Vlad who had just answered him, before looking back and forth between the two Ravenclaws.</text:p>
      <text:p text:style-name="P222">“Are you kidding me?” the Slytherin asked in a blank voice.</text:p>
      <text:p text:style-name="P222">“No, we just have an excellent memory,” Vladmir said with a grin.</text:p>
      <text:p text:style-name="P222">“Hogwarts: a History?” Hermione exclaimed, her eyes <text:span text:style-name="T525">widened in astonishment.</text:span></text:p>
      <text:p text:style-name="P222">“<text:span text:style-name="T525">Hogwarts section, aisle 3, shelf 12, 15</text:span><text:span text:style-name="T489">th</text:span><text:span text:style-name="T525"> book, call number HG312-15,” Kevin immediately said.</text:span></text:p>
      <text:p text:style-name="P222">“<text:span text:style-name="T525">Fouflard’s Rare Herbarium?” Neville whispered, speechless as well.</text:span></text:p>
      <text:p text:style-name="P222"><text:soft-page-break/>“Hum…<text:span text:style-name="T525"> tough one…,” the young Russian thought. “From memory, although I haven’t read it yet… Herbology section, aisle 4, shelf 2, 89</text:span><text:span text:style-name="T489">th</text:span><text:span text:style-name="T525"> book, call number HE402-89.”</text:span></text:p>
      <text:p text:style-name="P222">“<text:span text:style-name="T525">You can also find it in the Potions section, aisle 1, shelf 22, 2</text:span><text:span text:style-name="T489">nd</text:span><text:span text:style-name="T525"> book, call number PO122-02,” Kevin informed them. “I used it for Snape’s last homework.”</text:span></text:p>
      <text:p text:style-name="P222">“<text:span text:style-name="T549">Merlin,” Draco whispered. “Walking libraries… Ravenclaws are walking libraries!”</text:span></text:p>
      <text:p text:style-name="P222">“<text:span text:style-name="T550">To get back to our esteemed professor,” Hermione said, getting back on track. “It is weird that he suddenly became so different… The other students say he changed after a trip in Romania to study vampires.”</text:span></text:p>
      <text:p text:style-name="P222">“<text:span text:style-name="T550">He was in Albania,” Vlad declared. “Which is also where what remains of that snake-head…”</text:span></text:p>
      <text:p text:style-name="P222">“He’s…<text:span text:style-name="T550"> a Death-Eater?”</text:span></text:p>
      <text:p text:style-name="P223">Draco Malfoy’s voice was hesitant, and Neville discreetly moved in front of the two Muggle-borns, while Vladmir negligently played with his wand, observing the suddenly expressive face of the young Slytherin.</text:p>
      <text:p text:style-name="P223">“Quirell’s aura is dark… Very dark… Too dark even for a human being. Only Dark Magic artefacts can cause this. The Dark <text:span text:style-name="T551">Mark is one of them.”</text:span></text:p>
      <text:p text:style-name="P224">Draco slowly watched Neville, who was sitting in front of Kevin and Hermione. Neither of them had realised he had sat down there only to protect them in case the discussion went ill. The Pure-Blood could see determination, something he had never seen on Neville’s face. A face that was the real Neville, he could guess that. Then his eyes went to Vladmir, whose face was blank. However, he could feel some displeasing magic turning around him. Magic darker than the night, and which made the emerald-green eyes glow <text:span text:style-name="T552">slightly red. Draco’s gaze then turned to the fine wooden wand that Vladmir played with, his hand partially bandaged. Those hands and eyes made Draco understand that even though Vladmir was only as old as he was, they were definitely not on the same playing field.</text:span></text:p>
      <text:p text:style-name="P225">Slowly, he took out his own wand and pointed it to his hand.</text:p>
      <text:p text:style-name="P225">“I swear an oath on my blood not to voluntarily reveal any information to a known or suspected Death-Eater or sympathiser.”</text:p>
      <text:p text:style-name="P225">He looked at the two nobles with a sincerity that hardened his face while doing a Blood Oath… It came just below an Unbreakable Oath… It would torture him if he broke it, even <text:span text:style-name="T553">if just a little. Sincere he was. Draco loved his parents, and he knew perfectly well where his allegiance should go if the dark mage came back to life, despite their real wills, because betraying Voldemort was signing his own death warrant.</text:span></text:p>
      <text:p text:style-name="P225">“<text:span text:style-name="T553">I don’t want You-Know-Who to come back,” the young Slytherin said, his eyes closed. “I don’t want to see my parents having to suffer to survive. Again.”</text:span></text:p>
      <text:p text:style-name="P226"><text:soft-page-break/>A soft hand was on his shoulder and he opened his eyes on Hermione’s.</text:p>
      <text:p text:style-name="P226">“I didn’t understand it all,” she whispered,” but I think I understand one thing, Draco… You will not betray us, because you want to save your family… And family’s sacred for Pure-Bloods.”</text:p>
      <text:p text:style-name="P226">While Hermione smiled to Draco, Vladmir’s brain turned fast, and Neville saw a strange smile starting to appear on his friend’s lips.</text:p>
      <text:p text:style-name="P226">“Vlad?” Kevin asked, surprised, which turned the little group’s attention to the Russian.</text:p>
      <text:p text:style-name="P226">“Your oath, Draco… You cannot tell your godfather about this or anything… After all, I think he has got a nice tattoo on his arm, has he not?”</text:p>
      <text:p text:style-name="P226">Draco <text:span text:style-name="T554">swore in a way that even troopers would blush, making the boys laugh and the young lioness cry in outrage.</text:span></text:p>
      <text:p text:style-name="P563">.<text:span text:style-name="T555">oOo.</text:span></text:p>
      <text:p text:style-name="P460">It was Kevin who, several days after Vlad’s return and its surprising revelations, brought back the subject when he asked them all to meet him in their classroom after lunch. <text:span text:style-name="T5">Their</text:span><text:span text:style-name="T33"> room indeed, because they had asked </text:span><text:span text:style-name="T99">the Heads of House’s permission to </text:span><text:span text:style-name="T100">have</text:span><text:span text:style-name="T99"> the disused room </text:span><text:span text:style-name="T100">at their disposal</text:span><text:span text:style-name="T99">. They had used every single possible trick up their sleeve, but after all, they were two remarkably sharp Ravenclaws, one crafty Slytherin, and two bold lions who had submitted the idea.</text:span></text:p>
      <text:p text:style-name="P461"><text:span text:style-name="T33">Hermione had asked for the creation of a work group to her Head of House, voluntarily omitting the names of the future members. Minerva McGonagall had answered favourably to her favourite student’s request and had allowed the creation of the club. The young lioness was the president, and Neville the vice-president. However, apart from those two, the member list was confidential, thanks to the Head of Ravenclaw. The goblin had pointed to an obscure paragraph of the school’s rules stating that if the membership </text:span><text:span text:style-name="T100">of a group could be detrimental, in any way, to a student, then his anonymity could be preserved. They had used that mainly for Draco. Despite the support from his year’s Slytherins, the Malfoy heir was starting to draw attention: after all, a noble heir like him should not be seen with Mud-Bloods, should he? The small group had thus gathered in the room and religiously listened to Kevin and Neville.</text:span></text:p>
      <text:p text:style-name="P340">“Frankly, Snape’s frightening! We were picking Moon-Shards, as they only grow in the full moon; we had Sprout’s approval if we did not enter the Forbidden Forest.”</text:p>
      <text:p text:style-name="P340">“We saw Quirell and Snape in a clearing and approached them a bit, Snape was arguing with him”, Neville said, listening to the Ravenclaw talk rather disjointedly with excitement.</text:p>
      <text:p text:style-name="P340">“Yes, and they were talking about the Stone! Snapy was furious about Quirell’s ‘theatrics’ as he called them and…”</text:p>
      <text:p text:style-name="P340">“Well, Snape was openly threatening him. We were close enough to hear him ask Quirell to pick his side.”</text:p>
      <text:p text:style-name="P340"><text:soft-page-break/>“And Snape touched Quirell’s right arm!”</text:p>
      <text:p text:style-name="P340">“So Quirell is definitely a Death-Eater indeed…” Vladmir whispered, as Draco and Hermione followed the discourse closely.</text:p>
      <text:p text:style-name="P461"><text:span text:style-name="T100">“That’s not all,” </text:span><text:span text:style-name="T101">Neville added,” we also saw something strange when passing by Hagrid’s house on the way back. I highly doubt he will get out of that unharmed.”</text:span></text:p>
      <text:p text:style-name="P341">“What do you mean?” Hermione asked as Draco grumbled something about the intelligence of Half-Bloods from incompatible races.</text:p>
      <text:p text:style-name="P341">“He’s got a dragon.”</text:p>
      <text:p text:style-name="P341">“Come again?” the Slytherin nearly choked. “Dragon breeding was forbidden by the 1907 Wizarding convention. He risks life imprisonment in Azkaban!”</text:p>
      <text:p text:style-name="P461"><text:span text:style-name="T101">“It has not hatched yet, but I was curious when I learned that dragons existed and read some books about them. At this size, in the middle of the fire, it could only be a dragon egg. With the shape and colour, I still hesitate between a Norwegian Ridgeback, or a </text:span><text:span text:style-name="T102">Hebridean Black. They are the only ones to have a black shell. I should get a closer look at it if there are any blue reflections to differentiate them.”</text:span></text:p>
      <text:p text:style-name="P342">“Blimey…” Hermione whispered.</text:p>
      <text:p text:style-name="P342">“I have a friend who works in a Romanian reservation…” Vladmir declared.</text:p>
      <text:p text:style-name="P342">“And I know the McFusty clan’s handler well. If it’s a Hebridean Black, he will come and get it; even if illegally.” Draco sighed, openly displeased to have to help a half-giant.</text:p>
      <text:p text:style-name="P342">“We have to convince him fast,” Kevin sighed. “From what I’ve read, once it’s hatched, the dragon only has weeks to get to its adult size. And neither species is small…”</text:p>
      <text:p text:style-name="P343">“By the way, Vlad, are you okay?” Hermione asked as he passed a tired hand on his too hot forehead.</text:p>
      <text:p text:style-name="P343">The young Russian nodded, even if he knew he was frightening. He had trouble sleeping, and it showed. He smiled at her to reassure her, and they agreed to meet after dinner in one of the school’s small courtyards.</text:p>
      <text:p text:style-name="P462"><text:span text:style-name="T33">Vladmir, exhausted, preferred to get there before dinner, not even eating. He did not see his friend’s anxious looks at the exit. Hermione was right, </text:span><text:span text:style-name="T103">he was not well… The constant noise in the Great Hall gave him headaches. Food made him sick. Everything was getting on his nerves too easily for far too long… The attack on his family was eating him away.</text:span></text:p>
      <text:p text:style-name="P463"><text:span text:style-name="T33">He breathed in deeply, and, ignoring the cold and the snow, lay down on the glacial bench where they had planned to meet. The courtyard that had seen the beginning of his friendship with Neville. However, the only thing on his mind was to sleep. Sleep deeply, without dream. Without seeing Natashka, his adopted little sister, losing so much blood. Without seeing blood springing out of the </text:span><text:soft-page-break/><text:span text:style-name="T33">man whose throat he cut coldly. Why didn’t he have this nightmare when he passed his Mirage Court initiation and killed Gregorovitch? Probably because he had used magic to murder him, a quick and simple </text:span><text:span text:style-name="T5">Avada</text:span><text:span text:style-name="T33">. He didn’t put a knife in his throat while watching his eyes…</text:span></text:p>
      <text:p text:style-name="P463"><text:span text:style-name="T33">A sound got him </text:span><text:span text:style-name="T104">out of his memories. The sound of steps in snow… The same he had heard in the back courtyard of the Kemenov Palace before the attack. Close… Too close… </text:span><text:span text:style-name="T105">Vladmir suddenly straightened and crouched behind the bench defensively in less than a second, a shining and iridescent shield around him, and a vicious curse on his lips. He didn’t even think he was back in Hogwarts, lost as he was in his memories.</text:span></text:p>
      <text:p text:style-name="P344">“Maxima Protego!” a hoarse voice yelled as a cutting hex springing from Vladmir’s wand. “Petrificus totalus!”</text:p>
      <text:p text:style-name="P464"><text:span text:style-name="T33">Vladmir’s nearly illegal spell bounced on a shield and broke an arcade while the young Russian rolled away from the spell, before</text:span><text:span text:style-name="T106"> he started to cast a complex spell with his wand. </text:span></text:p>
      <text:p text:style-name="P345">“No, Professor, wait! Lower your wands everyone,” a second voice cried. A voice he knew. “Vlad… Vladmir… calm down!”</text:p>
      <text:p text:style-name="P346">The young Ravenclaw’s spell sprang out and a second shield was raised, more complex this time in response to the Dark spell Vladmir had used.</text:p>
      <text:p text:style-name="P346">“Vlad, don’t worry, you are safe here!” a soft voice said…</text:p>
      <text:p text:style-name="P346">A voice he associated with the smell of lily of the valley. Hermione, Neville… Slowly, Vladmir left the red fog that darkened his sight, and paled when he saw Severus Snape standing before his friends to protect them.</text:p>
      <text:p text:style-name="P465"><text:span text:style-name="T33">An arch was smoking and the professor still had his wand pointed on him, a shimmer in the air indicating the presence of a strong shie</text:span><text:span text:style-name="T107">l</text:span><text:span text:style-name="T33">d </text:span><text:span text:style-name="T107">around the small group. The Potions Master was anxiously observing the young Ravenclaw who was still crouching, and visibly close to a mental breakdown. The young Kemenov’s eyes were bloodshot, and his skin pasty. He chose to ignore the Dark spell Vladmir had cast as his second attack, and reassured Draco with a look.</text:span></text:p>
      <text:p text:style-name="P347">“Get back to your common rooms,” he ordered, putting his attention back on Vladmir. He could see a spark of madness in his distressed eyes… Eyes so similar to those of his first and best friend, that Snape felt pain rise in his chest.</text:p>
      <text:p text:style-name="P347">“We would like to stay, Sir…” Kevin lowly intervened. “Vlad is our friend, and…”</text:p>
      <text:p text:style-name="P348">Snape quickly watched the four First Years, whose behaviour was completely different from the one they had in his lessons. Draco had come see him because he was worried about a friend. Snape had laughed when he heard the friend’s name, saying he was a Potter, and that his godson had stooped low to be friends with him.</text:p>
      <text:p text:style-name="P348"><text:soft-page-break/>“Mister Entwhistle, go get your Head of House, and guide him to my office. Sirs, Miss Granger, follow me…”</text:p>
      <text:p text:style-name="P466"><text:span text:style-name="T33">He raised his wand to cast an Accio on the young Russian’s, </text:span><text:span text:style-name="T108">who was</text:span><text:span text:style-name="T33"> still </text:span><text:span text:style-name="T108">rigid, when a firm hand stopped his arm.</text:span></text:p>
      <text:p text:style-name="P349">“No, Professor, definitely not. He might have an extreme reaction,” Neville Longbottom whispered as he looked in Snape’s eyes with a strength the professor had only seen once. During the Quidditch match.</text:p>
      <text:p text:style-name="P350">Under shock, the professor watched as the lion and Draco slowly approached their friend. They maintained their hand visible at all times, and the professor wondered what could have happened, as Vladmir’s case was similar to a soldier suffering PTSD. Those reflexes… This behaviour… And why, by Merlin, had four students as different as they were asked for his help?</text:p>
      <text:p text:style-name="P350">“Something happened in Russia,” Hermione whispered, feeling the Potions professor’s questioning. “Something dramatic… And you are the most able to help him, with your background and knowledge, without judging him. That’s what Draco thought…”</text:p>
      <text:p text:style-name="P467"><text:span text:style-name="T33">Severus Snape watched the young lioness, asking himself how they had managed not to get noticed. A group like that would have the entire castle scandalised… Staying without any answer, he guided them to his office. The two boys flanked Vladmir, who had put his wand back inside a hidden sheath in his sleeve. A detail that did not go unnoticed by the </text:span><text:span text:style-name="T109">professor and had him intrigued. Especially since everyone in the group wore one, apparently…</text:span></text:p>
      <text:p text:style-name="P351">“Severus? What happened?”</text:p>
      <text:p text:style-name="P352">The high voice of the Charms professor brought him out of his reflection. The goblin, who had been accompanied by Kevin, seemed worried when he looked at his unwell student. Snape told him with a fixed grin that he did not know, and brought them to his office.</text:p>
      <text:p text:style-name="P352">Except nothing was easy.</text:p>
      <text:p text:style-name="P352">“No,” Vladmir whispered for what seemed like the hundredth time as he looked at his friends. He refused to talk about that… at least in front of Hermione and Kevin.</text:p>
      <text:p text:style-name="P352">“Vlad, I know we are Muggle-borns, our education, society are completely different, but we are your friends,” Hermione whispered, nearly crying.</text:p>
      <text:p text:style-name="P352">“It’s one of the wizarding world’s darkest things, Mione. You know what happened, but I can assure you you don’t want any detail. I don’t want to endanger our friendship because of this!”</text:p>
      <text:p text:style-name="P468"><text:span text:style-name="T33">Neville looked at his friends wearily. That weariness was abnormal for eleven-year-old children. Severus was increasingly </text:span><text:span text:style-name="T110">troubled. He felt like truth was out of his reach, and that he had missed something important. Primordial, in fact; something that explained the strange behaviour of this </text:span><text:soft-page-break/><text:span text:style-name="T110">small group. Finally, after a heated discussion that help in nothing, only Neville stayed in the room, standing in the back.</text:span></text:p>
      <text:p text:style-name="P353">“What happened?” Professor Flitwick asked softly.</text:p>
      <text:p text:style-name="P354">Vladmir stayed mute, and the Gryffindor kept his head lowered, which annoyed the Professor, who would have used legilimency if he had not.</text:p>
      <text:p text:style-name="P469"><text:span text:style-name="T33">$ Vladmir, if Severus takes a wizarding oath, would you accept to tell us what happened? The young Malfoy is right, he would be the best one to help you here $ </text:span><text:span text:style-name="T111">the goblin added, making Snape jump because </text:span><text:span text:style-name="T112">of the sudden use of Gobbledegook.</text:span></text:p>
      <text:p text:style-name="P355">$ An Unbreakable Oath, $ the young Russian whispered. $ He must not tell anyone about this… anything that’ll be revealed. $</text:p>
      <text:p text:style-name="P355">Only Snape’s suddenly heightened curiosity made him accept the constraint, after Filius told him the conditions.</text:p>
      <text:p text:style-name="P355">“Is it linked to your absence after the holidays?”</text:p>
      <text:p text:style-name="P355">Vladmir, still silent, slowly nodded, and he gritted his teeth when the memories came back to his mind. A firm and comforting hand was put on his shoulder, and he sighed and relaxed slightly. The Potions professor’s look noted the blood beads on the Russian’s nails. He had tightened his hands so hard he hurt himself.</text:p>
      <text:p text:style-name="P355">“His family was attacked,” Neville intervened, seeing that Vladmir would not start the discussion. “Several people were killed.”</text:p>
      <text:p text:style-name="P470"><text:span text:style-name="T33">“Is it the sight of dead people troubling you?” Severus asked softly, sad to know that an eleven-year-old child had seen that. He could be cold, sarcastic, and inflexible, </text:span><text:span text:style-name="T113">but he thought that this sight should be seen as late as possible in one’s life, if at all. To his surprise, Vladmir shook his head, before shrugging. However, the tears in his eyes were traitorous. And they hurt both professors. Snape because he regretted this fact, and Flitwick because he knew it had to be big to trouble a Prince of a Mirage Court, even as young as he was. The attack had probably been particularly unbearable.</text:span></text:p>
      <text:p text:style-name="P356">“It was a clan war,” Neville added softly.</text:p>
      <text:p text:style-name="P357">Severus Snape froze as Flitwick choked with astonishment. A clan war… If Vladmir was there, it meant that his family had won… And dozens of dead bodies were aligned in the halls of his family’s home. The opposing clan had been destroyed, that was the rule. No survivor… The young boy had fought to survive… Pity had no place in those conflicts. Kill or be killed…</text:p>
      <text:p text:style-name="P357">“You killed someone,” the Potions professor slowly noted, “that’s what is troubling you so much…”</text:p>
      <text:p text:style-name="P357">“No,” Vladmir murmured. “Killing, it’s easy… so easy… but that blood… so much blood…”</text:p>
      <text:p text:style-name="P357"><text:soft-page-break/>“All that blood? A cutting spell?” Snape asked, ignoring the previous comment that horrified him. He had better not think about its meaning. That an eleven-year-old child tell him that killing was easy… Why did he even take that oath?</text:p>
      <text:p text:style-name="P357">“No… No wand… lost… blood… too much blood…”</text:p>
      <text:p text:style-name="P471"><text:span text:style-name="T33">“Somnis,” the small goblin suddenly said, pointing his wand to Vladmir. The young Russian had been dangerously </text:span><text:span text:style-name="T114">swinging and increasingly huddled up. Neville barely had time enough to support his friend that he was fast asleep.</text:span></text:p>
      <text:p text:style-name="P471"><text:span text:style-name="T114">“He was </text:span><text:span text:style-name="T115">going into a panic attack,” the professor argued. “I think he suffers from post-traumatic stress.”</text:span></text:p>
      <text:p text:style-name="P358">“He killed without his wand. To see blood, he must have stabbed someone…”</text:p>
      <text:p text:style-name="P358">“You are probably right, and add that to see family members dead, it’s no wonder he’s disturbed.”</text:p>
      <text:p text:style-name="P359">Flitwick gave the Potions professor a strange look, making him grimace painfully.</text:p>
      <text:p text:style-name="P359">“I will not console this… this… this child!” he exclaimed.</text:p>
      <text:p text:style-name="P359">“He is a genius occlumens,” the goblin argued back. “However, in his state, he is unable to do anything. I only ask you to help him lock down his memories to let him have time to come up with the fact that he killed someone bare-handed.”</text:p>
      <text:p text:style-name="P359">“If he is a genius occlumens…”</text:p>
      <text:p text:style-name="P359">“He’s still a traumatised eleven-year-old!”</text:p>
      <text:p text:style-name="P359">Severus Snape sighed before letting himself be convinced, and Flitwick, triumphant, picked up his student and declared he would tell the Kemenovs about it. Then he brought the unconscious Ravenclaw in the direction of his dormitories, as he told Neville it would be better if he went back to his common room.</text:p>
      <text:p text:style-name="P472"><text:span text:style-name="T33">They left behind them a Potions professor even more suspicious and intrigued by the two students. A professor that was not </text:span><text:span text:style-name="T116">out of the woods.</text:span></text:p>
      <text:p text:style-name="P360">“Severus, all my detectors are at maximum level! Someone used Dark Magic in the school!”</text:p>
      <text:h text:style-name="P553" text:outline-level="1"><text:bookmark-start text:name="__RefHeading___Toc7423_2183765130"/>Chapter 16: Detention<text:bookmark-end text:name="__RefHeading___Toc7423_2183765130"/></text:h>
      <text:h text:style-name="P540" text:outline-level="3"/>
      <text:p text:style-name="P227">Severus Snape was slowly drinking a glass of Fire Whiskey… He needed <text:span text:style-name="T556">one hell of a tonic. Albus Dumbledore was constantly on his back. He had always admired that man, one of the greatest wizards of the age. However, he didn’t like what he discovered. Having lost his prestigious titles and positions had made him bitter… In public, he was still playing this amiable old man, and even a slightly senile old man; in his close circle, however, he was… different.</text:span></text:p>
      <text:p text:style-name="P268">“I am sure it was Vladmir Kemenov!”</text:p>
      <text:p text:style-name="P268">“Come on, Albus, he’s eleven years old! How would he be able to cast a Dark magic spell?”</text:p>
      <text:p text:style-name="P268">Severus looked at <text:span text:style-name="T557">Pomona Sprout with his dark eyes. If the plump Head of Hufflepuff knew the truth, she would be offended. But seeing the good in everything was the badgers’ thing.</text:span></text:p>
      <text:p text:style-name="P268">“<text:span text:style-name="T558">He’s Russian, which explains why the spell wasn’t detected,” Minerva McGonagall commented underhandedly.</text:span></text:p>
      <text:p text:style-name="P269">Severus held back a mocking groan. So that’s what the lions’ spirit was at now. Lily and her stupid husband would be offended to see how their great friend treated their son.</text:p>
      <text:p text:style-name="P269">“I have to protest, Albus; Mr Kemenov is Russian, I give you that, but you concluded to a cutting hex. This Dark magic spell is not illegal. Any one could have used it without alerting the Ministry. And the needed power is enormous, as Pomona said. I think the attack has something to do with the Philosopher’s Stone.”</text:p>
      <text:p text:style-name="P269">Severus looked at his Ravenclaw colleague with a renewed respect. The eagles could be closer to snakes than he thought… Suddenly, he mentally cried foul when he saw the furious old <text:span text:style-name="T559">headmaster fixate his eyes on the small goblin’s, then his own. He immediately felt the pressure on his mind, and blessed his talent for Occlumency and the goblins’ innate resistance before flinging Albus out of his mind.</text:span></text:p>
      <text:p text:style-name="P473">Needless to say, the Potions professor had lost all remaining regard he had for the Hogwarts headmaster after his attempt at breaking through his mind. He had not shown anything however, and had promised to keep Vladmir Kemenov and his Slytherins under surveillance. As if no other student could use Dark magic! <text:span text:style-name="T560">Absurd! Even Dumbledore, little perfect Gryffindor as he was, used Dark Arts during his liaison with Grindelwald…</text:span></text:p>
      <text:p text:style-name="P474">Thus, the longer the more the year passed, the more Severus was in doubt. Numerous things happened right under his nose. He could <text:span text:style-name="T561">feel it. He could see it. But he could not understand it. It intrigued him and frustrated him thoroughly. He tried to collect all data he had.</text:span></text:p>
      <text:p text:style-name="P475"><text:soft-page-break/>The core of it all was undeniably <text:span text:style-name="T562">Vladmir Kemenov. Like his father, he was at the centre of the attention… The Potions professor held back a weary sigh. He knew he was unjust to the kid. He had rapidly understood that the Russian was not James Potter, but his grudge did not go away easily. He could not forget years of bullying and mean pranks in a few months.</text:span></text:p>
      <text:p text:style-name="P476">The Potter son probably belonged to a Dark family. The way the Russian had cast that Dark spell instinctively showed that he had been immersed in this kind of magic since birth. The Kemenovs thus were a Dark family… James Potter <text:span text:style-name="T563">should be turning in his grave, the Potions professor sneered. It was, however, the most coherent part of the Kemenov mystery. Russia, and more generally the ex-USSR, was an archaic country, high place of Dark magic, where the most powerful clans reigned, using as much politics as blunt force. Clan wars were a prime example of this fact.</text:span></text:p>
      <text:p text:style-name="P477">Severus put up his glass to his lips, and noticed his hands were still trembling after the fear he felt. The meeting with the Kemenov family had been rough and particularly displeasing… To meet James Potter’s feminine and scarier lookalike, and a furious vampire was not a walk in the park.</text:p>
      <text:p text:style-name="P270">“Severus, I needn’t introduce you Mr Kemenov’s guardians. Lady Kemenov, Knyaz Pokhastovine, let me introduce you Severus Snape. He will be the most able to help Vladmir…”</text:p>
      <text:p text:style-name="P270">A <text:span text:style-name="T564">muffled growl immediately passed through the lips of the vampire as he showed his fangs in a more animal than… civilised way. Professor Snape had thought about the word ‘human’ for a fraction of a second… but vampires were not.</text:span></text:p>
      <text:p text:style-name="P270">“<text:span text:style-name="T564">Snape’s hatred for the Potters is legendary,” Katya calmly said without even holding her friend back, who was slowly but surely approaching the wizard. “And this man had showed a tenacious rancour against my nephew since the beginning of the year. How will he be any help?”</text:span></text:p>
      <text:p text:style-name="P271">Severus frowned. The Russian lady completely ignored him. Her behaviour would be the same with or without him in the room. Making the most of the lack of attention–if you did not count the threatening vampire he tried very hard not to look at–he <text:span text:style-name="T565">scrutinised Katya Kemenov, which had not done the day of their meeting in the Great Hall. She was undeniably a Potter… looking nearly exactly like James, but thinner and more feminine. Her face was slightly different: bonier, with typically Slavic high cheeks. She seemed more tired and tense than the first time… Before he remembered the clan war. And one more data point to add to the mysterious Kemenovs’ file. Vladmir was marked by a Muggle-style murder, and the death of a family member. His aunt seemed not to feel anything particular. Either she was a spectacular Occlumens, or she had already known death.</text:span></text:p>
      <text:p text:style-name="P272">“Severus has calmed down since the start of the year… He remains one of the best Legilimens of the age, excluding Dumbledore and You-Know-Who…”</text:p>
      <text:p text:style-name="P273">Only his perfect mastery of his body and the arts of the mind allowed the Potions professor to remain calm against the sudden coldness if the office and the wave of hatred exuding from the two <text:soft-page-break/>Russians at the mere mention if the two wizards. Strangely enough, he noticed that Filius was not disturbed but the sudden dark aura inside his office.</text:p>
      <text:p text:style-name="P273">“This man has been a faithful follower of both, and his allegiance is still controversial…”</text:p>
      <text:p text:style-name="P273">Severus wanted to remind them of his presence, but a black look from his colleague convinced him it was not necessary. Since when could Filius Flitwick look as intimidating, sitting on his ridiculous colourful cushions?</text:p>
      <text:p text:style-name="P478">The meeting had ended with opened threats against him from the two Russians, while the short Head of Ravenclaw watched coldly. It was the first time that the Potions professor had felt uneasy in front of the typically goblin black eyes. Severus pinched the bridge of his nose and wrinkled his lips when a new data point was added. He tried to drink a new mouthful of alcohol when he realised his glass was empty. Filius Flitwick had talked with Vladmir Kemenov in Gobbeldegook in order to hide this part of their conversation to him. His colleague had remained unmoved by Katya Kemenov’s dark aura or the threats he had suffered… as if everything was normal.</text:p>
      <text:p text:style-name="P479">Severus Snape realised then that the short goblin knew more than he showed, and that he knew nothing about his past, nor the Goblin culture.</text:p>
      <text:p text:style-name="P479">Sighing, he put down his glass, straightened his robes, and looked at his watch. He was set to meet Vladmir and Filius for the first lesson less than an hour later, to help the Russian rebuild his Occlumency defences. Severus had been extensively clear about one thing: he would not be a therapist. Let Pott… Kemenov see Pomfrey or his Head of house, whatever, but not him. <text:span text:style-name="T566">In an act of incredible goodwill, he would help him close his mind, but that would be all!</text:span></text:p>
      <text:p text:style-name="P480">However, when he arrived inside the mind of the small Ravenclaw, Severus thought that some advice could be rewarding. As usual, he had not been bothered to be too polite, and had barked at him to sit as soon as he had entered in the office of the Head of Ravenclaw. The young student had obeyed. He seemed better, the last of his bandages had vanished, and the Russian had recovered his haughty and inscrutable face that irritated the potions Professor so much.</text:p>
      <text:p text:style-name="P480">Unsurprisingly, Severus penetrated <text:span text:style-name="T567">Vladmir’s mind easily. He had not expected any mental defence. After all, if he was as good of an Occlumens the Filius had assured him, the kid would not have gave in so easily.</text:span></text:p>
      <text:p text:style-name="P481">Except, in lieu of the usual jumble of ideas inside most wizards’ mind, Severus had landed inside a library. Perfectly organised, huge, and in which he guessed there were a lot of traps. A craftsmanship only a master could have made. Craftsmanship that, for now, made him nauseous. Severus, who was a spy with a dark background, a spy who had seen and conducted many massacres and horrors, understood the Ravenclaw’s angst.</text:p>
      <text:p text:style-name="P481">This masterpiece of the magic of the spirit, because he could recognise a piece of art when he saw one, was stained with blood. The books, the floor, the wood of the shelves… everything was covered in probably fresh blood. Severus approached and <text:span text:style-name="T568">brushed on a leather cover; his hand was </text:span><text:soft-page-break/><text:span text:style-name="T568">red. Indeed, it was still fresh…. On the other hand, the memory of the fight was recent, and it was normal for the blood to still be fluid.</text:span></text:p>
      <text:p text:style-name="P481">“<text:span text:style-name="T568">Mr Kemenov?” the Potions professor called. He guessed that the library barely had an end, and that several secret rooms existed. He would not find Vladmir without his help.</text:span></text:p>
      <text:p text:style-name="P481">“<text:span text:style-name="T568">I’m here, Professor.”</text:span></text:p>
      <text:p text:style-name="P482">Severus turned back and froze for a fraction of a second. He immediately pulled himself together. Between two bookshelves, a small door had opened. Vladmir was standing in the frame, or at least the Vladmir from that fateful day. The Slavic outfit was ripped in several places. Blood was running from numerous cuts, probably linked to cutting hexes, but also to dissection spells, judging from the surgical precision of some cuts. One of the Russian’s legs seemed broken in a few places, and the flesh was crushed. But what hypontised the Potions professor was the left arm of his student dangling lifelessly on his side. The one which had been banded for several weeks. The sleeved, ripped, showed skinless and burned flesh. Someone probably <text:span text:style-name="T569">took the time to immobilise the Russian and to torture him for some time…</text:span></text:p>
      <text:p text:style-name="P482">“<text:span text:style-name="T26">Ignis descamatum…</text:span><text:span text:style-name="T117">”Vladmir whispered, making the professor jump.</text:span></text:p>
      <text:p text:style-name="P361">“It’s…”</text:p>
      <text:p text:style-name="P482"><text:span text:style-name="T117">“A torture curse made by French wizards to punish the Inquisition monks in the 14</text:span><text:span text:style-name="T491">th</text:span><text:span text:style-name="T117"> century.”</text:span></text:p>
      <text:p text:style-name="P361">“I know that,” Severus Snape whispered, nauseated to hear that an eleven-year-old knew this spell. “I was going to say inhumane.”</text:p>
      <text:p text:style-name="P483"><text:span text:style-name="T117">V</text:span><text:span text:style-name="T33">ladmir looked at him with his emerald green eyes, and Severus felt once more this point of pain when he saw the emptiness in the pupils Vladmir had gotten from his mother, where a spark of madness was starting to show. He had to close this door. It was the reason of the boy’s mindset. It was there Vladmir had tried to hide this memory away.</text:span></text:p>
      <text:p text:style-name="P362">“May I?” the Potions professor calmly asked.</text:p>
      <text:p text:style-name="P362">Vladmir hesitated for a few seconds before letting him access the memory. Severus caught flashed of the memory and immediately jumped back outside, where he didn’t feel the emotions of the massacre. It was the only word that came to his mind. A massacre.</text:p>
      <text:p text:style-name="P362">“Do you know what you have to do?” Severus asked, looking sombrely at his student.</text:p>
      <text:p text:style-name="P362">“Close the door.”</text:p>
      <text:p text:style-name="P362">“Do you want to?”</text:p>
      <text:p text:style-name="P362">Vladmir jumped, and Severus knew he at poked at the real problem. Vladmir had been marked by the combat, but there was something he did not wish to forget. Something so important, that despite the trauma of the event, he wanted to keep the memory alive. After all, the Potions professor had to be a therapist for now.</text:p>
      <text:p text:style-name="P362"><text:soft-page-break/>“From what I can see, you only defended yourself, Mr Kemenov. You don’t have to feel guilty about anything.”</text:p>
      <text:p text:style-name="P362">“I could not keep my promise…” the Russian whispered as he looked inside the room.</text:p>
      <text:p text:style-name="P483"><text:span text:style-name="T33">Severus </text:span><text:span text:style-name="T118">followed his gaze, and saw the corpse of a child, probably four or five. Blood had seeped around her head, colouring her blonde hair a dark red. Judging by the colour of her skin and the abnormal angles of her limbs, the professor knew she was dead.</text:span></text:p>
      <text:p text:style-name="P363">“She died suffering. I vowed to protect her.”</text:p>
      <text:p text:style-name="P364">Judging by the child’s lost eyes, Severus knew there was something else… He entered the room again, knowing Vladmir’s mind was focused on this instant, and that he would see the scene unfold.</text:p>
      <text:p text:style-name="P484"><text:span text:style-name="T33">“</text:span><text:span text:style-name="T126">Vovka</text:span><text:span text:style-name="T132">”, the child whispered… Silent tears ran on her pale lisps as spells flew above her. Eventually, a sinister crack rang, and Severus saw an old man fall, his neck broken by a spell. He turned his head and saw the young Kemenov step out of the shadow, wand up, and wary. His arm was still well and only his leg was a problem.</text:span></text:p>
      <text:p text:style-name="P484"><text:span text:style-name="T132">He ran to the little girl and tried to heal her in vein, using advanced medical spells. He was talking in Russian, probably to reassure her, but he stopped when she spat blood, hardly breathing. Focused on the </text:span><text:span text:style-name="T171">treatment</text:span><text:span text:style-name="T132">, he did not notice the two men arrive behind him… Severus forced his eyes to remain opened as Vladmir received several torture spells while trying to protect the little girl. Only the intervention of a vampire saved Vladmir. The professor saw the moment the Russian realised that the little girl did not breathe any more. Vladmir’s memory yelled in pain before collapsing next to her.</text:span></text:p>
      <text:p text:style-name="P388">Severus quickly got out of the room, and looked at the young Ravenclaw once more.</text:p>
      <text:p text:style-name="P388">“It’s not your fault.”</text:p>
      <text:p text:style-name="P388">“She died because I arrived too late to protect her.”</text:p>
      <text:p text:style-name="P388">“I a war, there are always casualties, Vladmir. Some are necessary, some we call collateral damages.”</text:p>
      <text:p text:style-name="P388">“She suffered!” Vladmir yelled.</text:p>
      <text:p text:style-name="P388">Severus prayed that the young Russian would not attack him through is mind, and tried to keep his tone calm and appeasing… Not his speciality… Neither was being a therapist, but he had no choice.</text:p>
      <text:p text:style-name="P388">“She would be dead, whatever you had done. The internal bleeding she was suffering from would have killed her before the end of the fighting.”</text:p>
      <text:p text:style-name="P388">“Don’t…”</text:p>
      <text:p text:style-name="P388">“From what I saw, the fight went on for eight hours, Vladmir. Even if you put her body in a stasis, you could only have managed to maintain her for two or three hours…”</text:p>
      <text:p text:style-name="P388"><text:soft-page-break/>“She…”</text:p>
      <text:p text:style-name="P388">“Suffered,” Severus agreed, “but she died the moment you were attacked. All the treatment in the world would not have prevented what was going to happen.”</text:p>
      <text:p text:style-name="P485"><text:span text:style-name="T132">Severus saw the child in front of him close his eyes and silent tears dropped on his cheeks, which were stained with blood and things the professor did </text:span><text:span text:style-name="T29">not</text:span><text:span text:style-name="T132"> want to know where they came from.</text:span></text:p>
      <text:p text:style-name="P388">“Who was she?”</text:p>
      <text:p text:style-name="P388">“Natashka Alekandrovna. The smallest child of the family… she was the ray of sunlight of the whole Kemenov clan.”</text:p>
      <text:p text:style-name="P388">Severus mentally noted the distinction between family and clan, which was important. The blood family was the heart, while the clan formed the body, as it was composed of allies and close friends of the core family. The small girl had an importance that went beyond the family. And Vladmir had not told him her family name…”</text:p>
      <text:p text:style-name="P388">“Close this door, Vladmir. For her, for you, and for your clan. Give yourself some time to accept her death… You have to begin your mourning period.”</text:p>
      <text:p text:style-name="P485"><text:span text:style-name="T132">With the help of the Potions professor, Vladmir hesitated and finally closed the door. A dark seal appeared on the wood, definitively sealing the memory and signalling the </text:span><text:span text:style-name="T172">unpleasant feeling of what it contained.</text:span></text:p>
      <text:p text:style-name="P389">When Severus looked around him, he noticed that the library was light and clean again. However, the air remained stiff. Everything was not won, and Vladmir would probably still have problems at night, when his defences where at their lowest.</text:p>
      <text:p text:style-name="P389">“Thank you Professor… you managed to convince him… I have spent three nights maintaining this door as closed as possible to allow him to sleep.”</text:p>
      <text:p text:style-name="P389">Severus Snape opened his eyes wide when he was the old hat respectfully bow to him, before being ejected from the Russian's mind. Did he dream, or was the Hogwarts’ Sorting Hat inside Vladmir Kemenov’s mind?</text:p>
      <text:p text:style-name="P389">Vladmir opened his eyes and gave Severus a barely noticeable smile while thanking him blankly. The Potions professor was visibly shaken from the time spent in his head. The Russian also reassured his Head of House, who had spent his time marking papers. Filius Flitwick smiled at his and pointed the exit. No need to ask how it went. One needed only see Vladmir’s more relaxed face to understand that Severus had managed to focus his memories.</text:p>
      <text:p text:style-name="P390">Without waiting for anything more, the young Russian stood up and walked to the door. He had just put his hand on the handle when…</text:p>
      <text:p text:style-name="P390">“Mr Kemenov, see me tomorrow, will you? I think your night will be troubling and you will have to accept this memory. My door is open to you if you have any more problems between now and <text:soft-page-break/>then… And please don’t use any more Dark spell in the school. I know that the Ministry can’t detect you as you’re Russian, but the headmaster can, and is actively looking for the culprit… You are on his black list, don’t let him avenge himself on your family by expelling you.”</text:p>
      <text:p text:style-name="P390">“He’s especially afraid that it’s linked to Voldemort, isn’t he? After all, he put up one big trap with the Philosopher’s Stone… Even if putting the spell on me would also please him…”</text:p>
      <text:p text:style-name="P390">The Ravenclaw left the office without looking back, leaving behind a shocked Potions professor, and a goblin who smiled from ear to ear, showing his little pointed teeth.</text:p>
      <text:p text:style-name="P563">.<text:span text:style-name="T570">oOo.</text:span></text:p>
      <text:p text:style-name="P486">Thanks to the intervention of the Potions professor, Vladmir quickly regained his abilities, and could finally manage to extract a recently hatched dragon baby. Kevin, who had seen the <text:span text:style-name="T571">young dragon, had announced it was a Norwegian Ridgeback. They had thus contacted Vladmir’s friend, who would come directly to Hagrid’s house.</text:span></text:p>
      <text:p text:style-name="P487">All the little group was waiting, watching a three-metres high giant crying while clutching on the poor dragon that was weakly struggling against the giant’s grip.</text:p>
      <text:p text:style-name="P487">“It’s lucky it can’t breather fire yet,” Draco whispered, uneasy, “otherwise, he’d have been burned already.”</text:p>
      <text:p text:style-name="P487">“Er… Hagrid, I think you are choking Norbert,” Hermione declared, worryingly at the inert reptile, making Kevin laugh. Kevin laughed again when Norbert manage to create a spark, igniting the giant’s beard.</text:p>
      <text:p text:style-name="P487">The dragon made the most out of the ensuing panic to get inside Neville's arm, who sighed and let the beast climb on his head to perch in his hair, using its wings and tail to balance.</text:p>
      <text:p text:style-name="P487">“Well, it’s already got the dragon instinct, it’s trying to get high,” a voice suddenly mused as Vladmir, who was the only one to hear the other coming, opened the door. <text:span text:style-name="T572">Everyone looked at the two men coming in. A tall read-haired man with freckles smiled at them, while the second man, more sombre with his face partially burned stayed back. They were both very fit and fully clothed in dragon leather.</text:span></text:p>
      <text:p text:style-name="P487">“<text:span text:style-name="T572">Let me introduce you to Charlie Weasley and…”</text:span></text:p>
      <text:p text:style-name="P487">“<text:span text:style-name="T572">Ivan Nesklei”, the second one said.</text:span></text:p>
      <text:p text:style-name="P487">“<text:span text:style-name="T572">Hi Charlie, how r ya?” Hagrid exclaimed with a big smile on his face, while Draco sighed.</text:span></text:p>
      <text:p text:style-name="P487">“<text:span text:style-name="T572">Another Weasley,” he mumbled, “just how many are they?”</text:span></text:p>
      <text:p text:style-name="P488">He caught the attention–and dark stares–but Charlie preferred to ignore the young Malfoy’s remark and focused on the giant. Their common interest for dangerous creatures made them meet regularly during his years at Hogwarts.</text:p>
      <text:p text:style-name="P488"><text:soft-page-break/>“I’m fine, Hagrid. How are you?”</text:p>
      <text:p text:style-name="P488">“Happy since I know ya’ll take care of Norbert!”</text:p>
      <text:p text:style-name="P488">The one named Ivan carefully approached Neville, who was still <text:span text:style-name="T573">being used as a perch for the little dragon and slowly held out his hand to the little beast. Well, as little as you can get weighing a dozen kilos.</text:span></text:p>
      <text:p text:style-name="P488">“<text:span text:style-name="T573">You’re a strong kid,” the Romanian judged, delicately catching the dragon, heavily helping Neville who stretched his neck. Under everyone’s gaze, the dragonologist scratched it so well it whined with pleasure and wiggled in his arms, creating an occasion to examine it.</text:span></text:p>
      <text:p text:style-name="P488">“<text:span text:style-name="T573">So?”</text:span></text:p>
      <text:p text:style-name="P488">“<text:span text:style-name="T573">It a she, sir,” Ivan groaned, “healthy and growing. The kids were right to call us.”</text:span></text:p>
      <text:p text:style-name="P488">“<text:span text:style-name="T573">Bring her to the cage, we can’t stay for long.”</text:span></text:p>
      <text:p text:style-name="P488">“<text:span text:style-name="T573">By the wai’, how di’ ya pass thru the barriers?” the giant asked, surprised.</text:span></text:p>
      <text:p text:style-name="P488">“<text:span text:style-name="T573">That’s a secret,” Charlie smiled.</text:span></text:p>
      <text:p text:style-name="P489">He couldn’t tell him the protections of the castle were <text:span text:style-name="T574">full of holes and the protection spells over the Forbidden Forest were completely absent. It was convenient for him now, and he thought it might help Vladmir very much as well. However, he was astounded that Albus Dumbledore did not notice.</text:span></text:p>
      <text:p text:style-name="P490">Hagrid did not insist and heavily sat down, feeling the absence of Norbert already. Letting Hermione and Neville console the Keeper of Grounds, the three Pure-Bloods accompanied Charlie outside.</text:p>
      <text:p text:style-name="P490">“There are no <text:span text:style-name="T575">protections</text:span> over the Forbidden Forest…”</text:p>
      <text:p text:style-name="P490">“I know,” Vladmir declared. “Dumbledore has set up a trap for someone, and <text:span text:style-name="T575">lowered the defences to attract them. For now, it serves us well.”</text:span></text:p>
      <text:p text:style-name="P490">“<text:span text:style-name="T575">He outright left a hole in the defences?” Draco asked, astounded. “But that’s not acceptable for a Headmaster.”</text:span></text:p>
      <text:p text:style-name="P490">“<text:span text:style-name="T575">You’re right, Malfoy.” Charlie nodded. “I have been asking myself several questions about Dumbledore after his trial and, so far, it has not been well for him… I am surprised you did not publicly notice it, by the way.”</text:span></text:p>
      <text:p text:style-name="P490">“<text:span text:style-name="T575">I was not really in top condition when I came back from the holidays, and that’s when I noticed…”</text:span></text:p>
      <text:p text:style-name="P491">Charlie sombrely nodded, knowing about the attack. They were walking to the vegetable patch, when the redhead smiled slightly.</text:p>
      <text:p text:style-name="P491">“You are in my brother’s year. He told me about you in a letter… A boy with a poker up his arse and haughty, but who could be nice when he was not aggressive.”</text:p>
      <text:p text:style-name="P491"><text:soft-page-break/>“I don’t think it’s fun to insult girls from my house because they are smart, contrary to him…” Vladmir retorted. “Which is what I made him understand the nicest way I could.”</text:p>
      <text:p text:style-name="P491">Charlie frowned and asked for more information about his brother’s behaviour.</text:p>
      <text:p text:style-name="P491">“Ronald is not a bad lad, he’s just…”</text:p>
      <text:p text:style-name="P491">“Immature, thoughtless, and narrow-minded, a pure Gryffindor,” Malfoy sneered.</text:p>
      <text:p text:style-name="P491">“It’s most of all sad he doesn’t use his intelligence much,” Vladmir added.</text:p>
      <text:p text:style-name="P491">“<text:span text:style-name="T576">But he’s loyal,” Neville concluded.</text:span></text:p>
      <text:p text:style-name="P492">Charlie Weasley shook his head with bitterness, but could not hide his amused smile seeing three first-years know his little brother so well.</text:p>
      <text:p text:style-name="P492">“Take car of yourself, Vlad,” the redhead added seriously as they met back with Ivan. Between two brooms, a cage was solidly attached with steel cables. Through the bars, Norbert seemed to be asleep, curled in a ball.</text:p>
      <text:p text:style-name="P492">“I’m better,” Vladmir whispered, observing the dragon. “I have not finished mourning, but…”</text:p>
      <text:p text:style-name="P492">“Muggles say there are several steps. Denial, Anger, Bargaining, Depression, and Acceptance. There is only the last step left, Vlad… You have to accept Natashka’s death and live with it. But you are strong. You will manage…”</text:p>
      <text:p text:style-name="P492">Vladmir nodded and felt the dragonologist’s strong hand on his shoulder.</text:p>
      <text:p text:style-name="P492">“In any case, I hope you will be in the great summer race.”</text:p>
      <text:p text:style-name="P492">“Of course,” Vlad smiled. “My goal is to best the Romanian Champion, remember!”</text:p>
      <text:p text:style-name="P492">Said Champion laughed slightly, and the three first years watched the two dragonologists disappear in the starry sky, before getting back to their friends. <text:span text:style-name="T577">The curfew has long since passed, and they would have to get back quickly and discreetly…</text:span></text:p>
      <text:p text:style-name="P493">They slipped silently in the corridors, when a light suddenly appeared in front of them, showing the dry face of the Transfiguration professor, accompanied by a dark figure that was revealed to be the sinister Potions professor.</text:p>
      <text:p text:style-name="P492">“<text:span text:style-name="T577">Oops,” Kevin ironically whispered. “I think we’re in dire straits.”</text:span></text:p>
      <text:p text:style-name="P492">“<text:span text:style-name="T577">Mr Kemenov… Why am I not surprised?”</text:span></text:p>
      <text:p text:style-name="P494">They exchanged a bitter look at each other and they were <text:span text:style-name="T578">lectured by a slightly not neutral Transfiguration professor. After all, she was extremely displeased that Hermione and Nevill were influenced by a good for nothing as Vladmir. Kevin’s behaviour did not surprise her either, because he was the Russian’s shadow; as for Draco, she did not comment much, letting Professor Snape the honour, merely implying he should change his company.</text:span></text:p>
      <text:p text:style-name="P495"><text:soft-page-break/>If Vladmir stayed indifferent to the tsunami of hatred and degrading hints she told his comrades, rage sparked in the eyes of his friends. Even Professor Snape seemed surprised to see his colleague’s behaviour, even if he did not intervene. He admired the small group’s behaviour however. Vladmir and Draco with their stoic faces, the young Longbottom blushing in shame, looking down as he was lecture, as well as Hermione, model of the student that was not so perfect any more… The young Entwhistle intrigued the professor more than the others. How could this boy learn to master his emotions so fast? Apart from the spark of challenge and anger in his eyes, everything seemed to convey that he was ashamed of his actions…</text:p>
      <text:p text:style-name="P495">The five students got a grouped detention before getting escorted back to their dormitories, without forgetting the missing house points. It would make most students angry, but they did not care. They had helped a friend, and that was what mattered.</text:p>
      <text:p text:style-name="P563">.<text:span text:style-name="T579">oOo.</text:span></text:p>
      <text:p text:style-name="P496">The rest of the week was calm, despite numerous remarks coming in response to so many missing points. The houses cried scandal, especially since, for the first time in a century, Hufflepuff led the House Cup! It did not last long. Gryffindor partially came back thanks to Hermione, and Ravenclaw being Ravenclaw, the gap was closed quickly. As Slytherin was the only one <text:span text:style-name="T580">t</text:span>o have lost only 50 points, they were not far behind.</text:p>
      <text:p text:style-name="P497">They were anxious about their Slytherin friend, however. To their great relief, they learned that Draco had lied with his godfather and Head of house’s permission. Officially, he had told on the little group, losing points for being outside his dormitories even if there was a valid reason. Some cutting comments were thrown at him, but most Slytherins discreetly thanks the Malfoy for having told on the lions.</text:p>
      <text:p text:style-name="P498">The evening of their common detention came fast, and they met down the stairs, in the Entry Hall. Draco was talking with his Slytherin friends, while Ronald Weasley had come with Neville and Hermione to give them moral support as he had told seemingly everyone in the Great Hall. Vladmir and Kevin were finishing their reading of a Potions treaty for the next day’s lesson, whispering with their Ravenclaw year.</text:p>
      <text:p text:style-name="P498">“There are that many students in detention?” a voice <text:span text:style-name="T581">snapped.</text:span></text:p>
      <text:p text:style-name="P499">Everyone turned to Filch, who was looking darkly at them, accompanied by his cat. He was holding a lantern and was wearing a thick patched coat. Every single student that was free to go fled and wished the others luck.</text:p>
      <text:p text:style-name="P499">“Follow me,” the caretaker said, leading them outside. “Working a bit will do you good. You have no idea how much I regret the former punishments… Frankly, little snots, that would teach you how to respect the rules. You’d be attached in the dungeons with a few whiplashes, on bread and water for to or three days. You’d be quashed, I tell you! I still have the chains in my office, they are in perfect shape, and only await the headmaster’s permission.”</text:p>
      <text:p text:style-name="P499"><text:soft-page-break/>The five students looked at each other, upset, while listening to the caretaker spewing.</text:p>
      <text:p text:style-name="P499">“And where are we going?” Hermione asked softly.</text:p>
      <text:p text:style-name="P500">“<text:span text:style-name="T582">In the Forbidden Forest. Methinks you’ll not be whole afterwards, but a toe or two missing never killed anyone”, the caretaker jeered.</text:span></text:p>
      <text:p text:style-name="P500">“<text:span text:style-name="T582">Fin’lly here Flich!” a truculent voice exclaimed. “A’ve been waitin’ for ya for a while, and am eager te start!”</text:span></text:p>
      <text:p text:style-name="P501">Hagrid came out of the shadows, his dog by his <text:span text:style-name="T583">side, and</text:span> he looked at the small group with a <text:span text:style-name="T583">bit</text:span> of guilt on his face; he was the reason they were there: for helping him. He felt especially guilty because they did not say a word about Norbert.</text:p>
      <text:p text:style-name="P511">“Ya a’right kids?”</text:p>
      <text:p text:style-name="P603">“Don't be nice with them, Hagrid. They are punished!” </text:p>
      <text:p text:style-name="P604">“And ticking ‘em off is not one of yer dutys,” the giant groaned. “Now, I take care of ‘em, and don’t come back ‘till dawn!”</text:p>
      <text:p text:style-name="P605">The caretaker, with a dark look on his face, muttered some words and insults, before running back to the castle when Fang growled on him and his cat. </text:p>
      <text:p text:style-name="P605">“I nev’r liked this man”, the giant said with a wink to the small group, who smiled to him. “Well, I’d ratha hav’ ‘em give ya sumthin’ else as detenton, bu’ that’s how they do it here.” </text:p>
      <text:p text:style-name="P602">“A detention should be community service,” Hermione cited from memory. </text:p>
      <text:p text:style-name="P605">“Exa’tly”, Hargrid said with a smile, “but toni’t won’t be very nice. Unicorns were kill’d, and we’ll find traces ‘n tracks from last clues. Somthin’ attacks ‘em… Somethin’ who shudn’t be here… Vladmir, Neville, Draco, as heirs of nobl’ fam’lies, I guess ya know defensive spells? Perfect. Vladmir, Draco, Hermione, ya’ll go tog’ther. Neville, Kevin, come with me. Questions?” </text:p>
      <text:p text:style-name="P605">“What do we do if we meet something dangerous?” Hermione asked. </text:p>
      <text:p text:style-name="P605">“Beasts are in the forest, but ya’ll be with Fang. He’s a chicken, but he’ e’sselent as frontlin’. He stops termblin’, there danger; turn back and shoot red sparks with yer wand…” </text:p>
      <text:p text:style-name="P606">Hagrid gave them a lantern as well as a small rossbow he got out of his <text:span text:style-name="T583">rucksack</text:span>, along with a crude map of the forest showing main paths and landmarks. </text:p>
      <text:p text:style-name="P605">“Now, follow me, I’ll get ya to the las’ fresh tra’k.” They obeyed, suddenly less confident, and waled along the edge of the forest. A cold wind was blowing and made the top of the trees move, making the atmosphere gloomy. They looked at the forest for a few seconds, then followed Hagrid on a small path. </text:p>
      <text:p text:style-name="P607">The giant stopped and pointed his lantern on a silvery puddle. Blood was spread in two directions, still fresh. </text:p>
      <text:p text:style-name="P605"><text:soft-page-break/>“This, is unicorn blo’d. Has mirac’lous properties, thus it’s in high demand One team follows one path, the other one the other. One of us should find the wound’ unicorn, event’ally. Seein’ it’s lost this much blo’d, it can’t be far. If ya find it, send gre’n sparks, we’ll do the same. Y’all understand?” </text:p>
      <text:p text:style-name="P608">The five students slowly nodded and went their way. Vladmir, Draco and Hermione looked at each other and squeezed through the trees, following the track of unicorn blood. They treaded silently, staggering between black truncks and tortuous roots. Hermione, most attentive to her environment, had got the map, and notcied they were getting further into the forest, while Draco held the lantern, first on the track. Vladmir firmly held his wand, warily observing the shadows. He knew anything could spring out and he was listening to the slightest night sounds. </text:p>
      <text:p text:style-name="P605">“Could werewolves hurt a unicorn?” Hermione asked in a whisper. </text:p>
      <text:p text:style-name="P608">“No, their blood is toxic to werewolves. Despite, the moon is not full”, Draco answered. </text:p>
      <text:p text:style-name="P608">They reached a brrok where the hoof track were getting mixed up. The forest was denser there, wilder. The location was also more oppresing. A large blood pool caught their attention. </text:p>
      <text:p text:style-name="P602">“It stumbled and…” </text:p>
      <text:p text:style-name="P608">Draco fell silent and Vladmir waved to them. He immediately switched the lantern off, and grabbed Hermione closer as they slipped behind a felled tree trunck. The silence of the forest invaded their senses. The natural noises were missing: there were no insects chirping, or owls screeching, only their calm breath… Hermione opend her mouth, but Vladmir quickly silenced her, and they suddenly heard a strange noise… Something was crawling… Something light and that seemed to be following the same track as them. Something that reminded them of a cape on dead leaves. </text:p>
      <text:p text:style-name="P609">Hermione, anxious, grabbed Draco’s arm and strongly squeered it, getting a pained grimaced out of the Pure-blood, who did not protest however. They looked at each other, and waited for the silence to come back. The sounds of the forest finally came back, and they slowly breathed in, getting out of their hiding spot. </text:p>
      <text:p text:style-name="P605">“Hagrid’s right, something is roaming in the forest,” Draco whispered. “And I hope it’s not what I’m thinking about.” </text:p>
      <text:p text:style-name="P605">“What are you thinking about?” Hermione asked, pale and trembling. # </text:p>
      <text:p text:style-name="P602">“He-who-must-not-be-named”, Vladmir whispered. </text:p>
      <text:p text:style-name="P602">“V… hmmm!” </text:p>
      <text:p text:style-name="P610">Draco had just gagged her once again. </text:p>
      <text:p text:style-name="P605">“There’s a reason nobody calls him by his name, Mione. He put down a Taboo during the last war. And I’m not sure it has been deactivated.” </text:p>
      <text:p text:style-name="P602">“But Vlad…” </text:p>
      <text:p text:style-name="P605"><text:soft-page-break/>“Only when I’m sure he’s not near me or I’m safe,” the Ravenclaw whispered. “Which is not the case now.” </text:p>
      <text:p text:style-name="P610">They looked at each other sombrely and Hermione shivered. She got closer to Draco and stayed near him as they got back to following the track Through the leaves of an old oak, they suddenly saw a pale light… A clear figure stood out of the thick bed of leaves in the middle of a clearing. </text:p>
      <text:p text:style-name="P602">“The unicorn,” Vladmir whispered softly, sending green sparks. </text:p>
      <text:p text:style-name="P611">Hermione hesistated and carfully approcahed, leaving the woods proper, and walking to the figure prostrate on the ground. She kneeled down and brushed the soft neck. The unicorn neighed weekly and looked at the human who was touching it. A tender and soft human. </text:p>
      <text:p text:style-name="P605">“She’s still alive,” Hermione whispered, strocking the splendid unicorn’s short hairs, sad to see such a beautiful creature as weak as it was. A tear rolled down her cheek and fell on the unicorn’s, which put down its head on the witch’s lap, touching her arm with its horn and slowly closing its eyes. </text:p>
      <text:p text:style-name="P602">“No…” Hermione cried, “do someth…” </text:p>
      <text:p text:style-name="P611">She froze when she saw the flash of panic in Draco’s gaze and Vladmir’s inscrutable face. She turned her head and screamed when she saw a figure just a few metres away from her. An inhumane but caped figure. A figure that was rushing to her. </text:p>
      <text:p text:style-name="P605">“Get back Hermione!” Draco cried out and casted a protextion spell on the girl, while Vladmir stood up in front of her. </text:p>
      <text:p text:style-name="P612">He screamed when the figure seemed to pass through him. His head was burning, he was feeling like he was stabbed in his scar. The pain was so overwhelming he fell to his knees. </text:p>
      <text:p text:style-name="P625">“<text:span text:style-name="T419">Repel</text:span>!” he yelled, using Slavic magic rather than Latin magic, using the reflexes he learned with his vampire tutors. </text:p>
      <text:p text:style-name="P612">A spinechilling whine rang out and a sound of galloping hooves followed it. Raising his head, he saw a centaur threatening the figure and yells could be heard from behind. He felt Hagrid arriving when the centaur made the thing flee. </text:p>
      <text:p text:style-name="P605">“Vlad! Are you okay?” Kevin asked, rushing to his friend. </text:p>
      <text:p text:style-name="P602">“Yeah,” the Russian groaned standing up. </text:p>
      <text:p text:style-name="P605">“Was it him?” Neville discreetly whispered, supporting Vladmir. </text:p>
      <text:p text:style-name="P613">Yes,” he repeated in a low voice before looking at Hagrid and the centaur… or rather centaurs. Hermione had not moved, mechanically caressing the unicorn’s head, while she was trembling, the three magical creatures looking intensely at her. </text:p>
      <text:p text:style-name="P602">“She was blessed by the unicorn,” one of the centaurs declared. </text:p>
      <text:p text:style-name="P602">“Venus is brighter than Mars”, the second centaur said, looking at the sky. </text:p>
      <text:p text:style-name="P605"><text:soft-page-break/>“The stars are remarkable tonight indeed,” the third agreed. “The constelations are really bright.” </text:p>
      <text:p text:style-name="P602">“Deep changes are coming… You were right to intervene, Firenze.” </text:p>
      <text:p text:style-name="P613">Vladmir saw the three centaurs turn to him and approch the small group. He slowly bowed his head, showing respect. </text:p>
      <text:p text:style-name="P602">“May the stars shine on your lives,” he greeted them. </text:p>
      <text:p text:style-name="P605">“May the skies be favourable to you, Potter son,” the centaur named Firenze responded,” you will need it. Do you know what this abomination was?” </text:p>
      <text:p text:style-name="P614">Vladmir looked at Hagrid, who was desperately trying to comfort the crying Hermione, and slowly nodded. </text:p>
      <text:p text:style-name="P605">“It’s a fragment of an immortal soul. You know him as Voldemort.” </text:p>
      <text:p text:style-name="P605"/>
      <text:h text:style-name="P555" text:outline-level="1"><text:bookmark-start text:name="__RefHeading___Toc14519_2627338464"/>Chapter 17: The Philosopher’s Stone<text:bookmark-end text:name="__RefHeading___Toc14519_2627338464"/></text:h>
      <table:table table:name="Tableau1" table:style-name="Tableau1">
        <table:table-column table:style-name="Tableau1.A" table:number-columns-repeated="2"/>
        <table:table-row>
          <table:table-cell table:style-name="Tableau1.A1" office:value-type="string">
            <text:p text:style-name="P5">Sergei se déplaçait rapidement à travers les arbres. </text:p>
          </table:table-cell>
          <table:table-cell office:value-type="string">
            <text:p text:style-name="P7">Sergei was swiftly flying through the woods.</text:p>
          </table:table-cell>
        </table:table-row>
        <table:table-row>
          <table:table-cell table:style-name="Tableau1.A1" office:value-type="string">
            <text:p text:style-name="P5">Silencieux et invisible, personne ne remarquait son passage. </text:p>
          </table:table-cell>
          <table:table-cell office:value-type="string">
            <text:p text:style-name="P7">He was silent and near invisible; nobody noticed he was passing through.</text:p>
          </table:table-cell>
        </table:table-row>
        <table:table-row>
          <table:table-cell table:style-name="Tableau1.A1" office:value-type="string">
            <text:p text:style-name="P5">Ni les centaures, attentifs aux moindres variations de la forêt, ni le clan de démonins, qui dormait au plus profond des grottes, ni même les loups garous chassant en cette pleine lune sanglante.</text:p>
          </table:table-cell>
          <table:table-cell office:value-type="string">
            <text:p text:style-name="P7">Neither the centaurs, paying attention to the slightest cariations in the forest, nor the clan of demonins sleeping in the deepest caves, nor even the werewolves hunting on this bloody full moon.</text:p>
          </table:table-cell>
        </table:table-row>
        <table:table-row>
          <table:table-cell table:style-name="Tableau1.A1" office:value-type="string">
            <text:p text:style-name="P5"/>
          </table:table-cell>
          <table:table-cell office:value-type="string">
            <text:p text:style-name="P6"/>
          </table:table-cell>
        </table:table-row>
        <table:table-row>
          <table:table-cell table:style-name="Tableau1.A1" office:value-type="string">
            <text:p text:style-name="P601">Le vampire finit par atteindre la lisière de la Forêt Interdite et s'arrêta pour observer l'immense château qui se découpait de l'autre côté du lac. </text:p>
          </table:table-cell>
          <table:table-cell office:value-type="string">
            <text:p text:style-name="P574">The vampire eventually reached the border of the Forbidden Forest, and stopped to observe the grand castle on the other side of the lake.</text:p>
          </table:table-cell>
        </table:table-row>
        <table:table-row>
          <table:table-cell table:style-name="Tableau1.A1" office:value-type="string">
            <text:p text:style-name="P601">La lune se découpait en arrière et malgré l'heure tardive, de nombreuses lumières éclairaient encore les fenêtres. </text:p>
          </table:table-cell>
          <table:table-cell office:value-type="string">
            <text:p text:style-name="P574">The moon was visible through the towers, and despite the time, numerous windows were lit up.</text:p>
          </table:table-cell>
        </table:table-row>
        <table:table-row>
          <table:table-cell table:style-name="Tableau1.A1" office:value-type="string">
            <text:p text:style-name="P601">Quelque part, perdu au fond de son lit, Vlad dormait, ou révisait... </text:p>
          </table:table-cell>
          <table:table-cell office:value-type="string">
            <text:p text:style-name="P574">Somewhere, inside his bed, Vlad was sleeping or reviewing.</text:p>
          </table:table-cell>
        </table:table-row>
        <table:table-row>
          <table:table-cell table:style-name="Tableau1.A1" office:value-type="string">
            <text:p text:style-name="P601">Les examens de fin d'année commençaient bientôt et Sergei songea que son jeune protégé devait travailler dur, comme tout serdaigle se respectant.</text:p>
          </table:table-cell>
          <table:table-cell office:value-type="string">
            <text:p text:style-name="P574">The end of year exams were soon to start, and Sergei thought that his young protégé ought <text:span text:style-name="T584">to work hard, like every respectable Ravenclaw.</text:span></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Le vampire entendit un grognement derrière lui mais ne prit pas la peine de se retourner. </text:p>
          </table:table-cell>
          <table:table-cell office:value-type="string">
            <text:p text:style-name="P575">The Vampire heard a growl behind him, but did not even look back.</text:p>
          </table:table-cell>
        </table:table-row>
        <table:table-row>
          <table:table-cell table:style-name="Tableau1.A1" office:value-type="string">
            <text:p text:style-name="P601">Le loup-garou n'était pas une menace. </text:p>
          </table:table-cell>
          <table:table-cell office:value-type="string">
            <text:p text:style-name="P575">The werewolf was not a threat.</text:p>
          </table:table-cell>
        </table:table-row>
        <table:table-row>
          <table:table-cell table:style-name="Tableau1.A1" office:value-type="string">
            <text:p text:style-name="P601">Pas pour lui. </text:p>
          </table:table-cell>
          <table:table-cell office:value-type="string">
            <text:p text:style-name="P575">Not for him.</text:p>
          </table:table-cell>
        </table:table-row>
        <table:table-row>
          <table:table-cell table:style-name="Tableau1.A1" office:value-type="string">
            <text:p text:style-name="P601">Le grognement augmenta et Sergei fronça les sourcils en tournant légèrement la tête pour observer la forme sombre à quelques mètres de lui. </text:p>
          </table:table-cell>
          <table:table-cell office:value-type="string">
            <text:p text:style-name="P575">The growl increased and Sergei frowned, sightly turing his head to look at the dark shape a few metres behind.</text:p>
          </table:table-cell>
        </table:table-row>
        <table:table-row>
          <table:table-cell table:style-name="Tableau1.A1" office:value-type="string">
            <text:p text:style-name="P601">La bête hésitait à quitter le couvert des arbres mais voulait du sang, comme tous les siens en cette nuit particulière. </text:p>
          </table:table-cell>
          <table:table-cell office:value-type="string">
            <text:p text:style-name="P575">The beast was hesitant to leave the cover of the forest, but it wanted blood, like every one of its kind on this night.</text:p>
          </table:table-cell>
        </table:table-row>
        <text:soft-page-break/>
        <table:table-row>
          <table:table-cell table:style-name="Tableau1.A1" office:value-type="string">
            <text:p text:style-name="P601">Le vampire nota le poil luisant et les pattes encore fines. </text:p>
          </table:table-cell>
          <table:table-cell office:value-type="string">
            <text:p text:style-name="P575">The vampire noticed the shiny fur and the still thin arms and legs.</text:p>
          </table:table-cell>
        </table:table-row>
        <table:table-row>
          <table:table-cell table:style-name="Tableau1.A1" office:value-type="string">
            <text:p text:style-name="P601">Ce n'était encore qu'un louveteau, probablement sous le coup de sa première transformation. </text:p>
          </table:table-cell>
          <table:table-cell office:value-type="string">
            <text:p text:style-name="P575">It was only a cub, probably on its first transformation.</text:p>
          </table:table-cell>
        </table:table-row>
        <table:table-row>
          <table:table-cell table:style-name="Tableau1.A1" office:value-type="string">
            <text:p text:style-name="P601">Un jeune loup inconscient de son statut de proie pour un vampire aussi ancien que le chef de clan de St Pétersbourg.</text:p>
          </table:table-cell>
          <table:table-cell office:value-type="string">
            <text:p text:style-name="P575">A wolf cub that was oblivious of his status as prey of a vampire as ancient as the Clan Chief of St-Petersburg.</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Sergei laissa une fraction de secondes son vrai visage apparaitre. </text:p>
          </table:table-cell>
          <table:table-cell office:value-type="string">
            <text:p text:style-name="P575">Sergei let his true face show for a fraction of a second.</text:p>
          </table:table-cell>
        </table:table-row>
        <table:table-row>
          <table:table-cell table:style-name="Tableau1.A1" office:value-type="string">
            <text:p text:style-name="P601">Celui qu'il utilisait avec les autres créatures magiques. </text:p>
          </table:table-cell>
          <table:table-cell office:value-type="string">
            <text:p text:style-name="P575">The one he used with other magical creatures.</text:p>
          </table:table-cell>
        </table:table-row>
        <table:table-row>
          <table:table-cell table:style-name="Tableau1.A1" office:value-type="string">
            <text:p text:style-name="P601">Ce visage qui révélait sa nature profonde de créature des ténèbres. </text:p>
          </table:table-cell>
          <table:table-cell office:value-type="string">
            <text:p text:style-name="P575">The face that revealed his deep nature as a creature of darkness.</text:p>
          </table:table-cell>
        </table:table-row>
        <table:table-row>
          <table:table-cell table:style-name="Tableau1.A1" office:value-type="string">
            <text:p text:style-name="P601">Ses yeux écarlates luisirent d'un éclat sinistre, aussi brillants qu'un félin. </text:p>
          </table:table-cell>
          <table:table-cell office:value-type="string">
            <text:p text:style-name="P575">His scarlet eyes sparkled with a sinister glow, like feline eyes.</text:p>
          </table:table-cell>
        </table:table-row>
        <table:table-row>
          <table:table-cell table:style-name="Tableau1.A1" office:value-type="string">
            <text:p text:style-name="P601">La peau se couvrit de veines noires créant une toile complexe sur laquelle certains signes se détachaient. </text:p>
          </table:table-cell>
          <table:table-cell office:value-type="string">
            <text:p text:style-name="P575">His skin was covered with dark veins, creating a complex painting with some symbols on it.</text:p>
          </table:table-cell>
        </table:table-row>
        <table:table-row>
          <table:table-cell table:style-name="Tableau1.A1" office:value-type="string">
            <text:p text:style-name="P601">Des symboles d'héritage et de sa lignée de sang indiquant à tous son ascendance. </text:p>
          </table:table-cell>
          <table:table-cell office:value-type="string">
            <text:p text:style-name="P576">Symbols of heriloom and his bloodline, showing everyone his ancestors.</text:p>
          </table:table-cell>
        </table:table-row>
        <table:table-row>
          <table:table-cell table:style-name="Tableau1.A1" office:value-type="string">
            <text:p text:style-name="P601">Et plus, alors qu'il émettait un grognement sauvage, les lèvres se retroussèrent sur deux canines acérées et démesurées. </text:p>
          </table:table-cell>
          <table:table-cell office:value-type="string">
            <text:p text:style-name="P576">Whatsmore, as he growled back, his lips revealed two sharp and oversized canines.</text:p>
          </table:table-cell>
        </table:table-row>
        <table:table-row>
          <table:table-cell table:style-name="Tableau1.A1" office:value-type="string">
            <text:p text:style-name="P601">Ces deux crocs qui fascinaient et terrifiaient les humains.</text:p>
          </table:table-cell>
          <table:table-cell office:value-type="string">
            <text:p text:style-name="P576">Canines that fascinated and terrified humans.</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Le loup-garou émit un couinement terrifié quand l'odeur de mort du vampire l'atteignit et recula, la queue entre les pattes et les oreilles rabattues, pour disparaître entre les feuilles.</text:p>
          </table:table-cell>
          <table:table-cell office:value-type="string">
            <text:p text:style-name="P576">The warewolf whined, terrified, when the odour of death reached its nose, and it stepped back, tail between legs and ears folded back, to disappear between the leaves.</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Sergei eut un sourire sombre et reprit un visage humain avant de reporter son attention sur le château. </text:p>
          </table:table-cell>
          <table:table-cell office:value-type="string">
            <text:p text:style-name="P576">Sergei smiled darkly and transformed his face back to a more human look, before giving his attention back to the castle.</text:p>
          </table:table-cell>
        </table:table-row>
        <table:table-row>
          <table:table-cell table:style-name="Tableau1.A1" office:value-type="string">
            <text:p text:style-name="P601">Albus Dumbledore avait attiré un mage noir dans le domaine de l'école. </text:p>
          </table:table-cell>
          <table:table-cell office:value-type="string">
            <text:p text:style-name="P576">Albus Dumbledore had lure a Dark mage into the school’s premises.</text:p>
          </table:table-cell>
        </table:table-row>
        <table:table-row>
          <table:table-cell table:style-name="Tableau1.A1" office:value-type="string">
            <text:p text:style-name="P601">Il avait abaissé les barrières de protection, <text:soft-page-break/>laissant la porte ouverte à toute autre créature sensible à la magie. </text:p>
          </table:table-cell>
          <table:table-cell office:value-type="string">
            <text:p text:style-name="P576">He had lowered the magical protections, leaving <text:soft-page-break/>the door wide open to any magical-sensitive creature.</text:p>
          </table:table-cell>
        </table:table-row>
        <table:table-row>
          <table:table-cell table:style-name="Tableau1.A1" office:value-type="string">
            <text:p text:style-name="P601">Il avait eu toutefois l'intelligence – dans sa folie – de créer la brèche du côté de la Forêt Interdite. </text:p>
          </table:table-cell>
          <table:table-cell office:value-type="string">
            <text:p text:style-name="P576">However, he was smart enough – in his folly – to have created the breach in the Forbidden Forest side.</text:p>
          </table:table-cell>
        </table:table-row>
        <table:table-row>
          <table:table-cell table:style-name="Tableau1.A1" office:value-type="string">
            <text:p text:style-name="P601">Poudlard, entité magique en elle-même, ainsi que la présence de centaines d'élèves, faisant de l'école un haut lieu de magie. </text:p>
          </table:table-cell>
          <table:table-cell office:value-type="string">
            <text:p text:style-name="P576">Hogwarts, magical entity itself, as well as the presence of hundreds of students, made the school a high place of magic.</text:p>
          </table:table-cell>
        </table:table-row>
        <table:table-row>
          <table:table-cell table:style-name="Tableau1.A1" office:value-type="string">
            <text:p text:style-name="P601">Autant de pouvoir attirait des créatures peu ragoutantes et dangereuses… Sergei se jura de tuer cet homme du « plus grand bien » qui se permettait de mettre en danger des centaines de jeunes sorciers encore innocents. </text:p>
          </table:table-cell>
          <table:table-cell office:value-type="string">
            <text:p text:style-name="P576">This much power was <text:span text:style-name="T585">bringing dangerous and unrespectable creatures… Sergei swore he would kill this man of “the greater good” who was endangering hundreds of still innocent young wizards.</text:span></text:p>
          </table:table-cell>
        </table:table-row>
        <table:table-row>
          <table:table-cell table:style-name="Tableau1.A1" office:value-type="string">
            <text:p text:style-name="P601">Des enfants confiés par des familles, envoyés dans un des lieux les plus sûrs d'Angleterre. </text:p>
          </table:table-cell>
          <table:table-cell office:value-type="string">
            <text:p text:style-name="P577">Children that were sent by their family in one of the safest places of the British Iles.</text:p>
          </table:table-cell>
        </table:table-row>
        <table:table-row>
          <table:table-cell table:style-name="Tableau1.A1" office:value-type="string">
            <text:p text:style-name="P601">En théorie…</text:p>
          </table:table-cell>
          <table:table-cell office:value-type="string">
            <text:p text:style-name="P577">In theory…</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24"><text:span text:style-name="Emphasis"><text:span text:style-name="T238">Sûr</text:span></text:span><text:span text:style-name="T236">… Avec la présence de l'ectoplasme, Sergei n'aurait pas dit que Poudlard était en sécurité, au contrainte… Le vampire inspira lentement, l'odeur particulière de la magie noire présente. </text:span></text:p>
          </table:table-cell>
          <table:table-cell office:value-type="string">
            <text:p text:style-name="P617">Safe…<text:span text:style-name="T33"> With the ectoplasm here, Sergei would not have said that Hogwarts was safe, quite the opposite, in fact… The vampire breathed in slowly, feeling the characteristic smell of Dark magic.</text:span></text:p>
          </table:table-cell>
        </table:table-row>
        <table:table-row>
          <table:table-cell table:style-name="Tableau1.A1" office:value-type="string">
            <text:p text:style-name="P601">Vladmir avait raison. </text:p>
          </table:table-cell>
          <table:table-cell office:value-type="string">
            <text:p text:style-name="P618">Vladmir was right.</text:p>
          </table:table-cell>
        </table:table-row>
        <table:table-row>
          <table:table-cell table:style-name="Tableau1.A1" office:value-type="string">
            <text:p text:style-name="P601">Voldemort était déjà sur le domaine…</text:p>
          </table:table-cell>
          <table:table-cell office:value-type="string">
            <text:p text:style-name="P618">Voldemort was already there.</text:p>
          </table:table-cell>
        </table:table-row>
        <table:table-row table:style-name="Tableau1.42">
          <table:table-cell table:style-name="Tableau1.A1" office:value-type="string">
            <text:p text:style-name="P601"/>
          </table:table-cell>
          <table:table-cell office:value-type="string">
            <text:p text:style-name="P616"/>
          </table:table-cell>
        </table:table-row>
        <table:table-row>
          <table:table-cell table:style-name="Tableau1.A1" office:value-type="string">
            <text:p text:style-name="P601">Les dents serrées, le vampire s'efforça de penser à la promesse qu'il avait faite à Katya. </text:p>
          </table:table-cell>
          <table:table-cell office:value-type="string">
            <text:p text:style-name="P577">Gritting his teath, the vampire forced himself to think about the promise he made to Katya.</text:p>
          </table:table-cell>
        </table:table-row>
        <table:table-row>
          <table:table-cell table:style-name="Tableau1.A1" office:value-type="string">
            <text:p text:style-name="P601">Ne pas tuer le vieux débris croulant qui servait de directeur. </text:p>
          </table:table-cell>
          <table:table-cell office:value-type="string">
            <text:p text:style-name="P577">Not killing the old fart that was called himself headmaster/</text:p>
          </table:table-cell>
        </table:table-row>
        <table:table-row>
          <table:table-cell table:style-name="Tableau1.A1" office:value-type="string">
            <text:p text:style-name="P601">Pas tant que Vlad était élève dans l'école. </text:p>
          </table:table-cell>
          <table:table-cell office:value-type="string">
            <text:p text:style-name="P577">Not while Vald was a student at the school.</text:p>
          </table:table-cell>
        </table:table-row>
        <table:table-row>
          <table:table-cell table:style-name="Tableau1.A1" office:value-type="string">
            <text:p text:style-name="P601">Mais pourquoi diable le conseil d'administration n'avait pas viré Dumbledore ? </text:p>
          </table:table-cell>
          <table:table-cell office:value-type="string">
            <text:p text:style-name="P578">Why has Dumbledore not been fired by the Board of Governors?</text:p>
          </table:table-cell>
        </table:table-row>
        <table:table-row>
          <table:table-cell table:style-name="Tableau1.A1" office:value-type="string">
            <text:p text:style-name="P601">Probablement car il avait encore de nombreux soutiens, malgré sa déchéance. </text:p>
          </table:table-cell>
          <table:table-cell office:value-type="string">
            <text:p text:style-name="P578">Probably because he still had numerous supporting figures, despite his fall.</text:p>
          </table:table-cell>
        </table:table-row>
        <table:table-row>
          <table:table-cell table:style-name="Tableau1.A1" office:value-type="string">
            <text:p text:style-name="P601">Avec un peu de chance, Vlad irait à Dumstrang l'année prochaine, songea Sergei.</text:p>
          </table:table-cell>
          <table:table-cell office:value-type="string">
            <text:p text:style-name="P578">With a bit of luck, Vlad would go to Durmstrang next year, Sergei thought.</text:p>
          </table:table-cell>
        </table:table-row>
        <text:soft-page-break/>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Mais le vampire n'était pas idiot. </text:p>
          </table:table-cell>
          <table:table-cell office:value-type="string">
            <text:p text:style-name="P579">The Vampire was not an idiot, however.</text:p>
          </table:table-cell>
        </table:table-row>
        <table:table-row>
          <table:table-cell table:style-name="Tableau1.A1" office:value-type="string">
            <text:p text:style-name="P601">Il surveillait de loin Vladmir depuis sa rencontre avec Voldemort dans la forêt. </text:p>
          </table:table-cell>
          <table:table-cell office:value-type="string">
            <text:p text:style-name="P580">He was <text:span text:style-name="T586">watching</text:span> Vladmir from afar since his encounter with Voldemort in the forest.</text:p>
          </table:table-cell>
        </table:table-row>
        <table:table-row>
          <table:table-cell table:style-name="Tableau1.A1" office:value-type="string">
            <text:p text:style-name="P601">Il ne changerait pas d'école, plus maintenant. </text:p>
          </table:table-cell>
          <table:table-cell office:value-type="string">
            <text:p text:style-name="P580">He would not change schools, not any more.</text:p>
          </table:table-cell>
        </table:table-row>
        <table:table-row>
          <table:table-cell table:style-name="Tableau1.A1" office:value-type="string">
            <text:p text:style-name="P601">Ses amis étaient tous ici. </text:p>
          </table:table-cell>
          <table:table-cell office:value-type="string">
            <text:p text:style-name="P580">All his friends were there.</text:p>
          </table:table-cell>
        </table:table-row>
        <table:table-row>
          <table:table-cell table:style-name="Tableau1.A1" office:value-type="string">
            <text:p text:style-name="P601">Il resterait avec eux.</text:p>
          </table:table-cell>
          <table:table-cell office:value-type="string">
            <text:p text:style-name="P580">He would stay with him.</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Sergei quitta la lisière de la forêt quand le château fut endormi et traversa furtivement le parc. </text:p>
          </table:table-cell>
          <table:table-cell office:value-type="string">
            <text:p text:style-name="P580">Sergei left the cover of the woods when the castle fell asleep and furtively traversed the grounds.</text:p>
          </table:table-cell>
        </table:table-row>
        <table:table-row>
          <table:table-cell table:style-name="Tableau1.A1" office:value-type="string">
            <text:p text:style-name="P601">Arriver au pied de la tour de Serdaigle, il entreprit de l'escalader, jouant avec la gravité comme si elle n'existait pas. </text:p>
          </table:table-cell>
          <table:table-cell office:value-type="string">
            <text:p text:style-name="P580">When he arrived at the foot of Ravenclaw’s tower, he set himself to climb it, playing with gravity like it did not exist.</text:p>
          </table:table-cell>
        </table:table-row>
        <table:table-row>
          <table:table-cell table:style-name="Tableau1.A1" office:value-type="string">
            <text:p text:style-name="P601">Les lois de physique ne s'appliquaient pas aux vampires. </text:p>
          </table:table-cell>
          <table:table-cell office:value-type="string">
            <text:p text:style-name="P580">The laws of physics barely applied to vampires.</text:p>
          </table:table-cell>
        </table:table-row>
        <table:table-row>
          <table:table-cell table:style-name="Tableau1.A1" office:value-type="string">
            <text:p text:style-name="P601">Il vint se percher sur la fenêtre de la chambre que son filleul partageait avec Kévin Entwhitle et observa l'intérieur.</text:p>
          </table:table-cell>
          <table:table-cell office:value-type="string">
            <text:p text:style-name="P580">He perched on the window his godson shared with Kevin Entwhis<text:span text:style-name="T586">t</text:span>le and looked inside.</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Comme toutes les nuits, Vlad dormait les rideaux ouverts. </text:p>
          </table:table-cell>
          <table:table-cell office:value-type="string">
            <text:p text:style-name="P580">Like every night, Vlad slept with the curtains open.</text:p>
          </table:table-cell>
        </table:table-row>
        <table:table-row>
          <table:table-cell table:style-name="Tableau1.A1" office:value-type="string">
            <text:p text:style-name="P601">Sur son ventre reposait une masse sombre à la forme d'un vieux chapeau sorcier. </text:p>
          </table:table-cell>
          <table:table-cell office:value-type="string">
            <text:p text:style-name="P580">On his stomach, a dark thing in the shape of an old wizard’s hat lied.</text:p>
          </table:table-cell>
        </table:table-row>
        <table:table-row>
          <table:table-cell table:style-name="Tableau1.A1" office:value-type="string">
            <text:p text:style-name="P601">André. </text:p>
          </table:table-cell>
          <table:table-cell office:value-type="string">
            <text:p text:style-name="P580">André.</text:p>
          </table:table-cell>
        </table:table-row>
        <table:table-row>
          <table:table-cell table:style-name="Tableau1.A1" office:value-type="string">
            <text:p text:style-name="P601">Une silhouette lumineuse surplombait la tête de lui, veillant sur les deux dormeurs. </text:p>
          </table:table-cell>
          <table:table-cell office:value-type="string">
            <text:p text:style-name="P580">A light figure was perched <text:span text:style-name="T586">on the headboard, watching the two sleepers.</text:span></text:p>
          </table:table-cell>
        </table:table-row>
        <table:table-row>
          <table:table-cell table:style-name="Tableau1.A1" office:value-type="string">
            <text:p text:style-name="P601">Fumesck. </text:p>
          </table:table-cell>
          <table:table-cell office:value-type="string">
            <text:p text:style-name="P581">Fawkes.</text:p>
          </table:table-cell>
        </table:table-row>
        <table:table-row>
          <table:table-cell table:style-name="Tableau1.A1" office:value-type="string">
            <text:p text:style-name="P601">Aux yeux de Sergei, l'ami de plus improbable de Vladmir était incontestablement le Choixpeau de Poudlard. </text:p>
          </table:table-cell>
          <table:table-cell office:value-type="string">
            <text:p text:style-name="P581">To Sergei, the most imporbable Vladmir had made was without any doubt Hogwarts’ Sorting Hat.</text:p>
          </table:table-cell>
        </table:table-row>
        <table:table-row>
          <table:table-cell table:style-name="Tableau1.A1" office:value-type="string">
            <text:p text:style-name="P601">Toutes les nuits, l'entité magique veillait sur le sommeil du russe, secondé par le phénix qui lui servait de moyen de locomotion. </text:p>
          </table:table-cell>
          <table:table-cell office:value-type="string">
            <text:p text:style-name="P581">Every single night, the magical being watched the Russian’s sleep, helped by the phoenix that he used as transportation.</text:p>
          </table:table-cell>
        </table:table-row>
        <table:table-row>
          <table:table-cell table:style-name="Tableau1.A1" office:value-type="string">
            <text:p text:style-name="P601">Sergei était reconnaissant à l'entité d'avoir protégé les rêves de Vladmir quand il avait eu du mal à se remettre de la mort de Natashka. </text:p>
          </table:table-cell>
          <table:table-cell office:value-type="string">
            <text:p text:style-name="P581">Sergei was thankful to the entity to have protected Vladmir’s dreams when he had a hard time moving on from Natashka’s death.</text:p>
          </table:table-cell>
        </table:table-row>
        <text:soft-page-break/>
        <table:table-row>
          <table:table-cell table:style-name="Tableau1.A1" office:value-type="string">
            <text:p text:style-name="P601">Sa capacité à fouiller l'esprit des gens avait été d'une grande aide.</text:p>
          </table:table-cell>
          <table:table-cell office:value-type="string">
            <text:p text:style-name="P581">His ability to get inside people’s minds had been rather helpful.</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Sergei s'installa tranquillement sur l'appui extérieur de la fenêtre et se perdit dans la contemplation du ciel, ses pensées focalisées sur son jeune protégé. </text:p>
          </table:table-cell>
          <table:table-cell office:value-type="string">
            <text:p text:style-name="P581">Sergei calmly settled on the exterior <text:span text:style-name="T587">window sill and got lost in the contemplation of the sky, his thoughts focused on his little protégé.</text:span></text:p>
          </table:table-cell>
        </table:table-row>
        <table:table-row>
          <table:table-cell table:style-name="Tableau1.A1" office:value-type="string">
            <text:p text:style-name="P601">Le petit groupe qui gravitait autour de Vladmir lui plaisait. </text:p>
          </table:table-cell>
          <table:table-cell office:value-type="string">
            <text:p text:style-name="P582">The small group gravitating around Vladmir pleased him.</text:p>
          </table:table-cell>
        </table:table-row>
        <table:table-row>
          <table:table-cell table:style-name="Tableau1.A1" office:value-type="string">
            <text:p text:style-name="P601">Il les avait tous rencontré lors des vacances de Noël et ils lui avaient fait bonne impression. </text:p>
          </table:table-cell>
          <table:table-cell office:value-type="string">
            <text:p text:style-name="P582">He had met them all during the Chrstmas holidays, and they had left a good impression on him.</text:p>
          </table:table-cell>
        </table:table-row>
        <table:table-row>
          <table:table-cell table:style-name="Tableau1.A1" office:value-type="string">
            <text:p text:style-name="P601">Le vampire avait pu aussi noter des différences entre cette période et aujourd'hui, notamment pour les deux nés-moldus. </text:p>
          </table:table-cell>
          <table:table-cell office:value-type="string">
            <text:p text:style-name="P582">The vampire noted the differences between then and now, especially in the two Muggle-Borns.</text:p>
          </table:table-cell>
        </table:table-row>
        <table:table-row>
          <table:table-cell table:style-name="Tableau1.A1" office:value-type="string">
            <text:p text:style-name="P601">Kévin pouvait maintenant passer pour un sang-pur, tant ses connaissances du monde magique et son comportement avaient évolués. </text:p>
          </table:table-cell>
          <table:table-cell office:value-type="string">
            <text:p text:style-name="P582">Kevin could pass as a Pure-Blood because of his extensive knowledge on the magical world and how his behaviour had changed.</text:p>
          </table:table-cell>
        </table:table-row>
        <table:table-row>
          <table:table-cell table:style-name="Tableau1.A1" office:value-type="string">
            <text:p text:style-name="P601">Son intelligence était redoutable son comportement immature et joueur avec les autres élèves cachaient un jeune garçon aux manières nobles et aristocrates.</text:p>
          </table:table-cell>
          <table:table-cell office:value-type="string">
            <text:p text:style-name="P583">His intelligence was impressive, and his immature and playful behaviour with the other student hid a young boy with noble and aristocratic manners.</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La jeune Hermione, quant à elle était celle qui avait le plus changé, bien qu'en apparence elle restait cette gryffondor intelligente et courageuse. </text:p>
          </table:table-cell>
          <table:table-cell office:value-type="string">
            <text:p text:style-name="P584">The young Hermione was the one that had changed the most, despite the fact that she still looked like the intelligent and brave Gryffindor she used to be.</text:p>
          </table:table-cell>
        </table:table-row>
        <table:table-row>
          <table:table-cell table:style-name="Tableau1.A1" office:value-type="string">
            <text:p text:style-name="P601">Bénie par la plus pure des créatures magiques, personne ne savait encore qu'elle allait développer des dons puissants. </text:p>
          </table:table-cell>
          <table:table-cell office:value-type="string">
            <text:p text:style-name="P584">Blessed by the purest magical creature, nobody knew yet that she would develop powerful abilities.</text:p>
          </table:table-cell>
        </table:table-row>
        <table:table-row>
          <table:table-cell table:style-name="Tableau1.A1" office:value-type="string">
            <text:p text:style-name="P601">Sergei se demanda si le sang de la petite avait pris les caractéristiques des licornes, notamment sa couleur argentée. </text:p>
          </table:table-cell>
          <table:table-cell office:value-type="string">
            <text:p text:style-name="P584">Sergei wondered of her blood had taken characteristics of unicorns, especially the silver colour.</text:p>
          </table:table-cell>
        </table:table-row>
        <table:table-row>
          <table:table-cell table:style-name="Tableau1.A1" office:value-type="string">
            <text:p text:style-name="P601">Il allait devoir le vérifier rapidement car une humaine se devait d'avoir un sang rouge. </text:p>
          </table:table-cell>
          <table:table-cell office:value-type="string">
            <text:p text:style-name="P584">He would have to check soon, because a human ought to have red blood.</text:p>
          </table:table-cell>
        </table:table-row>
        <table:table-row>
          <table:table-cell table:style-name="Tableau1.A1" office:value-type="string">
            <text:p text:style-name="P601">Hermione risquait d'être traquée si des sorciers mal attentionnés découvraient les propriétés du fluide qui coulait dans ses veines. </text:p>
          </table:table-cell>
          <table:table-cell office:value-type="string">
            <text:p text:style-name="P584">Hermione ran the risk to be tracked by ill-intended wizards if the properties of the fluid running in her veins were to be known publicly.</text:p>
          </table:table-cell>
        </table:table-row>
        <table:table-row>
          <table:table-cell table:style-name="Tableau1.A1" office:value-type="string">
            <text:p text:style-name="P601">Hermione était devenue une Dame-à-la-Licorne.</text:p>
          </table:table-cell>
          <table:table-cell office:value-type="string">
            <text:p text:style-name="P584">Hermione had become a <text:span text:style-name="T5">Dame-à-la-Licorne</text:span><text:span text:style-name="T589">.</text:span></text:p>
          </table:table-cell>
        </table:table-row>
        <text:soft-page-break/>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Le vampire soupira en songeant à la future puissance de la petite humaine. </text:p>
          </table:table-cell>
          <table:table-cell office:value-type="string">
            <text:p text:style-name="P584">The vampire sighed when he thought about the future powers of the small human.</text:p>
          </table:table-cell>
        </table:table-row>
        <table:table-row>
          <table:table-cell table:style-name="Tableau1.A1" office:value-type="string">
            <text:p text:style-name="P601">Les licorines avaient toujours été des sorcières célèbres auxnoms mythiques. </text:p>
          </table:table-cell>
          <table:table-cell office:value-type="string">
            <text:p text:style-name="P584">Licorines had always been famous witches with mythical names/</text:p>
          </table:table-cell>
        </table:table-row>
        <table:table-row>
          <table:table-cell table:style-name="Tableau1.A1" office:value-type="string">
            <text:p text:style-name="P601">Circé, Marie de Nazareth, Viviane du Lac…</text:p>
          </table:table-cell>
          <table:table-cell office:value-type="string">
            <text:p text:style-name="P584">Circe, Mary of Nazareth, Viviane of the Lake…</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Les deux autres amis de Vladmir intéressaient également le vampire russe. </text:p>
          </table:table-cell>
          <table:table-cell office:value-type="string">
            <text:p text:style-name="P584">The two other friends of Vladmir also interested the Russian vampire.</text:p>
          </table:table-cell>
        </table:table-row>
        <table:table-row>
          <table:table-cell table:style-name="Tableau1.A1" office:value-type="string">
            <text:p text:style-name="P601">Drago Malefoy se détachait lentement mais surement de l'exemple paternel, ne reproduisant pas les mêmes erreurs. </text:p>
          </table:table-cell>
          <table:table-cell office:value-type="string">
            <text:p text:style-name="P584">Draco Malfoy was slowly but surely detached himself <text:span text:style-name="T590">from the example set by his father, not repeating the same mistakes.</text:span></text:p>
          </table:table-cell>
        </table:table-row>
        <table:table-row>
          <table:table-cell table:style-name="Tableau1.A1" office:value-type="string">
            <text:p text:style-name="P601">Son esprit s'aiguisait lentement à la réalité du monde sorcier et il commençait à comprendre que la filiation ne faisait pas tout… Il développait sa propre personnalité, qui se révélait d'une fidélité exemplaire pour ses proches et son intelligence serpentarde allait le mener loin.</text:p>
          </table:table-cell>
          <table:table-cell office:value-type="string">
            <text:p text:style-name="P585">His spirit was slowly sharpening in contact with the reality of the wizarding world, and he was starting to understand that being the son of an important person was not everything… He was developing his own personality, which was an incredible loyalty to his friends and a remarkable Slythering intelligence that would bring him far.</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Mais l'héritier Londubat était celui qui plaisait le plus à Sergei. </text:p>
          </table:table-cell>
          <table:table-cell office:value-type="string">
            <text:p text:style-name="P585">However, the Longbottom heir was the one that pleased Sergei the most.</text:p>
          </table:table-cell>
        </table:table-row>
        <table:table-row>
          <table:table-cell table:style-name="Tableau1.A1" office:value-type="string">
            <text:p text:style-name="P601">Il aurait pu avoir été élevé avec Vlad tellement les deux garçons se comprenaient facilement. </text:p>
          </table:table-cell>
          <table:table-cell office:value-type="string">
            <text:p text:style-name="P585">If he did not know, he could have thought that he was raised with Vladmir, judging by how the two boys understood each other so easily.</text:p>
          </table:table-cell>
        </table:table-row>
        <table:table-row>
          <table:table-cell table:style-name="Tableau1.A1" office:value-type="string">
            <text:p text:style-name="P601">Neville <text:span text:style-name="T588">était</text:span> un remarquable acteur, jouant un rôle de faux-semblants qui forçait le respect. </text:p>
          </table:table-cell>
          <table:table-cell office:value-type="string">
            <text:p text:style-name="P585">Neville was a good actor, playing a play of subterfuge that forced respect.</text:p>
          </table:table-cell>
        </table:table-row>
        <table:table-row>
          <table:table-cell table:style-name="Tableau1.A1" office:value-type="string">
            <text:p text:style-name="P601">Augusta avait éduqué son petit-fils avec brio. </text:p>
          </table:table-cell>
          <table:table-cell office:value-type="string">
            <text:p text:style-name="P585">Augusta had raised her grandson brilliantly.</text:p>
          </table:table-cell>
        </table:table-row>
        <table:table-row>
          <table:table-cell table:style-name="Tableau1.A1" office:value-type="string">
            <text:p text:style-name="P601">Dans quelques années, Neville ferait parti de l'aristocratie anglaise sorcière dirigeante… Celle qui se tenait dans les coulisses de l'état. </text:p>
          </table:table-cell>
          <table:table-cell office:value-type="string">
            <text:p text:style-name="P585">In a few years, Neveille would be part of the ruling English aristocracy… The one that stayed in the shadows of the state.</text:p>
          </table:table-cell>
        </table:table-row>
        <table:table-row>
          <table:table-cell table:style-name="Tableau1.A1" office:value-type="string">
            <text:p text:style-name="P601">Celle qui gouvernait le pays depuis l'ombre.</text:p>
          </table:table-cell>
          <table:table-cell office:value-type="string">
            <text:p text:style-name="P585">The one that actually ruled the country <text:span text:style-name="T5">from</text:span><text:span text:style-name="T589"> the shadows.</text:span></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Observant la vie du château, Sergei continua sa mission pendant le mois menant aux examens. </text:p>
          </table:table-cell>
          <table:table-cell office:value-type="string">
            <text:p text:style-name="P585">Observing the life in the castle, Sergei continued his mission during the month leading to the exams.</text:p>
          </table:table-cell>
        </table:table-row>
        <table:table-row>
          <table:table-cell table:style-name="Tableau1.A1" office:value-type="string">
            <text:p text:style-name="P601">Vladmir avait senti sa présence dès le début, <text:soft-page-break/>mais avait continué sa vie étudiante, ignorant intentionnellement son protecteur. </text:p>
          </table:table-cell>
          <table:table-cell office:value-type="string">
            <text:p text:style-name="P585">Vladmir had felt his presence from the start but <text:soft-page-break/>had continued his student life, intentionally ignoring his protector.</text:p>
          </table:table-cell>
        </table:table-row>
        <table:table-row>
          <table:table-cell table:style-name="Tableau1.A1" office:value-type="string">
            <text:p text:style-name="P601">Le vampire était satisfait qu'il comprenne la nécessité de rester discret et suivit donc la vie de Vlad et ses amis.</text:p>
          </table:table-cell>
          <table:table-cell office:value-type="string">
            <text:p text:style-name="P585">The vampire was satisfied that he unuuderstood the necessity of staying hidden and thus followed the life of Vlad and his friends.</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Il rit des tentatives de Rogue pour découvrir le lien entre les enfants. </text:p>
          </table:table-cell>
          <table:table-cell office:value-type="string">
            <text:p text:style-name="P585">He loughed at the attempts from Snape to understand the link between the children.</text:p>
          </table:table-cell>
        </table:table-row>
        <table:table-row>
          <table:table-cell table:style-name="Tableau1.A1" office:value-type="string">
            <text:p text:style-name="P601">Le professeur était irascible face au comportement exemplaire d'Hermione, Kévin et Vladmir qui ne lui laissaient aucun motif de retenue et donc aucune possibilité d'intimidation. </text:p>
          </table:table-cell>
          <table:table-cell office:value-type="string">
            <text:p text:style-name="P585">The professor was short-tempered from the examplary behaviour of Hermione, Kevin and Vladmir that left him without any detention justifications or intimidation possibility.</text:p>
          </table:table-cell>
        </table:table-row>
        <table:table-row>
          <table:table-cell table:style-name="Tableau1.A1" office:value-type="string">
            <text:p text:style-name="P601">Il dut se rabattre sur une tentative d'extorsion d'informations sur son filleul. </text:p>
          </table:table-cell>
          <table:table-cell office:value-type="string">
            <text:p text:style-name="P585">He thus had to try <text:span text:style-name="T591">to extort information from his godson.</text:span></text:p>
          </table:table-cell>
        </table:table-row>
        <table:table-row>
          <table:table-cell table:style-name="Tableau1.A1" office:value-type="string">
            <text:p text:style-name="P601">La scène se révéla merveilleuse, du point de vue du russe, et renforça son respect pour les capacités du jeune Malefoy. </text:p>
          </table:table-cell>
          <table:table-cell office:value-type="string">
            <text:p text:style-name="P586">The scene was rather marvelous from the point of view of the Russian vampire, which increased the respect Sergei had for the young Malfoy’s abilities.</text:p>
          </table:table-cell>
        </table:table-row>
        <table:table-row>
          <table:table-cell table:style-name="Tableau1.A1" office:value-type="string">
            <text:p text:style-name="P601">Drago joua sur le serment de sang, utilisant les sentiments protecteurs de son parrain pour se défiler. </text:p>
          </table:table-cell>
          <table:table-cell office:value-type="string">
            <text:p text:style-name="P586">Draco had played on the blood oath, using the protection instincts of his godfather to get out of the questioning.</text:p>
          </table:table-cell>
        </table:table-row>
        <table:table-row>
          <table:table-cell table:style-name="Tableau1.A1" office:value-type="string">
            <text:p text:style-name="P601">Severus Rogue remonta toutefois dans l'estime du vampire. </text:p>
          </table:table-cell>
          <table:table-cell office:value-type="string">
            <text:p text:style-name="P586">Sergei had an increased respect in Severus Snape however.</text:p>
          </table:table-cell>
        </table:table-row>
        <table:table-row>
          <table:table-cell table:style-name="Tableau1.A1" office:value-type="string">
            <text:p text:style-name="P601">Malgré la frustration grandissante du professeur de potions et son caractère agressif et mauvais, Rogue s'efforça d'aider discrètement Vlad, s'assurant régulièrement de la solidité de ses barrières mentales. </text:p>
          </table:table-cell>
          <table:table-cell office:value-type="string">
            <text:p text:style-name="P586">Despite the increasing frustration of the Potions professor and his aggressive and mean behaviour, Snape was doing his best to discreetmy help Vlad, regularly ensuring his mental barriers were strong enough.</text:p>
          </table:table-cell>
        </table:table-row>
        <table:table-row>
          <table:table-cell table:style-name="Tableau1.A1" office:value-type="string">
            <text:p text:style-name="P601">Les échanges, secs et froids, étaient un réel soutien pour Vladmir. </text:p>
          </table:table-cell>
          <table:table-cell office:value-type="string">
            <text:p text:style-name="P586">The exchanges, cold and sharp, were a real support for Vladmir.</text:p>
          </table:table-cell>
        </table:table-row>
        <table:table-row>
          <table:table-cell table:style-name="Tableau1.A1" office:value-type="string">
            <text:p text:style-name="P601">Sergei savait que son petit appréciait l'absence de pitié ou de condescende chez le directeur des serpentards.</text:p>
          </table:table-cell>
          <table:table-cell office:value-type="string">
            <text:p text:style-name="P586">Sergei knew his protégé liked the lack of pity and condescension from the Head of Slytherin.</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Il grogna intérieurement face à la méchanceté gratuite de la professeure de métamorphose, qui s'efforçait de rabaisser continuellement Vlad. </text:p>
          </table:table-cell>
          <table:table-cell office:value-type="string">
            <text:p text:style-name="P586">He groaned inwardly when seeing the gratuitous mean bahaviour of the Transfiguration professor, who went out of her way to continuously belittle Vlad.</text:p>
          </table:table-cell>
        </table:table-row>
        <text:soft-page-break/>
        <table:table-row>
          <table:table-cell table:style-name="Tableau1.A1" office:value-type="string">
            <text:p text:style-name="P601">La moindre erreur était sanctionnée et elle refusait de voir le travail fourni. </text:p>
          </table:table-cell>
          <table:table-cell office:value-type="string">
            <text:p text:style-name="P586">The slightest mistake was sanctionned, and she refused to see the work he put in.</text:p>
          </table:table-cell>
        </table:table-row>
        <table:table-row>
          <table:table-cell table:style-name="Tableau1.A1" office:value-type="string">
            <text:p text:style-name="P601">Sergei le voyait réviser durement ses exercices de métamorphose, matière qu'il maîtrisait le moins. </text:p>
          </table:table-cell>
          <table:table-cell office:value-type="string">
            <text:p text:style-name="P587">Sergei saw him review his homework hard, as it was the subject he waws the least proficient in.</text:p>
          </table:table-cell>
        </table:table-row>
        <table:table-row>
          <table:table-cell table:style-name="Tableau1.A1" office:value-type="string">
            <text:p text:style-name="P601">Tous les soirs, il y travaillait, aidé des autres élèves de sa Maison. </text:p>
          </table:table-cell>
          <table:table-cell office:value-type="string">
            <text:p text:style-name="P587">Every night, he worked with the help of the other students of his House.</text:p>
          </table:table-cell>
        </table:table-row>
        <table:table-row>
          <table:table-cell table:style-name="Tableau1.A1" office:value-type="string">
            <text:p text:style-name="P601">Malgré le peu de résultats et le dénigrement du professeur McGonagall, il ne baissait pas les bras et continuait. </text:p>
          </table:table-cell>
          <table:table-cell office:value-type="string">
            <text:p text:style-name="P587">Despite the poor results, and the belittlement from Professor McGonagall, he did not give up and continued.</text:p>
          </table:table-cell>
        </table:table-row>
        <table:table-row>
          <table:table-cell table:style-name="Tableau1.A1" office:value-type="string">
            <text:p text:style-name="P601">Sergei avait pris l'initiative de contacter un membre de son clan pour qu'il prépare des cours de soutien pour l'été. </text:p>
          </table:table-cell>
          <table:table-cell office:value-type="string">
            <text:p text:style-name="P587">Sergei had contacted a member of his clan for tutoring in the summer.</text:p>
          </table:table-cell>
        </table:table-row>
        <table:table-row>
          <table:table-cell table:style-name="Tableau1.A1" office:value-type="string">
            <text:p text:style-name="P601">Il était hors de question de laisser cette femme continuer à s'en prendre à Vlad. </text:p>
          </table:table-cell>
          <table:table-cell office:value-type="string">
            <text:p text:style-name="P587">He could not allow that woman to keep picking on Vlad.</text:p>
          </table:table-cell>
        </table:table-row>
        <table:table-row>
          <table:table-cell table:style-name="Tableau1.A1" office:value-type="string">
            <text:p text:style-name="P601">Sergei finit d'ailleurs par en avoir assez et profita d'une soirée où la faim se faisait sentir pour aller faire une frayeur mémorable à la vieille chouette. </text:p>
          </table:table-cell>
          <table:table-cell office:value-type="string">
            <text:p text:style-name="P587">One day, he finally had enough and when his anger rose, he slipped in the old hag’s room and gave her the fright of her life.</text:p>
          </table:table-cell>
        </table:table-row>
        <table:table-row>
          <table:table-cell table:style-name="Tableau1.A1" office:value-type="string">
            <text:p text:style-name="P601">Elle se réveilla plusieurs nuits avec l'impression d'un cauchemar effroyable sans toutefois le moindre souvenir. </text:p>
          </table:table-cell>
          <table:table-cell office:value-type="string">
            <text:p text:style-name="P587">Several nights, she woke up with the impression of a horrible nightmare but without any memory of it.</text:p>
          </table:table-cell>
        </table:table-row>
        <table:table-row>
          <table:table-cell table:style-name="Tableau1.A1" office:value-type="string">
            <text:p text:style-name="P601">Sergei avait pris un plaisir sadique à infiltrer ses rêves et se nourrir de sa peur… Qui avait dit que les vampires se nourrissaient uniquement de sang ?</text:p>
          </table:table-cell>
          <table:table-cell office:value-type="string">
            <text:p text:style-name="P587">Sergei sadistically enjoyed slipping in her dreams and feeding off her fears… Who said vampires only ate blood?</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Probablement un professeur de défense contre les forces du mal idiot, qui n'avait jamais rencontré de véritables vampires. </text:p>
          </table:table-cell>
          <table:table-cell office:value-type="string">
            <text:p text:style-name="P587">Probably an idiotic Defence Against Dark Arts teacher, who had never met real vampires.</text:p>
          </table:table-cell>
        </table:table-row>
        <table:table-row>
          <table:table-cell table:style-name="Tableau1.A1" office:value-type="string">
            <text:p text:style-name="P601">D'ailleurs, ce professeur en particulier dérangeait Sergei. </text:p>
          </table:table-cell>
          <table:table-cell office:value-type="string">
            <text:p text:style-name="P587">In fact, that professor in particular unsettled Sergei.</text:p>
          </table:table-cell>
        </table:table-row>
        <table:table-row>
          <table:table-cell table:style-name="Tableau1.A1" office:value-type="string">
            <text:p text:style-name="P601">Quirinus Quirell dégageait quelque chose de malsain. </text:p>
          </table:table-cell>
          <table:table-cell office:value-type="string">
            <text:p text:style-name="P587">Quirinus Quirell gave off something morbid.</text:p>
          </table:table-cell>
        </table:table-row>
        <table:table-row>
          <table:table-cell table:style-name="Tableau1.A1" office:value-type="string">
            <text:p text:style-name="P601">Il pouvait sentir la magie noire tourbillonnait autour de lui.</text:p>
          </table:table-cell>
          <table:table-cell office:value-type="string">
            <text:p text:style-name="P587">He could feel Dark magic swriling around him.</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Il était certain que cet homme était au courant de la présence de Voldemort, mais malgré tous ses efforts, il n'avait pas pu localiser la forme <text:soft-page-break/>éthérée du mage noir… Et son instinct de vampire lui hurlait de ne pas approcher le professeur de défense contre les forces du mal. </text:p>
          </table:table-cell>
          <table:table-cell office:value-type="string">
            <text:p text:style-name="P588">He was certain that this man was aware of the presence of Voldemort, but despite all his efforts, he had not managed to locate the Dark mage’s <text:soft-page-break/>etheral form… And his vampire instinct screamed at him when he got too close from the Defence teacher.</text:p>
          </table:table-cell>
        </table:table-row>
        <table:table-row>
          <table:table-cell table:style-name="Tableau1.A1" office:value-type="string">
            <text:p text:style-name="P601">Pourquoi ? </text:p>
          </table:table-cell>
          <table:table-cell office:value-type="string">
            <text:p text:style-name="P588">Why?</text:p>
          </table:table-cell>
        </table:table-row>
        <table:table-row>
          <table:table-cell table:style-name="Tableau1.A1" office:value-type="string">
            <text:p text:style-name="P601">Il n'en savait rien. </text:p>
          </table:table-cell>
          <table:table-cell office:value-type="string">
            <text:p text:style-name="P588">He did not know.</text:p>
          </table:table-cell>
        </table:table-row>
        <table:table-row>
          <table:table-cell table:style-name="Tableau1.A1" office:value-type="string">
            <text:p text:style-name="P601">Mais l'homme était une monstruosité de la nature. </text:p>
          </table:table-cell>
          <table:table-cell office:value-type="string">
            <text:p text:style-name="P588">However, the man was a montrsosity.</text:p>
          </table:table-cell>
        </table:table-row>
        <table:table-row>
          <table:table-cell table:style-name="Tableau1.A1" office:value-type="string">
            <text:p text:style-name="P601">Quelque chose qui n'aurait jamais dû exister.</text:p>
          </table:table-cell>
          <table:table-cell office:value-type="string">
            <text:p text:style-name="P588">Something that should never have existed.</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Du coup, Sergei restait méfiant. </text:p>
          </table:table-cell>
          <table:table-cell office:value-type="string">
            <text:p text:style-name="P589">Thus, Sergei stayed wary.</text:p>
          </table:table-cell>
        </table:table-row>
        <table:table-row>
          <table:table-cell table:style-name="Tableau1.A1" office:value-type="string">
            <text:p text:style-name="P601">Il avait déjà rencontré des mangemorts. </text:p>
          </table:table-cell>
          <table:table-cell office:value-type="string">
            <text:p text:style-name="P589">He had met Death Eaters.</text:p>
          </table:table-cell>
        </table:table-row>
        <table:table-row>
          <table:table-cell table:style-name="Tableau1.A1" office:value-type="string">
            <text:p text:style-name="P601">Lucius Malefoy, Severus Rogue, Igor Karkaroff… mais aucun ne lui avait fait cette impression. </text:p>
          </table:table-cell>
          <table:table-cell office:value-type="string">
            <text:p text:style-name="P589">Lucius Malfoy, Severus Snape, Igor Karkaroff, but none left him this uneasy.</text:p>
          </table:table-cell>
        </table:table-row>
        <table:table-row>
          <table:table-cell table:style-name="Tableau1.A1" office:value-type="string">
            <text:p text:style-name="P601">Quirell était différent des adeptes habituels.</text:p>
          </table:table-cell>
          <table:table-cell office:value-type="string">
            <text:p text:style-name="P589">Quirell was different from all of them.</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C'est donc décidé à avoir le fin mot de l'histoire qu'il attendait le petit groupe d'amis. </text:p>
          </table:table-cell>
          <table:table-cell office:value-type="string">
            <text:p text:style-name="P589">It was thus wanting to know the whole story that he waited for the small group of friends.</text:p>
          </table:table-cell>
        </table:table-row>
        <table:table-row>
          <table:table-cell table:style-name="Tableau1.A1" office:value-type="string">
            <text:p text:style-name="P601">Il se doutait qu'ils viendraient tous dans leur salle attitrée après la fin du dernier examen, Histoire de la Magie. </text:p>
          </table:table-cell>
          <table:table-cell office:value-type="string">
            <text:p text:style-name="P589">He suspected they would come from their assigned room after the end of their History of Magic exam, the last one that year.</text:p>
          </table:table-cell>
        </table:table-row>
        <table:table-row>
          <table:table-cell table:style-name="Tableau1.A1" office:value-type="string">
            <text:p text:style-name="P601">Il tendit soudain l'oreille et sourit.</text:p>
          </table:table-cell>
          <table:table-cell office:value-type="string">
            <text:p text:style-name="P589">He suddenly heard something and smailed.</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même pas eu besoin d'apprendre le Code de conduite des loups-garous de 1637, ni l'ascension d'Elfric d'Insatiable, disait la voix fluette d'Hermione.</text:p>
          </table:table-cell>
          <table:table-cell office:value-type="string">
            <text:p text:style-name="P572">“… <text:span text:style-name="T592">didn’t even need to learn about the 1637 Werewolf Code of Conduct, nor the assention of Elfric the insatiable,” Hermione’s high voice said.</text:span></text:p>
          </table:table-cell>
        </table:table-row>
        <table:table-row>
          <table:table-cell table:style-name="Tableau1.A1" office:value-type="string">
            <text:p text:style-name="P600"/>
          </table:table-cell>
          <table:table-cell office:value-type="string">
            <text:p text:style-name="P590"/>
          </table:table-cell>
        </table:table-row>
        <table:table-row>
          <table:table-cell table:style-name="Tableau1.A1" office:value-type="string">
            <text:p text:style-name="P600">-La question sur la 7ème guerre gobeline était plutôt pointue, j'espère avoir assez développé sur l'implication des seigneurs gobelins.</text:p>
          </table:table-cell>
          <table:table-cell office:value-type="string">
            <text:p text:style-name="P572">“<text:span text:style-name="T593">The question on the 7</text:span><text:span text:style-name="T492">th</text:span><text:span text:style-name="T593"> Gobin War was rather specific, I hope I told enough about the implications of the goblin Lords.”</text:span></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On dit hobgobelins.</text:p>
          </table:table-cell>
          <table:table-cell office:value-type="string">
            <text:p text:style-name="P572">“<text:span text:style-name="T593">They’re called hobgoblins”</text:span></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Pourquoi on n'apprend pas ça en histoire de la magie ? </text:p>
          </table:table-cell>
          <table:table-cell office:value-type="string">
            <text:p text:style-name="P573">“<text:span text:style-name="T593">Why don’t we learn that in History of Magic?</text:span></text:p>
          </table:table-cell>
        </table:table-row>
        <text:soft-page-break/>
        <table:table-row>
          <table:table-cell table:style-name="Tableau1.A1" office:value-type="string">
            <text:p text:style-name="P601">Franchement, on n'a aucun cours sur la société magique !</text:p>
          </table:table-cell>
          <table:table-cell office:value-type="string">
            <text:p text:style-name="P590">Frankly, we don’t have any lesson on the magical society.”</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Parce que…</text:p>
          </table:table-cell>
          <table:table-cell office:value-type="string">
            <text:p text:style-name="P572">“Because…”</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La porte venait de s'ouvrir sur Vladmir qui se figea sur le palier en voyant le vampire adossé à l'encadrement de la fenêtre. </text:p>
          </table:table-cell>
          <table:table-cell office:value-type="string">
            <text:p text:style-name="P590">The door just opened on Vladmir, who froze on the landing when he saw the vampire leaning on the window sill.</text:p>
          </table:table-cell>
        </table:table-row>
        <table:table-row>
          <table:table-cell table:style-name="Tableau1.A1" office:value-type="string">
            <text:p text:style-name="P601">Sergei eut un sourire amusé en voyant Hermione rentrer dans le jeune russe soudain immobile.</text:p>
          </table:table-cell>
          <table:table-cell office:value-type="string">
            <text:p text:style-name="P590">Sergei smiled, amused when he saw Hermione bump in the suddunly immobile young Russian.</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Bon sang Vlad que… ? </text:p>
          </table:table-cell>
          <table:table-cell office:value-type="string">
            <text:p text:style-name="P573">“<text:span text:style-name="T593">Blimey Vlad what?</text:span></text:p>
          </table:table-cell>
        </table:table-row>
        <table:table-row>
          <table:table-cell table:style-name="Tableau1.A1" office:value-type="string">
            <text:p text:style-name="P601">Oh, bonjour Monsieur Pokhastovine !</text:p>
          </table:table-cell>
          <table:table-cell office:value-type="string">
            <text:p text:style-name="P590">Oh! Hi Mister Pokhastovine!”</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Bonjour petite, je t'ai déjà dit de m'appeler Sergei, il me semble ?</text:p>
          </table:table-cell>
          <table:table-cell office:value-type="string">
            <text:p text:style-name="P572">“<text:span text:style-name="T593">Hi Hermione, didn’t I already tell you to call me Sergei?”</text:span></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Salut Sergei ! </text:p>
          </table:table-cell>
          <table:table-cell office:value-type="string">
            <text:p text:style-name="P573">“<text:span text:style-name="T593">Hi Sergei!”</text:span></text:p>
          </table:table-cell>
        </table:table-row>
        <table:table-row>
          <table:table-cell table:style-name="Tableau1.A1" office:value-type="string">
            <text:p text:style-name="P601">s'exclama sans complexe le troisième comparse en bousculant les deux statues. </text:p>
          </table:table-cell>
          <table:table-cell office:value-type="string">
            <text:p text:style-name="P590">the third one exclaimed, pushing the two statues around.</text:p>
          </table:table-cell>
        </table:table-row>
        <table:table-row>
          <table:table-cell table:style-name="Tableau1.A1" office:value-type="string">
            <text:p text:style-name="P601">Le vampire répondit à la salutation enjouée du petit serdaigle aux yeux bleus et Vladmir sembla enfin émerger de sa surprise.</text:p>
          </table:table-cell>
          <table:table-cell office:value-type="string">
            <text:p text:style-name="P590">The vampire responded to the enthousiast greeting from the blue-eyed Ravenclaw, and Vladmir seemed to finally emerge from his surprise.</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23"><text:span text:style-name="Strong_20_Emphasis"><text:span text:style-name="T237">-Tu te décides enfin à te montrer ?</text:span></text:span></text:p>
          </table:table-cell>
          <table:table-cell office:value-type="string">
            <text:p text:style-name="P615">“<text:span text:style-name="T425">You finally show yourself, then</text:span><text:span text:style-name="T463">?”</text:span></text:p>
          </table:table-cell>
        </table:table-row>
        <table:table-row>
          <table:table-cell table:style-name="Tableau1.A1" office:value-type="string">
            <text:p text:style-name="P623"><text:span text:style-name="Strong_20_Emphasis"><text:span text:style-name="T237"/></text:span></text:p>
          </table:table-cell>
          <table:table-cell office:value-type="string">
            <text:p text:style-name="P615"/>
          </table:table-cell>
        </table:table-row>
        <table:table-row>
          <table:table-cell table:style-name="Tableau1.A1" office:value-type="string">
            <text:p text:style-name="P623"><text:span text:style-name="Strong_20_Emphasis"><text:span text:style-name="T237">-Enfin ? </text:span></text:span><text:span text:style-name="T236">s'amusa Sergei, bien que surpris de l'agressivité de son jeune protégé.</text:span></text:p>
          </table:table-cell>
          <table:table-cell office:value-type="string">
            <text:p text:style-name="P615">“<text:span text:style-name="T425">Finally</text:span><text:span text:style-name="T463">?”, Sergei mused, </text:span><text:span text:style-name="T464">even if he was surprised by his young protégé.</text:span></text:p>
          </table:table-cell>
        </table:table-row>
        <table:table-row>
          <table:table-cell table:style-name="Tableau1.A1" office:value-type="string">
            <text:p text:style-name="P600"/>
          </table:table-cell>
          <table:table-cell office:value-type="string">
            <text:p text:style-name="P615"/>
          </table:table-cell>
        </table:table-row>
        <table:table-row>
          <table:table-cell table:style-name="Tableau1.A1" office:value-type="string">
            <text:p text:style-name="P623"><text:span text:style-name="Strong_20_Emphasis"><text:span text:style-name="T237">-Ça fait deux mois que tu te caches dans le château, donc oui, enfin.</text:span></text:span></text:p>
          </table:table-cell>
          <table:table-cell office:value-type="string">
            <text:p text:style-name="P615">“<text:span text:style-name="T426">You were hid in the castle for two months, so yeah, finally</text:span><text:span text:style-name="T464">.”</text:span></text:p>
          </table:table-cell>
        </table:table-row>
        <table:table-row>
          <table:table-cell table:style-name="Tableau1.A1" office:value-type="string">
            <text:p text:style-name="P623"><text:span text:style-name="Strong_20_Emphasis"><text:span text:style-name="T237"/></text:span></text:p>
          </table:table-cell>
          <table:table-cell office:value-type="string">
            <text:p text:style-name="P615"/>
          </table:table-cell>
        </table:table-row>
        <table:table-row>
          <table:table-cell table:style-name="Tableau1.A1" office:value-type="string">
            <text:p text:style-name="P600">Cette fois, le vampire fronça les sourcils en <text:soft-page-break/>perdant son sourire et s'approcha du jeune Kemenov.</text:p>
          </table:table-cell>
          <table:table-cell office:value-type="string">
            <text:p text:style-name="P591">This time, the vampire frowned, losing his smile <text:soft-page-break/>and approaching the young Kemenov.</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23"><text:span text:style-name="Strong_20_Emphasis"><text:span text:style-name="T237">-Ca va chaton ?</text:span></text:span><text:span text:style-name="T236"> demanda-t-il doucement alors qu'Hermione et Kévin s'installaient un peu à l'écart, leur laissant un peu d'intimité.</text:span></text:p>
          </table:table-cell>
          <table:table-cell office:value-type="string">
            <text:p text:style-name="P615">“<text:span text:style-name="T426">Are you alright, Kitty</text:span><text:span text:style-name="T464">?” the asked softly, while Kevin and Hermione sat down a bit further, letting them have some intimacy.</text:span></text:p>
          </table:table-cell>
        </table:table-row>
        <table:table-row>
          <table:table-cell table:style-name="Tableau1.A1" office:value-type="string">
            <text:p text:style-name="P600"/>
          </table:table-cell>
          <table:table-cell office:value-type="string">
            <text:p text:style-name="P615"/>
          </table:table-cell>
        </table:table-row>
        <table:table-row>
          <table:table-cell table:style-name="Tableau1.A1" office:value-type="string">
            <text:p text:style-name="P624"><text:span text:style-name="Strong_20_Emphasis"><text:span text:style-name="T237">-Bien sûr, merci de t'en inquiéter</text:span></text:span><text:span text:style-name="T236">, cracha le russe, laissant son masque convivial tomber. </text:span></text:p>
          </table:table-cell>
          <table:table-cell office:value-type="string">
            <text:p text:style-name="P616">“<text:span text:style-name="T426">Of course, thanks for asking</text:span><text:span text:style-name="T464">,” the Russian nearly spat, letting his warm mask fall.</text:span></text:p>
          </table:table-cell>
        </table:table-row>
        <table:table-row>
          <table:table-cell table:style-name="Tableau1.A1" office:value-type="string">
            <text:p text:style-name="P601">Ses yeux brillaient de colère et de quelque chose qui surprit le vampire. </text:p>
          </table:table-cell>
          <table:table-cell office:value-type="string">
            <text:p text:style-name="P619">His eyes sparked with anger, and something that surprised the vampire.</text:p>
          </table:table-cell>
        </table:table-row>
        <table:table-row>
          <table:table-cell table:style-name="Tableau1.A1" office:value-type="string">
            <text:p text:style-name="P601">De la douleur.</text:p>
          </table:table-cell>
          <table:table-cell office:value-type="string">
            <text:p text:style-name="P619">Pain.</text:p>
          </table:table-cell>
        </table:table-row>
        <table:table-row>
          <table:table-cell table:style-name="Tableau1.A1" office:value-type="string">
            <text:p text:style-name="P601"/>
          </table:table-cell>
          <table:table-cell office:value-type="string">
            <text:p text:style-name="P616"/>
          </table:table-cell>
        </table:table-row>
        <table:table-row>
          <table:table-cell table:style-name="Tableau1.A1" office:value-type="string">
            <text:p text:style-name="P601">Sergei retint un soupir. </text:p>
          </table:table-cell>
          <table:table-cell office:value-type="string">
            <text:p text:style-name="P591">Sergei held back a sigh.</text:p>
          </table:table-cell>
        </table:table-row>
        <table:table-row>
          <table:table-cell table:style-name="Tableau1.A1" office:value-type="string">
            <text:p text:style-name="P601">Il n'était pas humain. </text:p>
          </table:table-cell>
          <table:table-cell office:value-type="string">
            <text:p text:style-name="P591">He was not a human any more.</text:p>
          </table:table-cell>
        </table:table-row>
        <table:table-row>
          <table:table-cell table:style-name="Tableau1.A1" office:value-type="string">
            <text:p text:style-name="P601">Certaines réactions lui paraissaient étranges et celle de Vladmir à la mort de Natashka en faisait partie. </text:p>
          </table:table-cell>
          <table:table-cell office:value-type="string">
            <text:p text:style-name="P591">Some reactions seemed strange to him, and Vladmir’s about Natashka’s death was one of them.</text:p>
          </table:table-cell>
        </table:table-row>
        <table:table-row>
          <table:table-cell table:style-name="Tableau1.A1" office:value-type="string">
            <text:p text:style-name="P601">En tant que vampire, il aurait tourné la page. </text:p>
          </table:table-cell>
          <table:table-cell office:value-type="string">
            <text:p text:style-name="P591">As a vampire, he would have moved on.</text:p>
          </table:table-cell>
        </table:table-row>
        <table:table-row>
          <table:table-cell table:style-name="Tableau1.A1" office:value-type="string">
            <text:p text:style-name="P601">C'était le cours des choses et la mort était une partie intégrante du cycle de la vie. </text:p>
          </table:table-cell>
          <table:table-cell office:value-type="string">
            <text:p text:style-name="P591">It was just a part of the cycle of life.</text:p>
          </table:table-cell>
        </table:table-row>
        <table:table-row>
          <table:table-cell table:style-name="Tableau1.A1" office:value-type="string">
            <text:p text:style-name="P601">Mais il semblerait que Vladmir est souffert en silence plus longtemps qu'il ne l'aurait pensé. </text:p>
          </table:table-cell>
          <table:table-cell office:value-type="string">
            <text:p text:style-name="P591">But it seemed that Vladmir suffered in silence for longer than he would have thought.</text:p>
          </table:table-cell>
        </table:table-row>
        <table:table-row>
          <table:table-cell table:style-name="Tableau1.A1" office:value-type="string">
            <text:p text:style-name="P601">Il avait sous-estimé l'affection entre les deux enfants.</text:p>
          </table:table-cell>
          <table:table-cell office:value-type="string">
            <text:p text:style-name="P591">He had underestimated the affection between the two children.</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Le vampire n'hésita pas et attira contre son torse froid le jeune garçon. </text:p>
          </table:table-cell>
          <table:table-cell office:value-type="string">
            <text:p text:style-name="P591">The vampire didn’t hesitate and held the boy between his cold arms.</text:p>
          </table:table-cell>
        </table:table-row>
        <table:table-row>
          <table:table-cell table:style-name="Tableau1.A1" office:value-type="string">
            <text:p text:style-name="P601">Vlad se tendit avant de se laisser aller et Sergei le serra fermement contre lui, apportant son soutien silencieux. </text:p>
          </table:table-cell>
          <table:table-cell office:value-type="string">
            <text:p text:style-name="P592">Vladmir straigthened before letting himself go and Sergei firmly held Vlad against him, givin him his silent support.</text:p>
          </table:table-cell>
        </table:table-row>
        <table:table-row>
          <table:table-cell table:style-name="Tableau1.A1" office:value-type="string">
            <text:p text:style-name="P601">Il avait été idiot de croire que tout aller bien, de se fier au visage souriant ou sérieux du jeune Kemenov alors qu'il connaissait parfaitement sa capacité à masquer ses émotions.</text:p>
          </table:table-cell>
          <table:table-cell office:value-type="string">
            <text:p text:style-name="P593">He had been a idiot in thinking that all was well, to only judge by Vladmir’s joyful or serious face, even if he knew perfectly well his ability to hide his emotions.</text:p>
          </table:table-cell>
        </table:table-row>
        <text:soft-page-break/>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23"><text:span text:style-name="T236">-</text:span><text:span text:style-name="Strong_20_Emphasis"><text:span text:style-name="T237">Je suis désolé, Chaton</text:span></text:span><text:span text:style-name="T236">, souffla-t-il, </text:span><text:span text:style-name="Strong_20_Emphasis"><text:span text:style-name="T237">je ne pensais pas que tu avais aussi mal.</text:span></text:span></text:p>
          </table:table-cell>
          <table:table-cell office:value-type="string">
            <text:p text:style-name="P615">“<text:span text:style-name="T427">I’m sorry, Kitty</text:span><text:span text:style-name="T465">,” he whispered, “</text:span><text:span text:style-name="T427">I did not think you were that unwell</text:span><text:span text:style-name="T465">.”</text:span></text:p>
          </table:table-cell>
        </table:table-row>
        <table:table-row>
          <table:table-cell table:style-name="Tableau1.A1" office:value-type="string">
            <text:p text:style-name="P623"><text:span text:style-name="Strong_20_Emphasis"><text:span text:style-name="T237"/></text:span></text:p>
          </table:table-cell>
          <table:table-cell office:value-type="string">
            <text:p text:style-name="P615"/>
          </table:table-cell>
        </table:table-row>
        <table:table-row>
          <table:table-cell table:style-name="Tableau1.A1" office:value-type="string">
            <text:p text:style-name="P624"><text:span text:style-name="Strong_20_Emphasis"><text:span text:style-name="T237">-La nuit, je fais encore des cauchemars… </text:span></text:span><text:span text:style-name="T236">murmura Vlad</text:span><text:span text:style-name="Strong_20_Emphasis"><text:span text:style-name="T237">. </text:span></text:span></text:p>
          </table:table-cell>
          <table:table-cell office:value-type="string">
            <text:p text:style-name="P616">“<text:span text:style-name="T427">I still have nightmares…</text:span><text:span text:style-name="T465">” Vlad whispered back.</text:span></text:p>
          </table:table-cell>
        </table:table-row>
        <table:table-row>
          <table:table-cell table:style-name="Tableau1.A1" office:value-type="string">
            <text:p text:style-name="P624"><text:span text:style-name="Strong_20_Emphasis"><text:span text:style-name="T237">Rogue dit que c'est normal, parce que je ne veux pas oublier. </text:span></text:span></text:p>
          </table:table-cell>
          <table:table-cell office:value-type="string">
            <text:p text:style-name="P616">“<text:span text:style-name="T427">Snape tells me it’s normal, that it’s because I don’t want to forget.</text:span></text:p>
          </table:table-cell>
        </table:table-row>
        <table:table-row>
          <table:table-cell table:style-name="Tableau1.A1" office:value-type="string">
            <text:p text:style-name="P624"><text:span text:style-name="Strong_20_Emphasis"><text:span text:style-name="T237">Il pense qu'en raison de ma volonté, la porte de mon souvenir n'est pas hermétique malgré tous ses efforts.</text:span></text:span></text:p>
          </table:table-cell>
          <table:table-cell office:value-type="string">
            <text:p text:style-name="P620">He thinks that because of that, the door of this memory is not shut tight, despite all his efforts<text:span text:style-name="T438">.”</text:span></text:p>
          </table:table-cell>
        </table:table-row>
        <table:table-row>
          <table:table-cell table:style-name="Tableau1.A1" office:value-type="string">
            <text:p text:style-name="P624"><text:span text:style-name="Strong_20_Emphasis"><text:span text:style-name="T237"/></text:span></text:p>
          </table:table-cell>
          <table:table-cell office:value-type="string">
            <text:p text:style-name="P616"/>
          </table:table-cell>
        </table:table-row>
        <table:table-row>
          <table:table-cell table:style-name="Tableau1.A1" office:value-type="string">
            <text:p text:style-name="P601">Comment Sergei avait pu rater cette discussion ? </text:p>
          </table:table-cell>
          <table:table-cell office:value-type="string">
            <text:p text:style-name="P594">How could have Sergei have missed this conversation?</text:p>
          </table:table-cell>
        </table:table-row>
        <table:table-row>
          <table:table-cell table:style-name="Tableau1.A1" office:value-type="string">
            <text:p text:style-name="P601">Il était sûr d'avoir assisté à toutes les rencontres avec le professeur de potions. </text:p>
          </table:table-cell>
          <table:table-cell office:value-type="string">
            <text:p text:style-name="P594">He was sure he had been to all their meetings.</text:p>
          </table:table-cell>
        </table:table-row>
        <table:table-row>
          <table:table-cell table:style-name="Tableau1.A1" office:value-type="string">
            <text:p text:style-name="P601">Il serra les mâchoires et raffermit sa prise sur les épaules du serdaigle.</text:p>
          </table:table-cell>
          <table:table-cell office:value-type="string">
            <text:p text:style-name="P594">He gritted his teeth and tightened his grasp on the boy’s shoulders.</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23"><text:span text:style-name="Strong_20_Emphasis"><text:span text:style-name="T237">-Ca n'explique pas ta colère.</text:span></text:span></text:p>
          </table:table-cell>
          <table:table-cell office:value-type="string">
            <text:p text:style-name="P615">“<text:span text:style-name="T427">It doesn’t explain why you’re angry</text:span><text:span text:style-name="T465">.”</text:span></text:p>
          </table:table-cell>
        </table:table-row>
        <table:table-row>
          <table:table-cell table:style-name="Tableau1.A1" office:value-type="string">
            <text:p text:style-name="P623"><text:span text:style-name="Strong_20_Emphasis"><text:span text:style-name="T237"/></text:span></text:p>
          </table:table-cell>
          <table:table-cell office:value-type="string">
            <text:p text:style-name="P615"/>
          </table:table-cell>
        </table:table-row>
        <table:table-row>
          <table:table-cell table:style-name="Tableau1.A1" office:value-type="string">
            <text:p text:style-name="P623"><text:span text:style-name="Strong_20_Emphasis"><text:span text:style-name="T237">-…</text:span></text:span></text:p>
          </table:table-cell>
          <table:table-cell office:value-type="string">
            <text:p text:style-name="P615">“…<text:span text:style-name="T438">”</text:span></text:p>
          </table:table-cell>
        </table:table-row>
        <table:table-row>
          <table:table-cell table:style-name="Tableau1.A1" office:value-type="string">
            <text:p text:style-name="P623"><text:span text:style-name="Strong_20_Emphasis"><text:span text:style-name="T237"/></text:span></text:p>
          </table:table-cell>
          <table:table-cell office:value-type="string">
            <text:p text:style-name="P615"/>
          </table:table-cell>
        </table:table-row>
        <table:table-row>
          <table:table-cell table:style-name="Tableau1.A1" office:value-type="string">
            <text:p text:style-name="P623"><text:span text:style-name="Strong_20_Emphasis"><text:span text:style-name="T237">-Vladmir Vissielivitch,</text:span></text:span><text:span text:style-name="T236"> menaça Sergei</text:span><text:span text:style-name="Strong_20_Emphasis"><text:span text:style-name="T237">.</text:span></text:span></text:p>
          </table:table-cell>
          <table:table-cell office:value-type="string">
            <text:p text:style-name="P615">“<text:span text:style-name="T427">Vladmir Vassilievitch</text:span><text:span text:style-name="T465">,” Sergei threatened him.</text:span></text:p>
          </table:table-cell>
        </table:table-row>
        <table:table-row>
          <table:table-cell table:style-name="Tableau1.A1" office:value-type="string">
            <text:p text:style-name="P623"><text:span text:style-name="Strong_20_Emphasis"><text:span text:style-name="T237"/></text:span></text:p>
          </table:table-cell>
          <table:table-cell office:value-type="string">
            <text:p text:style-name="P615"/>
          </table:table-cell>
        </table:table-row>
        <table:table-row>
          <table:table-cell table:style-name="Tableau1.A1" office:value-type="string">
            <text:p text:style-name="P623"><text:span text:style-name="Strong_20_Emphasis"><text:span text:style-name="T237">-Je refais des rêves sur la mort de mes parents.</text:span></text:span></text:p>
          </table:table-cell>
          <table:table-cell office:value-type="string">
            <text:p text:style-name="P615">“<text:span text:style-name="T427">I have nightmares about my parents’ death once again</text:span><text:span text:style-name="T465">.”</text:span></text:p>
          </table:table-cell>
        </table:table-row>
        <table:table-row>
          <table:table-cell table:style-name="Tableau1.A1" office:value-type="string">
            <text:p text:style-name="P623"><text:span text:style-name="Strong_20_Emphasis"><text:span text:style-name="T237"/></text:span></text:p>
          </table:table-cell>
          <table:table-cell office:value-type="string">
            <text:p text:style-name="P615"/>
          </table:table-cell>
        </table:table-row>
        <table:table-row>
          <table:table-cell table:style-name="Tableau1.A1" office:value-type="string">
            <text:p text:style-name="P623"><text:span text:style-name="Strong_20_Emphasis"><text:span text:style-name="T237">-tu n'en faisais plus depuis que Gregori t'a enseigné l'occlumencie…</text:span></text:span></text:p>
          </table:table-cell>
          <table:table-cell office:value-type="string">
            <text:p text:style-name="P615">“<text:span text:style-name="T427">You hadn’t had one since Grigori taught you Occlumency…</text:span><text:span text:style-name="T465">”</text:span></text:p>
          </table:table-cell>
        </table:table-row>
        <table:table-row>
          <table:table-cell table:style-name="Tableau1.A1" office:value-type="string">
            <text:p text:style-name="P623"><text:span text:style-name="Strong_20_Emphasis"><text:span text:style-name="T237"/></text:span></text:p>
          </table:table-cell>
          <table:table-cell office:value-type="string">
            <text:p text:style-name="P615"/>
          </table:table-cell>
        </table:table-row>
        <table:table-row>
          <table:table-cell table:style-name="Tableau1.A1" office:value-type="string">
            <text:p text:style-name="P624"><text:span text:style-name="Strong_20_Emphasis"><text:span text:style-name="T237">-Je sais… et j'ai mal à la tête… ma cicatrice. </text:span></text:span></text:p>
          </table:table-cell>
          <table:table-cell office:value-type="string">
            <text:p text:style-name="P616">“<text:span text:style-name="T427">I know… and I have headaches… My scar.</text:span><text:soft-page-break/></text:p>
          </table:table-cell>
        </table:table-row>
        <table:table-row>
          <table:table-cell table:style-name="Tableau1.A1" office:value-type="string">
            <text:p text:style-name="P624"><text:span text:style-name="Strong_20_Emphasis"><text:span text:style-name="T237">Voldemort est près et j'ai des migraines.</text:span></text:span></text:p>
          </table:table-cell>
          <table:table-cell office:value-type="string">
            <text:p text:style-name="P620">Voldemort is near, and I have migranes.<text:span text:style-name="T438">”</text:span></text:p>
          </table:table-cell>
        </table:table-row>
        <table:table-row>
          <table:table-cell table:style-name="Tableau1.A1" office:value-type="string">
            <text:p text:style-name="P624"><text:span text:style-name="Strong_20_Emphasis"><text:span text:style-name="T237"/></text:span></text:p>
          </table:table-cell>
          <table:table-cell office:value-type="string">
            <text:p text:style-name="P616"/>
          </table:table-cell>
        </table:table-row>
        <table:table-row>
          <table:table-cell table:style-name="Tableau1.A1" office:value-type="string">
            <text:p text:style-name="P601">Sergei baissa la tête pour observer les cheveux noirs enfouis dans sa tunique. </text:p>
          </table:table-cell>
          <table:table-cell office:value-type="string">
            <text:p text:style-name="P594">Sergei lowered his head, looking at the dark hair in his tunic.</text:p>
          </table:table-cell>
        </table:table-row>
        <table:table-row>
          <table:table-cell table:style-name="Tableau1.A1" office:value-type="string">
            <text:p text:style-name="P601">Vladmir acceptait rarement un câlin. </text:p>
          </table:table-cell>
          <table:table-cell office:value-type="string">
            <text:p text:style-name="P594">Vladmir rarely <text:span text:style-name="T594">ever accepted a hug.</text:span></text:p>
          </table:table-cell>
        </table:table-row>
        <table:table-row>
          <table:table-cell table:style-name="Tableau1.A1" office:value-type="string">
            <text:p text:style-name="P601">Sauf lorsqu'il avait besoin de beaucoup de réconfort. </text:p>
          </table:table-cell>
          <table:table-cell office:value-type="string">
            <text:p text:style-name="P595">Except when he needed much comfort.</text:p>
          </table:table-cell>
        </table:table-row>
        <table:table-row>
          <table:table-cell table:style-name="Tableau1.A1" office:value-type="string">
            <text:p text:style-name="P601">Le vampire posa une main pâle sur les mèches sombres et lui caressa les cheveux.</text:p>
          </table:table-cell>
          <table:table-cell office:value-type="string">
            <text:p text:style-name="P595">The vampire put his pale hand on the dark hair, and stroked it.</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24"><text:span text:style-name="Strong_20_Emphasis"><text:span text:style-name="T237">-La guerre de cet hiver t'a marquée, chaton. </text:span></text:span></text:p>
          </table:table-cell>
          <table:table-cell office:value-type="string">
            <text:p text:style-name="P624"><text:span text:style-name="T266">“</text:span><text:span text:style-name="T335">This winter’s war has left a mark on you, Kitty.</text:span></text:p>
          </table:table-cell>
        </table:table-row>
        <table:table-row>
          <table:table-cell table:style-name="Tableau1.A1" office:value-type="string">
            <text:p text:style-name="P624"><text:span text:style-name="Strong_20_Emphasis"><text:span text:style-name="T237">Je sais qu'elle a affaibli tes défenses d'occlumencie. </text:span></text:span></text:p>
          </table:table-cell>
          <table:table-cell office:value-type="string">
            <text:p text:style-name="P621">I know it weakened your Occlumency barriers.</text:p>
          </table:table-cell>
        </table:table-row>
        <table:table-row>
          <table:table-cell table:style-name="Tableau1.A1" office:value-type="string">
            <text:p text:style-name="P624"><text:span text:style-name="Strong_20_Emphasis"><text:span text:style-name="T237">Tes souvenirs sont moins canalisés et des brides fuient. </text:span></text:span></text:p>
          </table:table-cell>
          <table:table-cell office:value-type="string">
            <text:p text:style-name="P621">Your memories are less focussed and fragments flow out.</text:p>
          </table:table-cell>
        </table:table-row>
        <table:table-row>
          <table:table-cell table:style-name="Tableau1.A1" office:value-type="string">
            <text:p text:style-name="P624"><text:span text:style-name="Strong_20_Emphasis"><text:span text:style-name="T237">Et si Voldemort est présent, il est normal que l'horcruxe se manifeste, ce qui altère d'autant plus tes barrières mentales.</text:span></text:span></text:p>
          </table:table-cell>
          <table:table-cell office:value-type="string">
            <text:p text:style-name="P621">And if Voldemort is here, it’s normal the Horcrux manifests itself, altering your barriers even more.<text:span text:style-name="T438">”</text:span></text:p>
          </table:table-cell>
        </table:table-row>
        <table:table-row>
          <table:table-cell table:style-name="Tableau1.A1" office:value-type="string">
            <text:p text:style-name="P624"><text:span text:style-name="Strong_20_Emphasis"><text:span text:style-name="T237"/></text:span></text:p>
          </table:table-cell>
          <table:table-cell office:value-type="string">
            <text:p text:style-name="P616"/>
          </table:table-cell>
        </table:table-row>
        <table:table-row>
          <table:table-cell table:style-name="Tableau1.A1" office:value-type="string">
            <text:p text:style-name="P623"><text:span text:style-name="Strong_20_Emphasis"><text:span text:style-name="T237">-Je suis fatigué, Sergei…</text:span></text:span></text:p>
          </table:table-cell>
          <table:table-cell office:value-type="string">
            <text:p text:style-name="P615">“<text:span text:style-name="T428">I am so tired, Sergei…”</text:span></text:p>
          </table:table-cell>
        </table:table-row>
        <table:table-row>
          <table:table-cell table:style-name="Tableau1.A1" office:value-type="string">
            <text:p text:style-name="P623"><text:span text:style-name="Strong_20_Emphasis"><text:span text:style-name="T237"/></text:span></text:p>
          </table:table-cell>
          <table:table-cell office:value-type="string">
            <text:p text:style-name="P615"/>
          </table:table-cell>
        </table:table-row>
        <table:table-row>
          <table:table-cell table:style-name="Tableau1.A1" office:value-type="string">
            <text:p text:style-name="P624"><text:span text:style-name="Strong_20_Emphasis"><text:span text:style-name="T237">-J'appellerais Gregori, il viendra te voir dès ton retour en Russie. </text:span></text:span></text:p>
          </table:table-cell>
          <table:table-cell office:value-type="string">
            <text:p text:style-name="P616">“<text:span text:style-name="T428">I’ll tell Grigoro, he’ll see you when you return to Russia.</text:span></text:p>
          </table:table-cell>
        </table:table-row>
        <table:table-row>
          <table:table-cell table:style-name="Tableau1.A1" office:value-type="string">
            <text:p text:style-name="P624"><text:span text:style-name="Strong_20_Emphasis"><text:span text:style-name="T237">Tu leur as parlé de tes migraines et de la raison ?</text:span></text:span></text:p>
          </table:table-cell>
          <table:table-cell office:value-type="string">
            <text:p text:style-name="P621">Did you tell them about the migraines and their reason?<text:span text:style-name="T438">”</text:span></text:p>
          </table:table-cell>
        </table:table-row>
        <table:table-row>
          <table:table-cell table:style-name="Tableau1.A1" office:value-type="string">
            <text:p text:style-name="P624"><text:span text:style-name="Strong_20_Emphasis"><text:span text:style-name="T237"/></text:span></text:p>
          </table:table-cell>
          <table:table-cell office:value-type="string">
            <text:p text:style-name="P616"/>
          </table:table-cell>
        </table:table-row>
        <table:table-row>
          <table:table-cell table:style-name="Tableau1.A1" office:value-type="string">
            <text:p text:style-name="P623"><text:span text:style-name="Strong_20_Emphasis"><text:span text:style-name="T237">-Ils savent pour les horcruxes… mais pas pour le mien, </text:span></text:span><text:span text:style-name="T236">marmonna Vlad contre le torse du vampire.</text:span></text:p>
          </table:table-cell>
          <table:table-cell office:value-type="string">
            <text:p text:style-name="P615">“<text:span text:style-name="T428">They know about Horcruxes, but not about mine…</text:span><text:span text:style-name="T466">” Vladmir whispered agaisnt the vampire’s torso.</text:span></text:p>
          </table:table-cell>
        </table:table-row>
        <table:table-row>
          <table:table-cell table:style-name="Tableau1.A1" office:value-type="string">
            <text:p text:style-name="P600"/>
          </table:table-cell>
          <table:table-cell office:value-type="string">
            <text:p text:style-name="P615"/>
          </table:table-cell>
        </table:table-row>
        <text:soft-page-break/>
        <table:table-row>
          <table:table-cell table:style-name="Tableau1.A1" office:value-type="string">
            <text:p text:style-name="P601">Ce n'était pas le genre de secrets qu'il divulguait, même à ses proches. </text:p>
          </table:table-cell>
          <table:table-cell office:value-type="string">
            <text:p text:style-name="P595">It was not the thing he told anyone, even close friends.</text:p>
          </table:table-cell>
        </table:table-row>
        <table:table-row>
          <table:table-cell table:style-name="Tableau1.A1" office:value-type="string">
            <text:p text:style-name="P601">Il se détacha finalement de Sergei et seul un observateur attentif pouvait noter les yeux rougis. </text:p>
          </table:table-cell>
          <table:table-cell office:value-type="string">
            <text:p text:style-name="P595">He finally left Sergei’s embrace and only an alert observer could notice the red eyes.</text:p>
          </table:table-cell>
        </table:table-row>
        <table:table-row>
          <table:table-cell table:style-name="Tableau1.A1" office:value-type="string">
            <text:p text:style-name="P601">Vladmir sourit pour rassurer ses amis et demanda en anglais ce qu'il faisait dans leur salle.</text:p>
          </table:table-cell>
          <table:table-cell office:value-type="string">
            <text:p text:style-name="P595">Vladmir smiled for his friends, and asked Sergei in English what he was doing in their room.</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Je venais d'avertir que j'allais interroger Quirell. </text:p>
          </table:table-cell>
          <table:table-cell office:value-type="string">
            <text:p text:style-name="P573">“<text:span text:style-name="T594">I was going to tell you I would interrogate Quirell.</text:span></text:p>
          </table:table-cell>
        </table:table-row>
        <table:table-row>
          <table:table-cell table:style-name="Tableau1.A1" office:value-type="string">
            <text:p text:style-name="P601">Vous n'avez pas d'informations supplémentaires ?</text:p>
          </table:table-cell>
          <table:table-cell office:value-type="string">
            <text:p text:style-name="P595">Do you have any additional information?”</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Hermione secoua la tête alors que Kévin se grattait pensivement le menton, visiblement à la recherche de la moindre différence.</text:p>
          </table:table-cell>
          <table:table-cell office:value-type="string">
            <text:p text:style-name="P595">Hermione shook he head while Kevin scratched his chin while thinking, visibly searching for small differences.</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Il est plus anxieux ces derniers temps.</text:p>
          </table:table-cell>
          <table:table-cell office:value-type="string">
            <text:p text:style-name="P572">“<text:span text:style-name="T594">He’s been more anxious for a while.”</text:span></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Normal, Parrain le harcèle, intervient une fois hautaine.</text:p>
          </table:table-cell>
          <table:table-cell office:value-type="string">
            <text:p text:style-name="P572">“<text:span text:style-name="T594">Of course, Godfather harasses him”, a haughty voice intervened.</text:span></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Bon sang Malefoy, frappe avant d'entrer, grogna Vladmir.</text:p>
          </table:table-cell>
          <table:table-cell office:value-type="string">
            <text:p text:style-name="P572">“<text:span text:style-name="T594">Blimey Malfoy, knock!” Vladmir groaned.</text:span></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Oulà, on se calme, Kemenov ! </text:p>
          </table:table-cell>
          <table:table-cell office:value-type="string">
            <text:p text:style-name="P573">“<text:span text:style-name="T594">Oi! Calm down Kemenov!</text:span></text:p>
          </table:table-cell>
        </table:table-row>
        <table:table-row>
          <table:table-cell table:style-name="Tableau1.A1" office:value-type="string">
            <text:p text:style-name="P601">Ce n'est pas ma faute si tu as raté la métamorphose !</text:p>
          </table:table-cell>
          <table:table-cell office:value-type="string">
            <text:p text:style-name="P595">It’s not my fault you failed Transfiguration!”</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Sergei salua les héritiers Malefoy et Londubat qui, fait rarissime, venaient d'arriver ensemble. </text:p>
          </table:table-cell>
          <table:table-cell office:value-type="string">
            <text:p text:style-name="P595">Sergei greeted the Malfoy and Logbottom heirs who <text:span text:style-name="T595">had come together, an extremely rare occurrence that Hermione did not fail to notice.</text:span></text:p>
          </table:table-cell>
        </table:table-row>
        <table:table-row>
          <table:table-cell table:style-name="Tableau1.A1" office:value-type="string">
            <text:p text:style-name="P601">Ce que fit remarquer à haute voix Hermione.</text:p>
          </table:table-cell>
          <table:table-cell office:value-type="string">
            <text:p text:style-name="P596"/>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Tous les élèves de notre année fêtent la fin des <text:soft-page-break/>examens et les autres années sont encore en cours ou en révisions ! </text:p>
          </table:table-cell>
          <table:table-cell office:value-type="string">
            <text:p text:style-name="P573">“<text:span text:style-name="T595">All the first-year students celebrate the en of </text:span><text:soft-page-break/><text:span text:style-name="T595">the exams, and the other years still have lessons or are revising!</text:span></text:p>
          </table:table-cell>
        </table:table-row>
        <table:table-row>
          <table:table-cell table:style-name="Tableau1.A1" office:value-type="string">
            <text:p text:style-name="P601">On a juste croisé Quirell avec une pile de copies. </text:p>
          </table:table-cell>
          <table:table-cell office:value-type="string">
            <text:p text:style-name="P597">We just passed Quirell with a pile to mark.</text:p>
          </table:table-cell>
        </table:table-row>
        <table:table-row>
          <table:table-cell table:style-name="Tableau1.A1" office:value-type="string">
            <text:p text:style-name="P601">Je croyais d'ailleurs qu'il était malade, mais bon...</text:p>
          </table:table-cell>
          <table:table-cell office:value-type="string">
            <text:p text:style-name="P597">I thought he was sick, but, well...”</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Il nous a regardés étrangement, constata Neville.</text:p>
          </table:table-cell>
          <table:table-cell office:value-type="string">
            <text:p text:style-name="P623"><text:span text:style-name="T239">“</text:span><text:span text:style-name="T240">He looked at us </text:span><text:span text:style-name="T241">strangely</text:span><text:span text:style-name="T240">,” Neville noted.</text:span></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Il y a de quoi, d'habitude, je passe mon temps à l'insulter, railla le bond en levant un sourcil moqueur.</text:p>
          </table:table-cell>
          <table:table-cell office:value-type="string">
            <text:p text:style-name="P572">“<text:span text:style-name="T596">Of course, I usually spend my time insulting him”, Draco and his raised eyebrow mused.</text:span></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Vladmir toucha distraitement la cicatrice de son front à l'évocation du professeur de défense contre les forces du mal et le visage de Sergei se fit sombre, un doute énorme l'envahissant.</text:p>
          </table:table-cell>
          <table:table-cell office:value-type="string">
            <text:p text:style-name="P597">Vladmir distractedly touched his scar when he heard about the Defence professor, and Sergei face darkened, an enormous doubt growing in him.</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23"><text:span text:style-name="Strong_20_Emphasis"><text:span text:style-name="T237">-Rassure moi, Vlad, tes migraines ne sont pas présentes à chaque fois que tu croises cet homme ?</text:span></text:span></text:p>
          </table:table-cell>
          <table:table-cell office:value-type="string">
            <text:p text:style-name="P615">“<text:span text:style-name="T429">Vlad, are all your headaches there each time you are near this man?”</text:span></text:p>
          </table:table-cell>
        </table:table-row>
        <table:table-row>
          <table:table-cell table:style-name="Tableau1.A1" office:value-type="string">
            <text:p text:style-name="P623"><text:span text:style-name="Strong_20_Emphasis"><text:span text:style-name="T237"/></text:span></text:p>
          </table:table-cell>
          <table:table-cell office:value-type="string">
            <text:p text:style-name="P615"/>
          </table:table-cell>
        </table:table-row>
        <table:table-row>
          <table:table-cell table:style-name="Tableau1.A1" office:value-type="string">
            <text:p text:style-name="P600">Vladmir plissa les yeux alors qu'il jurait en plusieurs langues, s'attirant le regard courroucé d'Hermione.</text:p>
          </table:table-cell>
          <table:table-cell office:value-type="string">
            <text:p text:style-name="P597">Vlad frowned as he swore in several languages, crossing Hermione.</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Il le cache sur lui!</text:p>
          </table:table-cell>
          <table:table-cell office:value-type="string">
            <text:p text:style-name="P572">“<text:span text:style-name="T596">He’s hiding it on him!”</text:span></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Attends trente secondes, Vlad. </text:p>
          </table:table-cell>
          <table:table-cell office:value-type="string">
            <text:p text:style-name="P573">“<text:span text:style-name="T596">Wait a minute, Vlad.</text:span></text:p>
          </table:table-cell>
        </table:table-row>
        <table:table-row>
          <table:table-cell table:style-name="Tableau1.A1" office:value-type="string">
            <text:p text:style-name="P601">Qui cache quoi ? </text:p>
          </table:table-cell>
          <table:table-cell office:value-type="string">
            <text:p text:style-name="P597">Who hides what?”</text:p>
          </table:table-cell>
        </table:table-row>
        <table:table-row>
          <table:table-cell table:style-name="Tableau1.A1" office:value-type="string">
            <text:p text:style-name="P601">demanda lentement Kévin en se levant de sa chaise, inquiet de l'éclat soudain du russe.</text:p>
          </table:table-cell>
          <table:table-cell office:value-type="string">
            <text:p text:style-name="P597">Kevin slowly asked, standing up from his chair, worried about the Russian’s sudden spark.</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Quirell. </text:p>
          </table:table-cell>
          <table:table-cell office:value-type="string">
            <text:p text:style-name="P573">“<text:span text:style-name="T596">Quirell.</text:span></text:p>
          </table:table-cell>
        </table:table-row>
        <table:table-row>
          <table:table-cell table:style-name="Tableau1.A1" office:value-type="string">
            <text:p text:style-name="P601">Son aura due à un acte de magie noire…</text:p>
          </table:table-cell>
          <table:table-cell office:value-type="string">
            <text:p text:style-name="P597">His dark aura from a Dark act…”</text:p>
          </table:table-cell>
        </table:table-row>
        <text:soft-page-break/>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Oui, tu nous en a déjà parlé, coupa Hermione.</text:p>
          </table:table-cell>
          <table:table-cell office:value-type="string">
            <text:p text:style-name="P572">“<text:span text:style-name="T596">Yes, you told us about it,” Hermine cut him.</text:span></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Je vous ai déjà expliqué la raison de la survie de Voldemort…</text:p>
          </table:table-cell>
          <table:table-cell office:value-type="string">
            <text:p text:style-name="P572">“<text:span text:style-name="T596">I told you the reason Voldemort survived…”</text:span></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Oui. </text:p>
          </table:table-cell>
          <table:table-cell office:value-type="string">
            <text:p text:style-name="P573">“<text:span text:style-name="T596">Yes.</text:span></text:p>
          </table:table-cell>
        </table:table-row>
        <table:table-row>
          <table:table-cell table:style-name="Tableau1.A1" office:value-type="string">
            <text:p text:style-name="P601">Des horcruxes, frissonna Drago alors que Neville grimaçait.</text:p>
          </table:table-cell>
          <table:table-cell office:value-type="string">
            <text:p text:style-name="P597">Horcruxes,” Draco shiverd as Neville grimaced.</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Je n'ai pas trouvé grand-chose dans la bibliothèque, intervint Hermione. </text:p>
          </table:table-cell>
          <table:table-cell office:value-type="string">
            <text:p text:style-name="P573">“<text:span text:style-name="T596">I didn’t find much on that in the library,” Hemione told them.</text:span></text:p>
          </table:table-cell>
        </table:table-row>
        <table:table-row>
          <table:table-cell table:style-name="Tableau1.A1" office:value-type="string">
            <text:p text:style-name="P601">Juste une phrase disant que c'était de la haute magie noire.</text:p>
          </table:table-cell>
          <table:table-cell office:value-type="string">
            <text:p text:style-name="P573">“<text:span text:style-name="T596">Only a sentence </text:span><text:span text:style-name="T597">say</text:span><text:span text:style-name="T596">ing it was highly Dark magic.”</text:span></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Il te faudrait visiter des bibliothèques de grandes lignées dites sombres ou de pays réputés pour leurs mages noirs, annonça Neville. </text:p>
          </table:table-cell>
          <table:table-cell office:value-type="string">
            <text:p text:style-name="P573">“<text:span text:style-name="T597">You could only find that information in the libraries of Dark families or countries”, Neville told her.</text:span></text:p>
          </table:table-cell>
        </table:table-row>
        <table:table-row>
          <table:table-cell table:style-name="Tableau1.A1" office:value-type="string">
            <text:p text:style-name="P601">Ces livres ne sont pas adaptés au cadre scolaire.</text:p>
          </table:table-cell>
          <table:table-cell office:value-type="string">
            <text:p text:style-name="P573">“<text:span text:style-name="T597">Those books are not for school students.”</text:span></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Même la Réserve ?</text:p>
          </table:table-cell>
          <table:table-cell office:value-type="string">
            <text:p text:style-name="P572">“<text:span text:style-name="T597">Even the Restricted section?”</text:span></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Même la Réserve, confirma Sergei. </text:p>
          </table:table-cell>
          <table:table-cell office:value-type="string">
            <text:p text:style-name="P573">“<text:span text:style-name="T597">Even there,” Sergei confirmed.</text:span></text:p>
          </table:table-cell>
        </table:table-row>
        <table:table-row>
          <table:table-cell table:style-name="Tableau1.A1" office:value-type="string">
            <text:p text:style-name="P601">J'ai jeté un coup d'œil et il y a quelques livres peu recommandables, mais aucun interdit. </text:p>
          </table:table-cell>
          <table:table-cell office:value-type="string">
            <text:p text:style-name="P573">“<text:span text:style-name="T597">I looked in it a bit and there are some disreputable book, but nothing forbidden.</text:span></text:p>
          </table:table-cell>
        </table:table-row>
        <table:table-row>
          <table:table-cell table:style-name="Tableau1.A1" office:value-type="string">
            <text:p text:style-name="P601">Et les livres traitant de la magie de l'âme sont interdits.</text:p>
          </table:table-cell>
          <table:table-cell office:value-type="string">
            <text:p text:style-name="P598">And books about Soul magic are forbidden.”</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La… chose… qu'est devenue Voldemort en buvant du sang de licorne est probablement suffisamment consistante et puissante pour s'adhérer à quelqu'un.</text:p>
          </table:table-cell>
          <table:table-cell office:value-type="string">
            <text:p text:style-name="P572">“The…<text:span text:style-name="T597"> thing.. that Voldemort became because he drank unicorn blood is probably solid and powerful enough to attach to someone.”</text:span></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Comme une sangsue ? </text:p>
          </table:table-cell>
          <table:table-cell office:value-type="string">
            <text:p text:style-name="P573">“<text:span text:style-name="T597">Like a leech?”</text:span></text:p>
          </table:table-cell>
        </table:table-row>
        <table:table-row>
          <table:table-cell table:style-name="Tableau1.A1" office:value-type="string">
            <text:p text:style-name="P601">s'horrifia Kévin.</text:p>
          </table:table-cell>
          <table:table-cell office:value-type="string">
            <text:p text:style-name="P598">Kevin was horrified.</text:p>
          </table:table-cell>
        </table:table-row>
        <text:soft-page-break/>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Oui, acquiesça Vladmir. </text:p>
          </table:table-cell>
          <table:table-cell office:value-type="string">
            <text:p text:style-name="P573">“<text:span text:style-name="T597">Yes,” Vladmir nodded.</text:span></text:p>
          </table:table-cell>
        </table:table-row>
        <table:table-row>
          <table:table-cell table:style-name="Tableau1.A1" office:value-type="string">
            <text:p text:style-name="P601">Il est probable que Quirell porte Voldemort sur lui.</text:p>
          </table:table-cell>
          <table:table-cell office:value-type="string">
            <text:p text:style-name="P573">“<text:span text:style-name="T597">It is quite probable that Quirell hosts Volemort on him.”</text:span></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Hermione eut un hoquet de dégout en portant une main sur sa bouche.</text:p>
          </table:table-cell>
          <table:table-cell office:value-type="string">
            <text:p text:style-name="P598">Hermione hiccuped in horror and put her hand over her mouth.</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Tu es en train de dire que depuis le début de l'année, on fait face à un… non deux mages noirs, souffla Drago.</text:p>
          </table:table-cell>
          <table:table-cell office:value-type="string">
            <text:p text:style-name="P572">“<text:span text:style-name="T597">You’re telling me that since the start of the school year, we’re working against one… or rather two Dark mages?” Draco whisperd.</text:span></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Vladmir hocha la tête alors que Sergei restait songeur.</text:p>
          </table:table-cell>
          <table:table-cell office:value-type="string">
            <text:p text:style-name="P598">Vladmir nodded and Sergei was thoughtful.</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Les enfants, je vais aller discuter avec ce professeur. </text:p>
          </table:table-cell>
          <table:table-cell office:value-type="string">
            <text:p text:style-name="P616">“<text:span text:style-name="T597">Kids, I will say a word or two with that professor.</text:span></text:p>
          </table:table-cell>
        </table:table-row>
        <table:table-row>
          <table:table-cell table:style-name="Tableau1.A1" office:value-type="string">
            <text:p text:style-name="P624"><text:span text:style-name="T236">J'aimerais que vous restiez ici… </text:span><text:span text:style-name="Emphasis"><text:span text:style-name="T238">tous</text:span></text:span><text:span text:style-name="T236">, rajouta le vampire en voyant Vlad ouvrit la bouche, surement pour lui proposer de l'accompagner.</text:span></text:p>
          </table:table-cell>
          <table:table-cell office:value-type="string">
            <text:p text:style-name="P622">I would like <text:span text:style-name="T33">you to stay here… </text:span><text:span text:style-name="T5">all of you</text:span><text:span text:style-name="T33">,” he added when he saw Vladmir open his mouth, probably to accompany him.</text:span></text:p>
          </table:table-cell>
        </table:table-row>
        <table:table-row>
          <table:table-cell table:style-name="Tableau1.A1" office:value-type="string">
            <text:p text:style-name="P601"/>
          </table:table-cell>
          <table:table-cell office:value-type="string">
            <text:p text:style-name="P616"/>
          </table:table-cell>
        </table:table-row>
        <table:table-row>
          <table:table-cell table:style-name="Tableau1.A1" office:value-type="string">
            <text:p text:style-name="P601">Le petit groupe hocha la tête et Valdmir, à la surprise de Sergei, ne tenta pas d'argumenter. </text:p>
          </table:table-cell>
          <table:table-cell office:value-type="string">
            <text:p text:style-name="P598">The small group noded and Vladmir, to Sergei’s surprise, did not even try to argue.</text:p>
          </table:table-cell>
        </table:table-row>
        <table:table-row>
          <table:table-cell table:style-name="Tableau1.A1" office:value-type="string">
            <text:p text:style-name="P601">Sergei ne remarqua pas la lueur dangereuse dans le regard du jeune russe et diisparut subitement, arrachant une nouvelle exclamation stupéfaite à Hermione. </text:p>
          </table:table-cell>
          <table:table-cell office:value-type="string">
            <text:p text:style-name="P598">Sergei did not notice the dangerous spark in Vladmir’s eyes and suddenly disappeared, making Hermione <text:span text:style-name="T598">exclaim in surpised.</text:span></text:p>
          </table:table-cell>
        </table:table-row>
        <table:table-row>
          <table:table-cell table:style-name="Tableau1.A1" office:value-type="string">
            <text:p text:style-name="P601">Personne ne pouvait transplaner dans Poudlard !</text:p>
          </table:table-cell>
          <table:table-cell office:value-type="string">
            <text:p text:style-name="P599">Nobody could Aparated in Hogwarts!</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C'est du déplacement des ombres, Mione, s'amusa Valdmir. </text:p>
          </table:table-cell>
          <table:table-cell office:value-type="string">
            <text:p text:style-name="P573">“<text:span text:style-name="T598">It’s shadow movement, Mione,” Vladmir mused.</text:span></text:p>
          </table:table-cell>
        </table:table-row>
        <table:table-row>
          <table:table-cell table:style-name="Tableau1.A1" office:value-type="string">
            <text:p text:style-name="P601">Technique vampirique.</text:p>
          </table:table-cell>
          <table:table-cell office:value-type="string">
            <text:p text:style-name="P573">“<text:span text:style-name="T598">Vampiric technique.”</text:span></text:p>
          </table:table-cell>
        </table:table-row>
        <table:table-row>
          <table:table-cell table:style-name="Tableau1.A1" office:value-type="string">
            <text:p text:style-name="P601"/>
          </table:table-cell>
          <table:table-cell office:value-type="string">
            <text:p text:style-name="P573"/>
          </table:table-cell>
        </table:table-row>
        <text:soft-page-break/>
        <table:table-row>
          <table:table-cell table:style-name="Tableau1.A1" office:value-type="string">
            <text:p text:style-name="P600">-Je suis curieux de voir les protections que Dumbledore a mis sur la pierre philosophale, pas vous ?</text:p>
          </table:table-cell>
          <table:table-cell office:value-type="string">
            <text:p text:style-name="P572">“<text:span text:style-name="T598">I am curious to see the protections Dumbledore put on the Philosopher’s Stone, aren’t you?”</text:span></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Tous les regards se tournèrent vers Kévin, qui sourit d'un air innocent.</text:p>
          </table:table-cell>
          <table:table-cell office:value-type="string">
            <text:p text:style-name="P599">All the looks turned to Kevin, who smiled immocently.</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Si Sergei s'occupe de Quirell, on n'aura pas de risque de rencontrer un certain mage noir, non ?</text:p>
          </table:table-cell>
          <table:table-cell office:value-type="string">
            <text:p text:style-name="P572">“<text:span text:style-name="T598">If Sergei deals with Quirell, we wouldn’t have to meet a certain Dark mage, would we?”</text:span></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La magie soit maudite, Entwithle, grogna Drago, qu'est-ce que tu fabriques à Serdaigle ?</text:p>
          </table:table-cell>
          <table:table-cell office:value-type="string">
            <text:p text:style-name="P572">“<text:span text:style-name="T598">Magia be cursed, Entwhistle”, Draco groned, “why are you in Ravenclaw?”</text:span></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Mais malgré le commentaire de Malefoy, le petit serdaigle avait parfaitement résumé les pensées de la plupart d'entre eux. </text:p>
          </table:table-cell>
          <table:table-cell office:value-type="string">
            <text:p text:style-name="P599">Despite Malfoy’s comment, Kevin had <text:span text:style-name="T600">perfectly </text:span>summarised most of their thoughts. <text:span text:style-name="T599">###</text:span></text:p>
          </table:table-cell>
        </table:table-row>
        <table:table-row>
          <table:table-cell table:style-name="Tableau1.A1" office:value-type="string">
            <text:p text:style-name="P601">Vladmir sortit sa baguette magique et se mit à jouer négligemment avec.</text:p>
          </table:table-cell>
          <table:table-cell office:value-type="string">
            <text:p text:style-name="P656">Vladmir unsheathed his wand, and started playing with it.</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Le directeur n'est pas là jusqu'à demain midi, susurra-t-il. </text:p>
          </table:table-cell>
          <table:table-cell office:value-type="string">
            <text:p text:style-name="P573">“<text:span text:style-name="T601">The Headmaster will not be here until noon tomorrow”, he whipered.</text:span></text:p>
          </table:table-cell>
        </table:table-row>
        <table:table-row>
          <table:table-cell table:style-name="Tableau1.A1" office:value-type="string">
            <text:p text:style-name="P601">S'il y a des alarmes de détection, le temps qu'il rentre, on aura le temps de quitter le couloir interdit.</text:p>
          </table:table-cell>
          <table:table-cell office:value-type="string">
            <text:p text:style-name="P573">“<text:span text:style-name="T601">If there are detection alarms, we’ll have time to get out of the forbidden corridor before he comes back.”</text:span></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Leur décision fut rapide, malgré quelques réticences. </text:p>
          </table:table-cell>
          <table:table-cell office:value-type="string">
            <text:p text:style-name="P656">Their decision was quick, despite some reluctance.</text:p>
          </table:table-cell>
        </table:table-row>
        <table:table-row>
          <table:table-cell table:style-name="Tableau1.A1" office:value-type="string">
            <text:p text:style-name="P601">Les cinq premières années finirent par échanger un regard complice et se levèrent dans un même mouvement.</text:p>
          </table:table-cell>
          <table:table-cell office:value-type="string">
            <text:p text:style-name="P656">The five first-years finally lokked at each other and stood up all at the same time.</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Prêts à violer le règlement ? </text:p>
          </table:table-cell>
          <table:table-cell office:value-type="string">
            <text:p text:style-name="P573">“<text:span text:style-name="T601">Ready to break the rules?”</text:span></text:p>
          </table:table-cell>
        </table:table-row>
        <table:table-row>
          <table:table-cell table:style-name="Tableau1.A1" office:value-type="string">
            <text:p text:style-name="P601">s'amusa Neville.</text:p>
          </table:table-cell>
          <table:table-cell office:value-type="string">
            <text:p text:style-name="P656">Neville sneered.</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On l'a tous déjà fait, ricana Vladmir. </text:p>
          </table:table-cell>
          <table:table-cell office:value-type="string">
            <text:p text:style-name="P573">“<text:span text:style-name="T601">We’ve all done it before”, Vladmir jeered in return.</text:span></text:p>
          </table:table-cell>
        </table:table-row>
        <text:soft-page-break/>
        <table:table-row>
          <table:table-cell table:style-name="Tableau1.A1" office:value-type="string">
            <text:p text:style-name="P601">Un peu plus ou un peu moins…</text:p>
          </table:table-cell>
          <table:table-cell office:value-type="string">
            <text:p text:style-name="P573">“<text:span text:style-name="T601">A little bit more isn’t that big…”</text:span></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Franchement, vous êtes de très mauvaise influence les garçons, sourit Hermione. </text:p>
          </table:table-cell>
          <table:table-cell office:value-type="string">
            <text:p text:style-name="P573">“<text:span text:style-name="T601">Frankly guys, you are a bad influence,” Hermione responded with a smile.</text:span></text:p>
          </table:table-cell>
        </table:table-row>
        <table:table-row>
          <table:table-cell table:style-name="Tableau1.A1" office:value-type="string">
            <text:p text:style-name="P601">Avant de vous connaitre, je n'avais jamais rien fait d'illégal.</text:p>
          </table:table-cell>
          <table:table-cell office:value-type="string">
            <text:p text:style-name="P573">“<text:span text:style-name="T601">Befor knowing you, I would never have done something illegal.”</text:span></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Rien de rien Granger ? </text:p>
          </table:table-cell>
          <table:table-cell office:value-type="string">
            <text:p text:style-name="P573">“<text:span text:style-name="T601">Nothing, Granger?</text:span></text:p>
          </table:table-cell>
        </table:table-row>
        <table:table-row>
          <table:table-cell table:style-name="Tableau1.A1" office:value-type="string">
            <text:p text:style-name="P601">Ta vie devait être morne, se moqua gentiment Drago.</text:p>
          </table:table-cell>
          <table:table-cell office:value-type="string">
            <text:p text:style-name="P573">“<text:span text:style-name="T601">Your live probably was boring,” Draco joked.</text:span></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Dis le fils prodige à son papa, compléta Kévin.</text:p>
          </table:table-cell>
          <table:table-cell office:value-type="string">
            <text:p text:style-name="P572">“<text:span text:style-name="T601">Quoth the prodigious dady’s boy,” Kevin added.</text:span></text:p>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Ils rirent de bon cœur, permettant à Hermione, Drago et Kévin d'alléger leur angoisse. </text:p>
          </table:table-cell>
          <table:table-cell office:value-type="string">
            <text:p text:style-name="P656">They <text:span text:style-name="T602">laughed heartily, promissing Hermione, Draco, and Kevin to releive their anxiousness.</text:span></text:p>
          </table:table-cell>
        </table:table-row>
        <table:table-row>
          <table:table-cell table:style-name="Tableau1.A1" office:value-type="string">
            <text:p text:style-name="P601">Ils allaient à la recherche d'une pierre mythique convoitée par un des mages noirs les plus dangereux quand même ! </text:p>
          </table:table-cell>
          <table:table-cell office:value-type="string">
            <text:p text:style-name="P658">They would go look for a mythical stone that one of the most dangerous Dark mages coveted, after all!</text:p>
          </table:table-cell>
        </table:table-row>
        <table:table-row>
          <table:table-cell table:style-name="Tableau1.A1" office:value-type="string">
            <text:p text:style-name="P601">Les protections devaient être mortelles… Mais ils ressentaient tous les cinq ce petit frisson d'adrénaline qui les motivait.</text:p>
          </table:table-cell>
          <table:table-cell office:value-type="string">
            <text:p text:style-name="P658">The protections were probably deadly… Though they were all feeling that little shiver of adrenaline motivating them.</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La peur revint lorsqu'ils se retrouvèrent devant la porte du cerbère. </text:p>
          </table:table-cell>
          <table:table-cell office:value-type="string">
            <text:p text:style-name="P658">Fear came back when they reached the Cerberus’ door.</text:p>
          </table:table-cell>
        </table:table-row>
        <table:table-row>
          <table:table-cell table:style-name="Tableau1.A1" office:value-type="string">
            <text:p text:style-name="P601">Une musique étouffée s'échappait du lourd panneau de bois et rendait l'ensemble plutôt angoissant.</text:p>
          </table:table-cell>
          <table:table-cell office:value-type="string">
            <text:p text:style-name="P658">A muffled music passed through the thick wood block, and that only increased their anxiety.</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24"><text:span text:style-name="T236">Hermione, le souvenir encore frais de leur dernière rencontre, était la plus stressée, tandis que Vladmir et Neville s'inquiétaient un peu de ce qu'ils allaient trouvés </text:span><text:span text:style-name="Emphasis"><text:span text:style-name="T238">après</text:span></text:span><text:span text:style-name="T236"> le chien à trois têtes. </text:span></text:p>
          </table:table-cell>
          <table:table-cell office:value-type="string">
            <text:p text:style-name="P660">Hermione, clearly remmebering the previous time, was the most stressed out, while Vladmir and Neville worried about what they would find <text:span text:style-name="T29">after</text:span><text:span text:style-name="T132"> the dog.</text:span></text:p>
          </table:table-cell>
        </table:table-row>
        <table:table-row>
          <table:table-cell table:style-name="Tableau1.A1" office:value-type="string">
            <text:p text:style-name="P601">Ils n'étaient pas nés de la dernière pluie, tous deux connaissaient l'effet d'un bon – ou mauvais – morceau de musique sur les cerbères. </text:p>
          </table:table-cell>
          <table:table-cell office:value-type="string">
            <text:p text:style-name="P660">They were no fools, they boh knew the effect of music – good or bad – on Cerberuses.</text:p>
          </table:table-cell>
        </table:table-row>
        <text:soft-page-break/>
        <table:table-row>
          <table:table-cell table:style-name="Tableau1.A1" office:value-type="string">
            <text:p text:style-name="P601">Un ces plus célèbres contes sorciers évoquait cette race de créature magique... </text:p>
          </table:table-cell>
          <table:table-cell office:value-type="string">
            <text:p text:style-name="P660">One of the most famous tales in the wizarding world told about that kind of magical creature.</text:p>
          </table:table-cell>
        </table:table-row>
        <table:table-row>
          <table:table-cell table:style-name="Tableau1.A1" office:value-type="string">
            <text:p text:style-name="P601">Il ne restait qu'à espérer que la harpe, probablement enchantée, ne se désensorcelle pas. </text:p>
          </table:table-cell>
          <table:table-cell office:value-type="string">
            <text:p text:style-name="P660">The only thing to do was hope that the harp, probably charmed, would not uncharm itself.</text:p>
          </table:table-cell>
        </table:table-row>
        <table:table-row>
          <table:table-cell table:style-name="Tableau1.A1" office:value-type="string">
            <text:p text:style-name="P601">Pour la suite… ils préféraient ne pas y penser et se concentrer sur le moment présent.</text:p>
          </table:table-cell>
          <table:table-cell office:value-type="string">
            <text:p text:style-name="P660">After that… they preferred not to think about <text:span text:style-name="T603">it</text:span>...</text:p>
          </table:table-cell>
        </table:table-row>
        <table:table-row>
          <table:table-cell table:style-name="Tableau1.A1" office:value-type="string">
            <text:p text:style-name="P601"/>
          </table:table-cell>
          <table:table-cell office:value-type="string">
            <text:p text:style-name="P616"/>
          </table:table-cell>
        </table:table-row>
        <table:table-row>
          <table:table-cell table:style-name="Tableau1.A1" office:value-type="string">
            <text:p text:style-name="P601">Drago angoissait également… Hermione lui avait communiqué sa panique et ses mains tremblaient. </text:p>
          </table:table-cell>
          <table:table-cell office:value-type="string">
            <text:p text:style-name="P659">Draco was also anxious… Hermione had passed some of her panic to him and his hands were trembling.</text:p>
          </table:table-cell>
        </table:table-row>
        <table:table-row>
          <table:table-cell table:style-name="Tableau1.A1" office:value-type="string">
            <text:p text:style-name="P601">Malgré tout, il restait aussi raide et hautain qu'à son habitude. </text:p>
          </table:table-cell>
          <table:table-cell office:value-type="string">
            <text:p text:style-name="P659">Despite all of that, he stayed as straight and hauty as usual.</text:p>
          </table:table-cell>
        </table:table-row>
        <table:table-row>
          <table:table-cell table:style-name="Tableau1.A1" office:value-type="string">
            <text:p text:style-name="P601">Ses manières étaient tellement ancrées en lui qu'il affichait son air noble malgré sa crainte. </text:p>
          </table:table-cell>
          <table:table-cell office:value-type="string">
            <text:p text:style-name="P659">His manners were so deeply rooted in him that he displayed his nobility despite his fear.</text:p>
          </table:table-cell>
        </table:table-row>
        <table:table-row>
          <table:table-cell table:style-name="Tableau1.A1" office:value-type="string">
            <text:p text:style-name="P601">Et Kévin… restait fidèle à lui-même. </text:p>
          </table:table-cell>
          <table:table-cell office:value-type="string">
            <text:p text:style-name="P659">As for Kevin… he stayed true to himself.</text:p>
          </table:table-cell>
        </table:table-row>
        <table:table-row>
          <table:table-cell table:style-name="Tableau1.A1" office:value-type="string">
            <text:p text:style-name="P601">Aucune peur, juste une curiosité sans fin à l'idée de découvrir une nouvelle créature magique et de voir de ses propres yeux le célèbre mage noir qui avait terrorisé le monde magique.</text:p>
          </table:table-cell>
          <table:table-cell office:value-type="string">
            <text:p text:style-name="P659">No fear, only endless curiosity at the idea of discovering a new magical creature, and seeing with his own eyes the infamous Dark mage that had terrorised the wizarding world.</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Ils échangèrent un regard et sortirent leurs baguettes avant d'un sort ouvrir la porte précautionneusement. </text:p>
          </table:table-cell>
          <table:table-cell office:value-type="string">
            <text:p text:style-name="P659">They looked at each other, unsheathed their wands, and opened the door with a charm.</text:p>
          </table:table-cell>
        </table:table-row>
        <table:table-row>
          <table:table-cell table:style-name="Tableau1.A1" office:value-type="string">
            <text:p text:style-name="P601">Une harpe jouait une musique douce à côté de l'immense chien à trois têtes. </text:p>
          </table:table-cell>
          <table:table-cell office:value-type="string">
            <text:p text:style-name="P659">A harp was playing a soft music besides the three-headed dog.</text:p>
          </table:table-cell>
        </table:table-row>
        <table:table-row>
          <table:table-cell table:style-name="Tableau1.A1" office:value-type="string">
            <text:p text:style-name="P601">La créature ronflait de ses trois gueules, d'épais filets de bave coulant de ses babines.</text:p>
          </table:table-cell>
          <table:table-cell office:value-type="string">
            <text:p text:style-name="P659">The creature was snoring from all three mouths, thick <text:span text:style-name="T604">trickles of saliva flowing from its chops.</text:span></text:p>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23"><text:span text:style-name="T236">-</text:span><text:span text:style-name="Emphasis"><text:span text:style-name="T238">Suavis cunaria, </text:span></text:span><text:span text:style-name="T236">souffla Drago en direction de la harpe, s'attirant le regard moqueur des deux autres nobles.</text:span></text:p>
          </table:table-cell>
          <table:table-cell office:value-type="string">
            <text:p text:style-name="P615">“<text:span text:style-name="T27">Suavis cunaria</text:span><text:span text:style-name="T119">,” Draco whispered to the harp, catching two mocking looks from the other nobles.</text:span></text:p>
          </table:table-cell>
        </table:table-row>
        <table:table-row>
          <table:table-cell table:style-name="Tableau1.A1" office:value-type="string">
            <text:p text:style-name="P600"/>
          </table:table-cell>
          <table:table-cell office:value-type="string">
            <text:p text:style-name="P615"/>
          </table:table-cell>
        </table:table-row>
        <table:table-row>
          <table:table-cell table:style-name="Tableau1.A1" office:value-type="string">
            <text:p text:style-name="P623"><text:span text:style-name="T236">-C'est le sort préféré de ma mère, rougit légèrement l'héritier Malefoy. </text:span><text:span text:style-name="Emphasis"><text:span text:style-name="T238">Suavis cunaria</text:span></text:span><text:span text:style-name="T236"> était un sort peu utilisé, hormis par les mères de famille pour bercer leurs enfants.</text:span></text:p>
          </table:table-cell>
          <table:table-cell office:value-type="string">
            <text:p text:style-name="P615">“<text:span text:style-name="T605">It’s my mother’s favourite spell”, the Malfoy heir said with a slight blush. </text:span><text:span text:style-name="T27">Suavis cunaria</text:span><text:span text:style-name="T119"> was a scarcely used spell, only even used by mothers to lull children.</text:span></text:p>
          </table:table-cell>
        </table:table-row>
        <text:soft-page-break/>
        <table:table-row>
          <table:table-cell table:style-name="Tableau1.A1" office:value-type="string">
            <text:p text:style-name="P600"/>
          </table:table-cell>
          <table:table-cell office:value-type="string">
            <text:p text:style-name="P615"/>
          </table:table-cell>
        </table:table-row>
        <table:table-row>
          <table:table-cell table:style-name="Tableau1.A1" office:value-type="string">
            <text:p text:style-name="P601">Vladmir eut un ricanement narquois en réponse mais Neville le remercia. </text:p>
          </table:table-cell>
          <table:table-cell office:value-type="string">
            <text:p text:style-name="P573"/>
          </table:table-cell>
        </table:table-row>
        <table:table-row>
          <table:table-cell table:style-name="Tableau1.A1" office:value-type="string">
            <text:p text:style-name="P601">Le sort de berceuse leur assurait une tranquillité d'une heure. </text:p>
          </table:table-cell>
          <table:table-cell office:value-type="string">
            <text:p text:style-name="P573"/>
          </table:table-cell>
        </table:table-row>
        <table:table-row>
          <table:table-cell table:style-name="Tableau1.A1" office:value-type="string">
            <text:p text:style-name="P601">Pendant ce temps, Kévin s'était tranquillement, approché de la bête pour caresser la truffe de la tête centrale, souriant.</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Il est mignon, s'extasia le né-moldu.</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On n'a pas la même notion de mignon, soupira Hermione en se faufilant entre les pattes épaisses pour atteindre la trappe. </text:p>
          </table:table-cell>
          <table:table-cell office:value-type="string">
            <text:p text:style-name="P573"/>
          </table:table-cell>
        </table:table-row>
        <table:table-row>
          <table:table-cell table:style-name="Tableau1.A1" office:value-type="string">
            <text:p text:style-name="P601">Neville vint l'aider à dégager un membre canin gênant et souleva l'épais panneau de bois. </text:p>
          </table:table-cell>
          <table:table-cell office:value-type="string">
            <text:p text:style-name="P573"/>
          </table:table-cell>
        </table:table-row>
        <table:table-row>
          <table:table-cell table:style-name="Tableau1.A1" office:value-type="string">
            <text:p text:style-name="P601">Le cerbère grogna. </text:p>
          </table:table-cell>
          <table:table-cell office:value-type="string">
            <text:p text:style-name="P573"/>
          </table:table-cell>
        </table:table-row>
        <table:table-row>
          <table:table-cell table:style-name="Tableau1.A1" office:value-type="string">
            <text:p text:style-name="P601">Tous se figèrent mais le chien se contenta de bouger avant de se remettre à ronfler.</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Hum… On ne voit rien, gémit Hermione. </text:p>
          </table:table-cell>
          <table:table-cell office:value-type="string">
            <text:p text:style-name="P573"/>
          </table:table-cell>
        </table:table-row>
        <table:table-row>
          <table:table-cell table:style-name="Tableau1.A1" office:value-type="string">
            <text:p text:style-name="P601">Et je suis sure qu'il y a quelque chose dessous !</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23"><text:span text:style-name="T236">-Pousse-toi Granger, soupira Drago. </text:span><text:span text:style-name="Emphasis"><text:span text:style-name="T238">Lumos</text:span></text:span><text:span text:style-name="T236">.</text:span></text:p>
          </table:table-cell>
          <table:table-cell office:value-type="string">
            <text:p text:style-name="P615"/>
          </table:table-cell>
        </table:table-row>
        <table:table-row>
          <table:table-cell table:style-name="Tableau1.A1" office:value-type="string">
            <text:p text:style-name="P600"/>
          </table:table-cell>
          <table:table-cell office:value-type="string">
            <text:p text:style-name="P615"/>
          </table:table-cell>
        </table:table-row>
        <table:table-row>
          <table:table-cell table:style-name="Tableau1.A1" office:value-type="string">
            <text:p text:style-name="P601">L'extrémité de sa baguette s'illumina et il la dirigea dans le couloir obscur. </text:p>
          </table:table-cell>
          <table:table-cell office:value-type="string">
            <text:p text:style-name="P573"/>
          </table:table-cell>
        </table:table-row>
        <table:table-row>
          <table:table-cell table:style-name="Tableau1.A1" office:value-type="string">
            <text:p text:style-name="P601">Une masse se dessina, ondulante, semblable à d'épaisses tentacules.</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Filet de diable, annonça immédiatement Neville.</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C'est pas plus mal, acquiesça Hermione. </text:p>
          </table:table-cell>
          <table:table-cell office:value-type="string">
            <text:p text:style-name="P573"/>
          </table:table-cell>
        </table:table-row>
        <text:soft-page-break/>
        <table:table-row>
          <table:table-cell table:style-name="Tableau1.A1" office:value-type="string">
            <text:p text:style-name="P601">Il y a quand même trois ou quatre mètres et elle amortira notre chute. </text:p>
          </table:table-cell>
          <table:table-cell office:value-type="string">
            <text:p text:style-name="P573"/>
          </table:table-cell>
        </table:table-row>
        <table:table-row>
          <table:table-cell table:style-name="Tableau1.A1" office:value-type="string">
            <text:p text:style-name="P601">Mais comment la passer ?</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Drago, elle craint la lumière du soleil, peux-tu… ?</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24"><text:span text:style-name="T236">Drago hocha la tête à la remarque du spécialiste de botanique et lança un </text:span><text:span text:style-name="Emphasis"><text:span text:style-name="T238">Lux solaris </text:span></text:span><text:span text:style-name="T236">puissant. </text:span></text:p>
          </table:table-cell>
          <table:table-cell office:value-type="string">
            <text:p text:style-name="P616"/>
          </table:table-cell>
        </table:table-row>
        <table:table-row>
          <table:table-cell table:style-name="Tableau1.A1" office:value-type="string">
            <text:p text:style-name="P601">Les lianes de la plante, imitant des tentacules, se rétractèrent pour laisser apparaître des vides entre ses tiges.</text:p>
          </table:table-cell>
          <table:table-cell office:value-type="string">
            <text:p text:style-name="P616"/>
          </table:table-cell>
        </table:table-row>
        <table:table-row>
          <table:table-cell table:style-name="Tableau1.A1" office:value-type="string">
            <text:p text:style-name="P601"/>
          </table:table-cell>
          <table:table-cell office:value-type="string">
            <text:p text:style-name="P616"/>
          </table:table-cell>
        </table:table-row>
        <table:table-row>
          <table:table-cell table:style-name="Tableau1.A1" office:value-type="string">
            <text:p text:style-name="P601">-Il y a un couloir, murmura Hermione en plissant les yeux. </text:p>
          </table:table-cell>
          <table:table-cell office:value-type="string">
            <text:p text:style-name="P573"/>
          </table:table-cell>
        </table:table-row>
        <table:table-row>
          <table:table-cell table:style-name="Tableau1.A1" office:value-type="string">
            <text:p text:style-name="P601">On descend avec un sort de lévitation ?</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Sitôt dis, sitôt fait. </text:p>
          </table:table-cell>
          <table:table-cell office:value-type="string">
            <text:p text:style-name="P573"/>
          </table:table-cell>
        </table:table-row>
        <table:table-row>
          <table:table-cell table:style-name="Tableau1.A1" office:value-type="string">
            <text:p text:style-name="P601">Un après l'autre, ils se laissèrent porter par le sort lancé par Vladmir tandis que Drago maintenait la plante en retrait. </text:p>
          </table:table-cell>
          <table:table-cell office:value-type="string">
            <text:p text:style-name="P573"/>
          </table:table-cell>
        </table:table-row>
        <table:table-row>
          <table:table-cell table:style-name="Tableau1.A1" office:value-type="string">
            <text:p text:style-name="P601">Hermione prit le relais pour illuminer les lieux une fois le couloir atteint et les deux héritiers purent descendre à leur tour.</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Franchement, grogna Vladmir une fois au sol. </text:p>
          </table:table-cell>
          <table:table-cell office:value-type="string">
            <text:p text:style-name="P573"/>
          </table:table-cell>
        </table:table-row>
        <table:table-row>
          <table:table-cell table:style-name="Tableau1.A1" office:value-type="string">
            <text:p text:style-name="P601">Si ce sont les protections de la pierre philosophale, alors je suis surpris que l'ectoplasme ne l'ait pas encore volé ! </text:p>
          </table:table-cell>
          <table:table-cell office:value-type="string">
            <text:p text:style-name="P573"/>
          </table:table-cell>
        </table:table-row>
        <table:table-row>
          <table:table-cell table:style-name="Tableau1.A1" office:value-type="string">
            <text:p text:style-name="P601">C'est beaucoup trop facil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Tu crois que…</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c'est un piège ? </text:p>
          </table:table-cell>
          <table:table-cell office:value-type="string">
            <text:p text:style-name="P573"/>
          </table:table-cell>
        </table:table-row>
        <table:table-row>
          <table:table-cell table:style-name="Tableau1.A1" office:value-type="string">
            <text:p text:style-name="P601">C'est certain, mais pour qui ? </text:p>
          </table:table-cell>
          <table:table-cell office:value-type="string">
            <text:p text:style-name="P573"/>
          </table:table-cell>
        </table:table-row>
        <text:soft-page-break/>
        <table:table-row>
          <table:table-cell table:style-name="Tableau1.A1" office:value-type="string">
            <text:p text:style-name="P601">murmura Nevill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Tu penses qu'une fois atteint la pierre, on se retrouvera coincé ?</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Peut-être, acquiesça Vladmir. </text:p>
          </table:table-cell>
          <table:table-cell office:value-type="string">
            <text:p text:style-name="P573"/>
          </table:table-cell>
        </table:table-row>
        <table:table-row>
          <table:table-cell table:style-name="Tableau1.A1" office:value-type="string">
            <text:p text:style-name="P601">Il faudrait qu'un de nous reste pour prévenir les autres si un problème survient.</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Je m'en charge, annonça Kévin. </text:p>
          </table:table-cell>
          <table:table-cell office:value-type="string">
            <text:p text:style-name="P573"/>
          </table:table-cell>
        </table:table-row>
        <table:table-row>
          <table:table-cell table:style-name="Tableau1.A1" office:value-type="string">
            <text:p text:style-name="P601">Flitwick ?</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Flitwick, confirma Vladmir. </text:p>
          </table:table-cell>
          <table:table-cell office:value-type="string">
            <text:p text:style-name="P573"/>
          </table:table-cell>
        </table:table-row>
        <table:table-row>
          <table:table-cell table:style-name="Tableau1.A1" office:value-type="string">
            <text:p text:style-name="P601">Délai de deux heures.</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Le jeune serdaigle regarda ses amis avec gravité et tira de sa poche une vieille montre à gousset. </text:p>
          </table:table-cell>
          <table:table-cell office:value-type="string">
            <text:p text:style-name="P573"/>
          </table:table-cell>
        </table:table-row>
        <table:table-row>
          <table:table-cell table:style-name="Tableau1.A1" office:value-type="string">
            <text:p text:style-name="P601">18h45. </text:p>
          </table:table-cell>
          <table:table-cell office:value-type="string">
            <text:p text:style-name="P573"/>
          </table:table-cell>
        </table:table-row>
        <table:table-row>
          <table:table-cell table:style-name="Tableau1.A1" office:value-type="string">
            <text:p text:style-name="P601">Si à 20h45 aucun d'eux n'avaient donné de nouvelles, il avertirait le directeur de sa Maison. </text:p>
          </table:table-cell>
          <table:table-cell office:value-type="string">
            <text:p text:style-name="P573"/>
          </table:table-cell>
        </table:table-row>
        <table:table-row>
          <table:table-cell table:style-name="Tableau1.A1" office:value-type="string">
            <text:p text:style-name="P601">Mieux valait prévenir que guérir…</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Je serais dans la bibliothèque, prévint Kévin en observant les deux gryffondors et le serpentard qui ne pourraient pas accéder à la salle commune des aigles. </text:p>
          </table:table-cell>
          <table:table-cell office:value-type="string">
            <text:p text:style-name="P573"/>
          </table:table-cell>
        </table:table-row>
        <table:table-row>
          <table:table-cell table:style-name="Tableau1.A1" office:value-type="string">
            <text:p text:style-name="P601">Puis, à l'aide d'un puissant sort de lévitation, Kévin fit le chemin inverse et disparut dans l'ouverture de la trapp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Les quatre complices restants se dévisagèrent sombrement puis s'engagèrent dans le lugubre couloir, s'enfonçant lentement sous le château. </text:p>
          </table:table-cell>
          <table:table-cell office:value-type="string">
            <text:p text:style-name="P573"/>
          </table:table-cell>
        </table:table-row>
        <table:table-row>
          <table:table-cell table:style-name="Tableau1.A1" office:value-type="string">
            <text:p text:style-name="P601">Les lieux étaient sombres et ils se méfiaient, observant avec attention leur environnement. </text:p>
          </table:table-cell>
          <table:table-cell office:value-type="string">
            <text:p text:style-name="P573"/>
          </table:table-cell>
        </table:table-row>
        <text:soft-page-break/>
        <table:table-row>
          <table:table-cell table:style-name="Tableau1.A1" office:value-type="string">
            <text:p text:style-name="P601">Vladmir, aux réflexes les plus rapides, se tenait en tête, ouvrant la marche, alors que Drago surveillait leurs arrières.</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Ils avançaient ainsi avec précaution et arrivèrent sans encombre au bout du couloir. </text:p>
          </table:table-cell>
          <table:table-cell office:value-type="string">
            <text:p text:style-name="P573"/>
          </table:table-cell>
        </table:table-row>
        <table:table-row>
          <table:table-cell table:style-name="Tableau1.A1" office:value-type="string">
            <text:p text:style-name="P601">Une porte était entrebâillée, un rai de lumière passant l'embrasure. </text:p>
          </table:table-cell>
          <table:table-cell office:value-type="string">
            <text:p text:style-name="P573"/>
          </table:table-cell>
        </table:table-row>
        <table:table-row>
          <table:table-cell table:style-name="Tableau1.A1" office:value-type="string">
            <text:p text:style-name="P601">Un battement d'ailes paresseux se fit entendre et Hermione regarda avec interrogation ses amis.</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Quel genre d'oiseaux risque-t-on de trouver ?</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Les oiseaux sont les cadets de nos soucis, Granger, murmura Drago. </text:p>
          </table:table-cell>
          <table:table-cell office:value-type="string">
            <text:p text:style-name="P573"/>
          </table:table-cell>
        </table:table-row>
        <table:table-row>
          <table:table-cell table:style-name="Tableau1.A1" office:value-type="string">
            <text:p text:style-name="P601">Ce ne sont pas les seules créatures à avoir des ailes.</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Hippogriffes, dragons, fées, gargouilles… les oiseaux sont les plus sympathiques, acquiesça Neville alors que Vladmir jetait un coup d'œil furtif dans la salle.</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Ce sont… des clés, murmura le russe. </text:p>
          </table:table-cell>
          <table:table-cell office:value-type="string">
            <text:p text:style-name="P573"/>
          </table:table-cell>
        </table:table-row>
        <table:table-row>
          <table:table-cell table:style-name="Tableau1.A1" office:value-type="string">
            <text:p text:style-name="P601">Des clés ailées. </text:p>
          </table:table-cell>
          <table:table-cell office:value-type="string">
            <text:p text:style-name="P573"/>
          </table:table-cell>
        </table:table-row>
        <table:table-row>
          <table:table-cell table:style-name="Tableau1.A1" office:value-type="string">
            <text:p text:style-name="P601">Une seule doit ouvrir la porte de l'autre côté…</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Il ouvrit la porte lentement et avança dans la pièce, sur ses gardes. </text:p>
          </table:table-cell>
          <table:table-cell office:value-type="string">
            <text:p text:style-name="P573"/>
          </table:table-cell>
        </table:table-row>
        <table:table-row>
          <table:table-cell table:style-name="Tableau1.A1" office:value-type="string">
            <text:p text:style-name="P601">Effectivement, des centaines de clés de toutes les tailles et de toutes les formes virevoltaient dans la sall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A ton avis, on peut l'attraper ? </text:p>
          </table:table-cell>
          <table:table-cell office:value-type="string">
            <text:p text:style-name="P573"/>
          </table:table-cell>
        </table:table-row>
        <table:table-row>
          <table:table-cell table:style-name="Tableau1.A1" office:value-type="string">
            <text:p text:style-name="P601">demanda Neville en observant la serrure pour essayer de trouver le métal, la forme et la <text:soft-page-break/>couleur de la clé. </text:p>
          </table:table-cell>
          <table:table-cell office:value-type="string">
            <text:p text:style-name="P573"/>
          </table:table-cell>
        </table:table-row>
        <table:table-row>
          <table:table-cell table:style-name="Tableau1.A1" office:value-type="string">
            <text:p text:style-name="P601">Il avait essayé sans succès un sort d'ouvertur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Oui… Bon sang, ce que j'aimerais être un vampire pour utiliser le déplacement des ombres. </text:p>
          </table:table-cell>
          <table:table-cell office:value-type="string">
            <text:p text:style-name="P573"/>
          </table:table-cell>
        </table:table-row>
        <table:table-row>
          <table:table-cell table:style-name="Tableau1.A1" office:value-type="string">
            <text:p text:style-name="P601">On n'aurait pas besoin de clés ! </text:p>
          </table:table-cell>
          <table:table-cell office:value-type="string">
            <text:p text:style-name="P573"/>
          </table:table-cell>
        </table:table-row>
        <table:table-row>
          <table:table-cell table:style-name="Tableau1.A1" office:value-type="string">
            <text:p text:style-name="P601">ragea Vladmir en observant les lieux.</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Sergei peut passer une porte ? </text:p>
          </table:table-cell>
          <table:table-cell office:value-type="string">
            <text:p text:style-name="P573"/>
          </table:table-cell>
        </table:table-row>
        <table:table-row>
          <table:table-cell table:style-name="Tableau1.A1" office:value-type="string">
            <text:p text:style-name="P601">s'étonna Hermion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Sans le moindre problème. </text:p>
          </table:table-cell>
          <table:table-cell office:value-type="string">
            <text:p text:style-name="P573"/>
          </table:table-cell>
        </table:table-row>
        <table:table-row>
          <table:table-cell table:style-name="Tableau1.A1" office:value-type="string">
            <text:p text:style-name="P601">Il ne répond pas aux lois physiques habituelles. </text:p>
          </table:table-cell>
          <table:table-cell office:value-type="string">
            <text:p text:style-name="P573"/>
          </table:table-cell>
        </table:table-row>
        <table:table-row>
          <table:table-cell table:style-name="Tableau1.A1" office:value-type="string">
            <text:p text:style-name="P601">On aurait dû l'amener avec nous, il aurait passé toutes les protections en un claquement de doigt.</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Pourquoi ?</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Les sorciers pensent pour une grande majorité que les créatures magiques sont des sous-races et les protections d'objets magiques les prennent rarement en compte, lança Neville distraitement. </text:p>
          </table:table-cell>
          <table:table-cell office:value-type="string">
            <text:p text:style-name="P573"/>
          </table:table-cell>
        </table:table-row>
        <table:table-row>
          <table:table-cell table:style-name="Tableau1.A1" office:value-type="string">
            <text:p text:style-name="P601">Il nous faut une clé grosse, assez vieille d'apparence, probablement argenté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24"><text:span text:style-name="T236">-Un </text:span><text:span text:style-name="Emphasis"><text:span text:style-name="T238">accio</text:span></text:span><text:span text:style-name="T236"> ? </text:span></text:p>
          </table:table-cell>
          <table:table-cell office:value-type="string">
            <text:p text:style-name="P616"/>
          </table:table-cell>
        </table:table-row>
        <table:table-row>
          <table:table-cell table:style-name="Tableau1.A1" office:value-type="string">
            <text:p text:style-name="P601">demanda Hermione.</text:p>
          </table:table-cell>
          <table:table-cell office:value-type="string">
            <text:p text:style-name="P616"/>
          </table:table-cell>
        </table:table-row>
        <table:table-row>
          <table:table-cell table:style-name="Tableau1.A1" office:value-type="string">
            <text:p text:style-name="P601"/>
          </table:table-cell>
          <table:table-cell office:value-type="string">
            <text:p text:style-name="P616"/>
          </table:table-cell>
        </table:table-row>
        <table:table-row>
          <table:table-cell table:style-name="Tableau1.A1" office:value-type="string">
            <text:p text:style-name="P601">-C'est un peu trop facile, marmonna Drago en tentant toutefois de jeter le sort. </text:p>
          </table:table-cell>
          <table:table-cell office:value-type="string">
            <text:p text:style-name="P573"/>
          </table:table-cell>
        </table:table-row>
        <table:table-row>
          <table:table-cell table:style-name="Tableau1.A1" office:value-type="string">
            <text:p text:style-name="P601">En réponse, les clés s'agitèrent et se mirent à voler plus rapidement, créant un tourbillon vif <text:soft-page-break/>autour de la pièce. </text:p>
          </table:table-cell>
          <table:table-cell office:value-type="string">
            <text:p text:style-name="P573"/>
          </table:table-cell>
        </table:table-row>
        <table:table-row>
          <table:table-cell table:style-name="Tableau1.A1" office:value-type="string">
            <text:p text:style-name="P601">L'héritier Malefoy jura et se tourna vers les autres.</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Et maintenant ?</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Vladmir observa les objets volants avant de reporter son attention dans la pièce. </text:p>
          </table:table-cell>
          <table:table-cell office:value-type="string">
            <text:p text:style-name="P573"/>
          </table:table-cell>
        </table:table-row>
        <table:table-row>
          <table:table-cell table:style-name="Tableau1.A1" office:value-type="string">
            <text:p text:style-name="P601">Rien… elle était vide, aucun balai ou quoi que ce soit pour les aider à attraper la pièce. </text:p>
          </table:table-cell>
          <table:table-cell office:value-type="string">
            <text:p text:style-name="P573"/>
          </table:table-cell>
        </table:table-row>
        <table:table-row>
          <table:table-cell table:style-name="Tableau1.A1" office:value-type="string">
            <text:p text:style-name="P601">D'un côté, ce n'était pas surprenant, l'objectif était de protéger la pierre, pas de faire un parcours d'obstacles avec une récompense à la clé…</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Il tira lentement sa baguette, faisant un pari risqué. </text:p>
          </table:table-cell>
          <table:table-cell office:value-type="string">
            <text:p text:style-name="P573"/>
          </table:table-cell>
        </table:table-row>
        <table:table-row>
          <table:table-cell table:style-name="Tableau1.A1" office:value-type="string">
            <text:p text:style-name="P601">Mais après tout, au point où ils en étaient.</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23"><text:span text:style-name="T236">-</text:span><text:span text:style-name="Strong_20_Emphasis"><text:span text:style-name="T237">Attire</text:span></text:span><text:span text:style-name="T236">, ordonna-t-il en magie slave en visualisant la clé dans la serrure.</text:span></text:p>
          </table:table-cell>
          <table:table-cell office:value-type="string">
            <text:p text:style-name="P615"/>
          </table:table-cell>
        </table:table-row>
        <table:table-row>
          <table:table-cell table:style-name="Tableau1.A1" office:value-type="string">
            <text:p text:style-name="P600"/>
          </table:table-cell>
          <table:table-cell office:value-type="string">
            <text:p text:style-name="P615"/>
          </table:table-cell>
        </table:table-row>
        <table:table-row>
          <table:table-cell table:style-name="Tableau1.A1" office:value-type="string">
            <text:p text:style-name="P601">Une vague de magie épaisse se déploya autour de lui, tirant des grimaces surprises de ses amis. </text:p>
          </table:table-cell>
          <table:table-cell office:value-type="string">
            <text:p text:style-name="P573"/>
          </table:table-cell>
        </table:table-row>
        <table:table-row>
          <table:table-cell table:style-name="Tableau1.A1" office:value-type="string">
            <text:p text:style-name="P601">La magie des pays de l'est, plus lourde et sobre, pouvait paraitre grossière et étouffante lors de son usage, mais elle était également plus simple. </text:p>
          </table:table-cell>
          <table:table-cell office:value-type="string">
            <text:p text:style-name="P573"/>
          </table:table-cell>
        </table:table-row>
        <table:table-row>
          <table:table-cell table:style-name="Tableau1.A1" office:value-type="string">
            <text:p text:style-name="P601">Et Vlad était prêt à parier que, tout comme les défenses ne prenaient pas en compte les créatures magiques, elles n'avaient pas palier aux autres formes de magi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Une clé s'illumina au niveau du plafond et s'abaissa lentement vers eux, tentant visiblement de résister à l'attraction exercée par le jeune russe. </text:p>
          </table:table-cell>
          <table:table-cell office:value-type="string">
            <text:p text:style-name="P573"/>
          </table:table-cell>
        </table:table-row>
        <text:soft-page-break/>
        <table:table-row>
          <table:table-cell table:style-name="Tableau1.A1" office:value-type="string">
            <text:p text:style-name="P601">Vlad renouvela son sort, augmentant la puissance magique jusqu'à que Neville puisse attraper l'objet. </text:p>
          </table:table-cell>
          <table:table-cell office:value-type="string">
            <text:p text:style-name="P573"/>
          </table:table-cell>
        </table:table-row>
        <table:table-row>
          <table:table-cell table:style-name="Tableau1.A1" office:value-type="string">
            <text:p text:style-name="P601">Rapidement, le lion glissa la clé dans la serrure et déverrouilla la porte avant de l'ouvrir vivement sous les baguettes dressées de ses amis.</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Une nouvelle pièce sombre les attendait, qu'ils illuminent d'un coup de baguette. </text:p>
          </table:table-cell>
          <table:table-cell office:value-type="string">
            <text:p text:style-name="P573"/>
          </table:table-cell>
        </table:table-row>
        <table:table-row>
          <table:table-cell table:style-name="Tableau1.A1" office:value-type="string">
            <text:p text:style-name="P601">Devant leurs yeux stupéfaits, un immense échiquier se dévoila, prenant toute la surface des lieux. </text:p>
          </table:table-cell>
          <table:table-cell office:value-type="string">
            <text:p text:style-name="P573"/>
          </table:table-cell>
        </table:table-row>
        <table:table-row>
          <table:table-cell table:style-name="Tableau1.A1" office:value-type="string">
            <text:p text:style-name="P601">Les pièces, immenses, d'un marbre brillant, étaient menaçantes.</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Je parie qu'il faut jouer pour accéder à la porte planquée derrière le roi blanc, soupira dramatiquement Drago.</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On n'a pas besoin de jouer, ricana Vlad.</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Le russe s'avança au centre de la pièce et posa quelque chose au milieu des dallages noirs et blancs composant le plateau de jeu, alors que les pièces s'animaient pour le suivre du regard.</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Neville, tu connais une formule de croissance instantanée pour les plantes ?</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Oui, mais les végétaux ont une durée de vie limitée si leur développement ou leur croissance est artificiel. </text:p>
          </table:table-cell>
          <table:table-cell office:value-type="string">
            <text:p text:style-name="P573"/>
          </table:table-cell>
        </table:table-row>
        <table:table-row>
          <table:table-cell table:style-name="Tableau1.A1" office:value-type="string">
            <text:p text:style-name="P601">Ils ne durent que quelques jours et leurs propriétés, magiques ou ornementales, sont moindres…</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ext:soft-page-break/>
        <table:table-row>
          <table:table-cell table:style-name="Tableau1.A1" office:value-type="string">
            <text:p text:style-name="P600">-Il vivra le temps de traverser la pièce, non ?</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Il ? </text:p>
          </table:table-cell>
          <table:table-cell office:value-type="string">
            <text:p text:style-name="P573"/>
          </table:table-cell>
        </table:table-row>
        <table:table-row>
          <table:table-cell table:style-name="Tableau1.A1" office:value-type="string">
            <text:p text:style-name="P601">Oh, une bouture de filet du diable, s'étonna le botaniste amateur, mais quand…</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Neville fouilla ses poches avant de regarder le serdaigle avec des yeux ébahis.</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Vladmir, quand m'as-tu fait les poches ?</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A l'instant, sourit le russe, je t'ai vu ramassé une liane et j'ai pensé que tu voulais en planter une. </text:p>
          </table:table-cell>
          <table:table-cell office:value-type="string">
            <text:p text:style-name="P573"/>
          </table:table-cell>
        </table:table-row>
        <table:table-row>
          <table:table-cell table:style-name="Tableau1.A1" office:value-type="string">
            <text:p text:style-name="P601">Autant qu'elle nous serve maintenant, non ?</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Le lion grommela sur la capacité d'un voleur à trouver son bonheur dans ses poches sorcières, mais jeta le sort de croissance accélérée sur la petite liane. </text:p>
          </table:table-cell>
          <table:table-cell office:value-type="string">
            <text:p text:style-name="P573"/>
          </table:table-cell>
        </table:table-row>
        <table:table-row>
          <table:table-cell table:style-name="Tableau1.A1" office:value-type="string">
            <text:p text:style-name="P601">Le filet de magie, d'un vert printanier, s'accrocha à la plante, qui frissonna. </text:p>
          </table:table-cell>
          <table:table-cell office:value-type="string">
            <text:p text:style-name="P573"/>
          </table:table-cell>
        </table:table-row>
        <table:table-row>
          <table:table-cell table:style-name="Tableau1.A1" office:value-type="string">
            <text:p text:style-name="P601">Rapidement, elle commença à prendre de l'ampleur et ses ramifications se développèrent. </text:p>
          </table:table-cell>
          <table:table-cell office:value-type="string">
            <text:p text:style-name="P573"/>
          </table:table-cell>
        </table:table-row>
        <table:table-row>
          <table:table-cell table:style-name="Tableau1.A1" office:value-type="string">
            <text:p text:style-name="P601">Le sol se fissura sous l'action des racines, alors les lianes venaient entourer les pièces d'échecs.</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Vladmir, qui s'était reculé, sourit en voyant les tentacules effleurer le bas de leur cape après avoir recouverts le plus de surface possible, y compris les pièces. </text:p>
          </table:table-cell>
          <table:table-cell office:value-type="string">
            <text:p text:style-name="P573"/>
          </table:table-cell>
        </table:table-row>
        <table:table-row>
          <table:table-cell table:style-name="Tableau1.A1" office:value-type="string">
            <text:p text:style-name="P601">Utilisant un sort de lumière, le petit groupe se déplaça en direction de l'autre porte, rasant les murs pour rester le plus éloigner du nouveau filet du diabl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ext:soft-page-break/>
        <table:table-row>
          <table:table-cell table:style-name="Tableau1.A1" office:value-type="string">
            <text:p text:style-name="P601">A l'instant où ils atteignirent le mur du fond, les pièces blanches s'agitèrent soudain, faisant sursauter tout le monde. </text:p>
          </table:table-cell>
          <table:table-cell office:value-type="string">
            <text:p text:style-name="P573"/>
          </table:table-cell>
        </table:table-row>
        <table:table-row>
          <table:table-cell table:style-name="Tableau1.A1" office:value-type="string">
            <text:p text:style-name="P601">Mais la réaction fut surprenante. </text:p>
          </table:table-cell>
          <table:table-cell office:value-type="string">
            <text:p text:style-name="P573"/>
          </table:table-cell>
        </table:table-row>
        <table:table-row>
          <table:table-cell table:style-name="Tableau1.A1" office:value-type="string">
            <text:p text:style-name="P601">Sous le soudain mouvement, les lianes qui entouraient les pièces d'échec se resserrèrent vivement et des craquements sinistres retentirent alors que Drago ouvrait la nouvelle port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Tiens, un nouveau troll, s'amusa Neville, vous pensez que celui d'Halloween venait d'ici ?</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A ses côtés, Hermione et Drago avaient froncé le nez alors que Vladmir grognait sourdement en voyant la montagne de muscles et de saleté qui s'avançaient vers eux en grognant sinistrement. </text:p>
          </table:table-cell>
          <table:table-cell office:value-type="string">
            <text:p text:style-name="P573"/>
          </table:table-cell>
        </table:table-row>
        <table:table-row>
          <table:table-cell table:style-name="Tableau1.A1" office:value-type="string">
            <text:p text:style-name="P601">Derrière eux, un fracas s'éleva et Hermione, qui venait de regarder dans la pièce de l'échiquier, vit de la poussière et des débris voler à l'endroit où se situait auparavant des pièces d'échec animées.</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On n'aura pas de problèmes avec l'épreuve d'avant au retour, dit-elle d'une petite voix tremblante en observant le troll face à eux. </text:p>
          </table:table-cell>
          <table:table-cell office:value-type="string">
            <text:p text:style-name="P573"/>
          </table:table-cell>
        </table:table-row>
        <table:table-row>
          <table:table-cell table:style-name="Tableau1.A1" office:value-type="string">
            <text:p text:style-name="P601">Et pour celle-là ?</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On assomme le problème, soupira Neville.</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Comment ? </text:p>
          </table:table-cell>
          <table:table-cell office:value-type="string">
            <text:p text:style-name="P573"/>
          </table:table-cell>
        </table:table-row>
        <table:table-row>
          <table:table-cell table:style-name="Tableau1.A1" office:value-type="string">
            <text:p text:style-name="P601">couina la jeune lionne, terrifié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23"><text:span text:style-name="T236">-Premier cours de sortilèges… </text:span><text:span text:style-name="Emphasis"><text:span text:style-name="T238">Wigardium Leviosa</text:span></text:span><text:span text:style-name="T236"> !</text:span></text:p>
          </table:table-cell>
          <table:table-cell office:value-type="string">
            <text:p text:style-name="P615"/>
          </table:table-cell>
        </table:table-row>
        <table:table-row>
          <table:table-cell table:style-name="Tableau1.A1" office:value-type="string">
            <text:p text:style-name="P600"/>
          </table:table-cell>
          <table:table-cell office:value-type="string">
            <text:p text:style-name="P615"/>
          </table:table-cell>
        </table:table-row>
        <text:soft-page-break/>
        <table:table-row>
          <table:table-cell table:style-name="Tableau1.A1" office:value-type="string">
            <text:p text:style-name="P601">Le lion fit voler la lourde massue du troll et la jeta violement sur la tête du troll. </text:p>
          </table:table-cell>
          <table:table-cell office:value-type="string">
            <text:p text:style-name="P573"/>
          </table:table-cell>
        </table:table-row>
        <table:table-row>
          <table:table-cell table:style-name="Tableau1.A1" office:value-type="string">
            <text:p text:style-name="P601">Un nouveau craquement retentit et Drago émit un ricanement moqueur.</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Le problème est définitivement réglé, si tu veux mon avis, constata le serpentard.</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Neville pensa la tête, songeur, puis acquiesça. </text:p>
          </table:table-cell>
          <table:table-cell office:value-type="string">
            <text:p text:style-name="P573"/>
          </table:table-cell>
        </table:table-row>
        <table:table-row>
          <table:table-cell table:style-name="Tableau1.A1" office:value-type="string">
            <text:p text:style-name="P601">Effectivement, le troll semblait un peu trop immobile pour être uniquement endormi.</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Deux trolls au compteur des premières années, souffla Hermione en contournant précautionneusement la masse inanimée. </text:p>
          </table:table-cell>
          <table:table-cell office:value-type="string">
            <text:p text:style-name="P573"/>
          </table:table-cell>
        </table:table-row>
        <table:table-row>
          <table:table-cell table:style-name="Tableau1.A1" office:value-type="string">
            <text:p text:style-name="P601">Vous pensez qu'on peut faire mieux ?</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T'inquiète Mione, le prochain défi est pour toi, sourit Neville.</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Il n'aurait pas pu dire mieux. </text:p>
          </table:table-cell>
          <table:table-cell office:value-type="string">
            <text:p text:style-name="P573"/>
          </table:table-cell>
        </table:table-row>
        <table:table-row>
          <table:table-cell table:style-name="Tableau1.A1" office:value-type="string">
            <text:p text:style-name="P601">La salle suivante, une simple salle avec sept potions, les prit au piège efficacement, arrachant un sourire au russe. </text:p>
          </table:table-cell>
          <table:table-cell office:value-type="string">
            <text:p text:style-name="P573"/>
          </table:table-cell>
        </table:table-row>
        <table:table-row>
          <table:table-cell table:style-name="Tableau1.A1" office:value-type="string">
            <text:p text:style-name="P601">Ils avaient enfin une épreuve réelle. </text:p>
          </table:table-cell>
          <table:table-cell office:value-type="string">
            <text:p text:style-name="P573"/>
          </table:table-cell>
        </table:table-row>
        <table:table-row>
          <table:table-cell table:style-name="Tableau1.A1" office:value-type="string">
            <text:p text:style-name="P601">Les feux qui gardaient les portes étaient magiques, à l'épreuve de tous types de magie et pas si blancs que ça, si Vladmir ne se trompait pas. </text:p>
          </table:table-cell>
          <table:table-cell office:value-type="string">
            <text:p text:style-name="P573"/>
          </table:table-cell>
        </table:table-row>
        <table:table-row>
          <table:table-cell table:style-name="Tableau1.A1" office:value-type="string">
            <text:p text:style-name="P601">Il y descellait une touche de magie noire. </text:p>
          </table:table-cell>
          <table:table-cell office:value-type="string">
            <text:p text:style-name="P573"/>
          </table:table-cell>
        </table:table-row>
        <table:table-row>
          <table:table-cell table:style-name="Tableau1.A1" office:value-type="string">
            <text:p text:style-name="P601">Aucun sort n'y fit rien et encore une fois, ils ne disposaient d'aucune aid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Hermione, la plus douée en potions du groupe, fut la seule à reconnaitre les trois poisons cachés dans les fioles, se basant sur leur odeur, leur <text:soft-page-break/>texture et leur couleur.</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Franchement, Mione, chapeau, la félicita Neville après qu'elle eut jeté quelques sorts de détection de poisons pour confirmer, avec l'aide de Drago. </text:p>
          </table:table-cell>
          <table:table-cell office:value-type="string">
            <text:p text:style-name="P573"/>
          </table:table-cell>
        </table:table-row>
        <table:table-row>
          <table:table-cell table:style-name="Tableau1.A1" office:value-type="string">
            <text:p text:style-name="P601">Elle écarta donc les trois fioles et se concentra sur les quatre restantes.</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Une idée de comment faire ? </text:p>
          </table:table-cell>
          <table:table-cell office:value-type="string">
            <text:p text:style-name="P573"/>
          </table:table-cell>
        </table:table-row>
        <table:table-row>
          <table:table-cell table:style-name="Tableau1.A1" office:value-type="string">
            <text:p text:style-name="P601">murmura Drago en observant à son tour les fioles inconnues. </text:p>
          </table:table-cell>
          <table:table-cell office:value-type="string">
            <text:p text:style-name="P573"/>
          </table:table-cell>
        </table:table-row>
        <table:table-row>
          <table:table-cell table:style-name="Tableau1.A1" office:value-type="string">
            <text:p text:style-name="P601">Attendez ! </text:p>
          </table:table-cell>
          <table:table-cell office:value-type="string">
            <text:p text:style-name="P573"/>
          </table:table-cell>
        </table:table-row>
        <table:table-row>
          <table:table-cell table:style-name="Tableau1.A1" office:value-type="string">
            <text:p text:style-name="P601">Ces deux-là… Ce sont les mêmes. </text:p>
          </table:table-cell>
          <table:table-cell office:value-type="string">
            <text:p text:style-name="P573"/>
          </table:table-cell>
        </table:table-row>
        <table:table-row>
          <table:table-cell table:style-name="Tableau1.A1" office:value-type="string">
            <text:p text:style-name="P601">Elles ont une odeur… de plantes ?</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Il poussa les deux petits récipients en verre et Neville les prit à son tour et les sentis avec attention.</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Je ne sens qu'une plante. </text:p>
          </table:table-cell>
          <table:table-cell office:value-type="string">
            <text:p text:style-name="P573"/>
          </table:table-cell>
        </table:table-row>
        <table:table-row>
          <table:table-cell table:style-name="Tableau1.A1" office:value-type="string">
            <text:p text:style-name="P601">De l'ortie… avec un fond d'alcool peut-être. </text:p>
          </table:table-cell>
          <table:table-cell office:value-type="string">
            <text:p text:style-name="P573"/>
          </table:table-cell>
        </table:table-row>
        <table:table-row>
          <table:table-cell table:style-name="Tableau1.A1" office:value-type="string">
            <text:p text:style-name="P601">L'ortie ne rentre dans la composition d'aucune potion référencé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Donc il nous reste ces deux fioles… murmura Drago.</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La première, petite, contenait un petit fond alors que la seconde, plus volumineuse, était bien remplie. </text:p>
          </table:table-cell>
          <table:table-cell office:value-type="string">
            <text:p text:style-name="P573"/>
          </table:table-cell>
        </table:table-row>
        <table:table-row>
          <table:table-cell table:style-name="Tableau1.A1" office:value-type="string">
            <text:p text:style-name="P601">Et une d'elle permettait probablement de continuer alors que la seconde ouvrait la porte du retour. </text:p>
          </table:table-cell>
          <table:table-cell office:value-type="string">
            <text:p text:style-name="P573"/>
          </table:table-cell>
        </table:table-row>
        <table:table-row>
          <table:table-cell table:style-name="Tableau1.A1" office:value-type="string">
            <text:p text:style-name="P601">Tous les quatre grimacèrent à l'idée de devoir se reporter au hasard puis Hermione prit la première fiole.</text:p>
          </table:table-cell>
          <table:table-cell office:value-type="string">
            <text:p text:style-name="P573"/>
          </table:table-cell>
        </table:table-row>
        <text:soft-page-break/>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Franchement, il y a de quoi faire à peine deux gorgées avec celle-là…</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Elle la reposa puis observa les trois nobles avec un sourire tremblant.</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Je vais prendre une gorgée de la plus pleine et faire l'essai vers la dernière porte.</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Non Mione ! </text:p>
          </table:table-cell>
          <table:table-cell office:value-type="string">
            <text:p text:style-name="P573"/>
          </table:table-cell>
        </table:table-row>
        <table:table-row>
          <table:table-cell table:style-name="Tableau1.A1" office:value-type="string">
            <text:p text:style-name="P601">s'exclama Neville en secouant la tête, c'est trop dangereux ! </text:p>
          </table:table-cell>
          <table:table-cell office:value-type="string">
            <text:p text:style-name="P573"/>
          </table:table-cell>
        </table:table-row>
        <table:table-row>
          <table:table-cell table:style-name="Tableau1.A1" office:value-type="string">
            <text:p text:style-name="P601">Ce n'est pas à…</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Elle n'a pas tord, coupa sombrement Vladmir, et c'est la meilleure solution. </text:p>
          </table:table-cell>
          <table:table-cell office:value-type="string">
            <text:p text:style-name="P573"/>
          </table:table-cell>
        </table:table-row>
        <table:table-row>
          <table:table-cell table:style-name="Tableau1.A1" office:value-type="string">
            <text:p text:style-name="P601">Si elle a la bonne potion, il y en restera assez pour nous tous. </text:p>
          </table:table-cell>
          <table:table-cell office:value-type="string">
            <text:p text:style-name="P573"/>
          </table:table-cell>
        </table:table-row>
        <table:table-row>
          <table:table-cell table:style-name="Tableau1.A1" office:value-type="string">
            <text:p text:style-name="P601">Si c'est la mauvaise, alors elle se brulera et pourra faire demi-tour sans crainte, nous laissant la bonne potion.</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Et si elle s'est trompée ? </text:p>
          </table:table-cell>
          <table:table-cell office:value-type="string">
            <text:p text:style-name="P573"/>
          </table:table-cell>
        </table:table-row>
        <table:table-row>
          <table:table-cell table:style-name="Tableau1.A1" office:value-type="string">
            <text:p text:style-name="P601">demanda sombrement Nevill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Vladmir l'observa avec un regard vide de toute expression.</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Alors il y a une forte probabilité qu'elle meure empoisonnée, dit-il d'une voix atone.</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Neville et Vladmir se dévisageaient, la tension palpable entre eux, quand Hermione porta vivement la fiole à ses lèvres. </text:p>
          </table:table-cell>
          <table:table-cell office:value-type="string">
            <text:p text:style-name="P573"/>
          </table:table-cell>
        </table:table-row>
        <text:soft-page-break/>
        <table:table-row>
          <table:table-cell table:style-name="Tableau1.A1" office:value-type="string">
            <text:p text:style-name="P601">Neville sursauta et regarda ave inquiétude la jeune fille. </text:p>
          </table:table-cell>
          <table:table-cell office:value-type="string">
            <text:p text:style-name="P573"/>
          </table:table-cell>
        </table:table-row>
        <table:table-row>
          <table:table-cell table:style-name="Tableau1.A1" office:value-type="string">
            <text:p text:style-name="P601">A leur surprise, au lieu de se diriger vers la porte inconnue, elle passa sa main dans les flammes gardant la sorti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Avec un sourire victorieux, elle leva une main indemne et leur souhaita une bonne chance avant de disparaître vers la salle du troll. </text:p>
          </table:table-cell>
          <table:table-cell office:value-type="string">
            <text:p text:style-name="P573"/>
          </table:table-cell>
        </table:table-row>
        <table:table-row>
          <table:table-cell table:style-name="Tableau1.A1" office:value-type="string">
            <text:p text:style-name="P601">Les trois garçons restants s'observèrent puis Drago but une gorgée de la dernière potion et fit le test d'une main tremblant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Se partageant lentement le reste, Neville et Vladmir suivirent le serpentard à travers les flammes. </text:p>
          </table:table-cell>
          <table:table-cell office:value-type="string">
            <text:p text:style-name="P573"/>
          </table:table-cell>
        </table:table-row>
        <table:table-row>
          <table:table-cell table:style-name="Tableau1.A1" office:value-type="string">
            <text:p text:style-name="P601">Tirant leurs baguettes à nouveau, ils se glissèrent lentement entre les colonnes de la nouvelle pièce, se déplaçant silencieusement pour ne pas alerter les personnes déjà présentes.</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Et vous vous dites mage noir ? </text:p>
          </table:table-cell>
          <table:table-cell office:value-type="string">
            <text:p text:style-name="P573"/>
          </table:table-cell>
        </table:table-row>
        <table:table-row>
          <table:table-cell table:style-name="Tableau1.A1" office:value-type="string">
            <text:p text:style-name="P601">disait la voix teinté d'accent slave de Sergei. </text:p>
          </table:table-cell>
          <table:table-cell office:value-type="string">
            <text:p text:style-name="P573"/>
          </table:table-cell>
        </table:table-row>
        <table:table-row>
          <table:table-cell table:style-name="Tableau1.A1" office:value-type="string">
            <text:p text:style-name="P601">Personnellement, je ne vois qu'un homme misérabl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Vous ne savez pas qui je suis, vampire, répondit une voix calme.</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Je pourrais vous retourner le compliment, se moqua le russe. </text:p>
          </table:table-cell>
          <table:table-cell office:value-type="string">
            <text:p text:style-name="P573"/>
          </table:table-cell>
        </table:table-row>
        <table:table-row>
          <table:table-cell table:style-name="Tableau1.A1" office:value-type="string">
            <text:p text:style-name="P601">Mais j'en sais beaucoup plus que vous ne le pensez. </text:p>
          </table:table-cell>
          <table:table-cell office:value-type="string">
            <text:p text:style-name="P573"/>
          </table:table-cell>
        </table:table-row>
        <table:table-row>
          <table:table-cell table:style-name="Tableau1.A1" office:value-type="string">
            <text:p text:style-name="P601">Quirinus Quirell, mangemort, professeur de défense contre les forces du mal… Et actuel réceptacle de Lord Voldemort.</text:p>
          </table:table-cell>
          <table:table-cell office:value-type="string">
            <text:p text:style-name="P573"/>
          </table:table-cell>
        </table:table-row>
        <text:soft-page-break/>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Vous le savez et pourtant vous êtes venu seul… Et vous voilà à ma merci, susurra leur professeur de défense.</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Les trois garçons échangèrent un regard. </text:p>
          </table:table-cell>
          <table:table-cell office:value-type="string">
            <text:p text:style-name="P573"/>
          </table:table-cell>
        </table:table-row>
        <table:table-row>
          <table:table-cell table:style-name="Tableau1.A1" office:value-type="string">
            <text:p text:style-name="P601">Sergei avait suivi Quirell, qui se trouvait ici probablement pour voler la pierre philosophale. </text:p>
          </table:table-cell>
          <table:table-cell office:value-type="string">
            <text:p text:style-name="P573"/>
          </table:table-cell>
        </table:table-row>
        <table:table-row>
          <table:table-cell table:style-name="Tableau1.A1" office:value-type="string">
            <text:p text:style-name="P601">Se retrouver confronter au mage noir n'était pas prévu… D'un accord tacite, Neville se glissa dans la lumière tandis que ses amis se cachaient dans la pénombre. </text:p>
          </table:table-cell>
          <table:table-cell office:value-type="string">
            <text:p text:style-name="P573"/>
          </table:table-cell>
        </table:table-row>
        <table:table-row>
          <table:table-cell table:style-name="Tableau1.A1" office:value-type="string">
            <text:p text:style-name="P601">Sergei était immobilisé contre un mur, de nombreuses plaies marquants son corps. </text:p>
          </table:table-cell>
          <table:table-cell office:value-type="string">
            <text:p text:style-name="P573"/>
          </table:table-cell>
        </table:table-row>
        <table:table-row>
          <table:table-cell table:style-name="Tableau1.A1" office:value-type="string">
            <text:p text:style-name="P601">Il était épinglé contre les pierres, de larges pointes d'argent le transperçant, mais discutait sans le moindre signe de douleur. </text:p>
          </table:table-cell>
          <table:table-cell office:value-type="string">
            <text:p text:style-name="P573"/>
          </table:table-cell>
        </table:table-row>
        <table:table-row>
          <table:table-cell table:style-name="Tableau1.A1" office:value-type="string">
            <text:p text:style-name="P601">En face de lui, son adversaire était également bien amoché, du sang noir coulant lentement de son flanc et de la large morsure sur son épaul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Il n'est pas seul, dit-il d'une voix assurée.</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Ce n'est pas toi que je m'attendais à voir, annonça Quirell sans manifester la moindre surprise, en tournant sa baguette sur Neville.</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Peut-être moi alors ?</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Drago apparut à son tour, à l'opposé de Sergei et pointa sa baguette sur l'adulte au centre de la pièce.</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Un Malefoy ?</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Drago se contenta de hausser un sourcil hautain avant d'avoir un sourire moqueur quand il <text:soft-page-break/>aperçut du coin de l'œil Vlad profiter de l'inattention du professeur pour libérer Sergei, qui atterrit souplement aux côté du russe.</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Je pense qu'il s'agit de moi.</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Quirell pivota vivement et se figea en voyant Vladmir debout aux côtés de Sergei.</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J'aimerais m'adresser directement à ton maitre, dit le jeune russe d'un ton glacial. </text:p>
          </table:table-cell>
          <table:table-cell office:value-type="string">
            <text:p text:style-name="P573"/>
          </table:table-cell>
        </table:table-row>
        <table:table-row>
          <table:table-cell table:style-name="Tableau1.A1" office:value-type="string">
            <text:p text:style-name="P601">Fais-moi donc le plaisir de retirer ce turban ridicul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Sergei s'appuya légèrement sur son jeune ami, bénissant son intervention. </text:p>
          </table:table-cell>
          <table:table-cell office:value-type="string">
            <text:p text:style-name="P573"/>
          </table:table-cell>
        </table:table-row>
        <table:table-row>
          <table:table-cell table:style-name="Tableau1.A1" office:value-type="string">
            <text:p text:style-name="P601">L'argent était vraiment mauvais pour les vampires et l'homme savait visiblement se défendre face à sa rac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Au centre de la pièce, Quirell, professeur d'habitude peureux et bégayant, se tenait droit et fier, ne manifestant pas la moindre inquiétude face aux trois garçons et au vampire. </text:p>
          </table:table-cell>
          <table:table-cell office:value-type="string">
            <text:p text:style-name="P573"/>
          </table:table-cell>
        </table:table-row>
        <table:table-row>
          <table:table-cell table:style-name="Tableau1.A1" office:value-type="string">
            <text:p text:style-name="P601">Et pourtant, aucun des jeunes élèves qui l'avaient habilement encerclés paraissaient effrayés ou hésitants. </text:p>
          </table:table-cell>
          <table:table-cell office:value-type="string">
            <text:p text:style-name="P573"/>
          </table:table-cell>
        </table:table-row>
        <table:table-row>
          <table:table-cell table:style-name="Tableau1.A1" office:value-type="string">
            <text:p text:style-name="P601">Drago, nonchalamment adossé contre un miroir ancien, abordait un visage moqueur et hautain. </text:p>
          </table:table-cell>
          <table:table-cell office:value-type="string">
            <text:p text:style-name="P573"/>
          </table:table-cell>
        </table:table-row>
        <table:table-row>
          <table:table-cell table:style-name="Tableau1.A1" office:value-type="string">
            <text:p text:style-name="P601">Neville, raide et noble, observait l'homme sans la moindre émotion et Vladmir regardait, glacial, son ennemi comme il l'aurait fait pour un cloport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Laisse-moi leur parler face à face.</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La voix d'outre-tombe s'éleva soudain, faisant se <text:soft-page-break/>tendre le professeur de défense.</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Mais Maitre…</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Obéis ! </text:p>
          </table:table-cell>
          <table:table-cell office:value-type="string">
            <text:p text:style-name="P573"/>
          </table:table-cell>
        </table:table-row>
        <table:table-row>
          <table:table-cell table:style-name="Tableau1.A1" office:value-type="string">
            <text:p text:style-name="P601">siffla sourdement la voix.</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Quirell se crispa puis leva les bras pour défaire lentement son turban, déroulant le tissu qui s'entassa au sol avant de se tourner lentement.</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Harry Potter…</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Vladmir resta de marbre et contempla le visage de l'homme. </text:p>
          </table:table-cell>
          <table:table-cell office:value-type="string">
            <text:p text:style-name="P573"/>
          </table:table-cell>
        </table:table-row>
        <table:table-row>
          <table:table-cell table:style-name="Tableau1.A1" office:value-type="string">
            <text:p text:style-name="P601">D'une pâleur de craie, des yeux d'un rouge malsain, l'être qui avait détruit sa famille, l'assassin de ses parents, le responsable de la déchéance des Potter se tenait face à lui. </text:p>
          </table:table-cell>
          <table:table-cell office:value-type="string">
            <text:p text:style-name="P573"/>
          </table:table-cell>
        </table:table-row>
        <table:table-row>
          <table:table-cell table:style-name="Tableau1.A1" office:value-type="string">
            <text:p text:style-name="P601">Vladmir serra discrètement la mâchoire, son poing se resserrant autour de sa baguett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Harry… vois ce que je suis devenu par ta faute. </text:p>
          </table:table-cell>
          <table:table-cell office:value-type="string">
            <text:p text:style-name="P573"/>
          </table:table-cell>
        </table:table-row>
        <table:table-row>
          <table:table-cell table:style-name="Tableau1.A1" office:value-type="string">
            <text:p text:style-name="P601">Contraint de partager un corps, de m'abreuver de sang de licorne pour survivre. </text:p>
          </table:table-cell>
          <table:table-cell office:value-type="string">
            <text:p text:style-name="P573"/>
          </table:table-cell>
        </table:table-row>
        <table:table-row>
          <table:table-cell table:style-name="Tableau1.A1" office:value-type="string">
            <text:p text:style-name="P601">Ma déchéance t'est due, il est donc logique que tu sois l'investigateur de mon retour. </text:p>
          </table:table-cell>
          <table:table-cell office:value-type="string">
            <text:p text:style-name="P573"/>
          </table:table-cell>
        </table:table-row>
        <table:table-row>
          <table:table-cell table:style-name="Tableau1.A1" office:value-type="string">
            <text:p text:style-name="P601">Tu…</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Sergei a raison, le coupa Neville en observant l'être avec intérêt d'un scientifique face à une nouvelle espèce animale, ce n'est qu'un parasite. </text:p>
          </table:table-cell>
          <table:table-cell office:value-type="string">
            <text:p text:style-name="P573"/>
          </table:table-cell>
        </table:table-row>
        <table:table-row>
          <table:table-cell table:style-name="Tableau1.A1" office:value-type="string">
            <text:p text:style-name="P601">Mais il parle beaucoup, je trouv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Sinistre, le parasite. </text:p>
          </table:table-cell>
          <table:table-cell office:value-type="string">
            <text:p text:style-name="P573"/>
          </table:table-cell>
        </table:table-row>
        <text:soft-page-break/>
        <table:table-row>
          <table:table-cell table:style-name="Tableau1.A1" office:value-type="string">
            <text:p text:style-name="P601">Mais c'était un bon orateur avant, ricana Drago.</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23"><text:span text:style-name="T236">- Comme tu le dis, </text:span><text:span text:style-name="Emphasis"><text:span text:style-name="T238">avant</text:span></text:span><text:span text:style-name="T236">… vous êtes bien loin de votre gloire d'antan, mage noir, déclara lentement l'héritier Londubat.</text:span></text:p>
          </table:table-cell>
          <table:table-cell office:value-type="string">
            <text:p text:style-name="P615"/>
          </table:table-cell>
        </table:table-row>
        <table:table-row>
          <table:table-cell table:style-name="Tableau1.A1" office:value-type="string">
            <text:p text:style-name="P600"/>
          </table:table-cell>
          <table:table-cell office:value-type="string">
            <text:p text:style-name="P615"/>
          </table:table-cell>
        </table:table-row>
        <table:table-row>
          <table:table-cell table:style-name="Tableau1.A1" office:value-type="string">
            <text:p text:style-name="P600">-Comment...</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Voldemort ne put finir sa phrase, atteint par le sort de mutisme lancé par Drago alors que son attention était concentrée sur Neville. </text:p>
          </table:table-cell>
          <table:table-cell office:value-type="string">
            <text:p text:style-name="P573"/>
          </table:table-cell>
        </table:table-row>
        <table:table-row>
          <table:table-cell table:style-name="Tableau1.A1" office:value-type="string">
            <text:p text:style-name="P601">Vladmir en profita pour jeter un sort de désarmement rapide et récupéra la baguette magique du mage noir, qu'il brisa d'un geste. </text:p>
          </table:table-cell>
          <table:table-cell office:value-type="string">
            <text:p text:style-name="P573"/>
          </table:table-cell>
        </table:table-row>
        <table:table-row>
          <table:table-cell table:style-name="Tableau1.A1" office:value-type="string">
            <text:p text:style-name="P601">Quirell hurla de rage, bien qu'aucun sort de quitta sa bouche et dévisagea avec fureur le jeune russe. </text:p>
          </table:table-cell>
          <table:table-cell office:value-type="string">
            <text:p text:style-name="P573"/>
          </table:table-cell>
        </table:table-row>
        <table:table-row>
          <table:table-cell table:style-name="Tableau1.A1" office:value-type="string">
            <text:p text:style-name="P601">Il fit mine de se jeter sur lui, mais Sergei se dressa soudain devant Vladmir, qui eut un sourire mauvais en murmurant quelques mots en russ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Tu ne devrais pas sous-estimer des enfants, Voldemort, souffla le vampire en s'avançant lentement, reprenant l'apparence véritable de sa race. </text:p>
          </table:table-cell>
          <table:table-cell office:value-type="string">
            <text:p text:style-name="P573"/>
          </table:table-cell>
        </table:table-row>
        <table:table-row>
          <table:table-cell table:style-name="Tableau1.A1" office:value-type="string">
            <text:p text:style-name="P601">Tu devrais le savoir mieux que tout le monde pour avoir côtoyé la noblesse. </text:p>
          </table:table-cell>
          <table:table-cell office:value-type="string">
            <text:p text:style-name="P573"/>
          </table:table-cell>
        </table:table-row>
        <table:table-row>
          <table:table-cell table:style-name="Tableau1.A1" office:value-type="string">
            <text:p text:style-name="P601">Les héritiers de nobles maisons ont des connaissances en magie supérieures aux autres élèves de leurs années et ne sont pas terrifiés par des menaces.</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Lentement, Sergei s'avança sur un professeur dont le visage était maintenant effrayé tandis que le parasite paraissait furieux et hurlait des malédictions en silence. </text:p>
          </table:table-cell>
          <table:table-cell office:value-type="string">
            <text:p text:style-name="P573"/>
          </table:table-cell>
        </table:table-row>
        <table:table-row>
          <table:table-cell table:style-name="Tableau1.A1" office:value-type="string">
            <text:p text:style-name="P601">Avec un sourire, il lui expliqua ses erreurs. </text:p>
          </table:table-cell>
          <table:table-cell office:value-type="string">
            <text:p text:style-name="P573"/>
          </table:table-cell>
        </table:table-row>
        <text:soft-page-break/>
        <table:table-row>
          <table:table-cell table:style-name="Tableau1.A1" office:value-type="string">
            <text:p text:style-name="P601">Le sorcier avait été tellement imbu de sa personne qu'il n'avait pas paniqué lorsqu'il s'était fait encerclé. </text:p>
          </table:table-cell>
          <table:table-cell office:value-type="string">
            <text:p text:style-name="P573"/>
          </table:table-cell>
        </table:table-row>
        <table:table-row>
          <table:table-cell table:style-name="Tableau1.A1" office:value-type="string">
            <text:p text:style-name="P601">Première erreur de débutant. </text:p>
          </table:table-cell>
          <table:table-cell office:value-type="string">
            <text:p text:style-name="P573"/>
          </table:table-cell>
        </table:table-row>
        <table:table-row>
          <table:table-cell table:style-name="Tableau1.A1" office:value-type="string">
            <text:p text:style-name="P601">Il n'avait pas relevé la soudaine libération du vampire. </text:p>
          </table:table-cell>
          <table:table-cell office:value-type="string">
            <text:p text:style-name="P573"/>
          </table:table-cell>
        </table:table-row>
        <table:table-row>
          <table:table-cell table:style-name="Tableau1.A1" office:value-type="string">
            <text:p text:style-name="P601">Deuxième erreur. </text:p>
          </table:table-cell>
          <table:table-cell office:value-type="string">
            <text:p text:style-name="P573"/>
          </table:table-cell>
        </table:table-row>
        <table:table-row>
          <table:table-cell table:style-name="Tableau1.A1" office:value-type="string">
            <text:p text:style-name="P601">Puis il s'était concentré sur une partie des assaillants, ignorant les autres. </text:p>
          </table:table-cell>
          <table:table-cell office:value-type="string">
            <text:p text:style-name="P573"/>
          </table:table-cell>
        </table:table-row>
        <table:table-row>
          <table:table-cell table:style-name="Tableau1.A1" office:value-type="string">
            <text:p text:style-name="P601">Troisième erreur. </text:p>
          </table:table-cell>
          <table:table-cell office:value-type="string">
            <text:p text:style-name="P573"/>
          </table:table-cell>
        </table:table-row>
        <table:table-row>
          <table:table-cell table:style-name="Tableau1.A1" office:value-type="string">
            <text:p text:style-name="P601">Et enfin, il avait sous-estimé ses adversaires. </text:p>
          </table:table-cell>
          <table:table-cell office:value-type="string">
            <text:p text:style-name="P573"/>
          </table:table-cell>
        </table:table-row>
        <table:table-row>
          <table:table-cell table:style-name="Tableau1.A1" office:value-type="string">
            <text:p text:style-name="P601">Quatrième et ultime erreur.</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1">Sergei attrapa soudain le professeur de défense et plongea ses canines dans la gorge pâle pour égorger sauvagement l'homme. </text:p>
          </table:table-cell>
          <table:table-cell office:value-type="string">
            <text:p text:style-name="P573"/>
          </table:table-cell>
        </table:table-row>
        <table:table-row>
          <table:table-cell table:style-name="Tableau1.A1" office:value-type="string">
            <text:p text:style-name="P601">Drago et Neville détournèrent le regard, mais Vladmir observa le sang couler. </text:p>
          </table:table-cell>
          <table:table-cell office:value-type="string">
            <text:p text:style-name="P573"/>
          </table:table-cell>
        </table:table-row>
        <table:table-row>
          <table:table-cell table:style-name="Tableau1.A1" office:value-type="string">
            <text:p text:style-name="P601">Il vit ainsi la brume noire s'élever du corps agonisant du professeur de potions et disparaitre discrètement entre les pierres du plafond. </text:p>
          </table:table-cell>
          <table:table-cell office:value-type="string">
            <text:p text:style-name="P573"/>
          </table:table-cell>
        </table:table-row>
        <table:table-row>
          <table:table-cell table:style-name="Tableau1.A1" office:value-type="string">
            <text:p text:style-name="P601">Un sourire sinistre étira ses lèvres. </text:p>
          </table:table-cell>
          <table:table-cell office:value-type="string">
            <text:p text:style-name="P573"/>
          </table:table-cell>
        </table:table-row>
        <table:table-row>
          <table:table-cell table:style-name="Tableau1.A1" office:value-type="string">
            <text:p text:style-name="P601">Il aurait l'occasion de venger le nom des Potter.</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Finalement, on n'aura pas trouvé la pierre philosophale, soupira Hermione quelques heures après.</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1">Elle avait attendu ses amis à la bibliothèque avec Kévin jusqu'à 20h37. </text:p>
          </table:table-cell>
          <table:table-cell office:value-type="string">
            <text:p text:style-name="P573"/>
          </table:table-cell>
        </table:table-row>
        <table:table-row>
          <table:table-cell table:style-name="Tableau1.A1" office:value-type="string">
            <text:p text:style-name="P601">Ils avaient rangé leurs affaires, se préparant à aller voir le professeur Flitwick quand les trois complices étaient revenus. </text:p>
          </table:table-cell>
          <table:table-cell office:value-type="string">
            <text:p text:style-name="P573"/>
          </table:table-cell>
        </table:table-row>
        <table:table-row>
          <table:table-cell table:style-name="Tableau1.A1" office:value-type="string">
            <text:p text:style-name="P601">Ils s'étaient vite rendus dans leur salle de réunion pour y retrouver Sergei. </text:p>
          </table:table-cell>
          <table:table-cell office:value-type="string">
            <text:p text:style-name="P573"/>
          </table:table-cell>
        </table:table-row>
        <table:table-row>
          <table:table-cell table:style-name="Tableau1.A1" office:value-type="string">
            <text:p text:style-name="P601">Après la mort de Quirell, ils avaient fouillé la pièce de fond en comble sans trouver la moindre <text:soft-page-break/>trace de la pierre. </text:p>
          </table:table-cell>
          <table:table-cell office:value-type="string">
            <text:p text:style-name="P573"/>
          </table:table-cell>
        </table:table-row>
        <table:table-row>
          <table:table-cell table:style-name="Tableau1.A1" office:value-type="string">
            <text:p text:style-name="P601">C'est donc dépité qu'ils avaient rejoint leurs amis à quelques minutes de l'heure convenue.</text:p>
          </table:table-cell>
          <table:table-cell office:value-type="string">
            <text:p text:style-name="P573"/>
          </table:table-cell>
        </table:table-row>
        <table:table-row>
          <table:table-cell table:style-name="Tableau1.A1" office:value-type="string">
            <text:p text:style-name="P601"/>
          </table:table-cell>
          <table:table-cell office:value-type="string">
            <text:p text:style-name="P573"/>
          </table:table-cell>
        </table:table-row>
        <table:table-row>
          <table:table-cell table:style-name="Tableau1.A1" office:value-type="string">
            <text:p text:style-name="P600">-On a sauvé les fesses de Sergei, c'est le plus important se moqua Vladmir en ignorant le grognement sourd du vampire en réponse.</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row>
          <table:table-cell table:style-name="Tableau1.A1" office:value-type="string">
            <text:p text:style-name="P600">Drago esquissa un sourire et posa une pierre rouge sang devant le russe alors que tous s'amusaient aux dépends du vampire.</text:p>
          </table:table-cell>
          <table:table-cell office:value-type="string">
            <text:p text:style-name="P572"/>
          </table:table-cell>
        </table:table-row>
        <table:table-row>
          <table:table-cell table:style-name="Tableau1.A1" office:value-type="string">
            <text:p text:style-name="P600"/>
          </table:table-cell>
          <table:table-cell office:value-type="string">
            <text:p text:style-name="P572"/>
          </table:table-cell>
        </table:table-row>
      </table:table>
      <text:p text:style-name="P2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Verdana" svg:font-family="Verdana"/>
    <style:font-face style:name="Sitka Small" svg:font-family="'Sitka Small'"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next-style-name="Citation_20_-_20_Texte" style:auto-update="true" style:class="html">
      <style:paragraph-properties fo:margin-left="1cm" fo:margin-right="1cm" fo:margin-top="0cm" fo:margin-bottom="0.499cm" loext:contextual-spacing="false" fo:text-indent="0cm" style:auto-text-indent="false" style:border-line-width-left="0.026cm 0.026cm 0.002cm" fo:padding="0.101cm" fo:border-left="1.56pt double #000000" fo:border-right="none" fo:border-top="none" fo:border-bottom="none" style:shadow="none" style:writing-mode="page">
        <style:tab-stops/>
        <style:drop-cap/>
      </style:paragraph-properties>
      <style:text-properties style:font-name="Sitka Small" fo:font-family="'Sitka Small'" style:font-style-name="Normal" style:font-pitch="variable" fo:font-size="11pt" style:font-size-asian="10.5pt"/>
    </style:style>
    <style:style style:name="Citation_20_-_20_Titre" style:display-name="Citation - Titre" style:family="paragraph" style:parent-style-name="Quotations" style:next-style-name="Citation_20_-_20_Texte" style:auto-update="true" style:class="text" style:master-page-name="">
      <style:paragraph-properties fo:margin-left="1cm" fo:margin-right="1cm" fo:text-indent="1cm" style:auto-text-indent="false" style:page-number="auto" style:writing-mode="page"/>
      <style:text-properties fo:font-size="12pt" fo:font-style="italic" fo:font-weight="bold" style:font-size-asian="10.5pt"/>
    </style:style>
    <style:style style:name="Citation_20_-_20_Texte" style:display-name="Citation - Texte" style:family="paragraph" style:parent-style-name="Quotations" style:auto-update="true" style:master-page-name="">
      <loext:graphic-properties draw:fill="none" draw:fill-color="#729fcf"/>
      <style:paragraph-properties style:page-number="auto" fo:background-color="transparent" style:shadow="none" style:writing-mode="page">
        <style:drop-cap style:lines="2" style:style-name="Drop_20_Caps"/>
      </style:paragraph-properties>
      <style:text-properties style:font-size-asian="10.5pt"/>
    </style:style>
    <style:style style:name="Citation_20_-_20_Liens" style:display-name="Citation - Liens" style:family="paragraph" style:parent-style-name="Quotations" style:auto-update="true" style:master-page-name="">
      <style:paragraph-properties style:page-number="auto" style:writing-mode="page"/>
      <style:text-properties fo:font-style="italic" style:font-size-asian="10.5pt"/>
    </style:style>
    <style:style style:name="Footer_20_right" style:display-name="Footer right" style:family="paragraph" style:parent-style-name="Standard" style:class="extra">
      <style:paragraph-properties fo:text-align="end" style:justify-single-word="false" style:shadow="none" text:number-lines="false" text:line-number="0" style:writing-mode="page">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fo:text-align="end" style:justify-single-word="false" text:number-lines="false" text:line-number="0" style:writing-mode="page">
        <style:tab-stops>
          <style:tab-stop style:position="8.5cm" style:type="center"/>
          <style:tab-stop style:position="17cm" style:type="right"/>
        </style:tab-stops>
      </style:paragraph-properties>
    </style:style>
    <style:style style:name="Vlad_20_Kemenov" style:display-name="Vlad Kemenov" style:family="paragraph" style:parent-style-name="Text_20_body" style:auto-update="true" style:master-page-name="">
      <loext:graphic-properties draw:fill="none" draw:fill-color="#729fcf"/>
      <style:paragraph-properties style:page-number="auto" fo:background-color="transparent" style:writing-mode="page">
        <style:tab-stops/>
      </style:paragraph-properties>
      <style:text-properties style:font-name="Liberation Serif" fo:font-family="'Liberation Serif'" style:font-family-generic="roman" style:font-pitch="variable" fo:font-weight="normal" style:font-weight-asian="normal" style:font-weight-complex="normal"/>
    </style:style>
    <style:style style:name="Anglais" style:family="paragraph" style:parent-style-name="Vlad_20_Kemenov" style:auto-update="true" style:master-page-name="">
      <loext:graphic-properties draw:fill="none" draw:fill-color="#729fcf"/>
      <style:paragraph-properties fo:margin-top="0cm" fo:margin-bottom="0.247cm" loext:contextual-spacing="false" fo:line-height="120%" fo:text-align="start" style:justify-single-word="false" style:page-number="auto" fo:background-color="transparent" style:shadow="none" style:writing-mode="page">
        <style:tab-stops/>
      </style:paragraph-properties>
      <style:text-properties style:font-name="Liberation Serif" fo:font-family="'Liberation Serif'" style:font-family-generic="roman" style:font-pitch="variable" fo:font-style="normal" fo:font-weight="normal" officeooo:rsid="024b77a2" style:font-size-asian="10.5pt" style:font-style-asian="normal" style:font-weight-asian="normal" style:font-style-complex="normal" style:font-weight-complex="normal"/>
    </style:style>
    <style:style style:name="Titre_20_Chapitre" style:display-name="Titre Chapitre" style:family="paragraph" style:parent-style-name="Heading_20_1" style:next-style-name="Lieux" style:default-outline-level="1" style:list-style-name="">
      <style:paragraph-properties style:writing-mode="page"/>
      <style:text-properties style:font-size-asian="10.5pt"/>
    </style:style>
    <style:style style:name="Lieux" style:family="paragraph" style:parent-style-name="Heading_20_3" style:next-style-name="Anglais" style:default-outline-level="3" style:list-style-name="">
      <style:paragraph-properties style:writing-mode="page"/>
    </style:style>
    <style:style style:name="Passé" style:family="paragraph" style:parent-style-name="Vlad_20_Kemenov" style:auto-update="true" style:master-page-name="">
      <loext:graphic-properties draw:fill-image-width="0cm" draw:fill-image-height="0cm"/>
      <style:paragraph-properties style:page-number="auto" style:shadow="none" style:writing-mode="page">
        <style:tab-stops/>
      </style:paragraph-properties>
      <style:text-properties fo:font-style="italic" style:font-size-asian="10.5pt" style:font-style-asian="italic"/>
    </style:style>
    <style:style style:name="Séparation_20_temporelle" style:display-name="Séparation temporelle" style:family="paragraph" style:parent-style-name="Vlad_20_Kemenov" style:next-style-name="Vlad_20_Kemenov" style:master-page-name="">
      <loext:graphic-properties draw:fill="solid" draw:fill-color="#dddddd" draw:opacity="100%"/>
      <style:paragraph-properties fo:text-align="center" style:justify-single-word="false" style:page-number="auto" fo:background-color="#dddddd" style:shadow="none" style:writing-mode="page">
        <style:tab-stops/>
      </style:paragraph-properties>
      <style:text-properties officeooo:rsid="008b6541" style:font-size-asian="10.5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Russe" style:family="text">
      <style:text-properties fo:font-weight="bold" style:font-size-asian="10.5pt"/>
    </style:style>
    <style:style style:name="Fourchelangue" style:family="text">
      <style:text-properties fo:font-style="italic" style:font-size-asian="10.5pt"/>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ent-style-name="Footer_20_left">
      <style:text-properties fo:language="en" fo:country="GB"/>
    </style:style>
    <style:style style:name="MP3" style:family="paragraph" style:parent-style-name="Footer_20_right">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Index"/>
    <style:master-page style:name="Index" style:page-layout-name="Mpm1"/>
    <style:master-page style:name="Left_20_Page" style:display-name="Left Page" style:page-layout-name="Mpm3" style:next-style-name="Right_20_Page">
      <style:header>
        <text:p text:style-name="MP1"><text:title>Vlad Kemenov, or the Vengence of the Potters</text:title></text:p>
      </style:header>
      <style:footer>
        <text:p text:style-name="MP2"><text:page-number text:select-page="current">136</text:page-number></text:p>
        <text:p text:style-name="MP2"/>
      </style:footer>
    </style:master-page>
    <style:master-page style:name="Right_20_Page" style:display-name="Right Page" style:page-layout-name="Mpm4" style:next-style-name="Left_20_Page">
      <style:header>
        <text:p text:style-name="MP1"><text:chapter text:display="number-and-name" text:outline-level="1">Chapter 16: Detention</text:chapter></text:p>
        <text:p text:style-name="MP1"/>
      </style:header>
      <style:footer>
        <text:p text:style-name="MP3"><text:page-number text:select-page="current">137</text:page-number></text:p>
      </style:footer>
      <style:footer-left>
        <text:p text:style-name="MP3"><text:page-number text:select-page="current">0</text:page-number>/<text:page-count>179</text:page-count></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1-14T18:52:14.513000000</meta:creation-date>
    <dc:date>2020-07-23T12:43:29.128468602</dc:date>
    <meta:editing-duration>P50DT20H30M44S</meta:editing-duration>
    <meta:editing-cycles>200</meta:editing-cycles>
    <meta:generator>LibreOffice/6.4.4.2$Linux_X86_64 LibreOffice_project/40$Build-2</meta:generator>
    <meta:initial-creator>Magouille, translated by Amaras</meta:initial-creator>
    <dc:title>Vlad Kemenov, or the Vengence of the Potters</dc:title>
    <meta:document-statistic meta:table-count="1" meta:image-count="0" meta:object-count="0" meta:page-count="179" meta:paragraph-count="2731" meta:word-count="66648" meta:character-count="387558" meta:non-whitespace-character-count="323296"/>
  </office:meta>
</office:document-meta>
</file>